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Verdana" svg:font-family="Verdan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4.6pt"/>
    </style:style>
    <style:style style:name="co2" style:family="table-column">
      <style:table-column-properties fo:break-before="auto" style:column-width="221.44pt"/>
    </style:style>
    <style:style style:name="co3" style:family="table-column">
      <style:table-column-properties fo:break-before="auto" style:column-width="53.94pt"/>
    </style:style>
    <style:style style:name="co4" style:family="table-column">
      <style:table-column-properties fo:break-before="auto" style:column-width="80.16pt"/>
    </style:style>
    <style:style style:name="co5" style:family="table-column">
      <style:table-column-properties fo:break-before="auto" style:column-width="123pt"/>
    </style:style>
    <style:style style:name="co6" style:family="table-column">
      <style:table-column-properties fo:break-before="auto" style:column-width="75.4pt"/>
    </style:style>
    <style:style style:name="co7" style:family="table-column">
      <style:table-column-properties fo:break-before="auto" style:column-width="69.85pt"/>
    </style:style>
    <style:style style:name="co8" style:family="table-column">
      <style:table-column-properties fo:break-before="auto" style:column-width="45.21pt"/>
    </style:style>
    <style:style style:name="co9" style:family="table-column">
      <style:table-column-properties fo:break-before="auto" style:column-width="178.55pt"/>
    </style:style>
    <style:style style:name="co10" style:family="table-column">
      <style:table-column-properties fo:break-before="auto" style:column-width="150.01pt"/>
    </style:style>
    <style:style style:name="co11" style:family="table-column">
      <style:table-column-properties fo:break-before="auto" style:column-width="38.15pt"/>
    </style:style>
    <style:style style:name="co12" style:family="table-column">
      <style:table-column-properties fo:break-before="auto" style:column-width="38.89pt"/>
    </style:style>
    <style:style style:name="co13" style:family="table-column">
      <style:table-column-properties fo:break-before="auto" style:column-width="146.04pt"/>
    </style:style>
    <style:style style:name="co14" style:family="table-column">
      <style:table-column-properties fo:break-before="auto" style:column-width="72.26pt"/>
    </style:style>
    <style:style style:name="co15" style:family="table-column">
      <style:table-column-properties fo:break-before="auto" style:column-width="42.04pt"/>
    </style:style>
    <style:style style:name="co16" style:family="table-column">
      <style:table-column-properties fo:break-before="auto" style:column-width="80.96pt"/>
    </style:style>
    <style:style style:name="co17" style:family="table-column">
      <style:table-column-properties fo:break-before="auto" style:column-width="96.04pt"/>
    </style:style>
    <style:style style:name="co18" style:family="table-column">
      <style:table-column-properties fo:break-before="auto" style:column-width="100.01pt"/>
    </style:style>
    <style:style style:name="co19" style:family="table-column">
      <style:table-column-properties fo:break-before="auto" style:column-width="33.36pt"/>
    </style:style>
    <style:style style:name="co20" style:family="table-column">
      <style:table-column-properties fo:break-before="auto" style:column-width="123.85pt"/>
    </style:style>
    <style:style style:name="co21" style:family="table-column">
      <style:table-column-properties fo:break-before="auto" style:column-width="96.86pt"/>
    </style:style>
    <style:style style:name="co22" style:family="table-column">
      <style:table-column-properties fo:break-before="auto" style:column-width="140.51pt"/>
    </style:style>
    <style:style style:name="co23" style:family="table-column">
      <style:table-column-properties fo:break-before="auto" style:column-width="157.21pt"/>
    </style:style>
    <style:style style:name="co24" style:family="table-column">
      <style:table-column-properties fo:break-before="auto" style:column-width="180.14pt"/>
    </style:style>
    <style:style style:name="co25" style:family="table-column">
      <style:table-column-properties fo:break-before="auto" style:column-width="20.61pt"/>
    </style:style>
    <style:style style:name="co26" style:family="table-column">
      <style:table-column-properties fo:break-before="auto" style:column-width="97.65pt"/>
    </style:style>
    <style:style style:name="co27" style:family="table-column">
      <style:table-column-properties fo:break-before="auto" style:column-width="129.4pt"/>
    </style:style>
    <style:style style:name="co28" style:family="table-column">
      <style:table-column-properties fo:break-before="auto" style:column-width="158.74pt"/>
    </style:style>
    <style:style style:name="co29" style:family="table-column">
      <style:table-column-properties fo:break-before="auto" style:column-width="204.8pt"/>
    </style:style>
    <style:style style:name="co30" style:family="table-column">
      <style:table-column-properties fo:break-before="auto" style:column-width="171.44pt"/>
    </style:style>
    <style:style style:name="co31" style:family="table-column">
      <style:table-column-properties fo:break-before="auto" style:column-width="147.66pt"/>
    </style:style>
    <style:style style:name="co32" style:family="table-column">
      <style:table-column-properties fo:break-before="auto" style:column-width="231.76pt"/>
    </style:style>
    <style:style style:name="co33" style:family="table-column">
      <style:table-column-properties fo:break-before="auto" style:column-width="161.09pt"/>
    </style:style>
    <style:style style:name="co34" style:family="table-column">
      <style:table-column-properties fo:break-before="auto" style:column-width="357.96pt"/>
    </style:style>
    <style:style style:name="co35" style:family="table-column">
      <style:table-column-properties fo:break-before="auto" style:column-width="150.75pt"/>
    </style:style>
    <style:style style:name="co36" style:family="table-column">
      <style:table-column-properties fo:break-before="auto" style:column-width="187.31pt"/>
    </style:style>
    <style:style style:name="co37" style:family="table-column">
      <style:table-column-properties fo:break-before="auto" style:column-width="112.76pt"/>
    </style:style>
    <style:style style:name="co38" style:family="table-column">
      <style:table-column-properties fo:break-before="auto" style:column-width="122.2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Warmup">
      <style:table-properties table:display="true" style:writing-mode="lr-tb" tableooo:tab-color="#ff0000"/>
    </style:style>
    <style:style style:name="ta2" style:family="table" style:master-page-name="PageStyle_5f_Steps">
      <style:table-properties table:display="true" style:writing-mode="lr-tb" tableooo:tab-color="#ff00ff"/>
    </style:style>
    <style:style style:name="ta3" style:family="table" style:master-page-name="PageStyle_5f_Cardio">
      <style:table-properties table:display="true" style:writing-mode="lr-tb" tableooo:tab-color="#00ff00"/>
    </style:style>
    <style:style style:name="ta4" style:family="table" style:master-page-name="PageStyle_5f_Exercise">
      <style:table-properties table:display="true" style:writing-mode="lr-tb" tableooo:tab-color="#0000ff"/>
    </style:style>
    <style:style style:name="ta5" style:family="table" style:master-page-name="PageStyle_5f_Exercise_20_Lis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1" style:family="table-cell" style:parent-style-name="Default">
      <style:table-cell-properties fo:border-bottom="0.74pt solid #000000" fo:background-color="#000000" style:diagonal-bl-tr="none" style:diagonal-tl-br="none" fo:border-left="0.74pt solid #000000" fo:border-right="none" style:rotation-align="none" fo:border-top="0.74pt solid #000000"/>
      <style:text-properties fo:color="#b45f06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=&quot;TRUE&quot;" style:apply-style-name="ConditionalStyle_5f_1" style:base-cell-address="Warmup.A1"/>
    </style:style>
    <style:style style:name="ce2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b45f06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=&quot;TRUE&quot;" style:apply-style-name="ConditionalStyle_5f_1" style:base-cell-address="Warmup.A1"/>
    </style:style>
    <style:style style:name="ce3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b45f06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=&quot;TRUE&quot;" style:apply-style-name="ConditionalStyle_5f_1" style:base-cell-address="Warmup.A1"/>
    </style:style>
    <style:style style:name="ce4" style:family="table-cell" style:parent-style-name="Default">
      <style:table-cell-properties fo:border-bottom="none" fo:background-color="#000000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  <style:map style:condition="cell-content()=&quot;TRUE&quot;" style:apply-style-name="ConditionalStyle_5f_1" style:base-cell-address="Warmup.A1"/>
    </style:style>
    <style:style style:name="ce5" style:family="table-cell" style:parent-style-name="Default">
      <style:table-cell-properties fo:border-bottom="0.74pt solid #000000" fo:background-color="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b45f06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=&quot;TRUE&quot;" style:apply-style-name="ConditionalStyle_5f_1" style:base-cell-address="Warmup.A1"/>
    </style:style>
    <style:style style:name="ce6" style:family="table-cell" style:parent-style-name="Default">
      <style:table-cell-properties fo:background-color="#000000" style:rotation-align="none"/>
      <style:text-properties fo:color="#b45f06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=&quot;TRUE&quot;" style:apply-style-name="ConditionalStyle_5f_1" style:base-cell-address="Warmup.A1"/>
    </style:style>
    <style:style style:name="ce7" style:family="table-cell" style:parent-style-name="Default">
      <style:table-cell-properties fo:background-color="#000000" style:rotation-align="none"/>
      <style:text-properties fo:color="#b45f06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  <style:map style:condition="cell-content()=&quot;TRUE&quot;" style:apply-style-name="ConditionalStyle_5f_1" style:base-cell-address="Warmup.A1"/>
    </style:style>
    <style:style style:name="ce8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b45f06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Arial" style:font-size-complex="12pt" style:font-style-complex="normal" style:font-weight-complex="bold"/>
      <style:map style:condition="cell-content()=&quot;TRUE&quot;" style:apply-style-name="ConditionalStyle_5f_1" style:base-cell-address="Warmup.A1"/>
    </style:style>
    <style:style style:name="ce9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b45f06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=&quot;TRUE&quot;" style:apply-style-name="ConditionalStyle_5f_1" style:base-cell-address="Warmup.A1"/>
    </style:style>
    <style:style style:name="ce10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b45f06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=&quot;TRUE&quot;" style:apply-style-name="ConditionalStyle_5f_1" style:base-cell-address="Warmup.A1"/>
    </style:style>
    <style:style style:name="ce11" style:family="table-cell" style:parent-style-name="Default">
      <style:table-cell-properties fo:border-bottom="0.74pt solid #000000" fo:background-color="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b45f06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=&quot;TRUE&quot;" style:apply-style-name="ConditionalStyle_5f_1" style:base-cell-address="Warmup.A1"/>
    </style:style>
    <style:style style:name="ce12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b45f06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Arial" style:font-size-complex="12pt" style:font-style-complex="normal" style:font-weight-complex="bold"/>
      <style:map style:condition="cell-content()=&quot;TRUE&quot;" style:apply-style-name="ConditionalStyle_5f_1" style:base-cell-address="Warmup.A1"/>
    </style:style>
    <style:style style:name="ce13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b45f06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=&quot;TRUE&quot;" style:apply-style-name="ConditionalStyle_5f_1" style:base-cell-address="Warmup.A1"/>
    </style:style>
    <style:style style:name="ce14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b45f06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=&quot;TRUE&quot;" style:apply-style-name="ConditionalStyle_5f_1" style:base-cell-address="Warmup.A1"/>
    </style:style>
    <style:style style:name="ce15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b45f06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=&quot;TRUE&quot;" style:apply-style-name="ConditionalStyle_5f_1" style:base-cell-address="Warmup.A1"/>
    </style:style>
    <style:style style:name="ce16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b45f06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  <style:map style:condition="cell-content()=&quot;TRUE&quot;" style:apply-style-name="ConditionalStyle_5f_1" style:base-cell-address="Warmup.A1"/>
    </style:style>
    <style:style style:name="ce17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b45f06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  <style:map style:condition="cell-content()=&quot;TRUE&quot;" style:apply-style-name="ConditionalStyle_5f_1" style:base-cell-address="Warmup.A1"/>
    </style:style>
    <style:style style:name="ce18" style:family="table-cell" style:parent-style-name="Default">
      <style:table-cell-properties fo:border-bottom="0.74pt solid #000000" fo:background-color="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b45f06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Arial" style:font-size-complex="12pt" style:font-style-complex="normal" style:font-weight-complex="bold"/>
      <style:map style:condition="cell-content()=&quot;TRUE&quot;" style:apply-style-name="ConditionalStyle_5f_1" style:base-cell-address="Warmup.A1"/>
    </style:style>
    <style:style style:name="ce19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b45f06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=&quot;TRUE&quot;" style:apply-style-name="ConditionalStyle_5f_1" style:base-cell-address="Warmup.A1"/>
    </style:style>
    <style:style style:name="ce20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b45f06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=&quot;TRUE&quot;" style:apply-style-name="ConditionalStyle_5f_1" style:base-cell-address="Warmup.A1"/>
    </style:style>
    <style:style style:name="ce21" style:family="table-cell" style:parent-style-name="Default">
      <style:table-cell-properties fo:border-bottom="0.74pt solid #000000" fo:background-color="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b45f06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=&quot;TRUE&quot;" style:apply-style-name="ConditionalStyle_5f_1" style:base-cell-address="Warmup.A1"/>
    </style:style>
    <style:style style:name="ce22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b45f06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  <style:map style:condition="cell-content()=&quot;TRUE&quot;" style:apply-style-name="ConditionalStyle_5f_1" style:base-cell-address="Warmup.A1"/>
    </style:style>
    <style:style style:name="ce23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b45f06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=&quot;TRUE&quot;" style:apply-style-name="ConditionalStyle_5f_1" style:base-cell-address="Warmup.A1"/>
    </style:style>
    <style:style style:name="ce24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b45f06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=&quot;TRUE&quot;" style:apply-style-name="ConditionalStyle_5f_1" style:base-cell-address="Warmup.A1"/>
    </style:style>
    <style:style style:name="ce25" style:family="table-cell" style:parent-style-name="Default">
      <style:table-cell-properties fo:border-bottom="0.74pt solid #000000" fo:background-color="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b45f06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=&quot;TRUE&quot;" style:apply-style-name="ConditionalStyle_5f_1" style:base-cell-address="Warmup.A1"/>
    </style:style>
    <style:style style:name="ce26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b45f06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Arial" style:font-size-complex="12pt" style:font-style-complex="normal" style:font-weight-complex="bold"/>
      <style:map style:condition="cell-content()=&quot;TRUE&quot;" style:apply-style-name="ConditionalStyle_5f_1" style:base-cell-address="Steps.A1"/>
    </style:style>
    <style:style style:name="ce27" style:family="table-cell" style:parent-style-name="Default" style:data-style-name="N36">
      <style:table-cell-properties fo:border-bottom="none" fo:background-color="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b45f06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[.$A2]=TODAY())" style:apply-style-name="ConditionalStyle_5f_4" style:base-cell-address="Steps.A2"/>
    </style:style>
    <style:style style:name="ce28" style:family="table-cell" style:parent-style-name="Default" style:data-style-name="N36">
      <style:table-cell-properties fo:border-bottom="none" fo:background-color="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b45f06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[.$A2]=TODAY())" style:apply-style-name="ConditionalStyle_5f_4" style:base-cell-address="Steps.A2"/>
    </style:style>
    <style:style style:name="ce29" style:family="table-cell" style:parent-style-name="Default" style:data-style-name="N36">
      <style:table-cell-properties fo:border-bottom="0.74pt solid #000000" fo:background-color="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b45f06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[.$A2]=TODAY())" style:apply-style-name="ConditionalStyle_5f_4" style:base-cell-address="Steps.A2"/>
    </style:style>
    <style:style style:name="ce30" style:family="table-cell" style:parent-style-name="Default" style:data-style-name="N36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b45f06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[.$A2]=TODAY())" style:apply-style-name="ConditionalStyle_5f_4" style:base-cell-address="Steps.A2"/>
    </style:style>
    <style:style style:name="ce31" style:family="table-cell" style:parent-style-name="Default">
      <style:table-cell-properties fo:background-color="#000000" style:rotation-align="none"/>
      <style:text-properties fo:color="#b45f06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[.$A2]=TODAY())" style:apply-style-name="ConditionalStyle_5f_4" style:base-cell-address="Steps.A2"/>
    </style:style>
    <style:style style:name="ce32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b45f06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Arial" style:font-size-complex="12pt" style:font-style-complex="normal" style:font-weight-complex="bold"/>
      <style:map style:condition="cell-content()=&quot;TRUE&quot;" style:apply-style-name="ConditionalStyle_5f_1" style:base-cell-address="Steps.A1"/>
    </style:style>
    <style:style style:name="ce33" style:family="table-cell" style:parent-style-name="Default" style:data-style-name="N3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b45f06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[.$A2]=TODAY())" style:apply-style-name="ConditionalStyle_5f_4" style:base-cell-address="Steps.A2"/>
    </style:style>
    <style:style style:name="ce34" style:family="table-cell" style:parent-style-name="Default" style:data-style-name="N3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b45f06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ISERROR(SEARCH(([.B2]);([.B3]))))" style:apply-style-name="ConditionalStyle_5f_3" style:base-cell-address="Steps.B3"/>
    </style:style>
    <style:style style:name="ce35" style:family="table-cell" style:parent-style-name="Default" style:data-style-name="N3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b45f06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ISERROR(SEARCH(([.B2]);([.B3]))))" style:apply-style-name="ConditionalStyle_5f_3" style:base-cell-address="Steps.B3"/>
    </style:style>
    <style:style style:name="ce36" style:family="table-cell" style:parent-style-name="Default" style:data-style-name="N3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b45f06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[.$A2]=TODAY())" style:apply-style-name="ConditionalStyle_5f_4" style:base-cell-address="Steps.A2"/>
    </style:style>
    <style:style style:name="ce37" style:family="table-cell" style:parent-style-name="Default">
      <style:table-cell-properties fo:background-color="#000000" style:rotation-align="none"/>
      <style:text-properties fo:color="#b45f06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=&quot;TRUE&quot;" style:apply-style-name="ConditionalStyle_5f_1" style:base-cell-address="Steps.A1"/>
    </style:style>
    <style:style style:name="ce38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b45f06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  <style:map style:condition="cell-content()=&quot;TRUE&quot;" style:apply-style-name="ConditionalStyle_5f_1" style:base-cell-address="Steps.A1"/>
    </style:style>
    <style:style style:name="ce39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b45f06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=&quot;TRUE&quot;" style:apply-style-name="ConditionalStyle_5f_1" style:base-cell-address="Steps.A1"/>
    </style:style>
    <style:style style:name="ce40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b45f06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Arial" style:font-size-complex="12pt" style:font-style-complex="normal" style:font-weight-complex="bold"/>
      <style:map style:condition="cell-content()=&quot;TRUE&quot;" style:apply-style-name="ConditionalStyle_5f_1" style:base-cell-address="Steps.A1"/>
    </style:style>
    <style:style style:name="ce41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b45f06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  <style:map style:condition="cell-content()=&quot;TRUE&quot;" style:apply-style-name="ConditionalStyle_5f_1" style:base-cell-address="Steps.A1"/>
    </style:style>
    <style:style style:name="ce42" style:family="table-cell" style:parent-style-name="Default">
      <style:table-cell-properties fo:border-bottom="0.74pt solid #000000" fo:background-color="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b45f06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  <style:map style:condition="cell-content()=&quot;TRUE&quot;" style:apply-style-name="ConditionalStyle_5f_1" style:base-cell-address="Steps.A1"/>
    </style:style>
    <style:style style:name="ce43" style:family="table-cell" style:parent-style-name="Default">
      <style:table-cell-properties fo:border-bottom="0.74pt solid #000000" fo:background-color="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b45f06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=&quot;TRUE&quot;" style:apply-style-name="ConditionalStyle_5f_1" style:base-cell-address="Steps.A1"/>
    </style:style>
    <style:style style:name="ce44" style:family="table-cell" style:parent-style-name="Default">
      <style:table-cell-properties fo:background-color="#000000" style:rotation-align="none"/>
      <style:text-properties fo:color="#b45f06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  <style:map style:condition="cell-content()=&quot;TRUE&quot;" style:apply-style-name="ConditionalStyle_5f_1" style:base-cell-address="Steps.A1"/>
    </style:style>
    <style:style style:name="ce45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b45f06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=&quot;TRUE&quot;" style:apply-style-name="ConditionalStyle_5f_1" style:base-cell-address="Steps.A1"/>
    </style:style>
    <style:style style:name="ce46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b45f06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=&quot;TRUE&quot;" style:apply-style-name="ConditionalStyle_5f_1" style:base-cell-address="Steps.A1"/>
    </style:style>
    <style:style style:name="ce47" style:family="table-cell" style:parent-style-name="Default" style:data-style-name="N3">
      <style:table-cell-properties fo:border-bottom="0.74pt solid #000000" fo:background-color="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b45f06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NOT(0 = (INDIRECT( &quot;$B&quot; &amp; MATCH( TODAY(); [.$A$1:.$A$1048576]; 0 )) - INDIRECT( &quot;$B&quot; &amp; (MATCH( TODAY(); [.$A$1:.$A$1048576]; 0) - 1) ))))" style:apply-style-name="ConditionalStyle_5f_3" style:base-cell-address="Steps.E4"/>
    </style:style>
    <style:style style:name="ce48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b45f06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=&quot;TRUE&quot;" style:apply-style-name="ConditionalStyle_5f_1" style:base-cell-address="Steps.A1"/>
    </style:style>
    <style:style style:name="ce49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b45f06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  <style:map style:condition="cell-content()=&quot;TRUE&quot;" style:apply-style-name="ConditionalStyle_5f_1" style:base-cell-address="Steps.A1"/>
    </style:style>
    <style:style style:name="ce50" style:family="table-cell" style:parent-style-name="Default">
      <style:table-cell-properties fo:border-bottom="0.74pt solid #000000" fo:background-color="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b45f06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  <style:map style:condition="cell-content()=&quot;TRUE&quot;" style:apply-style-name="ConditionalStyle_5f_1" style:base-cell-address="Steps.A1"/>
    </style:style>
    <style:style style:name="ce51" style:family="table-cell" style:parent-style-name="Default">
      <style:table-cell-properties fo:border-bottom="0.74pt solid #000000" fo:background-color="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b45f06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=&quot;TRUE&quot;" style:apply-style-name="ConditionalStyle_5f_1" style:base-cell-address="Steps.A1"/>
    </style:style>
    <style:style style:name="ce52" style:family="table-cell" style:parent-style-name="Default">
      <style:table-cell-properties fo:border-bottom="0.74pt solid #000000" fo:background-color="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b45f06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=&quot;TRUE&quot;" style:apply-style-name="ConditionalStyle_5f_1" style:base-cell-address="Steps.A1"/>
    </style:style>
    <style:style style:name="ce53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b45f06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=&quot;TRUE&quot;" style:apply-style-name="ConditionalStyle_5f_1" style:base-cell-address="Steps.A1"/>
    </style:style>
    <style:style style:name="ce54" style:family="table-cell" style:parent-style-name="Default">
      <style:table-cell-properties fo:border-bottom="0.74pt solid #000000" fo:background-color="#000000" style:diagonal-bl-tr="none" style:diagonal-tl-br="none" fo:border-left="none" fo:border-right="0.74pt solid #000000" style:rotation-align="none" fo:border-top="none"/>
      <style:text-properties fo:color="#b45f06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=&quot;TRUE&quot;" style:apply-style-name="ConditionalStyle_5f_1" style:base-cell-address="Steps.A1"/>
    </style:style>
    <style:style style:name="ce55" style:family="table-cell" style:parent-style-name="Default">
      <style:table-cell-properties fo:background-color="#000000" style:rotation-align="none"/>
      <style:text-properties fo:color="#b45f06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  <style:map style:condition="cell-content()=&quot;TRUE&quot;" style:apply-style-name="ConditionalStyle_5f_1" style:base-cell-address="Steps.A1"/>
    </style:style>
    <style:style style:name="ce56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b45f06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Arial" style:font-size-complex="12pt" style:font-style-complex="normal" style:font-weight-complex="bold"/>
      <style:map style:condition="cell-content()=&quot;TRUE&quot;" style:apply-style-name="ConditionalStyle_5f_1" style:base-cell-address="Cardio.A1"/>
    </style:style>
    <style:style style:name="ce57" style:family="table-cell" style:parent-style-name="Default" style:data-style-name="N36">
      <style:table-cell-properties fo:border-bottom="none" fo:background-color="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b45f06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[.$A2] = TODAY())" style:apply-style-name="ConditionalStyle_5f_4" style:base-cell-address="Cardio.A2"/>
    </style:style>
    <style:style style:name="ce58" style:family="table-cell" style:parent-style-name="Default" style:data-style-name="N36">
      <style:table-cell-properties fo:border-bottom="none" fo:background-color="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b45f06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[.$A2] = TODAY())" style:apply-style-name="ConditionalStyle_5f_4" style:base-cell-address="Cardio.A2"/>
    </style:style>
    <style:style style:name="ce59" style:family="table-cell" style:parent-style-name="Default" style:data-style-name="N36">
      <style:table-cell-properties fo:border-bottom="0.74pt solid #000000" fo:background-color="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b45f06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[.$A2] = TODAY())" style:apply-style-name="ConditionalStyle_5f_4" style:base-cell-address="Cardio.A2"/>
    </style:style>
    <style:style style:name="ce60" style:family="table-cell" style:parent-style-name="Default">
      <style:table-cell-properties fo:background-color="#000000" style:rotation-align="none"/>
      <style:text-properties fo:color="#b45f06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[.$A2] = TODAY())" style:apply-style-name="ConditionalStyle_5f_4" style:base-cell-address="Cardio.A2"/>
    </style:style>
    <style:style style:name="ce61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b45f06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Arial" style:font-size-complex="12pt" style:font-style-complex="normal" style:font-weight-complex="bold"/>
      <style:map style:condition="cell-content()=&quot;TRUE&quot;" style:apply-style-name="ConditionalStyle_5f_1" style:base-cell-address="Cardio.A1"/>
    </style:style>
    <style:style style:name="ce62" style:family="table-cell" style:parent-style-name="Default" style:data-style-name="N3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b45f06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[.$A2] = TODAY())" style:apply-style-name="ConditionalStyle_5f_4" style:base-cell-address="Cardio.A2"/>
    </style:style>
    <style:style style:name="ce63" style:family="table-cell" style:parent-style-name="Default" style:data-style-name="N3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b45f06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ISERROR(SEARCH(([.B2]);([.B3]))))" style:apply-style-name="ConditionalStyle_5f_3" style:base-cell-address="Cardio.B3"/>
    </style:style>
    <style:style style:name="ce64" style:family="table-cell" style:parent-style-name="Default" style:data-style-name="N3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b45f06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ISERROR(SEARCH(([.B2]);([.B3]))))" style:apply-style-name="ConditionalStyle_5f_3" style:base-cell-address="Cardio.B3"/>
    </style:style>
    <style:style style:name="ce65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b45f06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Arial" style:font-size-complex="12pt" style:font-style-complex="normal" style:font-weight-complex="bold"/>
      <style:map style:condition="cell-content()=&quot;TRUE&quot;" style:apply-style-name="ConditionalStyle_5f_1" style:base-cell-address="Cardio.A1"/>
    </style:style>
    <style:style style:name="ce66" style:family="table-cell" style:parent-style-name="Default" style:data-style-name="N125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b45f06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[.$A2] = TODAY())" style:apply-style-name="ConditionalStyle_5f_4" style:base-cell-address="Cardio.A2"/>
    </style:style>
    <style:style style:name="ce67" style:family="table-cell" style:parent-style-name="Default" style:data-style-name="N125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b45f06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ISERROR(SEARCH(([.B2]);([.B3]))))" style:apply-style-name="ConditionalStyle_5f_3" style:base-cell-address="Cardio.B3"/>
    </style:style>
    <style:style style:name="ce68" style:family="table-cell" style:parent-style-name="Default" style:data-style-name="N125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b45f06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ISERROR(SEARCH(([.B2]);([.B3]))))" style:apply-style-name="ConditionalStyle_5f_3" style:base-cell-address="Cardio.B3"/>
    </style:style>
    <style:style style:name="ce69" style:family="table-cell" style:parent-style-name="Default" style:data-style-name="N125">
      <style:table-cell-properties fo:background-color="#000000" style:rotation-align="none"/>
      <style:text-properties fo:color="#b45f06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[.$A2] = TODAY())" style:apply-style-name="ConditionalStyle_5f_4" style:base-cell-address="Cardio.A2"/>
    </style:style>
    <style:style style:name="ce70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b45f06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  <style:map style:condition="cell-content()=&quot;TRUE&quot;" style:apply-style-name="ConditionalStyle_5f_1" style:base-cell-address="Cardio.A1"/>
    </style:style>
    <style:style style:name="ce71" style:family="table-cell" style:parent-style-name="Default">
      <style:table-cell-properties fo:background-color="#000000" style:rotation-align="none"/>
      <style:text-properties fo:color="#b45f06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=&quot;TRUE&quot;" style:apply-style-name="ConditionalStyle_5f_1" style:base-cell-address="Cardio.A1"/>
    </style:style>
    <style:style style:name="ce72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b45f06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=&quot;TRUE&quot;" style:apply-style-name="ConditionalStyle_5f_1" style:base-cell-address="Cardio.A1"/>
    </style:style>
    <style:style style:name="ce73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b45f06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  <style:map style:condition="cell-content()=&quot;TRUE&quot;" style:apply-style-name="ConditionalStyle_5f_1" style:base-cell-address="Cardio.A1"/>
    </style:style>
    <style:style style:name="ce74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b45f06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  <style:map style:condition="cell-content()=&quot;TRUE&quot;" style:apply-style-name="ConditionalStyle_5f_1" style:base-cell-address="Cardio.A1"/>
    </style:style>
    <style:style style:name="ce75" style:family="table-cell" style:parent-style-name="Default">
      <style:table-cell-properties fo:border-bottom="0.74pt solid #000000" fo:background-color="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b45f06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  <style:map style:condition="cell-content()=&quot;TRUE&quot;" style:apply-style-name="ConditionalStyle_5f_1" style:base-cell-address="Cardio.A1"/>
    </style:style>
    <style:style style:name="ce76" style:family="table-cell" style:parent-style-name="Default" style:data-style-name="N3">
      <style:table-cell-properties fo:border-bottom="0.74pt solid #000000" fo:background-color="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b45f06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  <style:map style:condition="is-true-formula(NOT(0 = (INDIRECT( &quot;B&quot; &amp; MATCH( TODAY(); [.$A$1:.$A$1048576]; 0 )) - INDIRECT( &quot;B&quot; &amp; (MATCH( TODAY(); [.$A$1:.$A$1048576]; 0) -1) ))))" style:apply-style-name="ConditionalStyle_5f_3" style:base-cell-address="Cardio.G6"/>
    </style:style>
    <style:style style:name="ce77" style:family="table-cell" style:parent-style-name="Default">
      <style:table-cell-properties fo:border-bottom="0.74pt solid #000000" fo:background-color="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b45f06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=&quot;TRUE&quot;" style:apply-style-name="ConditionalStyle_5f_1" style:base-cell-address="Cardio.A1"/>
    </style:style>
    <style:style style:name="ce78" style:family="table-cell" style:parent-style-name="Default">
      <style:table-cell-properties fo:background-color="#000000" style:rotation-align="none"/>
      <style:text-properties fo:color="#b45f06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  <style:map style:condition="cell-content()=&quot;TRUE&quot;" style:apply-style-name="ConditionalStyle_5f_1" style:base-cell-address="Cardio.A1"/>
    </style:style>
    <style:style style:name="ce79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b45f06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=&quot;TRUE&quot;" style:apply-style-name="ConditionalStyle_5f_1" style:base-cell-address="Cardio.A1"/>
    </style:style>
    <style:style style:name="ce80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b45f06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=&quot;TRUE&quot;" style:apply-style-name="ConditionalStyle_5f_1" style:base-cell-address="Cardio.A1"/>
    </style:style>
    <style:style style:name="ce81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b45f06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=&quot;TRUE&quot;" style:apply-style-name="ConditionalStyle_5f_1" style:base-cell-address="Cardio.A1"/>
    </style:style>
    <style:style style:name="ce82" style:family="table-cell" style:parent-style-name="Default" style:data-style-name="N3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b45f06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  <style:map style:condition="is-true-formula(NOT(0 = (INDIRECT( &quot;B&quot; &amp; MATCH( TODAY(); [.$A$1:.$A$1048576]; 0 )) - INDIRECT( &quot;B&quot; &amp; (MATCH( TODAY(); [.$A$1:.$A$1048576]; 0) -1) ))))" style:apply-style-name="ConditionalStyle_5f_3" style:base-cell-address="Cardio.G6"/>
    </style:style>
    <style:style style:name="ce83" style:family="table-cell" style:parent-style-name="Default">
      <style:table-cell-properties fo:background-color="#0000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b45f06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=&quot;TRUE&quot;" style:apply-style-name="ConditionalStyle_5f_1" style:base-cell-address="Cardio.A1"/>
    </style:style>
    <style:style style:name="ce84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b45f06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  <style:map style:condition="cell-content()=&quot;TRUE&quot;" style:apply-style-name="ConditionalStyle_5f_1" style:base-cell-address="Cardio.A1"/>
    </style:style>
    <style:style style:name="ce85" style:family="table-cell" style:parent-style-name="Default">
      <style:table-cell-properties fo:border-bottom="0.74pt solid #000000" fo:background-color="#000000" style:diagonal-bl-tr="none" style:diagonal-tl-br="none" fo:border-left="none" fo:border-right="none" style:rotation-align="none" fo:border-top="none"/>
      <style:text-properties fo:color="#b45f06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=&quot;TRUE&quot;" style:apply-style-name="ConditionalStyle_5f_1" style:base-cell-address="Cardio.A1"/>
    </style:style>
    <style:style style:name="ce86" style:family="table-cell" style:parent-style-name="Default">
      <style:table-cell-properties fo:border-bottom="0.74pt solid #000000" fo:background-color="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b45f06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  <style:map style:condition="cell-content()=&quot;TRUE&quot;" style:apply-style-name="ConditionalStyle_5f_1" style:base-cell-address="Cardio.A1"/>
    </style:style>
    <style:style style:name="ce87" style:family="table-cell" style:parent-style-name="Default" style:data-style-name="N125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b45f06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  <style:map style:condition="is-true-formula(NOT(0 = (INDIRECT( &quot;B&quot; &amp; MATCH( TODAY(); [.$A$1:.$A$1048576]; 0 )) - INDIRECT( &quot;B&quot; &amp; (MATCH( TODAY(); [.$A$1:.$A$1048576]; 0) -1) ))))" style:apply-style-name="ConditionalStyle_5f_3" style:base-cell-address="Cardio.G6"/>
    </style:style>
    <style:style style:name="ce88" style:family="table-cell" style:parent-style-name="Default">
      <style:table-cell-properties fo:background-color="#0000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b45f06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  <style:map style:condition="cell-content()=&quot;TRUE&quot;" style:apply-style-name="ConditionalStyle_5f_1" style:base-cell-address="Cardio.A1"/>
    </style:style>
    <style:style style:name="ce89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b45f06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=&quot;TRUE&quot;" style:apply-style-name="ConditionalStyle_5f_1" style:base-cell-address="Cardio.A1"/>
    </style:style>
    <style:style style:name="ce90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b45f06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=&quot;TRUE&quot;" style:apply-style-name="ConditionalStyle_5f_1" style:base-cell-address="Cardio.A1"/>
    </style:style>
    <style:style style:name="ce91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b45f06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=&quot;TRUE&quot;" style:apply-style-name="ConditionalStyle_5f_1" style:base-cell-address="Cardio.A1"/>
    </style:style>
    <style:style style:name="ce92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b45f06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  <style:map style:condition="cell-content()=&quot;TRUE&quot;" style:apply-style-name="ConditionalStyle_5f_1" style:base-cell-address="Cardio.A1"/>
    </style:style>
    <style:style style:name="ce93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b45f06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Arial" style:font-size-complex="12pt" style:font-style-complex="normal" style:font-weight-complex="bold"/>
      <style:map style:condition="cell-content()=&quot;TRUE&quot;" style:apply-style-name="ConditionalStyle_5f_1" style:base-cell-address="Exercise.A1"/>
    </style:style>
    <style:style style:name="ce94" style:family="table-cell" style:parent-style-name="Default" style:data-style-name="N36">
      <style:table-cell-properties fo:border-bottom="none" fo:background-color="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b45f06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[.$A2]=TODAY())" style:apply-style-name="ConditionalStyle_5f_4" style:base-cell-address="Exercise.A2"/>
    </style:style>
    <style:style style:name="ce95" style:family="table-cell" style:parent-style-name="Default" style:data-style-name="N36">
      <style:table-cell-properties fo:border-bottom="none" fo:background-color="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b45f06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[.$A2]=TODAY())" style:apply-style-name="ConditionalStyle_5f_4" style:base-cell-address="Exercise.A2"/>
    </style:style>
    <style:style style:name="ce96" style:family="table-cell" style:parent-style-name="Default" style:data-style-name="N36">
      <style:table-cell-properties fo:border-bottom="0.74pt solid #000000" fo:background-color="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b45f06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[.$A2]=TODAY())" style:apply-style-name="ConditionalStyle_5f_4" style:base-cell-address="Exercise.A2"/>
    </style:style>
    <style:style style:name="ce97" style:family="table-cell" style:parent-style-name="Default" style:data-style-name="N36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b45f06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[.$A2]=TODAY())" style:apply-style-name="ConditionalStyle_5f_4" style:base-cell-address="Exercise.A2"/>
    </style:style>
    <style:style style:name="ce98" style:family="table-cell" style:parent-style-name="Default">
      <style:table-cell-properties fo:background-color="#000000" style:rotation-align="none"/>
      <style:text-properties fo:color="#b45f06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[.$A2]=TODAY())" style:apply-style-name="ConditionalStyle_5f_4" style:base-cell-address="Exercise.A2"/>
    </style:style>
    <style:style style:name="ce99" style:family="table-cell" style:parent-style-name="Default" style:data-style-name="N3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b45f06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[.$A2]=TODAY())" style:apply-style-name="ConditionalStyle_5f_4" style:base-cell-address="Exercise.A2"/>
    </style:style>
    <style:style style:name="ce100" style:family="table-cell" style:parent-style-name="Default" style:data-style-name="N3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b45f06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ISERROR(SEARCH(([.B2]);([.B3]))))" style:apply-style-name="ConditionalStyle_5f_3" style:base-cell-address="Exercise.B3"/>
    </style:style>
    <style:style style:name="ce101" style:family="table-cell" style:parent-style-name="Default" style:data-style-name="N3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b45f06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ISERROR(SEARCH(([.B2]);([.B3]))))" style:apply-style-name="ConditionalStyle_5f_3" style:base-cell-address="Exercise.B3"/>
    </style:style>
    <style:style style:name="ce102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b45f06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Arial" style:font-size-complex="12pt" style:font-style-complex="normal" style:font-weight-complex="bold"/>
      <style:map style:condition="cell-content()=&quot;TRUE&quot;" style:apply-style-name="ConditionalStyle_5f_1" style:base-cell-address="Exercise.A1"/>
    </style:style>
    <style:style style:name="ce103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b45f06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Arial" style:font-size-complex="12pt" style:font-style-complex="normal" style:font-weight-complex="bold"/>
      <style:map style:condition="cell-content()=&quot;TRUE&quot;" style:apply-style-name="ConditionalStyle_5f_1" style:base-cell-address="Exercise.A1"/>
    </style:style>
    <style:style style:name="ce104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b45f06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[.$A2]=TODAY())" style:apply-style-name="ConditionalStyle_5f_4" style:base-cell-address="Exercise.A2"/>
    </style:style>
    <style:style style:name="ce105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b45f06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ISERROR(SEARCH(([.B2]);([.B3]))))" style:apply-style-name="ConditionalStyle_5f_3" style:base-cell-address="Exercise.B3"/>
    </style:style>
    <style:style style:name="ce106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b45f06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ISERROR(SEARCH(([.B2]);([.B3]))))" style:apply-style-name="ConditionalStyle_5f_3" style:base-cell-address="Exercise.B3"/>
    </style:style>
    <style:style style:name="ce107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b45f06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  <style:map style:condition="cell-content()=&quot;TRUE&quot;" style:apply-style-name="ConditionalStyle_5f_1" style:base-cell-address="Exercise.A1"/>
    </style:style>
    <style:style style:name="ce108" style:family="table-cell" style:parent-style-name="Default">
      <style:table-cell-properties fo:background-color="#000000" style:rotation-align="none"/>
      <style:text-properties fo:color="#b45f06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=&quot;TRUE&quot;" style:apply-style-name="ConditionalStyle_5f_1" style:base-cell-address="Exercise.A1"/>
    </style:style>
    <style:style style:name="ce109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b45f06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=&quot;TRUE&quot;" style:apply-style-name="ConditionalStyle_5f_1" style:base-cell-address="Exercise.A1"/>
    </style:style>
    <style:style style:name="ce110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b45f06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Arial" style:font-size-complex="12pt" style:font-style-complex="normal" style:font-weight-complex="bold"/>
      <style:map style:condition="cell-content()=&quot;TRUE&quot;" style:apply-style-name="ConditionalStyle_5f_1" style:base-cell-address="Exercise.A1"/>
    </style:style>
    <style:style style:name="ce111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b45f06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  <style:map style:condition="cell-content()=&quot;TRUE&quot;" style:apply-style-name="ConditionalStyle_5f_1" style:base-cell-address="Exercise.A1"/>
    </style:style>
    <style:style style:name="ce112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b45f06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  <style:map style:condition="cell-content()=&quot;TRUE&quot;" style:apply-style-name="ConditionalStyle_5f_1" style:base-cell-address="Exercise.A1"/>
    </style:style>
    <style:style style:name="ce113" style:family="table-cell" style:parent-style-name="Default">
      <style:table-cell-properties fo:border-bottom="0.74pt solid #000000" fo:background-color="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b45f06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  <style:map style:condition="cell-content()=&quot;TRUE&quot;" style:apply-style-name="ConditionalStyle_5f_1" style:base-cell-address="Exercise.A1"/>
    </style:style>
    <style:style style:name="ce114" style:family="table-cell" style:parent-style-name="Default" style:data-style-name="N3">
      <style:table-cell-properties fo:border-bottom="0.74pt solid #000000" fo:background-color="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b45f06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  <style:map style:condition="is-true-formula(NOT(0 = (INDIRECT( &quot;B&quot; &amp; MATCH( TODAY(); [.$A$1:.$A$1048576]; 0 )) - INDIRECT( &quot;B&quot; &amp; (MATCH( TODAY(); [.$A$1:.$A$1048576]; 0) -1) ))))" style:apply-style-name="ConditionalStyle_5f_3" style:base-cell-address="Exercise.G6"/>
    </style:style>
    <style:style style:name="ce115" style:family="table-cell" style:parent-style-name="Default">
      <style:table-cell-properties fo:background-color="#000000" style:rotation-align="none"/>
      <style:text-properties fo:color="#b45f06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  <style:map style:condition="cell-content()=&quot;TRUE&quot;" style:apply-style-name="ConditionalStyle_5f_1" style:base-cell-address="Exercise.A1"/>
    </style:style>
    <style:style style:name="ce116" style:family="table-cell" style:parent-style-name="Default">
      <style:table-cell-properties fo:background-color="#0000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b45f06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  <style:map style:condition="is-true-formula(NOT(0 = (INDIRECT( &quot;B&quot; &amp; MATCH( TODAY(); [.$A$1:.$A$1048576]; 0 )) - INDIRECT( &quot;B&quot; &amp; (MATCH( TODAY(); [.$A$1:.$A$1048576]; 0) -1) ))))" style:apply-style-name="ConditionalStyle_5f_3" style:base-cell-address="Exercise.G6"/>
    </style:style>
    <style:style style:name="ce117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b45f06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[.G$11]=[.$H$8])" style:apply-style-name="ConditionalStyle_5f_11" style:base-cell-address="Exercise.G10"/>
    </style:style>
    <style:style style:name="ce118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b45f06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Arial" style:font-size-complex="12pt" style:font-style-complex="normal" style:font-weight-complex="bold"/>
      <style:map style:condition="is-true-formula([.G$11]=[.$H$8])" style:apply-style-name="ConditionalStyle_5f_11" style:base-cell-address="Exercise.G10"/>
    </style:style>
    <style:style style:name="ce119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b45f06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[.G$11]=[.$H$8])" style:apply-style-name="ConditionalStyle_5f_11" style:base-cell-address="Exercise.G10"/>
    </style:style>
    <style:style style:name="ce120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b45f06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[.G$11]=[.$H$8])" style:apply-style-name="ConditionalStyle_5f_11" style:base-cell-address="Exercise.G10"/>
    </style:style>
    <style:style style:name="ce121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b45f06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=&quot;TRUE&quot;" style:apply-style-name="ConditionalStyle_5f_1" style:base-cell-address="Exercise.A1"/>
    </style:style>
    <style:style style:name="ce122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b45f06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=&quot;TRUE&quot;" style:apply-style-name="ConditionalStyle_5f_1" style:base-cell-address="Exercise.A1"/>
    </style:style>
    <style:style style:name="ce123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b45f06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=&quot;TRUE&quot;" style:apply-style-name="ConditionalStyle_5f_1" style:base-cell-address="Exercise.A1"/>
    </style:style>
    <style:style style:name="ce124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b45f06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Arial" style:font-size-complex="12pt" style:font-style-complex="normal" style:font-weight-complex="bold"/>
      <style:map style:condition="cell-content()=&quot;TRUE&quot;" style:apply-style-name="ConditionalStyle_5f_1" style:base-cell-address="Exercise.A1"/>
    </style:style>
    <style:style style:name="ce125" style:family="table-cell" style:parent-style-name="Default" style:data-style-name="N3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b45f06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  <style:map style:condition="is-true-formula(NOT(0 = (INDIRECT( &quot;B&quot; &amp; MATCH( TODAY(); [.$A$1:.$A$1048576]; 0 )) - INDIRECT( &quot;B&quot; &amp; (MATCH( TODAY(); [.$A$1:.$A$1048576]; 0) -1) ))))" style:apply-style-name="ConditionalStyle_5f_3" style:base-cell-address="Exercise.G6"/>
    </style:style>
    <style:style style:name="ce126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b45f06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  <style:map style:condition="cell-content()=&quot;TRUE&quot;" style:apply-style-name="ConditionalStyle_5f_1" style:base-cell-address="Exercise.A1"/>
    </style:style>
    <style:style style:name="ce127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b45f06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  <style:map style:condition="cell-content()=&quot;TRUE&quot;" style:apply-style-name="ConditionalStyle_5f_1" style:base-cell-address="Exercise.A1"/>
    </style:style>
    <style:style style:name="ce128" style:family="table-cell" style:parent-style-name="Default">
      <style:table-cell-properties fo:border-bottom="0.74pt solid #000000" fo:background-color="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b45f06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  <style:map style:condition="cell-content()=&quot;TRUE&quot;" style:apply-style-name="ConditionalStyle_5f_1" style:base-cell-address="Exercise.A1"/>
    </style:style>
    <style:style style:name="ce129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b45f06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=&quot;TRUE&quot;" style:apply-style-name="ConditionalStyle_5f_1" style:base-cell-address="Exercise.A1"/>
    </style:style>
    <style:style style:name="ce130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b45f06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  <style:map style:condition="is-true-formula(NOT(0 = (INDIRECT( &quot;B&quot; &amp; MATCH( TODAY(); [.$A$1:.$A$1048576]; 0 )) - INDIRECT( &quot;B&quot; &amp; (MATCH( TODAY(); [.$A$1:.$A$1048576]; 0) -1) ))))" style:apply-style-name="ConditionalStyle_5f_3" style:base-cell-address="Exercise.G6"/>
    </style:style>
    <style:style style:name="ce131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b45f06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=&quot;TRUE&quot;" style:apply-style-name="ConditionalStyle_5f_1" style:base-cell-address="Exercise.A1"/>
    </style:style>
    <style:style style:name="ce132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b45f06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=&quot;TRUE&quot;" style:apply-style-name="ConditionalStyle_5f_1" style:base-cell-address="Exercise.A1"/>
    </style:style>
    <style:style style:name="ce133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b45f06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=&quot;TRUE&quot;" style:apply-style-name="ConditionalStyle_5f_1" style:base-cell-address="Exercise.A1"/>
    </style:style>
    <style:style style:name="ce134" style:family="table-cell" style:parent-style-name="Default">
      <style:table-cell-properties fo:background-color="#000000" style:rotation-align="none"/>
      <style:text-properties fo:color="#b45f06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  <style:map style:condition="is-true-formula(NOT(0 = (INDIRECT( &quot;B&quot; &amp; MATCH( TODAY(); [.$A$1:.$A$1048576]; 0 )) - INDIRECT( &quot;B&quot; &amp; (MATCH( TODAY(); [.$A$1:.$A$1048576]; 0) -1) ))))" style:apply-style-name="ConditionalStyle_5f_3" style:base-cell-address="Exercise.G6"/>
    </style:style>
    <style:style style:name="ce135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b45f06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6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b45f06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7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b45f06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8" style:family="table-cell" style:parent-style-name="Default">
      <style:table-cell-properties fo:background-color="#66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b45f06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9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b45f06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0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b45f06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1" style:family="table-cell" style:parent-style-name="Default">
      <style:table-cell-properties fo:background-color="#000000" style:rotation-align="none"/>
      <style:text-properties fo:color="#b45f06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142" style:family="table-cell" style:parent-style-name="Default">
      <style:table-cell-properties fo:background-color="#000000" style:rotation-align="none"/>
      <style:text-properties fo:color="#b45f06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3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b45f06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4" style:family="table-cell" style:parent-style-name="Default">
      <style:table-cell-properties fo:background-color="#660000" style:rotation-align="none"/>
      <style:text-properties fo:color="#b45f06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145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b45f06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6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b45f06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armup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1018" table:default-cell-style-name="Default"/>
        <table:table-row table:style-name="ro1">
          <table:table-cell table:style-name="ce1"/>
          <table:table-cell table:style-name="ce8" office:value-type="string" calcext:value-type="string">
            <text:p>Warm-up</text:p>
          </table:table-cell>
          <table:table-cell table:style-name="ce12" office:value-type="string" calcext:value-type="string">
            <text:p>Time (s)</text:p>
          </table:table-cell>
          <table:table-cell table:style-name="ce6"/>
          <table:table-cell table:style-name="ce17" office:value-type="string" calcext:value-type="string">
            <text:p>Time Per (seconds)</text:p>
          </table:table-cell>
          <table:table-cell table:style-name="ce13" office:value-type="float" office:value="23" calcext:value-type="float">
            <text:p>23</text:p>
          </table:table-cell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9" office:value-type="string" calcext:value-type="string">
            <text:p>Wrist</text:p>
          </table:table-cell>
          <table:table-cell table:style-name="ce13" table:formula="of:=[.$F$1]" office:value-type="float" office:value="23" calcext:value-type="float">
            <text:p>23</text:p>
          </table:table-cell>
          <table:table-cell table:style-name="ce10"/>
          <table:table-cell table:style-name="ce18" office:value-type="string" calcext:value-type="string">
            <text:p>Time (minutes)</text:p>
          </table:table-cell>
          <table:table-cell table:style-name="ce22" table:formula="of:=SUM([.C2:.C1018])/60" office:value-type="float" office:value="14.56666667" calcext:value-type="float">
            <text:p>14.56666667</text:p>
          </table:table-cell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3" table:formula="of:=FALSE()" office:value-type="float" office:value="0" calcext:value-type="float">
            <text:p>0</text:p>
          </table:table-cell>
          <table:table-cell table:style-name="ce10" office:value-type="string" calcext:value-type="string">
            <text:p>Massage Arms</text:p>
          </table:table-cell>
          <table:table-cell table:style-name="ce14" table:formula="of:=[.$F$1]" office:value-type="float" office:value="23" calcext:value-type="float">
            <text:p>23</text:p>
          </table:table-cell>
          <table:table-cell table:style-name="ce10"/>
          <table:table-cell table:style-name="ce7" table:number-columns-repeated="2"/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3" table:formula="of:=FALSE()" office:value-type="float" office:value="0" calcext:value-type="float">
            <text:p>0</text:p>
          </table:table-cell>
          <table:table-cell table:style-name="ce10" office:value-type="string" calcext:value-type="string">
            <text:p>Self Curls</text:p>
          </table:table-cell>
          <table:table-cell table:style-name="ce14" table:formula="of:=[.$F$1]" office:value-type="float" office:value="23" calcext:value-type="float">
            <text:p>23</text:p>
          </table:table-cell>
          <table:table-cell table:style-name="ce10"/>
          <table:table-cell table:style-name="ce19" table:formula="of:=TRUE()" office:value-type="float" office:value="1" calcext:value-type="float">
            <text:p>1</text:p>
          </table:table-cell>
          <table:table-cell table:style-name="ce23" office:value-type="string" calcext:value-type="string">
            <text:p>Warm Up #1</text:p>
          </table:table-cell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3" table:formula="of:=FALSE()" office:value-type="float" office:value="0" calcext:value-type="float">
            <text:p>0</text:p>
          </table:table-cell>
          <table:table-cell table:style-name="ce10" office:value-type="string" calcext:value-type="string">
            <text:p>Shoulder Circles w/ Grip Squeezers</text:p>
          </table:table-cell>
          <table:table-cell table:style-name="ce14" table:formula="of:=[.$F$1]" office:value-type="float" office:value="23" calcext:value-type="float">
            <text:p>23</text:p>
          </table:table-cell>
          <table:table-cell table:style-name="ce10"/>
          <table:table-cell table:style-name="ce20" table:formula="of:=FALSE()" office:value-type="float" office:value="0" calcext:value-type="float">
            <text:p>0</text:p>
          </table:table-cell>
          <table:table-cell table:style-name="ce24" office:value-type="string" calcext:value-type="string">
            <text:p>Warm Up #2</text:p>
          </table:table-cell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3" table:formula="of:=FALSE()" office:value-type="float" office:value="0" calcext:value-type="float">
            <text:p>0</text:p>
          </table:table-cell>
          <table:table-cell table:style-name="ce10" office:value-type="string" calcext:value-type="string">
            <text:p>Arm Circles w/ Grip Squeezers</text:p>
          </table:table-cell>
          <table:table-cell table:style-name="ce14" table:formula="of:=[.$F$1]" office:value-type="float" office:value="23" calcext:value-type="float">
            <text:p>23</text:p>
          </table:table-cell>
          <table:table-cell table:style-name="ce10"/>
          <table:table-cell table:style-name="ce21" table:formula="of:=FALSE()" office:value-type="float" office:value="0" calcext:value-type="float">
            <text:p>0</text:p>
          </table:table-cell>
          <table:table-cell table:style-name="ce25" office:value-type="string" calcext:value-type="string">
            <text:p>Warm Up #3</text:p>
          </table:table-cell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3" table:formula="of:=FALSE()" office:value-type="float" office:value="0" calcext:value-type="float">
            <text:p>0</text:p>
          </table:table-cell>
          <table:table-cell table:style-name="ce10" office:value-type="string" calcext:value-type="string">
            <text:p>Ankles Circles</text:p>
          </table:table-cell>
          <table:table-cell table:style-name="ce14" table:formula="of:=[.$F$1]" office:value-type="float" office:value="23" calcext:value-type="float">
            <text:p>23</text:p>
          </table:table-cell>
          <table:table-cell table:style-name="ce7" table:number-columns-repeated="23"/>
          <table:table-cell table:number-columns-repeated="998"/>
        </table:table-row>
        <table:table-row table:style-name="ro1">
          <table:table-cell table:style-name="ce4" table:formula="of:=FALSE()" office:value-type="float" office:value="0" calcext:value-type="float">
            <text:p>0</text:p>
          </table:table-cell>
          <table:table-cell table:style-name="ce10" office:value-type="string" calcext:value-type="string">
            <text:p>Hip Circles</text:p>
          </table:table-cell>
          <table:table-cell table:style-name="ce14" table:formula="of:=[.$F$1]" office:value-type="float" office:value="23" calcext:value-type="float">
            <text:p>23</text:p>
          </table:table-cell>
          <table:table-cell table:style-name="ce7" table:number-columns-repeated="23"/>
          <table:table-cell table:number-columns-repeated="998"/>
        </table:table-row>
        <table:table-row table:style-name="ro1">
          <table:table-cell table:style-name="ce3" table:formula="of:=FALSE()" office:value-type="float" office:value="0" calcext:value-type="float">
            <text:p>0</text:p>
          </table:table-cell>
          <table:table-cell table:style-name="ce10" office:value-type="string" calcext:value-type="string">
            <text:p>Arms Cross Bend Forward</text:p>
          </table:table-cell>
          <table:table-cell table:style-name="ce14" table:formula="of:=[.$F$1]" office:value-type="float" office:value="23" calcext:value-type="float">
            <text:p>23</text:p>
          </table:table-cell>
          <table:table-cell table:style-name="ce10"/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3" table:formula="of:=FALSE()" office:value-type="float" office:value="0" calcext:value-type="float">
            <text:p>0</text:p>
          </table:table-cell>
          <table:table-cell table:style-name="ce10" office:value-type="string" calcext:value-type="string">
            <text:p>Chest Expanders</text:p>
          </table:table-cell>
          <table:table-cell table:style-name="ce14" table:formula="of:=[.$F$1]" office:value-type="float" office:value="23" calcext:value-type="float">
            <text:p>23</text:p>
          </table:table-cell>
          <table:table-cell table:style-name="ce10"/>
          <table:table-cell table:style-name="ce7" table:number-columns-repeated="2"/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3" table:formula="of:=FALSE()" office:value-type="float" office:value="0" calcext:value-type="float">
            <text:p>0</text:p>
          </table:table-cell>
          <table:table-cell table:style-name="ce10" office:value-type="string" calcext:value-type="string">
            <text:p>Alternate Height Rows</text:p>
          </table:table-cell>
          <table:table-cell table:style-name="ce14" table:formula="of:=[.$F$1]" office:value-type="float" office:value="23" calcext:value-type="float">
            <text:p>23</text:p>
          </table:table-cell>
          <table:table-cell table:style-name="ce10"/>
          <table:table-cell table:style-name="ce7" table:number-columns-repeated="2"/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3" table:formula="of:=FALSE()" office:value-type="float" office:value="0" calcext:value-type="float">
            <text:p>0</text:p>
          </table:table-cell>
          <table:table-cell table:style-name="ce10" office:value-type="string" calcext:value-type="string">
            <text:p>Forward Leg Swings</text:p>
          </table:table-cell>
          <table:table-cell table:style-name="ce14" table:formula="of:=[.$F$1]" office:value-type="float" office:value="23" calcext:value-type="float">
            <text:p>23</text:p>
          </table:table-cell>
          <table:table-cell table:style-name="ce10"/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3" table:formula="of:=FALSE()" office:value-type="float" office:value="0" calcext:value-type="float">
            <text:p>0</text:p>
          </table:table-cell>
          <table:table-cell table:style-name="ce10" office:value-type="string" calcext:value-type="string">
            <text:p>Sideway Leg Swings</text:p>
          </table:table-cell>
          <table:table-cell table:style-name="ce14" table:formula="of:=[.$F$1]" office:value-type="float" office:value="23" calcext:value-type="float">
            <text:p>23</text:p>
          </table:table-cell>
          <table:table-cell table:style-name="ce10"/>
          <table:table-cell table:style-name="ce7" table:number-columns-repeated="2"/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3" table:formula="of:=FALSE()" office:value-type="float" office:value="0" calcext:value-type="float">
            <text:p>0</text:p>
          </table:table-cell>
          <table:table-cell table:style-name="ce10" office:value-type="string" calcext:value-type="string">
            <text:p>Donkey Kicks</text:p>
          </table:table-cell>
          <table:table-cell table:style-name="ce14" table:formula="of:=[.$F$1]" office:value-type="float" office:value="23" calcext:value-type="float">
            <text:p>23</text:p>
          </table:table-cell>
          <table:table-cell table:style-name="ce10"/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3" table:formula="of:=FALSE()" office:value-type="float" office:value="0" calcext:value-type="float">
            <text:p>0</text:p>
          </table:table-cell>
          <table:table-cell table:style-name="ce10" office:value-type="string" calcext:value-type="string">
            <text:p>High Knee Skips</text:p>
          </table:table-cell>
          <table:table-cell table:style-name="ce14" table:formula="of:=[.$F$1]" office:value-type="float" office:value="23" calcext:value-type="float">
            <text:p>23</text:p>
          </table:table-cell>
          <table:table-cell table:style-name="ce10" table:number-columns-repeated="2"/>
          <table:table-cell table:style-name="ce6" table:number-columns-repeated="21"/>
          <table:table-cell table:number-columns-repeated="998"/>
        </table:table-row>
        <table:table-row table:style-name="ro1">
          <table:table-cell table:style-name="ce3" table:formula="of:=FALSE()" office:value-type="float" office:value="0" calcext:value-type="float">
            <text:p>0</text:p>
          </table:table-cell>
          <table:table-cell table:style-name="ce10" office:value-type="string" calcext:value-type="string">
            <text:p>Lunge Walk</text:p>
          </table:table-cell>
          <table:table-cell table:style-name="ce14" table:formula="of:=[.$F$1]" office:value-type="float" office:value="23" calcext:value-type="float">
            <text:p>23</text:p>
          </table:table-cell>
          <table:table-cell table:style-name="ce10" table:number-columns-repeated="2"/>
          <table:table-cell table:style-name="ce6" table:number-columns-repeated="21"/>
          <table:table-cell table:number-columns-repeated="998"/>
        </table:table-row>
        <table:table-row table:style-name="ro1">
          <table:table-cell table:style-name="ce3" table:formula="of:=FALSE()" office:value-type="float" office:value="0" calcext:value-type="float">
            <text:p>0</text:p>
          </table:table-cell>
          <table:table-cell table:style-name="ce10" office:value-type="string" calcext:value-type="string">
            <text:p>Slow Hindu Squats</text:p>
          </table:table-cell>
          <table:table-cell table:style-name="ce14" table:formula="of:=[.$F$1]" office:value-type="float" office:value="23" calcext:value-type="float">
            <text:p>23</text:p>
          </table:table-cell>
          <table:table-cell table:style-name="ce10" table:number-columns-repeated="2"/>
          <table:table-cell table:style-name="ce6" table:number-columns-repeated="21"/>
          <table:table-cell table:number-columns-repeated="998"/>
        </table:table-row>
        <table:table-row table:style-name="ro1">
          <table:table-cell table:style-name="ce3" table:formula="of:=FALSE()" office:value-type="float" office:value="0" calcext:value-type="float">
            <text:p>0</text:p>
          </table:table-cell>
          <table:table-cell table:style-name="ce10" office:value-type="string" calcext:value-type="string">
            <text:p>Air Squats With Pulse</text:p>
          </table:table-cell>
          <table:table-cell table:style-name="ce14" table:formula="of:=[.$F$1]" office:value-type="float" office:value="23" calcext:value-type="float">
            <text:p>23</text:p>
          </table:table-cell>
          <table:table-cell table:style-name="ce10" table:number-columns-repeated="2"/>
          <table:table-cell table:style-name="ce6" table:number-columns-repeated="21"/>
          <table:table-cell table:number-columns-repeated="998"/>
        </table:table-row>
        <table:table-row table:style-name="ro1">
          <table:table-cell table:style-name="ce3" table:formula="of:=FALSE()" office:value-type="float" office:value="0" calcext:value-type="float">
            <text:p>0</text:p>
          </table:table-cell>
          <table:table-cell table:style-name="ce10" office:value-type="string" calcext:value-type="string">
            <text:p>Elbow to Knee Crunches</text:p>
          </table:table-cell>
          <table:table-cell table:style-name="ce14" table:formula="of:=[.$F$1]" office:value-type="float" office:value="23" calcext:value-type="float">
            <text:p>23</text:p>
          </table:table-cell>
          <table:table-cell table:style-name="ce10" table:number-columns-repeated="2"/>
          <table:table-cell table:style-name="ce6" table:number-columns-repeated="21"/>
          <table:table-cell table:number-columns-repeated="998"/>
        </table:table-row>
        <table:table-row table:style-name="ro1">
          <table:table-cell table:style-name="ce3" table:formula="of:=FALSE()" office:value-type="float" office:value="0" calcext:value-type="float">
            <text:p>0</text:p>
          </table:table-cell>
          <table:table-cell table:style-name="ce10" office:value-type="string" calcext:value-type="string">
            <text:p>Single Leg Calf Raises (w/ Yoga Block)</text:p>
          </table:table-cell>
          <table:table-cell table:style-name="ce14" table:formula="of:=[.$F$1]" office:value-type="float" office:value="23" calcext:value-type="float">
            <text:p>23</text:p>
          </table:table-cell>
          <table:table-cell table:style-name="ce10"/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3" table:formula="of:=FALSE()" office:value-type="float" office:value="0" calcext:value-type="float">
            <text:p>0</text:p>
          </table:table-cell>
          <table:table-cell table:style-name="ce10" office:value-type="string" calcext:value-type="string">
            <text:p>Pushups (w/ Yoga Blocks)</text:p>
          </table:table-cell>
          <table:table-cell table:style-name="ce14" table:formula="of:=[.$F$1]" office:value-type="float" office:value="23" calcext:value-type="float">
            <text:p>23</text:p>
          </table:table-cell>
          <table:table-cell table:style-name="ce10"/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3" table:formula="of:=FALSE()" office:value-type="float" office:value="0" calcext:value-type="float">
            <text:p>0</text:p>
          </table:table-cell>
          <table:table-cell table:style-name="ce10" office:value-type="string" calcext:value-type="string">
            <text:p>Dips (w/ Yoga Blocks)</text:p>
          </table:table-cell>
          <table:table-cell table:style-name="ce14" table:formula="of:=[.$F$1]" office:value-type="float" office:value="23" calcext:value-type="float">
            <text:p>23</text:p>
          </table:table-cell>
          <table:table-cell table:style-name="ce10"/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3" table:formula="of:=FALSE()" office:value-type="float" office:value="0" calcext:value-type="float">
            <text:p>0</text:p>
          </table:table-cell>
          <table:table-cell table:style-name="ce10" office:value-type="string" calcext:value-type="string">
            <text:p>Saw Plank</text:p>
          </table:table-cell>
          <table:table-cell table:style-name="ce14" table:formula="of:=[.$F$1]" office:value-type="float" office:value="23" calcext:value-type="float">
            <text:p>23</text:p>
          </table:table-cell>
          <table:table-cell table:style-name="ce10"/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3" table:formula="of:=FALSE()" office:value-type="float" office:value="0" calcext:value-type="float">
            <text:p>0</text:p>
          </table:table-cell>
          <table:table-cell table:style-name="ce10" office:value-type="string" calcext:value-type="string">
            <text:p>Abdominal Wheel</text:p>
          </table:table-cell>
          <table:table-cell table:style-name="ce14" table:formula="of:=[.$F$1]" office:value-type="float" office:value="23" calcext:value-type="float">
            <text:p>23</text:p>
          </table:table-cell>
          <table:table-cell table:style-name="ce10"/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3" table:formula="of:=FALSE()" office:value-type="float" office:value="0" calcext:value-type="float">
            <text:p>0</text:p>
          </table:table-cell>
          <table:table-cell table:style-name="ce10" office:value-type="string" calcext:value-type="string">
            <text:p>Upward Dog</text:p>
          </table:table-cell>
          <table:table-cell table:style-name="ce14" table:formula="of:=[.$F$1]" office:value-type="float" office:value="23" calcext:value-type="float">
            <text:p>23</text:p>
          </table:table-cell>
          <table:table-cell table:style-name="ce10"/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3" table:formula="of:=FALSE()" office:value-type="float" office:value="0" calcext:value-type="float">
            <text:p>0</text:p>
          </table:table-cell>
          <table:table-cell table:style-name="ce10" office:value-type="string" calcext:value-type="string">
            <text:p>Cat/Cow Stretch</text:p>
          </table:table-cell>
          <table:table-cell table:style-name="ce14" table:formula="of:=[.$F$1]" office:value-type="float" office:value="23" calcext:value-type="float">
            <text:p>23</text:p>
          </table:table-cell>
          <table:table-cell table:style-name="ce10"/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3" table:formula="of:=FALSE()" office:value-type="float" office:value="0" calcext:value-type="float">
            <text:p>0</text:p>
          </table:table-cell>
          <table:table-cell table:style-name="ce10" office:value-type="string" calcext:value-type="string">
            <text:p>Fire Hydrants With Kick</text:p>
          </table:table-cell>
          <table:table-cell table:style-name="ce14" table:formula="of:=[.$F$1]" office:value-type="float" office:value="23" calcext:value-type="float">
            <text:p>23</text:p>
          </table:table-cell>
          <table:table-cell table:style-name="ce10"/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3" table:formula="of:=FALSE()" office:value-type="float" office:value="0" calcext:value-type="float">
            <text:p>0</text:p>
          </table:table-cell>
          <table:table-cell table:style-name="ce10" office:value-type="string" calcext:value-type="string">
            <text:p>Bird Dog</text:p>
          </table:table-cell>
          <table:table-cell table:style-name="ce14" table:formula="of:=[.$F$1]" office:value-type="float" office:value="23" calcext:value-type="float">
            <text:p>23</text:p>
          </table:table-cell>
          <table:table-cell table:style-name="ce10"/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3" table:formula="of:=FALSE()" office:value-type="float" office:value="0" calcext:value-type="float">
            <text:p>0</text:p>
          </table:table-cell>
          <table:table-cell table:style-name="ce10" office:value-type="string" calcext:value-type="string">
            <text:p>Single Leg Glute Bridge</text:p>
          </table:table-cell>
          <table:table-cell table:style-name="ce14" table:formula="of:=[.$F$1]" office:value-type="float" office:value="23" calcext:value-type="float">
            <text:p>23</text:p>
          </table:table-cell>
          <table:table-cell table:style-name="ce10" table:number-columns-repeated="2"/>
          <table:table-cell table:style-name="ce6" table:number-columns-repeated="21"/>
          <table:table-cell table:number-columns-repeated="998"/>
        </table:table-row>
        <table:table-row table:style-name="ro1">
          <table:table-cell table:style-name="ce3" table:formula="of:=FALSE()" office:value-type="float" office:value="0" calcext:value-type="float">
            <text:p>0</text:p>
          </table:table-cell>
          <table:table-cell table:style-name="ce10" office:value-type="string" calcext:value-type="string">
            <text:p>Lying Piriformis Side Stretch</text:p>
          </table:table-cell>
          <table:table-cell table:style-name="ce14" table:formula="of:=[.$F$1]" office:value-type="float" office:value="23" calcext:value-type="float">
            <text:p>23</text:p>
          </table:table-cell>
          <table:table-cell table:style-name="ce10"/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3" table:formula="of:=FALSE()" office:value-type="float" office:value="0" calcext:value-type="float">
            <text:p>0</text:p>
          </table:table-cell>
          <table:table-cell table:style-name="ce10" office:value-type="string" calcext:value-type="string">
            <text:p>Butterflies</text:p>
          </table:table-cell>
          <table:table-cell table:style-name="ce14" table:formula="of:=[.$F$1]" office:value-type="float" office:value="23" calcext:value-type="float">
            <text:p>23</text:p>
          </table:table-cell>
          <table:table-cell table:style-name="ce10"/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3" table:formula="of:=FALSE()" office:value-type="float" office:value="0" calcext:value-type="float">
            <text:p>0</text:p>
          </table:table-cell>
          <table:table-cell table:style-name="ce10" office:value-type="string" calcext:value-type="string">
            <text:p>Massage Legs</text:p>
          </table:table-cell>
          <table:table-cell table:style-name="ce14" table:formula="of:=[.$F$1]" office:value-type="float" office:value="23" calcext:value-type="float">
            <text:p>23</text:p>
          </table:table-cell>
          <table:table-cell table:style-name="ce10"/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3" table:formula="of:=FALSE()" office:value-type="float" office:value="0" calcext:value-type="float">
            <text:p>0</text:p>
          </table:table-cell>
          <table:table-cell table:style-name="ce10" office:value-type="string" calcext:value-type="string">
            <text:p>Massage Torso</text:p>
          </table:table-cell>
          <table:table-cell table:style-name="ce14" table:formula="of:=[.$F$1]" office:value-type="float" office:value="23" calcext:value-type="float">
            <text:p>23</text:p>
          </table:table-cell>
          <table:table-cell table:style-name="ce10"/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3" table:formula="of:=FALSE()" office:value-type="float" office:value="0" calcext:value-type="float">
            <text:p>0</text:p>
          </table:table-cell>
          <table:table-cell table:style-name="ce10" office:value-type="string" calcext:value-type="string">
            <text:p>Overhead Side Stretch</text:p>
          </table:table-cell>
          <table:table-cell table:style-name="ce14" table:formula="of:=[.$F$1]" office:value-type="float" office:value="23" calcext:value-type="float">
            <text:p>23</text:p>
          </table:table-cell>
          <table:table-cell table:style-name="ce10"/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3" table:formula="of:=FALSE()" office:value-type="float" office:value="0" calcext:value-type="float">
            <text:p>0</text:p>
          </table:table-cell>
          <table:table-cell table:style-name="ce10" office:value-type="string" calcext:value-type="string">
            <text:p>Jumping Jacks</text:p>
          </table:table-cell>
          <table:table-cell table:style-name="ce14" table:formula="of:=[.$F$1]" office:value-type="float" office:value="23" calcext:value-type="float">
            <text:p>23</text:p>
          </table:table-cell>
          <table:table-cell table:style-name="ce10"/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3" table:formula="of:=FALSE()" office:value-type="float" office:value="0" calcext:value-type="float">
            <text:p>0</text:p>
          </table:table-cell>
          <table:table-cell table:style-name="ce10" office:value-type="string" calcext:value-type="string">
            <text:p>Belt Leg</text:p>
          </table:table-cell>
          <table:table-cell table:style-name="ce14" table:formula="of:=[.$F$1]" office:value-type="float" office:value="23" calcext:value-type="float">
            <text:p>23</text:p>
          </table:table-cell>
          <table:table-cell table:style-name="ce10"/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3" table:formula="of:=FALSE()" office:value-type="float" office:value="0" calcext:value-type="float">
            <text:p>0</text:p>
          </table:table-cell>
          <table:table-cell table:style-name="ce10" office:value-type="string" calcext:value-type="string">
            <text:p>Deep Squat Sits</text:p>
          </table:table-cell>
          <table:table-cell table:style-name="ce14" table:formula="of:=[.$F$1]" office:value-type="float" office:value="23" calcext:value-type="float">
            <text:p>23</text:p>
          </table:table-cell>
          <table:table-cell table:style-name="ce10"/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3" table:formula="of:=FALSE()" office:value-type="float" office:value="0" calcext:value-type="float">
            <text:p>0</text:p>
          </table:table-cell>
          <table:table-cell table:style-name="ce10" office:value-type="string" calcext:value-type="string">
            <text:p>Standing Piriformis Stretch</text:p>
          </table:table-cell>
          <table:table-cell table:style-name="ce14" table:formula="of:=[.$F$1]" office:value-type="float" office:value="23" calcext:value-type="float">
            <text:p>23</text:p>
          </table:table-cell>
          <table:table-cell table:style-name="ce10"/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5" table:formula="of:=FALSE()" office:value-type="float" office:value="0" calcext:value-type="float">
            <text:p>0</text:p>
          </table:table-cell>
          <table:table-cell table:style-name="ce11" office:value-type="string" calcext:value-type="string">
            <text:p>Neck Stretch</text:p>
          </table:table-cell>
          <table:table-cell table:style-name="ce15" table:formula="of:=[.$F$1]" office:value-type="float" office:value="23" calcext:value-type="float">
            <text:p>23</text:p>
          </table:table-cell>
          <table:table-cell table:style-name="ce10"/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6"/>
          <table:table-cell table:style-name="ce10"/>
          <table:table-cell table:style-name="ce6"/>
          <table:table-cell table:style-name="ce16"/>
          <table:table-cell table:style-name="ce6" table:number-columns-repeated="22"/>
          <table:table-cell table:number-columns-repeated="998"/>
        </table:table-row>
        <table:table-row table:style-name="ro1" table:number-rows-repeated="977">
          <table:table-cell table:style-name="ce6" table:number-columns-repeated="26"/>
          <table:table-cell table:number-columns-repeated="998"/>
        </table:table-row>
        <table:table-row table:style-name="ro1">
          <table:table-cell table:style-name="ce7" table:number-columns-repeated="3"/>
          <table:table-cell table:style-name="ce6" table:number-columns-repeated="23"/>
          <table:table-cell table:number-columns-repeated="998"/>
        </table:table-row>
        <table:table-row table:style-name="ro2" table:number-rows-repeated="1047557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Warmup.A1:Warmup.Z1018">
            <calcext:condition calcext:apply-style-name="ConditionalStyle_1" calcext:value="=&quot;TRUE&quot;" calcext:base-cell-address="Warmup.A1"/>
          </calcext:conditional-format>
          <calcext:conditional-format calcext:target-range-address="Warmup.E4:Warmup.F6">
            <calcext:condition calcext:apply-style-name="ConditionalStyle_2" calcext:value="formula-is(COUNTA([.$E$4:.$E$6]) = COUNTIF([.$E$4:.$E$6]; 1))" calcext:base-cell-address="Warmup.E4"/>
          </calcext:conditional-format>
        </calcext:conditional-formats>
      </table:table>
      <table:table table:name="Steps" table:style-name="ta2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14" table:default-cell-style-name="Default"/>
        <table:table-column table:style-name="co4" table:number-columns-repeated="1001" table:default-cell-style-name="Default"/>
        <table:table-row table:style-name="ro1">
          <table:table-cell table:style-name="ce26" office:value-type="string" calcext:value-type="string">
            <text:p>Date</text:p>
          </table:table-cell>
          <table:table-cell table:style-name="ce32" office:value-type="string" calcext:value-type="string">
            <text:p>Steps</text:p>
          </table:table-cell>
          <table:table-cell table:style-name="ce37"/>
          <table:table-cell table:style-name="ce41" office:value-type="string" calcext:value-type="string">
            <text:p>Steps increase (days):</text:p>
          </table:table-cell>
          <table:table-cell table:style-name="ce45" office:value-type="float" office:value="7" calcext:value-type="float">
            <text:p>7</text:p>
          </table:table-cell>
          <table:table-cell table:style-name="ce49"/>
          <table:table-cell table:style-name="ce49" office:value-type="string" calcext:value-type="string">
            <text:p>Max steps:</text:p>
          </table:table-cell>
          <table:table-cell table:style-name="ce53" office:value-type="float" office:value="10000" calcext:value-type="float">
            <text:p>10000</text:p>
          </table:table-cell>
          <table:table-cell table:style-name="ce37" table:number-columns-repeated="14"/>
          <table:table-cell table:style-name="ce55"/>
          <table:table-cell table:number-columns-repeated="1001"/>
        </table:table-row>
        <table:table-row table:style-name="ro1">
          <table:table-cell table:style-name="ce27" office:value-type="date" office:date-value="2021-11-30" calcext:value-type="date">
            <text:p>11/30/2021</text:p>
          </table:table-cell>
          <table:table-cell table:style-name="ce33" office:value-type="float" office:value="5000" calcext:value-type="float">
            <text:p>5,000</text:p>
          </table:table-cell>
          <table:table-cell table:style-name="ce38"/>
          <table:table-cell table:style-name="ce42" office:value-type="string" calcext:value-type="string">
            <text:p>Steps increase amount:</text:p>
          </table:table-cell>
          <table:table-cell table:style-name="ce46" office:value-type="float" office:value="100" calcext:value-type="float">
            <text:p>100</text:p>
          </table:table-cell>
          <table:table-cell table:style-name="ce50"/>
          <table:table-cell table:style-name="ce52"/>
          <table:table-cell table:style-name="ce54"/>
          <table:table-cell table:style-name="ce37" table:number-columns-repeated="14"/>
          <table:table-cell table:style-name="ce55"/>
          <table:table-cell table:number-columns-repeated="1001"/>
        </table:table-row>
        <table:table-row table:style-name="ro1">
          <table:table-cell table:style-name="ce28" table:formula="of:=[.A2]+1" office:value-type="date" office:date-value="2021-12-01" calcext:value-type="date">
            <text:p>12/01/2021</text:p>
          </table:table-cell>
          <table:table-cell table:style-name="ce34" table:formula="of:=MIN([.$H$1];IF(MOD(ROW(); [.$E$1]) = 0; [.$B2] + [.$E$2]; [.$B2]))" office:value-type="float" office:value="5000" calcext:value-type="float">
            <text:p>5,000</text:p>
          </table:table-cell>
          <table:table-cell table:style-name="ce38"/>
          <table:table-cell table:style-name="ce37" table:number-columns-repeated="2"/>
          <table:table-cell table:style-name="ce38" table:number-columns-repeated="2"/>
          <table:table-cell table:style-name="ce39"/>
          <table:table-cell table:style-name="ce37" table:number-columns-repeated="15"/>
          <table:table-cell table:number-columns-repeated="1001"/>
        </table:table-row>
        <table:table-row table:style-name="ro1">
          <table:table-cell table:style-name="ce28" table:formula="of:=[.A3]+1" office:value-type="date" office:date-value="2021-12-02" calcext:value-type="date">
            <text:p>12/02/2021</text:p>
          </table:table-cell>
          <table:table-cell table:style-name="ce34" table:formula="of:=MIN([.$H$1];IF(MOD(ROW(); [.$E$1]) = 0; [.$B3] + [.$E$2]; [.$B3]))" office:value-type="float" office:value="5000" calcext:value-type="float">
            <text:p>5,000</text:p>
          </table:table-cell>
          <table:table-cell table:style-name="ce37"/>
          <table:table-cell table:style-name="ce43" table:formula="of:=FALSE()" office:value-type="float" office:value="0" calcext:value-type="float">
            <text:p>0</text:p>
          </table:table-cell>
          <table:table-cell table:style-name="ce47" table:formula="of:=INDIRECT( &quot;$B&quot; &amp; MATCH( TODAY(); [.$A$1:.$A$1048576]; 0 ))" office:value-type="float" office:value="5000" calcext:value-type="float">
            <text:p>5,000</text:p>
          </table:table-cell>
          <table:table-cell table:style-name="ce51" office:value-type="string" calcext:value-type="string">
            <text:p>Steps</text:p>
          </table:table-cell>
          <table:table-cell table:style-name="ce37" table:number-columns-repeated="17"/>
          <table:table-cell table:number-columns-repeated="1001"/>
        </table:table-row>
        <table:table-row table:style-name="ro1">
          <table:table-cell table:style-name="ce28" table:formula="of:=[.A4]+1" office:value-type="date" office:date-value="2021-12-03" calcext:value-type="date">
            <text:p>12/03/2021</text:p>
          </table:table-cell>
          <table:table-cell table:style-name="ce34" table:formula="of:=MIN([.$H$1];IF(MOD(ROW(); [.$E$1]) = 0; [.$B4] + [.$E$2]; [.$B4]))" office:value-type="float" office:value="5000" calcext:value-type="float">
            <text:p>5,000</text:p>
          </table:table-cell>
          <table:table-cell table:style-name="ce39"/>
          <table:table-cell table:style-name="ce44"/>
          <table:table-cell table:style-name="ce39"/>
          <table:table-cell table:style-name="ce37" table:number-columns-repeated="18"/>
          <table:table-cell table:number-columns-repeated="1001"/>
        </table:table-row>
        <table:table-row table:style-name="ro1">
          <table:table-cell table:style-name="ce28" table:formula="of:=[.A5]+1" office:value-type="date" office:date-value="2021-12-04" calcext:value-type="date">
            <text:p>12/04/2021</text:p>
          </table:table-cell>
          <table:table-cell table:style-name="ce34" table:formula="of:=MIN([.$H$1];IF(MOD(ROW(); [.$E$1]) = 0; [.$B5] + [.$E$2]; [.$B5]))" office:value-type="float" office:value="5000" calcext:value-type="float">
            <text:p>5,000</text:p>
          </table:table-cell>
          <table:table-cell table:style-name="ce37" table:number-columns-repeated="2"/>
          <table:table-cell table:style-name="ce39"/>
          <table:table-cell table:style-name="ce37" table:number-columns-repeated="18"/>
          <table:table-cell table:number-columns-repeated="1001"/>
        </table:table-row>
        <table:table-row table:style-name="ro1">
          <table:table-cell table:style-name="ce28" table:formula="of:=[.A6]+1" office:value-type="date" office:date-value="2021-12-05" calcext:value-type="date">
            <text:p>12/05/2021</text:p>
          </table:table-cell>
          <table:table-cell table:style-name="ce34" table:formula="of:=MIN([.$H$1];IF(MOD(ROW(); [.$E$1]) = 0; [.$B6] + [.$E$2]; [.$B6]))" office:value-type="float" office:value="5100" calcext:value-type="float">
            <text:p>5,100</text:p>
          </table:table-cell>
          <table:table-cell table:style-name="ce39" table:number-columns-repeated="7"/>
          <table:table-cell table:style-name="ce37" table:number-columns-repeated="14"/>
          <table:table-cell table:number-columns-repeated="1001"/>
        </table:table-row>
        <table:table-row table:style-name="ro1">
          <table:table-cell table:style-name="ce28" table:formula="of:=[.A7]+1" office:value-type="date" office:date-value="2021-12-06" calcext:value-type="date">
            <text:p>12/06/2021</text:p>
          </table:table-cell>
          <table:table-cell table:style-name="ce34" table:formula="of:=MIN([.$H$1];IF(MOD(ROW(); [.$E$1]) = 0; [.$B7] + [.$E$2]; [.$B7]))" office:value-type="float" office:value="5100" calcext:value-type="float">
            <text:p>5,100</text:p>
          </table:table-cell>
          <table:table-cell table:style-name="ce40" table:number-columns-repeated="7"/>
          <table:table-cell table:style-name="ce37" table:number-columns-repeated="14"/>
          <table:table-cell table:number-columns-repeated="1001"/>
        </table:table-row>
        <table:table-row table:style-name="ro1">
          <table:table-cell table:style-name="ce28" table:formula="of:=[.A8]+1" office:value-type="date" office:date-value="2021-12-07" calcext:value-type="date">
            <text:p>12/07/2021</text:p>
          </table:table-cell>
          <table:table-cell table:style-name="ce34" table:formula="of:=MIN([.$H$1];IF(MOD(ROW(); [.$E$1]) = 0; [.$B8] + [.$E$2]; [.$B8]))" office:value-type="float" office:value="5100" calcext:value-type="float">
            <text:p>5,100</text:p>
          </table:table-cell>
          <table:table-cell table:style-name="ce39" table:number-columns-repeated="7"/>
          <table:table-cell table:style-name="ce37" table:number-columns-repeated="14"/>
          <table:table-cell table:number-columns-repeated="1001"/>
        </table:table-row>
        <table:table-row table:style-name="ro1">
          <table:table-cell table:style-name="ce28" table:formula="of:=[.A9]+1" office:value-type="date" office:date-value="2021-12-08" calcext:value-type="date">
            <text:p>12/08/2021</text:p>
          </table:table-cell>
          <table:table-cell table:style-name="ce34" table:formula="of:=MIN([.$H$1];IF(MOD(ROW(); [.$E$1]) = 0; [.$B9] + [.$E$2]; [.$B9]))" office:value-type="float" office:value="5100" calcext:value-type="float">
            <text:p>5,1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10]+1" office:value-type="date" office:date-value="2021-12-09" calcext:value-type="date">
            <text:p>12/09/2021</text:p>
          </table:table-cell>
          <table:table-cell table:style-name="ce34" table:formula="of:=MIN([.$H$1];IF(MOD(ROW(); [.$E$1]) = 0; [.$B10] + [.$E$2]; [.$B10]))" office:value-type="float" office:value="5100" calcext:value-type="float">
            <text:p>5,100</text:p>
          </table:table-cell>
          <table:table-cell table:style-name="ce37" table:number-columns-repeated="2"/>
          <table:table-cell table:style-name="ce39" table:number-columns-repeated="2"/>
          <table:table-cell table:style-name="ce37" table:number-columns-repeated="17"/>
          <table:table-cell table:number-columns-repeated="1001"/>
        </table:table-row>
        <table:table-row table:style-name="ro1">
          <table:table-cell table:style-name="ce28" table:formula="of:=[.A11]+1" office:value-type="date" office:date-value="2021-12-10" calcext:value-type="date">
            <text:p>12/10/2021</text:p>
          </table:table-cell>
          <table:table-cell table:style-name="ce34" table:formula="of:=MIN([.$H$1];IF(MOD(ROW(); [.$E$1]) = 0; [.$B11] + [.$E$2]; [.$B11]))" office:value-type="float" office:value="5100" calcext:value-type="float">
            <text:p>5,1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12]+1" office:value-type="date" office:date-value="2021-12-11" calcext:value-type="date">
            <text:p>12/11/2021</text:p>
          </table:table-cell>
          <table:table-cell table:style-name="ce34" table:formula="of:=MIN([.$H$1];IF(MOD(ROW(); [.$E$1]) = 0; [.$B12] + [.$E$2]; [.$B12]))" office:value-type="float" office:value="5100" calcext:value-type="float">
            <text:p>5,100</text:p>
          </table:table-cell>
          <table:table-cell table:style-name="ce37"/>
          <table:table-cell table:style-name="ce39"/>
          <table:table-cell table:style-name="ce37"/>
          <table:table-cell table:style-name="ce39" table:number-columns-repeated="2"/>
          <table:table-cell table:style-name="ce37" table:number-columns-repeated="16"/>
          <table:table-cell table:number-columns-repeated="1001"/>
        </table:table-row>
        <table:table-row table:style-name="ro1">
          <table:table-cell table:style-name="ce28" table:formula="of:=[.A13]+1" office:value-type="date" office:date-value="2021-12-12" calcext:value-type="date">
            <text:p>12/12/2021</text:p>
          </table:table-cell>
          <table:table-cell table:style-name="ce34" table:formula="of:=MIN([.$H$1];IF(MOD(ROW(); [.$E$1]) = 0; [.$B13] + [.$E$2]; [.$B13]))" office:value-type="float" office:value="5200" calcext:value-type="float">
            <text:p>5,200</text:p>
          </table:table-cell>
          <table:table-cell table:style-name="ce37"/>
          <table:table-cell table:style-name="ce39" table:number-columns-repeated="3"/>
          <table:table-cell table:style-name="ce37" table:number-columns-repeated="2"/>
          <table:table-cell table:style-name="ce39"/>
          <table:table-cell table:style-name="ce37" table:number-columns-repeated="14"/>
          <table:table-cell table:number-columns-repeated="1001"/>
        </table:table-row>
        <table:table-row table:style-name="ro1">
          <table:table-cell table:style-name="ce28" table:formula="of:=[.A14]+1" office:value-type="date" office:date-value="2021-12-13" calcext:value-type="date">
            <text:p>12/13/2021</text:p>
          </table:table-cell>
          <table:table-cell table:style-name="ce34" table:formula="of:=MIN([.$H$1];IF(MOD(ROW(); [.$E$1]) = 0; [.$B14] + [.$E$2]; [.$B14]))" office:value-type="float" office:value="5200" calcext:value-type="float">
            <text:p>5,200</text:p>
          </table:table-cell>
          <table:table-cell table:style-name="ce37"/>
          <table:table-cell table:style-name="ce39"/>
          <table:table-cell table:style-name="ce37" table:number-columns-repeated="3"/>
          <table:table-cell table:style-name="ce39"/>
          <table:table-cell table:style-name="ce37" table:number-columns-repeated="15"/>
          <table:table-cell table:number-columns-repeated="1001"/>
        </table:table-row>
        <table:table-row table:style-name="ro1">
          <table:table-cell table:style-name="ce28" table:formula="of:=[.A15]+1" office:value-type="date" office:date-value="2021-12-14" calcext:value-type="date">
            <text:p>12/14/2021</text:p>
          </table:table-cell>
          <table:table-cell table:style-name="ce34" table:formula="of:=MIN([.$H$1];IF(MOD(ROW(); [.$E$1]) = 0; [.$B15] + [.$E$2]; [.$B15]))" office:value-type="float" office:value="5200" calcext:value-type="float">
            <text:p>5,200</text:p>
          </table:table-cell>
          <table:table-cell table:style-name="ce39" table:number-columns-repeated="2"/>
          <table:table-cell table:style-name="ce37"/>
          <table:table-cell table:style-name="ce39" table:number-columns-repeated="2"/>
          <table:table-cell table:style-name="ce37" table:number-columns-repeated="16"/>
          <table:table-cell table:number-columns-repeated="1001"/>
        </table:table-row>
        <table:table-row table:style-name="ro1">
          <table:table-cell table:style-name="ce28" table:formula="of:=[.A16]+1" office:value-type="date" office:date-value="2021-12-15" calcext:value-type="date">
            <text:p>12/15/2021</text:p>
          </table:table-cell>
          <table:table-cell table:style-name="ce34" table:formula="of:=MIN([.$H$1];IF(MOD(ROW(); [.$E$1]) = 0; [.$B16] + [.$E$2]; [.$B16]))" office:value-type="float" office:value="5200" calcext:value-type="float">
            <text:p>5,200</text:p>
          </table:table-cell>
          <table:table-cell table:style-name="ce39" table:number-columns-repeated="2"/>
          <table:table-cell table:style-name="ce37"/>
          <table:table-cell table:style-name="ce39" table:number-columns-repeated="2"/>
          <table:table-cell table:style-name="ce37" table:number-columns-repeated="16"/>
          <table:table-cell table:number-columns-repeated="1001"/>
        </table:table-row>
        <table:table-row table:style-name="ro1">
          <table:table-cell table:style-name="ce28" table:formula="of:=[.A17]+1" office:value-type="date" office:date-value="2021-12-16" calcext:value-type="date">
            <text:p>12/16/2021</text:p>
          </table:table-cell>
          <table:table-cell table:style-name="ce34" table:formula="of:=MIN([.$H$1];IF(MOD(ROW(); [.$E$1]) = 0; [.$B17] + [.$E$2]; [.$B17]))" office:value-type="float" office:value="5200" calcext:value-type="float">
            <text:p>5,200</text:p>
          </table:table-cell>
          <table:table-cell table:style-name="ce39" table:number-columns-repeated="2"/>
          <table:table-cell table:style-name="ce37" table:number-columns-repeated="19"/>
          <table:table-cell table:number-columns-repeated="1001"/>
        </table:table-row>
        <table:table-row table:style-name="ro1">
          <table:table-cell table:style-name="ce28" table:formula="of:=[.A18]+1" office:value-type="date" office:date-value="2021-12-17" calcext:value-type="date">
            <text:p>12/17/2021</text:p>
          </table:table-cell>
          <table:table-cell table:style-name="ce34" table:formula="of:=MIN([.$H$1];IF(MOD(ROW(); [.$E$1]) = 0; [.$B18] + [.$E$2]; [.$B18]))" office:value-type="float" office:value="5200" calcext:value-type="float">
            <text:p>5,200</text:p>
          </table:table-cell>
          <table:table-cell table:style-name="ce37"/>
          <table:table-cell table:style-name="ce39"/>
          <table:table-cell table:style-name="ce37" table:number-columns-repeated="19"/>
          <table:table-cell table:number-columns-repeated="1001"/>
        </table:table-row>
        <table:table-row table:style-name="ro1">
          <table:table-cell table:style-name="ce28" table:formula="of:=[.A19]+1" office:value-type="date" office:date-value="2021-12-18" calcext:value-type="date">
            <text:p>12/18/2021</text:p>
          </table:table-cell>
          <table:table-cell table:style-name="ce34" table:formula="of:=MIN([.$H$1];IF(MOD(ROW(); [.$E$1]) = 0; [.$B19] + [.$E$2]; [.$B19]))" office:value-type="float" office:value="5200" calcext:value-type="float">
            <text:p>5,200</text:p>
          </table:table-cell>
          <table:table-cell table:style-name="ce39"/>
          <table:table-cell table:style-name="ce37" table:number-columns-repeated="20"/>
          <table:table-cell table:number-columns-repeated="1001"/>
        </table:table-row>
        <table:table-row table:style-name="ro1">
          <table:table-cell table:style-name="ce28" table:formula="of:=[.A20]+1" office:value-type="date" office:date-value="2021-12-19" calcext:value-type="date">
            <text:p>12/19/2021</text:p>
          </table:table-cell>
          <table:table-cell table:style-name="ce34" table:formula="of:=MIN([.$H$1];IF(MOD(ROW(); [.$E$1]) = 0; [.$B20] + [.$E$2]; [.$B20]))" office:value-type="float" office:value="5300" calcext:value-type="float">
            <text:p>5,300</text:p>
          </table:table-cell>
          <table:table-cell table:style-name="ce39" table:number-columns-repeated="2"/>
          <table:table-cell table:style-name="ce37" table:number-columns-repeated="19"/>
          <table:table-cell table:number-columns-repeated="1001"/>
        </table:table-row>
        <table:table-row table:style-name="ro1">
          <table:table-cell table:style-name="ce28" table:formula="of:=[.A21]+1" office:value-type="date" office:date-value="2021-12-20" calcext:value-type="date">
            <text:p>12/20/2021</text:p>
          </table:table-cell>
          <table:table-cell table:style-name="ce34" table:formula="of:=MIN([.$H$1];IF(MOD(ROW(); [.$E$1]) = 0; [.$B21] + [.$E$2]; [.$B21]))" office:value-type="float" office:value="5300" calcext:value-type="float">
            <text:p>5,300</text:p>
          </table:table-cell>
          <table:table-cell table:style-name="ce39" table:number-columns-repeated="3"/>
          <table:table-cell table:style-name="ce37" table:number-columns-repeated="2"/>
          <table:table-cell table:style-name="ce39"/>
          <table:table-cell table:style-name="ce37" table:number-columns-repeated="15"/>
          <table:table-cell table:number-columns-repeated="1001"/>
        </table:table-row>
        <table:table-row table:style-name="ro1">
          <table:table-cell table:style-name="ce28" table:formula="of:=[.A22]+1" office:value-type="date" office:date-value="2021-12-21" calcext:value-type="date">
            <text:p>12/21/2021</text:p>
          </table:table-cell>
          <table:table-cell table:style-name="ce34" table:formula="of:=MIN([.$H$1];IF(MOD(ROW(); [.$E$1]) = 0; [.$B22] + [.$E$2]; [.$B22]))" office:value-type="float" office:value="5300" calcext:value-type="float">
            <text:p>5,300</text:p>
          </table:table-cell>
          <table:table-cell table:style-name="ce39" table:number-columns-repeated="2"/>
          <table:table-cell table:style-name="ce48"/>
          <table:table-cell table:style-name="ce37" table:number-columns-repeated="18"/>
          <table:table-cell table:number-columns-repeated="1001"/>
        </table:table-row>
        <table:table-row table:style-name="ro1">
          <table:table-cell table:style-name="ce28" table:formula="of:=[.A23]+1" office:value-type="date" office:date-value="2021-12-22" calcext:value-type="date">
            <text:p>12/22/2021</text:p>
          </table:table-cell>
          <table:table-cell table:style-name="ce34" table:formula="of:=MIN([.$H$1];IF(MOD(ROW(); [.$E$1]) = 0; [.$B23] + [.$E$2]; [.$B23]))" office:value-type="float" office:value="5300" calcext:value-type="float">
            <text:p>5,300</text:p>
          </table:table-cell>
          <table:table-cell table:style-name="ce39"/>
          <table:table-cell table:style-name="ce37" table:number-columns-repeated="20"/>
          <table:table-cell table:number-columns-repeated="1001"/>
        </table:table-row>
        <table:table-row table:style-name="ro1">
          <table:table-cell table:style-name="ce28" table:formula="of:=[.A24]+1" office:value-type="date" office:date-value="2021-12-23" calcext:value-type="date">
            <text:p>12/23/2021</text:p>
          </table:table-cell>
          <table:table-cell table:style-name="ce34" table:formula="of:=MIN([.$H$1];IF(MOD(ROW(); [.$E$1]) = 0; [.$B24] + [.$E$2]; [.$B24]))" office:value-type="float" office:value="5300" calcext:value-type="float">
            <text:p>5,300</text:p>
          </table:table-cell>
          <table:table-cell table:style-name="ce39" table:number-columns-repeated="3"/>
          <table:table-cell table:style-name="ce37" table:number-columns-repeated="18"/>
          <table:table-cell table:number-columns-repeated="1001"/>
        </table:table-row>
        <table:table-row table:style-name="ro1">
          <table:table-cell table:style-name="ce28" table:formula="of:=[.A25]+1" office:value-type="date" office:date-value="2021-12-24" calcext:value-type="date">
            <text:p>12/24/2021</text:p>
          </table:table-cell>
          <table:table-cell table:style-name="ce34" table:formula="of:=MIN([.$H$1];IF(MOD(ROW(); [.$E$1]) = 0; [.$B25] + [.$E$2]; [.$B25]))" office:value-type="float" office:value="5300" calcext:value-type="float">
            <text:p>5,300</text:p>
          </table:table-cell>
          <table:table-cell table:style-name="ce39" table:number-columns-repeated="2"/>
          <table:table-cell table:style-name="ce37" table:number-columns-repeated="19"/>
          <table:table-cell table:number-columns-repeated="1001"/>
        </table:table-row>
        <table:table-row table:style-name="ro1">
          <table:table-cell table:style-name="ce28" table:formula="of:=[.A26]+1" office:value-type="date" office:date-value="2021-12-25" calcext:value-type="date">
            <text:p>12/25/2021</text:p>
          </table:table-cell>
          <table:table-cell table:style-name="ce34" table:formula="of:=MIN([.$H$1];IF(MOD(ROW(); [.$E$1]) = 0; [.$B26] + [.$E$2]; [.$B26]))" office:value-type="float" office:value="5300" calcext:value-type="float">
            <text:p>5,300</text:p>
          </table:table-cell>
          <table:table-cell table:style-name="ce39" table:number-columns-repeated="2"/>
          <table:table-cell table:style-name="ce37" table:number-columns-repeated="19"/>
          <table:table-cell table:number-columns-repeated="1001"/>
        </table:table-row>
        <table:table-row table:style-name="ro1">
          <table:table-cell table:style-name="ce28" table:formula="of:=[.A27]+1" office:value-type="date" office:date-value="2021-12-26" calcext:value-type="date">
            <text:p>12/26/2021</text:p>
          </table:table-cell>
          <table:table-cell table:style-name="ce34" table:formula="of:=MIN([.$H$1];IF(MOD(ROW(); [.$E$1]) = 0; [.$B27] + [.$E$2]; [.$B27]))" office:value-type="float" office:value="5400" calcext:value-type="float">
            <text:p>5,400</text:p>
          </table:table-cell>
          <table:table-cell table:style-name="ce39" table:number-columns-repeated="3"/>
          <table:table-cell table:style-name="ce37" table:number-columns-repeated="18"/>
          <table:table-cell table:number-columns-repeated="1001"/>
        </table:table-row>
        <table:table-row table:style-name="ro1">
          <table:table-cell table:style-name="ce28" table:formula="of:=[.A28]+1" office:value-type="date" office:date-value="2021-12-27" calcext:value-type="date">
            <text:p>12/27/2021</text:p>
          </table:table-cell>
          <table:table-cell table:style-name="ce34" table:formula="of:=MIN([.$H$1];IF(MOD(ROW(); [.$E$1]) = 0; [.$B28] + [.$E$2]; [.$B28]))" office:value-type="float" office:value="5400" calcext:value-type="float">
            <text:p>5,4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29]+1" office:value-type="date" office:date-value="2021-12-28" calcext:value-type="date">
            <text:p>12/28/2021</text:p>
          </table:table-cell>
          <table:table-cell table:style-name="ce34" table:formula="of:=MIN([.$H$1];IF(MOD(ROW(); [.$E$1]) = 0; [.$B29] + [.$E$2]; [.$B29]))" office:value-type="float" office:value="5400" calcext:value-type="float">
            <text:p>5,4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30]+1" office:value-type="date" office:date-value="2021-12-29" calcext:value-type="date">
            <text:p>12/29/2021</text:p>
          </table:table-cell>
          <table:table-cell table:style-name="ce34" table:formula="of:=MIN([.$H$1];IF(MOD(ROW(); [.$E$1]) = 0; [.$B30] + [.$E$2]; [.$B30]))" office:value-type="float" office:value="5400" calcext:value-type="float">
            <text:p>5,4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31]+1" office:value-type="date" office:date-value="2021-12-30" calcext:value-type="date">
            <text:p>12/30/2021</text:p>
          </table:table-cell>
          <table:table-cell table:style-name="ce34" table:formula="of:=MIN([.$H$1];IF(MOD(ROW(); [.$E$1]) = 0; [.$B31] + [.$E$2]; [.$B31]))" office:value-type="float" office:value="5400" calcext:value-type="float">
            <text:p>5,4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32]+1" office:value-type="date" office:date-value="2021-12-31" calcext:value-type="date">
            <text:p>12/31/2021</text:p>
          </table:table-cell>
          <table:table-cell table:style-name="ce34" table:formula="of:=MIN([.$H$1];IF(MOD(ROW(); [.$E$1]) = 0; [.$B32] + [.$E$2]; [.$B32]))" office:value-type="float" office:value="5400" calcext:value-type="float">
            <text:p>5,4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33]+1" office:value-type="date" office:date-value="2022-01-01" calcext:value-type="date">
            <text:p>01/01/2022</text:p>
          </table:table-cell>
          <table:table-cell table:style-name="ce34" table:formula="of:=MIN([.$H$1];IF(MOD(ROW(); [.$E$1]) = 0; [.$B33] + [.$E$2]; [.$B33]))" office:value-type="float" office:value="5400" calcext:value-type="float">
            <text:p>5,4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34]+1" office:value-type="date" office:date-value="2022-01-02" calcext:value-type="date">
            <text:p>01/02/2022</text:p>
          </table:table-cell>
          <table:table-cell table:style-name="ce34" table:formula="of:=MIN([.$H$1];IF(MOD(ROW(); [.$E$1]) = 0; [.$B34] + [.$E$2]; [.$B34]))" office:value-type="float" office:value="5500" calcext:value-type="float">
            <text:p>5,5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35]+1" office:value-type="date" office:date-value="2022-01-03" calcext:value-type="date">
            <text:p>01/03/2022</text:p>
          </table:table-cell>
          <table:table-cell table:style-name="ce34" table:formula="of:=MIN([.$H$1];IF(MOD(ROW(); [.$E$1]) = 0; [.$B35] + [.$E$2]; [.$B35]))" office:value-type="float" office:value="5500" calcext:value-type="float">
            <text:p>5,5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36]+1" office:value-type="date" office:date-value="2022-01-04" calcext:value-type="date">
            <text:p>01/04/2022</text:p>
          </table:table-cell>
          <table:table-cell table:style-name="ce34" table:formula="of:=MIN([.$H$1];IF(MOD(ROW(); [.$E$1]) = 0; [.$B36] + [.$E$2]; [.$B36]))" office:value-type="float" office:value="5500" calcext:value-type="float">
            <text:p>5,5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37]+1" office:value-type="date" office:date-value="2022-01-05" calcext:value-type="date">
            <text:p>01/05/2022</text:p>
          </table:table-cell>
          <table:table-cell table:style-name="ce34" table:formula="of:=MIN([.$H$1];IF(MOD(ROW(); [.$E$1]) = 0; [.$B37] + [.$E$2]; [.$B37]))" office:value-type="float" office:value="5500" calcext:value-type="float">
            <text:p>5,5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38]+1" office:value-type="date" office:date-value="2022-01-06" calcext:value-type="date">
            <text:p>01/06/2022</text:p>
          </table:table-cell>
          <table:table-cell table:style-name="ce34" table:formula="of:=MIN([.$H$1];IF(MOD(ROW(); [.$E$1]) = 0; [.$B38] + [.$E$2]; [.$B38]))" office:value-type="float" office:value="5500" calcext:value-type="float">
            <text:p>5,5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39]+1" office:value-type="date" office:date-value="2022-01-07" calcext:value-type="date">
            <text:p>01/07/2022</text:p>
          </table:table-cell>
          <table:table-cell table:style-name="ce34" table:formula="of:=MIN([.$H$1];IF(MOD(ROW(); [.$E$1]) = 0; [.$B39] + [.$E$2]; [.$B39]))" office:value-type="float" office:value="5500" calcext:value-type="float">
            <text:p>5,5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40]+1" office:value-type="date" office:date-value="2022-01-08" calcext:value-type="date">
            <text:p>01/08/2022</text:p>
          </table:table-cell>
          <table:table-cell table:style-name="ce34" table:formula="of:=MIN([.$H$1];IF(MOD(ROW(); [.$E$1]) = 0; [.$B40] + [.$E$2]; [.$B40]))" office:value-type="float" office:value="5500" calcext:value-type="float">
            <text:p>5,5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41]+1" office:value-type="date" office:date-value="2022-01-09" calcext:value-type="date">
            <text:p>01/09/2022</text:p>
          </table:table-cell>
          <table:table-cell table:style-name="ce34" table:formula="of:=MIN([.$H$1];IF(MOD(ROW(); [.$E$1]) = 0; [.$B41] + [.$E$2]; [.$B41]))" office:value-type="float" office:value="5600" calcext:value-type="float">
            <text:p>5,6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42]+1" office:value-type="date" office:date-value="2022-01-10" calcext:value-type="date">
            <text:p>01/10/2022</text:p>
          </table:table-cell>
          <table:table-cell table:style-name="ce34" table:formula="of:=MIN([.$H$1];IF(MOD(ROW(); [.$E$1]) = 0; [.$B42] + [.$E$2]; [.$B42]))" office:value-type="float" office:value="5600" calcext:value-type="float">
            <text:p>5,6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43]+1" office:value-type="date" office:date-value="2022-01-11" calcext:value-type="date">
            <text:p>01/11/2022</text:p>
          </table:table-cell>
          <table:table-cell table:style-name="ce34" table:formula="of:=MIN([.$H$1];IF(MOD(ROW(); [.$E$1]) = 0; [.$B43] + [.$E$2]; [.$B43]))" office:value-type="float" office:value="5600" calcext:value-type="float">
            <text:p>5,6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44]+1" office:value-type="date" office:date-value="2022-01-12" calcext:value-type="date">
            <text:p>01/12/2022</text:p>
          </table:table-cell>
          <table:table-cell table:style-name="ce34" table:formula="of:=MIN([.$H$1];IF(MOD(ROW(); [.$E$1]) = 0; [.$B44] + [.$E$2]; [.$B44]))" office:value-type="float" office:value="5600" calcext:value-type="float">
            <text:p>5,6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45]+1" office:value-type="date" office:date-value="2022-01-13" calcext:value-type="date">
            <text:p>01/13/2022</text:p>
          </table:table-cell>
          <table:table-cell table:style-name="ce34" table:formula="of:=MIN([.$H$1];IF(MOD(ROW(); [.$E$1]) = 0; [.$B45] + [.$E$2]; [.$B45]))" office:value-type="float" office:value="5600" calcext:value-type="float">
            <text:p>5,6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46]+1" office:value-type="date" office:date-value="2022-01-14" calcext:value-type="date">
            <text:p>01/14/2022</text:p>
          </table:table-cell>
          <table:table-cell table:style-name="ce34" table:formula="of:=MIN([.$H$1];IF(MOD(ROW(); [.$E$1]) = 0; [.$B46] + [.$E$2]; [.$B46]))" office:value-type="float" office:value="5600" calcext:value-type="float">
            <text:p>5,6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47]+1" office:value-type="date" office:date-value="2022-01-15" calcext:value-type="date">
            <text:p>01/15/2022</text:p>
          </table:table-cell>
          <table:table-cell table:style-name="ce34" table:formula="of:=MIN([.$H$1];IF(MOD(ROW(); [.$E$1]) = 0; [.$B47] + [.$E$2]; [.$B47]))" office:value-type="float" office:value="5600" calcext:value-type="float">
            <text:p>5,6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48]+1" office:value-type="date" office:date-value="2022-01-16" calcext:value-type="date">
            <text:p>01/16/2022</text:p>
          </table:table-cell>
          <table:table-cell table:style-name="ce34" table:formula="of:=MIN([.$H$1];IF(MOD(ROW(); [.$E$1]) = 0; [.$B48] + [.$E$2]; [.$B48]))" office:value-type="float" office:value="5700" calcext:value-type="float">
            <text:p>5,7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49]+1" office:value-type="date" office:date-value="2022-01-17" calcext:value-type="date">
            <text:p>01/17/2022</text:p>
          </table:table-cell>
          <table:table-cell table:style-name="ce34" table:formula="of:=MIN([.$H$1];IF(MOD(ROW(); [.$E$1]) = 0; [.$B49] + [.$E$2]; [.$B49]))" office:value-type="float" office:value="5700" calcext:value-type="float">
            <text:p>5,7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50]+1" office:value-type="date" office:date-value="2022-01-18" calcext:value-type="date">
            <text:p>01/18/2022</text:p>
          </table:table-cell>
          <table:table-cell table:style-name="ce34" table:formula="of:=MIN([.$H$1];IF(MOD(ROW(); [.$E$1]) = 0; [.$B50] + [.$E$2]; [.$B50]))" office:value-type="float" office:value="5700" calcext:value-type="float">
            <text:p>5,7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51]+1" office:value-type="date" office:date-value="2022-01-19" calcext:value-type="date">
            <text:p>01/19/2022</text:p>
          </table:table-cell>
          <table:table-cell table:style-name="ce34" table:formula="of:=MIN([.$H$1];IF(MOD(ROW(); [.$E$1]) = 0; [.$B51] + [.$E$2]; [.$B51]))" office:value-type="float" office:value="5700" calcext:value-type="float">
            <text:p>5,7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52]+1" office:value-type="date" office:date-value="2022-01-20" calcext:value-type="date">
            <text:p>01/20/2022</text:p>
          </table:table-cell>
          <table:table-cell table:style-name="ce34" table:formula="of:=MIN([.$H$1];IF(MOD(ROW(); [.$E$1]) = 0; [.$B52] + [.$E$2]; [.$B52]))" office:value-type="float" office:value="5700" calcext:value-type="float">
            <text:p>5,7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53]+1" office:value-type="date" office:date-value="2022-01-21" calcext:value-type="date">
            <text:p>01/21/2022</text:p>
          </table:table-cell>
          <table:table-cell table:style-name="ce34" table:formula="of:=MIN([.$H$1];IF(MOD(ROW(); [.$E$1]) = 0; [.$B53] + [.$E$2]; [.$B53]))" office:value-type="float" office:value="5700" calcext:value-type="float">
            <text:p>5,7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54]+1" office:value-type="date" office:date-value="2022-01-22" calcext:value-type="date">
            <text:p>01/22/2022</text:p>
          </table:table-cell>
          <table:table-cell table:style-name="ce34" table:formula="of:=MIN([.$H$1];IF(MOD(ROW(); [.$E$1]) = 0; [.$B54] + [.$E$2]; [.$B54]))" office:value-type="float" office:value="5700" calcext:value-type="float">
            <text:p>5,7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55]+1" office:value-type="date" office:date-value="2022-01-23" calcext:value-type="date">
            <text:p>01/23/2022</text:p>
          </table:table-cell>
          <table:table-cell table:style-name="ce34" table:formula="of:=MIN([.$H$1];IF(MOD(ROW(); [.$E$1]) = 0; [.$B55] + [.$E$2]; [.$B55]))" office:value-type="float" office:value="5800" calcext:value-type="float">
            <text:p>5,8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56]+1" office:value-type="date" office:date-value="2022-01-24" calcext:value-type="date">
            <text:p>01/24/2022</text:p>
          </table:table-cell>
          <table:table-cell table:style-name="ce34" table:formula="of:=MIN([.$H$1];IF(MOD(ROW(); [.$E$1]) = 0; [.$B56] + [.$E$2]; [.$B56]))" office:value-type="float" office:value="5800" calcext:value-type="float">
            <text:p>5,8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57]+1" office:value-type="date" office:date-value="2022-01-25" calcext:value-type="date">
            <text:p>01/25/2022</text:p>
          </table:table-cell>
          <table:table-cell table:style-name="ce34" table:formula="of:=MIN([.$H$1];IF(MOD(ROW(); [.$E$1]) = 0; [.$B57] + [.$E$2]; [.$B57]))" office:value-type="float" office:value="5800" calcext:value-type="float">
            <text:p>5,8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58]+1" office:value-type="date" office:date-value="2022-01-26" calcext:value-type="date">
            <text:p>01/26/2022</text:p>
          </table:table-cell>
          <table:table-cell table:style-name="ce34" table:formula="of:=MIN([.$H$1];IF(MOD(ROW(); [.$E$1]) = 0; [.$B58] + [.$E$2]; [.$B58]))" office:value-type="float" office:value="5800" calcext:value-type="float">
            <text:p>5,8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59]+1" office:value-type="date" office:date-value="2022-01-27" calcext:value-type="date">
            <text:p>01/27/2022</text:p>
          </table:table-cell>
          <table:table-cell table:style-name="ce34" table:formula="of:=MIN([.$H$1];IF(MOD(ROW(); [.$E$1]) = 0; [.$B59] + [.$E$2]; [.$B59]))" office:value-type="float" office:value="5800" calcext:value-type="float">
            <text:p>5,8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60]+1" office:value-type="date" office:date-value="2022-01-28" calcext:value-type="date">
            <text:p>01/28/2022</text:p>
          </table:table-cell>
          <table:table-cell table:style-name="ce34" table:formula="of:=MIN([.$H$1];IF(MOD(ROW(); [.$E$1]) = 0; [.$B60] + [.$E$2]; [.$B60]))" office:value-type="float" office:value="5800" calcext:value-type="float">
            <text:p>5,8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61]+1" office:value-type="date" office:date-value="2022-01-29" calcext:value-type="date">
            <text:p>01/29/2022</text:p>
          </table:table-cell>
          <table:table-cell table:style-name="ce34" table:formula="of:=MIN([.$H$1];IF(MOD(ROW(); [.$E$1]) = 0; [.$B61] + [.$E$2]; [.$B61]))" office:value-type="float" office:value="5800" calcext:value-type="float">
            <text:p>5,8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62]+1" office:value-type="date" office:date-value="2022-01-30" calcext:value-type="date">
            <text:p>01/30/2022</text:p>
          </table:table-cell>
          <table:table-cell table:style-name="ce34" table:formula="of:=MIN([.$H$1];IF(MOD(ROW(); [.$E$1]) = 0; [.$B62] + [.$E$2]; [.$B62]))" office:value-type="float" office:value="5900" calcext:value-type="float">
            <text:p>5,9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63]+1" office:value-type="date" office:date-value="2022-01-31" calcext:value-type="date">
            <text:p>01/31/2022</text:p>
          </table:table-cell>
          <table:table-cell table:style-name="ce34" table:formula="of:=MIN([.$H$1];IF(MOD(ROW(); [.$E$1]) = 0; [.$B63] + [.$E$2]; [.$B63]))" office:value-type="float" office:value="5900" calcext:value-type="float">
            <text:p>5,9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64]+1" office:value-type="date" office:date-value="2022-02-01" calcext:value-type="date">
            <text:p>02/01/2022</text:p>
          </table:table-cell>
          <table:table-cell table:style-name="ce34" table:formula="of:=MIN([.$H$1];IF(MOD(ROW(); [.$E$1]) = 0; [.$B64] + [.$E$2]; [.$B64]))" office:value-type="float" office:value="5900" calcext:value-type="float">
            <text:p>5,9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65]+1" office:value-type="date" office:date-value="2022-02-02" calcext:value-type="date">
            <text:p>02/02/2022</text:p>
          </table:table-cell>
          <table:table-cell table:style-name="ce34" table:formula="of:=MIN([.$H$1];IF(MOD(ROW(); [.$E$1]) = 0; [.$B65] + [.$E$2]; [.$B65]))" office:value-type="float" office:value="5900" calcext:value-type="float">
            <text:p>5,9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66]+1" office:value-type="date" office:date-value="2022-02-03" calcext:value-type="date">
            <text:p>02/03/2022</text:p>
          </table:table-cell>
          <table:table-cell table:style-name="ce34" table:formula="of:=MIN([.$H$1];IF(MOD(ROW(); [.$E$1]) = 0; [.$B66] + [.$E$2]; [.$B66]))" office:value-type="float" office:value="5900" calcext:value-type="float">
            <text:p>5,9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67]+1" office:value-type="date" office:date-value="2022-02-04" calcext:value-type="date">
            <text:p>02/04/2022</text:p>
          </table:table-cell>
          <table:table-cell table:style-name="ce34" table:formula="of:=MIN([.$H$1];IF(MOD(ROW(); [.$E$1]) = 0; [.$B67] + [.$E$2]; [.$B67]))" office:value-type="float" office:value="5900" calcext:value-type="float">
            <text:p>5,9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68]+1" office:value-type="date" office:date-value="2022-02-05" calcext:value-type="date">
            <text:p>02/05/2022</text:p>
          </table:table-cell>
          <table:table-cell table:style-name="ce34" table:formula="of:=MIN([.$H$1];IF(MOD(ROW(); [.$E$1]) = 0; [.$B68] + [.$E$2]; [.$B68]))" office:value-type="float" office:value="5900" calcext:value-type="float">
            <text:p>5,9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69]+1" office:value-type="date" office:date-value="2022-02-06" calcext:value-type="date">
            <text:p>02/06/2022</text:p>
          </table:table-cell>
          <table:table-cell table:style-name="ce34" table:formula="of:=MIN([.$H$1];IF(MOD(ROW(); [.$E$1]) = 0; [.$B69] + [.$E$2]; [.$B69]))" office:value-type="float" office:value="6000" calcext:value-type="float">
            <text:p>6,0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70]+1" office:value-type="date" office:date-value="2022-02-07" calcext:value-type="date">
            <text:p>02/07/2022</text:p>
          </table:table-cell>
          <table:table-cell table:style-name="ce34" table:formula="of:=MIN([.$H$1];IF(MOD(ROW(); [.$E$1]) = 0; [.$B70] + [.$E$2]; [.$B70]))" office:value-type="float" office:value="6000" calcext:value-type="float">
            <text:p>6,0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71]+1" office:value-type="date" office:date-value="2022-02-08" calcext:value-type="date">
            <text:p>02/08/2022</text:p>
          </table:table-cell>
          <table:table-cell table:style-name="ce34" table:formula="of:=MIN([.$H$1];IF(MOD(ROW(); [.$E$1]) = 0; [.$B71] + [.$E$2]; [.$B71]))" office:value-type="float" office:value="6000" calcext:value-type="float">
            <text:p>6,0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72]+1" office:value-type="date" office:date-value="2022-02-09" calcext:value-type="date">
            <text:p>02/09/2022</text:p>
          </table:table-cell>
          <table:table-cell table:style-name="ce34" table:formula="of:=MIN([.$H$1];IF(MOD(ROW(); [.$E$1]) = 0; [.$B72] + [.$E$2]; [.$B72]))" office:value-type="float" office:value="6000" calcext:value-type="float">
            <text:p>6,0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73]+1" office:value-type="date" office:date-value="2022-02-10" calcext:value-type="date">
            <text:p>02/10/2022</text:p>
          </table:table-cell>
          <table:table-cell table:style-name="ce34" table:formula="of:=MIN([.$H$1];IF(MOD(ROW(); [.$E$1]) = 0; [.$B73] + [.$E$2]; [.$B73]))" office:value-type="float" office:value="6000" calcext:value-type="float">
            <text:p>6,0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74]+1" office:value-type="date" office:date-value="2022-02-11" calcext:value-type="date">
            <text:p>02/11/2022</text:p>
          </table:table-cell>
          <table:table-cell table:style-name="ce34" table:formula="of:=MIN([.$H$1];IF(MOD(ROW(); [.$E$1]) = 0; [.$B74] + [.$E$2]; [.$B74]))" office:value-type="float" office:value="6000" calcext:value-type="float">
            <text:p>6,0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75]+1" office:value-type="date" office:date-value="2022-02-12" calcext:value-type="date">
            <text:p>02/12/2022</text:p>
          </table:table-cell>
          <table:table-cell table:style-name="ce34" table:formula="of:=MIN([.$H$1];IF(MOD(ROW(); [.$E$1]) = 0; [.$B75] + [.$E$2]; [.$B75]))" office:value-type="float" office:value="6000" calcext:value-type="float">
            <text:p>6,0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76]+1" office:value-type="date" office:date-value="2022-02-13" calcext:value-type="date">
            <text:p>02/13/2022</text:p>
          </table:table-cell>
          <table:table-cell table:style-name="ce34" table:formula="of:=MIN([.$H$1];IF(MOD(ROW(); [.$E$1]) = 0; [.$B76] + [.$E$2]; [.$B76]))" office:value-type="float" office:value="6100" calcext:value-type="float">
            <text:p>6,1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77]+1" office:value-type="date" office:date-value="2022-02-14" calcext:value-type="date">
            <text:p>02/14/2022</text:p>
          </table:table-cell>
          <table:table-cell table:style-name="ce34" table:formula="of:=MIN([.$H$1];IF(MOD(ROW(); [.$E$1]) = 0; [.$B77] + [.$E$2]; [.$B77]))" office:value-type="float" office:value="6100" calcext:value-type="float">
            <text:p>6,1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78]+1" office:value-type="date" office:date-value="2022-02-15" calcext:value-type="date">
            <text:p>02/15/2022</text:p>
          </table:table-cell>
          <table:table-cell table:style-name="ce34" table:formula="of:=MIN([.$H$1];IF(MOD(ROW(); [.$E$1]) = 0; [.$B78] + [.$E$2]; [.$B78]))" office:value-type="float" office:value="6100" calcext:value-type="float">
            <text:p>6,1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79]+1" office:value-type="date" office:date-value="2022-02-16" calcext:value-type="date">
            <text:p>02/16/2022</text:p>
          </table:table-cell>
          <table:table-cell table:style-name="ce34" table:formula="of:=MIN([.$H$1];IF(MOD(ROW(); [.$E$1]) = 0; [.$B79] + [.$E$2]; [.$B79]))" office:value-type="float" office:value="6100" calcext:value-type="float">
            <text:p>6,1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80]+1" office:value-type="date" office:date-value="2022-02-17" calcext:value-type="date">
            <text:p>02/17/2022</text:p>
          </table:table-cell>
          <table:table-cell table:style-name="ce34" table:formula="of:=MIN([.$H$1];IF(MOD(ROW(); [.$E$1]) = 0; [.$B80] + [.$E$2]; [.$B80]))" office:value-type="float" office:value="6100" calcext:value-type="float">
            <text:p>6,1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81]+1" office:value-type="date" office:date-value="2022-02-18" calcext:value-type="date">
            <text:p>02/18/2022</text:p>
          </table:table-cell>
          <table:table-cell table:style-name="ce34" table:formula="of:=MIN([.$H$1];IF(MOD(ROW(); [.$E$1]) = 0; [.$B81] + [.$E$2]; [.$B81]))" office:value-type="float" office:value="6100" calcext:value-type="float">
            <text:p>6,1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82]+1" office:value-type="date" office:date-value="2022-02-19" calcext:value-type="date">
            <text:p>02/19/2022</text:p>
          </table:table-cell>
          <table:table-cell table:style-name="ce34" table:formula="of:=MIN([.$H$1];IF(MOD(ROW(); [.$E$1]) = 0; [.$B82] + [.$E$2]; [.$B82]))" office:value-type="float" office:value="6100" calcext:value-type="float">
            <text:p>6,1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83]+1" office:value-type="date" office:date-value="2022-02-20" calcext:value-type="date">
            <text:p>02/20/2022</text:p>
          </table:table-cell>
          <table:table-cell table:style-name="ce34" table:formula="of:=MIN([.$H$1];IF(MOD(ROW(); [.$E$1]) = 0; [.$B83] + [.$E$2]; [.$B83]))" office:value-type="float" office:value="6200" calcext:value-type="float">
            <text:p>6,2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84]+1" office:value-type="date" office:date-value="2022-02-21" calcext:value-type="date">
            <text:p>02/21/2022</text:p>
          </table:table-cell>
          <table:table-cell table:style-name="ce34" table:formula="of:=MIN([.$H$1];IF(MOD(ROW(); [.$E$1]) = 0; [.$B84] + [.$E$2]; [.$B84]))" office:value-type="float" office:value="6200" calcext:value-type="float">
            <text:p>6,2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85]+1" office:value-type="date" office:date-value="2022-02-22" calcext:value-type="date">
            <text:p>02/22/2022</text:p>
          </table:table-cell>
          <table:table-cell table:style-name="ce34" table:formula="of:=MIN([.$H$1];IF(MOD(ROW(); [.$E$1]) = 0; [.$B85] + [.$E$2]; [.$B85]))" office:value-type="float" office:value="6200" calcext:value-type="float">
            <text:p>6,2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86]+1" office:value-type="date" office:date-value="2022-02-23" calcext:value-type="date">
            <text:p>02/23/2022</text:p>
          </table:table-cell>
          <table:table-cell table:style-name="ce34" table:formula="of:=MIN([.$H$1];IF(MOD(ROW(); [.$E$1]) = 0; [.$B86] + [.$E$2]; [.$B86]))" office:value-type="float" office:value="6200" calcext:value-type="float">
            <text:p>6,2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87]+1" office:value-type="date" office:date-value="2022-02-24" calcext:value-type="date">
            <text:p>02/24/2022</text:p>
          </table:table-cell>
          <table:table-cell table:style-name="ce34" table:formula="of:=MIN([.$H$1];IF(MOD(ROW(); [.$E$1]) = 0; [.$B87] + [.$E$2]; [.$B87]))" office:value-type="float" office:value="6200" calcext:value-type="float">
            <text:p>6,2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88]+1" office:value-type="date" office:date-value="2022-02-25" calcext:value-type="date">
            <text:p>02/25/2022</text:p>
          </table:table-cell>
          <table:table-cell table:style-name="ce34" table:formula="of:=MIN([.$H$1];IF(MOD(ROW(); [.$E$1]) = 0; [.$B88] + [.$E$2]; [.$B88]))" office:value-type="float" office:value="6200" calcext:value-type="float">
            <text:p>6,2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89]+1" office:value-type="date" office:date-value="2022-02-26" calcext:value-type="date">
            <text:p>02/26/2022</text:p>
          </table:table-cell>
          <table:table-cell table:style-name="ce34" table:formula="of:=MIN([.$H$1];IF(MOD(ROW(); [.$E$1]) = 0; [.$B89] + [.$E$2]; [.$B89]))" office:value-type="float" office:value="6200" calcext:value-type="float">
            <text:p>6,2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90]+1" office:value-type="date" office:date-value="2022-02-27" calcext:value-type="date">
            <text:p>02/27/2022</text:p>
          </table:table-cell>
          <table:table-cell table:style-name="ce34" table:formula="of:=MIN([.$H$1];IF(MOD(ROW(); [.$E$1]) = 0; [.$B90] + [.$E$2]; [.$B90]))" office:value-type="float" office:value="6300" calcext:value-type="float">
            <text:p>6,3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91]+1" office:value-type="date" office:date-value="2022-02-28" calcext:value-type="date">
            <text:p>02/28/2022</text:p>
          </table:table-cell>
          <table:table-cell table:style-name="ce34" table:formula="of:=MIN([.$H$1];IF(MOD(ROW(); [.$E$1]) = 0; [.$B91] + [.$E$2]; [.$B91]))" office:value-type="float" office:value="6300" calcext:value-type="float">
            <text:p>6,3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92]+1" office:value-type="date" office:date-value="2022-03-01" calcext:value-type="date">
            <text:p>03/01/2022</text:p>
          </table:table-cell>
          <table:table-cell table:style-name="ce34" table:formula="of:=MIN([.$H$1];IF(MOD(ROW(); [.$E$1]) = 0; [.$B92] + [.$E$2]; [.$B92]))" office:value-type="float" office:value="6300" calcext:value-type="float">
            <text:p>6,3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93]+1" office:value-type="date" office:date-value="2022-03-02" calcext:value-type="date">
            <text:p>03/02/2022</text:p>
          </table:table-cell>
          <table:table-cell table:style-name="ce34" table:formula="of:=MIN([.$H$1];IF(MOD(ROW(); [.$E$1]) = 0; [.$B93] + [.$E$2]; [.$B93]))" office:value-type="float" office:value="6300" calcext:value-type="float">
            <text:p>6,3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94]+1" office:value-type="date" office:date-value="2022-03-03" calcext:value-type="date">
            <text:p>03/03/2022</text:p>
          </table:table-cell>
          <table:table-cell table:style-name="ce34" table:formula="of:=MIN([.$H$1];IF(MOD(ROW(); [.$E$1]) = 0; [.$B94] + [.$E$2]; [.$B94]))" office:value-type="float" office:value="6300" calcext:value-type="float">
            <text:p>6,3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95]+1" office:value-type="date" office:date-value="2022-03-04" calcext:value-type="date">
            <text:p>03/04/2022</text:p>
          </table:table-cell>
          <table:table-cell table:style-name="ce34" table:formula="of:=MIN([.$H$1];IF(MOD(ROW(); [.$E$1]) = 0; [.$B95] + [.$E$2]; [.$B95]))" office:value-type="float" office:value="6300" calcext:value-type="float">
            <text:p>6,3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96]+1" office:value-type="date" office:date-value="2022-03-05" calcext:value-type="date">
            <text:p>03/05/2022</text:p>
          </table:table-cell>
          <table:table-cell table:style-name="ce34" table:formula="of:=MIN([.$H$1];IF(MOD(ROW(); [.$E$1]) = 0; [.$B96] + [.$E$2]; [.$B96]))" office:value-type="float" office:value="6300" calcext:value-type="float">
            <text:p>6,3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97]+1" office:value-type="date" office:date-value="2022-03-06" calcext:value-type="date">
            <text:p>03/06/2022</text:p>
          </table:table-cell>
          <table:table-cell table:style-name="ce34" table:formula="of:=MIN([.$H$1];IF(MOD(ROW(); [.$E$1]) = 0; [.$B97] + [.$E$2]; [.$B97]))" office:value-type="float" office:value="6400" calcext:value-type="float">
            <text:p>6,4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98]+1" office:value-type="date" office:date-value="2022-03-07" calcext:value-type="date">
            <text:p>03/07/2022</text:p>
          </table:table-cell>
          <table:table-cell table:style-name="ce34" table:formula="of:=MIN([.$H$1];IF(MOD(ROW(); [.$E$1]) = 0; [.$B98] + [.$E$2]; [.$B98]))" office:value-type="float" office:value="6400" calcext:value-type="float">
            <text:p>6,4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99]+1" office:value-type="date" office:date-value="2022-03-08" calcext:value-type="date">
            <text:p>03/08/2022</text:p>
          </table:table-cell>
          <table:table-cell table:style-name="ce34" table:formula="of:=MIN([.$H$1];IF(MOD(ROW(); [.$E$1]) = 0; [.$B99] + [.$E$2]; [.$B99]))" office:value-type="float" office:value="6400" calcext:value-type="float">
            <text:p>6,4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100]+1" office:value-type="date" office:date-value="2022-03-09" calcext:value-type="date">
            <text:p>03/09/2022</text:p>
          </table:table-cell>
          <table:table-cell table:style-name="ce34" table:formula="of:=MIN([.$H$1];IF(MOD(ROW(); [.$E$1]) = 0; [.$B100] + [.$E$2]; [.$B100]))" office:value-type="float" office:value="6400" calcext:value-type="float">
            <text:p>6,4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101]+1" office:value-type="date" office:date-value="2022-03-10" calcext:value-type="date">
            <text:p>03/10/2022</text:p>
          </table:table-cell>
          <table:table-cell table:style-name="ce34" table:formula="of:=MIN([.$H$1];IF(MOD(ROW(); [.$E$1]) = 0; [.$B101] + [.$E$2]; [.$B101]))" office:value-type="float" office:value="6400" calcext:value-type="float">
            <text:p>6,4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102]+1" office:value-type="date" office:date-value="2022-03-11" calcext:value-type="date">
            <text:p>03/11/2022</text:p>
          </table:table-cell>
          <table:table-cell table:style-name="ce34" table:formula="of:=MIN([.$H$1];IF(MOD(ROW(); [.$E$1]) = 0; [.$B102] + [.$E$2]; [.$B102]))" office:value-type="float" office:value="6400" calcext:value-type="float">
            <text:p>6,4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103]+1" office:value-type="date" office:date-value="2022-03-12" calcext:value-type="date">
            <text:p>03/12/2022</text:p>
          </table:table-cell>
          <table:table-cell table:style-name="ce34" table:formula="of:=MIN([.$H$1];IF(MOD(ROW(); [.$E$1]) = 0; [.$B103] + [.$E$2]; [.$B103]))" office:value-type="float" office:value="6400" calcext:value-type="float">
            <text:p>6,4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104]+1" office:value-type="date" office:date-value="2022-03-13" calcext:value-type="date">
            <text:p>03/13/2022</text:p>
          </table:table-cell>
          <table:table-cell table:style-name="ce34" table:formula="of:=MIN([.$H$1];IF(MOD(ROW(); [.$E$1]) = 0; [.$B104] + [.$E$2]; [.$B104]))" office:value-type="float" office:value="6500" calcext:value-type="float">
            <text:p>6,5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105]+1" office:value-type="date" office:date-value="2022-03-14" calcext:value-type="date">
            <text:p>03/14/2022</text:p>
          </table:table-cell>
          <table:table-cell table:style-name="ce34" table:formula="of:=MIN([.$H$1];IF(MOD(ROW(); [.$E$1]) = 0; [.$B105] + [.$E$2]; [.$B105]))" office:value-type="float" office:value="6500" calcext:value-type="float">
            <text:p>6,5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106]+1" office:value-type="date" office:date-value="2022-03-15" calcext:value-type="date">
            <text:p>03/15/2022</text:p>
          </table:table-cell>
          <table:table-cell table:style-name="ce34" table:formula="of:=MIN([.$H$1];IF(MOD(ROW(); [.$E$1]) = 0; [.$B106] + [.$E$2]; [.$B106]))" office:value-type="float" office:value="6500" calcext:value-type="float">
            <text:p>6,5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107]+1" office:value-type="date" office:date-value="2022-03-16" calcext:value-type="date">
            <text:p>03/16/2022</text:p>
          </table:table-cell>
          <table:table-cell table:style-name="ce34" table:formula="of:=MIN([.$H$1];IF(MOD(ROW(); [.$E$1]) = 0; [.$B107] + [.$E$2]; [.$B107]))" office:value-type="float" office:value="6500" calcext:value-type="float">
            <text:p>6,5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108]+1" office:value-type="date" office:date-value="2022-03-17" calcext:value-type="date">
            <text:p>03/17/2022</text:p>
          </table:table-cell>
          <table:table-cell table:style-name="ce34" table:formula="of:=MIN([.$H$1];IF(MOD(ROW(); [.$E$1]) = 0; [.$B108] + [.$E$2]; [.$B108]))" office:value-type="float" office:value="6500" calcext:value-type="float">
            <text:p>6,5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109]+1" office:value-type="date" office:date-value="2022-03-18" calcext:value-type="date">
            <text:p>03/18/2022</text:p>
          </table:table-cell>
          <table:table-cell table:style-name="ce34" table:formula="of:=MIN([.$H$1];IF(MOD(ROW(); [.$E$1]) = 0; [.$B109] + [.$E$2]; [.$B109]))" office:value-type="float" office:value="6500" calcext:value-type="float">
            <text:p>6,5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110]+1" office:value-type="date" office:date-value="2022-03-19" calcext:value-type="date">
            <text:p>03/19/2022</text:p>
          </table:table-cell>
          <table:table-cell table:style-name="ce34" table:formula="of:=MIN([.$H$1];IF(MOD(ROW(); [.$E$1]) = 0; [.$B110] + [.$E$2]; [.$B110]))" office:value-type="float" office:value="6500" calcext:value-type="float">
            <text:p>6,5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111]+1" office:value-type="date" office:date-value="2022-03-20" calcext:value-type="date">
            <text:p>03/20/2022</text:p>
          </table:table-cell>
          <table:table-cell table:style-name="ce34" table:formula="of:=MIN([.$H$1];IF(MOD(ROW(); [.$E$1]) = 0; [.$B111] + [.$E$2]; [.$B111]))" office:value-type="float" office:value="6600" calcext:value-type="float">
            <text:p>6,6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112]+1" office:value-type="date" office:date-value="2022-03-21" calcext:value-type="date">
            <text:p>03/21/2022</text:p>
          </table:table-cell>
          <table:table-cell table:style-name="ce34" table:formula="of:=MIN([.$H$1];IF(MOD(ROW(); [.$E$1]) = 0; [.$B112] + [.$E$2]; [.$B112]))" office:value-type="float" office:value="6600" calcext:value-type="float">
            <text:p>6,6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113]+1" office:value-type="date" office:date-value="2022-03-22" calcext:value-type="date">
            <text:p>03/22/2022</text:p>
          </table:table-cell>
          <table:table-cell table:style-name="ce34" table:formula="of:=MIN([.$H$1];IF(MOD(ROW(); [.$E$1]) = 0; [.$B113] + [.$E$2]; [.$B113]))" office:value-type="float" office:value="6600" calcext:value-type="float">
            <text:p>6,6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114]+1" office:value-type="date" office:date-value="2022-03-23" calcext:value-type="date">
            <text:p>03/23/2022</text:p>
          </table:table-cell>
          <table:table-cell table:style-name="ce34" table:formula="of:=MIN([.$H$1];IF(MOD(ROW(); [.$E$1]) = 0; [.$B114] + [.$E$2]; [.$B114]))" office:value-type="float" office:value="6600" calcext:value-type="float">
            <text:p>6,6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115]+1" office:value-type="date" office:date-value="2022-03-24" calcext:value-type="date">
            <text:p>03/24/2022</text:p>
          </table:table-cell>
          <table:table-cell table:style-name="ce34" table:formula="of:=MIN([.$H$1];IF(MOD(ROW(); [.$E$1]) = 0; [.$B115] + [.$E$2]; [.$B115]))" office:value-type="float" office:value="6600" calcext:value-type="float">
            <text:p>6,6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116]+1" office:value-type="date" office:date-value="2022-03-25" calcext:value-type="date">
            <text:p>03/25/2022</text:p>
          </table:table-cell>
          <table:table-cell table:style-name="ce34" table:formula="of:=MIN([.$H$1];IF(MOD(ROW(); [.$E$1]) = 0; [.$B116] + [.$E$2]; [.$B116]))" office:value-type="float" office:value="6600" calcext:value-type="float">
            <text:p>6,6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117]+1" office:value-type="date" office:date-value="2022-03-26" calcext:value-type="date">
            <text:p>03/26/2022</text:p>
          </table:table-cell>
          <table:table-cell table:style-name="ce34" table:formula="of:=MIN([.$H$1];IF(MOD(ROW(); [.$E$1]) = 0; [.$B117] + [.$E$2]; [.$B117]))" office:value-type="float" office:value="6600" calcext:value-type="float">
            <text:p>6,6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118]+1" office:value-type="date" office:date-value="2022-03-27" calcext:value-type="date">
            <text:p>03/27/2022</text:p>
          </table:table-cell>
          <table:table-cell table:style-name="ce34" table:formula="of:=MIN([.$H$1];IF(MOD(ROW(); [.$E$1]) = 0; [.$B118] + [.$E$2]; [.$B118]))" office:value-type="float" office:value="6700" calcext:value-type="float">
            <text:p>6,7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119]+1" office:value-type="date" office:date-value="2022-03-28" calcext:value-type="date">
            <text:p>03/28/2022</text:p>
          </table:table-cell>
          <table:table-cell table:style-name="ce34" table:formula="of:=MIN([.$H$1];IF(MOD(ROW(); [.$E$1]) = 0; [.$B119] + [.$E$2]; [.$B119]))" office:value-type="float" office:value="6700" calcext:value-type="float">
            <text:p>6,7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120]+1" office:value-type="date" office:date-value="2022-03-29" calcext:value-type="date">
            <text:p>03/29/2022</text:p>
          </table:table-cell>
          <table:table-cell table:style-name="ce34" table:formula="of:=MIN([.$H$1];IF(MOD(ROW(); [.$E$1]) = 0; [.$B120] + [.$E$2]; [.$B120]))" office:value-type="float" office:value="6700" calcext:value-type="float">
            <text:p>6,7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121]+1" office:value-type="date" office:date-value="2022-03-30" calcext:value-type="date">
            <text:p>03/30/2022</text:p>
          </table:table-cell>
          <table:table-cell table:style-name="ce34" table:formula="of:=MIN([.$H$1];IF(MOD(ROW(); [.$E$1]) = 0; [.$B121] + [.$E$2]; [.$B121]))" office:value-type="float" office:value="6700" calcext:value-type="float">
            <text:p>6,7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122]+1" office:value-type="date" office:date-value="2022-03-31" calcext:value-type="date">
            <text:p>03/31/2022</text:p>
          </table:table-cell>
          <table:table-cell table:style-name="ce34" table:formula="of:=MIN([.$H$1];IF(MOD(ROW(); [.$E$1]) = 0; [.$B122] + [.$E$2]; [.$B122]))" office:value-type="float" office:value="6700" calcext:value-type="float">
            <text:p>6,7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123]+1" office:value-type="date" office:date-value="2022-04-01" calcext:value-type="date">
            <text:p>04/01/2022</text:p>
          </table:table-cell>
          <table:table-cell table:style-name="ce34" table:formula="of:=MIN([.$H$1];IF(MOD(ROW(); [.$E$1]) = 0; [.$B123] + [.$E$2]; [.$B123]))" office:value-type="float" office:value="6700" calcext:value-type="float">
            <text:p>6,7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124]+1" office:value-type="date" office:date-value="2022-04-02" calcext:value-type="date">
            <text:p>04/02/2022</text:p>
          </table:table-cell>
          <table:table-cell table:style-name="ce34" table:formula="of:=MIN([.$H$1];IF(MOD(ROW(); [.$E$1]) = 0; [.$B124] + [.$E$2]; [.$B124]))" office:value-type="float" office:value="6700" calcext:value-type="float">
            <text:p>6,7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125]+1" office:value-type="date" office:date-value="2022-04-03" calcext:value-type="date">
            <text:p>04/03/2022</text:p>
          </table:table-cell>
          <table:table-cell table:style-name="ce34" table:formula="of:=MIN([.$H$1];IF(MOD(ROW(); [.$E$1]) = 0; [.$B125] + [.$E$2]; [.$B125]))" office:value-type="float" office:value="6800" calcext:value-type="float">
            <text:p>6,8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126]+1" office:value-type="date" office:date-value="2022-04-04" calcext:value-type="date">
            <text:p>04/04/2022</text:p>
          </table:table-cell>
          <table:table-cell table:style-name="ce34" table:formula="of:=MIN([.$H$1];IF(MOD(ROW(); [.$E$1]) = 0; [.$B126] + [.$E$2]; [.$B126]))" office:value-type="float" office:value="6800" calcext:value-type="float">
            <text:p>6,8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127]+1" office:value-type="date" office:date-value="2022-04-05" calcext:value-type="date">
            <text:p>04/05/2022</text:p>
          </table:table-cell>
          <table:table-cell table:style-name="ce34" table:formula="of:=MIN([.$H$1];IF(MOD(ROW(); [.$E$1]) = 0; [.$B127] + [.$E$2]; [.$B127]))" office:value-type="float" office:value="6800" calcext:value-type="float">
            <text:p>6,8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128]+1" office:value-type="date" office:date-value="2022-04-06" calcext:value-type="date">
            <text:p>04/06/2022</text:p>
          </table:table-cell>
          <table:table-cell table:style-name="ce34" table:formula="of:=MIN([.$H$1];IF(MOD(ROW(); [.$E$1]) = 0; [.$B128] + [.$E$2]; [.$B128]))" office:value-type="float" office:value="6800" calcext:value-type="float">
            <text:p>6,8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129]+1" office:value-type="date" office:date-value="2022-04-07" calcext:value-type="date">
            <text:p>04/07/2022</text:p>
          </table:table-cell>
          <table:table-cell table:style-name="ce34" table:formula="of:=MIN([.$H$1];IF(MOD(ROW(); [.$E$1]) = 0; [.$B129] + [.$E$2]; [.$B129]))" office:value-type="float" office:value="6800" calcext:value-type="float">
            <text:p>6,8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130]+1" office:value-type="date" office:date-value="2022-04-08" calcext:value-type="date">
            <text:p>04/08/2022</text:p>
          </table:table-cell>
          <table:table-cell table:style-name="ce34" table:formula="of:=MIN([.$H$1];IF(MOD(ROW(); [.$E$1]) = 0; [.$B130] + [.$E$2]; [.$B130]))" office:value-type="float" office:value="6800" calcext:value-type="float">
            <text:p>6,8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131]+1" office:value-type="date" office:date-value="2022-04-09" calcext:value-type="date">
            <text:p>04/09/2022</text:p>
          </table:table-cell>
          <table:table-cell table:style-name="ce34" table:formula="of:=MIN([.$H$1];IF(MOD(ROW(); [.$E$1]) = 0; [.$B131] + [.$E$2]; [.$B131]))" office:value-type="float" office:value="6800" calcext:value-type="float">
            <text:p>6,8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132]+1" office:value-type="date" office:date-value="2022-04-10" calcext:value-type="date">
            <text:p>04/10/2022</text:p>
          </table:table-cell>
          <table:table-cell table:style-name="ce34" table:formula="of:=MIN([.$H$1];IF(MOD(ROW(); [.$E$1]) = 0; [.$B132] + [.$E$2]; [.$B132]))" office:value-type="float" office:value="6900" calcext:value-type="float">
            <text:p>6,9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133]+1" office:value-type="date" office:date-value="2022-04-11" calcext:value-type="date">
            <text:p>04/11/2022</text:p>
          </table:table-cell>
          <table:table-cell table:style-name="ce34" table:formula="of:=MIN([.$H$1];IF(MOD(ROW(); [.$E$1]) = 0; [.$B133] + [.$E$2]; [.$B133]))" office:value-type="float" office:value="6900" calcext:value-type="float">
            <text:p>6,9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134]+1" office:value-type="date" office:date-value="2022-04-12" calcext:value-type="date">
            <text:p>04/12/2022</text:p>
          </table:table-cell>
          <table:table-cell table:style-name="ce34" table:formula="of:=MIN([.$H$1];IF(MOD(ROW(); [.$E$1]) = 0; [.$B134] + [.$E$2]; [.$B134]))" office:value-type="float" office:value="6900" calcext:value-type="float">
            <text:p>6,9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135]+1" office:value-type="date" office:date-value="2022-04-13" calcext:value-type="date">
            <text:p>04/13/2022</text:p>
          </table:table-cell>
          <table:table-cell table:style-name="ce34" table:formula="of:=MIN([.$H$1];IF(MOD(ROW(); [.$E$1]) = 0; [.$B135] + [.$E$2]; [.$B135]))" office:value-type="float" office:value="6900" calcext:value-type="float">
            <text:p>6,9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136]+1" office:value-type="date" office:date-value="2022-04-14" calcext:value-type="date">
            <text:p>04/14/2022</text:p>
          </table:table-cell>
          <table:table-cell table:style-name="ce34" table:formula="of:=MIN([.$H$1];IF(MOD(ROW(); [.$E$1]) = 0; [.$B136] + [.$E$2]; [.$B136]))" office:value-type="float" office:value="6900" calcext:value-type="float">
            <text:p>6,9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137]+1" office:value-type="date" office:date-value="2022-04-15" calcext:value-type="date">
            <text:p>04/15/2022</text:p>
          </table:table-cell>
          <table:table-cell table:style-name="ce34" table:formula="of:=MIN([.$H$1];IF(MOD(ROW(); [.$E$1]) = 0; [.$B137] + [.$E$2]; [.$B137]))" office:value-type="float" office:value="6900" calcext:value-type="float">
            <text:p>6,9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138]+1" office:value-type="date" office:date-value="2022-04-16" calcext:value-type="date">
            <text:p>04/16/2022</text:p>
          </table:table-cell>
          <table:table-cell table:style-name="ce34" table:formula="of:=MIN([.$H$1];IF(MOD(ROW(); [.$E$1]) = 0; [.$B138] + [.$E$2]; [.$B138]))" office:value-type="float" office:value="6900" calcext:value-type="float">
            <text:p>6,9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139]+1" office:value-type="date" office:date-value="2022-04-17" calcext:value-type="date">
            <text:p>04/17/2022</text:p>
          </table:table-cell>
          <table:table-cell table:style-name="ce34" table:formula="of:=MIN([.$H$1];IF(MOD(ROW(); [.$E$1]) = 0; [.$B139] + [.$E$2]; [.$B139]))" office:value-type="float" office:value="7000" calcext:value-type="float">
            <text:p>7,0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140]+1" office:value-type="date" office:date-value="2022-04-18" calcext:value-type="date">
            <text:p>04/18/2022</text:p>
          </table:table-cell>
          <table:table-cell table:style-name="ce34" table:formula="of:=MIN([.$H$1];IF(MOD(ROW(); [.$E$1]) = 0; [.$B140] + [.$E$2]; [.$B140]))" office:value-type="float" office:value="7000" calcext:value-type="float">
            <text:p>7,0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141]+1" office:value-type="date" office:date-value="2022-04-19" calcext:value-type="date">
            <text:p>04/19/2022</text:p>
          </table:table-cell>
          <table:table-cell table:style-name="ce34" table:formula="of:=MIN([.$H$1];IF(MOD(ROW(); [.$E$1]) = 0; [.$B141] + [.$E$2]; [.$B141]))" office:value-type="float" office:value="7000" calcext:value-type="float">
            <text:p>7,0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142]+1" office:value-type="date" office:date-value="2022-04-20" calcext:value-type="date">
            <text:p>04/20/2022</text:p>
          </table:table-cell>
          <table:table-cell table:style-name="ce34" table:formula="of:=MIN([.$H$1];IF(MOD(ROW(); [.$E$1]) = 0; [.$B142] + [.$E$2]; [.$B142]))" office:value-type="float" office:value="7000" calcext:value-type="float">
            <text:p>7,0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143]+1" office:value-type="date" office:date-value="2022-04-21" calcext:value-type="date">
            <text:p>04/21/2022</text:p>
          </table:table-cell>
          <table:table-cell table:style-name="ce34" table:formula="of:=MIN([.$H$1];IF(MOD(ROW(); [.$E$1]) = 0; [.$B143] + [.$E$2]; [.$B143]))" office:value-type="float" office:value="7000" calcext:value-type="float">
            <text:p>7,0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144]+1" office:value-type="date" office:date-value="2022-04-22" calcext:value-type="date">
            <text:p>04/22/2022</text:p>
          </table:table-cell>
          <table:table-cell table:style-name="ce34" table:formula="of:=MIN([.$H$1];IF(MOD(ROW(); [.$E$1]) = 0; [.$B144] + [.$E$2]; [.$B144]))" office:value-type="float" office:value="7000" calcext:value-type="float">
            <text:p>7,0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145]+1" office:value-type="date" office:date-value="2022-04-23" calcext:value-type="date">
            <text:p>04/23/2022</text:p>
          </table:table-cell>
          <table:table-cell table:style-name="ce34" table:formula="of:=MIN([.$H$1];IF(MOD(ROW(); [.$E$1]) = 0; [.$B145] + [.$E$2]; [.$B145]))" office:value-type="float" office:value="7000" calcext:value-type="float">
            <text:p>7,0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146]+1" office:value-type="date" office:date-value="2022-04-24" calcext:value-type="date">
            <text:p>04/24/2022</text:p>
          </table:table-cell>
          <table:table-cell table:style-name="ce34" table:formula="of:=MIN([.$H$1];IF(MOD(ROW(); [.$E$1]) = 0; [.$B146] + [.$E$2]; [.$B146]))" office:value-type="float" office:value="7100" calcext:value-type="float">
            <text:p>7,1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147]+1" office:value-type="date" office:date-value="2022-04-25" calcext:value-type="date">
            <text:p>04/25/2022</text:p>
          </table:table-cell>
          <table:table-cell table:style-name="ce34" table:formula="of:=MIN([.$H$1];IF(MOD(ROW(); [.$E$1]) = 0; [.$B147] + [.$E$2]; [.$B147]))" office:value-type="float" office:value="7100" calcext:value-type="float">
            <text:p>7,1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148]+1" office:value-type="date" office:date-value="2022-04-26" calcext:value-type="date">
            <text:p>04/26/2022</text:p>
          </table:table-cell>
          <table:table-cell table:style-name="ce34" table:formula="of:=MIN([.$H$1];IF(MOD(ROW(); [.$E$1]) = 0; [.$B148] + [.$E$2]; [.$B148]))" office:value-type="float" office:value="7100" calcext:value-type="float">
            <text:p>7,1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149]+1" office:value-type="date" office:date-value="2022-04-27" calcext:value-type="date">
            <text:p>04/27/2022</text:p>
          </table:table-cell>
          <table:table-cell table:style-name="ce34" table:formula="of:=MIN([.$H$1];IF(MOD(ROW(); [.$E$1]) = 0; [.$B149] + [.$E$2]; [.$B149]))" office:value-type="float" office:value="7100" calcext:value-type="float">
            <text:p>7,1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150]+1" office:value-type="date" office:date-value="2022-04-28" calcext:value-type="date">
            <text:p>04/28/2022</text:p>
          </table:table-cell>
          <table:table-cell table:style-name="ce34" table:formula="of:=MIN([.$H$1];IF(MOD(ROW(); [.$E$1]) = 0; [.$B150] + [.$E$2]; [.$B150]))" office:value-type="float" office:value="7100" calcext:value-type="float">
            <text:p>7,1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151]+1" office:value-type="date" office:date-value="2022-04-29" calcext:value-type="date">
            <text:p>04/29/2022</text:p>
          </table:table-cell>
          <table:table-cell table:style-name="ce34" table:formula="of:=MIN([.$H$1];IF(MOD(ROW(); [.$E$1]) = 0; [.$B151] + [.$E$2]; [.$B151]))" office:value-type="float" office:value="7100" calcext:value-type="float">
            <text:p>7,1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152]+1" office:value-type="date" office:date-value="2022-04-30" calcext:value-type="date">
            <text:p>04/30/2022</text:p>
          </table:table-cell>
          <table:table-cell table:style-name="ce34" table:formula="of:=MIN([.$H$1];IF(MOD(ROW(); [.$E$1]) = 0; [.$B152] + [.$E$2]; [.$B152]))" office:value-type="float" office:value="7100" calcext:value-type="float">
            <text:p>7,1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153]+1" office:value-type="date" office:date-value="2022-05-01" calcext:value-type="date">
            <text:p>05/01/2022</text:p>
          </table:table-cell>
          <table:table-cell table:style-name="ce34" table:formula="of:=MIN([.$H$1];IF(MOD(ROW(); [.$E$1]) = 0; [.$B153] + [.$E$2]; [.$B153]))" office:value-type="float" office:value="7200" calcext:value-type="float">
            <text:p>7,2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154]+1" office:value-type="date" office:date-value="2022-05-02" calcext:value-type="date">
            <text:p>05/02/2022</text:p>
          </table:table-cell>
          <table:table-cell table:style-name="ce34" table:formula="of:=MIN([.$H$1];IF(MOD(ROW(); [.$E$1]) = 0; [.$B154] + [.$E$2]; [.$B154]))" office:value-type="float" office:value="7200" calcext:value-type="float">
            <text:p>7,2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155]+1" office:value-type="date" office:date-value="2022-05-03" calcext:value-type="date">
            <text:p>05/03/2022</text:p>
          </table:table-cell>
          <table:table-cell table:style-name="ce34" table:formula="of:=MIN([.$H$1];IF(MOD(ROW(); [.$E$1]) = 0; [.$B155] + [.$E$2]; [.$B155]))" office:value-type="float" office:value="7200" calcext:value-type="float">
            <text:p>7,2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156]+1" office:value-type="date" office:date-value="2022-05-04" calcext:value-type="date">
            <text:p>05/04/2022</text:p>
          </table:table-cell>
          <table:table-cell table:style-name="ce34" table:formula="of:=MIN([.$H$1];IF(MOD(ROW(); [.$E$1]) = 0; [.$B156] + [.$E$2]; [.$B156]))" office:value-type="float" office:value="7200" calcext:value-type="float">
            <text:p>7,2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157]+1" office:value-type="date" office:date-value="2022-05-05" calcext:value-type="date">
            <text:p>05/05/2022</text:p>
          </table:table-cell>
          <table:table-cell table:style-name="ce34" table:formula="of:=MIN([.$H$1];IF(MOD(ROW(); [.$E$1]) = 0; [.$B157] + [.$E$2]; [.$B157]))" office:value-type="float" office:value="7200" calcext:value-type="float">
            <text:p>7,2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158]+1" office:value-type="date" office:date-value="2022-05-06" calcext:value-type="date">
            <text:p>05/06/2022</text:p>
          </table:table-cell>
          <table:table-cell table:style-name="ce34" table:formula="of:=MIN([.$H$1];IF(MOD(ROW(); [.$E$1]) = 0; [.$B158] + [.$E$2]; [.$B158]))" office:value-type="float" office:value="7200" calcext:value-type="float">
            <text:p>7,2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159]+1" office:value-type="date" office:date-value="2022-05-07" calcext:value-type="date">
            <text:p>05/07/2022</text:p>
          </table:table-cell>
          <table:table-cell table:style-name="ce34" table:formula="of:=MIN([.$H$1];IF(MOD(ROW(); [.$E$1]) = 0; [.$B159] + [.$E$2]; [.$B159]))" office:value-type="float" office:value="7200" calcext:value-type="float">
            <text:p>7,2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160]+1" office:value-type="date" office:date-value="2022-05-08" calcext:value-type="date">
            <text:p>05/08/2022</text:p>
          </table:table-cell>
          <table:table-cell table:style-name="ce34" table:formula="of:=MIN([.$H$1];IF(MOD(ROW(); [.$E$1]) = 0; [.$B160] + [.$E$2]; [.$B160]))" office:value-type="float" office:value="7300" calcext:value-type="float">
            <text:p>7,3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161]+1" office:value-type="date" office:date-value="2022-05-09" calcext:value-type="date">
            <text:p>05/09/2022</text:p>
          </table:table-cell>
          <table:table-cell table:style-name="ce34" table:formula="of:=MIN([.$H$1];IF(MOD(ROW(); [.$E$1]) = 0; [.$B161] + [.$E$2]; [.$B161]))" office:value-type="float" office:value="7300" calcext:value-type="float">
            <text:p>7,3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162]+1" office:value-type="date" office:date-value="2022-05-10" calcext:value-type="date">
            <text:p>05/10/2022</text:p>
          </table:table-cell>
          <table:table-cell table:style-name="ce34" table:formula="of:=MIN([.$H$1];IF(MOD(ROW(); [.$E$1]) = 0; [.$B162] + [.$E$2]; [.$B162]))" office:value-type="float" office:value="7300" calcext:value-type="float">
            <text:p>7,3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163]+1" office:value-type="date" office:date-value="2022-05-11" calcext:value-type="date">
            <text:p>05/11/2022</text:p>
          </table:table-cell>
          <table:table-cell table:style-name="ce34" table:formula="of:=MIN([.$H$1];IF(MOD(ROW(); [.$E$1]) = 0; [.$B163] + [.$E$2]; [.$B163]))" office:value-type="float" office:value="7300" calcext:value-type="float">
            <text:p>7,3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164]+1" office:value-type="date" office:date-value="2022-05-12" calcext:value-type="date">
            <text:p>05/12/2022</text:p>
          </table:table-cell>
          <table:table-cell table:style-name="ce34" table:formula="of:=MIN([.$H$1];IF(MOD(ROW(); [.$E$1]) = 0; [.$B164] + [.$E$2]; [.$B164]))" office:value-type="float" office:value="7300" calcext:value-type="float">
            <text:p>7,3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165]+1" office:value-type="date" office:date-value="2022-05-13" calcext:value-type="date">
            <text:p>05/13/2022</text:p>
          </table:table-cell>
          <table:table-cell table:style-name="ce34" table:formula="of:=MIN([.$H$1];IF(MOD(ROW(); [.$E$1]) = 0; [.$B165] + [.$E$2]; [.$B165]))" office:value-type="float" office:value="7300" calcext:value-type="float">
            <text:p>7,3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166]+1" office:value-type="date" office:date-value="2022-05-14" calcext:value-type="date">
            <text:p>05/14/2022</text:p>
          </table:table-cell>
          <table:table-cell table:style-name="ce34" table:formula="of:=MIN([.$H$1];IF(MOD(ROW(); [.$E$1]) = 0; [.$B166] + [.$E$2]; [.$B166]))" office:value-type="float" office:value="7300" calcext:value-type="float">
            <text:p>7,3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167]+1" office:value-type="date" office:date-value="2022-05-15" calcext:value-type="date">
            <text:p>05/15/2022</text:p>
          </table:table-cell>
          <table:table-cell table:style-name="ce34" table:formula="of:=MIN([.$H$1];IF(MOD(ROW(); [.$E$1]) = 0; [.$B167] + [.$E$2]; [.$B167]))" office:value-type="float" office:value="7400" calcext:value-type="float">
            <text:p>7,4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168]+1" office:value-type="date" office:date-value="2022-05-16" calcext:value-type="date">
            <text:p>05/16/2022</text:p>
          </table:table-cell>
          <table:table-cell table:style-name="ce34" table:formula="of:=MIN([.$H$1];IF(MOD(ROW(); [.$E$1]) = 0; [.$B168] + [.$E$2]; [.$B168]))" office:value-type="float" office:value="7400" calcext:value-type="float">
            <text:p>7,4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169]+1" office:value-type="date" office:date-value="2022-05-17" calcext:value-type="date">
            <text:p>05/17/2022</text:p>
          </table:table-cell>
          <table:table-cell table:style-name="ce34" table:formula="of:=MIN([.$H$1];IF(MOD(ROW(); [.$E$1]) = 0; [.$B169] + [.$E$2]; [.$B169]))" office:value-type="float" office:value="7400" calcext:value-type="float">
            <text:p>7,4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170]+1" office:value-type="date" office:date-value="2022-05-18" calcext:value-type="date">
            <text:p>05/18/2022</text:p>
          </table:table-cell>
          <table:table-cell table:style-name="ce34" table:formula="of:=MIN([.$H$1];IF(MOD(ROW(); [.$E$1]) = 0; [.$B170] + [.$E$2]; [.$B170]))" office:value-type="float" office:value="7400" calcext:value-type="float">
            <text:p>7,4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171]+1" office:value-type="date" office:date-value="2022-05-19" calcext:value-type="date">
            <text:p>05/19/2022</text:p>
          </table:table-cell>
          <table:table-cell table:style-name="ce34" table:formula="of:=MIN([.$H$1];IF(MOD(ROW(); [.$E$1]) = 0; [.$B171] + [.$E$2]; [.$B171]))" office:value-type="float" office:value="7400" calcext:value-type="float">
            <text:p>7,4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172]+1" office:value-type="date" office:date-value="2022-05-20" calcext:value-type="date">
            <text:p>05/20/2022</text:p>
          </table:table-cell>
          <table:table-cell table:style-name="ce34" table:formula="of:=MIN([.$H$1];IF(MOD(ROW(); [.$E$1]) = 0; [.$B172] + [.$E$2]; [.$B172]))" office:value-type="float" office:value="7400" calcext:value-type="float">
            <text:p>7,4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173]+1" office:value-type="date" office:date-value="2022-05-21" calcext:value-type="date">
            <text:p>05/21/2022</text:p>
          </table:table-cell>
          <table:table-cell table:style-name="ce34" table:formula="of:=MIN([.$H$1];IF(MOD(ROW(); [.$E$1]) = 0; [.$B173] + [.$E$2]; [.$B173]))" office:value-type="float" office:value="7400" calcext:value-type="float">
            <text:p>7,4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174]+1" office:value-type="date" office:date-value="2022-05-22" calcext:value-type="date">
            <text:p>05/22/2022</text:p>
          </table:table-cell>
          <table:table-cell table:style-name="ce34" table:formula="of:=MIN([.$H$1];IF(MOD(ROW(); [.$E$1]) = 0; [.$B174] + [.$E$2]; [.$B174]))" office:value-type="float" office:value="7500" calcext:value-type="float">
            <text:p>7,5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175]+1" office:value-type="date" office:date-value="2022-05-23" calcext:value-type="date">
            <text:p>05/23/2022</text:p>
          </table:table-cell>
          <table:table-cell table:style-name="ce34" table:formula="of:=MIN([.$H$1];IF(MOD(ROW(); [.$E$1]) = 0; [.$B175] + [.$E$2]; [.$B175]))" office:value-type="float" office:value="7500" calcext:value-type="float">
            <text:p>7,5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176]+1" office:value-type="date" office:date-value="2022-05-24" calcext:value-type="date">
            <text:p>05/24/2022</text:p>
          </table:table-cell>
          <table:table-cell table:style-name="ce34" table:formula="of:=MIN([.$H$1];IF(MOD(ROW(); [.$E$1]) = 0; [.$B176] + [.$E$2]; [.$B176]))" office:value-type="float" office:value="7500" calcext:value-type="float">
            <text:p>7,5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177]+1" office:value-type="date" office:date-value="2022-05-25" calcext:value-type="date">
            <text:p>05/25/2022</text:p>
          </table:table-cell>
          <table:table-cell table:style-name="ce34" table:formula="of:=MIN([.$H$1];IF(MOD(ROW(); [.$E$1]) = 0; [.$B177] + [.$E$2]; [.$B177]))" office:value-type="float" office:value="7500" calcext:value-type="float">
            <text:p>7,5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178]+1" office:value-type="date" office:date-value="2022-05-26" calcext:value-type="date">
            <text:p>05/26/2022</text:p>
          </table:table-cell>
          <table:table-cell table:style-name="ce34" table:formula="of:=MIN([.$H$1];IF(MOD(ROW(); [.$E$1]) = 0; [.$B178] + [.$E$2]; [.$B178]))" office:value-type="float" office:value="7500" calcext:value-type="float">
            <text:p>7,5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179]+1" office:value-type="date" office:date-value="2022-05-27" calcext:value-type="date">
            <text:p>05/27/2022</text:p>
          </table:table-cell>
          <table:table-cell table:style-name="ce34" table:formula="of:=MIN([.$H$1];IF(MOD(ROW(); [.$E$1]) = 0; [.$B179] + [.$E$2]; [.$B179]))" office:value-type="float" office:value="7500" calcext:value-type="float">
            <text:p>7,5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180]+1" office:value-type="date" office:date-value="2022-05-28" calcext:value-type="date">
            <text:p>05/28/2022</text:p>
          </table:table-cell>
          <table:table-cell table:style-name="ce34" table:formula="of:=MIN([.$H$1];IF(MOD(ROW(); [.$E$1]) = 0; [.$B180] + [.$E$2]; [.$B180]))" office:value-type="float" office:value="7500" calcext:value-type="float">
            <text:p>7,5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181]+1" office:value-type="date" office:date-value="2022-05-29" calcext:value-type="date">
            <text:p>05/29/2022</text:p>
          </table:table-cell>
          <table:table-cell table:style-name="ce34" table:formula="of:=MIN([.$H$1];IF(MOD(ROW(); [.$E$1]) = 0; [.$B181] + [.$E$2]; [.$B181]))" office:value-type="float" office:value="7600" calcext:value-type="float">
            <text:p>7,6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182]+1" office:value-type="date" office:date-value="2022-05-30" calcext:value-type="date">
            <text:p>05/30/2022</text:p>
          </table:table-cell>
          <table:table-cell table:style-name="ce34" table:formula="of:=MIN([.$H$1];IF(MOD(ROW(); [.$E$1]) = 0; [.$B182] + [.$E$2]; [.$B182]))" office:value-type="float" office:value="7600" calcext:value-type="float">
            <text:p>7,6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183]+1" office:value-type="date" office:date-value="2022-05-31" calcext:value-type="date">
            <text:p>05/31/2022</text:p>
          </table:table-cell>
          <table:table-cell table:style-name="ce34" table:formula="of:=MIN([.$H$1];IF(MOD(ROW(); [.$E$1]) = 0; [.$B183] + [.$E$2]; [.$B183]))" office:value-type="float" office:value="7600" calcext:value-type="float">
            <text:p>7,6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184]+1" office:value-type="date" office:date-value="2022-06-01" calcext:value-type="date">
            <text:p>06/01/2022</text:p>
          </table:table-cell>
          <table:table-cell table:style-name="ce34" table:formula="of:=MIN([.$H$1];IF(MOD(ROW(); [.$E$1]) = 0; [.$B184] + [.$E$2]; [.$B184]))" office:value-type="float" office:value="7600" calcext:value-type="float">
            <text:p>7,6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185]+1" office:value-type="date" office:date-value="2022-06-02" calcext:value-type="date">
            <text:p>06/02/2022</text:p>
          </table:table-cell>
          <table:table-cell table:style-name="ce34" table:formula="of:=MIN([.$H$1];IF(MOD(ROW(); [.$E$1]) = 0; [.$B185] + [.$E$2]; [.$B185]))" office:value-type="float" office:value="7600" calcext:value-type="float">
            <text:p>7,6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186]+1" office:value-type="date" office:date-value="2022-06-03" calcext:value-type="date">
            <text:p>06/03/2022</text:p>
          </table:table-cell>
          <table:table-cell table:style-name="ce34" table:formula="of:=MIN([.$H$1];IF(MOD(ROW(); [.$E$1]) = 0; [.$B186] + [.$E$2]; [.$B186]))" office:value-type="float" office:value="7600" calcext:value-type="float">
            <text:p>7,6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187]+1" office:value-type="date" office:date-value="2022-06-04" calcext:value-type="date">
            <text:p>06/04/2022</text:p>
          </table:table-cell>
          <table:table-cell table:style-name="ce34" table:formula="of:=MIN([.$H$1];IF(MOD(ROW(); [.$E$1]) = 0; [.$B187] + [.$E$2]; [.$B187]))" office:value-type="float" office:value="7600" calcext:value-type="float">
            <text:p>7,6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188]+1" office:value-type="date" office:date-value="2022-06-05" calcext:value-type="date">
            <text:p>06/05/2022</text:p>
          </table:table-cell>
          <table:table-cell table:style-name="ce34" table:formula="of:=MIN([.$H$1];IF(MOD(ROW(); [.$E$1]) = 0; [.$B188] + [.$E$2]; [.$B188]))" office:value-type="float" office:value="7700" calcext:value-type="float">
            <text:p>7,7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189]+1" office:value-type="date" office:date-value="2022-06-06" calcext:value-type="date">
            <text:p>06/06/2022</text:p>
          </table:table-cell>
          <table:table-cell table:style-name="ce34" table:formula="of:=MIN([.$H$1];IF(MOD(ROW(); [.$E$1]) = 0; [.$B189] + [.$E$2]; [.$B189]))" office:value-type="float" office:value="7700" calcext:value-type="float">
            <text:p>7,7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190]+1" office:value-type="date" office:date-value="2022-06-07" calcext:value-type="date">
            <text:p>06/07/2022</text:p>
          </table:table-cell>
          <table:table-cell table:style-name="ce34" table:formula="of:=MIN([.$H$1];IF(MOD(ROW(); [.$E$1]) = 0; [.$B190] + [.$E$2]; [.$B190]))" office:value-type="float" office:value="7700" calcext:value-type="float">
            <text:p>7,7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191]+1" office:value-type="date" office:date-value="2022-06-08" calcext:value-type="date">
            <text:p>06/08/2022</text:p>
          </table:table-cell>
          <table:table-cell table:style-name="ce34" table:formula="of:=MIN([.$H$1];IF(MOD(ROW(); [.$E$1]) = 0; [.$B191] + [.$E$2]; [.$B191]))" office:value-type="float" office:value="7700" calcext:value-type="float">
            <text:p>7,7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192]+1" office:value-type="date" office:date-value="2022-06-09" calcext:value-type="date">
            <text:p>06/09/2022</text:p>
          </table:table-cell>
          <table:table-cell table:style-name="ce34" table:formula="of:=MIN([.$H$1];IF(MOD(ROW(); [.$E$1]) = 0; [.$B192] + [.$E$2]; [.$B192]))" office:value-type="float" office:value="7700" calcext:value-type="float">
            <text:p>7,7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193]+1" office:value-type="date" office:date-value="2022-06-10" calcext:value-type="date">
            <text:p>06/10/2022</text:p>
          </table:table-cell>
          <table:table-cell table:style-name="ce34" table:formula="of:=MIN([.$H$1];IF(MOD(ROW(); [.$E$1]) = 0; [.$B193] + [.$E$2]; [.$B193]))" office:value-type="float" office:value="7700" calcext:value-type="float">
            <text:p>7,7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194]+1" office:value-type="date" office:date-value="2022-06-11" calcext:value-type="date">
            <text:p>06/11/2022</text:p>
          </table:table-cell>
          <table:table-cell table:style-name="ce34" table:formula="of:=MIN([.$H$1];IF(MOD(ROW(); [.$E$1]) = 0; [.$B194] + [.$E$2]; [.$B194]))" office:value-type="float" office:value="7700" calcext:value-type="float">
            <text:p>7,7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195]+1" office:value-type="date" office:date-value="2022-06-12" calcext:value-type="date">
            <text:p>06/12/2022</text:p>
          </table:table-cell>
          <table:table-cell table:style-name="ce34" table:formula="of:=MIN([.$H$1];IF(MOD(ROW(); [.$E$1]) = 0; [.$B195] + [.$E$2]; [.$B195]))" office:value-type="float" office:value="7800" calcext:value-type="float">
            <text:p>7,8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196]+1" office:value-type="date" office:date-value="2022-06-13" calcext:value-type="date">
            <text:p>06/13/2022</text:p>
          </table:table-cell>
          <table:table-cell table:style-name="ce34" table:formula="of:=MIN([.$H$1];IF(MOD(ROW(); [.$E$1]) = 0; [.$B196] + [.$E$2]; [.$B196]))" office:value-type="float" office:value="7800" calcext:value-type="float">
            <text:p>7,8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197]+1" office:value-type="date" office:date-value="2022-06-14" calcext:value-type="date">
            <text:p>06/14/2022</text:p>
          </table:table-cell>
          <table:table-cell table:style-name="ce34" table:formula="of:=MIN([.$H$1];IF(MOD(ROW(); [.$E$1]) = 0; [.$B197] + [.$E$2]; [.$B197]))" office:value-type="float" office:value="7800" calcext:value-type="float">
            <text:p>7,8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198]+1" office:value-type="date" office:date-value="2022-06-15" calcext:value-type="date">
            <text:p>06/15/2022</text:p>
          </table:table-cell>
          <table:table-cell table:style-name="ce34" table:formula="of:=MIN([.$H$1];IF(MOD(ROW(); [.$E$1]) = 0; [.$B198] + [.$E$2]; [.$B198]))" office:value-type="float" office:value="7800" calcext:value-type="float">
            <text:p>7,8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199]+1" office:value-type="date" office:date-value="2022-06-16" calcext:value-type="date">
            <text:p>06/16/2022</text:p>
          </table:table-cell>
          <table:table-cell table:style-name="ce34" table:formula="of:=MIN([.$H$1];IF(MOD(ROW(); [.$E$1]) = 0; [.$B199] + [.$E$2]; [.$B199]))" office:value-type="float" office:value="7800" calcext:value-type="float">
            <text:p>7,8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200]+1" office:value-type="date" office:date-value="2022-06-17" calcext:value-type="date">
            <text:p>06/17/2022</text:p>
          </table:table-cell>
          <table:table-cell table:style-name="ce34" table:formula="of:=MIN([.$H$1];IF(MOD(ROW(); [.$E$1]) = 0; [.$B200] + [.$E$2]; [.$B200]))" office:value-type="float" office:value="7800" calcext:value-type="float">
            <text:p>7,8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201]+1" office:value-type="date" office:date-value="2022-06-18" calcext:value-type="date">
            <text:p>06/18/2022</text:p>
          </table:table-cell>
          <table:table-cell table:style-name="ce34" table:formula="of:=MIN([.$H$1];IF(MOD(ROW(); [.$E$1]) = 0; [.$B201] + [.$E$2]; [.$B201]))" office:value-type="float" office:value="7800" calcext:value-type="float">
            <text:p>7,8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202]+1" office:value-type="date" office:date-value="2022-06-19" calcext:value-type="date">
            <text:p>06/19/2022</text:p>
          </table:table-cell>
          <table:table-cell table:style-name="ce34" table:formula="of:=MIN([.$H$1];IF(MOD(ROW(); [.$E$1]) = 0; [.$B202] + [.$E$2]; [.$B202]))" office:value-type="float" office:value="7900" calcext:value-type="float">
            <text:p>7,9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203]+1" office:value-type="date" office:date-value="2022-06-20" calcext:value-type="date">
            <text:p>06/20/2022</text:p>
          </table:table-cell>
          <table:table-cell table:style-name="ce34" table:formula="of:=MIN([.$H$1];IF(MOD(ROW(); [.$E$1]) = 0; [.$B203] + [.$E$2]; [.$B203]))" office:value-type="float" office:value="7900" calcext:value-type="float">
            <text:p>7,9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204]+1" office:value-type="date" office:date-value="2022-06-21" calcext:value-type="date">
            <text:p>06/21/2022</text:p>
          </table:table-cell>
          <table:table-cell table:style-name="ce34" table:formula="of:=MIN([.$H$1];IF(MOD(ROW(); [.$E$1]) = 0; [.$B204] + [.$E$2]; [.$B204]))" office:value-type="float" office:value="7900" calcext:value-type="float">
            <text:p>7,9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205]+1" office:value-type="date" office:date-value="2022-06-22" calcext:value-type="date">
            <text:p>06/22/2022</text:p>
          </table:table-cell>
          <table:table-cell table:style-name="ce34" table:formula="of:=MIN([.$H$1];IF(MOD(ROW(); [.$E$1]) = 0; [.$B205] + [.$E$2]; [.$B205]))" office:value-type="float" office:value="7900" calcext:value-type="float">
            <text:p>7,9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206]+1" office:value-type="date" office:date-value="2022-06-23" calcext:value-type="date">
            <text:p>06/23/2022</text:p>
          </table:table-cell>
          <table:table-cell table:style-name="ce34" table:formula="of:=MIN([.$H$1];IF(MOD(ROW(); [.$E$1]) = 0; [.$B206] + [.$E$2]; [.$B206]))" office:value-type="float" office:value="7900" calcext:value-type="float">
            <text:p>7,9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207]+1" office:value-type="date" office:date-value="2022-06-24" calcext:value-type="date">
            <text:p>06/24/2022</text:p>
          </table:table-cell>
          <table:table-cell table:style-name="ce34" table:formula="of:=MIN([.$H$1];IF(MOD(ROW(); [.$E$1]) = 0; [.$B207] + [.$E$2]; [.$B207]))" office:value-type="float" office:value="7900" calcext:value-type="float">
            <text:p>7,9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208]+1" office:value-type="date" office:date-value="2022-06-25" calcext:value-type="date">
            <text:p>06/25/2022</text:p>
          </table:table-cell>
          <table:table-cell table:style-name="ce34" table:formula="of:=MIN([.$H$1];IF(MOD(ROW(); [.$E$1]) = 0; [.$B208] + [.$E$2]; [.$B208]))" office:value-type="float" office:value="7900" calcext:value-type="float">
            <text:p>7,9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209]+1" office:value-type="date" office:date-value="2022-06-26" calcext:value-type="date">
            <text:p>06/26/2022</text:p>
          </table:table-cell>
          <table:table-cell table:style-name="ce34" table:formula="of:=MIN([.$H$1];IF(MOD(ROW(); [.$E$1]) = 0; [.$B209] + [.$E$2]; [.$B209]))" office:value-type="float" office:value="8000" calcext:value-type="float">
            <text:p>8,0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210]+1" office:value-type="date" office:date-value="2022-06-27" calcext:value-type="date">
            <text:p>06/27/2022</text:p>
          </table:table-cell>
          <table:table-cell table:style-name="ce34" table:formula="of:=MIN([.$H$1];IF(MOD(ROW(); [.$E$1]) = 0; [.$B210] + [.$E$2]; [.$B210]))" office:value-type="float" office:value="8000" calcext:value-type="float">
            <text:p>8,0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211]+1" office:value-type="date" office:date-value="2022-06-28" calcext:value-type="date">
            <text:p>06/28/2022</text:p>
          </table:table-cell>
          <table:table-cell table:style-name="ce34" table:formula="of:=MIN([.$H$1];IF(MOD(ROW(); [.$E$1]) = 0; [.$B211] + [.$E$2]; [.$B211]))" office:value-type="float" office:value="8000" calcext:value-type="float">
            <text:p>8,0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212]+1" office:value-type="date" office:date-value="2022-06-29" calcext:value-type="date">
            <text:p>06/29/2022</text:p>
          </table:table-cell>
          <table:table-cell table:style-name="ce34" table:formula="of:=MIN([.$H$1];IF(MOD(ROW(); [.$E$1]) = 0; [.$B212] + [.$E$2]; [.$B212]))" office:value-type="float" office:value="8000" calcext:value-type="float">
            <text:p>8,0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213]+1" office:value-type="date" office:date-value="2022-06-30" calcext:value-type="date">
            <text:p>06/30/2022</text:p>
          </table:table-cell>
          <table:table-cell table:style-name="ce34" table:formula="of:=MIN([.$H$1];IF(MOD(ROW(); [.$E$1]) = 0; [.$B213] + [.$E$2]; [.$B213]))" office:value-type="float" office:value="8000" calcext:value-type="float">
            <text:p>8,0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214]+1" office:value-type="date" office:date-value="2022-07-01" calcext:value-type="date">
            <text:p>07/01/2022</text:p>
          </table:table-cell>
          <table:table-cell table:style-name="ce34" table:formula="of:=MIN([.$H$1];IF(MOD(ROW(); [.$E$1]) = 0; [.$B214] + [.$E$2]; [.$B214]))" office:value-type="float" office:value="8000" calcext:value-type="float">
            <text:p>8,0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215]+1" office:value-type="date" office:date-value="2022-07-02" calcext:value-type="date">
            <text:p>07/02/2022</text:p>
          </table:table-cell>
          <table:table-cell table:style-name="ce34" table:formula="of:=MIN([.$H$1];IF(MOD(ROW(); [.$E$1]) = 0; [.$B215] + [.$E$2]; [.$B215]))" office:value-type="float" office:value="8000" calcext:value-type="float">
            <text:p>8,0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216]+1" office:value-type="date" office:date-value="2022-07-03" calcext:value-type="date">
            <text:p>07/03/2022</text:p>
          </table:table-cell>
          <table:table-cell table:style-name="ce34" table:formula="of:=MIN([.$H$1];IF(MOD(ROW(); [.$E$1]) = 0; [.$B216] + [.$E$2]; [.$B216]))" office:value-type="float" office:value="8100" calcext:value-type="float">
            <text:p>8,1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217]+1" office:value-type="date" office:date-value="2022-07-04" calcext:value-type="date">
            <text:p>07/04/2022</text:p>
          </table:table-cell>
          <table:table-cell table:style-name="ce34" table:formula="of:=MIN([.$H$1];IF(MOD(ROW(); [.$E$1]) = 0; [.$B217] + [.$E$2]; [.$B217]))" office:value-type="float" office:value="8100" calcext:value-type="float">
            <text:p>8,1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218]+1" office:value-type="date" office:date-value="2022-07-05" calcext:value-type="date">
            <text:p>07/05/2022</text:p>
          </table:table-cell>
          <table:table-cell table:style-name="ce34" table:formula="of:=MIN([.$H$1];IF(MOD(ROW(); [.$E$1]) = 0; [.$B218] + [.$E$2]; [.$B218]))" office:value-type="float" office:value="8100" calcext:value-type="float">
            <text:p>8,1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219]+1" office:value-type="date" office:date-value="2022-07-06" calcext:value-type="date">
            <text:p>07/06/2022</text:p>
          </table:table-cell>
          <table:table-cell table:style-name="ce34" table:formula="of:=MIN([.$H$1];IF(MOD(ROW(); [.$E$1]) = 0; [.$B219] + [.$E$2]; [.$B219]))" office:value-type="float" office:value="8100" calcext:value-type="float">
            <text:p>8,1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220]+1" office:value-type="date" office:date-value="2022-07-07" calcext:value-type="date">
            <text:p>07/07/2022</text:p>
          </table:table-cell>
          <table:table-cell table:style-name="ce34" table:formula="of:=MIN([.$H$1];IF(MOD(ROW(); [.$E$1]) = 0; [.$B220] + [.$E$2]; [.$B220]))" office:value-type="float" office:value="8100" calcext:value-type="float">
            <text:p>8,1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221]+1" office:value-type="date" office:date-value="2022-07-08" calcext:value-type="date">
            <text:p>07/08/2022</text:p>
          </table:table-cell>
          <table:table-cell table:style-name="ce34" table:formula="of:=MIN([.$H$1];IF(MOD(ROW(); [.$E$1]) = 0; [.$B221] + [.$E$2]; [.$B221]))" office:value-type="float" office:value="8100" calcext:value-type="float">
            <text:p>8,1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222]+1" office:value-type="date" office:date-value="2022-07-09" calcext:value-type="date">
            <text:p>07/09/2022</text:p>
          </table:table-cell>
          <table:table-cell table:style-name="ce34" table:formula="of:=MIN([.$H$1];IF(MOD(ROW(); [.$E$1]) = 0; [.$B222] + [.$E$2]; [.$B222]))" office:value-type="float" office:value="8100" calcext:value-type="float">
            <text:p>8,1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223]+1" office:value-type="date" office:date-value="2022-07-10" calcext:value-type="date">
            <text:p>07/10/2022</text:p>
          </table:table-cell>
          <table:table-cell table:style-name="ce34" table:formula="of:=MIN([.$H$1];IF(MOD(ROW(); [.$E$1]) = 0; [.$B223] + [.$E$2]; [.$B223]))" office:value-type="float" office:value="8200" calcext:value-type="float">
            <text:p>8,2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224]+1" office:value-type="date" office:date-value="2022-07-11" calcext:value-type="date">
            <text:p>07/11/2022</text:p>
          </table:table-cell>
          <table:table-cell table:style-name="ce34" table:formula="of:=MIN([.$H$1];IF(MOD(ROW(); [.$E$1]) = 0; [.$B224] + [.$E$2]; [.$B224]))" office:value-type="float" office:value="8200" calcext:value-type="float">
            <text:p>8,2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225]+1" office:value-type="date" office:date-value="2022-07-12" calcext:value-type="date">
            <text:p>07/12/2022</text:p>
          </table:table-cell>
          <table:table-cell table:style-name="ce34" table:formula="of:=MIN([.$H$1];IF(MOD(ROW(); [.$E$1]) = 0; [.$B225] + [.$E$2]; [.$B225]))" office:value-type="float" office:value="8200" calcext:value-type="float">
            <text:p>8,2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226]+1" office:value-type="date" office:date-value="2022-07-13" calcext:value-type="date">
            <text:p>07/13/2022</text:p>
          </table:table-cell>
          <table:table-cell table:style-name="ce34" table:formula="of:=MIN([.$H$1];IF(MOD(ROW(); [.$E$1]) = 0; [.$B226] + [.$E$2]; [.$B226]))" office:value-type="float" office:value="8200" calcext:value-type="float">
            <text:p>8,2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227]+1" office:value-type="date" office:date-value="2022-07-14" calcext:value-type="date">
            <text:p>07/14/2022</text:p>
          </table:table-cell>
          <table:table-cell table:style-name="ce34" table:formula="of:=MIN([.$H$1];IF(MOD(ROW(); [.$E$1]) = 0; [.$B227] + [.$E$2]; [.$B227]))" office:value-type="float" office:value="8200" calcext:value-type="float">
            <text:p>8,2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228]+1" office:value-type="date" office:date-value="2022-07-15" calcext:value-type="date">
            <text:p>07/15/2022</text:p>
          </table:table-cell>
          <table:table-cell table:style-name="ce34" table:formula="of:=MIN([.$H$1];IF(MOD(ROW(); [.$E$1]) = 0; [.$B228] + [.$E$2]; [.$B228]))" office:value-type="float" office:value="8200" calcext:value-type="float">
            <text:p>8,2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229]+1" office:value-type="date" office:date-value="2022-07-16" calcext:value-type="date">
            <text:p>07/16/2022</text:p>
          </table:table-cell>
          <table:table-cell table:style-name="ce34" table:formula="of:=MIN([.$H$1];IF(MOD(ROW(); [.$E$1]) = 0; [.$B229] + [.$E$2]; [.$B229]))" office:value-type="float" office:value="8200" calcext:value-type="float">
            <text:p>8,2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230]+1" office:value-type="date" office:date-value="2022-07-17" calcext:value-type="date">
            <text:p>07/17/2022</text:p>
          </table:table-cell>
          <table:table-cell table:style-name="ce34" table:formula="of:=MIN([.$H$1];IF(MOD(ROW(); [.$E$1]) = 0; [.$B230] + [.$E$2]; [.$B230]))" office:value-type="float" office:value="8300" calcext:value-type="float">
            <text:p>8,3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231]+1" office:value-type="date" office:date-value="2022-07-18" calcext:value-type="date">
            <text:p>07/18/2022</text:p>
          </table:table-cell>
          <table:table-cell table:style-name="ce34" table:formula="of:=MIN([.$H$1];IF(MOD(ROW(); [.$E$1]) = 0; [.$B231] + [.$E$2]; [.$B231]))" office:value-type="float" office:value="8300" calcext:value-type="float">
            <text:p>8,3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232]+1" office:value-type="date" office:date-value="2022-07-19" calcext:value-type="date">
            <text:p>07/19/2022</text:p>
          </table:table-cell>
          <table:table-cell table:style-name="ce34" table:formula="of:=MIN([.$H$1];IF(MOD(ROW(); [.$E$1]) = 0; [.$B232] + [.$E$2]; [.$B232]))" office:value-type="float" office:value="8300" calcext:value-type="float">
            <text:p>8,3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233]+1" office:value-type="date" office:date-value="2022-07-20" calcext:value-type="date">
            <text:p>07/20/2022</text:p>
          </table:table-cell>
          <table:table-cell table:style-name="ce34" table:formula="of:=MIN([.$H$1];IF(MOD(ROW(); [.$E$1]) = 0; [.$B233] + [.$E$2]; [.$B233]))" office:value-type="float" office:value="8300" calcext:value-type="float">
            <text:p>8,3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234]+1" office:value-type="date" office:date-value="2022-07-21" calcext:value-type="date">
            <text:p>07/21/2022</text:p>
          </table:table-cell>
          <table:table-cell table:style-name="ce34" table:formula="of:=MIN([.$H$1];IF(MOD(ROW(); [.$E$1]) = 0; [.$B234] + [.$E$2]; [.$B234]))" office:value-type="float" office:value="8300" calcext:value-type="float">
            <text:p>8,3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235]+1" office:value-type="date" office:date-value="2022-07-22" calcext:value-type="date">
            <text:p>07/22/2022</text:p>
          </table:table-cell>
          <table:table-cell table:style-name="ce34" table:formula="of:=MIN([.$H$1];IF(MOD(ROW(); [.$E$1]) = 0; [.$B235] + [.$E$2]; [.$B235]))" office:value-type="float" office:value="8300" calcext:value-type="float">
            <text:p>8,3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236]+1" office:value-type="date" office:date-value="2022-07-23" calcext:value-type="date">
            <text:p>07/23/2022</text:p>
          </table:table-cell>
          <table:table-cell table:style-name="ce34" table:formula="of:=MIN([.$H$1];IF(MOD(ROW(); [.$E$1]) = 0; [.$B236] + [.$E$2]; [.$B236]))" office:value-type="float" office:value="8300" calcext:value-type="float">
            <text:p>8,3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237]+1" office:value-type="date" office:date-value="2022-07-24" calcext:value-type="date">
            <text:p>07/24/2022</text:p>
          </table:table-cell>
          <table:table-cell table:style-name="ce34" table:formula="of:=MIN([.$H$1];IF(MOD(ROW(); [.$E$1]) = 0; [.$B237] + [.$E$2]; [.$B237]))" office:value-type="float" office:value="8400" calcext:value-type="float">
            <text:p>8,4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238]+1" office:value-type="date" office:date-value="2022-07-25" calcext:value-type="date">
            <text:p>07/25/2022</text:p>
          </table:table-cell>
          <table:table-cell table:style-name="ce34" table:formula="of:=MIN([.$H$1];IF(MOD(ROW(); [.$E$1]) = 0; [.$B238] + [.$E$2]; [.$B238]))" office:value-type="float" office:value="8400" calcext:value-type="float">
            <text:p>8,4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239]+1" office:value-type="date" office:date-value="2022-07-26" calcext:value-type="date">
            <text:p>07/26/2022</text:p>
          </table:table-cell>
          <table:table-cell table:style-name="ce34" table:formula="of:=MIN([.$H$1];IF(MOD(ROW(); [.$E$1]) = 0; [.$B239] + [.$E$2]; [.$B239]))" office:value-type="float" office:value="8400" calcext:value-type="float">
            <text:p>8,4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240]+1" office:value-type="date" office:date-value="2022-07-27" calcext:value-type="date">
            <text:p>07/27/2022</text:p>
          </table:table-cell>
          <table:table-cell table:style-name="ce34" table:formula="of:=MIN([.$H$1];IF(MOD(ROW(); [.$E$1]) = 0; [.$B240] + [.$E$2]; [.$B240]))" office:value-type="float" office:value="8400" calcext:value-type="float">
            <text:p>8,4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241]+1" office:value-type="date" office:date-value="2022-07-28" calcext:value-type="date">
            <text:p>07/28/2022</text:p>
          </table:table-cell>
          <table:table-cell table:style-name="ce34" table:formula="of:=MIN([.$H$1];IF(MOD(ROW(); [.$E$1]) = 0; [.$B241] + [.$E$2]; [.$B241]))" office:value-type="float" office:value="8400" calcext:value-type="float">
            <text:p>8,4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242]+1" office:value-type="date" office:date-value="2022-07-29" calcext:value-type="date">
            <text:p>07/29/2022</text:p>
          </table:table-cell>
          <table:table-cell table:style-name="ce34" table:formula="of:=MIN([.$H$1];IF(MOD(ROW(); [.$E$1]) = 0; [.$B242] + [.$E$2]; [.$B242]))" office:value-type="float" office:value="8400" calcext:value-type="float">
            <text:p>8,4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243]+1" office:value-type="date" office:date-value="2022-07-30" calcext:value-type="date">
            <text:p>07/30/2022</text:p>
          </table:table-cell>
          <table:table-cell table:style-name="ce34" table:formula="of:=MIN([.$H$1];IF(MOD(ROW(); [.$E$1]) = 0; [.$B243] + [.$E$2]; [.$B243]))" office:value-type="float" office:value="8400" calcext:value-type="float">
            <text:p>8,4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244]+1" office:value-type="date" office:date-value="2022-07-31" calcext:value-type="date">
            <text:p>07/31/2022</text:p>
          </table:table-cell>
          <table:table-cell table:style-name="ce34" table:formula="of:=MIN([.$H$1];IF(MOD(ROW(); [.$E$1]) = 0; [.$B244] + [.$E$2]; [.$B244]))" office:value-type="float" office:value="8500" calcext:value-type="float">
            <text:p>8,5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245]+1" office:value-type="date" office:date-value="2022-08-01" calcext:value-type="date">
            <text:p>08/01/2022</text:p>
          </table:table-cell>
          <table:table-cell table:style-name="ce34" table:formula="of:=MIN([.$H$1];IF(MOD(ROW(); [.$E$1]) = 0; [.$B245] + [.$E$2]; [.$B245]))" office:value-type="float" office:value="8500" calcext:value-type="float">
            <text:p>8,5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246]+1" office:value-type="date" office:date-value="2022-08-02" calcext:value-type="date">
            <text:p>08/02/2022</text:p>
          </table:table-cell>
          <table:table-cell table:style-name="ce34" table:formula="of:=MIN([.$H$1];IF(MOD(ROW(); [.$E$1]) = 0; [.$B246] + [.$E$2]; [.$B246]))" office:value-type="float" office:value="8500" calcext:value-type="float">
            <text:p>8,5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247]+1" office:value-type="date" office:date-value="2022-08-03" calcext:value-type="date">
            <text:p>08/03/2022</text:p>
          </table:table-cell>
          <table:table-cell table:style-name="ce34" table:formula="of:=MIN([.$H$1];IF(MOD(ROW(); [.$E$1]) = 0; [.$B247] + [.$E$2]; [.$B247]))" office:value-type="float" office:value="8500" calcext:value-type="float">
            <text:p>8,5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248]+1" office:value-type="date" office:date-value="2022-08-04" calcext:value-type="date">
            <text:p>08/04/2022</text:p>
          </table:table-cell>
          <table:table-cell table:style-name="ce34" table:formula="of:=MIN([.$H$1];IF(MOD(ROW(); [.$E$1]) = 0; [.$B248] + [.$E$2]; [.$B248]))" office:value-type="float" office:value="8500" calcext:value-type="float">
            <text:p>8,5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249]+1" office:value-type="date" office:date-value="2022-08-05" calcext:value-type="date">
            <text:p>08/05/2022</text:p>
          </table:table-cell>
          <table:table-cell table:style-name="ce34" table:formula="of:=MIN([.$H$1];IF(MOD(ROW(); [.$E$1]) = 0; [.$B249] + [.$E$2]; [.$B249]))" office:value-type="float" office:value="8500" calcext:value-type="float">
            <text:p>8,5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250]+1" office:value-type="date" office:date-value="2022-08-06" calcext:value-type="date">
            <text:p>08/06/2022</text:p>
          </table:table-cell>
          <table:table-cell table:style-name="ce34" table:formula="of:=MIN([.$H$1];IF(MOD(ROW(); [.$E$1]) = 0; [.$B250] + [.$E$2]; [.$B250]))" office:value-type="float" office:value="8500" calcext:value-type="float">
            <text:p>8,5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251]+1" office:value-type="date" office:date-value="2022-08-07" calcext:value-type="date">
            <text:p>08/07/2022</text:p>
          </table:table-cell>
          <table:table-cell table:style-name="ce34" table:formula="of:=MIN([.$H$1];IF(MOD(ROW(); [.$E$1]) = 0; [.$B251] + [.$E$2]; [.$B251]))" office:value-type="float" office:value="8600" calcext:value-type="float">
            <text:p>8,6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252]+1" office:value-type="date" office:date-value="2022-08-08" calcext:value-type="date">
            <text:p>08/08/2022</text:p>
          </table:table-cell>
          <table:table-cell table:style-name="ce34" table:formula="of:=MIN([.$H$1];IF(MOD(ROW(); [.$E$1]) = 0; [.$B252] + [.$E$2]; [.$B252]))" office:value-type="float" office:value="8600" calcext:value-type="float">
            <text:p>8,6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253]+1" office:value-type="date" office:date-value="2022-08-09" calcext:value-type="date">
            <text:p>08/09/2022</text:p>
          </table:table-cell>
          <table:table-cell table:style-name="ce34" table:formula="of:=MIN([.$H$1];IF(MOD(ROW(); [.$E$1]) = 0; [.$B253] + [.$E$2]; [.$B253]))" office:value-type="float" office:value="8600" calcext:value-type="float">
            <text:p>8,6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254]+1" office:value-type="date" office:date-value="2022-08-10" calcext:value-type="date">
            <text:p>08/10/2022</text:p>
          </table:table-cell>
          <table:table-cell table:style-name="ce34" table:formula="of:=MIN([.$H$1];IF(MOD(ROW(); [.$E$1]) = 0; [.$B254] + [.$E$2]; [.$B254]))" office:value-type="float" office:value="8600" calcext:value-type="float">
            <text:p>8,6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255]+1" office:value-type="date" office:date-value="2022-08-11" calcext:value-type="date">
            <text:p>08/11/2022</text:p>
          </table:table-cell>
          <table:table-cell table:style-name="ce34" table:formula="of:=MIN([.$H$1];IF(MOD(ROW(); [.$E$1]) = 0; [.$B255] + [.$E$2]; [.$B255]))" office:value-type="float" office:value="8600" calcext:value-type="float">
            <text:p>8,6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256]+1" office:value-type="date" office:date-value="2022-08-12" calcext:value-type="date">
            <text:p>08/12/2022</text:p>
          </table:table-cell>
          <table:table-cell table:style-name="ce34" table:formula="of:=MIN([.$H$1];IF(MOD(ROW(); [.$E$1]) = 0; [.$B256] + [.$E$2]; [.$B256]))" office:value-type="float" office:value="8600" calcext:value-type="float">
            <text:p>8,6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257]+1" office:value-type="date" office:date-value="2022-08-13" calcext:value-type="date">
            <text:p>08/13/2022</text:p>
          </table:table-cell>
          <table:table-cell table:style-name="ce34" table:formula="of:=MIN([.$H$1];IF(MOD(ROW(); [.$E$1]) = 0; [.$B257] + [.$E$2]; [.$B257]))" office:value-type="float" office:value="8600" calcext:value-type="float">
            <text:p>8,6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258]+1" office:value-type="date" office:date-value="2022-08-14" calcext:value-type="date">
            <text:p>08/14/2022</text:p>
          </table:table-cell>
          <table:table-cell table:style-name="ce34" table:formula="of:=MIN([.$H$1];IF(MOD(ROW(); [.$E$1]) = 0; [.$B258] + [.$E$2]; [.$B258]))" office:value-type="float" office:value="8700" calcext:value-type="float">
            <text:p>8,7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259]+1" office:value-type="date" office:date-value="2022-08-15" calcext:value-type="date">
            <text:p>08/15/2022</text:p>
          </table:table-cell>
          <table:table-cell table:style-name="ce34" table:formula="of:=MIN([.$H$1];IF(MOD(ROW(); [.$E$1]) = 0; [.$B259] + [.$E$2]; [.$B259]))" office:value-type="float" office:value="8700" calcext:value-type="float">
            <text:p>8,7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260]+1" office:value-type="date" office:date-value="2022-08-16" calcext:value-type="date">
            <text:p>08/16/2022</text:p>
          </table:table-cell>
          <table:table-cell table:style-name="ce34" table:formula="of:=MIN([.$H$1];IF(MOD(ROW(); [.$E$1]) = 0; [.$B260] + [.$E$2]; [.$B260]))" office:value-type="float" office:value="8700" calcext:value-type="float">
            <text:p>8,7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261]+1" office:value-type="date" office:date-value="2022-08-17" calcext:value-type="date">
            <text:p>08/17/2022</text:p>
          </table:table-cell>
          <table:table-cell table:style-name="ce34" table:formula="of:=MIN([.$H$1];IF(MOD(ROW(); [.$E$1]) = 0; [.$B261] + [.$E$2]; [.$B261]))" office:value-type="float" office:value="8700" calcext:value-type="float">
            <text:p>8,7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262]+1" office:value-type="date" office:date-value="2022-08-18" calcext:value-type="date">
            <text:p>08/18/2022</text:p>
          </table:table-cell>
          <table:table-cell table:style-name="ce34" table:formula="of:=MIN([.$H$1];IF(MOD(ROW(); [.$E$1]) = 0; [.$B262] + [.$E$2]; [.$B262]))" office:value-type="float" office:value="8700" calcext:value-type="float">
            <text:p>8,7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263]+1" office:value-type="date" office:date-value="2022-08-19" calcext:value-type="date">
            <text:p>08/19/2022</text:p>
          </table:table-cell>
          <table:table-cell table:style-name="ce34" table:formula="of:=MIN([.$H$1];IF(MOD(ROW(); [.$E$1]) = 0; [.$B263] + [.$E$2]; [.$B263]))" office:value-type="float" office:value="8700" calcext:value-type="float">
            <text:p>8,7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264]+1" office:value-type="date" office:date-value="2022-08-20" calcext:value-type="date">
            <text:p>08/20/2022</text:p>
          </table:table-cell>
          <table:table-cell table:style-name="ce34" table:formula="of:=MIN([.$H$1];IF(MOD(ROW(); [.$E$1]) = 0; [.$B264] + [.$E$2]; [.$B264]))" office:value-type="float" office:value="8700" calcext:value-type="float">
            <text:p>8,7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265]+1" office:value-type="date" office:date-value="2022-08-21" calcext:value-type="date">
            <text:p>08/21/2022</text:p>
          </table:table-cell>
          <table:table-cell table:style-name="ce34" table:formula="of:=MIN([.$H$1];IF(MOD(ROW(); [.$E$1]) = 0; [.$B265] + [.$E$2]; [.$B265]))" office:value-type="float" office:value="8800" calcext:value-type="float">
            <text:p>8,8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266]+1" office:value-type="date" office:date-value="2022-08-22" calcext:value-type="date">
            <text:p>08/22/2022</text:p>
          </table:table-cell>
          <table:table-cell table:style-name="ce34" table:formula="of:=MIN([.$H$1];IF(MOD(ROW(); [.$E$1]) = 0; [.$B266] + [.$E$2]; [.$B266]))" office:value-type="float" office:value="8800" calcext:value-type="float">
            <text:p>8,8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267]+1" office:value-type="date" office:date-value="2022-08-23" calcext:value-type="date">
            <text:p>08/23/2022</text:p>
          </table:table-cell>
          <table:table-cell table:style-name="ce34" table:formula="of:=MIN([.$H$1];IF(MOD(ROW(); [.$E$1]) = 0; [.$B267] + [.$E$2]; [.$B267]))" office:value-type="float" office:value="8800" calcext:value-type="float">
            <text:p>8,8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268]+1" office:value-type="date" office:date-value="2022-08-24" calcext:value-type="date">
            <text:p>08/24/2022</text:p>
          </table:table-cell>
          <table:table-cell table:style-name="ce34" table:formula="of:=MIN([.$H$1];IF(MOD(ROW(); [.$E$1]) = 0; [.$B268] + [.$E$2]; [.$B268]))" office:value-type="float" office:value="8800" calcext:value-type="float">
            <text:p>8,8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269]+1" office:value-type="date" office:date-value="2022-08-25" calcext:value-type="date">
            <text:p>08/25/2022</text:p>
          </table:table-cell>
          <table:table-cell table:style-name="ce34" table:formula="of:=MIN([.$H$1];IF(MOD(ROW(); [.$E$1]) = 0; [.$B269] + [.$E$2]; [.$B269]))" office:value-type="float" office:value="8800" calcext:value-type="float">
            <text:p>8,8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270]+1" office:value-type="date" office:date-value="2022-08-26" calcext:value-type="date">
            <text:p>08/26/2022</text:p>
          </table:table-cell>
          <table:table-cell table:style-name="ce34" table:formula="of:=MIN([.$H$1];IF(MOD(ROW(); [.$E$1]) = 0; [.$B270] + [.$E$2]; [.$B270]))" office:value-type="float" office:value="8800" calcext:value-type="float">
            <text:p>8,8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271]+1" office:value-type="date" office:date-value="2022-08-27" calcext:value-type="date">
            <text:p>08/27/2022</text:p>
          </table:table-cell>
          <table:table-cell table:style-name="ce34" table:formula="of:=MIN([.$H$1];IF(MOD(ROW(); [.$E$1]) = 0; [.$B271] + [.$E$2]; [.$B271]))" office:value-type="float" office:value="8800" calcext:value-type="float">
            <text:p>8,8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272]+1" office:value-type="date" office:date-value="2022-08-28" calcext:value-type="date">
            <text:p>08/28/2022</text:p>
          </table:table-cell>
          <table:table-cell table:style-name="ce34" table:formula="of:=MIN([.$H$1];IF(MOD(ROW(); [.$E$1]) = 0; [.$B272] + [.$E$2]; [.$B272]))" office:value-type="float" office:value="8900" calcext:value-type="float">
            <text:p>8,9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273]+1" office:value-type="date" office:date-value="2022-08-29" calcext:value-type="date">
            <text:p>08/29/2022</text:p>
          </table:table-cell>
          <table:table-cell table:style-name="ce34" table:formula="of:=MIN([.$H$1];IF(MOD(ROW(); [.$E$1]) = 0; [.$B273] + [.$E$2]; [.$B273]))" office:value-type="float" office:value="8900" calcext:value-type="float">
            <text:p>8,9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274]+1" office:value-type="date" office:date-value="2022-08-30" calcext:value-type="date">
            <text:p>08/30/2022</text:p>
          </table:table-cell>
          <table:table-cell table:style-name="ce34" table:formula="of:=MIN([.$H$1];IF(MOD(ROW(); [.$E$1]) = 0; [.$B274] + [.$E$2]; [.$B274]))" office:value-type="float" office:value="8900" calcext:value-type="float">
            <text:p>8,9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275]+1" office:value-type="date" office:date-value="2022-08-31" calcext:value-type="date">
            <text:p>08/31/2022</text:p>
          </table:table-cell>
          <table:table-cell table:style-name="ce34" table:formula="of:=MIN([.$H$1];IF(MOD(ROW(); [.$E$1]) = 0; [.$B275] + [.$E$2]; [.$B275]))" office:value-type="float" office:value="8900" calcext:value-type="float">
            <text:p>8,9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276]+1" office:value-type="date" office:date-value="2022-09-01" calcext:value-type="date">
            <text:p>09/01/2022</text:p>
          </table:table-cell>
          <table:table-cell table:style-name="ce34" table:formula="of:=MIN([.$H$1];IF(MOD(ROW(); [.$E$1]) = 0; [.$B276] + [.$E$2]; [.$B276]))" office:value-type="float" office:value="8900" calcext:value-type="float">
            <text:p>8,9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277]+1" office:value-type="date" office:date-value="2022-09-02" calcext:value-type="date">
            <text:p>09/02/2022</text:p>
          </table:table-cell>
          <table:table-cell table:style-name="ce34" table:formula="of:=MIN([.$H$1];IF(MOD(ROW(); [.$E$1]) = 0; [.$B277] + [.$E$2]; [.$B277]))" office:value-type="float" office:value="8900" calcext:value-type="float">
            <text:p>8,9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278]+1" office:value-type="date" office:date-value="2022-09-03" calcext:value-type="date">
            <text:p>09/03/2022</text:p>
          </table:table-cell>
          <table:table-cell table:style-name="ce34" table:formula="of:=MIN([.$H$1];IF(MOD(ROW(); [.$E$1]) = 0; [.$B278] + [.$E$2]; [.$B278]))" office:value-type="float" office:value="8900" calcext:value-type="float">
            <text:p>8,9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279]+1" office:value-type="date" office:date-value="2022-09-04" calcext:value-type="date">
            <text:p>09/04/2022</text:p>
          </table:table-cell>
          <table:table-cell table:style-name="ce34" table:formula="of:=MIN([.$H$1];IF(MOD(ROW(); [.$E$1]) = 0; [.$B279] + [.$E$2]; [.$B279]))" office:value-type="float" office:value="9000" calcext:value-type="float">
            <text:p>9,0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280]+1" office:value-type="date" office:date-value="2022-09-05" calcext:value-type="date">
            <text:p>09/05/2022</text:p>
          </table:table-cell>
          <table:table-cell table:style-name="ce34" table:formula="of:=MIN([.$H$1];IF(MOD(ROW(); [.$E$1]) = 0; [.$B280] + [.$E$2]; [.$B280]))" office:value-type="float" office:value="9000" calcext:value-type="float">
            <text:p>9,0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281]+1" office:value-type="date" office:date-value="2022-09-06" calcext:value-type="date">
            <text:p>09/06/2022</text:p>
          </table:table-cell>
          <table:table-cell table:style-name="ce34" table:formula="of:=MIN([.$H$1];IF(MOD(ROW(); [.$E$1]) = 0; [.$B281] + [.$E$2]; [.$B281]))" office:value-type="float" office:value="9000" calcext:value-type="float">
            <text:p>9,0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282]+1" office:value-type="date" office:date-value="2022-09-07" calcext:value-type="date">
            <text:p>09/07/2022</text:p>
          </table:table-cell>
          <table:table-cell table:style-name="ce34" table:formula="of:=MIN([.$H$1];IF(MOD(ROW(); [.$E$1]) = 0; [.$B282] + [.$E$2]; [.$B282]))" office:value-type="float" office:value="9000" calcext:value-type="float">
            <text:p>9,0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283]+1" office:value-type="date" office:date-value="2022-09-08" calcext:value-type="date">
            <text:p>09/08/2022</text:p>
          </table:table-cell>
          <table:table-cell table:style-name="ce34" table:formula="of:=MIN([.$H$1];IF(MOD(ROW(); [.$E$1]) = 0; [.$B283] + [.$E$2]; [.$B283]))" office:value-type="float" office:value="9000" calcext:value-type="float">
            <text:p>9,0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284]+1" office:value-type="date" office:date-value="2022-09-09" calcext:value-type="date">
            <text:p>09/09/2022</text:p>
          </table:table-cell>
          <table:table-cell table:style-name="ce34" table:formula="of:=MIN([.$H$1];IF(MOD(ROW(); [.$E$1]) = 0; [.$B284] + [.$E$2]; [.$B284]))" office:value-type="float" office:value="9000" calcext:value-type="float">
            <text:p>9,0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285]+1" office:value-type="date" office:date-value="2022-09-10" calcext:value-type="date">
            <text:p>09/10/2022</text:p>
          </table:table-cell>
          <table:table-cell table:style-name="ce34" table:formula="of:=MIN([.$H$1];IF(MOD(ROW(); [.$E$1]) = 0; [.$B285] + [.$E$2]; [.$B285]))" office:value-type="float" office:value="9000" calcext:value-type="float">
            <text:p>9,0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286]+1" office:value-type="date" office:date-value="2022-09-11" calcext:value-type="date">
            <text:p>09/11/2022</text:p>
          </table:table-cell>
          <table:table-cell table:style-name="ce34" table:formula="of:=MIN([.$H$1];IF(MOD(ROW(); [.$E$1]) = 0; [.$B286] + [.$E$2]; [.$B286]))" office:value-type="float" office:value="9100" calcext:value-type="float">
            <text:p>9,1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287]+1" office:value-type="date" office:date-value="2022-09-12" calcext:value-type="date">
            <text:p>09/12/2022</text:p>
          </table:table-cell>
          <table:table-cell table:style-name="ce34" table:formula="of:=MIN([.$H$1];IF(MOD(ROW(); [.$E$1]) = 0; [.$B287] + [.$E$2]; [.$B287]))" office:value-type="float" office:value="9100" calcext:value-type="float">
            <text:p>9,1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288]+1" office:value-type="date" office:date-value="2022-09-13" calcext:value-type="date">
            <text:p>09/13/2022</text:p>
          </table:table-cell>
          <table:table-cell table:style-name="ce34" table:formula="of:=MIN([.$H$1];IF(MOD(ROW(); [.$E$1]) = 0; [.$B288] + [.$E$2]; [.$B288]))" office:value-type="float" office:value="9100" calcext:value-type="float">
            <text:p>9,1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289]+1" office:value-type="date" office:date-value="2022-09-14" calcext:value-type="date">
            <text:p>09/14/2022</text:p>
          </table:table-cell>
          <table:table-cell table:style-name="ce34" table:formula="of:=MIN([.$H$1];IF(MOD(ROW(); [.$E$1]) = 0; [.$B289] + [.$E$2]; [.$B289]))" office:value-type="float" office:value="9100" calcext:value-type="float">
            <text:p>9,1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290]+1" office:value-type="date" office:date-value="2022-09-15" calcext:value-type="date">
            <text:p>09/15/2022</text:p>
          </table:table-cell>
          <table:table-cell table:style-name="ce34" table:formula="of:=MIN([.$H$1];IF(MOD(ROW(); [.$E$1]) = 0; [.$B290] + [.$E$2]; [.$B290]))" office:value-type="float" office:value="9100" calcext:value-type="float">
            <text:p>9,1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291]+1" office:value-type="date" office:date-value="2022-09-16" calcext:value-type="date">
            <text:p>09/16/2022</text:p>
          </table:table-cell>
          <table:table-cell table:style-name="ce34" table:formula="of:=MIN([.$H$1];IF(MOD(ROW(); [.$E$1]) = 0; [.$B291] + [.$E$2]; [.$B291]))" office:value-type="float" office:value="9100" calcext:value-type="float">
            <text:p>9,1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292]+1" office:value-type="date" office:date-value="2022-09-17" calcext:value-type="date">
            <text:p>09/17/2022</text:p>
          </table:table-cell>
          <table:table-cell table:style-name="ce34" table:formula="of:=MIN([.$H$1];IF(MOD(ROW(); [.$E$1]) = 0; [.$B292] + [.$E$2]; [.$B292]))" office:value-type="float" office:value="9100" calcext:value-type="float">
            <text:p>9,1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293]+1" office:value-type="date" office:date-value="2022-09-18" calcext:value-type="date">
            <text:p>09/18/2022</text:p>
          </table:table-cell>
          <table:table-cell table:style-name="ce34" table:formula="of:=MIN([.$H$1];IF(MOD(ROW(); [.$E$1]) = 0; [.$B293] + [.$E$2]; [.$B293]))" office:value-type="float" office:value="9200" calcext:value-type="float">
            <text:p>9,2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294]+1" office:value-type="date" office:date-value="2022-09-19" calcext:value-type="date">
            <text:p>09/19/2022</text:p>
          </table:table-cell>
          <table:table-cell table:style-name="ce34" table:formula="of:=MIN([.$H$1];IF(MOD(ROW(); [.$E$1]) = 0; [.$B294] + [.$E$2]; [.$B294]))" office:value-type="float" office:value="9200" calcext:value-type="float">
            <text:p>9,2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295]+1" office:value-type="date" office:date-value="2022-09-20" calcext:value-type="date">
            <text:p>09/20/2022</text:p>
          </table:table-cell>
          <table:table-cell table:style-name="ce34" table:formula="of:=MIN([.$H$1];IF(MOD(ROW(); [.$E$1]) = 0; [.$B295] + [.$E$2]; [.$B295]))" office:value-type="float" office:value="9200" calcext:value-type="float">
            <text:p>9,2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296]+1" office:value-type="date" office:date-value="2022-09-21" calcext:value-type="date">
            <text:p>09/21/2022</text:p>
          </table:table-cell>
          <table:table-cell table:style-name="ce34" table:formula="of:=MIN([.$H$1];IF(MOD(ROW(); [.$E$1]) = 0; [.$B296] + [.$E$2]; [.$B296]))" office:value-type="float" office:value="9200" calcext:value-type="float">
            <text:p>9,2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297]+1" office:value-type="date" office:date-value="2022-09-22" calcext:value-type="date">
            <text:p>09/22/2022</text:p>
          </table:table-cell>
          <table:table-cell table:style-name="ce34" table:formula="of:=MIN([.$H$1];IF(MOD(ROW(); [.$E$1]) = 0; [.$B297] + [.$E$2]; [.$B297]))" office:value-type="float" office:value="9200" calcext:value-type="float">
            <text:p>9,2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298]+1" office:value-type="date" office:date-value="2022-09-23" calcext:value-type="date">
            <text:p>09/23/2022</text:p>
          </table:table-cell>
          <table:table-cell table:style-name="ce34" table:formula="of:=MIN([.$H$1];IF(MOD(ROW(); [.$E$1]) = 0; [.$B298] + [.$E$2]; [.$B298]))" office:value-type="float" office:value="9200" calcext:value-type="float">
            <text:p>9,2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299]+1" office:value-type="date" office:date-value="2022-09-24" calcext:value-type="date">
            <text:p>09/24/2022</text:p>
          </table:table-cell>
          <table:table-cell table:style-name="ce34" table:formula="of:=MIN([.$H$1];IF(MOD(ROW(); [.$E$1]) = 0; [.$B299] + [.$E$2]; [.$B299]))" office:value-type="float" office:value="9200" calcext:value-type="float">
            <text:p>9,2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300]+1" office:value-type="date" office:date-value="2022-09-25" calcext:value-type="date">
            <text:p>09/25/2022</text:p>
          </table:table-cell>
          <table:table-cell table:style-name="ce34" table:formula="of:=MIN([.$H$1];IF(MOD(ROW(); [.$E$1]) = 0; [.$B300] + [.$E$2]; [.$B300]))" office:value-type="float" office:value="9300" calcext:value-type="float">
            <text:p>9,3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301]+1" office:value-type="date" office:date-value="2022-09-26" calcext:value-type="date">
            <text:p>09/26/2022</text:p>
          </table:table-cell>
          <table:table-cell table:style-name="ce34" table:formula="of:=MIN([.$H$1];IF(MOD(ROW(); [.$E$1]) = 0; [.$B301] + [.$E$2]; [.$B301]))" office:value-type="float" office:value="9300" calcext:value-type="float">
            <text:p>9,3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302]+1" office:value-type="date" office:date-value="2022-09-27" calcext:value-type="date">
            <text:p>09/27/2022</text:p>
          </table:table-cell>
          <table:table-cell table:style-name="ce34" table:formula="of:=MIN([.$H$1];IF(MOD(ROW(); [.$E$1]) = 0; [.$B302] + [.$E$2]; [.$B302]))" office:value-type="float" office:value="9300" calcext:value-type="float">
            <text:p>9,3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303]+1" office:value-type="date" office:date-value="2022-09-28" calcext:value-type="date">
            <text:p>09/28/2022</text:p>
          </table:table-cell>
          <table:table-cell table:style-name="ce34" table:formula="of:=MIN([.$H$1];IF(MOD(ROW(); [.$E$1]) = 0; [.$B303] + [.$E$2]; [.$B303]))" office:value-type="float" office:value="9300" calcext:value-type="float">
            <text:p>9,3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304]+1" office:value-type="date" office:date-value="2022-09-29" calcext:value-type="date">
            <text:p>09/29/2022</text:p>
          </table:table-cell>
          <table:table-cell table:style-name="ce34" table:formula="of:=MIN([.$H$1];IF(MOD(ROW(); [.$E$1]) = 0; [.$B304] + [.$E$2]; [.$B304]))" office:value-type="float" office:value="9300" calcext:value-type="float">
            <text:p>9,3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305]+1" office:value-type="date" office:date-value="2022-09-30" calcext:value-type="date">
            <text:p>09/30/2022</text:p>
          </table:table-cell>
          <table:table-cell table:style-name="ce34" table:formula="of:=MIN([.$H$1];IF(MOD(ROW(); [.$E$1]) = 0; [.$B305] + [.$E$2]; [.$B305]))" office:value-type="float" office:value="9300" calcext:value-type="float">
            <text:p>9,3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306]+1" office:value-type="date" office:date-value="2022-10-01" calcext:value-type="date">
            <text:p>10/01/2022</text:p>
          </table:table-cell>
          <table:table-cell table:style-name="ce34" table:formula="of:=MIN([.$H$1];IF(MOD(ROW(); [.$E$1]) = 0; [.$B306] + [.$E$2]; [.$B306]))" office:value-type="float" office:value="9300" calcext:value-type="float">
            <text:p>9,3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307]+1" office:value-type="date" office:date-value="2022-10-02" calcext:value-type="date">
            <text:p>10/02/2022</text:p>
          </table:table-cell>
          <table:table-cell table:style-name="ce34" table:formula="of:=MIN([.$H$1];IF(MOD(ROW(); [.$E$1]) = 0; [.$B307] + [.$E$2]; [.$B307]))" office:value-type="float" office:value="9400" calcext:value-type="float">
            <text:p>9,4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308]+1" office:value-type="date" office:date-value="2022-10-03" calcext:value-type="date">
            <text:p>10/03/2022</text:p>
          </table:table-cell>
          <table:table-cell table:style-name="ce34" table:formula="of:=MIN([.$H$1];IF(MOD(ROW(); [.$E$1]) = 0; [.$B308] + [.$E$2]; [.$B308]))" office:value-type="float" office:value="9400" calcext:value-type="float">
            <text:p>9,4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309]+1" office:value-type="date" office:date-value="2022-10-04" calcext:value-type="date">
            <text:p>10/04/2022</text:p>
          </table:table-cell>
          <table:table-cell table:style-name="ce34" table:formula="of:=MIN([.$H$1];IF(MOD(ROW(); [.$E$1]) = 0; [.$B309] + [.$E$2]; [.$B309]))" office:value-type="float" office:value="9400" calcext:value-type="float">
            <text:p>9,4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310]+1" office:value-type="date" office:date-value="2022-10-05" calcext:value-type="date">
            <text:p>10/05/2022</text:p>
          </table:table-cell>
          <table:table-cell table:style-name="ce34" table:formula="of:=MIN([.$H$1];IF(MOD(ROW(); [.$E$1]) = 0; [.$B310] + [.$E$2]; [.$B310]))" office:value-type="float" office:value="9400" calcext:value-type="float">
            <text:p>9,4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311]+1" office:value-type="date" office:date-value="2022-10-06" calcext:value-type="date">
            <text:p>10/06/2022</text:p>
          </table:table-cell>
          <table:table-cell table:style-name="ce34" table:formula="of:=MIN([.$H$1];IF(MOD(ROW(); [.$E$1]) = 0; [.$B311] + [.$E$2]; [.$B311]))" office:value-type="float" office:value="9400" calcext:value-type="float">
            <text:p>9,4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312]+1" office:value-type="date" office:date-value="2022-10-07" calcext:value-type="date">
            <text:p>10/07/2022</text:p>
          </table:table-cell>
          <table:table-cell table:style-name="ce34" table:formula="of:=MIN([.$H$1];IF(MOD(ROW(); [.$E$1]) = 0; [.$B312] + [.$E$2]; [.$B312]))" office:value-type="float" office:value="9400" calcext:value-type="float">
            <text:p>9,4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313]+1" office:value-type="date" office:date-value="2022-10-08" calcext:value-type="date">
            <text:p>10/08/2022</text:p>
          </table:table-cell>
          <table:table-cell table:style-name="ce34" table:formula="of:=MIN([.$H$1];IF(MOD(ROW(); [.$E$1]) = 0; [.$B313] + [.$E$2]; [.$B313]))" office:value-type="float" office:value="9400" calcext:value-type="float">
            <text:p>9,4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314]+1" office:value-type="date" office:date-value="2022-10-09" calcext:value-type="date">
            <text:p>10/09/2022</text:p>
          </table:table-cell>
          <table:table-cell table:style-name="ce34" table:formula="of:=MIN([.$H$1];IF(MOD(ROW(); [.$E$1]) = 0; [.$B314] + [.$E$2]; [.$B314]))" office:value-type="float" office:value="9500" calcext:value-type="float">
            <text:p>9,5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315]+1" office:value-type="date" office:date-value="2022-10-10" calcext:value-type="date">
            <text:p>10/10/2022</text:p>
          </table:table-cell>
          <table:table-cell table:style-name="ce34" table:formula="of:=MIN([.$H$1];IF(MOD(ROW(); [.$E$1]) = 0; [.$B315] + [.$E$2]; [.$B315]))" office:value-type="float" office:value="9500" calcext:value-type="float">
            <text:p>9,5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316]+1" office:value-type="date" office:date-value="2022-10-11" calcext:value-type="date">
            <text:p>10/11/2022</text:p>
          </table:table-cell>
          <table:table-cell table:style-name="ce34" table:formula="of:=MIN([.$H$1];IF(MOD(ROW(); [.$E$1]) = 0; [.$B316] + [.$E$2]; [.$B316]))" office:value-type="float" office:value="9500" calcext:value-type="float">
            <text:p>9,5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317]+1" office:value-type="date" office:date-value="2022-10-12" calcext:value-type="date">
            <text:p>10/12/2022</text:p>
          </table:table-cell>
          <table:table-cell table:style-name="ce34" table:formula="of:=MIN([.$H$1];IF(MOD(ROW(); [.$E$1]) = 0; [.$B317] + [.$E$2]; [.$B317]))" office:value-type="float" office:value="9500" calcext:value-type="float">
            <text:p>9,5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318]+1" office:value-type="date" office:date-value="2022-10-13" calcext:value-type="date">
            <text:p>10/13/2022</text:p>
          </table:table-cell>
          <table:table-cell table:style-name="ce34" table:formula="of:=MIN([.$H$1];IF(MOD(ROW(); [.$E$1]) = 0; [.$B318] + [.$E$2]; [.$B318]))" office:value-type="float" office:value="9500" calcext:value-type="float">
            <text:p>9,5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319]+1" office:value-type="date" office:date-value="2022-10-14" calcext:value-type="date">
            <text:p>10/14/2022</text:p>
          </table:table-cell>
          <table:table-cell table:style-name="ce34" table:formula="of:=MIN([.$H$1];IF(MOD(ROW(); [.$E$1]) = 0; [.$B319] + [.$E$2]; [.$B319]))" office:value-type="float" office:value="9500" calcext:value-type="float">
            <text:p>9,5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320]+1" office:value-type="date" office:date-value="2022-10-15" calcext:value-type="date">
            <text:p>10/15/2022</text:p>
          </table:table-cell>
          <table:table-cell table:style-name="ce34" table:formula="of:=MIN([.$H$1];IF(MOD(ROW(); [.$E$1]) = 0; [.$B320] + [.$E$2]; [.$B320]))" office:value-type="float" office:value="9500" calcext:value-type="float">
            <text:p>9,5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321]+1" office:value-type="date" office:date-value="2022-10-16" calcext:value-type="date">
            <text:p>10/16/2022</text:p>
          </table:table-cell>
          <table:table-cell table:style-name="ce34" table:formula="of:=MIN([.$H$1];IF(MOD(ROW(); [.$E$1]) = 0; [.$B321] + [.$E$2]; [.$B321]))" office:value-type="float" office:value="9600" calcext:value-type="float">
            <text:p>9,6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322]+1" office:value-type="date" office:date-value="2022-10-17" calcext:value-type="date">
            <text:p>10/17/2022</text:p>
          </table:table-cell>
          <table:table-cell table:style-name="ce34" table:formula="of:=MIN([.$H$1];IF(MOD(ROW(); [.$E$1]) = 0; [.$B322] + [.$E$2]; [.$B322]))" office:value-type="float" office:value="9600" calcext:value-type="float">
            <text:p>9,6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323]+1" office:value-type="date" office:date-value="2022-10-18" calcext:value-type="date">
            <text:p>10/18/2022</text:p>
          </table:table-cell>
          <table:table-cell table:style-name="ce34" table:formula="of:=MIN([.$H$1];IF(MOD(ROW(); [.$E$1]) = 0; [.$B323] + [.$E$2]; [.$B323]))" office:value-type="float" office:value="9600" calcext:value-type="float">
            <text:p>9,6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324]+1" office:value-type="date" office:date-value="2022-10-19" calcext:value-type="date">
            <text:p>10/19/2022</text:p>
          </table:table-cell>
          <table:table-cell table:style-name="ce34" table:formula="of:=MIN([.$H$1];IF(MOD(ROW(); [.$E$1]) = 0; [.$B324] + [.$E$2]; [.$B324]))" office:value-type="float" office:value="9600" calcext:value-type="float">
            <text:p>9,6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325]+1" office:value-type="date" office:date-value="2022-10-20" calcext:value-type="date">
            <text:p>10/20/2022</text:p>
          </table:table-cell>
          <table:table-cell table:style-name="ce34" table:formula="of:=MIN([.$H$1];IF(MOD(ROW(); [.$E$1]) = 0; [.$B325] + [.$E$2]; [.$B325]))" office:value-type="float" office:value="9600" calcext:value-type="float">
            <text:p>9,6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326]+1" office:value-type="date" office:date-value="2022-10-21" calcext:value-type="date">
            <text:p>10/21/2022</text:p>
          </table:table-cell>
          <table:table-cell table:style-name="ce34" table:formula="of:=MIN([.$H$1];IF(MOD(ROW(); [.$E$1]) = 0; [.$B326] + [.$E$2]; [.$B326]))" office:value-type="float" office:value="9600" calcext:value-type="float">
            <text:p>9,6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327]+1" office:value-type="date" office:date-value="2022-10-22" calcext:value-type="date">
            <text:p>10/22/2022</text:p>
          </table:table-cell>
          <table:table-cell table:style-name="ce34" table:formula="of:=MIN([.$H$1];IF(MOD(ROW(); [.$E$1]) = 0; [.$B327] + [.$E$2]; [.$B327]))" office:value-type="float" office:value="9600" calcext:value-type="float">
            <text:p>9,6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328]+1" office:value-type="date" office:date-value="2022-10-23" calcext:value-type="date">
            <text:p>10/23/2022</text:p>
          </table:table-cell>
          <table:table-cell table:style-name="ce34" table:formula="of:=MIN([.$H$1];IF(MOD(ROW(); [.$E$1]) = 0; [.$B328] + [.$E$2]; [.$B328]))" office:value-type="float" office:value="9700" calcext:value-type="float">
            <text:p>9,7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329]+1" office:value-type="date" office:date-value="2022-10-24" calcext:value-type="date">
            <text:p>10/24/2022</text:p>
          </table:table-cell>
          <table:table-cell table:style-name="ce34" table:formula="of:=MIN([.$H$1];IF(MOD(ROW(); [.$E$1]) = 0; [.$B329] + [.$E$2]; [.$B329]))" office:value-type="float" office:value="9700" calcext:value-type="float">
            <text:p>9,7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330]+1" office:value-type="date" office:date-value="2022-10-25" calcext:value-type="date">
            <text:p>10/25/2022</text:p>
          </table:table-cell>
          <table:table-cell table:style-name="ce34" table:formula="of:=MIN([.$H$1];IF(MOD(ROW(); [.$E$1]) = 0; [.$B330] + [.$E$2]; [.$B330]))" office:value-type="float" office:value="9700" calcext:value-type="float">
            <text:p>9,7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331]+1" office:value-type="date" office:date-value="2022-10-26" calcext:value-type="date">
            <text:p>10/26/2022</text:p>
          </table:table-cell>
          <table:table-cell table:style-name="ce34" table:formula="of:=MIN([.$H$1];IF(MOD(ROW(); [.$E$1]) = 0; [.$B331] + [.$E$2]; [.$B331]))" office:value-type="float" office:value="9700" calcext:value-type="float">
            <text:p>9,7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332]+1" office:value-type="date" office:date-value="2022-10-27" calcext:value-type="date">
            <text:p>10/27/2022</text:p>
          </table:table-cell>
          <table:table-cell table:style-name="ce34" table:formula="of:=MIN([.$H$1];IF(MOD(ROW(); [.$E$1]) = 0; [.$B332] + [.$E$2]; [.$B332]))" office:value-type="float" office:value="9700" calcext:value-type="float">
            <text:p>9,7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333]+1" office:value-type="date" office:date-value="2022-10-28" calcext:value-type="date">
            <text:p>10/28/2022</text:p>
          </table:table-cell>
          <table:table-cell table:style-name="ce34" table:formula="of:=MIN([.$H$1];IF(MOD(ROW(); [.$E$1]) = 0; [.$B333] + [.$E$2]; [.$B333]))" office:value-type="float" office:value="9700" calcext:value-type="float">
            <text:p>9,7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334]+1" office:value-type="date" office:date-value="2022-10-29" calcext:value-type="date">
            <text:p>10/29/2022</text:p>
          </table:table-cell>
          <table:table-cell table:style-name="ce34" table:formula="of:=MIN([.$H$1];IF(MOD(ROW(); [.$E$1]) = 0; [.$B334] + [.$E$2]; [.$B334]))" office:value-type="float" office:value="9700" calcext:value-type="float">
            <text:p>9,7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335]+1" office:value-type="date" office:date-value="2022-10-30" calcext:value-type="date">
            <text:p>10/30/2022</text:p>
          </table:table-cell>
          <table:table-cell table:style-name="ce34" table:formula="of:=MIN([.$H$1];IF(MOD(ROW(); [.$E$1]) = 0; [.$B335] + [.$E$2]; [.$B335]))" office:value-type="float" office:value="9800" calcext:value-type="float">
            <text:p>9,8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336]+1" office:value-type="date" office:date-value="2022-10-31" calcext:value-type="date">
            <text:p>10/31/2022</text:p>
          </table:table-cell>
          <table:table-cell table:style-name="ce34" table:formula="of:=MIN([.$H$1];IF(MOD(ROW(); [.$E$1]) = 0; [.$B336] + [.$E$2]; [.$B336]))" office:value-type="float" office:value="9800" calcext:value-type="float">
            <text:p>9,8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337]+1" office:value-type="date" office:date-value="2022-11-01" calcext:value-type="date">
            <text:p>11/01/2022</text:p>
          </table:table-cell>
          <table:table-cell table:style-name="ce34" table:formula="of:=MIN([.$H$1];IF(MOD(ROW(); [.$E$1]) = 0; [.$B337] + [.$E$2]; [.$B337]))" office:value-type="float" office:value="9800" calcext:value-type="float">
            <text:p>9,8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338]+1" office:value-type="date" office:date-value="2022-11-02" calcext:value-type="date">
            <text:p>11/02/2022</text:p>
          </table:table-cell>
          <table:table-cell table:style-name="ce34" table:formula="of:=MIN([.$H$1];IF(MOD(ROW(); [.$E$1]) = 0; [.$B338] + [.$E$2]; [.$B338]))" office:value-type="float" office:value="9800" calcext:value-type="float">
            <text:p>9,8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339]+1" office:value-type="date" office:date-value="2022-11-03" calcext:value-type="date">
            <text:p>11/03/2022</text:p>
          </table:table-cell>
          <table:table-cell table:style-name="ce34" table:formula="of:=MIN([.$H$1];IF(MOD(ROW(); [.$E$1]) = 0; [.$B339] + [.$E$2]; [.$B339]))" office:value-type="float" office:value="9800" calcext:value-type="float">
            <text:p>9,8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340]+1" office:value-type="date" office:date-value="2022-11-04" calcext:value-type="date">
            <text:p>11/04/2022</text:p>
          </table:table-cell>
          <table:table-cell table:style-name="ce34" table:formula="of:=MIN([.$H$1];IF(MOD(ROW(); [.$E$1]) = 0; [.$B340] + [.$E$2]; [.$B340]))" office:value-type="float" office:value="9800" calcext:value-type="float">
            <text:p>9,8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341]+1" office:value-type="date" office:date-value="2022-11-05" calcext:value-type="date">
            <text:p>11/05/2022</text:p>
          </table:table-cell>
          <table:table-cell table:style-name="ce34" table:formula="of:=MIN([.$H$1];IF(MOD(ROW(); [.$E$1]) = 0; [.$B341] + [.$E$2]; [.$B341]))" office:value-type="float" office:value="9800" calcext:value-type="float">
            <text:p>9,8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342]+1" office:value-type="date" office:date-value="2022-11-06" calcext:value-type="date">
            <text:p>11/06/2022</text:p>
          </table:table-cell>
          <table:table-cell table:style-name="ce34" table:formula="of:=MIN([.$H$1];IF(MOD(ROW(); [.$E$1]) = 0; [.$B342] + [.$E$2]; [.$B342]))" office:value-type="float" office:value="9900" calcext:value-type="float">
            <text:p>9,9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343]+1" office:value-type="date" office:date-value="2022-11-07" calcext:value-type="date">
            <text:p>11/07/2022</text:p>
          </table:table-cell>
          <table:table-cell table:style-name="ce34" table:formula="of:=MIN([.$H$1];IF(MOD(ROW(); [.$E$1]) = 0; [.$B343] + [.$E$2]; [.$B343]))" office:value-type="float" office:value="9900" calcext:value-type="float">
            <text:p>9,9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344]+1" office:value-type="date" office:date-value="2022-11-08" calcext:value-type="date">
            <text:p>11/08/2022</text:p>
          </table:table-cell>
          <table:table-cell table:style-name="ce34" table:formula="of:=MIN([.$H$1];IF(MOD(ROW(); [.$E$1]) = 0; [.$B344] + [.$E$2]; [.$B344]))" office:value-type="float" office:value="9900" calcext:value-type="float">
            <text:p>9,9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345]+1" office:value-type="date" office:date-value="2022-11-09" calcext:value-type="date">
            <text:p>11/09/2022</text:p>
          </table:table-cell>
          <table:table-cell table:style-name="ce34" table:formula="of:=MIN([.$H$1];IF(MOD(ROW(); [.$E$1]) = 0; [.$B345] + [.$E$2]; [.$B345]))" office:value-type="float" office:value="9900" calcext:value-type="float">
            <text:p>9,9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346]+1" office:value-type="date" office:date-value="2022-11-10" calcext:value-type="date">
            <text:p>11/10/2022</text:p>
          </table:table-cell>
          <table:table-cell table:style-name="ce34" table:formula="of:=MIN([.$H$1];IF(MOD(ROW(); [.$E$1]) = 0; [.$B346] + [.$E$2]; [.$B346]))" office:value-type="float" office:value="9900" calcext:value-type="float">
            <text:p>9,9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347]+1" office:value-type="date" office:date-value="2022-11-11" calcext:value-type="date">
            <text:p>11/11/2022</text:p>
          </table:table-cell>
          <table:table-cell table:style-name="ce34" table:formula="of:=MIN([.$H$1];IF(MOD(ROW(); [.$E$1]) = 0; [.$B347] + [.$E$2]; [.$B347]))" office:value-type="float" office:value="9900" calcext:value-type="float">
            <text:p>9,9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348]+1" office:value-type="date" office:date-value="2022-11-12" calcext:value-type="date">
            <text:p>11/12/2022</text:p>
          </table:table-cell>
          <table:table-cell table:style-name="ce34" table:formula="of:=MIN([.$H$1];IF(MOD(ROW(); [.$E$1]) = 0; [.$B348] + [.$E$2]; [.$B348]))" office:value-type="float" office:value="9900" calcext:value-type="float">
            <text:p>9,9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349]+1" office:value-type="date" office:date-value="2022-11-13" calcext:value-type="date">
            <text:p>11/13/2022</text:p>
          </table:table-cell>
          <table:table-cell table:style-name="ce34" table:formula="of:=MIN([.$H$1];IF(MOD(ROW(); [.$E$1]) = 0; [.$B349] + [.$E$2]; [.$B349]))" office:value-type="float" office:value="10000" calcext:value-type="float">
            <text:p>10,0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350]+1" office:value-type="date" office:date-value="2022-11-14" calcext:value-type="date">
            <text:p>11/14/2022</text:p>
          </table:table-cell>
          <table:table-cell table:style-name="ce34" table:formula="of:=MIN([.$H$1];IF(MOD(ROW(); [.$E$1]) = 0; [.$B350] + [.$E$2]; [.$B350]))" office:value-type="float" office:value="10000" calcext:value-type="float">
            <text:p>10,0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351]+1" office:value-type="date" office:date-value="2022-11-15" calcext:value-type="date">
            <text:p>11/15/2022</text:p>
          </table:table-cell>
          <table:table-cell table:style-name="ce34" table:formula="of:=MIN([.$H$1];IF(MOD(ROW(); [.$E$1]) = 0; [.$B351] + [.$E$2]; [.$B351]))" office:value-type="float" office:value="10000" calcext:value-type="float">
            <text:p>10,0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352]+1" office:value-type="date" office:date-value="2022-11-16" calcext:value-type="date">
            <text:p>11/16/2022</text:p>
          </table:table-cell>
          <table:table-cell table:style-name="ce34" table:formula="of:=MIN([.$H$1];IF(MOD(ROW(); [.$E$1]) = 0; [.$B352] + [.$E$2]; [.$B352]))" office:value-type="float" office:value="10000" calcext:value-type="float">
            <text:p>10,0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353]+1" office:value-type="date" office:date-value="2022-11-17" calcext:value-type="date">
            <text:p>11/17/2022</text:p>
          </table:table-cell>
          <table:table-cell table:style-name="ce34" table:formula="of:=MIN([.$H$1];IF(MOD(ROW(); [.$E$1]) = 0; [.$B353] + [.$E$2]; [.$B353]))" office:value-type="float" office:value="10000" calcext:value-type="float">
            <text:p>10,0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354]+1" office:value-type="date" office:date-value="2022-11-18" calcext:value-type="date">
            <text:p>11/18/2022</text:p>
          </table:table-cell>
          <table:table-cell table:style-name="ce34" table:formula="of:=MIN([.$H$1];IF(MOD(ROW(); [.$E$1]) = 0; [.$B354] + [.$E$2]; [.$B354]))" office:value-type="float" office:value="10000" calcext:value-type="float">
            <text:p>10,0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355]+1" office:value-type="date" office:date-value="2022-11-19" calcext:value-type="date">
            <text:p>11/19/2022</text:p>
          </table:table-cell>
          <table:table-cell table:style-name="ce34" table:formula="of:=MIN([.$H$1];IF(MOD(ROW(); [.$E$1]) = 0; [.$B355] + [.$E$2]; [.$B355]))" office:value-type="float" office:value="10000" calcext:value-type="float">
            <text:p>10,0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356]+1" office:value-type="date" office:date-value="2022-11-20" calcext:value-type="date">
            <text:p>11/20/2022</text:p>
          </table:table-cell>
          <table:table-cell table:style-name="ce34" table:formula="of:=MIN([.$H$1];IF(MOD(ROW(); [.$E$1]) = 0; [.$B356] + [.$E$2]; [.$B356]))" office:value-type="float" office:value="10000" calcext:value-type="float">
            <text:p>10,0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357]+1" office:value-type="date" office:date-value="2022-11-21" calcext:value-type="date">
            <text:p>11/21/2022</text:p>
          </table:table-cell>
          <table:table-cell table:style-name="ce34" table:formula="of:=MIN([.$H$1];IF(MOD(ROW(); [.$E$1]) = 0; [.$B357] + [.$E$2]; [.$B357]))" office:value-type="float" office:value="10000" calcext:value-type="float">
            <text:p>10,0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358]+1" office:value-type="date" office:date-value="2022-11-22" calcext:value-type="date">
            <text:p>11/22/2022</text:p>
          </table:table-cell>
          <table:table-cell table:style-name="ce34" table:formula="of:=MIN([.$H$1];IF(MOD(ROW(); [.$E$1]) = 0; [.$B358] + [.$E$2]; [.$B358]))" office:value-type="float" office:value="10000" calcext:value-type="float">
            <text:p>10,0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359]+1" office:value-type="date" office:date-value="2022-11-23" calcext:value-type="date">
            <text:p>11/23/2022</text:p>
          </table:table-cell>
          <table:table-cell table:style-name="ce34" table:formula="of:=MIN([.$H$1];IF(MOD(ROW(); [.$E$1]) = 0; [.$B359] + [.$E$2]; [.$B359]))" office:value-type="float" office:value="10000" calcext:value-type="float">
            <text:p>10,0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360]+1" office:value-type="date" office:date-value="2022-11-24" calcext:value-type="date">
            <text:p>11/24/2022</text:p>
          </table:table-cell>
          <table:table-cell table:style-name="ce34" table:formula="of:=MIN([.$H$1];IF(MOD(ROW(); [.$E$1]) = 0; [.$B360] + [.$E$2]; [.$B360]))" office:value-type="float" office:value="10000" calcext:value-type="float">
            <text:p>10,0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361]+1" office:value-type="date" office:date-value="2022-11-25" calcext:value-type="date">
            <text:p>11/25/2022</text:p>
          </table:table-cell>
          <table:table-cell table:style-name="ce34" table:formula="of:=MIN([.$H$1];IF(MOD(ROW(); [.$E$1]) = 0; [.$B361] + [.$E$2]; [.$B361]))" office:value-type="float" office:value="10000" calcext:value-type="float">
            <text:p>10,0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362]+1" office:value-type="date" office:date-value="2022-11-26" calcext:value-type="date">
            <text:p>11/26/2022</text:p>
          </table:table-cell>
          <table:table-cell table:style-name="ce34" table:formula="of:=MIN([.$H$1];IF(MOD(ROW(); [.$E$1]) = 0; [.$B362] + [.$E$2]; [.$B362]))" office:value-type="float" office:value="10000" calcext:value-type="float">
            <text:p>10,0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363]+1" office:value-type="date" office:date-value="2022-11-27" calcext:value-type="date">
            <text:p>11/27/2022</text:p>
          </table:table-cell>
          <table:table-cell table:style-name="ce34" table:formula="of:=MIN([.$H$1];IF(MOD(ROW(); [.$E$1]) = 0; [.$B363] + [.$E$2]; [.$B363]))" office:value-type="float" office:value="10000" calcext:value-type="float">
            <text:p>10,0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364]+1" office:value-type="date" office:date-value="2022-11-28" calcext:value-type="date">
            <text:p>11/28/2022</text:p>
          </table:table-cell>
          <table:table-cell table:style-name="ce34" table:formula="of:=MIN([.$H$1];IF(MOD(ROW(); [.$E$1]) = 0; [.$B364] + [.$E$2]; [.$B364]))" office:value-type="float" office:value="10000" calcext:value-type="float">
            <text:p>10,0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8" table:formula="of:=[.A365]+1" office:value-type="date" office:date-value="2022-11-29" calcext:value-type="date">
            <text:p>11/29/2022</text:p>
          </table:table-cell>
          <table:table-cell table:style-name="ce34" table:formula="of:=MIN([.$H$1];IF(MOD(ROW(); [.$E$1]) = 0; [.$B365] + [.$E$2]; [.$B365]))" office:value-type="float" office:value="10000" calcext:value-type="float">
            <text:p>10,0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29" table:formula="of:=[.A366]+1" office:value-type="date" office:date-value="2022-11-30" calcext:value-type="date">
            <text:p>11/30/2022</text:p>
          </table:table-cell>
          <table:table-cell table:style-name="ce35" table:formula="of:=MIN([.$H$1];IF(MOD(ROW(); [.$E$1]) = 0; [.$B366] + [.$E$2]; [.$B366]))" office:value-type="float" office:value="10000" calcext:value-type="float">
            <text:p>10,000</text:p>
          </table:table-cell>
          <table:table-cell table:style-name="ce37" table:number-columns-repeated="21"/>
          <table:table-cell table:number-columns-repeated="1001"/>
        </table:table-row>
        <table:table-row table:style-name="ro1">
          <table:table-cell table:style-name="ce30"/>
          <table:table-cell table:style-name="ce36"/>
          <table:table-cell table:style-name="ce37" table:number-columns-repeated="21"/>
          <table:table-cell table:number-columns-repeated="1001"/>
        </table:table-row>
        <table:table-row table:style-name="ro1" table:number-rows-repeated="3">
          <table:table-cell table:style-name="ce30"/>
          <table:table-cell table:style-name="ce31"/>
          <table:table-cell table:style-name="ce37" table:number-columns-repeated="21"/>
          <table:table-cell table:number-columns-repeated="1001"/>
        </table:table-row>
        <table:table-row table:style-name="ro1" table:number-rows-repeated="1136">
          <table:table-cell table:style-name="ce31" table:number-columns-repeated="2"/>
          <table:table-cell table:style-name="ce37" table:number-columns-repeated="21"/>
          <table:table-cell table:number-columns-repeated="1001"/>
        </table:table-row>
        <table:table-row table:style-name="ro2" table:number-rows-repeated="1047068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teps.B3:Steps.B367">
            <calcext:condition calcext:apply-style-name="ConditionalStyle_3" calcext:value="formula-is(ISERROR(SEARCH(([.B2]);([.B3]))))" calcext:base-cell-address="Steps.B3"/>
          </calcext:conditional-format>
          <calcext:conditional-format calcext:target-range-address="Steps.A2:Steps.B1507">
            <calcext:condition calcext:apply-style-name="ConditionalStyle_4" calcext:value="formula-is([.$A2]=TODAY())" calcext:base-cell-address="Steps.A2"/>
          </calcext:conditional-format>
          <calcext:conditional-format calcext:target-range-address="Steps.E4:Steps.E4">
            <calcext:condition calcext:apply-style-name="ConditionalStyle_3" calcext:value="formula-is(NOT(0 = (INDIRECT( &quot;$B&quot; &amp; MATCH( TODAY(); [.$A$1:.$A$1048576]; 0 )) - INDIRECT( &quot;$B&quot; &amp; (MATCH( TODAY(); [.$A$1:.$A$1048576]; 0) - 1) ))))" calcext:base-cell-address="Steps.E4"/>
          </calcext:conditional-format>
          <calcext:conditional-format calcext:target-range-address="Steps.A1:Steps.W1507">
            <calcext:condition calcext:apply-style-name="ConditionalStyle_1" calcext:value="=&quot;TRUE&quot;" calcext:base-cell-address="Steps.A1"/>
          </calcext:conditional-format>
          <calcext:conditional-format calcext:target-range-address="Steps.D4:Steps.F4">
            <calcext:condition calcext:apply-style-name="ConditionalStyle_2" calcext:value="formula-is([.$D$4]=1)" calcext:base-cell-address="Steps.D4"/>
          </calcext:conditional-format>
        </calcext:conditional-formats>
      </table:table>
      <table:table table:name="Cardio" table:style-name="ta3">
        <table:table-column table:style-name="co7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4" table:default-cell-style-name="Default"/>
        <table:table-column table:style-name="co26" table:default-cell-style-name="Default"/>
        <table:table-column table:style-name="co25" table:default-cell-style-name="Default"/>
        <table:table-column table:style-name="co4" table:number-columns-repeated="1009" table:default-cell-style-name="Default"/>
        <table:table-row table:style-name="ro1">
          <table:table-cell table:style-name="ce56" office:value-type="string" calcext:value-type="string">
            <text:p>Date</text:p>
          </table:table-cell>
          <table:table-cell table:style-name="ce61" office:value-type="string" calcext:value-type="string">
            <text:p>Fast (seconds)</text:p>
          </table:table-cell>
          <table:table-cell table:style-name="ce61" office:value-type="string" calcext:value-type="string">
            <text:p>Slow (seconds)</text:p>
          </table:table-cell>
          <table:table-cell table:style-name="ce61" office:value-type="string" calcext:value-type="string">
            <text:p>Sets</text:p>
          </table:table-cell>
          <table:table-cell table:style-name="ce65" office:value-type="string" calcext:value-type="string">
            <text:p>Total time (minutes)</text:p>
          </table:table-cell>
          <table:table-cell table:style-name="ce70"/>
          <table:table-cell table:style-name="ce73" office:value-type="string" calcext:value-type="string">
            <text:p>Fast increase (days):</text:p>
          </table:table-cell>
          <table:table-cell table:style-name="ce79" office:value-type="float" office:value="7" calcext:value-type="float">
            <text:p>7</text:p>
          </table:table-cell>
          <table:table-cell table:style-name="ce84"/>
          <table:table-cell table:style-name="ce84" office:value-type="string" calcext:value-type="string">
            <text:p>Max fast:</text:p>
          </table:table-cell>
          <table:table-cell table:style-name="ce89" office:value-type="float" office:value="50" calcext:value-type="float">
            <text:p>50</text:p>
          </table:table-cell>
          <table:table-cell table:style-name="ce71" table:number-columns-repeated="16"/>
          <table:table-cell table:style-name="ce78"/>
          <table:table-cell table:number-columns-repeated="996"/>
        </table:table-row>
        <table:table-row table:style-name="ro1">
          <table:table-cell table:style-name="ce57" office:value-type="date" office:date-value="2021-11-10" calcext:value-type="date">
            <text:p>11/10/2021</text:p>
          </table:table-cell>
          <table:table-cell table:style-name="ce62" office:value-type="float" office:value="15" calcext:value-type="float">
            <text:p>15</text:p>
          </table:table-cell>
          <table:table-cell table:style-name="ce62" office:value-type="float" office:value="45" calcext:value-type="float">
            <text:p>45</text:p>
          </table:table-cell>
          <table:table-cell table:style-name="ce62" office:value-type="float" office:value="5" calcext:value-type="float">
            <text:p>5</text:p>
          </table:table-cell>
          <table:table-cell table:style-name="ce66" table:formula="of:=(([.$B2]+[.$C2])*[.$D2])/60" office:value-type="float" office:value="5" calcext:value-type="float">
            <text:p>5.0</text:p>
          </table:table-cell>
          <table:table-cell table:style-name="ce70"/>
          <table:table-cell table:style-name="ce74" office:value-type="string" calcext:value-type="string">
            <text:p>Slow decrease (days):</text:p>
          </table:table-cell>
          <table:table-cell table:style-name="ce80" office:value-type="float" office:value="7" calcext:value-type="float">
            <text:p>7</text:p>
          </table:table-cell>
          <table:table-cell table:style-name="ce70"/>
          <table:table-cell table:style-name="ce70" office:value-type="string" calcext:value-type="string">
            <text:p>Min slow:</text:p>
          </table:table-cell>
          <table:table-cell table:style-name="ce90" office:value-type="float" office:value="10" calcext:value-type="float">
            <text:p>10</text:p>
          </table:table-cell>
          <table:table-cell table:style-name="ce71" table:number-columns-repeated="16"/>
          <table:table-cell table:style-name="ce78"/>
          <table:table-cell table:number-columns-repeated="996"/>
        </table:table-row>
        <table:table-row table:style-name="ro1">
          <table:table-cell table:style-name="ce58" table:formula="of:=[.A2]+1" office:value-type="date" office:date-value="2021-11-11" calcext:value-type="date">
            <text:p>11/11/2021</text:p>
          </table:table-cell>
          <table:table-cell table:style-name="ce63" table:formula="of:=MIN([.$K$1];IF(MOD(ROW(); [.$H$1]) = 0; [.$B2] + 1; [.$B2]))" office:value-type="float" office:value="15" calcext:value-type="float">
            <text:p>15</text:p>
          </table:table-cell>
          <table:table-cell table:style-name="ce63" table:formula="of:=MAX([.$K$2];IF(MOD(ROW(); [.$H$2]) = 0; [.$C2] - 1; [.$C2]))" office:value-type="float" office:value="45" calcext:value-type="float">
            <text:p>45</text:p>
          </table:table-cell>
          <table:table-cell table:style-name="ce63" table:formula="of:=MIN([.$K$3];IF(MOD(ROW(); [.$H$3]) = 0; [.$D2] + 1; [.$D2]))" office:value-type="float" office:value="5" calcext:value-type="float">
            <text:p>5</text:p>
          </table:table-cell>
          <table:table-cell table:style-name="ce67" table:formula="of:=(([.$B3]+[.$C3])*[.$D3])/60" office:value-type="float" office:value="5" calcext:value-type="float">
            <text:p>5.0</text:p>
          </table:table-cell>
          <table:table-cell table:style-name="ce70"/>
          <table:table-cell table:style-name="ce75" office:value-type="string" calcext:value-type="string">
            <text:p>Sets increase (days):</text:p>
          </table:table-cell>
          <table:table-cell table:style-name="ce81" office:value-type="float" office:value="7" calcext:value-type="float">
            <text:p>7</text:p>
          </table:table-cell>
          <table:table-cell table:style-name="ce85"/>
          <table:table-cell table:style-name="ce86" office:value-type="string" calcext:value-type="string">
            <text:p>Max sets:</text:p>
          </table:table-cell>
          <table:table-cell table:style-name="ce91" office:value-type="float" office:value="30" calcext:value-type="float">
            <text:p>30</text:p>
          </table:table-cell>
          <table:table-cell table:style-name="ce71" table:number-columns-repeated="16"/>
          <table:table-cell table:style-name="ce78"/>
          <table:table-cell table:number-columns-repeated="996"/>
        </table:table-row>
        <table:table-row table:style-name="ro1">
          <table:table-cell table:style-name="ce58" table:formula="of:=[.A3]+1" office:value-type="date" office:date-value="2021-11-12" calcext:value-type="date">
            <text:p>11/12/2021</text:p>
          </table:table-cell>
          <table:table-cell table:style-name="ce63" table:formula="of:=MIN([.$K$1];IF(MOD(ROW(); [.$H$1]) = 0; [.$B3] + 1; [.$B3]))" office:value-type="float" office:value="15" calcext:value-type="float">
            <text:p>15</text:p>
          </table:table-cell>
          <table:table-cell table:style-name="ce63" table:formula="of:=MAX([.$K$2];IF(MOD(ROW(); [.$H$2]) = 0; [.$C3] - 1; [.$C3]))" office:value-type="float" office:value="45" calcext:value-type="float">
            <text:p>45</text:p>
          </table:table-cell>
          <table:table-cell table:style-name="ce63" table:formula="of:=MIN([.$K$3];IF(MOD(ROW(); [.$H$3]) = 0; [.$D3] + 1; [.$D3]))" office:value-type="float" office:value="5" calcext:value-type="float">
            <text:p>5</text:p>
          </table:table-cell>
          <table:table-cell table:style-name="ce67" table:formula="of:=(([.$B4]+[.$C4])*[.$D4])/60" office:value-type="float" office:value="5" calcext:value-type="float">
            <text:p>5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4]+1" office:value-type="date" office:date-value="2021-11-13" calcext:value-type="date">
            <text:p>11/13/2021</text:p>
          </table:table-cell>
          <table:table-cell table:style-name="ce63" table:formula="of:=MIN([.$K$1];IF(MOD(ROW(); [.$H$1]) = 0; [.$B4] + 1; [.$B4]))" office:value-type="float" office:value="15" calcext:value-type="float">
            <text:p>15</text:p>
          </table:table-cell>
          <table:table-cell table:style-name="ce63" table:formula="of:=MAX([.$K$2];IF(MOD(ROW(); [.$H$2]) = 0; [.$C4] - 1; [.$C4]))" office:value-type="float" office:value="45" calcext:value-type="float">
            <text:p>45</text:p>
          </table:table-cell>
          <table:table-cell table:style-name="ce63" table:formula="of:=MIN([.$K$3];IF(MOD(ROW(); [.$H$3]) = 0; [.$D4] + 1; [.$D4]))" office:value-type="float" office:value="5" calcext:value-type="float">
            <text:p>5</text:p>
          </table:table-cell>
          <table:table-cell table:style-name="ce67" table:formula="of:=(([.$B5]+[.$C5])*[.$D5])/60" office:value-type="float" office:value="5" calcext:value-type="float">
            <text:p>5.0</text:p>
          </table:table-cell>
          <table:table-cell table:style-name="ce70"/>
          <table:table-cell table:style-name="ce56" office:value-type="string" calcext:value-type="string">
            <text:p>Fast (seconds)</text:p>
          </table:table-cell>
          <table:table-cell table:style-name="ce61" office:value-type="string" calcext:value-type="string">
            <text:p>Slow (seconds)</text:p>
          </table:table-cell>
          <table:table-cell table:style-name="ce61" office:value-type="string" calcext:value-type="string">
            <text:p>Sets</text:p>
          </table:table-cell>
          <table:table-cell table:style-name="ce65" office:value-type="string" calcext:value-type="string">
            <text:p>Time (minutes)</text:p>
          </table:table-cell>
          <table:table-cell table:style-name="ce71"/>
          <table:table-cell table:style-name="ce78" table:number-columns-repeated="3"/>
          <table:table-cell table:style-name="ce71" table:number-columns-repeated="14"/>
          <table:table-cell table:number-columns-repeated="996"/>
        </table:table-row>
        <table:table-row table:style-name="ro1">
          <table:table-cell table:style-name="ce58" table:formula="of:=[.A5]+1" office:value-type="date" office:date-value="2021-11-14" calcext:value-type="date">
            <text:p>11/14/2021</text:p>
          </table:table-cell>
          <table:table-cell table:style-name="ce63" table:formula="of:=MIN([.$K$1];IF(MOD(ROW(); [.$H$1]) = 0; [.$B5] + 1; [.$B5]))" office:value-type="float" office:value="15" calcext:value-type="float">
            <text:p>15</text:p>
          </table:table-cell>
          <table:table-cell table:style-name="ce63" table:formula="of:=MAX([.$K$2];IF(MOD(ROW(); [.$H$2]) = 0; [.$C5] - 1; [.$C5]))" office:value-type="float" office:value="45" calcext:value-type="float">
            <text:p>45</text:p>
          </table:table-cell>
          <table:table-cell table:style-name="ce63" table:formula="of:=MIN([.$K$3];IF(MOD(ROW(); [.$H$3]) = 0; [.$D5] + 1; [.$D5]))" office:value-type="float" office:value="5" calcext:value-type="float">
            <text:p>5</text:p>
          </table:table-cell>
          <table:table-cell table:style-name="ce67" table:formula="of:=(([.$B6]+[.$C6])*[.$D6])/60" office:value-type="float" office:value="5" calcext:value-type="float">
            <text:p>5.0</text:p>
          </table:table-cell>
          <table:table-cell table:style-name="ce72"/>
          <table:table-cell table:style-name="ce76" table:formula="of:=INDIRECT( &quot;B&quot; &amp; MATCH( TODAY(); [.$A$1:.$A$1048576]; 0 ))" office:value-type="float" office:value="18" calcext:value-type="float">
            <text:p>18</text:p>
          </table:table-cell>
          <table:table-cell table:style-name="ce82" table:formula="of:=INDIRECT( &quot;C&quot; &amp; MATCH( TODAY(); [.$A$1:.$A$1048576]; 0 ))" office:value-type="float" office:value="42" calcext:value-type="float">
            <text:p>42</text:p>
          </table:table-cell>
          <table:table-cell table:style-name="ce82" table:formula="of:=INDIRECT( &quot;D&quot; &amp; MATCH( TODAY(); [.$A$1:.$A$1048576]; 0 ))" office:value-type="float" office:value="8" calcext:value-type="float">
            <text:p>8</text:p>
          </table:table-cell>
          <table:table-cell table:style-name="ce87" table:formula="of:=INDIRECT( &quot;E&quot; &amp; MATCH( TODAY(); [.$A$1:.$A$1048576]; 0 ))" office:value-type="float" office:value="8" calcext:value-type="float">
            <text:p>8.0</text:p>
          </table:table-cell>
          <table:table-cell table:style-name="ce71" table:number-columns-repeated="18"/>
          <table:table-cell table:number-columns-repeated="996"/>
        </table:table-row>
        <table:table-row table:style-name="ro1">
          <table:table-cell table:style-name="ce58" table:formula="of:=[.A6]+1" office:value-type="date" office:date-value="2021-11-15" calcext:value-type="date">
            <text:p>11/15/2021</text:p>
          </table:table-cell>
          <table:table-cell table:style-name="ce63" table:formula="of:=MIN([.$K$1];IF(MOD(ROW(); [.$H$1]) = 0; [.$B6] + 1; [.$B6]))" office:value-type="float" office:value="16" calcext:value-type="float">
            <text:p>16</text:p>
          </table:table-cell>
          <table:table-cell table:style-name="ce63" table:formula="of:=MAX([.$K$2];IF(MOD(ROW(); [.$H$2]) = 0; [.$C6] - 1; [.$C6]))" office:value-type="float" office:value="44" calcext:value-type="float">
            <text:p>44</text:p>
          </table:table-cell>
          <table:table-cell table:style-name="ce63" table:formula="of:=MIN([.$K$3];IF(MOD(ROW(); [.$H$3]) = 0; [.$D6] + 1; [.$D6]))" office:value-type="float" office:value="6" calcext:value-type="float">
            <text:p>6</text:p>
          </table:table-cell>
          <table:table-cell table:style-name="ce67" table:formula="of:=(([.$B7]+[.$C7])*[.$D7])/60" office:value-type="float" office:value="6" calcext:value-type="float">
            <text:p>6.0</text:p>
          </table:table-cell>
          <table:table-cell table:style-name="ce72"/>
          <table:table-cell table:style-name="ce71"/>
          <table:table-cell table:style-name="ce72" table:number-columns-repeated="2"/>
          <table:table-cell table:style-name="ce71" table:number-columns-repeated="19"/>
          <table:table-cell table:number-columns-repeated="996"/>
        </table:table-row>
        <table:table-row table:style-name="ro1">
          <table:table-cell table:style-name="ce58" table:formula="of:=[.A7]+1" office:value-type="date" office:date-value="2021-11-16" calcext:value-type="date">
            <text:p>11/16/2021</text:p>
          </table:table-cell>
          <table:table-cell table:style-name="ce63" table:formula="of:=MIN([.$K$1];IF(MOD(ROW(); [.$H$1]) = 0; [.$B7] + 1; [.$B7]))" office:value-type="float" office:value="16" calcext:value-type="float">
            <text:p>16</text:p>
          </table:table-cell>
          <table:table-cell table:style-name="ce63" table:formula="of:=MAX([.$K$2];IF(MOD(ROW(); [.$H$2]) = 0; [.$C7] - 1; [.$C7]))" office:value-type="float" office:value="44" calcext:value-type="float">
            <text:p>44</text:p>
          </table:table-cell>
          <table:table-cell table:style-name="ce63" table:formula="of:=MIN([.$K$3];IF(MOD(ROW(); [.$H$3]) = 0; [.$D7] + 1; [.$D7]))" office:value-type="float" office:value="6" calcext:value-type="float">
            <text:p>6</text:p>
          </table:table-cell>
          <table:table-cell table:style-name="ce67" table:formula="of:=(([.$B8]+[.$C8])*[.$D8])/60" office:value-type="float" office:value="6" calcext:value-type="float">
            <text:p>6.0</text:p>
          </table:table-cell>
          <table:table-cell table:style-name="ce72"/>
          <table:table-cell table:style-name="ce77" table:formula="of:=FALSE()" office:value-type="float" office:value="0" calcext:value-type="float">
            <text:p>0</text:p>
          </table:table-cell>
          <table:table-cell table:style-name="ce83" office:value-type="string" calcext:value-type="string">
            <text:p>Cardio</text:p>
          </table:table-cell>
          <table:table-cell table:style-name="ce71"/>
          <table:table-cell table:style-name="ce88" office:value-type="string" calcext:value-type="string">
            <text:p>Random cardio workout:</text:p>
          </table:table-cell>
          <table:table-cell table:style-name="ce71" table:formula="of:=IFERROR(__xludf.dummyfunction(&quot;ARRAY_CONSTRAIN(SORT(FILTER({'Exercise List'!$A$2:$A1000},'Exercise List'!$B$2:$B1000 = TRUE),RANDARRAY(ROWS(FILTER({'Exercise List'!$A$2:$A1000},'Exercise List'!$B$2:$B1000 = TRUE))), FALSE), 1, 1)&quot;);&quot;Kicks and Knees&quot;)" office:value-type="string" office:string-value="Kicks and Knees" calcext:value-type="string">
            <text:p>Kicks and Knees</text:p>
          </table:table-cell>
          <table:table-cell table:style-name="ce71" table:number-columns-repeated="17"/>
          <table:table-cell table:number-columns-repeated="996"/>
        </table:table-row>
        <table:table-row table:style-name="ro1">
          <table:table-cell table:style-name="ce58" table:formula="of:=[.A8]+1" office:value-type="date" office:date-value="2021-11-17" calcext:value-type="date">
            <text:p>11/17/2021</text:p>
          </table:table-cell>
          <table:table-cell table:style-name="ce63" table:formula="of:=MIN([.$K$1];IF(MOD(ROW(); [.$H$1]) = 0; [.$B8] + 1; [.$B8]))" office:value-type="float" office:value="16" calcext:value-type="float">
            <text:p>16</text:p>
          </table:table-cell>
          <table:table-cell table:style-name="ce63" table:formula="of:=MAX([.$K$2];IF(MOD(ROW(); [.$H$2]) = 0; [.$C8] - 1; [.$C8]))" office:value-type="float" office:value="44" calcext:value-type="float">
            <text:p>44</text:p>
          </table:table-cell>
          <table:table-cell table:style-name="ce63" table:formula="of:=MIN([.$K$3];IF(MOD(ROW(); [.$H$3]) = 0; [.$D8] + 1; [.$D8]))" office:value-type="float" office:value="6" calcext:value-type="float">
            <text:p>6</text:p>
          </table:table-cell>
          <table:table-cell table:style-name="ce67" table:formula="of:=(([.$B9]+[.$C9])*[.$D9])/60" office:value-type="float" office:value="6" calcext:value-type="float">
            <text:p>6.0</text:p>
          </table:table-cell>
          <table:table-cell table:style-name="ce72"/>
          <table:table-cell table:style-name="ce78" table:number-columns-repeated="5"/>
          <table:table-cell table:style-name="ce71" table:number-columns-repeated="17"/>
          <table:table-cell table:number-columns-repeated="996"/>
        </table:table-row>
        <table:table-row table:style-name="ro1">
          <table:table-cell table:style-name="ce58" table:formula="of:=[.A9]+1" office:value-type="date" office:date-value="2021-11-18" calcext:value-type="date">
            <text:p>11/18/2021</text:p>
          </table:table-cell>
          <table:table-cell table:style-name="ce63" table:formula="of:=MIN([.$K$1];IF(MOD(ROW(); [.$H$1]) = 0; [.$B9] + 1; [.$B9]))" office:value-type="float" office:value="16" calcext:value-type="float">
            <text:p>16</text:p>
          </table:table-cell>
          <table:table-cell table:style-name="ce63" table:formula="of:=MAX([.$K$2];IF(MOD(ROW(); [.$H$2]) = 0; [.$C9] - 1; [.$C9]))" office:value-type="float" office:value="44" calcext:value-type="float">
            <text:p>44</text:p>
          </table:table-cell>
          <table:table-cell table:style-name="ce63" table:formula="of:=MIN([.$K$3];IF(MOD(ROW(); [.$H$3]) = 0; [.$D9] + 1; [.$D9]))" office:value-type="float" office:value="6" calcext:value-type="float">
            <text:p>6</text:p>
          </table:table-cell>
          <table:table-cell table:style-name="ce67" table:formula="of:=(([.$B10]+[.$C10])*[.$D10])/60" office:value-type="float" office:value="6" calcext:value-type="float">
            <text:p>6.0</text:p>
          </table:table-cell>
          <table:table-cell table:style-name="ce72"/>
          <table:table-cell table:style-name="ce78" table:number-columns-repeated="5"/>
          <table:table-cell table:style-name="ce71" table:number-columns-repeated="17"/>
          <table:table-cell table:number-columns-repeated="996"/>
        </table:table-row>
        <table:table-row table:style-name="ro1">
          <table:table-cell table:style-name="ce58" table:formula="of:=[.A10]+1" office:value-type="date" office:date-value="2021-11-19" calcext:value-type="date">
            <text:p>11/19/2021</text:p>
          </table:table-cell>
          <table:table-cell table:style-name="ce63" table:formula="of:=MIN([.$K$1];IF(MOD(ROW(); [.$H$1]) = 0; [.$B10] + 1; [.$B10]))" office:value-type="float" office:value="16" calcext:value-type="float">
            <text:p>16</text:p>
          </table:table-cell>
          <table:table-cell table:style-name="ce63" table:formula="of:=MAX([.$K$2];IF(MOD(ROW(); [.$H$2]) = 0; [.$C10] - 1; [.$C10]))" office:value-type="float" office:value="44" calcext:value-type="float">
            <text:p>44</text:p>
          </table:table-cell>
          <table:table-cell table:style-name="ce63" table:formula="of:=MIN([.$K$3];IF(MOD(ROW(); [.$H$3]) = 0; [.$D10] + 1; [.$D10]))" office:value-type="float" office:value="6" calcext:value-type="float">
            <text:p>6</text:p>
          </table:table-cell>
          <table:table-cell table:style-name="ce67" table:formula="of:=(([.$B11]+[.$C11])*[.$D11])/60" office:value-type="float" office:value="6" calcext:value-type="float">
            <text:p>6.0</text:p>
          </table:table-cell>
          <table:table-cell table:style-name="ce72"/>
          <table:table-cell table:style-name="ce71" table:number-columns-repeated="2"/>
          <table:table-cell table:style-name="ce72"/>
          <table:table-cell table:style-name="ce71" table:number-columns-repeated="19"/>
          <table:table-cell table:number-columns-repeated="996"/>
        </table:table-row>
        <table:table-row table:style-name="ro1">
          <table:table-cell table:style-name="ce58" table:formula="of:=[.A11]+1" office:value-type="date" office:date-value="2021-11-20" calcext:value-type="date">
            <text:p>11/20/2021</text:p>
          </table:table-cell>
          <table:table-cell table:style-name="ce63" table:formula="of:=MIN([.$K$1];IF(MOD(ROW(); [.$H$1]) = 0; [.$B11] + 1; [.$B11]))" office:value-type="float" office:value="16" calcext:value-type="float">
            <text:p>16</text:p>
          </table:table-cell>
          <table:table-cell table:style-name="ce63" table:formula="of:=MAX([.$K$2];IF(MOD(ROW(); [.$H$2]) = 0; [.$C11] - 1; [.$C11]))" office:value-type="float" office:value="44" calcext:value-type="float">
            <text:p>44</text:p>
          </table:table-cell>
          <table:table-cell table:style-name="ce63" table:formula="of:=MIN([.$K$3];IF(MOD(ROW(); [.$H$3]) = 0; [.$D11] + 1; [.$D11]))" office:value-type="float" office:value="6" calcext:value-type="float">
            <text:p>6</text:p>
          </table:table-cell>
          <table:table-cell table:style-name="ce67" table:formula="of:=(([.$B12]+[.$C12])*[.$D12])/60" office:value-type="float" office:value="6" calcext:value-type="float">
            <text:p>6.0</text:p>
          </table:table-cell>
          <table:table-cell table:style-name="ce72"/>
          <table:table-cell table:style-name="ce71" table:number-columns-repeated="2"/>
          <table:table-cell table:style-name="ce72" table:number-columns-repeated="2"/>
          <table:table-cell table:style-name="ce71" table:number-columns-repeated="18"/>
          <table:table-cell table:number-columns-repeated="996"/>
        </table:table-row>
        <table:table-row table:style-name="ro1">
          <table:table-cell table:style-name="ce58" table:formula="of:=[.A12]+1" office:value-type="date" office:date-value="2021-11-21" calcext:value-type="date">
            <text:p>11/21/2021</text:p>
          </table:table-cell>
          <table:table-cell table:style-name="ce63" table:formula="of:=MIN([.$K$1];IF(MOD(ROW(); [.$H$1]) = 0; [.$B12] + 1; [.$B12]))" office:value-type="float" office:value="16" calcext:value-type="float">
            <text:p>16</text:p>
          </table:table-cell>
          <table:table-cell table:style-name="ce63" table:formula="of:=MAX([.$K$2];IF(MOD(ROW(); [.$H$2]) = 0; [.$C12] - 1; [.$C12]))" office:value-type="float" office:value="44" calcext:value-type="float">
            <text:p>44</text:p>
          </table:table-cell>
          <table:table-cell table:style-name="ce63" table:formula="of:=MIN([.$K$3];IF(MOD(ROW(); [.$H$3]) = 0; [.$D12] + 1; [.$D12]))" office:value-type="float" office:value="6" calcext:value-type="float">
            <text:p>6</text:p>
          </table:table-cell>
          <table:table-cell table:style-name="ce67" table:formula="of:=(([.$B13]+[.$C13])*[.$D13])/60" office:value-type="float" office:value="6" calcext:value-type="float">
            <text:p>6.0</text:p>
          </table:table-cell>
          <table:table-cell table:style-name="ce72"/>
          <table:table-cell table:style-name="ce71" table:number-columns-repeated="2"/>
          <table:table-cell table:style-name="ce72"/>
          <table:table-cell table:style-name="ce71" table:number-columns-repeated="19"/>
          <table:table-cell table:number-columns-repeated="996"/>
        </table:table-row>
        <table:table-row table:style-name="ro1">
          <table:table-cell table:style-name="ce58" table:formula="of:=[.A13]+1" office:value-type="date" office:date-value="2021-11-22" calcext:value-type="date">
            <text:p>11/22/2021</text:p>
          </table:table-cell>
          <table:table-cell table:style-name="ce63" table:formula="of:=MIN([.$K$1];IF(MOD(ROW(); [.$H$1]) = 0; [.$B13] + 1; [.$B13]))" office:value-type="float" office:value="17" calcext:value-type="float">
            <text:p>17</text:p>
          </table:table-cell>
          <table:table-cell table:style-name="ce63" table:formula="of:=MAX([.$K$2];IF(MOD(ROW(); [.$H$2]) = 0; [.$C13] - 1; [.$C13]))" office:value-type="float" office:value="43" calcext:value-type="float">
            <text:p>43</text:p>
          </table:table-cell>
          <table:table-cell table:style-name="ce63" table:formula="of:=MIN([.$K$3];IF(MOD(ROW(); [.$H$3]) = 0; [.$D13] + 1; [.$D13]))" office:value-type="float" office:value="7" calcext:value-type="float">
            <text:p>7</text:p>
          </table:table-cell>
          <table:table-cell table:style-name="ce67" table:formula="of:=(([.$B14]+[.$C14])*[.$D14])/60" office:value-type="float" office:value="7" calcext:value-type="float">
            <text:p>7.0</text:p>
          </table:table-cell>
          <table:table-cell table:style-name="ce72"/>
          <table:table-cell table:style-name="ce71"/>
          <table:table-cell table:style-name="ce72" table:number-columns-repeated="2"/>
          <table:table-cell table:style-name="ce71"/>
          <table:table-cell table:style-name="ce72"/>
          <table:table-cell table:style-name="ce71" table:number-columns-repeated="17"/>
          <table:table-cell table:number-columns-repeated="996"/>
        </table:table-row>
        <table:table-row table:style-name="ro1">
          <table:table-cell table:style-name="ce58" table:formula="of:=[.A14]+1" office:value-type="date" office:date-value="2021-11-23" calcext:value-type="date">
            <text:p>11/23/2021</text:p>
          </table:table-cell>
          <table:table-cell table:style-name="ce63" table:formula="of:=MIN([.$K$1];IF(MOD(ROW(); [.$H$1]) = 0; [.$B14] + 1; [.$B14]))" office:value-type="float" office:value="17" calcext:value-type="float">
            <text:p>17</text:p>
          </table:table-cell>
          <table:table-cell table:style-name="ce63" table:formula="of:=MAX([.$K$2];IF(MOD(ROW(); [.$H$2]) = 0; [.$C14] - 1; [.$C14]))" office:value-type="float" office:value="43" calcext:value-type="float">
            <text:p>43</text:p>
          </table:table-cell>
          <table:table-cell table:style-name="ce63" table:formula="of:=MIN([.$K$3];IF(MOD(ROW(); [.$H$3]) = 0; [.$D14] + 1; [.$D14]))" office:value-type="float" office:value="7" calcext:value-type="float">
            <text:p>7</text:p>
          </table:table-cell>
          <table:table-cell table:style-name="ce67" table:formula="of:=(([.$B15]+[.$C15])*[.$D15])/60" office:value-type="float" office:value="7" calcext:value-type="float">
            <text:p>7.0</text:p>
          </table:table-cell>
          <table:table-cell table:style-name="ce72"/>
          <table:table-cell table:style-name="ce71"/>
          <table:table-cell table:style-name="ce72" table:number-columns-repeated="2"/>
          <table:table-cell table:style-name="ce71" table:number-columns-repeated="19"/>
          <table:table-cell table:number-columns-repeated="996"/>
        </table:table-row>
        <table:table-row table:style-name="ro1">
          <table:table-cell table:style-name="ce58" table:formula="of:=[.A15]+1" office:value-type="date" office:date-value="2021-11-24" calcext:value-type="date">
            <text:p>11/24/2021</text:p>
          </table:table-cell>
          <table:table-cell table:style-name="ce63" table:formula="of:=MIN([.$K$1];IF(MOD(ROW(); [.$H$1]) = 0; [.$B15] + 1; [.$B15]))" office:value-type="float" office:value="17" calcext:value-type="float">
            <text:p>17</text:p>
          </table:table-cell>
          <table:table-cell table:style-name="ce63" table:formula="of:=MAX([.$K$2];IF(MOD(ROW(); [.$H$2]) = 0; [.$C15] - 1; [.$C15]))" office:value-type="float" office:value="43" calcext:value-type="float">
            <text:p>43</text:p>
          </table:table-cell>
          <table:table-cell table:style-name="ce63" table:formula="of:=MIN([.$K$3];IF(MOD(ROW(); [.$H$3]) = 0; [.$D15] + 1; [.$D15]))" office:value-type="float" office:value="7" calcext:value-type="float">
            <text:p>7</text:p>
          </table:table-cell>
          <table:table-cell table:style-name="ce67" table:formula="of:=(([.$B16]+[.$C16])*[.$D16])/60" office:value-type="float" office:value="7" calcext:value-type="float">
            <text:p>7.0</text:p>
          </table:table-cell>
          <table:table-cell table:style-name="ce72"/>
          <table:table-cell table:style-name="ce71"/>
          <table:table-cell table:style-name="ce72" table:number-columns-repeated="2"/>
          <table:table-cell table:style-name="ce71" table:number-columns-repeated="19"/>
          <table:table-cell table:number-columns-repeated="996"/>
        </table:table-row>
        <table:table-row table:style-name="ro1">
          <table:table-cell table:style-name="ce58" table:formula="of:=[.A16]+1" office:value-type="date" office:date-value="2021-11-25" calcext:value-type="date">
            <text:p>11/25/2021</text:p>
          </table:table-cell>
          <table:table-cell table:style-name="ce63" table:formula="of:=MIN([.$K$1];IF(MOD(ROW(); [.$H$1]) = 0; [.$B16] + 1; [.$B16]))" office:value-type="float" office:value="17" calcext:value-type="float">
            <text:p>17</text:p>
          </table:table-cell>
          <table:table-cell table:style-name="ce63" table:formula="of:=MAX([.$K$2];IF(MOD(ROW(); [.$H$2]) = 0; [.$C16] - 1; [.$C16]))" office:value-type="float" office:value="43" calcext:value-type="float">
            <text:p>43</text:p>
          </table:table-cell>
          <table:table-cell table:style-name="ce63" table:formula="of:=MIN([.$K$3];IF(MOD(ROW(); [.$H$3]) = 0; [.$D16] + 1; [.$D16]))" office:value-type="float" office:value="7" calcext:value-type="float">
            <text:p>7</text:p>
          </table:table-cell>
          <table:table-cell table:style-name="ce67" table:formula="of:=(([.$B17]+[.$C17])*[.$D17])/60" office:value-type="float" office:value="7" calcext:value-type="float">
            <text:p>7.0</text:p>
          </table:table-cell>
          <table:table-cell table:style-name="ce72"/>
          <table:table-cell table:style-name="ce71"/>
          <table:table-cell table:style-name="ce72" table:number-columns-repeated="2"/>
          <table:table-cell table:style-name="ce71" table:number-columns-repeated="19"/>
          <table:table-cell table:number-columns-repeated="996"/>
        </table:table-row>
        <table:table-row table:style-name="ro1">
          <table:table-cell table:style-name="ce58" table:formula="of:=[.A17]+1" office:value-type="date" office:date-value="2021-11-26" calcext:value-type="date">
            <text:p>11/26/2021</text:p>
          </table:table-cell>
          <table:table-cell table:style-name="ce63" table:formula="of:=MIN([.$K$1];IF(MOD(ROW(); [.$H$1]) = 0; [.$B17] + 1; [.$B17]))" office:value-type="float" office:value="17" calcext:value-type="float">
            <text:p>17</text:p>
          </table:table-cell>
          <table:table-cell table:style-name="ce63" table:formula="of:=MAX([.$K$2];IF(MOD(ROW(); [.$H$2]) = 0; [.$C17] - 1; [.$C17]))" office:value-type="float" office:value="43" calcext:value-type="float">
            <text:p>43</text:p>
          </table:table-cell>
          <table:table-cell table:style-name="ce63" table:formula="of:=MIN([.$K$3];IF(MOD(ROW(); [.$H$3]) = 0; [.$D17] + 1; [.$D17]))" office:value-type="float" office:value="7" calcext:value-type="float">
            <text:p>7</text:p>
          </table:table-cell>
          <table:table-cell table:style-name="ce67" table:formula="of:=(([.$B18]+[.$C18])*[.$D18])/60" office:value-type="float" office:value="7" calcext:value-type="float">
            <text:p>7.0</text:p>
          </table:table-cell>
          <table:table-cell table:style-name="ce72"/>
          <table:table-cell table:style-name="ce71"/>
          <table:table-cell table:style-name="ce72" table:number-columns-repeated="2"/>
          <table:table-cell table:style-name="ce71" table:number-columns-repeated="19"/>
          <table:table-cell table:number-columns-repeated="996"/>
        </table:table-row>
        <table:table-row table:style-name="ro1">
          <table:table-cell table:style-name="ce58" table:formula="of:=[.A18]+1" office:value-type="date" office:date-value="2021-11-27" calcext:value-type="date">
            <text:p>11/27/2021</text:p>
          </table:table-cell>
          <table:table-cell table:style-name="ce63" table:formula="of:=MIN([.$K$1];IF(MOD(ROW(); [.$H$1]) = 0; [.$B18] + 1; [.$B18]))" office:value-type="float" office:value="17" calcext:value-type="float">
            <text:p>17</text:p>
          </table:table-cell>
          <table:table-cell table:style-name="ce63" table:formula="of:=MAX([.$K$2];IF(MOD(ROW(); [.$H$2]) = 0; [.$C18] - 1; [.$C18]))" office:value-type="float" office:value="43" calcext:value-type="float">
            <text:p>43</text:p>
          </table:table-cell>
          <table:table-cell table:style-name="ce63" table:formula="of:=MIN([.$K$3];IF(MOD(ROW(); [.$H$3]) = 0; [.$D18] + 1; [.$D18]))" office:value-type="float" office:value="7" calcext:value-type="float">
            <text:p>7</text:p>
          </table:table-cell>
          <table:table-cell table:style-name="ce67" table:formula="of:=(([.$B19]+[.$C19])*[.$D19])/60" office:value-type="float" office:value="7" calcext:value-type="float">
            <text:p>7.0</text:p>
          </table:table-cell>
          <table:table-cell table:style-name="ce72" table:number-columns-repeated="4"/>
          <table:table-cell table:style-name="ce71" table:number-columns-repeated="19"/>
          <table:table-cell table:number-columns-repeated="996"/>
        </table:table-row>
        <table:table-row table:style-name="ro1">
          <table:table-cell table:style-name="ce58" table:formula="of:=[.A19]+1" office:value-type="date" office:date-value="2021-11-28" calcext:value-type="date">
            <text:p>11/28/2021</text:p>
          </table:table-cell>
          <table:table-cell table:style-name="ce63" table:formula="of:=MIN([.$K$1];IF(MOD(ROW(); [.$H$1]) = 0; [.$B19] + 1; [.$B19]))" office:value-type="float" office:value="17" calcext:value-type="float">
            <text:p>17</text:p>
          </table:table-cell>
          <table:table-cell table:style-name="ce63" table:formula="of:=MAX([.$K$2];IF(MOD(ROW(); [.$H$2]) = 0; [.$C19] - 1; [.$C19]))" office:value-type="float" office:value="43" calcext:value-type="float">
            <text:p>43</text:p>
          </table:table-cell>
          <table:table-cell table:style-name="ce63" table:formula="of:=MIN([.$K$3];IF(MOD(ROW(); [.$H$3]) = 0; [.$D19] + 1; [.$D19]))" office:value-type="float" office:value="7" calcext:value-type="float">
            <text:p>7</text:p>
          </table:table-cell>
          <table:table-cell table:style-name="ce67" table:formula="of:=(([.$B20]+[.$C20])*[.$D20])/60" office:value-type="float" office:value="7" calcext:value-type="float">
            <text:p>7.0</text:p>
          </table:table-cell>
          <table:table-cell table:style-name="ce72" table:number-columns-repeated="4"/>
          <table:table-cell table:style-name="ce71" table:number-columns-repeated="19"/>
          <table:table-cell table:number-columns-repeated="996"/>
        </table:table-row>
        <table:table-row table:style-name="ro1">
          <table:table-cell table:style-name="ce58" table:formula="of:=[.A20]+1" office:value-type="date" office:date-value="2021-11-29" calcext:value-type="date">
            <text:p>11/29/2021</text:p>
          </table:table-cell>
          <table:table-cell table:style-name="ce63" table:formula="of:=MIN([.$K$1];IF(MOD(ROW(); [.$H$1]) = 0; [.$B20] + 1; [.$B20]))" office:value-type="float" office:value="18" calcext:value-type="float">
            <text:p>18</text:p>
          </table:table-cell>
          <table:table-cell table:style-name="ce63" table:formula="of:=MAX([.$K$2];IF(MOD(ROW(); [.$H$2]) = 0; [.$C20] - 1; [.$C20]))" office:value-type="float" office:value="42" calcext:value-type="float">
            <text:p>42</text:p>
          </table:table-cell>
          <table:table-cell table:style-name="ce63" table:formula="of:=MIN([.$K$3];IF(MOD(ROW(); [.$H$3]) = 0; [.$D20] + 1; [.$D20]))" office:value-type="float" office:value="8" calcext:value-type="float">
            <text:p>8</text:p>
          </table:table-cell>
          <table:table-cell table:style-name="ce67" table:formula="of:=(([.$B21]+[.$C21])*[.$D21])/60" office:value-type="float" office:value="8" calcext:value-type="float">
            <text:p>8.0</text:p>
          </table:table-cell>
          <table:table-cell table:style-name="ce72" table:number-columns-repeated="4"/>
          <table:table-cell table:style-name="ce71" table:number-columns-repeated="19"/>
          <table:table-cell table:number-columns-repeated="996"/>
        </table:table-row>
        <table:table-row table:style-name="ro1">
          <table:table-cell table:style-name="ce58" table:formula="of:=[.A21]+1" office:value-type="date" office:date-value="2021-11-30" calcext:value-type="date">
            <text:p>11/30/2021</text:p>
          </table:table-cell>
          <table:table-cell table:style-name="ce63" table:formula="of:=MIN([.$K$1];IF(MOD(ROW(); [.$H$1]) = 0; [.$B21] + 1; [.$B21]))" office:value-type="float" office:value="18" calcext:value-type="float">
            <text:p>18</text:p>
          </table:table-cell>
          <table:table-cell table:style-name="ce63" table:formula="of:=MAX([.$K$2];IF(MOD(ROW(); [.$H$2]) = 0; [.$C21] - 1; [.$C21]))" office:value-type="float" office:value="42" calcext:value-type="float">
            <text:p>42</text:p>
          </table:table-cell>
          <table:table-cell table:style-name="ce63" table:formula="of:=MIN([.$K$3];IF(MOD(ROW(); [.$H$3]) = 0; [.$D21] + 1; [.$D21]))" office:value-type="float" office:value="8" calcext:value-type="float">
            <text:p>8</text:p>
          </table:table-cell>
          <table:table-cell table:style-name="ce67" table:formula="of:=(([.$B22]+[.$C22])*[.$D22])/60" office:value-type="float" office:value="8" calcext:value-type="float">
            <text:p>8.0</text:p>
          </table:table-cell>
          <table:table-cell table:style-name="ce71" table:number-columns-repeated="2"/>
          <table:table-cell table:style-name="ce72"/>
          <table:table-cell table:style-name="ce71"/>
          <table:table-cell table:style-name="ce72"/>
          <table:table-cell table:style-name="ce71" table:number-columns-repeated="18"/>
          <table:table-cell table:number-columns-repeated="996"/>
        </table:table-row>
        <table:table-row table:style-name="ro1">
          <table:table-cell table:style-name="ce58" table:formula="of:=[.A22]+1" office:value-type="date" office:date-value="2021-12-01" calcext:value-type="date">
            <text:p>12/01/2021</text:p>
          </table:table-cell>
          <table:table-cell table:style-name="ce63" table:formula="of:=MIN([.$K$1];IF(MOD(ROW(); [.$H$1]) = 0; [.$B22] + 1; [.$B22]))" office:value-type="float" office:value="18" calcext:value-type="float">
            <text:p>18</text:p>
          </table:table-cell>
          <table:table-cell table:style-name="ce63" table:formula="of:=MAX([.$K$2];IF(MOD(ROW(); [.$H$2]) = 0; [.$C22] - 1; [.$C22]))" office:value-type="float" office:value="42" calcext:value-type="float">
            <text:p>42</text:p>
          </table:table-cell>
          <table:table-cell table:style-name="ce63" table:formula="of:=MIN([.$K$3];IF(MOD(ROW(); [.$H$3]) = 0; [.$D22] + 1; [.$D22]))" office:value-type="float" office:value="8" calcext:value-type="float">
            <text:p>8</text:p>
          </table:table-cell>
          <table:table-cell table:style-name="ce67" table:formula="of:=(([.$B23]+[.$C23])*[.$D23])/60" office:value-type="float" office:value="8" calcext:value-type="float">
            <text:p>8.0</text:p>
          </table:table-cell>
          <table:table-cell table:style-name="ce71" table:number-columns-repeated="2"/>
          <table:table-cell table:style-name="ce72" table:number-columns-repeated="3"/>
          <table:table-cell table:style-name="ce92"/>
          <table:table-cell table:style-name="ce71" table:number-columns-repeated="17"/>
          <table:table-cell table:number-columns-repeated="996"/>
        </table:table-row>
        <table:table-row table:style-name="ro1">
          <table:table-cell table:style-name="ce58" table:formula="of:=[.A23]+1" office:value-type="date" office:date-value="2021-12-02" calcext:value-type="date">
            <text:p>12/02/2021</text:p>
          </table:table-cell>
          <table:table-cell table:style-name="ce63" table:formula="of:=MIN([.$K$1];IF(MOD(ROW(); [.$H$1]) = 0; [.$B23] + 1; [.$B23]))" office:value-type="float" office:value="18" calcext:value-type="float">
            <text:p>18</text:p>
          </table:table-cell>
          <table:table-cell table:style-name="ce63" table:formula="of:=MAX([.$K$2];IF(MOD(ROW(); [.$H$2]) = 0; [.$C23] - 1; [.$C23]))" office:value-type="float" office:value="42" calcext:value-type="float">
            <text:p>42</text:p>
          </table:table-cell>
          <table:table-cell table:style-name="ce63" table:formula="of:=MIN([.$K$3];IF(MOD(ROW(); [.$H$3]) = 0; [.$D23] + 1; [.$D23]))" office:value-type="float" office:value="8" calcext:value-type="float">
            <text:p>8</text:p>
          </table:table-cell>
          <table:table-cell table:style-name="ce67" table:formula="of:=(([.$B24]+[.$C24])*[.$D24])/60" office:value-type="float" office:value="8" calcext:value-type="float">
            <text:p>8.0</text:p>
          </table:table-cell>
          <table:table-cell table:style-name="ce71"/>
          <table:table-cell table:style-name="ce72" table:number-columns-repeated="2"/>
          <table:table-cell table:style-name="ce71"/>
          <table:table-cell table:style-name="ce72" table:number-columns-repeated="2"/>
          <table:table-cell table:style-name="ce71" table:number-columns-repeated="17"/>
          <table:table-cell table:number-columns-repeated="996"/>
        </table:table-row>
        <table:table-row table:style-name="ro1">
          <table:table-cell table:style-name="ce58" table:formula="of:=[.A24]+1" office:value-type="date" office:date-value="2021-12-03" calcext:value-type="date">
            <text:p>12/03/2021</text:p>
          </table:table-cell>
          <table:table-cell table:style-name="ce63" table:formula="of:=MIN([.$K$1];IF(MOD(ROW(); [.$H$1]) = 0; [.$B24] + 1; [.$B24]))" office:value-type="float" office:value="18" calcext:value-type="float">
            <text:p>18</text:p>
          </table:table-cell>
          <table:table-cell table:style-name="ce63" table:formula="of:=MAX([.$K$2];IF(MOD(ROW(); [.$H$2]) = 0; [.$C24] - 1; [.$C24]))" office:value-type="float" office:value="42" calcext:value-type="float">
            <text:p>42</text:p>
          </table:table-cell>
          <table:table-cell table:style-name="ce63" table:formula="of:=MIN([.$K$3];IF(MOD(ROW(); [.$H$3]) = 0; [.$D24] + 1; [.$D24]))" office:value-type="float" office:value="8" calcext:value-type="float">
            <text:p>8</text:p>
          </table:table-cell>
          <table:table-cell table:style-name="ce67" table:formula="of:=(([.$B25]+[.$C25])*[.$D25])/60" office:value-type="float" office:value="8" calcext:value-type="float">
            <text:p>8.0</text:p>
          </table:table-cell>
          <table:table-cell table:style-name="ce71" table:number-columns-repeated="2"/>
          <table:table-cell table:style-name="ce72"/>
          <table:table-cell table:style-name="ce71" table:number-columns-repeated="2"/>
          <table:table-cell table:style-name="ce72"/>
          <table:table-cell table:style-name="ce71" table:number-columns-repeated="17"/>
          <table:table-cell table:number-columns-repeated="996"/>
        </table:table-row>
        <table:table-row table:style-name="ro1">
          <table:table-cell table:style-name="ce58" table:formula="of:=[.A25]+1" office:value-type="date" office:date-value="2021-12-04" calcext:value-type="date">
            <text:p>12/04/2021</text:p>
          </table:table-cell>
          <table:table-cell table:style-name="ce63" table:formula="of:=MIN([.$K$1];IF(MOD(ROW(); [.$H$1]) = 0; [.$B25] + 1; [.$B25]))" office:value-type="float" office:value="18" calcext:value-type="float">
            <text:p>18</text:p>
          </table:table-cell>
          <table:table-cell table:style-name="ce63" table:formula="of:=MAX([.$K$2];IF(MOD(ROW(); [.$H$2]) = 0; [.$C25] - 1; [.$C25]))" office:value-type="float" office:value="42" calcext:value-type="float">
            <text:p>42</text:p>
          </table:table-cell>
          <table:table-cell table:style-name="ce63" table:formula="of:=MIN([.$K$3];IF(MOD(ROW(); [.$H$3]) = 0; [.$D25] + 1; [.$D25]))" office:value-type="float" office:value="8" calcext:value-type="float">
            <text:p>8</text:p>
          </table:table-cell>
          <table:table-cell table:style-name="ce67" table:formula="of:=(([.$B26]+[.$C26])*[.$D26])/60" office:value-type="float" office:value="8" calcext:value-type="float">
            <text:p>8.0</text:p>
          </table:table-cell>
          <table:table-cell table:style-name="ce71" table:number-columns-repeated="2"/>
          <table:table-cell table:style-name="ce72"/>
          <table:table-cell table:style-name="ce71" table:number-columns-repeated="2"/>
          <table:table-cell table:style-name="ce72"/>
          <table:table-cell table:style-name="ce71" table:number-columns-repeated="17"/>
          <table:table-cell table:number-columns-repeated="996"/>
        </table:table-row>
        <table:table-row table:style-name="ro1">
          <table:table-cell table:style-name="ce58" table:formula="of:=[.A26]+1" office:value-type="date" office:date-value="2021-12-05" calcext:value-type="date">
            <text:p>12/05/2021</text:p>
          </table:table-cell>
          <table:table-cell table:style-name="ce63" table:formula="of:=MIN([.$K$1];IF(MOD(ROW(); [.$H$1]) = 0; [.$B26] + 1; [.$B26]))" office:value-type="float" office:value="18" calcext:value-type="float">
            <text:p>18</text:p>
          </table:table-cell>
          <table:table-cell table:style-name="ce63" table:formula="of:=MAX([.$K$2];IF(MOD(ROW(); [.$H$2]) = 0; [.$C26] - 1; [.$C26]))" office:value-type="float" office:value="42" calcext:value-type="float">
            <text:p>42</text:p>
          </table:table-cell>
          <table:table-cell table:style-name="ce63" table:formula="of:=MIN([.$K$3];IF(MOD(ROW(); [.$H$3]) = 0; [.$D26] + 1; [.$D26]))" office:value-type="float" office:value="8" calcext:value-type="float">
            <text:p>8</text:p>
          </table:table-cell>
          <table:table-cell table:style-name="ce67" table:formula="of:=(([.$B27]+[.$C27])*[.$D27])/60" office:value-type="float" office:value="8" calcext:value-type="float">
            <text:p>8.0</text:p>
          </table:table-cell>
          <table:table-cell table:style-name="ce71" table:number-columns-repeated="2"/>
          <table:table-cell table:style-name="ce72"/>
          <table:table-cell table:style-name="ce71"/>
          <table:table-cell table:style-name="ce72" table:number-columns-repeated="2"/>
          <table:table-cell table:style-name="ce71" table:number-columns-repeated="17"/>
          <table:table-cell table:number-columns-repeated="996"/>
        </table:table-row>
        <table:table-row table:style-name="ro1">
          <table:table-cell table:style-name="ce58" table:formula="of:=[.A27]+1" office:value-type="date" office:date-value="2021-12-06" calcext:value-type="date">
            <text:p>12/06/2021</text:p>
          </table:table-cell>
          <table:table-cell table:style-name="ce63" table:formula="of:=MIN([.$K$1];IF(MOD(ROW(); [.$H$1]) = 0; [.$B27] + 1; [.$B27]))" office:value-type="float" office:value="19" calcext:value-type="float">
            <text:p>19</text:p>
          </table:table-cell>
          <table:table-cell table:style-name="ce63" table:formula="of:=MAX([.$K$2];IF(MOD(ROW(); [.$H$2]) = 0; [.$C27] - 1; [.$C27]))" office:value-type="float" office:value="41" calcext:value-type="float">
            <text:p>41</text:p>
          </table:table-cell>
          <table:table-cell table:style-name="ce63" table:formula="of:=MIN([.$K$3];IF(MOD(ROW(); [.$H$3]) = 0; [.$D27] + 1; [.$D27]))" office:value-type="float" office:value="9" calcext:value-type="float">
            <text:p>9</text:p>
          </table:table-cell>
          <table:table-cell table:style-name="ce67" table:formula="of:=(([.$B28]+[.$C28])*[.$D28])/60" office:value-type="float" office:value="9" calcext:value-type="float">
            <text:p>9.0</text:p>
          </table:table-cell>
          <table:table-cell table:style-name="ce71" table:number-columns-repeated="5"/>
          <table:table-cell table:style-name="ce72"/>
          <table:table-cell table:style-name="ce71" table:number-columns-repeated="17"/>
          <table:table-cell table:number-columns-repeated="996"/>
        </table:table-row>
        <table:table-row table:style-name="ro1">
          <table:table-cell table:style-name="ce58" table:formula="of:=[.A28]+1" office:value-type="date" office:date-value="2021-12-07" calcext:value-type="date">
            <text:p>12/07/2021</text:p>
          </table:table-cell>
          <table:table-cell table:style-name="ce63" table:formula="of:=MIN([.$K$1];IF(MOD(ROW(); [.$H$1]) = 0; [.$B28] + 1; [.$B28]))" office:value-type="float" office:value="19" calcext:value-type="float">
            <text:p>19</text:p>
          </table:table-cell>
          <table:table-cell table:style-name="ce63" table:formula="of:=MAX([.$K$2];IF(MOD(ROW(); [.$H$2]) = 0; [.$C28] - 1; [.$C28]))" office:value-type="float" office:value="41" calcext:value-type="float">
            <text:p>41</text:p>
          </table:table-cell>
          <table:table-cell table:style-name="ce63" table:formula="of:=MIN([.$K$3];IF(MOD(ROW(); [.$H$3]) = 0; [.$D28] + 1; [.$D28]))" office:value-type="float" office:value="9" calcext:value-type="float">
            <text:p>9</text:p>
          </table:table-cell>
          <table:table-cell table:style-name="ce67" table:formula="of:=(([.$B29]+[.$C29])*[.$D29])/60" office:value-type="float" office:value="9" calcext:value-type="float">
            <text:p>9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29]+1" office:value-type="date" office:date-value="2021-12-08" calcext:value-type="date">
            <text:p>12/08/2021</text:p>
          </table:table-cell>
          <table:table-cell table:style-name="ce63" table:formula="of:=MIN([.$K$1];IF(MOD(ROW(); [.$H$1]) = 0; [.$B29] + 1; [.$B29]))" office:value-type="float" office:value="19" calcext:value-type="float">
            <text:p>19</text:p>
          </table:table-cell>
          <table:table-cell table:style-name="ce63" table:formula="of:=MAX([.$K$2];IF(MOD(ROW(); [.$H$2]) = 0; [.$C29] - 1; [.$C29]))" office:value-type="float" office:value="41" calcext:value-type="float">
            <text:p>41</text:p>
          </table:table-cell>
          <table:table-cell table:style-name="ce63" table:formula="of:=MIN([.$K$3];IF(MOD(ROW(); [.$H$3]) = 0; [.$D29] + 1; [.$D29]))" office:value-type="float" office:value="9" calcext:value-type="float">
            <text:p>9</text:p>
          </table:table-cell>
          <table:table-cell table:style-name="ce67" table:formula="of:=(([.$B30]+[.$C30])*[.$D30])/60" office:value-type="float" office:value="9" calcext:value-type="float">
            <text:p>9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30]+1" office:value-type="date" office:date-value="2021-12-09" calcext:value-type="date">
            <text:p>12/09/2021</text:p>
          </table:table-cell>
          <table:table-cell table:style-name="ce63" table:formula="of:=MIN([.$K$1];IF(MOD(ROW(); [.$H$1]) = 0; [.$B30] + 1; [.$B30]))" office:value-type="float" office:value="19" calcext:value-type="float">
            <text:p>19</text:p>
          </table:table-cell>
          <table:table-cell table:style-name="ce63" table:formula="of:=MAX([.$K$2];IF(MOD(ROW(); [.$H$2]) = 0; [.$C30] - 1; [.$C30]))" office:value-type="float" office:value="41" calcext:value-type="float">
            <text:p>41</text:p>
          </table:table-cell>
          <table:table-cell table:style-name="ce63" table:formula="of:=MIN([.$K$3];IF(MOD(ROW(); [.$H$3]) = 0; [.$D30] + 1; [.$D30]))" office:value-type="float" office:value="9" calcext:value-type="float">
            <text:p>9</text:p>
          </table:table-cell>
          <table:table-cell table:style-name="ce67" table:formula="of:=(([.$B31]+[.$C31])*[.$D31])/60" office:value-type="float" office:value="9" calcext:value-type="float">
            <text:p>9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31]+1" office:value-type="date" office:date-value="2021-12-10" calcext:value-type="date">
            <text:p>12/10/2021</text:p>
          </table:table-cell>
          <table:table-cell table:style-name="ce63" table:formula="of:=MIN([.$K$1];IF(MOD(ROW(); [.$H$1]) = 0; [.$B31] + 1; [.$B31]))" office:value-type="float" office:value="19" calcext:value-type="float">
            <text:p>19</text:p>
          </table:table-cell>
          <table:table-cell table:style-name="ce63" table:formula="of:=MAX([.$K$2];IF(MOD(ROW(); [.$H$2]) = 0; [.$C31] - 1; [.$C31]))" office:value-type="float" office:value="41" calcext:value-type="float">
            <text:p>41</text:p>
          </table:table-cell>
          <table:table-cell table:style-name="ce63" table:formula="of:=MIN([.$K$3];IF(MOD(ROW(); [.$H$3]) = 0; [.$D31] + 1; [.$D31]))" office:value-type="float" office:value="9" calcext:value-type="float">
            <text:p>9</text:p>
          </table:table-cell>
          <table:table-cell table:style-name="ce67" table:formula="of:=(([.$B32]+[.$C32])*[.$D32])/60" office:value-type="float" office:value="9" calcext:value-type="float">
            <text:p>9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32]+1" office:value-type="date" office:date-value="2021-12-11" calcext:value-type="date">
            <text:p>12/11/2021</text:p>
          </table:table-cell>
          <table:table-cell table:style-name="ce63" table:formula="of:=MIN([.$K$1];IF(MOD(ROW(); [.$H$1]) = 0; [.$B32] + 1; [.$B32]))" office:value-type="float" office:value="19" calcext:value-type="float">
            <text:p>19</text:p>
          </table:table-cell>
          <table:table-cell table:style-name="ce63" table:formula="of:=MAX([.$K$2];IF(MOD(ROW(); [.$H$2]) = 0; [.$C32] - 1; [.$C32]))" office:value-type="float" office:value="41" calcext:value-type="float">
            <text:p>41</text:p>
          </table:table-cell>
          <table:table-cell table:style-name="ce63" table:formula="of:=MIN([.$K$3];IF(MOD(ROW(); [.$H$3]) = 0; [.$D32] + 1; [.$D32]))" office:value-type="float" office:value="9" calcext:value-type="float">
            <text:p>9</text:p>
          </table:table-cell>
          <table:table-cell table:style-name="ce67" table:formula="of:=(([.$B33]+[.$C33])*[.$D33])/60" office:value-type="float" office:value="9" calcext:value-type="float">
            <text:p>9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33]+1" office:value-type="date" office:date-value="2021-12-12" calcext:value-type="date">
            <text:p>12/12/2021</text:p>
          </table:table-cell>
          <table:table-cell table:style-name="ce63" table:formula="of:=MIN([.$K$1];IF(MOD(ROW(); [.$H$1]) = 0; [.$B33] + 1; [.$B33]))" office:value-type="float" office:value="19" calcext:value-type="float">
            <text:p>19</text:p>
          </table:table-cell>
          <table:table-cell table:style-name="ce63" table:formula="of:=MAX([.$K$2];IF(MOD(ROW(); [.$H$2]) = 0; [.$C33] - 1; [.$C33]))" office:value-type="float" office:value="41" calcext:value-type="float">
            <text:p>41</text:p>
          </table:table-cell>
          <table:table-cell table:style-name="ce63" table:formula="of:=MIN([.$K$3];IF(MOD(ROW(); [.$H$3]) = 0; [.$D33] + 1; [.$D33]))" office:value-type="float" office:value="9" calcext:value-type="float">
            <text:p>9</text:p>
          </table:table-cell>
          <table:table-cell table:style-name="ce67" table:formula="of:=(([.$B34]+[.$C34])*[.$D34])/60" office:value-type="float" office:value="9" calcext:value-type="float">
            <text:p>9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34]+1" office:value-type="date" office:date-value="2021-12-13" calcext:value-type="date">
            <text:p>12/13/2021</text:p>
          </table:table-cell>
          <table:table-cell table:style-name="ce63" table:formula="of:=MIN([.$K$1];IF(MOD(ROW(); [.$H$1]) = 0; [.$B34] + 1; [.$B34]))" office:value-type="float" office:value="20" calcext:value-type="float">
            <text:p>20</text:p>
          </table:table-cell>
          <table:table-cell table:style-name="ce63" table:formula="of:=MAX([.$K$2];IF(MOD(ROW(); [.$H$2]) = 0; [.$C34] - 1; [.$C34]))" office:value-type="float" office:value="40" calcext:value-type="float">
            <text:p>40</text:p>
          </table:table-cell>
          <table:table-cell table:style-name="ce63" table:formula="of:=MIN([.$K$3];IF(MOD(ROW(); [.$H$3]) = 0; [.$D34] + 1; [.$D34]))" office:value-type="float" office:value="10" calcext:value-type="float">
            <text:p>10</text:p>
          </table:table-cell>
          <table:table-cell table:style-name="ce67" table:formula="of:=(([.$B35]+[.$C35])*[.$D35])/60" office:value-type="float" office:value="10" calcext:value-type="float">
            <text:p>10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35]+1" office:value-type="date" office:date-value="2021-12-14" calcext:value-type="date">
            <text:p>12/14/2021</text:p>
          </table:table-cell>
          <table:table-cell table:style-name="ce63" table:formula="of:=MIN([.$K$1];IF(MOD(ROW(); [.$H$1]) = 0; [.$B35] + 1; [.$B35]))" office:value-type="float" office:value="20" calcext:value-type="float">
            <text:p>20</text:p>
          </table:table-cell>
          <table:table-cell table:style-name="ce63" table:formula="of:=MAX([.$K$2];IF(MOD(ROW(); [.$H$2]) = 0; [.$C35] - 1; [.$C35]))" office:value-type="float" office:value="40" calcext:value-type="float">
            <text:p>40</text:p>
          </table:table-cell>
          <table:table-cell table:style-name="ce63" table:formula="of:=MIN([.$K$3];IF(MOD(ROW(); [.$H$3]) = 0; [.$D35] + 1; [.$D35]))" office:value-type="float" office:value="10" calcext:value-type="float">
            <text:p>10</text:p>
          </table:table-cell>
          <table:table-cell table:style-name="ce67" table:formula="of:=(([.$B36]+[.$C36])*[.$D36])/60" office:value-type="float" office:value="10" calcext:value-type="float">
            <text:p>10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36]+1" office:value-type="date" office:date-value="2021-12-15" calcext:value-type="date">
            <text:p>12/15/2021</text:p>
          </table:table-cell>
          <table:table-cell table:style-name="ce63" table:formula="of:=MIN([.$K$1];IF(MOD(ROW(); [.$H$1]) = 0; [.$B36] + 1; [.$B36]))" office:value-type="float" office:value="20" calcext:value-type="float">
            <text:p>20</text:p>
          </table:table-cell>
          <table:table-cell table:style-name="ce63" table:formula="of:=MAX([.$K$2];IF(MOD(ROW(); [.$H$2]) = 0; [.$C36] - 1; [.$C36]))" office:value-type="float" office:value="40" calcext:value-type="float">
            <text:p>40</text:p>
          </table:table-cell>
          <table:table-cell table:style-name="ce63" table:formula="of:=MIN([.$K$3];IF(MOD(ROW(); [.$H$3]) = 0; [.$D36] + 1; [.$D36]))" office:value-type="float" office:value="10" calcext:value-type="float">
            <text:p>10</text:p>
          </table:table-cell>
          <table:table-cell table:style-name="ce67" table:formula="of:=(([.$B37]+[.$C37])*[.$D37])/60" office:value-type="float" office:value="10" calcext:value-type="float">
            <text:p>10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37]+1" office:value-type="date" office:date-value="2021-12-16" calcext:value-type="date">
            <text:p>12/16/2021</text:p>
          </table:table-cell>
          <table:table-cell table:style-name="ce63" table:formula="of:=MIN([.$K$1];IF(MOD(ROW(); [.$H$1]) = 0; [.$B37] + 1; [.$B37]))" office:value-type="float" office:value="20" calcext:value-type="float">
            <text:p>20</text:p>
          </table:table-cell>
          <table:table-cell table:style-name="ce63" table:formula="of:=MAX([.$K$2];IF(MOD(ROW(); [.$H$2]) = 0; [.$C37] - 1; [.$C37]))" office:value-type="float" office:value="40" calcext:value-type="float">
            <text:p>40</text:p>
          </table:table-cell>
          <table:table-cell table:style-name="ce63" table:formula="of:=MIN([.$K$3];IF(MOD(ROW(); [.$H$3]) = 0; [.$D37] + 1; [.$D37]))" office:value-type="float" office:value="10" calcext:value-type="float">
            <text:p>10</text:p>
          </table:table-cell>
          <table:table-cell table:style-name="ce67" table:formula="of:=(([.$B38]+[.$C38])*[.$D38])/60" office:value-type="float" office:value="10" calcext:value-type="float">
            <text:p>10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38]+1" office:value-type="date" office:date-value="2021-12-17" calcext:value-type="date">
            <text:p>12/17/2021</text:p>
          </table:table-cell>
          <table:table-cell table:style-name="ce63" table:formula="of:=MIN([.$K$1];IF(MOD(ROW(); [.$H$1]) = 0; [.$B38] + 1; [.$B38]))" office:value-type="float" office:value="20" calcext:value-type="float">
            <text:p>20</text:p>
          </table:table-cell>
          <table:table-cell table:style-name="ce63" table:formula="of:=MAX([.$K$2];IF(MOD(ROW(); [.$H$2]) = 0; [.$C38] - 1; [.$C38]))" office:value-type="float" office:value="40" calcext:value-type="float">
            <text:p>40</text:p>
          </table:table-cell>
          <table:table-cell table:style-name="ce63" table:formula="of:=MIN([.$K$3];IF(MOD(ROW(); [.$H$3]) = 0; [.$D38] + 1; [.$D38]))" office:value-type="float" office:value="10" calcext:value-type="float">
            <text:p>10</text:p>
          </table:table-cell>
          <table:table-cell table:style-name="ce67" table:formula="of:=(([.$B39]+[.$C39])*[.$D39])/60" office:value-type="float" office:value="10" calcext:value-type="float">
            <text:p>10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39]+1" office:value-type="date" office:date-value="2021-12-18" calcext:value-type="date">
            <text:p>12/18/2021</text:p>
          </table:table-cell>
          <table:table-cell table:style-name="ce63" table:formula="of:=MIN([.$K$1];IF(MOD(ROW(); [.$H$1]) = 0; [.$B39] + 1; [.$B39]))" office:value-type="float" office:value="20" calcext:value-type="float">
            <text:p>20</text:p>
          </table:table-cell>
          <table:table-cell table:style-name="ce63" table:formula="of:=MAX([.$K$2];IF(MOD(ROW(); [.$H$2]) = 0; [.$C39] - 1; [.$C39]))" office:value-type="float" office:value="40" calcext:value-type="float">
            <text:p>40</text:p>
          </table:table-cell>
          <table:table-cell table:style-name="ce63" table:formula="of:=MIN([.$K$3];IF(MOD(ROW(); [.$H$3]) = 0; [.$D39] + 1; [.$D39]))" office:value-type="float" office:value="10" calcext:value-type="float">
            <text:p>10</text:p>
          </table:table-cell>
          <table:table-cell table:style-name="ce67" table:formula="of:=(([.$B40]+[.$C40])*[.$D40])/60" office:value-type="float" office:value="10" calcext:value-type="float">
            <text:p>10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40]+1" office:value-type="date" office:date-value="2021-12-19" calcext:value-type="date">
            <text:p>12/19/2021</text:p>
          </table:table-cell>
          <table:table-cell table:style-name="ce63" table:formula="of:=MIN([.$K$1];IF(MOD(ROW(); [.$H$1]) = 0; [.$B40] + 1; [.$B40]))" office:value-type="float" office:value="20" calcext:value-type="float">
            <text:p>20</text:p>
          </table:table-cell>
          <table:table-cell table:style-name="ce63" table:formula="of:=MAX([.$K$2];IF(MOD(ROW(); [.$H$2]) = 0; [.$C40] - 1; [.$C40]))" office:value-type="float" office:value="40" calcext:value-type="float">
            <text:p>40</text:p>
          </table:table-cell>
          <table:table-cell table:style-name="ce63" table:formula="of:=MIN([.$K$3];IF(MOD(ROW(); [.$H$3]) = 0; [.$D40] + 1; [.$D40]))" office:value-type="float" office:value="10" calcext:value-type="float">
            <text:p>10</text:p>
          </table:table-cell>
          <table:table-cell table:style-name="ce67" table:formula="of:=(([.$B41]+[.$C41])*[.$D41])/60" office:value-type="float" office:value="10" calcext:value-type="float">
            <text:p>10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41]+1" office:value-type="date" office:date-value="2021-12-20" calcext:value-type="date">
            <text:p>12/20/2021</text:p>
          </table:table-cell>
          <table:table-cell table:style-name="ce63" table:formula="of:=MIN([.$K$1];IF(MOD(ROW(); [.$H$1]) = 0; [.$B41] + 1; [.$B41]))" office:value-type="float" office:value="21" calcext:value-type="float">
            <text:p>21</text:p>
          </table:table-cell>
          <table:table-cell table:style-name="ce63" table:formula="of:=MAX([.$K$2];IF(MOD(ROW(); [.$H$2]) = 0; [.$C41] - 1; [.$C41]))" office:value-type="float" office:value="39" calcext:value-type="float">
            <text:p>39</text:p>
          </table:table-cell>
          <table:table-cell table:style-name="ce63" table:formula="of:=MIN([.$K$3];IF(MOD(ROW(); [.$H$3]) = 0; [.$D41] + 1; [.$D41]))" office:value-type="float" office:value="11" calcext:value-type="float">
            <text:p>11</text:p>
          </table:table-cell>
          <table:table-cell table:style-name="ce67" table:formula="of:=(([.$B42]+[.$C42])*[.$D42])/60" office:value-type="float" office:value="11" calcext:value-type="float">
            <text:p>11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42]+1" office:value-type="date" office:date-value="2021-12-21" calcext:value-type="date">
            <text:p>12/21/2021</text:p>
          </table:table-cell>
          <table:table-cell table:style-name="ce63" table:formula="of:=MIN([.$K$1];IF(MOD(ROW(); [.$H$1]) = 0; [.$B42] + 1; [.$B42]))" office:value-type="float" office:value="21" calcext:value-type="float">
            <text:p>21</text:p>
          </table:table-cell>
          <table:table-cell table:style-name="ce63" table:formula="of:=MAX([.$K$2];IF(MOD(ROW(); [.$H$2]) = 0; [.$C42] - 1; [.$C42]))" office:value-type="float" office:value="39" calcext:value-type="float">
            <text:p>39</text:p>
          </table:table-cell>
          <table:table-cell table:style-name="ce63" table:formula="of:=MIN([.$K$3];IF(MOD(ROW(); [.$H$3]) = 0; [.$D42] + 1; [.$D42]))" office:value-type="float" office:value="11" calcext:value-type="float">
            <text:p>11</text:p>
          </table:table-cell>
          <table:table-cell table:style-name="ce67" table:formula="of:=(([.$B43]+[.$C43])*[.$D43])/60" office:value-type="float" office:value="11" calcext:value-type="float">
            <text:p>11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43]+1" office:value-type="date" office:date-value="2021-12-22" calcext:value-type="date">
            <text:p>12/22/2021</text:p>
          </table:table-cell>
          <table:table-cell table:style-name="ce63" table:formula="of:=MIN([.$K$1];IF(MOD(ROW(); [.$H$1]) = 0; [.$B43] + 1; [.$B43]))" office:value-type="float" office:value="21" calcext:value-type="float">
            <text:p>21</text:p>
          </table:table-cell>
          <table:table-cell table:style-name="ce63" table:formula="of:=MAX([.$K$2];IF(MOD(ROW(); [.$H$2]) = 0; [.$C43] - 1; [.$C43]))" office:value-type="float" office:value="39" calcext:value-type="float">
            <text:p>39</text:p>
          </table:table-cell>
          <table:table-cell table:style-name="ce63" table:formula="of:=MIN([.$K$3];IF(MOD(ROW(); [.$H$3]) = 0; [.$D43] + 1; [.$D43]))" office:value-type="float" office:value="11" calcext:value-type="float">
            <text:p>11</text:p>
          </table:table-cell>
          <table:table-cell table:style-name="ce67" table:formula="of:=(([.$B44]+[.$C44])*[.$D44])/60" office:value-type="float" office:value="11" calcext:value-type="float">
            <text:p>11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44]+1" office:value-type="date" office:date-value="2021-12-23" calcext:value-type="date">
            <text:p>12/23/2021</text:p>
          </table:table-cell>
          <table:table-cell table:style-name="ce63" table:formula="of:=MIN([.$K$1];IF(MOD(ROW(); [.$H$1]) = 0; [.$B44] + 1; [.$B44]))" office:value-type="float" office:value="21" calcext:value-type="float">
            <text:p>21</text:p>
          </table:table-cell>
          <table:table-cell table:style-name="ce63" table:formula="of:=MAX([.$K$2];IF(MOD(ROW(); [.$H$2]) = 0; [.$C44] - 1; [.$C44]))" office:value-type="float" office:value="39" calcext:value-type="float">
            <text:p>39</text:p>
          </table:table-cell>
          <table:table-cell table:style-name="ce63" table:formula="of:=MIN([.$K$3];IF(MOD(ROW(); [.$H$3]) = 0; [.$D44] + 1; [.$D44]))" office:value-type="float" office:value="11" calcext:value-type="float">
            <text:p>11</text:p>
          </table:table-cell>
          <table:table-cell table:style-name="ce67" table:formula="of:=(([.$B45]+[.$C45])*[.$D45])/60" office:value-type="float" office:value="11" calcext:value-type="float">
            <text:p>11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45]+1" office:value-type="date" office:date-value="2021-12-24" calcext:value-type="date">
            <text:p>12/24/2021</text:p>
          </table:table-cell>
          <table:table-cell table:style-name="ce63" table:formula="of:=MIN([.$K$1];IF(MOD(ROW(); [.$H$1]) = 0; [.$B45] + 1; [.$B45]))" office:value-type="float" office:value="21" calcext:value-type="float">
            <text:p>21</text:p>
          </table:table-cell>
          <table:table-cell table:style-name="ce63" table:formula="of:=MAX([.$K$2];IF(MOD(ROW(); [.$H$2]) = 0; [.$C45] - 1; [.$C45]))" office:value-type="float" office:value="39" calcext:value-type="float">
            <text:p>39</text:p>
          </table:table-cell>
          <table:table-cell table:style-name="ce63" table:formula="of:=MIN([.$K$3];IF(MOD(ROW(); [.$H$3]) = 0; [.$D45] + 1; [.$D45]))" office:value-type="float" office:value="11" calcext:value-type="float">
            <text:p>11</text:p>
          </table:table-cell>
          <table:table-cell table:style-name="ce67" table:formula="of:=(([.$B46]+[.$C46])*[.$D46])/60" office:value-type="float" office:value="11" calcext:value-type="float">
            <text:p>11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46]+1" office:value-type="date" office:date-value="2021-12-25" calcext:value-type="date">
            <text:p>12/25/2021</text:p>
          </table:table-cell>
          <table:table-cell table:style-name="ce63" table:formula="of:=MIN([.$K$1];IF(MOD(ROW(); [.$H$1]) = 0; [.$B46] + 1; [.$B46]))" office:value-type="float" office:value="21" calcext:value-type="float">
            <text:p>21</text:p>
          </table:table-cell>
          <table:table-cell table:style-name="ce63" table:formula="of:=MAX([.$K$2];IF(MOD(ROW(); [.$H$2]) = 0; [.$C46] - 1; [.$C46]))" office:value-type="float" office:value="39" calcext:value-type="float">
            <text:p>39</text:p>
          </table:table-cell>
          <table:table-cell table:style-name="ce63" table:formula="of:=MIN([.$K$3];IF(MOD(ROW(); [.$H$3]) = 0; [.$D46] + 1; [.$D46]))" office:value-type="float" office:value="11" calcext:value-type="float">
            <text:p>11</text:p>
          </table:table-cell>
          <table:table-cell table:style-name="ce67" table:formula="of:=(([.$B47]+[.$C47])*[.$D47])/60" office:value-type="float" office:value="11" calcext:value-type="float">
            <text:p>11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47]+1" office:value-type="date" office:date-value="2021-12-26" calcext:value-type="date">
            <text:p>12/26/2021</text:p>
          </table:table-cell>
          <table:table-cell table:style-name="ce63" table:formula="of:=MIN([.$K$1];IF(MOD(ROW(); [.$H$1]) = 0; [.$B47] + 1; [.$B47]))" office:value-type="float" office:value="21" calcext:value-type="float">
            <text:p>21</text:p>
          </table:table-cell>
          <table:table-cell table:style-name="ce63" table:formula="of:=MAX([.$K$2];IF(MOD(ROW(); [.$H$2]) = 0; [.$C47] - 1; [.$C47]))" office:value-type="float" office:value="39" calcext:value-type="float">
            <text:p>39</text:p>
          </table:table-cell>
          <table:table-cell table:style-name="ce63" table:formula="of:=MIN([.$K$3];IF(MOD(ROW(); [.$H$3]) = 0; [.$D47] + 1; [.$D47]))" office:value-type="float" office:value="11" calcext:value-type="float">
            <text:p>11</text:p>
          </table:table-cell>
          <table:table-cell table:style-name="ce67" table:formula="of:=(([.$B48]+[.$C48])*[.$D48])/60" office:value-type="float" office:value="11" calcext:value-type="float">
            <text:p>11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48]+1" office:value-type="date" office:date-value="2021-12-27" calcext:value-type="date">
            <text:p>12/27/2021</text:p>
          </table:table-cell>
          <table:table-cell table:style-name="ce63" table:formula="of:=MIN([.$K$1];IF(MOD(ROW(); [.$H$1]) = 0; [.$B48] + 1; [.$B48]))" office:value-type="float" office:value="22" calcext:value-type="float">
            <text:p>22</text:p>
          </table:table-cell>
          <table:table-cell table:style-name="ce63" table:formula="of:=MAX([.$K$2];IF(MOD(ROW(); [.$H$2]) = 0; [.$C48] - 1; [.$C48]))" office:value-type="float" office:value="38" calcext:value-type="float">
            <text:p>38</text:p>
          </table:table-cell>
          <table:table-cell table:style-name="ce63" table:formula="of:=MIN([.$K$3];IF(MOD(ROW(); [.$H$3]) = 0; [.$D48] + 1; [.$D48]))" office:value-type="float" office:value="12" calcext:value-type="float">
            <text:p>12</text:p>
          </table:table-cell>
          <table:table-cell table:style-name="ce67" table:formula="of:=(([.$B49]+[.$C49])*[.$D49])/60" office:value-type="float" office:value="12" calcext:value-type="float">
            <text:p>12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49]+1" office:value-type="date" office:date-value="2021-12-28" calcext:value-type="date">
            <text:p>12/28/2021</text:p>
          </table:table-cell>
          <table:table-cell table:style-name="ce63" table:formula="of:=MIN([.$K$1];IF(MOD(ROW(); [.$H$1]) = 0; [.$B49] + 1; [.$B49]))" office:value-type="float" office:value="22" calcext:value-type="float">
            <text:p>22</text:p>
          </table:table-cell>
          <table:table-cell table:style-name="ce63" table:formula="of:=MAX([.$K$2];IF(MOD(ROW(); [.$H$2]) = 0; [.$C49] - 1; [.$C49]))" office:value-type="float" office:value="38" calcext:value-type="float">
            <text:p>38</text:p>
          </table:table-cell>
          <table:table-cell table:style-name="ce63" table:formula="of:=MIN([.$K$3];IF(MOD(ROW(); [.$H$3]) = 0; [.$D49] + 1; [.$D49]))" office:value-type="float" office:value="12" calcext:value-type="float">
            <text:p>12</text:p>
          </table:table-cell>
          <table:table-cell table:style-name="ce67" table:formula="of:=(([.$B50]+[.$C50])*[.$D50])/60" office:value-type="float" office:value="12" calcext:value-type="float">
            <text:p>12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50]+1" office:value-type="date" office:date-value="2021-12-29" calcext:value-type="date">
            <text:p>12/29/2021</text:p>
          </table:table-cell>
          <table:table-cell table:style-name="ce63" table:formula="of:=MIN([.$K$1];IF(MOD(ROW(); [.$H$1]) = 0; [.$B50] + 1; [.$B50]))" office:value-type="float" office:value="22" calcext:value-type="float">
            <text:p>22</text:p>
          </table:table-cell>
          <table:table-cell table:style-name="ce63" table:formula="of:=MAX([.$K$2];IF(MOD(ROW(); [.$H$2]) = 0; [.$C50] - 1; [.$C50]))" office:value-type="float" office:value="38" calcext:value-type="float">
            <text:p>38</text:p>
          </table:table-cell>
          <table:table-cell table:style-name="ce63" table:formula="of:=MIN([.$K$3];IF(MOD(ROW(); [.$H$3]) = 0; [.$D50] + 1; [.$D50]))" office:value-type="float" office:value="12" calcext:value-type="float">
            <text:p>12</text:p>
          </table:table-cell>
          <table:table-cell table:style-name="ce67" table:formula="of:=(([.$B51]+[.$C51])*[.$D51])/60" office:value-type="float" office:value="12" calcext:value-type="float">
            <text:p>12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51]+1" office:value-type="date" office:date-value="2021-12-30" calcext:value-type="date">
            <text:p>12/30/2021</text:p>
          </table:table-cell>
          <table:table-cell table:style-name="ce63" table:formula="of:=MIN([.$K$1];IF(MOD(ROW(); [.$H$1]) = 0; [.$B51] + 1; [.$B51]))" office:value-type="float" office:value="22" calcext:value-type="float">
            <text:p>22</text:p>
          </table:table-cell>
          <table:table-cell table:style-name="ce63" table:formula="of:=MAX([.$K$2];IF(MOD(ROW(); [.$H$2]) = 0; [.$C51] - 1; [.$C51]))" office:value-type="float" office:value="38" calcext:value-type="float">
            <text:p>38</text:p>
          </table:table-cell>
          <table:table-cell table:style-name="ce63" table:formula="of:=MIN([.$K$3];IF(MOD(ROW(); [.$H$3]) = 0; [.$D51] + 1; [.$D51]))" office:value-type="float" office:value="12" calcext:value-type="float">
            <text:p>12</text:p>
          </table:table-cell>
          <table:table-cell table:style-name="ce67" table:formula="of:=(([.$B52]+[.$C52])*[.$D52])/60" office:value-type="float" office:value="12" calcext:value-type="float">
            <text:p>12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52]+1" office:value-type="date" office:date-value="2021-12-31" calcext:value-type="date">
            <text:p>12/31/2021</text:p>
          </table:table-cell>
          <table:table-cell table:style-name="ce63" table:formula="of:=MIN([.$K$1];IF(MOD(ROW(); [.$H$1]) = 0; [.$B52] + 1; [.$B52]))" office:value-type="float" office:value="22" calcext:value-type="float">
            <text:p>22</text:p>
          </table:table-cell>
          <table:table-cell table:style-name="ce63" table:formula="of:=MAX([.$K$2];IF(MOD(ROW(); [.$H$2]) = 0; [.$C52] - 1; [.$C52]))" office:value-type="float" office:value="38" calcext:value-type="float">
            <text:p>38</text:p>
          </table:table-cell>
          <table:table-cell table:style-name="ce63" table:formula="of:=MIN([.$K$3];IF(MOD(ROW(); [.$H$3]) = 0; [.$D52] + 1; [.$D52]))" office:value-type="float" office:value="12" calcext:value-type="float">
            <text:p>12</text:p>
          </table:table-cell>
          <table:table-cell table:style-name="ce67" table:formula="of:=(([.$B53]+[.$C53])*[.$D53])/60" office:value-type="float" office:value="12" calcext:value-type="float">
            <text:p>12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53]+1" office:value-type="date" office:date-value="2022-01-01" calcext:value-type="date">
            <text:p>01/01/2022</text:p>
          </table:table-cell>
          <table:table-cell table:style-name="ce63" table:formula="of:=MIN([.$K$1];IF(MOD(ROW(); [.$H$1]) = 0; [.$B53] + 1; [.$B53]))" office:value-type="float" office:value="22" calcext:value-type="float">
            <text:p>22</text:p>
          </table:table-cell>
          <table:table-cell table:style-name="ce63" table:formula="of:=MAX([.$K$2];IF(MOD(ROW(); [.$H$2]) = 0; [.$C53] - 1; [.$C53]))" office:value-type="float" office:value="38" calcext:value-type="float">
            <text:p>38</text:p>
          </table:table-cell>
          <table:table-cell table:style-name="ce63" table:formula="of:=MIN([.$K$3];IF(MOD(ROW(); [.$H$3]) = 0; [.$D53] + 1; [.$D53]))" office:value-type="float" office:value="12" calcext:value-type="float">
            <text:p>12</text:p>
          </table:table-cell>
          <table:table-cell table:style-name="ce67" table:formula="of:=(([.$B54]+[.$C54])*[.$D54])/60" office:value-type="float" office:value="12" calcext:value-type="float">
            <text:p>12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54]+1" office:value-type="date" office:date-value="2022-01-02" calcext:value-type="date">
            <text:p>01/02/2022</text:p>
          </table:table-cell>
          <table:table-cell table:style-name="ce63" table:formula="of:=MIN([.$K$1];IF(MOD(ROW(); [.$H$1]) = 0; [.$B54] + 1; [.$B54]))" office:value-type="float" office:value="22" calcext:value-type="float">
            <text:p>22</text:p>
          </table:table-cell>
          <table:table-cell table:style-name="ce63" table:formula="of:=MAX([.$K$2];IF(MOD(ROW(); [.$H$2]) = 0; [.$C54] - 1; [.$C54]))" office:value-type="float" office:value="38" calcext:value-type="float">
            <text:p>38</text:p>
          </table:table-cell>
          <table:table-cell table:style-name="ce63" table:formula="of:=MIN([.$K$3];IF(MOD(ROW(); [.$H$3]) = 0; [.$D54] + 1; [.$D54]))" office:value-type="float" office:value="12" calcext:value-type="float">
            <text:p>12</text:p>
          </table:table-cell>
          <table:table-cell table:style-name="ce67" table:formula="of:=(([.$B55]+[.$C55])*[.$D55])/60" office:value-type="float" office:value="12" calcext:value-type="float">
            <text:p>12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55]+1" office:value-type="date" office:date-value="2022-01-03" calcext:value-type="date">
            <text:p>01/03/2022</text:p>
          </table:table-cell>
          <table:table-cell table:style-name="ce63" table:formula="of:=MIN([.$K$1];IF(MOD(ROW(); [.$H$1]) = 0; [.$B55] + 1; [.$B55]))" office:value-type="float" office:value="23" calcext:value-type="float">
            <text:p>23</text:p>
          </table:table-cell>
          <table:table-cell table:style-name="ce63" table:formula="of:=MAX([.$K$2];IF(MOD(ROW(); [.$H$2]) = 0; [.$C55] - 1; [.$C55]))" office:value-type="float" office:value="37" calcext:value-type="float">
            <text:p>37</text:p>
          </table:table-cell>
          <table:table-cell table:style-name="ce63" table:formula="of:=MIN([.$K$3];IF(MOD(ROW(); [.$H$3]) = 0; [.$D55] + 1; [.$D55]))" office:value-type="float" office:value="13" calcext:value-type="float">
            <text:p>13</text:p>
          </table:table-cell>
          <table:table-cell table:style-name="ce67" table:formula="of:=(([.$B56]+[.$C56])*[.$D56])/60" office:value-type="float" office:value="13" calcext:value-type="float">
            <text:p>13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56]+1" office:value-type="date" office:date-value="2022-01-04" calcext:value-type="date">
            <text:p>01/04/2022</text:p>
          </table:table-cell>
          <table:table-cell table:style-name="ce63" table:formula="of:=MIN([.$K$1];IF(MOD(ROW(); [.$H$1]) = 0; [.$B56] + 1; [.$B56]))" office:value-type="float" office:value="23" calcext:value-type="float">
            <text:p>23</text:p>
          </table:table-cell>
          <table:table-cell table:style-name="ce63" table:formula="of:=MAX([.$K$2];IF(MOD(ROW(); [.$H$2]) = 0; [.$C56] - 1; [.$C56]))" office:value-type="float" office:value="37" calcext:value-type="float">
            <text:p>37</text:p>
          </table:table-cell>
          <table:table-cell table:style-name="ce63" table:formula="of:=MIN([.$K$3];IF(MOD(ROW(); [.$H$3]) = 0; [.$D56] + 1; [.$D56]))" office:value-type="float" office:value="13" calcext:value-type="float">
            <text:p>13</text:p>
          </table:table-cell>
          <table:table-cell table:style-name="ce67" table:formula="of:=(([.$B57]+[.$C57])*[.$D57])/60" office:value-type="float" office:value="13" calcext:value-type="float">
            <text:p>13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57]+1" office:value-type="date" office:date-value="2022-01-05" calcext:value-type="date">
            <text:p>01/05/2022</text:p>
          </table:table-cell>
          <table:table-cell table:style-name="ce63" table:formula="of:=MIN([.$K$1];IF(MOD(ROW(); [.$H$1]) = 0; [.$B57] + 1; [.$B57]))" office:value-type="float" office:value="23" calcext:value-type="float">
            <text:p>23</text:p>
          </table:table-cell>
          <table:table-cell table:style-name="ce63" table:formula="of:=MAX([.$K$2];IF(MOD(ROW(); [.$H$2]) = 0; [.$C57] - 1; [.$C57]))" office:value-type="float" office:value="37" calcext:value-type="float">
            <text:p>37</text:p>
          </table:table-cell>
          <table:table-cell table:style-name="ce63" table:formula="of:=MIN([.$K$3];IF(MOD(ROW(); [.$H$3]) = 0; [.$D57] + 1; [.$D57]))" office:value-type="float" office:value="13" calcext:value-type="float">
            <text:p>13</text:p>
          </table:table-cell>
          <table:table-cell table:style-name="ce67" table:formula="of:=(([.$B58]+[.$C58])*[.$D58])/60" office:value-type="float" office:value="13" calcext:value-type="float">
            <text:p>13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58]+1" office:value-type="date" office:date-value="2022-01-06" calcext:value-type="date">
            <text:p>01/06/2022</text:p>
          </table:table-cell>
          <table:table-cell table:style-name="ce63" table:formula="of:=MIN([.$K$1];IF(MOD(ROW(); [.$H$1]) = 0; [.$B58] + 1; [.$B58]))" office:value-type="float" office:value="23" calcext:value-type="float">
            <text:p>23</text:p>
          </table:table-cell>
          <table:table-cell table:style-name="ce63" table:formula="of:=MAX([.$K$2];IF(MOD(ROW(); [.$H$2]) = 0; [.$C58] - 1; [.$C58]))" office:value-type="float" office:value="37" calcext:value-type="float">
            <text:p>37</text:p>
          </table:table-cell>
          <table:table-cell table:style-name="ce63" table:formula="of:=MIN([.$K$3];IF(MOD(ROW(); [.$H$3]) = 0; [.$D58] + 1; [.$D58]))" office:value-type="float" office:value="13" calcext:value-type="float">
            <text:p>13</text:p>
          </table:table-cell>
          <table:table-cell table:style-name="ce67" table:formula="of:=(([.$B59]+[.$C59])*[.$D59])/60" office:value-type="float" office:value="13" calcext:value-type="float">
            <text:p>13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59]+1" office:value-type="date" office:date-value="2022-01-07" calcext:value-type="date">
            <text:p>01/07/2022</text:p>
          </table:table-cell>
          <table:table-cell table:style-name="ce63" table:formula="of:=MIN([.$K$1];IF(MOD(ROW(); [.$H$1]) = 0; [.$B59] + 1; [.$B59]))" office:value-type="float" office:value="23" calcext:value-type="float">
            <text:p>23</text:p>
          </table:table-cell>
          <table:table-cell table:style-name="ce63" table:formula="of:=MAX([.$K$2];IF(MOD(ROW(); [.$H$2]) = 0; [.$C59] - 1; [.$C59]))" office:value-type="float" office:value="37" calcext:value-type="float">
            <text:p>37</text:p>
          </table:table-cell>
          <table:table-cell table:style-name="ce63" table:formula="of:=MIN([.$K$3];IF(MOD(ROW(); [.$H$3]) = 0; [.$D59] + 1; [.$D59]))" office:value-type="float" office:value="13" calcext:value-type="float">
            <text:p>13</text:p>
          </table:table-cell>
          <table:table-cell table:style-name="ce67" table:formula="of:=(([.$B60]+[.$C60])*[.$D60])/60" office:value-type="float" office:value="13" calcext:value-type="float">
            <text:p>13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60]+1" office:value-type="date" office:date-value="2022-01-08" calcext:value-type="date">
            <text:p>01/08/2022</text:p>
          </table:table-cell>
          <table:table-cell table:style-name="ce63" table:formula="of:=MIN([.$K$1];IF(MOD(ROW(); [.$H$1]) = 0; [.$B60] + 1; [.$B60]))" office:value-type="float" office:value="23" calcext:value-type="float">
            <text:p>23</text:p>
          </table:table-cell>
          <table:table-cell table:style-name="ce63" table:formula="of:=MAX([.$K$2];IF(MOD(ROW(); [.$H$2]) = 0; [.$C60] - 1; [.$C60]))" office:value-type="float" office:value="37" calcext:value-type="float">
            <text:p>37</text:p>
          </table:table-cell>
          <table:table-cell table:style-name="ce63" table:formula="of:=MIN([.$K$3];IF(MOD(ROW(); [.$H$3]) = 0; [.$D60] + 1; [.$D60]))" office:value-type="float" office:value="13" calcext:value-type="float">
            <text:p>13</text:p>
          </table:table-cell>
          <table:table-cell table:style-name="ce67" table:formula="of:=(([.$B61]+[.$C61])*[.$D61])/60" office:value-type="float" office:value="13" calcext:value-type="float">
            <text:p>13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61]+1" office:value-type="date" office:date-value="2022-01-09" calcext:value-type="date">
            <text:p>01/09/2022</text:p>
          </table:table-cell>
          <table:table-cell table:style-name="ce63" table:formula="of:=MIN([.$K$1];IF(MOD(ROW(); [.$H$1]) = 0; [.$B61] + 1; [.$B61]))" office:value-type="float" office:value="23" calcext:value-type="float">
            <text:p>23</text:p>
          </table:table-cell>
          <table:table-cell table:style-name="ce63" table:formula="of:=MAX([.$K$2];IF(MOD(ROW(); [.$H$2]) = 0; [.$C61] - 1; [.$C61]))" office:value-type="float" office:value="37" calcext:value-type="float">
            <text:p>37</text:p>
          </table:table-cell>
          <table:table-cell table:style-name="ce63" table:formula="of:=MIN([.$K$3];IF(MOD(ROW(); [.$H$3]) = 0; [.$D61] + 1; [.$D61]))" office:value-type="float" office:value="13" calcext:value-type="float">
            <text:p>13</text:p>
          </table:table-cell>
          <table:table-cell table:style-name="ce67" table:formula="of:=(([.$B62]+[.$C62])*[.$D62])/60" office:value-type="float" office:value="13" calcext:value-type="float">
            <text:p>13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62]+1" office:value-type="date" office:date-value="2022-01-10" calcext:value-type="date">
            <text:p>01/10/2022</text:p>
          </table:table-cell>
          <table:table-cell table:style-name="ce63" table:formula="of:=MIN([.$K$1];IF(MOD(ROW(); [.$H$1]) = 0; [.$B62] + 1; [.$B62]))" office:value-type="float" office:value="24" calcext:value-type="float">
            <text:p>24</text:p>
          </table:table-cell>
          <table:table-cell table:style-name="ce63" table:formula="of:=MAX([.$K$2];IF(MOD(ROW(); [.$H$2]) = 0; [.$C62] - 1; [.$C62]))" office:value-type="float" office:value="36" calcext:value-type="float">
            <text:p>36</text:p>
          </table:table-cell>
          <table:table-cell table:style-name="ce63" table:formula="of:=MIN([.$K$3];IF(MOD(ROW(); [.$H$3]) = 0; [.$D62] + 1; [.$D62]))" office:value-type="float" office:value="14" calcext:value-type="float">
            <text:p>14</text:p>
          </table:table-cell>
          <table:table-cell table:style-name="ce67" table:formula="of:=(([.$B63]+[.$C63])*[.$D63])/60" office:value-type="float" office:value="14" calcext:value-type="float">
            <text:p>14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63]+1" office:value-type="date" office:date-value="2022-01-11" calcext:value-type="date">
            <text:p>01/11/2022</text:p>
          </table:table-cell>
          <table:table-cell table:style-name="ce63" table:formula="of:=MIN([.$K$1];IF(MOD(ROW(); [.$H$1]) = 0; [.$B63] + 1; [.$B63]))" office:value-type="float" office:value="24" calcext:value-type="float">
            <text:p>24</text:p>
          </table:table-cell>
          <table:table-cell table:style-name="ce63" table:formula="of:=MAX([.$K$2];IF(MOD(ROW(); [.$H$2]) = 0; [.$C63] - 1; [.$C63]))" office:value-type="float" office:value="36" calcext:value-type="float">
            <text:p>36</text:p>
          </table:table-cell>
          <table:table-cell table:style-name="ce63" table:formula="of:=MIN([.$K$3];IF(MOD(ROW(); [.$H$3]) = 0; [.$D63] + 1; [.$D63]))" office:value-type="float" office:value="14" calcext:value-type="float">
            <text:p>14</text:p>
          </table:table-cell>
          <table:table-cell table:style-name="ce67" table:formula="of:=(([.$B64]+[.$C64])*[.$D64])/60" office:value-type="float" office:value="14" calcext:value-type="float">
            <text:p>14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64]+1" office:value-type="date" office:date-value="2022-01-12" calcext:value-type="date">
            <text:p>01/12/2022</text:p>
          </table:table-cell>
          <table:table-cell table:style-name="ce63" table:formula="of:=MIN([.$K$1];IF(MOD(ROW(); [.$H$1]) = 0; [.$B64] + 1; [.$B64]))" office:value-type="float" office:value="24" calcext:value-type="float">
            <text:p>24</text:p>
          </table:table-cell>
          <table:table-cell table:style-name="ce63" table:formula="of:=MAX([.$K$2];IF(MOD(ROW(); [.$H$2]) = 0; [.$C64] - 1; [.$C64]))" office:value-type="float" office:value="36" calcext:value-type="float">
            <text:p>36</text:p>
          </table:table-cell>
          <table:table-cell table:style-name="ce63" table:formula="of:=MIN([.$K$3];IF(MOD(ROW(); [.$H$3]) = 0; [.$D64] + 1; [.$D64]))" office:value-type="float" office:value="14" calcext:value-type="float">
            <text:p>14</text:p>
          </table:table-cell>
          <table:table-cell table:style-name="ce67" table:formula="of:=(([.$B65]+[.$C65])*[.$D65])/60" office:value-type="float" office:value="14" calcext:value-type="float">
            <text:p>14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65]+1" office:value-type="date" office:date-value="2022-01-13" calcext:value-type="date">
            <text:p>01/13/2022</text:p>
          </table:table-cell>
          <table:table-cell table:style-name="ce63" table:formula="of:=MIN([.$K$1];IF(MOD(ROW(); [.$H$1]) = 0; [.$B65] + 1; [.$B65]))" office:value-type="float" office:value="24" calcext:value-type="float">
            <text:p>24</text:p>
          </table:table-cell>
          <table:table-cell table:style-name="ce63" table:formula="of:=MAX([.$K$2];IF(MOD(ROW(); [.$H$2]) = 0; [.$C65] - 1; [.$C65]))" office:value-type="float" office:value="36" calcext:value-type="float">
            <text:p>36</text:p>
          </table:table-cell>
          <table:table-cell table:style-name="ce63" table:formula="of:=MIN([.$K$3];IF(MOD(ROW(); [.$H$3]) = 0; [.$D65] + 1; [.$D65]))" office:value-type="float" office:value="14" calcext:value-type="float">
            <text:p>14</text:p>
          </table:table-cell>
          <table:table-cell table:style-name="ce67" table:formula="of:=(([.$B66]+[.$C66])*[.$D66])/60" office:value-type="float" office:value="14" calcext:value-type="float">
            <text:p>14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66]+1" office:value-type="date" office:date-value="2022-01-14" calcext:value-type="date">
            <text:p>01/14/2022</text:p>
          </table:table-cell>
          <table:table-cell table:style-name="ce63" table:formula="of:=MIN([.$K$1];IF(MOD(ROW(); [.$H$1]) = 0; [.$B66] + 1; [.$B66]))" office:value-type="float" office:value="24" calcext:value-type="float">
            <text:p>24</text:p>
          </table:table-cell>
          <table:table-cell table:style-name="ce63" table:formula="of:=MAX([.$K$2];IF(MOD(ROW(); [.$H$2]) = 0; [.$C66] - 1; [.$C66]))" office:value-type="float" office:value="36" calcext:value-type="float">
            <text:p>36</text:p>
          </table:table-cell>
          <table:table-cell table:style-name="ce63" table:formula="of:=MIN([.$K$3];IF(MOD(ROW(); [.$H$3]) = 0; [.$D66] + 1; [.$D66]))" office:value-type="float" office:value="14" calcext:value-type="float">
            <text:p>14</text:p>
          </table:table-cell>
          <table:table-cell table:style-name="ce67" table:formula="of:=(([.$B67]+[.$C67])*[.$D67])/60" office:value-type="float" office:value="14" calcext:value-type="float">
            <text:p>14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67]+1" office:value-type="date" office:date-value="2022-01-15" calcext:value-type="date">
            <text:p>01/15/2022</text:p>
          </table:table-cell>
          <table:table-cell table:style-name="ce63" table:formula="of:=MIN([.$K$1];IF(MOD(ROW(); [.$H$1]) = 0; [.$B67] + 1; [.$B67]))" office:value-type="float" office:value="24" calcext:value-type="float">
            <text:p>24</text:p>
          </table:table-cell>
          <table:table-cell table:style-name="ce63" table:formula="of:=MAX([.$K$2];IF(MOD(ROW(); [.$H$2]) = 0; [.$C67] - 1; [.$C67]))" office:value-type="float" office:value="36" calcext:value-type="float">
            <text:p>36</text:p>
          </table:table-cell>
          <table:table-cell table:style-name="ce63" table:formula="of:=MIN([.$K$3];IF(MOD(ROW(); [.$H$3]) = 0; [.$D67] + 1; [.$D67]))" office:value-type="float" office:value="14" calcext:value-type="float">
            <text:p>14</text:p>
          </table:table-cell>
          <table:table-cell table:style-name="ce67" table:formula="of:=(([.$B68]+[.$C68])*[.$D68])/60" office:value-type="float" office:value="14" calcext:value-type="float">
            <text:p>14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68]+1" office:value-type="date" office:date-value="2022-01-16" calcext:value-type="date">
            <text:p>01/16/2022</text:p>
          </table:table-cell>
          <table:table-cell table:style-name="ce63" table:formula="of:=MIN([.$K$1];IF(MOD(ROW(); [.$H$1]) = 0; [.$B68] + 1; [.$B68]))" office:value-type="float" office:value="24" calcext:value-type="float">
            <text:p>24</text:p>
          </table:table-cell>
          <table:table-cell table:style-name="ce63" table:formula="of:=MAX([.$K$2];IF(MOD(ROW(); [.$H$2]) = 0; [.$C68] - 1; [.$C68]))" office:value-type="float" office:value="36" calcext:value-type="float">
            <text:p>36</text:p>
          </table:table-cell>
          <table:table-cell table:style-name="ce63" table:formula="of:=MIN([.$K$3];IF(MOD(ROW(); [.$H$3]) = 0; [.$D68] + 1; [.$D68]))" office:value-type="float" office:value="14" calcext:value-type="float">
            <text:p>14</text:p>
          </table:table-cell>
          <table:table-cell table:style-name="ce67" table:formula="of:=(([.$B69]+[.$C69])*[.$D69])/60" office:value-type="float" office:value="14" calcext:value-type="float">
            <text:p>14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69]+1" office:value-type="date" office:date-value="2022-01-17" calcext:value-type="date">
            <text:p>01/17/2022</text:p>
          </table:table-cell>
          <table:table-cell table:style-name="ce63" table:formula="of:=MIN([.$K$1];IF(MOD(ROW(); [.$H$1]) = 0; [.$B69] + 1; [.$B69]))" office:value-type="float" office:value="25" calcext:value-type="float">
            <text:p>25</text:p>
          </table:table-cell>
          <table:table-cell table:style-name="ce63" table:formula="of:=MAX([.$K$2];IF(MOD(ROW(); [.$H$2]) = 0; [.$C69] - 1; [.$C69]))" office:value-type="float" office:value="35" calcext:value-type="float">
            <text:p>35</text:p>
          </table:table-cell>
          <table:table-cell table:style-name="ce63" table:formula="of:=MIN([.$K$3];IF(MOD(ROW(); [.$H$3]) = 0; [.$D69] + 1; [.$D69]))" office:value-type="float" office:value="15" calcext:value-type="float">
            <text:p>15</text:p>
          </table:table-cell>
          <table:table-cell table:style-name="ce67" table:formula="of:=(([.$B70]+[.$C70])*[.$D70])/60" office:value-type="float" office:value="15" calcext:value-type="float">
            <text:p>15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70]+1" office:value-type="date" office:date-value="2022-01-18" calcext:value-type="date">
            <text:p>01/18/2022</text:p>
          </table:table-cell>
          <table:table-cell table:style-name="ce63" table:formula="of:=MIN([.$K$1];IF(MOD(ROW(); [.$H$1]) = 0; [.$B70] + 1; [.$B70]))" office:value-type="float" office:value="25" calcext:value-type="float">
            <text:p>25</text:p>
          </table:table-cell>
          <table:table-cell table:style-name="ce63" table:formula="of:=MAX([.$K$2];IF(MOD(ROW(); [.$H$2]) = 0; [.$C70] - 1; [.$C70]))" office:value-type="float" office:value="35" calcext:value-type="float">
            <text:p>35</text:p>
          </table:table-cell>
          <table:table-cell table:style-name="ce63" table:formula="of:=MIN([.$K$3];IF(MOD(ROW(); [.$H$3]) = 0; [.$D70] + 1; [.$D70]))" office:value-type="float" office:value="15" calcext:value-type="float">
            <text:p>15</text:p>
          </table:table-cell>
          <table:table-cell table:style-name="ce67" table:formula="of:=(([.$B71]+[.$C71])*[.$D71])/60" office:value-type="float" office:value="15" calcext:value-type="float">
            <text:p>15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71]+1" office:value-type="date" office:date-value="2022-01-19" calcext:value-type="date">
            <text:p>01/19/2022</text:p>
          </table:table-cell>
          <table:table-cell table:style-name="ce63" table:formula="of:=MIN([.$K$1];IF(MOD(ROW(); [.$H$1]) = 0; [.$B71] + 1; [.$B71]))" office:value-type="float" office:value="25" calcext:value-type="float">
            <text:p>25</text:p>
          </table:table-cell>
          <table:table-cell table:style-name="ce63" table:formula="of:=MAX([.$K$2];IF(MOD(ROW(); [.$H$2]) = 0; [.$C71] - 1; [.$C71]))" office:value-type="float" office:value="35" calcext:value-type="float">
            <text:p>35</text:p>
          </table:table-cell>
          <table:table-cell table:style-name="ce63" table:formula="of:=MIN([.$K$3];IF(MOD(ROW(); [.$H$3]) = 0; [.$D71] + 1; [.$D71]))" office:value-type="float" office:value="15" calcext:value-type="float">
            <text:p>15</text:p>
          </table:table-cell>
          <table:table-cell table:style-name="ce67" table:formula="of:=(([.$B72]+[.$C72])*[.$D72])/60" office:value-type="float" office:value="15" calcext:value-type="float">
            <text:p>15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72]+1" office:value-type="date" office:date-value="2022-01-20" calcext:value-type="date">
            <text:p>01/20/2022</text:p>
          </table:table-cell>
          <table:table-cell table:style-name="ce63" table:formula="of:=MIN([.$K$1];IF(MOD(ROW(); [.$H$1]) = 0; [.$B72] + 1; [.$B72]))" office:value-type="float" office:value="25" calcext:value-type="float">
            <text:p>25</text:p>
          </table:table-cell>
          <table:table-cell table:style-name="ce63" table:formula="of:=MAX([.$K$2];IF(MOD(ROW(); [.$H$2]) = 0; [.$C72] - 1; [.$C72]))" office:value-type="float" office:value="35" calcext:value-type="float">
            <text:p>35</text:p>
          </table:table-cell>
          <table:table-cell table:style-name="ce63" table:formula="of:=MIN([.$K$3];IF(MOD(ROW(); [.$H$3]) = 0; [.$D72] + 1; [.$D72]))" office:value-type="float" office:value="15" calcext:value-type="float">
            <text:p>15</text:p>
          </table:table-cell>
          <table:table-cell table:style-name="ce67" table:formula="of:=(([.$B73]+[.$C73])*[.$D73])/60" office:value-type="float" office:value="15" calcext:value-type="float">
            <text:p>15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73]+1" office:value-type="date" office:date-value="2022-01-21" calcext:value-type="date">
            <text:p>01/21/2022</text:p>
          </table:table-cell>
          <table:table-cell table:style-name="ce63" table:formula="of:=MIN([.$K$1];IF(MOD(ROW(); [.$H$1]) = 0; [.$B73] + 1; [.$B73]))" office:value-type="float" office:value="25" calcext:value-type="float">
            <text:p>25</text:p>
          </table:table-cell>
          <table:table-cell table:style-name="ce63" table:formula="of:=MAX([.$K$2];IF(MOD(ROW(); [.$H$2]) = 0; [.$C73] - 1; [.$C73]))" office:value-type="float" office:value="35" calcext:value-type="float">
            <text:p>35</text:p>
          </table:table-cell>
          <table:table-cell table:style-name="ce63" table:formula="of:=MIN([.$K$3];IF(MOD(ROW(); [.$H$3]) = 0; [.$D73] + 1; [.$D73]))" office:value-type="float" office:value="15" calcext:value-type="float">
            <text:p>15</text:p>
          </table:table-cell>
          <table:table-cell table:style-name="ce67" table:formula="of:=(([.$B74]+[.$C74])*[.$D74])/60" office:value-type="float" office:value="15" calcext:value-type="float">
            <text:p>15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74]+1" office:value-type="date" office:date-value="2022-01-22" calcext:value-type="date">
            <text:p>01/22/2022</text:p>
          </table:table-cell>
          <table:table-cell table:style-name="ce63" table:formula="of:=MIN([.$K$1];IF(MOD(ROW(); [.$H$1]) = 0; [.$B74] + 1; [.$B74]))" office:value-type="float" office:value="25" calcext:value-type="float">
            <text:p>25</text:p>
          </table:table-cell>
          <table:table-cell table:style-name="ce63" table:formula="of:=MAX([.$K$2];IF(MOD(ROW(); [.$H$2]) = 0; [.$C74] - 1; [.$C74]))" office:value-type="float" office:value="35" calcext:value-type="float">
            <text:p>35</text:p>
          </table:table-cell>
          <table:table-cell table:style-name="ce63" table:formula="of:=MIN([.$K$3];IF(MOD(ROW(); [.$H$3]) = 0; [.$D74] + 1; [.$D74]))" office:value-type="float" office:value="15" calcext:value-type="float">
            <text:p>15</text:p>
          </table:table-cell>
          <table:table-cell table:style-name="ce67" table:formula="of:=(([.$B75]+[.$C75])*[.$D75])/60" office:value-type="float" office:value="15" calcext:value-type="float">
            <text:p>15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75]+1" office:value-type="date" office:date-value="2022-01-23" calcext:value-type="date">
            <text:p>01/23/2022</text:p>
          </table:table-cell>
          <table:table-cell table:style-name="ce63" table:formula="of:=MIN([.$K$1];IF(MOD(ROW(); [.$H$1]) = 0; [.$B75] + 1; [.$B75]))" office:value-type="float" office:value="25" calcext:value-type="float">
            <text:p>25</text:p>
          </table:table-cell>
          <table:table-cell table:style-name="ce63" table:formula="of:=MAX([.$K$2];IF(MOD(ROW(); [.$H$2]) = 0; [.$C75] - 1; [.$C75]))" office:value-type="float" office:value="35" calcext:value-type="float">
            <text:p>35</text:p>
          </table:table-cell>
          <table:table-cell table:style-name="ce63" table:formula="of:=MIN([.$K$3];IF(MOD(ROW(); [.$H$3]) = 0; [.$D75] + 1; [.$D75]))" office:value-type="float" office:value="15" calcext:value-type="float">
            <text:p>15</text:p>
          </table:table-cell>
          <table:table-cell table:style-name="ce67" table:formula="of:=(([.$B76]+[.$C76])*[.$D76])/60" office:value-type="float" office:value="15" calcext:value-type="float">
            <text:p>15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76]+1" office:value-type="date" office:date-value="2022-01-24" calcext:value-type="date">
            <text:p>01/24/2022</text:p>
          </table:table-cell>
          <table:table-cell table:style-name="ce63" table:formula="of:=MIN([.$K$1];IF(MOD(ROW(); [.$H$1]) = 0; [.$B76] + 1; [.$B76]))" office:value-type="float" office:value="26" calcext:value-type="float">
            <text:p>26</text:p>
          </table:table-cell>
          <table:table-cell table:style-name="ce63" table:formula="of:=MAX([.$K$2];IF(MOD(ROW(); [.$H$2]) = 0; [.$C76] - 1; [.$C76]))" office:value-type="float" office:value="34" calcext:value-type="float">
            <text:p>34</text:p>
          </table:table-cell>
          <table:table-cell table:style-name="ce63" table:formula="of:=MIN([.$K$3];IF(MOD(ROW(); [.$H$3]) = 0; [.$D76] + 1; [.$D76]))" office:value-type="float" office:value="16" calcext:value-type="float">
            <text:p>16</text:p>
          </table:table-cell>
          <table:table-cell table:style-name="ce67" table:formula="of:=(([.$B77]+[.$C77])*[.$D77])/60" office:value-type="float" office:value="16" calcext:value-type="float">
            <text:p>16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77]+1" office:value-type="date" office:date-value="2022-01-25" calcext:value-type="date">
            <text:p>01/25/2022</text:p>
          </table:table-cell>
          <table:table-cell table:style-name="ce63" table:formula="of:=MIN([.$K$1];IF(MOD(ROW(); [.$H$1]) = 0; [.$B77] + 1; [.$B77]))" office:value-type="float" office:value="26" calcext:value-type="float">
            <text:p>26</text:p>
          </table:table-cell>
          <table:table-cell table:style-name="ce63" table:formula="of:=MAX([.$K$2];IF(MOD(ROW(); [.$H$2]) = 0; [.$C77] - 1; [.$C77]))" office:value-type="float" office:value="34" calcext:value-type="float">
            <text:p>34</text:p>
          </table:table-cell>
          <table:table-cell table:style-name="ce63" table:formula="of:=MIN([.$K$3];IF(MOD(ROW(); [.$H$3]) = 0; [.$D77] + 1; [.$D77]))" office:value-type="float" office:value="16" calcext:value-type="float">
            <text:p>16</text:p>
          </table:table-cell>
          <table:table-cell table:style-name="ce67" table:formula="of:=(([.$B78]+[.$C78])*[.$D78])/60" office:value-type="float" office:value="16" calcext:value-type="float">
            <text:p>16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78]+1" office:value-type="date" office:date-value="2022-01-26" calcext:value-type="date">
            <text:p>01/26/2022</text:p>
          </table:table-cell>
          <table:table-cell table:style-name="ce63" table:formula="of:=MIN([.$K$1];IF(MOD(ROW(); [.$H$1]) = 0; [.$B78] + 1; [.$B78]))" office:value-type="float" office:value="26" calcext:value-type="float">
            <text:p>26</text:p>
          </table:table-cell>
          <table:table-cell table:style-name="ce63" table:formula="of:=MAX([.$K$2];IF(MOD(ROW(); [.$H$2]) = 0; [.$C78] - 1; [.$C78]))" office:value-type="float" office:value="34" calcext:value-type="float">
            <text:p>34</text:p>
          </table:table-cell>
          <table:table-cell table:style-name="ce63" table:formula="of:=MIN([.$K$3];IF(MOD(ROW(); [.$H$3]) = 0; [.$D78] + 1; [.$D78]))" office:value-type="float" office:value="16" calcext:value-type="float">
            <text:p>16</text:p>
          </table:table-cell>
          <table:table-cell table:style-name="ce67" table:formula="of:=(([.$B79]+[.$C79])*[.$D79])/60" office:value-type="float" office:value="16" calcext:value-type="float">
            <text:p>16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79]+1" office:value-type="date" office:date-value="2022-01-27" calcext:value-type="date">
            <text:p>01/27/2022</text:p>
          </table:table-cell>
          <table:table-cell table:style-name="ce63" table:formula="of:=MIN([.$K$1];IF(MOD(ROW(); [.$H$1]) = 0; [.$B79] + 1; [.$B79]))" office:value-type="float" office:value="26" calcext:value-type="float">
            <text:p>26</text:p>
          </table:table-cell>
          <table:table-cell table:style-name="ce63" table:formula="of:=MAX([.$K$2];IF(MOD(ROW(); [.$H$2]) = 0; [.$C79] - 1; [.$C79]))" office:value-type="float" office:value="34" calcext:value-type="float">
            <text:p>34</text:p>
          </table:table-cell>
          <table:table-cell table:style-name="ce63" table:formula="of:=MIN([.$K$3];IF(MOD(ROW(); [.$H$3]) = 0; [.$D79] + 1; [.$D79]))" office:value-type="float" office:value="16" calcext:value-type="float">
            <text:p>16</text:p>
          </table:table-cell>
          <table:table-cell table:style-name="ce67" table:formula="of:=(([.$B80]+[.$C80])*[.$D80])/60" office:value-type="float" office:value="16" calcext:value-type="float">
            <text:p>16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80]+1" office:value-type="date" office:date-value="2022-01-28" calcext:value-type="date">
            <text:p>01/28/2022</text:p>
          </table:table-cell>
          <table:table-cell table:style-name="ce63" table:formula="of:=MIN([.$K$1];IF(MOD(ROW(); [.$H$1]) = 0; [.$B80] + 1; [.$B80]))" office:value-type="float" office:value="26" calcext:value-type="float">
            <text:p>26</text:p>
          </table:table-cell>
          <table:table-cell table:style-name="ce63" table:formula="of:=MAX([.$K$2];IF(MOD(ROW(); [.$H$2]) = 0; [.$C80] - 1; [.$C80]))" office:value-type="float" office:value="34" calcext:value-type="float">
            <text:p>34</text:p>
          </table:table-cell>
          <table:table-cell table:style-name="ce63" table:formula="of:=MIN([.$K$3];IF(MOD(ROW(); [.$H$3]) = 0; [.$D80] + 1; [.$D80]))" office:value-type="float" office:value="16" calcext:value-type="float">
            <text:p>16</text:p>
          </table:table-cell>
          <table:table-cell table:style-name="ce67" table:formula="of:=(([.$B81]+[.$C81])*[.$D81])/60" office:value-type="float" office:value="16" calcext:value-type="float">
            <text:p>16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81]+1" office:value-type="date" office:date-value="2022-01-29" calcext:value-type="date">
            <text:p>01/29/2022</text:p>
          </table:table-cell>
          <table:table-cell table:style-name="ce63" table:formula="of:=MIN([.$K$1];IF(MOD(ROW(); [.$H$1]) = 0; [.$B81] + 1; [.$B81]))" office:value-type="float" office:value="26" calcext:value-type="float">
            <text:p>26</text:p>
          </table:table-cell>
          <table:table-cell table:style-name="ce63" table:formula="of:=MAX([.$K$2];IF(MOD(ROW(); [.$H$2]) = 0; [.$C81] - 1; [.$C81]))" office:value-type="float" office:value="34" calcext:value-type="float">
            <text:p>34</text:p>
          </table:table-cell>
          <table:table-cell table:style-name="ce63" table:formula="of:=MIN([.$K$3];IF(MOD(ROW(); [.$H$3]) = 0; [.$D81] + 1; [.$D81]))" office:value-type="float" office:value="16" calcext:value-type="float">
            <text:p>16</text:p>
          </table:table-cell>
          <table:table-cell table:style-name="ce67" table:formula="of:=(([.$B82]+[.$C82])*[.$D82])/60" office:value-type="float" office:value="16" calcext:value-type="float">
            <text:p>16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82]+1" office:value-type="date" office:date-value="2022-01-30" calcext:value-type="date">
            <text:p>01/30/2022</text:p>
          </table:table-cell>
          <table:table-cell table:style-name="ce63" table:formula="of:=MIN([.$K$1];IF(MOD(ROW(); [.$H$1]) = 0; [.$B82] + 1; [.$B82]))" office:value-type="float" office:value="26" calcext:value-type="float">
            <text:p>26</text:p>
          </table:table-cell>
          <table:table-cell table:style-name="ce63" table:formula="of:=MAX([.$K$2];IF(MOD(ROW(); [.$H$2]) = 0; [.$C82] - 1; [.$C82]))" office:value-type="float" office:value="34" calcext:value-type="float">
            <text:p>34</text:p>
          </table:table-cell>
          <table:table-cell table:style-name="ce63" table:formula="of:=MIN([.$K$3];IF(MOD(ROW(); [.$H$3]) = 0; [.$D82] + 1; [.$D82]))" office:value-type="float" office:value="16" calcext:value-type="float">
            <text:p>16</text:p>
          </table:table-cell>
          <table:table-cell table:style-name="ce67" table:formula="of:=(([.$B83]+[.$C83])*[.$D83])/60" office:value-type="float" office:value="16" calcext:value-type="float">
            <text:p>16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83]+1" office:value-type="date" office:date-value="2022-01-31" calcext:value-type="date">
            <text:p>01/31/2022</text:p>
          </table:table-cell>
          <table:table-cell table:style-name="ce63" table:formula="of:=MIN([.$K$1];IF(MOD(ROW(); [.$H$1]) = 0; [.$B83] + 1; [.$B83]))" office:value-type="float" office:value="27" calcext:value-type="float">
            <text:p>27</text:p>
          </table:table-cell>
          <table:table-cell table:style-name="ce63" table:formula="of:=MAX([.$K$2];IF(MOD(ROW(); [.$H$2]) = 0; [.$C83] - 1; [.$C83]))" office:value-type="float" office:value="33" calcext:value-type="float">
            <text:p>33</text:p>
          </table:table-cell>
          <table:table-cell table:style-name="ce63" table:formula="of:=MIN([.$K$3];IF(MOD(ROW(); [.$H$3]) = 0; [.$D83] + 1; [.$D83]))" office:value-type="float" office:value="17" calcext:value-type="float">
            <text:p>17</text:p>
          </table:table-cell>
          <table:table-cell table:style-name="ce67" table:formula="of:=(([.$B84]+[.$C84])*[.$D84])/60" office:value-type="float" office:value="17" calcext:value-type="float">
            <text:p>17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84]+1" office:value-type="date" office:date-value="2022-02-01" calcext:value-type="date">
            <text:p>02/01/2022</text:p>
          </table:table-cell>
          <table:table-cell table:style-name="ce63" table:formula="of:=MIN([.$K$1];IF(MOD(ROW(); [.$H$1]) = 0; [.$B84] + 1; [.$B84]))" office:value-type="float" office:value="27" calcext:value-type="float">
            <text:p>27</text:p>
          </table:table-cell>
          <table:table-cell table:style-name="ce63" table:formula="of:=MAX([.$K$2];IF(MOD(ROW(); [.$H$2]) = 0; [.$C84] - 1; [.$C84]))" office:value-type="float" office:value="33" calcext:value-type="float">
            <text:p>33</text:p>
          </table:table-cell>
          <table:table-cell table:style-name="ce63" table:formula="of:=MIN([.$K$3];IF(MOD(ROW(); [.$H$3]) = 0; [.$D84] + 1; [.$D84]))" office:value-type="float" office:value="17" calcext:value-type="float">
            <text:p>17</text:p>
          </table:table-cell>
          <table:table-cell table:style-name="ce67" table:formula="of:=(([.$B85]+[.$C85])*[.$D85])/60" office:value-type="float" office:value="17" calcext:value-type="float">
            <text:p>17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85]+1" office:value-type="date" office:date-value="2022-02-02" calcext:value-type="date">
            <text:p>02/02/2022</text:p>
          </table:table-cell>
          <table:table-cell table:style-name="ce63" table:formula="of:=MIN([.$K$1];IF(MOD(ROW(); [.$H$1]) = 0; [.$B85] + 1; [.$B85]))" office:value-type="float" office:value="27" calcext:value-type="float">
            <text:p>27</text:p>
          </table:table-cell>
          <table:table-cell table:style-name="ce63" table:formula="of:=MAX([.$K$2];IF(MOD(ROW(); [.$H$2]) = 0; [.$C85] - 1; [.$C85]))" office:value-type="float" office:value="33" calcext:value-type="float">
            <text:p>33</text:p>
          </table:table-cell>
          <table:table-cell table:style-name="ce63" table:formula="of:=MIN([.$K$3];IF(MOD(ROW(); [.$H$3]) = 0; [.$D85] + 1; [.$D85]))" office:value-type="float" office:value="17" calcext:value-type="float">
            <text:p>17</text:p>
          </table:table-cell>
          <table:table-cell table:style-name="ce67" table:formula="of:=(([.$B86]+[.$C86])*[.$D86])/60" office:value-type="float" office:value="17" calcext:value-type="float">
            <text:p>17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86]+1" office:value-type="date" office:date-value="2022-02-03" calcext:value-type="date">
            <text:p>02/03/2022</text:p>
          </table:table-cell>
          <table:table-cell table:style-name="ce63" table:formula="of:=MIN([.$K$1];IF(MOD(ROW(); [.$H$1]) = 0; [.$B86] + 1; [.$B86]))" office:value-type="float" office:value="27" calcext:value-type="float">
            <text:p>27</text:p>
          </table:table-cell>
          <table:table-cell table:style-name="ce63" table:formula="of:=MAX([.$K$2];IF(MOD(ROW(); [.$H$2]) = 0; [.$C86] - 1; [.$C86]))" office:value-type="float" office:value="33" calcext:value-type="float">
            <text:p>33</text:p>
          </table:table-cell>
          <table:table-cell table:style-name="ce63" table:formula="of:=MIN([.$K$3];IF(MOD(ROW(); [.$H$3]) = 0; [.$D86] + 1; [.$D86]))" office:value-type="float" office:value="17" calcext:value-type="float">
            <text:p>17</text:p>
          </table:table-cell>
          <table:table-cell table:style-name="ce67" table:formula="of:=(([.$B87]+[.$C87])*[.$D87])/60" office:value-type="float" office:value="17" calcext:value-type="float">
            <text:p>17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87]+1" office:value-type="date" office:date-value="2022-02-04" calcext:value-type="date">
            <text:p>02/04/2022</text:p>
          </table:table-cell>
          <table:table-cell table:style-name="ce63" table:formula="of:=MIN([.$K$1];IF(MOD(ROW(); [.$H$1]) = 0; [.$B87] + 1; [.$B87]))" office:value-type="float" office:value="27" calcext:value-type="float">
            <text:p>27</text:p>
          </table:table-cell>
          <table:table-cell table:style-name="ce63" table:formula="of:=MAX([.$K$2];IF(MOD(ROW(); [.$H$2]) = 0; [.$C87] - 1; [.$C87]))" office:value-type="float" office:value="33" calcext:value-type="float">
            <text:p>33</text:p>
          </table:table-cell>
          <table:table-cell table:style-name="ce63" table:formula="of:=MIN([.$K$3];IF(MOD(ROW(); [.$H$3]) = 0; [.$D87] + 1; [.$D87]))" office:value-type="float" office:value="17" calcext:value-type="float">
            <text:p>17</text:p>
          </table:table-cell>
          <table:table-cell table:style-name="ce67" table:formula="of:=(([.$B88]+[.$C88])*[.$D88])/60" office:value-type="float" office:value="17" calcext:value-type="float">
            <text:p>17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88]+1" office:value-type="date" office:date-value="2022-02-05" calcext:value-type="date">
            <text:p>02/05/2022</text:p>
          </table:table-cell>
          <table:table-cell table:style-name="ce63" table:formula="of:=MIN([.$K$1];IF(MOD(ROW(); [.$H$1]) = 0; [.$B88] + 1; [.$B88]))" office:value-type="float" office:value="27" calcext:value-type="float">
            <text:p>27</text:p>
          </table:table-cell>
          <table:table-cell table:style-name="ce63" table:formula="of:=MAX([.$K$2];IF(MOD(ROW(); [.$H$2]) = 0; [.$C88] - 1; [.$C88]))" office:value-type="float" office:value="33" calcext:value-type="float">
            <text:p>33</text:p>
          </table:table-cell>
          <table:table-cell table:style-name="ce63" table:formula="of:=MIN([.$K$3];IF(MOD(ROW(); [.$H$3]) = 0; [.$D88] + 1; [.$D88]))" office:value-type="float" office:value="17" calcext:value-type="float">
            <text:p>17</text:p>
          </table:table-cell>
          <table:table-cell table:style-name="ce67" table:formula="of:=(([.$B89]+[.$C89])*[.$D89])/60" office:value-type="float" office:value="17" calcext:value-type="float">
            <text:p>17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89]+1" office:value-type="date" office:date-value="2022-02-06" calcext:value-type="date">
            <text:p>02/06/2022</text:p>
          </table:table-cell>
          <table:table-cell table:style-name="ce63" table:formula="of:=MIN([.$K$1];IF(MOD(ROW(); [.$H$1]) = 0; [.$B89] + 1; [.$B89]))" office:value-type="float" office:value="27" calcext:value-type="float">
            <text:p>27</text:p>
          </table:table-cell>
          <table:table-cell table:style-name="ce63" table:formula="of:=MAX([.$K$2];IF(MOD(ROW(); [.$H$2]) = 0; [.$C89] - 1; [.$C89]))" office:value-type="float" office:value="33" calcext:value-type="float">
            <text:p>33</text:p>
          </table:table-cell>
          <table:table-cell table:style-name="ce63" table:formula="of:=MIN([.$K$3];IF(MOD(ROW(); [.$H$3]) = 0; [.$D89] + 1; [.$D89]))" office:value-type="float" office:value="17" calcext:value-type="float">
            <text:p>17</text:p>
          </table:table-cell>
          <table:table-cell table:style-name="ce67" table:formula="of:=(([.$B90]+[.$C90])*[.$D90])/60" office:value-type="float" office:value="17" calcext:value-type="float">
            <text:p>17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90]+1" office:value-type="date" office:date-value="2022-02-07" calcext:value-type="date">
            <text:p>02/07/2022</text:p>
          </table:table-cell>
          <table:table-cell table:style-name="ce63" table:formula="of:=MIN([.$K$1];IF(MOD(ROW(); [.$H$1]) = 0; [.$B90] + 1; [.$B90]))" office:value-type="float" office:value="28" calcext:value-type="float">
            <text:p>28</text:p>
          </table:table-cell>
          <table:table-cell table:style-name="ce63" table:formula="of:=MAX([.$K$2];IF(MOD(ROW(); [.$H$2]) = 0; [.$C90] - 1; [.$C90]))" office:value-type="float" office:value="32" calcext:value-type="float">
            <text:p>32</text:p>
          </table:table-cell>
          <table:table-cell table:style-name="ce63" table:formula="of:=MIN([.$K$3];IF(MOD(ROW(); [.$H$3]) = 0; [.$D90] + 1; [.$D90]))" office:value-type="float" office:value="18" calcext:value-type="float">
            <text:p>18</text:p>
          </table:table-cell>
          <table:table-cell table:style-name="ce67" table:formula="of:=(([.$B91]+[.$C91])*[.$D91])/60" office:value-type="float" office:value="18" calcext:value-type="float">
            <text:p>18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91]+1" office:value-type="date" office:date-value="2022-02-08" calcext:value-type="date">
            <text:p>02/08/2022</text:p>
          </table:table-cell>
          <table:table-cell table:style-name="ce63" table:formula="of:=MIN([.$K$1];IF(MOD(ROW(); [.$H$1]) = 0; [.$B91] + 1; [.$B91]))" office:value-type="float" office:value="28" calcext:value-type="float">
            <text:p>28</text:p>
          </table:table-cell>
          <table:table-cell table:style-name="ce63" table:formula="of:=MAX([.$K$2];IF(MOD(ROW(); [.$H$2]) = 0; [.$C91] - 1; [.$C91]))" office:value-type="float" office:value="32" calcext:value-type="float">
            <text:p>32</text:p>
          </table:table-cell>
          <table:table-cell table:style-name="ce63" table:formula="of:=MIN([.$K$3];IF(MOD(ROW(); [.$H$3]) = 0; [.$D91] + 1; [.$D91]))" office:value-type="float" office:value="18" calcext:value-type="float">
            <text:p>18</text:p>
          </table:table-cell>
          <table:table-cell table:style-name="ce67" table:formula="of:=(([.$B92]+[.$C92])*[.$D92])/60" office:value-type="float" office:value="18" calcext:value-type="float">
            <text:p>18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92]+1" office:value-type="date" office:date-value="2022-02-09" calcext:value-type="date">
            <text:p>02/09/2022</text:p>
          </table:table-cell>
          <table:table-cell table:style-name="ce63" table:formula="of:=MIN([.$K$1];IF(MOD(ROW(); [.$H$1]) = 0; [.$B92] + 1; [.$B92]))" office:value-type="float" office:value="28" calcext:value-type="float">
            <text:p>28</text:p>
          </table:table-cell>
          <table:table-cell table:style-name="ce63" table:formula="of:=MAX([.$K$2];IF(MOD(ROW(); [.$H$2]) = 0; [.$C92] - 1; [.$C92]))" office:value-type="float" office:value="32" calcext:value-type="float">
            <text:p>32</text:p>
          </table:table-cell>
          <table:table-cell table:style-name="ce63" table:formula="of:=MIN([.$K$3];IF(MOD(ROW(); [.$H$3]) = 0; [.$D92] + 1; [.$D92]))" office:value-type="float" office:value="18" calcext:value-type="float">
            <text:p>18</text:p>
          </table:table-cell>
          <table:table-cell table:style-name="ce67" table:formula="of:=(([.$B93]+[.$C93])*[.$D93])/60" office:value-type="float" office:value="18" calcext:value-type="float">
            <text:p>18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93]+1" office:value-type="date" office:date-value="2022-02-10" calcext:value-type="date">
            <text:p>02/10/2022</text:p>
          </table:table-cell>
          <table:table-cell table:style-name="ce63" table:formula="of:=MIN([.$K$1];IF(MOD(ROW(); [.$H$1]) = 0; [.$B93] + 1; [.$B93]))" office:value-type="float" office:value="28" calcext:value-type="float">
            <text:p>28</text:p>
          </table:table-cell>
          <table:table-cell table:style-name="ce63" table:formula="of:=MAX([.$K$2];IF(MOD(ROW(); [.$H$2]) = 0; [.$C93] - 1; [.$C93]))" office:value-type="float" office:value="32" calcext:value-type="float">
            <text:p>32</text:p>
          </table:table-cell>
          <table:table-cell table:style-name="ce63" table:formula="of:=MIN([.$K$3];IF(MOD(ROW(); [.$H$3]) = 0; [.$D93] + 1; [.$D93]))" office:value-type="float" office:value="18" calcext:value-type="float">
            <text:p>18</text:p>
          </table:table-cell>
          <table:table-cell table:style-name="ce67" table:formula="of:=(([.$B94]+[.$C94])*[.$D94])/60" office:value-type="float" office:value="18" calcext:value-type="float">
            <text:p>18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94]+1" office:value-type="date" office:date-value="2022-02-11" calcext:value-type="date">
            <text:p>02/11/2022</text:p>
          </table:table-cell>
          <table:table-cell table:style-name="ce63" table:formula="of:=MIN([.$K$1];IF(MOD(ROW(); [.$H$1]) = 0; [.$B94] + 1; [.$B94]))" office:value-type="float" office:value="28" calcext:value-type="float">
            <text:p>28</text:p>
          </table:table-cell>
          <table:table-cell table:style-name="ce63" table:formula="of:=MAX([.$K$2];IF(MOD(ROW(); [.$H$2]) = 0; [.$C94] - 1; [.$C94]))" office:value-type="float" office:value="32" calcext:value-type="float">
            <text:p>32</text:p>
          </table:table-cell>
          <table:table-cell table:style-name="ce63" table:formula="of:=MIN([.$K$3];IF(MOD(ROW(); [.$H$3]) = 0; [.$D94] + 1; [.$D94]))" office:value-type="float" office:value="18" calcext:value-type="float">
            <text:p>18</text:p>
          </table:table-cell>
          <table:table-cell table:style-name="ce67" table:formula="of:=(([.$B95]+[.$C95])*[.$D95])/60" office:value-type="float" office:value="18" calcext:value-type="float">
            <text:p>18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95]+1" office:value-type="date" office:date-value="2022-02-12" calcext:value-type="date">
            <text:p>02/12/2022</text:p>
          </table:table-cell>
          <table:table-cell table:style-name="ce63" table:formula="of:=MIN([.$K$1];IF(MOD(ROW(); [.$H$1]) = 0; [.$B95] + 1; [.$B95]))" office:value-type="float" office:value="28" calcext:value-type="float">
            <text:p>28</text:p>
          </table:table-cell>
          <table:table-cell table:style-name="ce63" table:formula="of:=MAX([.$K$2];IF(MOD(ROW(); [.$H$2]) = 0; [.$C95] - 1; [.$C95]))" office:value-type="float" office:value="32" calcext:value-type="float">
            <text:p>32</text:p>
          </table:table-cell>
          <table:table-cell table:style-name="ce63" table:formula="of:=MIN([.$K$3];IF(MOD(ROW(); [.$H$3]) = 0; [.$D95] + 1; [.$D95]))" office:value-type="float" office:value="18" calcext:value-type="float">
            <text:p>18</text:p>
          </table:table-cell>
          <table:table-cell table:style-name="ce67" table:formula="of:=(([.$B96]+[.$C96])*[.$D96])/60" office:value-type="float" office:value="18" calcext:value-type="float">
            <text:p>18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96]+1" office:value-type="date" office:date-value="2022-02-13" calcext:value-type="date">
            <text:p>02/13/2022</text:p>
          </table:table-cell>
          <table:table-cell table:style-name="ce63" table:formula="of:=MIN([.$K$1];IF(MOD(ROW(); [.$H$1]) = 0; [.$B96] + 1; [.$B96]))" office:value-type="float" office:value="28" calcext:value-type="float">
            <text:p>28</text:p>
          </table:table-cell>
          <table:table-cell table:style-name="ce63" table:formula="of:=MAX([.$K$2];IF(MOD(ROW(); [.$H$2]) = 0; [.$C96] - 1; [.$C96]))" office:value-type="float" office:value="32" calcext:value-type="float">
            <text:p>32</text:p>
          </table:table-cell>
          <table:table-cell table:style-name="ce63" table:formula="of:=MIN([.$K$3];IF(MOD(ROW(); [.$H$3]) = 0; [.$D96] + 1; [.$D96]))" office:value-type="float" office:value="18" calcext:value-type="float">
            <text:p>18</text:p>
          </table:table-cell>
          <table:table-cell table:style-name="ce67" table:formula="of:=(([.$B97]+[.$C97])*[.$D97])/60" office:value-type="float" office:value="18" calcext:value-type="float">
            <text:p>18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97]+1" office:value-type="date" office:date-value="2022-02-14" calcext:value-type="date">
            <text:p>02/14/2022</text:p>
          </table:table-cell>
          <table:table-cell table:style-name="ce63" table:formula="of:=MIN([.$K$1];IF(MOD(ROW(); [.$H$1]) = 0; [.$B97] + 1; [.$B97]))" office:value-type="float" office:value="29" calcext:value-type="float">
            <text:p>29</text:p>
          </table:table-cell>
          <table:table-cell table:style-name="ce63" table:formula="of:=MAX([.$K$2];IF(MOD(ROW(); [.$H$2]) = 0; [.$C97] - 1; [.$C97]))" office:value-type="float" office:value="31" calcext:value-type="float">
            <text:p>31</text:p>
          </table:table-cell>
          <table:table-cell table:style-name="ce63" table:formula="of:=MIN([.$K$3];IF(MOD(ROW(); [.$H$3]) = 0; [.$D97] + 1; [.$D97]))" office:value-type="float" office:value="19" calcext:value-type="float">
            <text:p>19</text:p>
          </table:table-cell>
          <table:table-cell table:style-name="ce67" table:formula="of:=(([.$B98]+[.$C98])*[.$D98])/60" office:value-type="float" office:value="19" calcext:value-type="float">
            <text:p>19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98]+1" office:value-type="date" office:date-value="2022-02-15" calcext:value-type="date">
            <text:p>02/15/2022</text:p>
          </table:table-cell>
          <table:table-cell table:style-name="ce63" table:formula="of:=MIN([.$K$1];IF(MOD(ROW(); [.$H$1]) = 0; [.$B98] + 1; [.$B98]))" office:value-type="float" office:value="29" calcext:value-type="float">
            <text:p>29</text:p>
          </table:table-cell>
          <table:table-cell table:style-name="ce63" table:formula="of:=MAX([.$K$2];IF(MOD(ROW(); [.$H$2]) = 0; [.$C98] - 1; [.$C98]))" office:value-type="float" office:value="31" calcext:value-type="float">
            <text:p>31</text:p>
          </table:table-cell>
          <table:table-cell table:style-name="ce63" table:formula="of:=MIN([.$K$3];IF(MOD(ROW(); [.$H$3]) = 0; [.$D98] + 1; [.$D98]))" office:value-type="float" office:value="19" calcext:value-type="float">
            <text:p>19</text:p>
          </table:table-cell>
          <table:table-cell table:style-name="ce67" table:formula="of:=(([.$B99]+[.$C99])*[.$D99])/60" office:value-type="float" office:value="19" calcext:value-type="float">
            <text:p>19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99]+1" office:value-type="date" office:date-value="2022-02-16" calcext:value-type="date">
            <text:p>02/16/2022</text:p>
          </table:table-cell>
          <table:table-cell table:style-name="ce63" table:formula="of:=MIN([.$K$1];IF(MOD(ROW(); [.$H$1]) = 0; [.$B99] + 1; [.$B99]))" office:value-type="float" office:value="29" calcext:value-type="float">
            <text:p>29</text:p>
          </table:table-cell>
          <table:table-cell table:style-name="ce63" table:formula="of:=MAX([.$K$2];IF(MOD(ROW(); [.$H$2]) = 0; [.$C99] - 1; [.$C99]))" office:value-type="float" office:value="31" calcext:value-type="float">
            <text:p>31</text:p>
          </table:table-cell>
          <table:table-cell table:style-name="ce63" table:formula="of:=MIN([.$K$3];IF(MOD(ROW(); [.$H$3]) = 0; [.$D99] + 1; [.$D99]))" office:value-type="float" office:value="19" calcext:value-type="float">
            <text:p>19</text:p>
          </table:table-cell>
          <table:table-cell table:style-name="ce67" table:formula="of:=(([.$B100]+[.$C100])*[.$D100])/60" office:value-type="float" office:value="19" calcext:value-type="float">
            <text:p>19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100]+1" office:value-type="date" office:date-value="2022-02-17" calcext:value-type="date">
            <text:p>02/17/2022</text:p>
          </table:table-cell>
          <table:table-cell table:style-name="ce63" table:formula="of:=MIN([.$K$1];IF(MOD(ROW(); [.$H$1]) = 0; [.$B100] + 1; [.$B100]))" office:value-type="float" office:value="29" calcext:value-type="float">
            <text:p>29</text:p>
          </table:table-cell>
          <table:table-cell table:style-name="ce63" table:formula="of:=MAX([.$K$2];IF(MOD(ROW(); [.$H$2]) = 0; [.$C100] - 1; [.$C100]))" office:value-type="float" office:value="31" calcext:value-type="float">
            <text:p>31</text:p>
          </table:table-cell>
          <table:table-cell table:style-name="ce63" table:formula="of:=MIN([.$K$3];IF(MOD(ROW(); [.$H$3]) = 0; [.$D100] + 1; [.$D100]))" office:value-type="float" office:value="19" calcext:value-type="float">
            <text:p>19</text:p>
          </table:table-cell>
          <table:table-cell table:style-name="ce67" table:formula="of:=(([.$B101]+[.$C101])*[.$D101])/60" office:value-type="float" office:value="19" calcext:value-type="float">
            <text:p>19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101]+1" office:value-type="date" office:date-value="2022-02-18" calcext:value-type="date">
            <text:p>02/18/2022</text:p>
          </table:table-cell>
          <table:table-cell table:style-name="ce63" table:formula="of:=MIN([.$K$1];IF(MOD(ROW(); [.$H$1]) = 0; [.$B101] + 1; [.$B101]))" office:value-type="float" office:value="29" calcext:value-type="float">
            <text:p>29</text:p>
          </table:table-cell>
          <table:table-cell table:style-name="ce63" table:formula="of:=MAX([.$K$2];IF(MOD(ROW(); [.$H$2]) = 0; [.$C101] - 1; [.$C101]))" office:value-type="float" office:value="31" calcext:value-type="float">
            <text:p>31</text:p>
          </table:table-cell>
          <table:table-cell table:style-name="ce63" table:formula="of:=MIN([.$K$3];IF(MOD(ROW(); [.$H$3]) = 0; [.$D101] + 1; [.$D101]))" office:value-type="float" office:value="19" calcext:value-type="float">
            <text:p>19</text:p>
          </table:table-cell>
          <table:table-cell table:style-name="ce67" table:formula="of:=(([.$B102]+[.$C102])*[.$D102])/60" office:value-type="float" office:value="19" calcext:value-type="float">
            <text:p>19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102]+1" office:value-type="date" office:date-value="2022-02-19" calcext:value-type="date">
            <text:p>02/19/2022</text:p>
          </table:table-cell>
          <table:table-cell table:style-name="ce63" table:formula="of:=MIN([.$K$1];IF(MOD(ROW(); [.$H$1]) = 0; [.$B102] + 1; [.$B102]))" office:value-type="float" office:value="29" calcext:value-type="float">
            <text:p>29</text:p>
          </table:table-cell>
          <table:table-cell table:style-name="ce63" table:formula="of:=MAX([.$K$2];IF(MOD(ROW(); [.$H$2]) = 0; [.$C102] - 1; [.$C102]))" office:value-type="float" office:value="31" calcext:value-type="float">
            <text:p>31</text:p>
          </table:table-cell>
          <table:table-cell table:style-name="ce63" table:formula="of:=MIN([.$K$3];IF(MOD(ROW(); [.$H$3]) = 0; [.$D102] + 1; [.$D102]))" office:value-type="float" office:value="19" calcext:value-type="float">
            <text:p>19</text:p>
          </table:table-cell>
          <table:table-cell table:style-name="ce67" table:formula="of:=(([.$B103]+[.$C103])*[.$D103])/60" office:value-type="float" office:value="19" calcext:value-type="float">
            <text:p>19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103]+1" office:value-type="date" office:date-value="2022-02-20" calcext:value-type="date">
            <text:p>02/20/2022</text:p>
          </table:table-cell>
          <table:table-cell table:style-name="ce63" table:formula="of:=MIN([.$K$1];IF(MOD(ROW(); [.$H$1]) = 0; [.$B103] + 1; [.$B103]))" office:value-type="float" office:value="29" calcext:value-type="float">
            <text:p>29</text:p>
          </table:table-cell>
          <table:table-cell table:style-name="ce63" table:formula="of:=MAX([.$K$2];IF(MOD(ROW(); [.$H$2]) = 0; [.$C103] - 1; [.$C103]))" office:value-type="float" office:value="31" calcext:value-type="float">
            <text:p>31</text:p>
          </table:table-cell>
          <table:table-cell table:style-name="ce63" table:formula="of:=MIN([.$K$3];IF(MOD(ROW(); [.$H$3]) = 0; [.$D103] + 1; [.$D103]))" office:value-type="float" office:value="19" calcext:value-type="float">
            <text:p>19</text:p>
          </table:table-cell>
          <table:table-cell table:style-name="ce67" table:formula="of:=(([.$B104]+[.$C104])*[.$D104])/60" office:value-type="float" office:value="19" calcext:value-type="float">
            <text:p>19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104]+1" office:value-type="date" office:date-value="2022-02-21" calcext:value-type="date">
            <text:p>02/21/2022</text:p>
          </table:table-cell>
          <table:table-cell table:style-name="ce63" table:formula="of:=MIN([.$K$1];IF(MOD(ROW(); [.$H$1]) = 0; [.$B104] + 1; [.$B104]))" office:value-type="float" office:value="30" calcext:value-type="float">
            <text:p>30</text:p>
          </table:table-cell>
          <table:table-cell table:style-name="ce63" table:formula="of:=MAX([.$K$2];IF(MOD(ROW(); [.$H$2]) = 0; [.$C104] - 1; [.$C104]))" office:value-type="float" office:value="30" calcext:value-type="float">
            <text:p>30</text:p>
          </table:table-cell>
          <table:table-cell table:style-name="ce63" table:formula="of:=MIN([.$K$3];IF(MOD(ROW(); [.$H$3]) = 0; [.$D104] + 1; [.$D104]))" office:value-type="float" office:value="20" calcext:value-type="float">
            <text:p>20</text:p>
          </table:table-cell>
          <table:table-cell table:style-name="ce67" table:formula="of:=(([.$B105]+[.$C105])*[.$D105])/60" office:value-type="float" office:value="20" calcext:value-type="float">
            <text:p>20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105]+1" office:value-type="date" office:date-value="2022-02-22" calcext:value-type="date">
            <text:p>02/22/2022</text:p>
          </table:table-cell>
          <table:table-cell table:style-name="ce63" table:formula="of:=MIN([.$K$1];IF(MOD(ROW(); [.$H$1]) = 0; [.$B105] + 1; [.$B105]))" office:value-type="float" office:value="30" calcext:value-type="float">
            <text:p>30</text:p>
          </table:table-cell>
          <table:table-cell table:style-name="ce63" table:formula="of:=MAX([.$K$2];IF(MOD(ROW(); [.$H$2]) = 0; [.$C105] - 1; [.$C105]))" office:value-type="float" office:value="30" calcext:value-type="float">
            <text:p>30</text:p>
          </table:table-cell>
          <table:table-cell table:style-name="ce63" table:formula="of:=MIN([.$K$3];IF(MOD(ROW(); [.$H$3]) = 0; [.$D105] + 1; [.$D105]))" office:value-type="float" office:value="20" calcext:value-type="float">
            <text:p>20</text:p>
          </table:table-cell>
          <table:table-cell table:style-name="ce67" table:formula="of:=(([.$B106]+[.$C106])*[.$D106])/60" office:value-type="float" office:value="20" calcext:value-type="float">
            <text:p>20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106]+1" office:value-type="date" office:date-value="2022-02-23" calcext:value-type="date">
            <text:p>02/23/2022</text:p>
          </table:table-cell>
          <table:table-cell table:style-name="ce63" table:formula="of:=MIN([.$K$1];IF(MOD(ROW(); [.$H$1]) = 0; [.$B106] + 1; [.$B106]))" office:value-type="float" office:value="30" calcext:value-type="float">
            <text:p>30</text:p>
          </table:table-cell>
          <table:table-cell table:style-name="ce63" table:formula="of:=MAX([.$K$2];IF(MOD(ROW(); [.$H$2]) = 0; [.$C106] - 1; [.$C106]))" office:value-type="float" office:value="30" calcext:value-type="float">
            <text:p>30</text:p>
          </table:table-cell>
          <table:table-cell table:style-name="ce63" table:formula="of:=MIN([.$K$3];IF(MOD(ROW(); [.$H$3]) = 0; [.$D106] + 1; [.$D106]))" office:value-type="float" office:value="20" calcext:value-type="float">
            <text:p>20</text:p>
          </table:table-cell>
          <table:table-cell table:style-name="ce67" table:formula="of:=(([.$B107]+[.$C107])*[.$D107])/60" office:value-type="float" office:value="20" calcext:value-type="float">
            <text:p>20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107]+1" office:value-type="date" office:date-value="2022-02-24" calcext:value-type="date">
            <text:p>02/24/2022</text:p>
          </table:table-cell>
          <table:table-cell table:style-name="ce63" table:formula="of:=MIN([.$K$1];IF(MOD(ROW(); [.$H$1]) = 0; [.$B107] + 1; [.$B107]))" office:value-type="float" office:value="30" calcext:value-type="float">
            <text:p>30</text:p>
          </table:table-cell>
          <table:table-cell table:style-name="ce63" table:formula="of:=MAX([.$K$2];IF(MOD(ROW(); [.$H$2]) = 0; [.$C107] - 1; [.$C107]))" office:value-type="float" office:value="30" calcext:value-type="float">
            <text:p>30</text:p>
          </table:table-cell>
          <table:table-cell table:style-name="ce63" table:formula="of:=MIN([.$K$3];IF(MOD(ROW(); [.$H$3]) = 0; [.$D107] + 1; [.$D107]))" office:value-type="float" office:value="20" calcext:value-type="float">
            <text:p>20</text:p>
          </table:table-cell>
          <table:table-cell table:style-name="ce67" table:formula="of:=(([.$B108]+[.$C108])*[.$D108])/60" office:value-type="float" office:value="20" calcext:value-type="float">
            <text:p>20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108]+1" office:value-type="date" office:date-value="2022-02-25" calcext:value-type="date">
            <text:p>02/25/2022</text:p>
          </table:table-cell>
          <table:table-cell table:style-name="ce63" table:formula="of:=MIN([.$K$1];IF(MOD(ROW(); [.$H$1]) = 0; [.$B108] + 1; [.$B108]))" office:value-type="float" office:value="30" calcext:value-type="float">
            <text:p>30</text:p>
          </table:table-cell>
          <table:table-cell table:style-name="ce63" table:formula="of:=MAX([.$K$2];IF(MOD(ROW(); [.$H$2]) = 0; [.$C108] - 1; [.$C108]))" office:value-type="float" office:value="30" calcext:value-type="float">
            <text:p>30</text:p>
          </table:table-cell>
          <table:table-cell table:style-name="ce63" table:formula="of:=MIN([.$K$3];IF(MOD(ROW(); [.$H$3]) = 0; [.$D108] + 1; [.$D108]))" office:value-type="float" office:value="20" calcext:value-type="float">
            <text:p>20</text:p>
          </table:table-cell>
          <table:table-cell table:style-name="ce67" table:formula="of:=(([.$B109]+[.$C109])*[.$D109])/60" office:value-type="float" office:value="20" calcext:value-type="float">
            <text:p>20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109]+1" office:value-type="date" office:date-value="2022-02-26" calcext:value-type="date">
            <text:p>02/26/2022</text:p>
          </table:table-cell>
          <table:table-cell table:style-name="ce63" table:formula="of:=MIN([.$K$1];IF(MOD(ROW(); [.$H$1]) = 0; [.$B109] + 1; [.$B109]))" office:value-type="float" office:value="30" calcext:value-type="float">
            <text:p>30</text:p>
          </table:table-cell>
          <table:table-cell table:style-name="ce63" table:formula="of:=MAX([.$K$2];IF(MOD(ROW(); [.$H$2]) = 0; [.$C109] - 1; [.$C109]))" office:value-type="float" office:value="30" calcext:value-type="float">
            <text:p>30</text:p>
          </table:table-cell>
          <table:table-cell table:style-name="ce63" table:formula="of:=MIN([.$K$3];IF(MOD(ROW(); [.$H$3]) = 0; [.$D109] + 1; [.$D109]))" office:value-type="float" office:value="20" calcext:value-type="float">
            <text:p>20</text:p>
          </table:table-cell>
          <table:table-cell table:style-name="ce67" table:formula="of:=(([.$B110]+[.$C110])*[.$D110])/60" office:value-type="float" office:value="20" calcext:value-type="float">
            <text:p>20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110]+1" office:value-type="date" office:date-value="2022-02-27" calcext:value-type="date">
            <text:p>02/27/2022</text:p>
          </table:table-cell>
          <table:table-cell table:style-name="ce63" table:formula="of:=MIN([.$K$1];IF(MOD(ROW(); [.$H$1]) = 0; [.$B110] + 1; [.$B110]))" office:value-type="float" office:value="30" calcext:value-type="float">
            <text:p>30</text:p>
          </table:table-cell>
          <table:table-cell table:style-name="ce63" table:formula="of:=MAX([.$K$2];IF(MOD(ROW(); [.$H$2]) = 0; [.$C110] - 1; [.$C110]))" office:value-type="float" office:value="30" calcext:value-type="float">
            <text:p>30</text:p>
          </table:table-cell>
          <table:table-cell table:style-name="ce63" table:formula="of:=MIN([.$K$3];IF(MOD(ROW(); [.$H$3]) = 0; [.$D110] + 1; [.$D110]))" office:value-type="float" office:value="20" calcext:value-type="float">
            <text:p>20</text:p>
          </table:table-cell>
          <table:table-cell table:style-name="ce67" table:formula="of:=(([.$B111]+[.$C111])*[.$D111])/60" office:value-type="float" office:value="20" calcext:value-type="float">
            <text:p>20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111]+1" office:value-type="date" office:date-value="2022-02-28" calcext:value-type="date">
            <text:p>02/28/2022</text:p>
          </table:table-cell>
          <table:table-cell table:style-name="ce63" table:formula="of:=MIN([.$K$1];IF(MOD(ROW(); [.$H$1]) = 0; [.$B111] + 1; [.$B111]))" office:value-type="float" office:value="31" calcext:value-type="float">
            <text:p>31</text:p>
          </table:table-cell>
          <table:table-cell table:style-name="ce63" table:formula="of:=MAX([.$K$2];IF(MOD(ROW(); [.$H$2]) = 0; [.$C111] - 1; [.$C111]))" office:value-type="float" office:value="29" calcext:value-type="float">
            <text:p>29</text:p>
          </table:table-cell>
          <table:table-cell table:style-name="ce63" table:formula="of:=MIN([.$K$3];IF(MOD(ROW(); [.$H$3]) = 0; [.$D111] + 1; [.$D111]))" office:value-type="float" office:value="21" calcext:value-type="float">
            <text:p>21</text:p>
          </table:table-cell>
          <table:table-cell table:style-name="ce67" table:formula="of:=(([.$B112]+[.$C112])*[.$D112])/60" office:value-type="float" office:value="21" calcext:value-type="float">
            <text:p>21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112]+1" office:value-type="date" office:date-value="2022-03-01" calcext:value-type="date">
            <text:p>03/01/2022</text:p>
          </table:table-cell>
          <table:table-cell table:style-name="ce63" table:formula="of:=MIN([.$K$1];IF(MOD(ROW(); [.$H$1]) = 0; [.$B112] + 1; [.$B112]))" office:value-type="float" office:value="31" calcext:value-type="float">
            <text:p>31</text:p>
          </table:table-cell>
          <table:table-cell table:style-name="ce63" table:formula="of:=MAX([.$K$2];IF(MOD(ROW(); [.$H$2]) = 0; [.$C112] - 1; [.$C112]))" office:value-type="float" office:value="29" calcext:value-type="float">
            <text:p>29</text:p>
          </table:table-cell>
          <table:table-cell table:style-name="ce63" table:formula="of:=MIN([.$K$3];IF(MOD(ROW(); [.$H$3]) = 0; [.$D112] + 1; [.$D112]))" office:value-type="float" office:value="21" calcext:value-type="float">
            <text:p>21</text:p>
          </table:table-cell>
          <table:table-cell table:style-name="ce67" table:formula="of:=(([.$B113]+[.$C113])*[.$D113])/60" office:value-type="float" office:value="21" calcext:value-type="float">
            <text:p>21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113]+1" office:value-type="date" office:date-value="2022-03-02" calcext:value-type="date">
            <text:p>03/02/2022</text:p>
          </table:table-cell>
          <table:table-cell table:style-name="ce63" table:formula="of:=MIN([.$K$1];IF(MOD(ROW(); [.$H$1]) = 0; [.$B113] + 1; [.$B113]))" office:value-type="float" office:value="31" calcext:value-type="float">
            <text:p>31</text:p>
          </table:table-cell>
          <table:table-cell table:style-name="ce63" table:formula="of:=MAX([.$K$2];IF(MOD(ROW(); [.$H$2]) = 0; [.$C113] - 1; [.$C113]))" office:value-type="float" office:value="29" calcext:value-type="float">
            <text:p>29</text:p>
          </table:table-cell>
          <table:table-cell table:style-name="ce63" table:formula="of:=MIN([.$K$3];IF(MOD(ROW(); [.$H$3]) = 0; [.$D113] + 1; [.$D113]))" office:value-type="float" office:value="21" calcext:value-type="float">
            <text:p>21</text:p>
          </table:table-cell>
          <table:table-cell table:style-name="ce67" table:formula="of:=(([.$B114]+[.$C114])*[.$D114])/60" office:value-type="float" office:value="21" calcext:value-type="float">
            <text:p>21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114]+1" office:value-type="date" office:date-value="2022-03-03" calcext:value-type="date">
            <text:p>03/03/2022</text:p>
          </table:table-cell>
          <table:table-cell table:style-name="ce63" table:formula="of:=MIN([.$K$1];IF(MOD(ROW(); [.$H$1]) = 0; [.$B114] + 1; [.$B114]))" office:value-type="float" office:value="31" calcext:value-type="float">
            <text:p>31</text:p>
          </table:table-cell>
          <table:table-cell table:style-name="ce63" table:formula="of:=MAX([.$K$2];IF(MOD(ROW(); [.$H$2]) = 0; [.$C114] - 1; [.$C114]))" office:value-type="float" office:value="29" calcext:value-type="float">
            <text:p>29</text:p>
          </table:table-cell>
          <table:table-cell table:style-name="ce63" table:formula="of:=MIN([.$K$3];IF(MOD(ROW(); [.$H$3]) = 0; [.$D114] + 1; [.$D114]))" office:value-type="float" office:value="21" calcext:value-type="float">
            <text:p>21</text:p>
          </table:table-cell>
          <table:table-cell table:style-name="ce67" table:formula="of:=(([.$B115]+[.$C115])*[.$D115])/60" office:value-type="float" office:value="21" calcext:value-type="float">
            <text:p>21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115]+1" office:value-type="date" office:date-value="2022-03-04" calcext:value-type="date">
            <text:p>03/04/2022</text:p>
          </table:table-cell>
          <table:table-cell table:style-name="ce63" table:formula="of:=MIN([.$K$1];IF(MOD(ROW(); [.$H$1]) = 0; [.$B115] + 1; [.$B115]))" office:value-type="float" office:value="31" calcext:value-type="float">
            <text:p>31</text:p>
          </table:table-cell>
          <table:table-cell table:style-name="ce63" table:formula="of:=MAX([.$K$2];IF(MOD(ROW(); [.$H$2]) = 0; [.$C115] - 1; [.$C115]))" office:value-type="float" office:value="29" calcext:value-type="float">
            <text:p>29</text:p>
          </table:table-cell>
          <table:table-cell table:style-name="ce63" table:formula="of:=MIN([.$K$3];IF(MOD(ROW(); [.$H$3]) = 0; [.$D115] + 1; [.$D115]))" office:value-type="float" office:value="21" calcext:value-type="float">
            <text:p>21</text:p>
          </table:table-cell>
          <table:table-cell table:style-name="ce67" table:formula="of:=(([.$B116]+[.$C116])*[.$D116])/60" office:value-type="float" office:value="21" calcext:value-type="float">
            <text:p>21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116]+1" office:value-type="date" office:date-value="2022-03-05" calcext:value-type="date">
            <text:p>03/05/2022</text:p>
          </table:table-cell>
          <table:table-cell table:style-name="ce63" table:formula="of:=MIN([.$K$1];IF(MOD(ROW(); [.$H$1]) = 0; [.$B116] + 1; [.$B116]))" office:value-type="float" office:value="31" calcext:value-type="float">
            <text:p>31</text:p>
          </table:table-cell>
          <table:table-cell table:style-name="ce63" table:formula="of:=MAX([.$K$2];IF(MOD(ROW(); [.$H$2]) = 0; [.$C116] - 1; [.$C116]))" office:value-type="float" office:value="29" calcext:value-type="float">
            <text:p>29</text:p>
          </table:table-cell>
          <table:table-cell table:style-name="ce63" table:formula="of:=MIN([.$K$3];IF(MOD(ROW(); [.$H$3]) = 0; [.$D116] + 1; [.$D116]))" office:value-type="float" office:value="21" calcext:value-type="float">
            <text:p>21</text:p>
          </table:table-cell>
          <table:table-cell table:style-name="ce67" table:formula="of:=(([.$B117]+[.$C117])*[.$D117])/60" office:value-type="float" office:value="21" calcext:value-type="float">
            <text:p>21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117]+1" office:value-type="date" office:date-value="2022-03-06" calcext:value-type="date">
            <text:p>03/06/2022</text:p>
          </table:table-cell>
          <table:table-cell table:style-name="ce63" table:formula="of:=MIN([.$K$1];IF(MOD(ROW(); [.$H$1]) = 0; [.$B117] + 1; [.$B117]))" office:value-type="float" office:value="31" calcext:value-type="float">
            <text:p>31</text:p>
          </table:table-cell>
          <table:table-cell table:style-name="ce63" table:formula="of:=MAX([.$K$2];IF(MOD(ROW(); [.$H$2]) = 0; [.$C117] - 1; [.$C117]))" office:value-type="float" office:value="29" calcext:value-type="float">
            <text:p>29</text:p>
          </table:table-cell>
          <table:table-cell table:style-name="ce63" table:formula="of:=MIN([.$K$3];IF(MOD(ROW(); [.$H$3]) = 0; [.$D117] + 1; [.$D117]))" office:value-type="float" office:value="21" calcext:value-type="float">
            <text:p>21</text:p>
          </table:table-cell>
          <table:table-cell table:style-name="ce67" table:formula="of:=(([.$B118]+[.$C118])*[.$D118])/60" office:value-type="float" office:value="21" calcext:value-type="float">
            <text:p>21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118]+1" office:value-type="date" office:date-value="2022-03-07" calcext:value-type="date">
            <text:p>03/07/2022</text:p>
          </table:table-cell>
          <table:table-cell table:style-name="ce63" table:formula="of:=MIN([.$K$1];IF(MOD(ROW(); [.$H$1]) = 0; [.$B118] + 1; [.$B118]))" office:value-type="float" office:value="32" calcext:value-type="float">
            <text:p>32</text:p>
          </table:table-cell>
          <table:table-cell table:style-name="ce63" table:formula="of:=MAX([.$K$2];IF(MOD(ROW(); [.$H$2]) = 0; [.$C118] - 1; [.$C118]))" office:value-type="float" office:value="28" calcext:value-type="float">
            <text:p>28</text:p>
          </table:table-cell>
          <table:table-cell table:style-name="ce63" table:formula="of:=MIN([.$K$3];IF(MOD(ROW(); [.$H$3]) = 0; [.$D118] + 1; [.$D118]))" office:value-type="float" office:value="22" calcext:value-type="float">
            <text:p>22</text:p>
          </table:table-cell>
          <table:table-cell table:style-name="ce67" table:formula="of:=(([.$B119]+[.$C119])*[.$D119])/60" office:value-type="float" office:value="22" calcext:value-type="float">
            <text:p>22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119]+1" office:value-type="date" office:date-value="2022-03-08" calcext:value-type="date">
            <text:p>03/08/2022</text:p>
          </table:table-cell>
          <table:table-cell table:style-name="ce63" table:formula="of:=MIN([.$K$1];IF(MOD(ROW(); [.$H$1]) = 0; [.$B119] + 1; [.$B119]))" office:value-type="float" office:value="32" calcext:value-type="float">
            <text:p>32</text:p>
          </table:table-cell>
          <table:table-cell table:style-name="ce63" table:formula="of:=MAX([.$K$2];IF(MOD(ROW(); [.$H$2]) = 0; [.$C119] - 1; [.$C119]))" office:value-type="float" office:value="28" calcext:value-type="float">
            <text:p>28</text:p>
          </table:table-cell>
          <table:table-cell table:style-name="ce63" table:formula="of:=MIN([.$K$3];IF(MOD(ROW(); [.$H$3]) = 0; [.$D119] + 1; [.$D119]))" office:value-type="float" office:value="22" calcext:value-type="float">
            <text:p>22</text:p>
          </table:table-cell>
          <table:table-cell table:style-name="ce67" table:formula="of:=(([.$B120]+[.$C120])*[.$D120])/60" office:value-type="float" office:value="22" calcext:value-type="float">
            <text:p>22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120]+1" office:value-type="date" office:date-value="2022-03-09" calcext:value-type="date">
            <text:p>03/09/2022</text:p>
          </table:table-cell>
          <table:table-cell table:style-name="ce63" table:formula="of:=MIN([.$K$1];IF(MOD(ROW(); [.$H$1]) = 0; [.$B120] + 1; [.$B120]))" office:value-type="float" office:value="32" calcext:value-type="float">
            <text:p>32</text:p>
          </table:table-cell>
          <table:table-cell table:style-name="ce63" table:formula="of:=MAX([.$K$2];IF(MOD(ROW(); [.$H$2]) = 0; [.$C120] - 1; [.$C120]))" office:value-type="float" office:value="28" calcext:value-type="float">
            <text:p>28</text:p>
          </table:table-cell>
          <table:table-cell table:style-name="ce63" table:formula="of:=MIN([.$K$3];IF(MOD(ROW(); [.$H$3]) = 0; [.$D120] + 1; [.$D120]))" office:value-type="float" office:value="22" calcext:value-type="float">
            <text:p>22</text:p>
          </table:table-cell>
          <table:table-cell table:style-name="ce67" table:formula="of:=(([.$B121]+[.$C121])*[.$D121])/60" office:value-type="float" office:value="22" calcext:value-type="float">
            <text:p>22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121]+1" office:value-type="date" office:date-value="2022-03-10" calcext:value-type="date">
            <text:p>03/10/2022</text:p>
          </table:table-cell>
          <table:table-cell table:style-name="ce63" table:formula="of:=MIN([.$K$1];IF(MOD(ROW(); [.$H$1]) = 0; [.$B121] + 1; [.$B121]))" office:value-type="float" office:value="32" calcext:value-type="float">
            <text:p>32</text:p>
          </table:table-cell>
          <table:table-cell table:style-name="ce63" table:formula="of:=MAX([.$K$2];IF(MOD(ROW(); [.$H$2]) = 0; [.$C121] - 1; [.$C121]))" office:value-type="float" office:value="28" calcext:value-type="float">
            <text:p>28</text:p>
          </table:table-cell>
          <table:table-cell table:style-name="ce63" table:formula="of:=MIN([.$K$3];IF(MOD(ROW(); [.$H$3]) = 0; [.$D121] + 1; [.$D121]))" office:value-type="float" office:value="22" calcext:value-type="float">
            <text:p>22</text:p>
          </table:table-cell>
          <table:table-cell table:style-name="ce67" table:formula="of:=(([.$B122]+[.$C122])*[.$D122])/60" office:value-type="float" office:value="22" calcext:value-type="float">
            <text:p>22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122]+1" office:value-type="date" office:date-value="2022-03-11" calcext:value-type="date">
            <text:p>03/11/2022</text:p>
          </table:table-cell>
          <table:table-cell table:style-name="ce63" table:formula="of:=MIN([.$K$1];IF(MOD(ROW(); [.$H$1]) = 0; [.$B122] + 1; [.$B122]))" office:value-type="float" office:value="32" calcext:value-type="float">
            <text:p>32</text:p>
          </table:table-cell>
          <table:table-cell table:style-name="ce63" table:formula="of:=MAX([.$K$2];IF(MOD(ROW(); [.$H$2]) = 0; [.$C122] - 1; [.$C122]))" office:value-type="float" office:value="28" calcext:value-type="float">
            <text:p>28</text:p>
          </table:table-cell>
          <table:table-cell table:style-name="ce63" table:formula="of:=MIN([.$K$3];IF(MOD(ROW(); [.$H$3]) = 0; [.$D122] + 1; [.$D122]))" office:value-type="float" office:value="22" calcext:value-type="float">
            <text:p>22</text:p>
          </table:table-cell>
          <table:table-cell table:style-name="ce67" table:formula="of:=(([.$B123]+[.$C123])*[.$D123])/60" office:value-type="float" office:value="22" calcext:value-type="float">
            <text:p>22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123]+1" office:value-type="date" office:date-value="2022-03-12" calcext:value-type="date">
            <text:p>03/12/2022</text:p>
          </table:table-cell>
          <table:table-cell table:style-name="ce63" table:formula="of:=MIN([.$K$1];IF(MOD(ROW(); [.$H$1]) = 0; [.$B123] + 1; [.$B123]))" office:value-type="float" office:value="32" calcext:value-type="float">
            <text:p>32</text:p>
          </table:table-cell>
          <table:table-cell table:style-name="ce63" table:formula="of:=MAX([.$K$2];IF(MOD(ROW(); [.$H$2]) = 0; [.$C123] - 1; [.$C123]))" office:value-type="float" office:value="28" calcext:value-type="float">
            <text:p>28</text:p>
          </table:table-cell>
          <table:table-cell table:style-name="ce63" table:formula="of:=MIN([.$K$3];IF(MOD(ROW(); [.$H$3]) = 0; [.$D123] + 1; [.$D123]))" office:value-type="float" office:value="22" calcext:value-type="float">
            <text:p>22</text:p>
          </table:table-cell>
          <table:table-cell table:style-name="ce67" table:formula="of:=(([.$B124]+[.$C124])*[.$D124])/60" office:value-type="float" office:value="22" calcext:value-type="float">
            <text:p>22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124]+1" office:value-type="date" office:date-value="2022-03-13" calcext:value-type="date">
            <text:p>03/13/2022</text:p>
          </table:table-cell>
          <table:table-cell table:style-name="ce63" table:formula="of:=MIN([.$K$1];IF(MOD(ROW(); [.$H$1]) = 0; [.$B124] + 1; [.$B124]))" office:value-type="float" office:value="32" calcext:value-type="float">
            <text:p>32</text:p>
          </table:table-cell>
          <table:table-cell table:style-name="ce63" table:formula="of:=MAX([.$K$2];IF(MOD(ROW(); [.$H$2]) = 0; [.$C124] - 1; [.$C124]))" office:value-type="float" office:value="28" calcext:value-type="float">
            <text:p>28</text:p>
          </table:table-cell>
          <table:table-cell table:style-name="ce63" table:formula="of:=MIN([.$K$3];IF(MOD(ROW(); [.$H$3]) = 0; [.$D124] + 1; [.$D124]))" office:value-type="float" office:value="22" calcext:value-type="float">
            <text:p>22</text:p>
          </table:table-cell>
          <table:table-cell table:style-name="ce67" table:formula="of:=(([.$B125]+[.$C125])*[.$D125])/60" office:value-type="float" office:value="22" calcext:value-type="float">
            <text:p>22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125]+1" office:value-type="date" office:date-value="2022-03-14" calcext:value-type="date">
            <text:p>03/14/2022</text:p>
          </table:table-cell>
          <table:table-cell table:style-name="ce63" table:formula="of:=MIN([.$K$1];IF(MOD(ROW(); [.$H$1]) = 0; [.$B125] + 1; [.$B125]))" office:value-type="float" office:value="33" calcext:value-type="float">
            <text:p>33</text:p>
          </table:table-cell>
          <table:table-cell table:style-name="ce63" table:formula="of:=MAX([.$K$2];IF(MOD(ROW(); [.$H$2]) = 0; [.$C125] - 1; [.$C125]))" office:value-type="float" office:value="27" calcext:value-type="float">
            <text:p>27</text:p>
          </table:table-cell>
          <table:table-cell table:style-name="ce63" table:formula="of:=MIN([.$K$3];IF(MOD(ROW(); [.$H$3]) = 0; [.$D125] + 1; [.$D125]))" office:value-type="float" office:value="23" calcext:value-type="float">
            <text:p>23</text:p>
          </table:table-cell>
          <table:table-cell table:style-name="ce67" table:formula="of:=(([.$B126]+[.$C126])*[.$D126])/60" office:value-type="float" office:value="23" calcext:value-type="float">
            <text:p>23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126]+1" office:value-type="date" office:date-value="2022-03-15" calcext:value-type="date">
            <text:p>03/15/2022</text:p>
          </table:table-cell>
          <table:table-cell table:style-name="ce63" table:formula="of:=MIN([.$K$1];IF(MOD(ROW(); [.$H$1]) = 0; [.$B126] + 1; [.$B126]))" office:value-type="float" office:value="33" calcext:value-type="float">
            <text:p>33</text:p>
          </table:table-cell>
          <table:table-cell table:style-name="ce63" table:formula="of:=MAX([.$K$2];IF(MOD(ROW(); [.$H$2]) = 0; [.$C126] - 1; [.$C126]))" office:value-type="float" office:value="27" calcext:value-type="float">
            <text:p>27</text:p>
          </table:table-cell>
          <table:table-cell table:style-name="ce63" table:formula="of:=MIN([.$K$3];IF(MOD(ROW(); [.$H$3]) = 0; [.$D126] + 1; [.$D126]))" office:value-type="float" office:value="23" calcext:value-type="float">
            <text:p>23</text:p>
          </table:table-cell>
          <table:table-cell table:style-name="ce67" table:formula="of:=(([.$B127]+[.$C127])*[.$D127])/60" office:value-type="float" office:value="23" calcext:value-type="float">
            <text:p>23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127]+1" office:value-type="date" office:date-value="2022-03-16" calcext:value-type="date">
            <text:p>03/16/2022</text:p>
          </table:table-cell>
          <table:table-cell table:style-name="ce63" table:formula="of:=MIN([.$K$1];IF(MOD(ROW(); [.$H$1]) = 0; [.$B127] + 1; [.$B127]))" office:value-type="float" office:value="33" calcext:value-type="float">
            <text:p>33</text:p>
          </table:table-cell>
          <table:table-cell table:style-name="ce63" table:formula="of:=MAX([.$K$2];IF(MOD(ROW(); [.$H$2]) = 0; [.$C127] - 1; [.$C127]))" office:value-type="float" office:value="27" calcext:value-type="float">
            <text:p>27</text:p>
          </table:table-cell>
          <table:table-cell table:style-name="ce63" table:formula="of:=MIN([.$K$3];IF(MOD(ROW(); [.$H$3]) = 0; [.$D127] + 1; [.$D127]))" office:value-type="float" office:value="23" calcext:value-type="float">
            <text:p>23</text:p>
          </table:table-cell>
          <table:table-cell table:style-name="ce67" table:formula="of:=(([.$B128]+[.$C128])*[.$D128])/60" office:value-type="float" office:value="23" calcext:value-type="float">
            <text:p>23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128]+1" office:value-type="date" office:date-value="2022-03-17" calcext:value-type="date">
            <text:p>03/17/2022</text:p>
          </table:table-cell>
          <table:table-cell table:style-name="ce63" table:formula="of:=MIN([.$K$1];IF(MOD(ROW(); [.$H$1]) = 0; [.$B128] + 1; [.$B128]))" office:value-type="float" office:value="33" calcext:value-type="float">
            <text:p>33</text:p>
          </table:table-cell>
          <table:table-cell table:style-name="ce63" table:formula="of:=MAX([.$K$2];IF(MOD(ROW(); [.$H$2]) = 0; [.$C128] - 1; [.$C128]))" office:value-type="float" office:value="27" calcext:value-type="float">
            <text:p>27</text:p>
          </table:table-cell>
          <table:table-cell table:style-name="ce63" table:formula="of:=MIN([.$K$3];IF(MOD(ROW(); [.$H$3]) = 0; [.$D128] + 1; [.$D128]))" office:value-type="float" office:value="23" calcext:value-type="float">
            <text:p>23</text:p>
          </table:table-cell>
          <table:table-cell table:style-name="ce67" table:formula="of:=(([.$B129]+[.$C129])*[.$D129])/60" office:value-type="float" office:value="23" calcext:value-type="float">
            <text:p>23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129]+1" office:value-type="date" office:date-value="2022-03-18" calcext:value-type="date">
            <text:p>03/18/2022</text:p>
          </table:table-cell>
          <table:table-cell table:style-name="ce63" table:formula="of:=MIN([.$K$1];IF(MOD(ROW(); [.$H$1]) = 0; [.$B129] + 1; [.$B129]))" office:value-type="float" office:value="33" calcext:value-type="float">
            <text:p>33</text:p>
          </table:table-cell>
          <table:table-cell table:style-name="ce63" table:formula="of:=MAX([.$K$2];IF(MOD(ROW(); [.$H$2]) = 0; [.$C129] - 1; [.$C129]))" office:value-type="float" office:value="27" calcext:value-type="float">
            <text:p>27</text:p>
          </table:table-cell>
          <table:table-cell table:style-name="ce63" table:formula="of:=MIN([.$K$3];IF(MOD(ROW(); [.$H$3]) = 0; [.$D129] + 1; [.$D129]))" office:value-type="float" office:value="23" calcext:value-type="float">
            <text:p>23</text:p>
          </table:table-cell>
          <table:table-cell table:style-name="ce67" table:formula="of:=(([.$B130]+[.$C130])*[.$D130])/60" office:value-type="float" office:value="23" calcext:value-type="float">
            <text:p>23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130]+1" office:value-type="date" office:date-value="2022-03-19" calcext:value-type="date">
            <text:p>03/19/2022</text:p>
          </table:table-cell>
          <table:table-cell table:style-name="ce63" table:formula="of:=MIN([.$K$1];IF(MOD(ROW(); [.$H$1]) = 0; [.$B130] + 1; [.$B130]))" office:value-type="float" office:value="33" calcext:value-type="float">
            <text:p>33</text:p>
          </table:table-cell>
          <table:table-cell table:style-name="ce63" table:formula="of:=MAX([.$K$2];IF(MOD(ROW(); [.$H$2]) = 0; [.$C130] - 1; [.$C130]))" office:value-type="float" office:value="27" calcext:value-type="float">
            <text:p>27</text:p>
          </table:table-cell>
          <table:table-cell table:style-name="ce63" table:formula="of:=MIN([.$K$3];IF(MOD(ROW(); [.$H$3]) = 0; [.$D130] + 1; [.$D130]))" office:value-type="float" office:value="23" calcext:value-type="float">
            <text:p>23</text:p>
          </table:table-cell>
          <table:table-cell table:style-name="ce67" table:formula="of:=(([.$B131]+[.$C131])*[.$D131])/60" office:value-type="float" office:value="23" calcext:value-type="float">
            <text:p>23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131]+1" office:value-type="date" office:date-value="2022-03-20" calcext:value-type="date">
            <text:p>03/20/2022</text:p>
          </table:table-cell>
          <table:table-cell table:style-name="ce63" table:formula="of:=MIN([.$K$1];IF(MOD(ROW(); [.$H$1]) = 0; [.$B131] + 1; [.$B131]))" office:value-type="float" office:value="33" calcext:value-type="float">
            <text:p>33</text:p>
          </table:table-cell>
          <table:table-cell table:style-name="ce63" table:formula="of:=MAX([.$K$2];IF(MOD(ROW(); [.$H$2]) = 0; [.$C131] - 1; [.$C131]))" office:value-type="float" office:value="27" calcext:value-type="float">
            <text:p>27</text:p>
          </table:table-cell>
          <table:table-cell table:style-name="ce63" table:formula="of:=MIN([.$K$3];IF(MOD(ROW(); [.$H$3]) = 0; [.$D131] + 1; [.$D131]))" office:value-type="float" office:value="23" calcext:value-type="float">
            <text:p>23</text:p>
          </table:table-cell>
          <table:table-cell table:style-name="ce67" table:formula="of:=(([.$B132]+[.$C132])*[.$D132])/60" office:value-type="float" office:value="23" calcext:value-type="float">
            <text:p>23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132]+1" office:value-type="date" office:date-value="2022-03-21" calcext:value-type="date">
            <text:p>03/21/2022</text:p>
          </table:table-cell>
          <table:table-cell table:style-name="ce63" table:formula="of:=MIN([.$K$1];IF(MOD(ROW(); [.$H$1]) = 0; [.$B132] + 1; [.$B132]))" office:value-type="float" office:value="34" calcext:value-type="float">
            <text:p>34</text:p>
          </table:table-cell>
          <table:table-cell table:style-name="ce63" table:formula="of:=MAX([.$K$2];IF(MOD(ROW(); [.$H$2]) = 0; [.$C132] - 1; [.$C132]))" office:value-type="float" office:value="26" calcext:value-type="float">
            <text:p>26</text:p>
          </table:table-cell>
          <table:table-cell table:style-name="ce63" table:formula="of:=MIN([.$K$3];IF(MOD(ROW(); [.$H$3]) = 0; [.$D132] + 1; [.$D132]))" office:value-type="float" office:value="24" calcext:value-type="float">
            <text:p>24</text:p>
          </table:table-cell>
          <table:table-cell table:style-name="ce67" table:formula="of:=(([.$B133]+[.$C133])*[.$D133])/60" office:value-type="float" office:value="24" calcext:value-type="float">
            <text:p>24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133]+1" office:value-type="date" office:date-value="2022-03-22" calcext:value-type="date">
            <text:p>03/22/2022</text:p>
          </table:table-cell>
          <table:table-cell table:style-name="ce63" table:formula="of:=MIN([.$K$1];IF(MOD(ROW(); [.$H$1]) = 0; [.$B133] + 1; [.$B133]))" office:value-type="float" office:value="34" calcext:value-type="float">
            <text:p>34</text:p>
          </table:table-cell>
          <table:table-cell table:style-name="ce63" table:formula="of:=MAX([.$K$2];IF(MOD(ROW(); [.$H$2]) = 0; [.$C133] - 1; [.$C133]))" office:value-type="float" office:value="26" calcext:value-type="float">
            <text:p>26</text:p>
          </table:table-cell>
          <table:table-cell table:style-name="ce63" table:formula="of:=MIN([.$K$3];IF(MOD(ROW(); [.$H$3]) = 0; [.$D133] + 1; [.$D133]))" office:value-type="float" office:value="24" calcext:value-type="float">
            <text:p>24</text:p>
          </table:table-cell>
          <table:table-cell table:style-name="ce67" table:formula="of:=(([.$B134]+[.$C134])*[.$D134])/60" office:value-type="float" office:value="24" calcext:value-type="float">
            <text:p>24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134]+1" office:value-type="date" office:date-value="2022-03-23" calcext:value-type="date">
            <text:p>03/23/2022</text:p>
          </table:table-cell>
          <table:table-cell table:style-name="ce63" table:formula="of:=MIN([.$K$1];IF(MOD(ROW(); [.$H$1]) = 0; [.$B134] + 1; [.$B134]))" office:value-type="float" office:value="34" calcext:value-type="float">
            <text:p>34</text:p>
          </table:table-cell>
          <table:table-cell table:style-name="ce63" table:formula="of:=MAX([.$K$2];IF(MOD(ROW(); [.$H$2]) = 0; [.$C134] - 1; [.$C134]))" office:value-type="float" office:value="26" calcext:value-type="float">
            <text:p>26</text:p>
          </table:table-cell>
          <table:table-cell table:style-name="ce63" table:formula="of:=MIN([.$K$3];IF(MOD(ROW(); [.$H$3]) = 0; [.$D134] + 1; [.$D134]))" office:value-type="float" office:value="24" calcext:value-type="float">
            <text:p>24</text:p>
          </table:table-cell>
          <table:table-cell table:style-name="ce67" table:formula="of:=(([.$B135]+[.$C135])*[.$D135])/60" office:value-type="float" office:value="24" calcext:value-type="float">
            <text:p>24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135]+1" office:value-type="date" office:date-value="2022-03-24" calcext:value-type="date">
            <text:p>03/24/2022</text:p>
          </table:table-cell>
          <table:table-cell table:style-name="ce63" table:formula="of:=MIN([.$K$1];IF(MOD(ROW(); [.$H$1]) = 0; [.$B135] + 1; [.$B135]))" office:value-type="float" office:value="34" calcext:value-type="float">
            <text:p>34</text:p>
          </table:table-cell>
          <table:table-cell table:style-name="ce63" table:formula="of:=MAX([.$K$2];IF(MOD(ROW(); [.$H$2]) = 0; [.$C135] - 1; [.$C135]))" office:value-type="float" office:value="26" calcext:value-type="float">
            <text:p>26</text:p>
          </table:table-cell>
          <table:table-cell table:style-name="ce63" table:formula="of:=MIN([.$K$3];IF(MOD(ROW(); [.$H$3]) = 0; [.$D135] + 1; [.$D135]))" office:value-type="float" office:value="24" calcext:value-type="float">
            <text:p>24</text:p>
          </table:table-cell>
          <table:table-cell table:style-name="ce67" table:formula="of:=(([.$B136]+[.$C136])*[.$D136])/60" office:value-type="float" office:value="24" calcext:value-type="float">
            <text:p>24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136]+1" office:value-type="date" office:date-value="2022-03-25" calcext:value-type="date">
            <text:p>03/25/2022</text:p>
          </table:table-cell>
          <table:table-cell table:style-name="ce63" table:formula="of:=MIN([.$K$1];IF(MOD(ROW(); [.$H$1]) = 0; [.$B136] + 1; [.$B136]))" office:value-type="float" office:value="34" calcext:value-type="float">
            <text:p>34</text:p>
          </table:table-cell>
          <table:table-cell table:style-name="ce63" table:formula="of:=MAX([.$K$2];IF(MOD(ROW(); [.$H$2]) = 0; [.$C136] - 1; [.$C136]))" office:value-type="float" office:value="26" calcext:value-type="float">
            <text:p>26</text:p>
          </table:table-cell>
          <table:table-cell table:style-name="ce63" table:formula="of:=MIN([.$K$3];IF(MOD(ROW(); [.$H$3]) = 0; [.$D136] + 1; [.$D136]))" office:value-type="float" office:value="24" calcext:value-type="float">
            <text:p>24</text:p>
          </table:table-cell>
          <table:table-cell table:style-name="ce67" table:formula="of:=(([.$B137]+[.$C137])*[.$D137])/60" office:value-type="float" office:value="24" calcext:value-type="float">
            <text:p>24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137]+1" office:value-type="date" office:date-value="2022-03-26" calcext:value-type="date">
            <text:p>03/26/2022</text:p>
          </table:table-cell>
          <table:table-cell table:style-name="ce63" table:formula="of:=MIN([.$K$1];IF(MOD(ROW(); [.$H$1]) = 0; [.$B137] + 1; [.$B137]))" office:value-type="float" office:value="34" calcext:value-type="float">
            <text:p>34</text:p>
          </table:table-cell>
          <table:table-cell table:style-name="ce63" table:formula="of:=MAX([.$K$2];IF(MOD(ROW(); [.$H$2]) = 0; [.$C137] - 1; [.$C137]))" office:value-type="float" office:value="26" calcext:value-type="float">
            <text:p>26</text:p>
          </table:table-cell>
          <table:table-cell table:style-name="ce63" table:formula="of:=MIN([.$K$3];IF(MOD(ROW(); [.$H$3]) = 0; [.$D137] + 1; [.$D137]))" office:value-type="float" office:value="24" calcext:value-type="float">
            <text:p>24</text:p>
          </table:table-cell>
          <table:table-cell table:style-name="ce67" table:formula="of:=(([.$B138]+[.$C138])*[.$D138])/60" office:value-type="float" office:value="24" calcext:value-type="float">
            <text:p>24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138]+1" office:value-type="date" office:date-value="2022-03-27" calcext:value-type="date">
            <text:p>03/27/2022</text:p>
          </table:table-cell>
          <table:table-cell table:style-name="ce63" table:formula="of:=MIN([.$K$1];IF(MOD(ROW(); [.$H$1]) = 0; [.$B138] + 1; [.$B138]))" office:value-type="float" office:value="34" calcext:value-type="float">
            <text:p>34</text:p>
          </table:table-cell>
          <table:table-cell table:style-name="ce63" table:formula="of:=MAX([.$K$2];IF(MOD(ROW(); [.$H$2]) = 0; [.$C138] - 1; [.$C138]))" office:value-type="float" office:value="26" calcext:value-type="float">
            <text:p>26</text:p>
          </table:table-cell>
          <table:table-cell table:style-name="ce63" table:formula="of:=MIN([.$K$3];IF(MOD(ROW(); [.$H$3]) = 0; [.$D138] + 1; [.$D138]))" office:value-type="float" office:value="24" calcext:value-type="float">
            <text:p>24</text:p>
          </table:table-cell>
          <table:table-cell table:style-name="ce67" table:formula="of:=(([.$B139]+[.$C139])*[.$D139])/60" office:value-type="float" office:value="24" calcext:value-type="float">
            <text:p>24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139]+1" office:value-type="date" office:date-value="2022-03-28" calcext:value-type="date">
            <text:p>03/28/2022</text:p>
          </table:table-cell>
          <table:table-cell table:style-name="ce63" table:formula="of:=MIN([.$K$1];IF(MOD(ROW(); [.$H$1]) = 0; [.$B139] + 1; [.$B139]))" office:value-type="float" office:value="35" calcext:value-type="float">
            <text:p>35</text:p>
          </table:table-cell>
          <table:table-cell table:style-name="ce63" table:formula="of:=MAX([.$K$2];IF(MOD(ROW(); [.$H$2]) = 0; [.$C139] - 1; [.$C139]))" office:value-type="float" office:value="25" calcext:value-type="float">
            <text:p>25</text:p>
          </table:table-cell>
          <table:table-cell table:style-name="ce63" table:formula="of:=MIN([.$K$3];IF(MOD(ROW(); [.$H$3]) = 0; [.$D139] + 1; [.$D139]))" office:value-type="float" office:value="25" calcext:value-type="float">
            <text:p>25</text:p>
          </table:table-cell>
          <table:table-cell table:style-name="ce67" table:formula="of:=(([.$B140]+[.$C140])*[.$D140])/60" office:value-type="float" office:value="25" calcext:value-type="float">
            <text:p>25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140]+1" office:value-type="date" office:date-value="2022-03-29" calcext:value-type="date">
            <text:p>03/29/2022</text:p>
          </table:table-cell>
          <table:table-cell table:style-name="ce63" table:formula="of:=MIN([.$K$1];IF(MOD(ROW(); [.$H$1]) = 0; [.$B140] + 1; [.$B140]))" office:value-type="float" office:value="35" calcext:value-type="float">
            <text:p>35</text:p>
          </table:table-cell>
          <table:table-cell table:style-name="ce63" table:formula="of:=MAX([.$K$2];IF(MOD(ROW(); [.$H$2]) = 0; [.$C140] - 1; [.$C140]))" office:value-type="float" office:value="25" calcext:value-type="float">
            <text:p>25</text:p>
          </table:table-cell>
          <table:table-cell table:style-name="ce63" table:formula="of:=MIN([.$K$3];IF(MOD(ROW(); [.$H$3]) = 0; [.$D140] + 1; [.$D140]))" office:value-type="float" office:value="25" calcext:value-type="float">
            <text:p>25</text:p>
          </table:table-cell>
          <table:table-cell table:style-name="ce67" table:formula="of:=(([.$B141]+[.$C141])*[.$D141])/60" office:value-type="float" office:value="25" calcext:value-type="float">
            <text:p>25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141]+1" office:value-type="date" office:date-value="2022-03-30" calcext:value-type="date">
            <text:p>03/30/2022</text:p>
          </table:table-cell>
          <table:table-cell table:style-name="ce63" table:formula="of:=MIN([.$K$1];IF(MOD(ROW(); [.$H$1]) = 0; [.$B141] + 1; [.$B141]))" office:value-type="float" office:value="35" calcext:value-type="float">
            <text:p>35</text:p>
          </table:table-cell>
          <table:table-cell table:style-name="ce63" table:formula="of:=MAX([.$K$2];IF(MOD(ROW(); [.$H$2]) = 0; [.$C141] - 1; [.$C141]))" office:value-type="float" office:value="25" calcext:value-type="float">
            <text:p>25</text:p>
          </table:table-cell>
          <table:table-cell table:style-name="ce63" table:formula="of:=MIN([.$K$3];IF(MOD(ROW(); [.$H$3]) = 0; [.$D141] + 1; [.$D141]))" office:value-type="float" office:value="25" calcext:value-type="float">
            <text:p>25</text:p>
          </table:table-cell>
          <table:table-cell table:style-name="ce67" table:formula="of:=(([.$B142]+[.$C142])*[.$D142])/60" office:value-type="float" office:value="25" calcext:value-type="float">
            <text:p>25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142]+1" office:value-type="date" office:date-value="2022-03-31" calcext:value-type="date">
            <text:p>03/31/2022</text:p>
          </table:table-cell>
          <table:table-cell table:style-name="ce63" table:formula="of:=MIN([.$K$1];IF(MOD(ROW(); [.$H$1]) = 0; [.$B142] + 1; [.$B142]))" office:value-type="float" office:value="35" calcext:value-type="float">
            <text:p>35</text:p>
          </table:table-cell>
          <table:table-cell table:style-name="ce63" table:formula="of:=MAX([.$K$2];IF(MOD(ROW(); [.$H$2]) = 0; [.$C142] - 1; [.$C142]))" office:value-type="float" office:value="25" calcext:value-type="float">
            <text:p>25</text:p>
          </table:table-cell>
          <table:table-cell table:style-name="ce63" table:formula="of:=MIN([.$K$3];IF(MOD(ROW(); [.$H$3]) = 0; [.$D142] + 1; [.$D142]))" office:value-type="float" office:value="25" calcext:value-type="float">
            <text:p>25</text:p>
          </table:table-cell>
          <table:table-cell table:style-name="ce67" table:formula="of:=(([.$B143]+[.$C143])*[.$D143])/60" office:value-type="float" office:value="25" calcext:value-type="float">
            <text:p>25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143]+1" office:value-type="date" office:date-value="2022-04-01" calcext:value-type="date">
            <text:p>04/01/2022</text:p>
          </table:table-cell>
          <table:table-cell table:style-name="ce63" table:formula="of:=MIN([.$K$1];IF(MOD(ROW(); [.$H$1]) = 0; [.$B143] + 1; [.$B143]))" office:value-type="float" office:value="35" calcext:value-type="float">
            <text:p>35</text:p>
          </table:table-cell>
          <table:table-cell table:style-name="ce63" table:formula="of:=MAX([.$K$2];IF(MOD(ROW(); [.$H$2]) = 0; [.$C143] - 1; [.$C143]))" office:value-type="float" office:value="25" calcext:value-type="float">
            <text:p>25</text:p>
          </table:table-cell>
          <table:table-cell table:style-name="ce63" table:formula="of:=MIN([.$K$3];IF(MOD(ROW(); [.$H$3]) = 0; [.$D143] + 1; [.$D143]))" office:value-type="float" office:value="25" calcext:value-type="float">
            <text:p>25</text:p>
          </table:table-cell>
          <table:table-cell table:style-name="ce67" table:formula="of:=(([.$B144]+[.$C144])*[.$D144])/60" office:value-type="float" office:value="25" calcext:value-type="float">
            <text:p>25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144]+1" office:value-type="date" office:date-value="2022-04-02" calcext:value-type="date">
            <text:p>04/02/2022</text:p>
          </table:table-cell>
          <table:table-cell table:style-name="ce63" table:formula="of:=MIN([.$K$1];IF(MOD(ROW(); [.$H$1]) = 0; [.$B144] + 1; [.$B144]))" office:value-type="float" office:value="35" calcext:value-type="float">
            <text:p>35</text:p>
          </table:table-cell>
          <table:table-cell table:style-name="ce63" table:formula="of:=MAX([.$K$2];IF(MOD(ROW(); [.$H$2]) = 0; [.$C144] - 1; [.$C144]))" office:value-type="float" office:value="25" calcext:value-type="float">
            <text:p>25</text:p>
          </table:table-cell>
          <table:table-cell table:style-name="ce63" table:formula="of:=MIN([.$K$3];IF(MOD(ROW(); [.$H$3]) = 0; [.$D144] + 1; [.$D144]))" office:value-type="float" office:value="25" calcext:value-type="float">
            <text:p>25</text:p>
          </table:table-cell>
          <table:table-cell table:style-name="ce67" table:formula="of:=(([.$B145]+[.$C145])*[.$D145])/60" office:value-type="float" office:value="25" calcext:value-type="float">
            <text:p>25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145]+1" office:value-type="date" office:date-value="2022-04-03" calcext:value-type="date">
            <text:p>04/03/2022</text:p>
          </table:table-cell>
          <table:table-cell table:style-name="ce63" table:formula="of:=MIN([.$K$1];IF(MOD(ROW(); [.$H$1]) = 0; [.$B145] + 1; [.$B145]))" office:value-type="float" office:value="35" calcext:value-type="float">
            <text:p>35</text:p>
          </table:table-cell>
          <table:table-cell table:style-name="ce63" table:formula="of:=MAX([.$K$2];IF(MOD(ROW(); [.$H$2]) = 0; [.$C145] - 1; [.$C145]))" office:value-type="float" office:value="25" calcext:value-type="float">
            <text:p>25</text:p>
          </table:table-cell>
          <table:table-cell table:style-name="ce63" table:formula="of:=MIN([.$K$3];IF(MOD(ROW(); [.$H$3]) = 0; [.$D145] + 1; [.$D145]))" office:value-type="float" office:value="25" calcext:value-type="float">
            <text:p>25</text:p>
          </table:table-cell>
          <table:table-cell table:style-name="ce67" table:formula="of:=(([.$B146]+[.$C146])*[.$D146])/60" office:value-type="float" office:value="25" calcext:value-type="float">
            <text:p>25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146]+1" office:value-type="date" office:date-value="2022-04-04" calcext:value-type="date">
            <text:p>04/04/2022</text:p>
          </table:table-cell>
          <table:table-cell table:style-name="ce63" table:formula="of:=MIN([.$K$1];IF(MOD(ROW(); [.$H$1]) = 0; [.$B146] + 1; [.$B146]))" office:value-type="float" office:value="36" calcext:value-type="float">
            <text:p>36</text:p>
          </table:table-cell>
          <table:table-cell table:style-name="ce63" table:formula="of:=MAX([.$K$2];IF(MOD(ROW(); [.$H$2]) = 0; [.$C146] - 1; [.$C146]))" office:value-type="float" office:value="24" calcext:value-type="float">
            <text:p>24</text:p>
          </table:table-cell>
          <table:table-cell table:style-name="ce63" table:formula="of:=MIN([.$K$3];IF(MOD(ROW(); [.$H$3]) = 0; [.$D146] + 1; [.$D146]))" office:value-type="float" office:value="26" calcext:value-type="float">
            <text:p>26</text:p>
          </table:table-cell>
          <table:table-cell table:style-name="ce67" table:formula="of:=(([.$B147]+[.$C147])*[.$D147])/60" office:value-type="float" office:value="26" calcext:value-type="float">
            <text:p>26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147]+1" office:value-type="date" office:date-value="2022-04-05" calcext:value-type="date">
            <text:p>04/05/2022</text:p>
          </table:table-cell>
          <table:table-cell table:style-name="ce63" table:formula="of:=MIN([.$K$1];IF(MOD(ROW(); [.$H$1]) = 0; [.$B147] + 1; [.$B147]))" office:value-type="float" office:value="36" calcext:value-type="float">
            <text:p>36</text:p>
          </table:table-cell>
          <table:table-cell table:style-name="ce63" table:formula="of:=MAX([.$K$2];IF(MOD(ROW(); [.$H$2]) = 0; [.$C147] - 1; [.$C147]))" office:value-type="float" office:value="24" calcext:value-type="float">
            <text:p>24</text:p>
          </table:table-cell>
          <table:table-cell table:style-name="ce63" table:formula="of:=MIN([.$K$3];IF(MOD(ROW(); [.$H$3]) = 0; [.$D147] + 1; [.$D147]))" office:value-type="float" office:value="26" calcext:value-type="float">
            <text:p>26</text:p>
          </table:table-cell>
          <table:table-cell table:style-name="ce67" table:formula="of:=(([.$B148]+[.$C148])*[.$D148])/60" office:value-type="float" office:value="26" calcext:value-type="float">
            <text:p>26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148]+1" office:value-type="date" office:date-value="2022-04-06" calcext:value-type="date">
            <text:p>04/06/2022</text:p>
          </table:table-cell>
          <table:table-cell table:style-name="ce63" table:formula="of:=MIN([.$K$1];IF(MOD(ROW(); [.$H$1]) = 0; [.$B148] + 1; [.$B148]))" office:value-type="float" office:value="36" calcext:value-type="float">
            <text:p>36</text:p>
          </table:table-cell>
          <table:table-cell table:style-name="ce63" table:formula="of:=MAX([.$K$2];IF(MOD(ROW(); [.$H$2]) = 0; [.$C148] - 1; [.$C148]))" office:value-type="float" office:value="24" calcext:value-type="float">
            <text:p>24</text:p>
          </table:table-cell>
          <table:table-cell table:style-name="ce63" table:formula="of:=MIN([.$K$3];IF(MOD(ROW(); [.$H$3]) = 0; [.$D148] + 1; [.$D148]))" office:value-type="float" office:value="26" calcext:value-type="float">
            <text:p>26</text:p>
          </table:table-cell>
          <table:table-cell table:style-name="ce67" table:formula="of:=(([.$B149]+[.$C149])*[.$D149])/60" office:value-type="float" office:value="26" calcext:value-type="float">
            <text:p>26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149]+1" office:value-type="date" office:date-value="2022-04-07" calcext:value-type="date">
            <text:p>04/07/2022</text:p>
          </table:table-cell>
          <table:table-cell table:style-name="ce63" table:formula="of:=MIN([.$K$1];IF(MOD(ROW(); [.$H$1]) = 0; [.$B149] + 1; [.$B149]))" office:value-type="float" office:value="36" calcext:value-type="float">
            <text:p>36</text:p>
          </table:table-cell>
          <table:table-cell table:style-name="ce63" table:formula="of:=MAX([.$K$2];IF(MOD(ROW(); [.$H$2]) = 0; [.$C149] - 1; [.$C149]))" office:value-type="float" office:value="24" calcext:value-type="float">
            <text:p>24</text:p>
          </table:table-cell>
          <table:table-cell table:style-name="ce63" table:formula="of:=MIN([.$K$3];IF(MOD(ROW(); [.$H$3]) = 0; [.$D149] + 1; [.$D149]))" office:value-type="float" office:value="26" calcext:value-type="float">
            <text:p>26</text:p>
          </table:table-cell>
          <table:table-cell table:style-name="ce67" table:formula="of:=(([.$B150]+[.$C150])*[.$D150])/60" office:value-type="float" office:value="26" calcext:value-type="float">
            <text:p>26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150]+1" office:value-type="date" office:date-value="2022-04-08" calcext:value-type="date">
            <text:p>04/08/2022</text:p>
          </table:table-cell>
          <table:table-cell table:style-name="ce63" table:formula="of:=MIN([.$K$1];IF(MOD(ROW(); [.$H$1]) = 0; [.$B150] + 1; [.$B150]))" office:value-type="float" office:value="36" calcext:value-type="float">
            <text:p>36</text:p>
          </table:table-cell>
          <table:table-cell table:style-name="ce63" table:formula="of:=MAX([.$K$2];IF(MOD(ROW(); [.$H$2]) = 0; [.$C150] - 1; [.$C150]))" office:value-type="float" office:value="24" calcext:value-type="float">
            <text:p>24</text:p>
          </table:table-cell>
          <table:table-cell table:style-name="ce63" table:formula="of:=MIN([.$K$3];IF(MOD(ROW(); [.$H$3]) = 0; [.$D150] + 1; [.$D150]))" office:value-type="float" office:value="26" calcext:value-type="float">
            <text:p>26</text:p>
          </table:table-cell>
          <table:table-cell table:style-name="ce67" table:formula="of:=(([.$B151]+[.$C151])*[.$D151])/60" office:value-type="float" office:value="26" calcext:value-type="float">
            <text:p>26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151]+1" office:value-type="date" office:date-value="2022-04-09" calcext:value-type="date">
            <text:p>04/09/2022</text:p>
          </table:table-cell>
          <table:table-cell table:style-name="ce63" table:formula="of:=MIN([.$K$1];IF(MOD(ROW(); [.$H$1]) = 0; [.$B151] + 1; [.$B151]))" office:value-type="float" office:value="36" calcext:value-type="float">
            <text:p>36</text:p>
          </table:table-cell>
          <table:table-cell table:style-name="ce63" table:formula="of:=MAX([.$K$2];IF(MOD(ROW(); [.$H$2]) = 0; [.$C151] - 1; [.$C151]))" office:value-type="float" office:value="24" calcext:value-type="float">
            <text:p>24</text:p>
          </table:table-cell>
          <table:table-cell table:style-name="ce63" table:formula="of:=MIN([.$K$3];IF(MOD(ROW(); [.$H$3]) = 0; [.$D151] + 1; [.$D151]))" office:value-type="float" office:value="26" calcext:value-type="float">
            <text:p>26</text:p>
          </table:table-cell>
          <table:table-cell table:style-name="ce67" table:formula="of:=(([.$B152]+[.$C152])*[.$D152])/60" office:value-type="float" office:value="26" calcext:value-type="float">
            <text:p>26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152]+1" office:value-type="date" office:date-value="2022-04-10" calcext:value-type="date">
            <text:p>04/10/2022</text:p>
          </table:table-cell>
          <table:table-cell table:style-name="ce63" table:formula="of:=MIN([.$K$1];IF(MOD(ROW(); [.$H$1]) = 0; [.$B152] + 1; [.$B152]))" office:value-type="float" office:value="36" calcext:value-type="float">
            <text:p>36</text:p>
          </table:table-cell>
          <table:table-cell table:style-name="ce63" table:formula="of:=MAX([.$K$2];IF(MOD(ROW(); [.$H$2]) = 0; [.$C152] - 1; [.$C152]))" office:value-type="float" office:value="24" calcext:value-type="float">
            <text:p>24</text:p>
          </table:table-cell>
          <table:table-cell table:style-name="ce63" table:formula="of:=MIN([.$K$3];IF(MOD(ROW(); [.$H$3]) = 0; [.$D152] + 1; [.$D152]))" office:value-type="float" office:value="26" calcext:value-type="float">
            <text:p>26</text:p>
          </table:table-cell>
          <table:table-cell table:style-name="ce67" table:formula="of:=(([.$B153]+[.$C153])*[.$D153])/60" office:value-type="float" office:value="26" calcext:value-type="float">
            <text:p>26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153]+1" office:value-type="date" office:date-value="2022-04-11" calcext:value-type="date">
            <text:p>04/11/2022</text:p>
          </table:table-cell>
          <table:table-cell table:style-name="ce63" table:formula="of:=MIN([.$K$1];IF(MOD(ROW(); [.$H$1]) = 0; [.$B153] + 1; [.$B153]))" office:value-type="float" office:value="37" calcext:value-type="float">
            <text:p>37</text:p>
          </table:table-cell>
          <table:table-cell table:style-name="ce63" table:formula="of:=MAX([.$K$2];IF(MOD(ROW(); [.$H$2]) = 0; [.$C153] - 1; [.$C153]))" office:value-type="float" office:value="23" calcext:value-type="float">
            <text:p>23</text:p>
          </table:table-cell>
          <table:table-cell table:style-name="ce63" table:formula="of:=MIN([.$K$3];IF(MOD(ROW(); [.$H$3]) = 0; [.$D153] + 1; [.$D153]))" office:value-type="float" office:value="27" calcext:value-type="float">
            <text:p>27</text:p>
          </table:table-cell>
          <table:table-cell table:style-name="ce67" table:formula="of:=(([.$B154]+[.$C154])*[.$D154])/60" office:value-type="float" office:value="27" calcext:value-type="float">
            <text:p>27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154]+1" office:value-type="date" office:date-value="2022-04-12" calcext:value-type="date">
            <text:p>04/12/2022</text:p>
          </table:table-cell>
          <table:table-cell table:style-name="ce63" table:formula="of:=MIN([.$K$1];IF(MOD(ROW(); [.$H$1]) = 0; [.$B154] + 1; [.$B154]))" office:value-type="float" office:value="37" calcext:value-type="float">
            <text:p>37</text:p>
          </table:table-cell>
          <table:table-cell table:style-name="ce63" table:formula="of:=MAX([.$K$2];IF(MOD(ROW(); [.$H$2]) = 0; [.$C154] - 1; [.$C154]))" office:value-type="float" office:value="23" calcext:value-type="float">
            <text:p>23</text:p>
          </table:table-cell>
          <table:table-cell table:style-name="ce63" table:formula="of:=MIN([.$K$3];IF(MOD(ROW(); [.$H$3]) = 0; [.$D154] + 1; [.$D154]))" office:value-type="float" office:value="27" calcext:value-type="float">
            <text:p>27</text:p>
          </table:table-cell>
          <table:table-cell table:style-name="ce67" table:formula="of:=(([.$B155]+[.$C155])*[.$D155])/60" office:value-type="float" office:value="27" calcext:value-type="float">
            <text:p>27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155]+1" office:value-type="date" office:date-value="2022-04-13" calcext:value-type="date">
            <text:p>04/13/2022</text:p>
          </table:table-cell>
          <table:table-cell table:style-name="ce63" table:formula="of:=MIN([.$K$1];IF(MOD(ROW(); [.$H$1]) = 0; [.$B155] + 1; [.$B155]))" office:value-type="float" office:value="37" calcext:value-type="float">
            <text:p>37</text:p>
          </table:table-cell>
          <table:table-cell table:style-name="ce63" table:formula="of:=MAX([.$K$2];IF(MOD(ROW(); [.$H$2]) = 0; [.$C155] - 1; [.$C155]))" office:value-type="float" office:value="23" calcext:value-type="float">
            <text:p>23</text:p>
          </table:table-cell>
          <table:table-cell table:style-name="ce63" table:formula="of:=MIN([.$K$3];IF(MOD(ROW(); [.$H$3]) = 0; [.$D155] + 1; [.$D155]))" office:value-type="float" office:value="27" calcext:value-type="float">
            <text:p>27</text:p>
          </table:table-cell>
          <table:table-cell table:style-name="ce67" table:formula="of:=(([.$B156]+[.$C156])*[.$D156])/60" office:value-type="float" office:value="27" calcext:value-type="float">
            <text:p>27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156]+1" office:value-type="date" office:date-value="2022-04-14" calcext:value-type="date">
            <text:p>04/14/2022</text:p>
          </table:table-cell>
          <table:table-cell table:style-name="ce63" table:formula="of:=MIN([.$K$1];IF(MOD(ROW(); [.$H$1]) = 0; [.$B156] + 1; [.$B156]))" office:value-type="float" office:value="37" calcext:value-type="float">
            <text:p>37</text:p>
          </table:table-cell>
          <table:table-cell table:style-name="ce63" table:formula="of:=MAX([.$K$2];IF(MOD(ROW(); [.$H$2]) = 0; [.$C156] - 1; [.$C156]))" office:value-type="float" office:value="23" calcext:value-type="float">
            <text:p>23</text:p>
          </table:table-cell>
          <table:table-cell table:style-name="ce63" table:formula="of:=MIN([.$K$3];IF(MOD(ROW(); [.$H$3]) = 0; [.$D156] + 1; [.$D156]))" office:value-type="float" office:value="27" calcext:value-type="float">
            <text:p>27</text:p>
          </table:table-cell>
          <table:table-cell table:style-name="ce67" table:formula="of:=(([.$B157]+[.$C157])*[.$D157])/60" office:value-type="float" office:value="27" calcext:value-type="float">
            <text:p>27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157]+1" office:value-type="date" office:date-value="2022-04-15" calcext:value-type="date">
            <text:p>04/15/2022</text:p>
          </table:table-cell>
          <table:table-cell table:style-name="ce63" table:formula="of:=MIN([.$K$1];IF(MOD(ROW(); [.$H$1]) = 0; [.$B157] + 1; [.$B157]))" office:value-type="float" office:value="37" calcext:value-type="float">
            <text:p>37</text:p>
          </table:table-cell>
          <table:table-cell table:style-name="ce63" table:formula="of:=MAX([.$K$2];IF(MOD(ROW(); [.$H$2]) = 0; [.$C157] - 1; [.$C157]))" office:value-type="float" office:value="23" calcext:value-type="float">
            <text:p>23</text:p>
          </table:table-cell>
          <table:table-cell table:style-name="ce63" table:formula="of:=MIN([.$K$3];IF(MOD(ROW(); [.$H$3]) = 0; [.$D157] + 1; [.$D157]))" office:value-type="float" office:value="27" calcext:value-type="float">
            <text:p>27</text:p>
          </table:table-cell>
          <table:table-cell table:style-name="ce67" table:formula="of:=(([.$B158]+[.$C158])*[.$D158])/60" office:value-type="float" office:value="27" calcext:value-type="float">
            <text:p>27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158]+1" office:value-type="date" office:date-value="2022-04-16" calcext:value-type="date">
            <text:p>04/16/2022</text:p>
          </table:table-cell>
          <table:table-cell table:style-name="ce63" table:formula="of:=MIN([.$K$1];IF(MOD(ROW(); [.$H$1]) = 0; [.$B158] + 1; [.$B158]))" office:value-type="float" office:value="37" calcext:value-type="float">
            <text:p>37</text:p>
          </table:table-cell>
          <table:table-cell table:style-name="ce63" table:formula="of:=MAX([.$K$2];IF(MOD(ROW(); [.$H$2]) = 0; [.$C158] - 1; [.$C158]))" office:value-type="float" office:value="23" calcext:value-type="float">
            <text:p>23</text:p>
          </table:table-cell>
          <table:table-cell table:style-name="ce63" table:formula="of:=MIN([.$K$3];IF(MOD(ROW(); [.$H$3]) = 0; [.$D158] + 1; [.$D158]))" office:value-type="float" office:value="27" calcext:value-type="float">
            <text:p>27</text:p>
          </table:table-cell>
          <table:table-cell table:style-name="ce67" table:formula="of:=(([.$B159]+[.$C159])*[.$D159])/60" office:value-type="float" office:value="27" calcext:value-type="float">
            <text:p>27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159]+1" office:value-type="date" office:date-value="2022-04-17" calcext:value-type="date">
            <text:p>04/17/2022</text:p>
          </table:table-cell>
          <table:table-cell table:style-name="ce63" table:formula="of:=MIN([.$K$1];IF(MOD(ROW(); [.$H$1]) = 0; [.$B159] + 1; [.$B159]))" office:value-type="float" office:value="37" calcext:value-type="float">
            <text:p>37</text:p>
          </table:table-cell>
          <table:table-cell table:style-name="ce63" table:formula="of:=MAX([.$K$2];IF(MOD(ROW(); [.$H$2]) = 0; [.$C159] - 1; [.$C159]))" office:value-type="float" office:value="23" calcext:value-type="float">
            <text:p>23</text:p>
          </table:table-cell>
          <table:table-cell table:style-name="ce63" table:formula="of:=MIN([.$K$3];IF(MOD(ROW(); [.$H$3]) = 0; [.$D159] + 1; [.$D159]))" office:value-type="float" office:value="27" calcext:value-type="float">
            <text:p>27</text:p>
          </table:table-cell>
          <table:table-cell table:style-name="ce67" table:formula="of:=(([.$B160]+[.$C160])*[.$D160])/60" office:value-type="float" office:value="27" calcext:value-type="float">
            <text:p>27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160]+1" office:value-type="date" office:date-value="2022-04-18" calcext:value-type="date">
            <text:p>04/18/2022</text:p>
          </table:table-cell>
          <table:table-cell table:style-name="ce63" table:formula="of:=MIN([.$K$1];IF(MOD(ROW(); [.$H$1]) = 0; [.$B160] + 1; [.$B160]))" office:value-type="float" office:value="38" calcext:value-type="float">
            <text:p>38</text:p>
          </table:table-cell>
          <table:table-cell table:style-name="ce63" table:formula="of:=MAX([.$K$2];IF(MOD(ROW(); [.$H$2]) = 0; [.$C160] - 1; [.$C160]))" office:value-type="float" office:value="22" calcext:value-type="float">
            <text:p>22</text:p>
          </table:table-cell>
          <table:table-cell table:style-name="ce63" table:formula="of:=MIN([.$K$3];IF(MOD(ROW(); [.$H$3]) = 0; [.$D160] + 1; [.$D160]))" office:value-type="float" office:value="28" calcext:value-type="float">
            <text:p>28</text:p>
          </table:table-cell>
          <table:table-cell table:style-name="ce67" table:formula="of:=(([.$B161]+[.$C161])*[.$D161])/60" office:value-type="float" office:value="28" calcext:value-type="float">
            <text:p>28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161]+1" office:value-type="date" office:date-value="2022-04-19" calcext:value-type="date">
            <text:p>04/19/2022</text:p>
          </table:table-cell>
          <table:table-cell table:style-name="ce63" table:formula="of:=MIN([.$K$1];IF(MOD(ROW(); [.$H$1]) = 0; [.$B161] + 1; [.$B161]))" office:value-type="float" office:value="38" calcext:value-type="float">
            <text:p>38</text:p>
          </table:table-cell>
          <table:table-cell table:style-name="ce63" table:formula="of:=MAX([.$K$2];IF(MOD(ROW(); [.$H$2]) = 0; [.$C161] - 1; [.$C161]))" office:value-type="float" office:value="22" calcext:value-type="float">
            <text:p>22</text:p>
          </table:table-cell>
          <table:table-cell table:style-name="ce63" table:formula="of:=MIN([.$K$3];IF(MOD(ROW(); [.$H$3]) = 0; [.$D161] + 1; [.$D161]))" office:value-type="float" office:value="28" calcext:value-type="float">
            <text:p>28</text:p>
          </table:table-cell>
          <table:table-cell table:style-name="ce67" table:formula="of:=(([.$B162]+[.$C162])*[.$D162])/60" office:value-type="float" office:value="28" calcext:value-type="float">
            <text:p>28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162]+1" office:value-type="date" office:date-value="2022-04-20" calcext:value-type="date">
            <text:p>04/20/2022</text:p>
          </table:table-cell>
          <table:table-cell table:style-name="ce63" table:formula="of:=MIN([.$K$1];IF(MOD(ROW(); [.$H$1]) = 0; [.$B162] + 1; [.$B162]))" office:value-type="float" office:value="38" calcext:value-type="float">
            <text:p>38</text:p>
          </table:table-cell>
          <table:table-cell table:style-name="ce63" table:formula="of:=MAX([.$K$2];IF(MOD(ROW(); [.$H$2]) = 0; [.$C162] - 1; [.$C162]))" office:value-type="float" office:value="22" calcext:value-type="float">
            <text:p>22</text:p>
          </table:table-cell>
          <table:table-cell table:style-name="ce63" table:formula="of:=MIN([.$K$3];IF(MOD(ROW(); [.$H$3]) = 0; [.$D162] + 1; [.$D162]))" office:value-type="float" office:value="28" calcext:value-type="float">
            <text:p>28</text:p>
          </table:table-cell>
          <table:table-cell table:style-name="ce67" table:formula="of:=(([.$B163]+[.$C163])*[.$D163])/60" office:value-type="float" office:value="28" calcext:value-type="float">
            <text:p>28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163]+1" office:value-type="date" office:date-value="2022-04-21" calcext:value-type="date">
            <text:p>04/21/2022</text:p>
          </table:table-cell>
          <table:table-cell table:style-name="ce63" table:formula="of:=MIN([.$K$1];IF(MOD(ROW(); [.$H$1]) = 0; [.$B163] + 1; [.$B163]))" office:value-type="float" office:value="38" calcext:value-type="float">
            <text:p>38</text:p>
          </table:table-cell>
          <table:table-cell table:style-name="ce63" table:formula="of:=MAX([.$K$2];IF(MOD(ROW(); [.$H$2]) = 0; [.$C163] - 1; [.$C163]))" office:value-type="float" office:value="22" calcext:value-type="float">
            <text:p>22</text:p>
          </table:table-cell>
          <table:table-cell table:style-name="ce63" table:formula="of:=MIN([.$K$3];IF(MOD(ROW(); [.$H$3]) = 0; [.$D163] + 1; [.$D163]))" office:value-type="float" office:value="28" calcext:value-type="float">
            <text:p>28</text:p>
          </table:table-cell>
          <table:table-cell table:style-name="ce67" table:formula="of:=(([.$B164]+[.$C164])*[.$D164])/60" office:value-type="float" office:value="28" calcext:value-type="float">
            <text:p>28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164]+1" office:value-type="date" office:date-value="2022-04-22" calcext:value-type="date">
            <text:p>04/22/2022</text:p>
          </table:table-cell>
          <table:table-cell table:style-name="ce63" table:formula="of:=MIN([.$K$1];IF(MOD(ROW(); [.$H$1]) = 0; [.$B164] + 1; [.$B164]))" office:value-type="float" office:value="38" calcext:value-type="float">
            <text:p>38</text:p>
          </table:table-cell>
          <table:table-cell table:style-name="ce63" table:formula="of:=MAX([.$K$2];IF(MOD(ROW(); [.$H$2]) = 0; [.$C164] - 1; [.$C164]))" office:value-type="float" office:value="22" calcext:value-type="float">
            <text:p>22</text:p>
          </table:table-cell>
          <table:table-cell table:style-name="ce63" table:formula="of:=MIN([.$K$3];IF(MOD(ROW(); [.$H$3]) = 0; [.$D164] + 1; [.$D164]))" office:value-type="float" office:value="28" calcext:value-type="float">
            <text:p>28</text:p>
          </table:table-cell>
          <table:table-cell table:style-name="ce67" table:formula="of:=(([.$B165]+[.$C165])*[.$D165])/60" office:value-type="float" office:value="28" calcext:value-type="float">
            <text:p>28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165]+1" office:value-type="date" office:date-value="2022-04-23" calcext:value-type="date">
            <text:p>04/23/2022</text:p>
          </table:table-cell>
          <table:table-cell table:style-name="ce63" table:formula="of:=MIN([.$K$1];IF(MOD(ROW(); [.$H$1]) = 0; [.$B165] + 1; [.$B165]))" office:value-type="float" office:value="38" calcext:value-type="float">
            <text:p>38</text:p>
          </table:table-cell>
          <table:table-cell table:style-name="ce63" table:formula="of:=MAX([.$K$2];IF(MOD(ROW(); [.$H$2]) = 0; [.$C165] - 1; [.$C165]))" office:value-type="float" office:value="22" calcext:value-type="float">
            <text:p>22</text:p>
          </table:table-cell>
          <table:table-cell table:style-name="ce63" table:formula="of:=MIN([.$K$3];IF(MOD(ROW(); [.$H$3]) = 0; [.$D165] + 1; [.$D165]))" office:value-type="float" office:value="28" calcext:value-type="float">
            <text:p>28</text:p>
          </table:table-cell>
          <table:table-cell table:style-name="ce67" table:formula="of:=(([.$B166]+[.$C166])*[.$D166])/60" office:value-type="float" office:value="28" calcext:value-type="float">
            <text:p>28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166]+1" office:value-type="date" office:date-value="2022-04-24" calcext:value-type="date">
            <text:p>04/24/2022</text:p>
          </table:table-cell>
          <table:table-cell table:style-name="ce63" table:formula="of:=MIN([.$K$1];IF(MOD(ROW(); [.$H$1]) = 0; [.$B166] + 1; [.$B166]))" office:value-type="float" office:value="38" calcext:value-type="float">
            <text:p>38</text:p>
          </table:table-cell>
          <table:table-cell table:style-name="ce63" table:formula="of:=MAX([.$K$2];IF(MOD(ROW(); [.$H$2]) = 0; [.$C166] - 1; [.$C166]))" office:value-type="float" office:value="22" calcext:value-type="float">
            <text:p>22</text:p>
          </table:table-cell>
          <table:table-cell table:style-name="ce63" table:formula="of:=MIN([.$K$3];IF(MOD(ROW(); [.$H$3]) = 0; [.$D166] + 1; [.$D166]))" office:value-type="float" office:value="28" calcext:value-type="float">
            <text:p>28</text:p>
          </table:table-cell>
          <table:table-cell table:style-name="ce67" table:formula="of:=(([.$B167]+[.$C167])*[.$D167])/60" office:value-type="float" office:value="28" calcext:value-type="float">
            <text:p>28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167]+1" office:value-type="date" office:date-value="2022-04-25" calcext:value-type="date">
            <text:p>04/25/2022</text:p>
          </table:table-cell>
          <table:table-cell table:style-name="ce63" table:formula="of:=MIN([.$K$1];IF(MOD(ROW(); [.$H$1]) = 0; [.$B167] + 1; [.$B167]))" office:value-type="float" office:value="39" calcext:value-type="float">
            <text:p>39</text:p>
          </table:table-cell>
          <table:table-cell table:style-name="ce63" table:formula="of:=MAX([.$K$2];IF(MOD(ROW(); [.$H$2]) = 0; [.$C167] - 1; [.$C167]))" office:value-type="float" office:value="21" calcext:value-type="float">
            <text:p>21</text:p>
          </table:table-cell>
          <table:table-cell table:style-name="ce63" table:formula="of:=MIN([.$K$3];IF(MOD(ROW(); [.$H$3]) = 0; [.$D167] + 1; [.$D167]))" office:value-type="float" office:value="29" calcext:value-type="float">
            <text:p>29</text:p>
          </table:table-cell>
          <table:table-cell table:style-name="ce67" table:formula="of:=(([.$B168]+[.$C168])*[.$D168])/60" office:value-type="float" office:value="29" calcext:value-type="float">
            <text:p>29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168]+1" office:value-type="date" office:date-value="2022-04-26" calcext:value-type="date">
            <text:p>04/26/2022</text:p>
          </table:table-cell>
          <table:table-cell table:style-name="ce63" table:formula="of:=MIN([.$K$1];IF(MOD(ROW(); [.$H$1]) = 0; [.$B168] + 1; [.$B168]))" office:value-type="float" office:value="39" calcext:value-type="float">
            <text:p>39</text:p>
          </table:table-cell>
          <table:table-cell table:style-name="ce63" table:formula="of:=MAX([.$K$2];IF(MOD(ROW(); [.$H$2]) = 0; [.$C168] - 1; [.$C168]))" office:value-type="float" office:value="21" calcext:value-type="float">
            <text:p>21</text:p>
          </table:table-cell>
          <table:table-cell table:style-name="ce63" table:formula="of:=MIN([.$K$3];IF(MOD(ROW(); [.$H$3]) = 0; [.$D168] + 1; [.$D168]))" office:value-type="float" office:value="29" calcext:value-type="float">
            <text:p>29</text:p>
          </table:table-cell>
          <table:table-cell table:style-name="ce67" table:formula="of:=(([.$B169]+[.$C169])*[.$D169])/60" office:value-type="float" office:value="29" calcext:value-type="float">
            <text:p>29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169]+1" office:value-type="date" office:date-value="2022-04-27" calcext:value-type="date">
            <text:p>04/27/2022</text:p>
          </table:table-cell>
          <table:table-cell table:style-name="ce63" table:formula="of:=MIN([.$K$1];IF(MOD(ROW(); [.$H$1]) = 0; [.$B169] + 1; [.$B169]))" office:value-type="float" office:value="39" calcext:value-type="float">
            <text:p>39</text:p>
          </table:table-cell>
          <table:table-cell table:style-name="ce63" table:formula="of:=MAX([.$K$2];IF(MOD(ROW(); [.$H$2]) = 0; [.$C169] - 1; [.$C169]))" office:value-type="float" office:value="21" calcext:value-type="float">
            <text:p>21</text:p>
          </table:table-cell>
          <table:table-cell table:style-name="ce63" table:formula="of:=MIN([.$K$3];IF(MOD(ROW(); [.$H$3]) = 0; [.$D169] + 1; [.$D169]))" office:value-type="float" office:value="29" calcext:value-type="float">
            <text:p>29</text:p>
          </table:table-cell>
          <table:table-cell table:style-name="ce67" table:formula="of:=(([.$B170]+[.$C170])*[.$D170])/60" office:value-type="float" office:value="29" calcext:value-type="float">
            <text:p>29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170]+1" office:value-type="date" office:date-value="2022-04-28" calcext:value-type="date">
            <text:p>04/28/2022</text:p>
          </table:table-cell>
          <table:table-cell table:style-name="ce63" table:formula="of:=MIN([.$K$1];IF(MOD(ROW(); [.$H$1]) = 0; [.$B170] + 1; [.$B170]))" office:value-type="float" office:value="39" calcext:value-type="float">
            <text:p>39</text:p>
          </table:table-cell>
          <table:table-cell table:style-name="ce63" table:formula="of:=MAX([.$K$2];IF(MOD(ROW(); [.$H$2]) = 0; [.$C170] - 1; [.$C170]))" office:value-type="float" office:value="21" calcext:value-type="float">
            <text:p>21</text:p>
          </table:table-cell>
          <table:table-cell table:style-name="ce63" table:formula="of:=MIN([.$K$3];IF(MOD(ROW(); [.$H$3]) = 0; [.$D170] + 1; [.$D170]))" office:value-type="float" office:value="29" calcext:value-type="float">
            <text:p>29</text:p>
          </table:table-cell>
          <table:table-cell table:style-name="ce67" table:formula="of:=(([.$B171]+[.$C171])*[.$D171])/60" office:value-type="float" office:value="29" calcext:value-type="float">
            <text:p>29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171]+1" office:value-type="date" office:date-value="2022-04-29" calcext:value-type="date">
            <text:p>04/29/2022</text:p>
          </table:table-cell>
          <table:table-cell table:style-name="ce63" table:formula="of:=MIN([.$K$1];IF(MOD(ROW(); [.$H$1]) = 0; [.$B171] + 1; [.$B171]))" office:value-type="float" office:value="39" calcext:value-type="float">
            <text:p>39</text:p>
          </table:table-cell>
          <table:table-cell table:style-name="ce63" table:formula="of:=MAX([.$K$2];IF(MOD(ROW(); [.$H$2]) = 0; [.$C171] - 1; [.$C171]))" office:value-type="float" office:value="21" calcext:value-type="float">
            <text:p>21</text:p>
          </table:table-cell>
          <table:table-cell table:style-name="ce63" table:formula="of:=MIN([.$K$3];IF(MOD(ROW(); [.$H$3]) = 0; [.$D171] + 1; [.$D171]))" office:value-type="float" office:value="29" calcext:value-type="float">
            <text:p>29</text:p>
          </table:table-cell>
          <table:table-cell table:style-name="ce67" table:formula="of:=(([.$B172]+[.$C172])*[.$D172])/60" office:value-type="float" office:value="29" calcext:value-type="float">
            <text:p>29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172]+1" office:value-type="date" office:date-value="2022-04-30" calcext:value-type="date">
            <text:p>04/30/2022</text:p>
          </table:table-cell>
          <table:table-cell table:style-name="ce63" table:formula="of:=MIN([.$K$1];IF(MOD(ROW(); [.$H$1]) = 0; [.$B172] + 1; [.$B172]))" office:value-type="float" office:value="39" calcext:value-type="float">
            <text:p>39</text:p>
          </table:table-cell>
          <table:table-cell table:style-name="ce63" table:formula="of:=MAX([.$K$2];IF(MOD(ROW(); [.$H$2]) = 0; [.$C172] - 1; [.$C172]))" office:value-type="float" office:value="21" calcext:value-type="float">
            <text:p>21</text:p>
          </table:table-cell>
          <table:table-cell table:style-name="ce63" table:formula="of:=MIN([.$K$3];IF(MOD(ROW(); [.$H$3]) = 0; [.$D172] + 1; [.$D172]))" office:value-type="float" office:value="29" calcext:value-type="float">
            <text:p>29</text:p>
          </table:table-cell>
          <table:table-cell table:style-name="ce67" table:formula="of:=(([.$B173]+[.$C173])*[.$D173])/60" office:value-type="float" office:value="29" calcext:value-type="float">
            <text:p>29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173]+1" office:value-type="date" office:date-value="2022-05-01" calcext:value-type="date">
            <text:p>05/01/2022</text:p>
          </table:table-cell>
          <table:table-cell table:style-name="ce63" table:formula="of:=MIN([.$K$1];IF(MOD(ROW(); [.$H$1]) = 0; [.$B173] + 1; [.$B173]))" office:value-type="float" office:value="39" calcext:value-type="float">
            <text:p>39</text:p>
          </table:table-cell>
          <table:table-cell table:style-name="ce63" table:formula="of:=MAX([.$K$2];IF(MOD(ROW(); [.$H$2]) = 0; [.$C173] - 1; [.$C173]))" office:value-type="float" office:value="21" calcext:value-type="float">
            <text:p>21</text:p>
          </table:table-cell>
          <table:table-cell table:style-name="ce63" table:formula="of:=MIN([.$K$3];IF(MOD(ROW(); [.$H$3]) = 0; [.$D173] + 1; [.$D173]))" office:value-type="float" office:value="29" calcext:value-type="float">
            <text:p>29</text:p>
          </table:table-cell>
          <table:table-cell table:style-name="ce67" table:formula="of:=(([.$B174]+[.$C174])*[.$D174])/60" office:value-type="float" office:value="29" calcext:value-type="float">
            <text:p>29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174]+1" office:value-type="date" office:date-value="2022-05-02" calcext:value-type="date">
            <text:p>05/02/2022</text:p>
          </table:table-cell>
          <table:table-cell table:style-name="ce63" table:formula="of:=MIN([.$K$1];IF(MOD(ROW(); [.$H$1]) = 0; [.$B174] + 1; [.$B174]))" office:value-type="float" office:value="40" calcext:value-type="float">
            <text:p>40</text:p>
          </table:table-cell>
          <table:table-cell table:style-name="ce63" table:formula="of:=MAX([.$K$2];IF(MOD(ROW(); [.$H$2]) = 0; [.$C174] - 1; [.$C174]))" office:value-type="float" office:value="20" calcext:value-type="float">
            <text:p>20</text:p>
          </table:table-cell>
          <table:table-cell table:style-name="ce63" table:formula="of:=MIN([.$K$3];IF(MOD(ROW(); [.$H$3]) = 0; [.$D174] + 1; [.$D174]))" office:value-type="float" office:value="30" calcext:value-type="float">
            <text:p>30</text:p>
          </table:table-cell>
          <table:table-cell table:style-name="ce67" table:formula="of:=(([.$B175]+[.$C175])*[.$D175])/60" office:value-type="float" office:value="30" calcext:value-type="float">
            <text:p>30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175]+1" office:value-type="date" office:date-value="2022-05-03" calcext:value-type="date">
            <text:p>05/03/2022</text:p>
          </table:table-cell>
          <table:table-cell table:style-name="ce63" table:formula="of:=MIN([.$K$1];IF(MOD(ROW(); [.$H$1]) = 0; [.$B175] + 1; [.$B175]))" office:value-type="float" office:value="40" calcext:value-type="float">
            <text:p>40</text:p>
          </table:table-cell>
          <table:table-cell table:style-name="ce63" table:formula="of:=MAX([.$K$2];IF(MOD(ROW(); [.$H$2]) = 0; [.$C175] - 1; [.$C175]))" office:value-type="float" office:value="20" calcext:value-type="float">
            <text:p>20</text:p>
          </table:table-cell>
          <table:table-cell table:style-name="ce63" table:formula="of:=MIN([.$K$3];IF(MOD(ROW(); [.$H$3]) = 0; [.$D175] + 1; [.$D175]))" office:value-type="float" office:value="30" calcext:value-type="float">
            <text:p>30</text:p>
          </table:table-cell>
          <table:table-cell table:style-name="ce67" table:formula="of:=(([.$B176]+[.$C176])*[.$D176])/60" office:value-type="float" office:value="30" calcext:value-type="float">
            <text:p>30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176]+1" office:value-type="date" office:date-value="2022-05-04" calcext:value-type="date">
            <text:p>05/04/2022</text:p>
          </table:table-cell>
          <table:table-cell table:style-name="ce63" table:formula="of:=MIN([.$K$1];IF(MOD(ROW(); [.$H$1]) = 0; [.$B176] + 1; [.$B176]))" office:value-type="float" office:value="40" calcext:value-type="float">
            <text:p>40</text:p>
          </table:table-cell>
          <table:table-cell table:style-name="ce63" table:formula="of:=MAX([.$K$2];IF(MOD(ROW(); [.$H$2]) = 0; [.$C176] - 1; [.$C176]))" office:value-type="float" office:value="20" calcext:value-type="float">
            <text:p>20</text:p>
          </table:table-cell>
          <table:table-cell table:style-name="ce63" table:formula="of:=MIN([.$K$3];IF(MOD(ROW(); [.$H$3]) = 0; [.$D176] + 1; [.$D176]))" office:value-type="float" office:value="30" calcext:value-type="float">
            <text:p>30</text:p>
          </table:table-cell>
          <table:table-cell table:style-name="ce67" table:formula="of:=(([.$B177]+[.$C177])*[.$D177])/60" office:value-type="float" office:value="30" calcext:value-type="float">
            <text:p>30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177]+1" office:value-type="date" office:date-value="2022-05-05" calcext:value-type="date">
            <text:p>05/05/2022</text:p>
          </table:table-cell>
          <table:table-cell table:style-name="ce63" table:formula="of:=MIN([.$K$1];IF(MOD(ROW(); [.$H$1]) = 0; [.$B177] + 1; [.$B177]))" office:value-type="float" office:value="40" calcext:value-type="float">
            <text:p>40</text:p>
          </table:table-cell>
          <table:table-cell table:style-name="ce63" table:formula="of:=MAX([.$K$2];IF(MOD(ROW(); [.$H$2]) = 0; [.$C177] - 1; [.$C177]))" office:value-type="float" office:value="20" calcext:value-type="float">
            <text:p>20</text:p>
          </table:table-cell>
          <table:table-cell table:style-name="ce63" table:formula="of:=MIN([.$K$3];IF(MOD(ROW(); [.$H$3]) = 0; [.$D177] + 1; [.$D177]))" office:value-type="float" office:value="30" calcext:value-type="float">
            <text:p>30</text:p>
          </table:table-cell>
          <table:table-cell table:style-name="ce67" table:formula="of:=(([.$B178]+[.$C178])*[.$D178])/60" office:value-type="float" office:value="30" calcext:value-type="float">
            <text:p>30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178]+1" office:value-type="date" office:date-value="2022-05-06" calcext:value-type="date">
            <text:p>05/06/2022</text:p>
          </table:table-cell>
          <table:table-cell table:style-name="ce63" table:formula="of:=MIN([.$K$1];IF(MOD(ROW(); [.$H$1]) = 0; [.$B178] + 1; [.$B178]))" office:value-type="float" office:value="40" calcext:value-type="float">
            <text:p>40</text:p>
          </table:table-cell>
          <table:table-cell table:style-name="ce63" table:formula="of:=MAX([.$K$2];IF(MOD(ROW(); [.$H$2]) = 0; [.$C178] - 1; [.$C178]))" office:value-type="float" office:value="20" calcext:value-type="float">
            <text:p>20</text:p>
          </table:table-cell>
          <table:table-cell table:style-name="ce63" table:formula="of:=MIN([.$K$3];IF(MOD(ROW(); [.$H$3]) = 0; [.$D178] + 1; [.$D178]))" office:value-type="float" office:value="30" calcext:value-type="float">
            <text:p>30</text:p>
          </table:table-cell>
          <table:table-cell table:style-name="ce67" table:formula="of:=(([.$B179]+[.$C179])*[.$D179])/60" office:value-type="float" office:value="30" calcext:value-type="float">
            <text:p>30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179]+1" office:value-type="date" office:date-value="2022-05-07" calcext:value-type="date">
            <text:p>05/07/2022</text:p>
          </table:table-cell>
          <table:table-cell table:style-name="ce63" table:formula="of:=MIN([.$K$1];IF(MOD(ROW(); [.$H$1]) = 0; [.$B179] + 1; [.$B179]))" office:value-type="float" office:value="40" calcext:value-type="float">
            <text:p>40</text:p>
          </table:table-cell>
          <table:table-cell table:style-name="ce63" table:formula="of:=MAX([.$K$2];IF(MOD(ROW(); [.$H$2]) = 0; [.$C179] - 1; [.$C179]))" office:value-type="float" office:value="20" calcext:value-type="float">
            <text:p>20</text:p>
          </table:table-cell>
          <table:table-cell table:style-name="ce63" table:formula="of:=MIN([.$K$3];IF(MOD(ROW(); [.$H$3]) = 0; [.$D179] + 1; [.$D179]))" office:value-type="float" office:value="30" calcext:value-type="float">
            <text:p>30</text:p>
          </table:table-cell>
          <table:table-cell table:style-name="ce67" table:formula="of:=(([.$B180]+[.$C180])*[.$D180])/60" office:value-type="float" office:value="30" calcext:value-type="float">
            <text:p>30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180]+1" office:value-type="date" office:date-value="2022-05-08" calcext:value-type="date">
            <text:p>05/08/2022</text:p>
          </table:table-cell>
          <table:table-cell table:style-name="ce63" table:formula="of:=MIN([.$K$1];IF(MOD(ROW(); [.$H$1]) = 0; [.$B180] + 1; [.$B180]))" office:value-type="float" office:value="40" calcext:value-type="float">
            <text:p>40</text:p>
          </table:table-cell>
          <table:table-cell table:style-name="ce63" table:formula="of:=MAX([.$K$2];IF(MOD(ROW(); [.$H$2]) = 0; [.$C180] - 1; [.$C180]))" office:value-type="float" office:value="20" calcext:value-type="float">
            <text:p>20</text:p>
          </table:table-cell>
          <table:table-cell table:style-name="ce63" table:formula="of:=MIN([.$K$3];IF(MOD(ROW(); [.$H$3]) = 0; [.$D180] + 1; [.$D180]))" office:value-type="float" office:value="30" calcext:value-type="float">
            <text:p>30</text:p>
          </table:table-cell>
          <table:table-cell table:style-name="ce67" table:formula="of:=(([.$B181]+[.$C181])*[.$D181])/60" office:value-type="float" office:value="30" calcext:value-type="float">
            <text:p>30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181]+1" office:value-type="date" office:date-value="2022-05-09" calcext:value-type="date">
            <text:p>05/09/2022</text:p>
          </table:table-cell>
          <table:table-cell table:style-name="ce63" table:formula="of:=MIN([.$K$1];IF(MOD(ROW(); [.$H$1]) = 0; [.$B181] + 1; [.$B181]))" office:value-type="float" office:value="41" calcext:value-type="float">
            <text:p>41</text:p>
          </table:table-cell>
          <table:table-cell table:style-name="ce63" table:formula="of:=MAX([.$K$2];IF(MOD(ROW(); [.$H$2]) = 0; [.$C181] - 1; [.$C181]))" office:value-type="float" office:value="19" calcext:value-type="float">
            <text:p>19</text:p>
          </table:table-cell>
          <table:table-cell table:style-name="ce63" table:formula="of:=MIN([.$K$3];IF(MOD(ROW(); [.$H$3]) = 0; [.$D181] + 1; [.$D181]))" office:value-type="float" office:value="30" calcext:value-type="float">
            <text:p>30</text:p>
          </table:table-cell>
          <table:table-cell table:style-name="ce67" table:formula="of:=(([.$B182]+[.$C182])*[.$D182])/60" office:value-type="float" office:value="30" calcext:value-type="float">
            <text:p>30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182]+1" office:value-type="date" office:date-value="2022-05-10" calcext:value-type="date">
            <text:p>05/10/2022</text:p>
          </table:table-cell>
          <table:table-cell table:style-name="ce63" table:formula="of:=MIN([.$K$1];IF(MOD(ROW(); [.$H$1]) = 0; [.$B182] + 1; [.$B182]))" office:value-type="float" office:value="41" calcext:value-type="float">
            <text:p>41</text:p>
          </table:table-cell>
          <table:table-cell table:style-name="ce63" table:formula="of:=MAX([.$K$2];IF(MOD(ROW(); [.$H$2]) = 0; [.$C182] - 1; [.$C182]))" office:value-type="float" office:value="19" calcext:value-type="float">
            <text:p>19</text:p>
          </table:table-cell>
          <table:table-cell table:style-name="ce63" table:formula="of:=MIN([.$K$3];IF(MOD(ROW(); [.$H$3]) = 0; [.$D182] + 1; [.$D182]))" office:value-type="float" office:value="30" calcext:value-type="float">
            <text:p>30</text:p>
          </table:table-cell>
          <table:table-cell table:style-name="ce67" table:formula="of:=(([.$B183]+[.$C183])*[.$D183])/60" office:value-type="float" office:value="30" calcext:value-type="float">
            <text:p>30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183]+1" office:value-type="date" office:date-value="2022-05-11" calcext:value-type="date">
            <text:p>05/11/2022</text:p>
          </table:table-cell>
          <table:table-cell table:style-name="ce63" table:formula="of:=MIN([.$K$1];IF(MOD(ROW(); [.$H$1]) = 0; [.$B183] + 1; [.$B183]))" office:value-type="float" office:value="41" calcext:value-type="float">
            <text:p>41</text:p>
          </table:table-cell>
          <table:table-cell table:style-name="ce63" table:formula="of:=MAX([.$K$2];IF(MOD(ROW(); [.$H$2]) = 0; [.$C183] - 1; [.$C183]))" office:value-type="float" office:value="19" calcext:value-type="float">
            <text:p>19</text:p>
          </table:table-cell>
          <table:table-cell table:style-name="ce63" table:formula="of:=MIN([.$K$3];IF(MOD(ROW(); [.$H$3]) = 0; [.$D183] + 1; [.$D183]))" office:value-type="float" office:value="30" calcext:value-type="float">
            <text:p>30</text:p>
          </table:table-cell>
          <table:table-cell table:style-name="ce67" table:formula="of:=(([.$B184]+[.$C184])*[.$D184])/60" office:value-type="float" office:value="30" calcext:value-type="float">
            <text:p>30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184]+1" office:value-type="date" office:date-value="2022-05-12" calcext:value-type="date">
            <text:p>05/12/2022</text:p>
          </table:table-cell>
          <table:table-cell table:style-name="ce63" table:formula="of:=MIN([.$K$1];IF(MOD(ROW(); [.$H$1]) = 0; [.$B184] + 1; [.$B184]))" office:value-type="float" office:value="41" calcext:value-type="float">
            <text:p>41</text:p>
          </table:table-cell>
          <table:table-cell table:style-name="ce63" table:formula="of:=MAX([.$K$2];IF(MOD(ROW(); [.$H$2]) = 0; [.$C184] - 1; [.$C184]))" office:value-type="float" office:value="19" calcext:value-type="float">
            <text:p>19</text:p>
          </table:table-cell>
          <table:table-cell table:style-name="ce63" table:formula="of:=MIN([.$K$3];IF(MOD(ROW(); [.$H$3]) = 0; [.$D184] + 1; [.$D184]))" office:value-type="float" office:value="30" calcext:value-type="float">
            <text:p>30</text:p>
          </table:table-cell>
          <table:table-cell table:style-name="ce67" table:formula="of:=(([.$B185]+[.$C185])*[.$D185])/60" office:value-type="float" office:value="30" calcext:value-type="float">
            <text:p>30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185]+1" office:value-type="date" office:date-value="2022-05-13" calcext:value-type="date">
            <text:p>05/13/2022</text:p>
          </table:table-cell>
          <table:table-cell table:style-name="ce63" table:formula="of:=MIN([.$K$1];IF(MOD(ROW(); [.$H$1]) = 0; [.$B185] + 1; [.$B185]))" office:value-type="float" office:value="41" calcext:value-type="float">
            <text:p>41</text:p>
          </table:table-cell>
          <table:table-cell table:style-name="ce63" table:formula="of:=MAX([.$K$2];IF(MOD(ROW(); [.$H$2]) = 0; [.$C185] - 1; [.$C185]))" office:value-type="float" office:value="19" calcext:value-type="float">
            <text:p>19</text:p>
          </table:table-cell>
          <table:table-cell table:style-name="ce63" table:formula="of:=MIN([.$K$3];IF(MOD(ROW(); [.$H$3]) = 0; [.$D185] + 1; [.$D185]))" office:value-type="float" office:value="30" calcext:value-type="float">
            <text:p>30</text:p>
          </table:table-cell>
          <table:table-cell table:style-name="ce67" table:formula="of:=(([.$B186]+[.$C186])*[.$D186])/60" office:value-type="float" office:value="30" calcext:value-type="float">
            <text:p>30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186]+1" office:value-type="date" office:date-value="2022-05-14" calcext:value-type="date">
            <text:p>05/14/2022</text:p>
          </table:table-cell>
          <table:table-cell table:style-name="ce63" table:formula="of:=MIN([.$K$1];IF(MOD(ROW(); [.$H$1]) = 0; [.$B186] + 1; [.$B186]))" office:value-type="float" office:value="41" calcext:value-type="float">
            <text:p>41</text:p>
          </table:table-cell>
          <table:table-cell table:style-name="ce63" table:formula="of:=MAX([.$K$2];IF(MOD(ROW(); [.$H$2]) = 0; [.$C186] - 1; [.$C186]))" office:value-type="float" office:value="19" calcext:value-type="float">
            <text:p>19</text:p>
          </table:table-cell>
          <table:table-cell table:style-name="ce63" table:formula="of:=MIN([.$K$3];IF(MOD(ROW(); [.$H$3]) = 0; [.$D186] + 1; [.$D186]))" office:value-type="float" office:value="30" calcext:value-type="float">
            <text:p>30</text:p>
          </table:table-cell>
          <table:table-cell table:style-name="ce67" table:formula="of:=(([.$B187]+[.$C187])*[.$D187])/60" office:value-type="float" office:value="30" calcext:value-type="float">
            <text:p>30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187]+1" office:value-type="date" office:date-value="2022-05-15" calcext:value-type="date">
            <text:p>05/15/2022</text:p>
          </table:table-cell>
          <table:table-cell table:style-name="ce63" table:formula="of:=MIN([.$K$1];IF(MOD(ROW(); [.$H$1]) = 0; [.$B187] + 1; [.$B187]))" office:value-type="float" office:value="41" calcext:value-type="float">
            <text:p>41</text:p>
          </table:table-cell>
          <table:table-cell table:style-name="ce63" table:formula="of:=MAX([.$K$2];IF(MOD(ROW(); [.$H$2]) = 0; [.$C187] - 1; [.$C187]))" office:value-type="float" office:value="19" calcext:value-type="float">
            <text:p>19</text:p>
          </table:table-cell>
          <table:table-cell table:style-name="ce63" table:formula="of:=MIN([.$K$3];IF(MOD(ROW(); [.$H$3]) = 0; [.$D187] + 1; [.$D187]))" office:value-type="float" office:value="30" calcext:value-type="float">
            <text:p>30</text:p>
          </table:table-cell>
          <table:table-cell table:style-name="ce67" table:formula="of:=(([.$B188]+[.$C188])*[.$D188])/60" office:value-type="float" office:value="30" calcext:value-type="float">
            <text:p>30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188]+1" office:value-type="date" office:date-value="2022-05-16" calcext:value-type="date">
            <text:p>05/16/2022</text:p>
          </table:table-cell>
          <table:table-cell table:style-name="ce63" table:formula="of:=MIN([.$K$1];IF(MOD(ROW(); [.$H$1]) = 0; [.$B188] + 1; [.$B188]))" office:value-type="float" office:value="42" calcext:value-type="float">
            <text:p>42</text:p>
          </table:table-cell>
          <table:table-cell table:style-name="ce63" table:formula="of:=MAX([.$K$2];IF(MOD(ROW(); [.$H$2]) = 0; [.$C188] - 1; [.$C188]))" office:value-type="float" office:value="18" calcext:value-type="float">
            <text:p>18</text:p>
          </table:table-cell>
          <table:table-cell table:style-name="ce63" table:formula="of:=MIN([.$K$3];IF(MOD(ROW(); [.$H$3]) = 0; [.$D188] + 1; [.$D188]))" office:value-type="float" office:value="30" calcext:value-type="float">
            <text:p>30</text:p>
          </table:table-cell>
          <table:table-cell table:style-name="ce67" table:formula="of:=(([.$B189]+[.$C189])*[.$D189])/60" office:value-type="float" office:value="30" calcext:value-type="float">
            <text:p>30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189]+1" office:value-type="date" office:date-value="2022-05-17" calcext:value-type="date">
            <text:p>05/17/2022</text:p>
          </table:table-cell>
          <table:table-cell table:style-name="ce63" table:formula="of:=MIN([.$K$1];IF(MOD(ROW(); [.$H$1]) = 0; [.$B189] + 1; [.$B189]))" office:value-type="float" office:value="42" calcext:value-type="float">
            <text:p>42</text:p>
          </table:table-cell>
          <table:table-cell table:style-name="ce63" table:formula="of:=MAX([.$K$2];IF(MOD(ROW(); [.$H$2]) = 0; [.$C189] - 1; [.$C189]))" office:value-type="float" office:value="18" calcext:value-type="float">
            <text:p>18</text:p>
          </table:table-cell>
          <table:table-cell table:style-name="ce63" table:formula="of:=MIN([.$K$3];IF(MOD(ROW(); [.$H$3]) = 0; [.$D189] + 1; [.$D189]))" office:value-type="float" office:value="30" calcext:value-type="float">
            <text:p>30</text:p>
          </table:table-cell>
          <table:table-cell table:style-name="ce67" table:formula="of:=(([.$B190]+[.$C190])*[.$D190])/60" office:value-type="float" office:value="30" calcext:value-type="float">
            <text:p>30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190]+1" office:value-type="date" office:date-value="2022-05-18" calcext:value-type="date">
            <text:p>05/18/2022</text:p>
          </table:table-cell>
          <table:table-cell table:style-name="ce63" table:formula="of:=MIN([.$K$1];IF(MOD(ROW(); [.$H$1]) = 0; [.$B190] + 1; [.$B190]))" office:value-type="float" office:value="42" calcext:value-type="float">
            <text:p>42</text:p>
          </table:table-cell>
          <table:table-cell table:style-name="ce63" table:formula="of:=MAX([.$K$2];IF(MOD(ROW(); [.$H$2]) = 0; [.$C190] - 1; [.$C190]))" office:value-type="float" office:value="18" calcext:value-type="float">
            <text:p>18</text:p>
          </table:table-cell>
          <table:table-cell table:style-name="ce63" table:formula="of:=MIN([.$K$3];IF(MOD(ROW(); [.$H$3]) = 0; [.$D190] + 1; [.$D190]))" office:value-type="float" office:value="30" calcext:value-type="float">
            <text:p>30</text:p>
          </table:table-cell>
          <table:table-cell table:style-name="ce67" table:formula="of:=(([.$B191]+[.$C191])*[.$D191])/60" office:value-type="float" office:value="30" calcext:value-type="float">
            <text:p>30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191]+1" office:value-type="date" office:date-value="2022-05-19" calcext:value-type="date">
            <text:p>05/19/2022</text:p>
          </table:table-cell>
          <table:table-cell table:style-name="ce63" table:formula="of:=MIN([.$K$1];IF(MOD(ROW(); [.$H$1]) = 0; [.$B191] + 1; [.$B191]))" office:value-type="float" office:value="42" calcext:value-type="float">
            <text:p>42</text:p>
          </table:table-cell>
          <table:table-cell table:style-name="ce63" table:formula="of:=MAX([.$K$2];IF(MOD(ROW(); [.$H$2]) = 0; [.$C191] - 1; [.$C191]))" office:value-type="float" office:value="18" calcext:value-type="float">
            <text:p>18</text:p>
          </table:table-cell>
          <table:table-cell table:style-name="ce63" table:formula="of:=MIN([.$K$3];IF(MOD(ROW(); [.$H$3]) = 0; [.$D191] + 1; [.$D191]))" office:value-type="float" office:value="30" calcext:value-type="float">
            <text:p>30</text:p>
          </table:table-cell>
          <table:table-cell table:style-name="ce67" table:formula="of:=(([.$B192]+[.$C192])*[.$D192])/60" office:value-type="float" office:value="30" calcext:value-type="float">
            <text:p>30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192]+1" office:value-type="date" office:date-value="2022-05-20" calcext:value-type="date">
            <text:p>05/20/2022</text:p>
          </table:table-cell>
          <table:table-cell table:style-name="ce63" table:formula="of:=MIN([.$K$1];IF(MOD(ROW(); [.$H$1]) = 0; [.$B192] + 1; [.$B192]))" office:value-type="float" office:value="42" calcext:value-type="float">
            <text:p>42</text:p>
          </table:table-cell>
          <table:table-cell table:style-name="ce63" table:formula="of:=MAX([.$K$2];IF(MOD(ROW(); [.$H$2]) = 0; [.$C192] - 1; [.$C192]))" office:value-type="float" office:value="18" calcext:value-type="float">
            <text:p>18</text:p>
          </table:table-cell>
          <table:table-cell table:style-name="ce63" table:formula="of:=MIN([.$K$3];IF(MOD(ROW(); [.$H$3]) = 0; [.$D192] + 1; [.$D192]))" office:value-type="float" office:value="30" calcext:value-type="float">
            <text:p>30</text:p>
          </table:table-cell>
          <table:table-cell table:style-name="ce67" table:formula="of:=(([.$B193]+[.$C193])*[.$D193])/60" office:value-type="float" office:value="30" calcext:value-type="float">
            <text:p>30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193]+1" office:value-type="date" office:date-value="2022-05-21" calcext:value-type="date">
            <text:p>05/21/2022</text:p>
          </table:table-cell>
          <table:table-cell table:style-name="ce63" table:formula="of:=MIN([.$K$1];IF(MOD(ROW(); [.$H$1]) = 0; [.$B193] + 1; [.$B193]))" office:value-type="float" office:value="42" calcext:value-type="float">
            <text:p>42</text:p>
          </table:table-cell>
          <table:table-cell table:style-name="ce63" table:formula="of:=MAX([.$K$2];IF(MOD(ROW(); [.$H$2]) = 0; [.$C193] - 1; [.$C193]))" office:value-type="float" office:value="18" calcext:value-type="float">
            <text:p>18</text:p>
          </table:table-cell>
          <table:table-cell table:style-name="ce63" table:formula="of:=MIN([.$K$3];IF(MOD(ROW(); [.$H$3]) = 0; [.$D193] + 1; [.$D193]))" office:value-type="float" office:value="30" calcext:value-type="float">
            <text:p>30</text:p>
          </table:table-cell>
          <table:table-cell table:style-name="ce67" table:formula="of:=(([.$B194]+[.$C194])*[.$D194])/60" office:value-type="float" office:value="30" calcext:value-type="float">
            <text:p>30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194]+1" office:value-type="date" office:date-value="2022-05-22" calcext:value-type="date">
            <text:p>05/22/2022</text:p>
          </table:table-cell>
          <table:table-cell table:style-name="ce63" table:formula="of:=MIN([.$K$1];IF(MOD(ROW(); [.$H$1]) = 0; [.$B194] + 1; [.$B194]))" office:value-type="float" office:value="42" calcext:value-type="float">
            <text:p>42</text:p>
          </table:table-cell>
          <table:table-cell table:style-name="ce63" table:formula="of:=MAX([.$K$2];IF(MOD(ROW(); [.$H$2]) = 0; [.$C194] - 1; [.$C194]))" office:value-type="float" office:value="18" calcext:value-type="float">
            <text:p>18</text:p>
          </table:table-cell>
          <table:table-cell table:style-name="ce63" table:formula="of:=MIN([.$K$3];IF(MOD(ROW(); [.$H$3]) = 0; [.$D194] + 1; [.$D194]))" office:value-type="float" office:value="30" calcext:value-type="float">
            <text:p>30</text:p>
          </table:table-cell>
          <table:table-cell table:style-name="ce67" table:formula="of:=(([.$B195]+[.$C195])*[.$D195])/60" office:value-type="float" office:value="30" calcext:value-type="float">
            <text:p>30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195]+1" office:value-type="date" office:date-value="2022-05-23" calcext:value-type="date">
            <text:p>05/23/2022</text:p>
          </table:table-cell>
          <table:table-cell table:style-name="ce63" table:formula="of:=MIN([.$K$1];IF(MOD(ROW(); [.$H$1]) = 0; [.$B195] + 1; [.$B195]))" office:value-type="float" office:value="43" calcext:value-type="float">
            <text:p>43</text:p>
          </table:table-cell>
          <table:table-cell table:style-name="ce63" table:formula="of:=MAX([.$K$2];IF(MOD(ROW(); [.$H$2]) = 0; [.$C195] - 1; [.$C195]))" office:value-type="float" office:value="17" calcext:value-type="float">
            <text:p>17</text:p>
          </table:table-cell>
          <table:table-cell table:style-name="ce63" table:formula="of:=MIN([.$K$3];IF(MOD(ROW(); [.$H$3]) = 0; [.$D195] + 1; [.$D195]))" office:value-type="float" office:value="30" calcext:value-type="float">
            <text:p>30</text:p>
          </table:table-cell>
          <table:table-cell table:style-name="ce67" table:formula="of:=(([.$B196]+[.$C196])*[.$D196])/60" office:value-type="float" office:value="30" calcext:value-type="float">
            <text:p>30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196]+1" office:value-type="date" office:date-value="2022-05-24" calcext:value-type="date">
            <text:p>05/24/2022</text:p>
          </table:table-cell>
          <table:table-cell table:style-name="ce63" table:formula="of:=MIN([.$K$1];IF(MOD(ROW(); [.$H$1]) = 0; [.$B196] + 1; [.$B196]))" office:value-type="float" office:value="43" calcext:value-type="float">
            <text:p>43</text:p>
          </table:table-cell>
          <table:table-cell table:style-name="ce63" table:formula="of:=MAX([.$K$2];IF(MOD(ROW(); [.$H$2]) = 0; [.$C196] - 1; [.$C196]))" office:value-type="float" office:value="17" calcext:value-type="float">
            <text:p>17</text:p>
          </table:table-cell>
          <table:table-cell table:style-name="ce63" table:formula="of:=MIN([.$K$3];IF(MOD(ROW(); [.$H$3]) = 0; [.$D196] + 1; [.$D196]))" office:value-type="float" office:value="30" calcext:value-type="float">
            <text:p>30</text:p>
          </table:table-cell>
          <table:table-cell table:style-name="ce67" table:formula="of:=(([.$B197]+[.$C197])*[.$D197])/60" office:value-type="float" office:value="30" calcext:value-type="float">
            <text:p>30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197]+1" office:value-type="date" office:date-value="2022-05-25" calcext:value-type="date">
            <text:p>05/25/2022</text:p>
          </table:table-cell>
          <table:table-cell table:style-name="ce63" table:formula="of:=MIN([.$K$1];IF(MOD(ROW(); [.$H$1]) = 0; [.$B197] + 1; [.$B197]))" office:value-type="float" office:value="43" calcext:value-type="float">
            <text:p>43</text:p>
          </table:table-cell>
          <table:table-cell table:style-name="ce63" table:formula="of:=MAX([.$K$2];IF(MOD(ROW(); [.$H$2]) = 0; [.$C197] - 1; [.$C197]))" office:value-type="float" office:value="17" calcext:value-type="float">
            <text:p>17</text:p>
          </table:table-cell>
          <table:table-cell table:style-name="ce63" table:formula="of:=MIN([.$K$3];IF(MOD(ROW(); [.$H$3]) = 0; [.$D197] + 1; [.$D197]))" office:value-type="float" office:value="30" calcext:value-type="float">
            <text:p>30</text:p>
          </table:table-cell>
          <table:table-cell table:style-name="ce67" table:formula="of:=(([.$B198]+[.$C198])*[.$D198])/60" office:value-type="float" office:value="30" calcext:value-type="float">
            <text:p>30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198]+1" office:value-type="date" office:date-value="2022-05-26" calcext:value-type="date">
            <text:p>05/26/2022</text:p>
          </table:table-cell>
          <table:table-cell table:style-name="ce63" table:formula="of:=MIN([.$K$1];IF(MOD(ROW(); [.$H$1]) = 0; [.$B198] + 1; [.$B198]))" office:value-type="float" office:value="43" calcext:value-type="float">
            <text:p>43</text:p>
          </table:table-cell>
          <table:table-cell table:style-name="ce63" table:formula="of:=MAX([.$K$2];IF(MOD(ROW(); [.$H$2]) = 0; [.$C198] - 1; [.$C198]))" office:value-type="float" office:value="17" calcext:value-type="float">
            <text:p>17</text:p>
          </table:table-cell>
          <table:table-cell table:style-name="ce63" table:formula="of:=MIN([.$K$3];IF(MOD(ROW(); [.$H$3]) = 0; [.$D198] + 1; [.$D198]))" office:value-type="float" office:value="30" calcext:value-type="float">
            <text:p>30</text:p>
          </table:table-cell>
          <table:table-cell table:style-name="ce67" table:formula="of:=(([.$B199]+[.$C199])*[.$D199])/60" office:value-type="float" office:value="30" calcext:value-type="float">
            <text:p>30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199]+1" office:value-type="date" office:date-value="2022-05-27" calcext:value-type="date">
            <text:p>05/27/2022</text:p>
          </table:table-cell>
          <table:table-cell table:style-name="ce63" table:formula="of:=MIN([.$K$1];IF(MOD(ROW(); [.$H$1]) = 0; [.$B199] + 1; [.$B199]))" office:value-type="float" office:value="43" calcext:value-type="float">
            <text:p>43</text:p>
          </table:table-cell>
          <table:table-cell table:style-name="ce63" table:formula="of:=MAX([.$K$2];IF(MOD(ROW(); [.$H$2]) = 0; [.$C199] - 1; [.$C199]))" office:value-type="float" office:value="17" calcext:value-type="float">
            <text:p>17</text:p>
          </table:table-cell>
          <table:table-cell table:style-name="ce63" table:formula="of:=MIN([.$K$3];IF(MOD(ROW(); [.$H$3]) = 0; [.$D199] + 1; [.$D199]))" office:value-type="float" office:value="30" calcext:value-type="float">
            <text:p>30</text:p>
          </table:table-cell>
          <table:table-cell table:style-name="ce67" table:formula="of:=(([.$B200]+[.$C200])*[.$D200])/60" office:value-type="float" office:value="30" calcext:value-type="float">
            <text:p>30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200]+1" office:value-type="date" office:date-value="2022-05-28" calcext:value-type="date">
            <text:p>05/28/2022</text:p>
          </table:table-cell>
          <table:table-cell table:style-name="ce63" table:formula="of:=MIN([.$K$1];IF(MOD(ROW(); [.$H$1]) = 0; [.$B200] + 1; [.$B200]))" office:value-type="float" office:value="43" calcext:value-type="float">
            <text:p>43</text:p>
          </table:table-cell>
          <table:table-cell table:style-name="ce63" table:formula="of:=MAX([.$K$2];IF(MOD(ROW(); [.$H$2]) = 0; [.$C200] - 1; [.$C200]))" office:value-type="float" office:value="17" calcext:value-type="float">
            <text:p>17</text:p>
          </table:table-cell>
          <table:table-cell table:style-name="ce63" table:formula="of:=MIN([.$K$3];IF(MOD(ROW(); [.$H$3]) = 0; [.$D200] + 1; [.$D200]))" office:value-type="float" office:value="30" calcext:value-type="float">
            <text:p>30</text:p>
          </table:table-cell>
          <table:table-cell table:style-name="ce67" table:formula="of:=(([.$B201]+[.$C201])*[.$D201])/60" office:value-type="float" office:value="30" calcext:value-type="float">
            <text:p>30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201]+1" office:value-type="date" office:date-value="2022-05-29" calcext:value-type="date">
            <text:p>05/29/2022</text:p>
          </table:table-cell>
          <table:table-cell table:style-name="ce63" table:formula="of:=MIN([.$K$1];IF(MOD(ROW(); [.$H$1]) = 0; [.$B201] + 1; [.$B201]))" office:value-type="float" office:value="43" calcext:value-type="float">
            <text:p>43</text:p>
          </table:table-cell>
          <table:table-cell table:style-name="ce63" table:formula="of:=MAX([.$K$2];IF(MOD(ROW(); [.$H$2]) = 0; [.$C201] - 1; [.$C201]))" office:value-type="float" office:value="17" calcext:value-type="float">
            <text:p>17</text:p>
          </table:table-cell>
          <table:table-cell table:style-name="ce63" table:formula="of:=MIN([.$K$3];IF(MOD(ROW(); [.$H$3]) = 0; [.$D201] + 1; [.$D201]))" office:value-type="float" office:value="30" calcext:value-type="float">
            <text:p>30</text:p>
          </table:table-cell>
          <table:table-cell table:style-name="ce67" table:formula="of:=(([.$B202]+[.$C202])*[.$D202])/60" office:value-type="float" office:value="30" calcext:value-type="float">
            <text:p>30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202]+1" office:value-type="date" office:date-value="2022-05-30" calcext:value-type="date">
            <text:p>05/30/2022</text:p>
          </table:table-cell>
          <table:table-cell table:style-name="ce63" table:formula="of:=MIN([.$K$1];IF(MOD(ROW(); [.$H$1]) = 0; [.$B202] + 1; [.$B202]))" office:value-type="float" office:value="44" calcext:value-type="float">
            <text:p>44</text:p>
          </table:table-cell>
          <table:table-cell table:style-name="ce63" table:formula="of:=MAX([.$K$2];IF(MOD(ROW(); [.$H$2]) = 0; [.$C202] - 1; [.$C202]))" office:value-type="float" office:value="16" calcext:value-type="float">
            <text:p>16</text:p>
          </table:table-cell>
          <table:table-cell table:style-name="ce63" table:formula="of:=MIN([.$K$3];IF(MOD(ROW(); [.$H$3]) = 0; [.$D202] + 1; [.$D202]))" office:value-type="float" office:value="30" calcext:value-type="float">
            <text:p>30</text:p>
          </table:table-cell>
          <table:table-cell table:style-name="ce67" table:formula="of:=(([.$B203]+[.$C203])*[.$D203])/60" office:value-type="float" office:value="30" calcext:value-type="float">
            <text:p>30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203]+1" office:value-type="date" office:date-value="2022-05-31" calcext:value-type="date">
            <text:p>05/31/2022</text:p>
          </table:table-cell>
          <table:table-cell table:style-name="ce63" table:formula="of:=MIN([.$K$1];IF(MOD(ROW(); [.$H$1]) = 0; [.$B203] + 1; [.$B203]))" office:value-type="float" office:value="44" calcext:value-type="float">
            <text:p>44</text:p>
          </table:table-cell>
          <table:table-cell table:style-name="ce63" table:formula="of:=MAX([.$K$2];IF(MOD(ROW(); [.$H$2]) = 0; [.$C203] - 1; [.$C203]))" office:value-type="float" office:value="16" calcext:value-type="float">
            <text:p>16</text:p>
          </table:table-cell>
          <table:table-cell table:style-name="ce63" table:formula="of:=MIN([.$K$3];IF(MOD(ROW(); [.$H$3]) = 0; [.$D203] + 1; [.$D203]))" office:value-type="float" office:value="30" calcext:value-type="float">
            <text:p>30</text:p>
          </table:table-cell>
          <table:table-cell table:style-name="ce67" table:formula="of:=(([.$B204]+[.$C204])*[.$D204])/60" office:value-type="float" office:value="30" calcext:value-type="float">
            <text:p>30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204]+1" office:value-type="date" office:date-value="2022-06-01" calcext:value-type="date">
            <text:p>06/01/2022</text:p>
          </table:table-cell>
          <table:table-cell table:style-name="ce63" table:formula="of:=MIN([.$K$1];IF(MOD(ROW(); [.$H$1]) = 0; [.$B204] + 1; [.$B204]))" office:value-type="float" office:value="44" calcext:value-type="float">
            <text:p>44</text:p>
          </table:table-cell>
          <table:table-cell table:style-name="ce63" table:formula="of:=MAX([.$K$2];IF(MOD(ROW(); [.$H$2]) = 0; [.$C204] - 1; [.$C204]))" office:value-type="float" office:value="16" calcext:value-type="float">
            <text:p>16</text:p>
          </table:table-cell>
          <table:table-cell table:style-name="ce63" table:formula="of:=MIN([.$K$3];IF(MOD(ROW(); [.$H$3]) = 0; [.$D204] + 1; [.$D204]))" office:value-type="float" office:value="30" calcext:value-type="float">
            <text:p>30</text:p>
          </table:table-cell>
          <table:table-cell table:style-name="ce67" table:formula="of:=(([.$B205]+[.$C205])*[.$D205])/60" office:value-type="float" office:value="30" calcext:value-type="float">
            <text:p>30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205]+1" office:value-type="date" office:date-value="2022-06-02" calcext:value-type="date">
            <text:p>06/02/2022</text:p>
          </table:table-cell>
          <table:table-cell table:style-name="ce63" table:formula="of:=MIN([.$K$1];IF(MOD(ROW(); [.$H$1]) = 0; [.$B205] + 1; [.$B205]))" office:value-type="float" office:value="44" calcext:value-type="float">
            <text:p>44</text:p>
          </table:table-cell>
          <table:table-cell table:style-name="ce63" table:formula="of:=MAX([.$K$2];IF(MOD(ROW(); [.$H$2]) = 0; [.$C205] - 1; [.$C205]))" office:value-type="float" office:value="16" calcext:value-type="float">
            <text:p>16</text:p>
          </table:table-cell>
          <table:table-cell table:style-name="ce63" table:formula="of:=MIN([.$K$3];IF(MOD(ROW(); [.$H$3]) = 0; [.$D205] + 1; [.$D205]))" office:value-type="float" office:value="30" calcext:value-type="float">
            <text:p>30</text:p>
          </table:table-cell>
          <table:table-cell table:style-name="ce67" table:formula="of:=(([.$B206]+[.$C206])*[.$D206])/60" office:value-type="float" office:value="30" calcext:value-type="float">
            <text:p>30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206]+1" office:value-type="date" office:date-value="2022-06-03" calcext:value-type="date">
            <text:p>06/03/2022</text:p>
          </table:table-cell>
          <table:table-cell table:style-name="ce63" table:formula="of:=MIN([.$K$1];IF(MOD(ROW(); [.$H$1]) = 0; [.$B206] + 1; [.$B206]))" office:value-type="float" office:value="44" calcext:value-type="float">
            <text:p>44</text:p>
          </table:table-cell>
          <table:table-cell table:style-name="ce63" table:formula="of:=MAX([.$K$2];IF(MOD(ROW(); [.$H$2]) = 0; [.$C206] - 1; [.$C206]))" office:value-type="float" office:value="16" calcext:value-type="float">
            <text:p>16</text:p>
          </table:table-cell>
          <table:table-cell table:style-name="ce63" table:formula="of:=MIN([.$K$3];IF(MOD(ROW(); [.$H$3]) = 0; [.$D206] + 1; [.$D206]))" office:value-type="float" office:value="30" calcext:value-type="float">
            <text:p>30</text:p>
          </table:table-cell>
          <table:table-cell table:style-name="ce67" table:formula="of:=(([.$B207]+[.$C207])*[.$D207])/60" office:value-type="float" office:value="30" calcext:value-type="float">
            <text:p>30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207]+1" office:value-type="date" office:date-value="2022-06-04" calcext:value-type="date">
            <text:p>06/04/2022</text:p>
          </table:table-cell>
          <table:table-cell table:style-name="ce63" table:formula="of:=MIN([.$K$1];IF(MOD(ROW(); [.$H$1]) = 0; [.$B207] + 1; [.$B207]))" office:value-type="float" office:value="44" calcext:value-type="float">
            <text:p>44</text:p>
          </table:table-cell>
          <table:table-cell table:style-name="ce63" table:formula="of:=MAX([.$K$2];IF(MOD(ROW(); [.$H$2]) = 0; [.$C207] - 1; [.$C207]))" office:value-type="float" office:value="16" calcext:value-type="float">
            <text:p>16</text:p>
          </table:table-cell>
          <table:table-cell table:style-name="ce63" table:formula="of:=MIN([.$K$3];IF(MOD(ROW(); [.$H$3]) = 0; [.$D207] + 1; [.$D207]))" office:value-type="float" office:value="30" calcext:value-type="float">
            <text:p>30</text:p>
          </table:table-cell>
          <table:table-cell table:style-name="ce67" table:formula="of:=(([.$B208]+[.$C208])*[.$D208])/60" office:value-type="float" office:value="30" calcext:value-type="float">
            <text:p>30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208]+1" office:value-type="date" office:date-value="2022-06-05" calcext:value-type="date">
            <text:p>06/05/2022</text:p>
          </table:table-cell>
          <table:table-cell table:style-name="ce63" table:formula="of:=MIN([.$K$1];IF(MOD(ROW(); [.$H$1]) = 0; [.$B208] + 1; [.$B208]))" office:value-type="float" office:value="44" calcext:value-type="float">
            <text:p>44</text:p>
          </table:table-cell>
          <table:table-cell table:style-name="ce63" table:formula="of:=MAX([.$K$2];IF(MOD(ROW(); [.$H$2]) = 0; [.$C208] - 1; [.$C208]))" office:value-type="float" office:value="16" calcext:value-type="float">
            <text:p>16</text:p>
          </table:table-cell>
          <table:table-cell table:style-name="ce63" table:formula="of:=MIN([.$K$3];IF(MOD(ROW(); [.$H$3]) = 0; [.$D208] + 1; [.$D208]))" office:value-type="float" office:value="30" calcext:value-type="float">
            <text:p>30</text:p>
          </table:table-cell>
          <table:table-cell table:style-name="ce67" table:formula="of:=(([.$B209]+[.$C209])*[.$D209])/60" office:value-type="float" office:value="30" calcext:value-type="float">
            <text:p>30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209]+1" office:value-type="date" office:date-value="2022-06-06" calcext:value-type="date">
            <text:p>06/06/2022</text:p>
          </table:table-cell>
          <table:table-cell table:style-name="ce63" table:formula="of:=MIN([.$K$1];IF(MOD(ROW(); [.$H$1]) = 0; [.$B209] + 1; [.$B209]))" office:value-type="float" office:value="45" calcext:value-type="float">
            <text:p>45</text:p>
          </table:table-cell>
          <table:table-cell table:style-name="ce63" table:formula="of:=MAX([.$K$2];IF(MOD(ROW(); [.$H$2]) = 0; [.$C209] - 1; [.$C209]))" office:value-type="float" office:value="15" calcext:value-type="float">
            <text:p>15</text:p>
          </table:table-cell>
          <table:table-cell table:style-name="ce63" table:formula="of:=MIN([.$K$3];IF(MOD(ROW(); [.$H$3]) = 0; [.$D209] + 1; [.$D209]))" office:value-type="float" office:value="30" calcext:value-type="float">
            <text:p>30</text:p>
          </table:table-cell>
          <table:table-cell table:style-name="ce67" table:formula="of:=(([.$B210]+[.$C210])*[.$D210])/60" office:value-type="float" office:value="30" calcext:value-type="float">
            <text:p>30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210]+1" office:value-type="date" office:date-value="2022-06-07" calcext:value-type="date">
            <text:p>06/07/2022</text:p>
          </table:table-cell>
          <table:table-cell table:style-name="ce63" table:formula="of:=MIN([.$K$1];IF(MOD(ROW(); [.$H$1]) = 0; [.$B210] + 1; [.$B210]))" office:value-type="float" office:value="45" calcext:value-type="float">
            <text:p>45</text:p>
          </table:table-cell>
          <table:table-cell table:style-name="ce63" table:formula="of:=MAX([.$K$2];IF(MOD(ROW(); [.$H$2]) = 0; [.$C210] - 1; [.$C210]))" office:value-type="float" office:value="15" calcext:value-type="float">
            <text:p>15</text:p>
          </table:table-cell>
          <table:table-cell table:style-name="ce63" table:formula="of:=MIN([.$K$3];IF(MOD(ROW(); [.$H$3]) = 0; [.$D210] + 1; [.$D210]))" office:value-type="float" office:value="30" calcext:value-type="float">
            <text:p>30</text:p>
          </table:table-cell>
          <table:table-cell table:style-name="ce67" table:formula="of:=(([.$B211]+[.$C211])*[.$D211])/60" office:value-type="float" office:value="30" calcext:value-type="float">
            <text:p>30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211]+1" office:value-type="date" office:date-value="2022-06-08" calcext:value-type="date">
            <text:p>06/08/2022</text:p>
          </table:table-cell>
          <table:table-cell table:style-name="ce63" table:formula="of:=MIN([.$K$1];IF(MOD(ROW(); [.$H$1]) = 0; [.$B211] + 1; [.$B211]))" office:value-type="float" office:value="45" calcext:value-type="float">
            <text:p>45</text:p>
          </table:table-cell>
          <table:table-cell table:style-name="ce63" table:formula="of:=MAX([.$K$2];IF(MOD(ROW(); [.$H$2]) = 0; [.$C211] - 1; [.$C211]))" office:value-type="float" office:value="15" calcext:value-type="float">
            <text:p>15</text:p>
          </table:table-cell>
          <table:table-cell table:style-name="ce63" table:formula="of:=MIN([.$K$3];IF(MOD(ROW(); [.$H$3]) = 0; [.$D211] + 1; [.$D211]))" office:value-type="float" office:value="30" calcext:value-type="float">
            <text:p>30</text:p>
          </table:table-cell>
          <table:table-cell table:style-name="ce67" table:formula="of:=(([.$B212]+[.$C212])*[.$D212])/60" office:value-type="float" office:value="30" calcext:value-type="float">
            <text:p>30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212]+1" office:value-type="date" office:date-value="2022-06-09" calcext:value-type="date">
            <text:p>06/09/2022</text:p>
          </table:table-cell>
          <table:table-cell table:style-name="ce63" table:formula="of:=MIN([.$K$1];IF(MOD(ROW(); [.$H$1]) = 0; [.$B212] + 1; [.$B212]))" office:value-type="float" office:value="45" calcext:value-type="float">
            <text:p>45</text:p>
          </table:table-cell>
          <table:table-cell table:style-name="ce63" table:formula="of:=MAX([.$K$2];IF(MOD(ROW(); [.$H$2]) = 0; [.$C212] - 1; [.$C212]))" office:value-type="float" office:value="15" calcext:value-type="float">
            <text:p>15</text:p>
          </table:table-cell>
          <table:table-cell table:style-name="ce63" table:formula="of:=MIN([.$K$3];IF(MOD(ROW(); [.$H$3]) = 0; [.$D212] + 1; [.$D212]))" office:value-type="float" office:value="30" calcext:value-type="float">
            <text:p>30</text:p>
          </table:table-cell>
          <table:table-cell table:style-name="ce67" table:formula="of:=(([.$B213]+[.$C213])*[.$D213])/60" office:value-type="float" office:value="30" calcext:value-type="float">
            <text:p>30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213]+1" office:value-type="date" office:date-value="2022-06-10" calcext:value-type="date">
            <text:p>06/10/2022</text:p>
          </table:table-cell>
          <table:table-cell table:style-name="ce63" table:formula="of:=MIN([.$K$1];IF(MOD(ROW(); [.$H$1]) = 0; [.$B213] + 1; [.$B213]))" office:value-type="float" office:value="45" calcext:value-type="float">
            <text:p>45</text:p>
          </table:table-cell>
          <table:table-cell table:style-name="ce63" table:formula="of:=MAX([.$K$2];IF(MOD(ROW(); [.$H$2]) = 0; [.$C213] - 1; [.$C213]))" office:value-type="float" office:value="15" calcext:value-type="float">
            <text:p>15</text:p>
          </table:table-cell>
          <table:table-cell table:style-name="ce63" table:formula="of:=MIN([.$K$3];IF(MOD(ROW(); [.$H$3]) = 0; [.$D213] + 1; [.$D213]))" office:value-type="float" office:value="30" calcext:value-type="float">
            <text:p>30</text:p>
          </table:table-cell>
          <table:table-cell table:style-name="ce67" table:formula="of:=(([.$B214]+[.$C214])*[.$D214])/60" office:value-type="float" office:value="30" calcext:value-type="float">
            <text:p>30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214]+1" office:value-type="date" office:date-value="2022-06-11" calcext:value-type="date">
            <text:p>06/11/2022</text:p>
          </table:table-cell>
          <table:table-cell table:style-name="ce63" table:formula="of:=MIN([.$K$1];IF(MOD(ROW(); [.$H$1]) = 0; [.$B214] + 1; [.$B214]))" office:value-type="float" office:value="45" calcext:value-type="float">
            <text:p>45</text:p>
          </table:table-cell>
          <table:table-cell table:style-name="ce63" table:formula="of:=MAX([.$K$2];IF(MOD(ROW(); [.$H$2]) = 0; [.$C214] - 1; [.$C214]))" office:value-type="float" office:value="15" calcext:value-type="float">
            <text:p>15</text:p>
          </table:table-cell>
          <table:table-cell table:style-name="ce63" table:formula="of:=MIN([.$K$3];IF(MOD(ROW(); [.$H$3]) = 0; [.$D214] + 1; [.$D214]))" office:value-type="float" office:value="30" calcext:value-type="float">
            <text:p>30</text:p>
          </table:table-cell>
          <table:table-cell table:style-name="ce67" table:formula="of:=(([.$B215]+[.$C215])*[.$D215])/60" office:value-type="float" office:value="30" calcext:value-type="float">
            <text:p>30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215]+1" office:value-type="date" office:date-value="2022-06-12" calcext:value-type="date">
            <text:p>06/12/2022</text:p>
          </table:table-cell>
          <table:table-cell table:style-name="ce63" table:formula="of:=MIN([.$K$1];IF(MOD(ROW(); [.$H$1]) = 0; [.$B215] + 1; [.$B215]))" office:value-type="float" office:value="45" calcext:value-type="float">
            <text:p>45</text:p>
          </table:table-cell>
          <table:table-cell table:style-name="ce63" table:formula="of:=MAX([.$K$2];IF(MOD(ROW(); [.$H$2]) = 0; [.$C215] - 1; [.$C215]))" office:value-type="float" office:value="15" calcext:value-type="float">
            <text:p>15</text:p>
          </table:table-cell>
          <table:table-cell table:style-name="ce63" table:formula="of:=MIN([.$K$3];IF(MOD(ROW(); [.$H$3]) = 0; [.$D215] + 1; [.$D215]))" office:value-type="float" office:value="30" calcext:value-type="float">
            <text:p>30</text:p>
          </table:table-cell>
          <table:table-cell table:style-name="ce67" table:formula="of:=(([.$B216]+[.$C216])*[.$D216])/60" office:value-type="float" office:value="30" calcext:value-type="float">
            <text:p>30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216]+1" office:value-type="date" office:date-value="2022-06-13" calcext:value-type="date">
            <text:p>06/13/2022</text:p>
          </table:table-cell>
          <table:table-cell table:style-name="ce63" table:formula="of:=MIN([.$K$1];IF(MOD(ROW(); [.$H$1]) = 0; [.$B216] + 1; [.$B216]))" office:value-type="float" office:value="46" calcext:value-type="float">
            <text:p>46</text:p>
          </table:table-cell>
          <table:table-cell table:style-name="ce63" table:formula="of:=MAX([.$K$2];IF(MOD(ROW(); [.$H$2]) = 0; [.$C216] - 1; [.$C216]))" office:value-type="float" office:value="14" calcext:value-type="float">
            <text:p>14</text:p>
          </table:table-cell>
          <table:table-cell table:style-name="ce63" table:formula="of:=MIN([.$K$3];IF(MOD(ROW(); [.$H$3]) = 0; [.$D216] + 1; [.$D216]))" office:value-type="float" office:value="30" calcext:value-type="float">
            <text:p>30</text:p>
          </table:table-cell>
          <table:table-cell table:style-name="ce67" table:formula="of:=(([.$B217]+[.$C217])*[.$D217])/60" office:value-type="float" office:value="30" calcext:value-type="float">
            <text:p>30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217]+1" office:value-type="date" office:date-value="2022-06-14" calcext:value-type="date">
            <text:p>06/14/2022</text:p>
          </table:table-cell>
          <table:table-cell table:style-name="ce63" table:formula="of:=MIN([.$K$1];IF(MOD(ROW(); [.$H$1]) = 0; [.$B217] + 1; [.$B217]))" office:value-type="float" office:value="46" calcext:value-type="float">
            <text:p>46</text:p>
          </table:table-cell>
          <table:table-cell table:style-name="ce63" table:formula="of:=MAX([.$K$2];IF(MOD(ROW(); [.$H$2]) = 0; [.$C217] - 1; [.$C217]))" office:value-type="float" office:value="14" calcext:value-type="float">
            <text:p>14</text:p>
          </table:table-cell>
          <table:table-cell table:style-name="ce63" table:formula="of:=MIN([.$K$3];IF(MOD(ROW(); [.$H$3]) = 0; [.$D217] + 1; [.$D217]))" office:value-type="float" office:value="30" calcext:value-type="float">
            <text:p>30</text:p>
          </table:table-cell>
          <table:table-cell table:style-name="ce67" table:formula="of:=(([.$B218]+[.$C218])*[.$D218])/60" office:value-type="float" office:value="30" calcext:value-type="float">
            <text:p>30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218]+1" office:value-type="date" office:date-value="2022-06-15" calcext:value-type="date">
            <text:p>06/15/2022</text:p>
          </table:table-cell>
          <table:table-cell table:style-name="ce63" table:formula="of:=MIN([.$K$1];IF(MOD(ROW(); [.$H$1]) = 0; [.$B218] + 1; [.$B218]))" office:value-type="float" office:value="46" calcext:value-type="float">
            <text:p>46</text:p>
          </table:table-cell>
          <table:table-cell table:style-name="ce63" table:formula="of:=MAX([.$K$2];IF(MOD(ROW(); [.$H$2]) = 0; [.$C218] - 1; [.$C218]))" office:value-type="float" office:value="14" calcext:value-type="float">
            <text:p>14</text:p>
          </table:table-cell>
          <table:table-cell table:style-name="ce63" table:formula="of:=MIN([.$K$3];IF(MOD(ROW(); [.$H$3]) = 0; [.$D218] + 1; [.$D218]))" office:value-type="float" office:value="30" calcext:value-type="float">
            <text:p>30</text:p>
          </table:table-cell>
          <table:table-cell table:style-name="ce67" table:formula="of:=(([.$B219]+[.$C219])*[.$D219])/60" office:value-type="float" office:value="30" calcext:value-type="float">
            <text:p>30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219]+1" office:value-type="date" office:date-value="2022-06-16" calcext:value-type="date">
            <text:p>06/16/2022</text:p>
          </table:table-cell>
          <table:table-cell table:style-name="ce63" table:formula="of:=MIN([.$K$1];IF(MOD(ROW(); [.$H$1]) = 0; [.$B219] + 1; [.$B219]))" office:value-type="float" office:value="46" calcext:value-type="float">
            <text:p>46</text:p>
          </table:table-cell>
          <table:table-cell table:style-name="ce63" table:formula="of:=MAX([.$K$2];IF(MOD(ROW(); [.$H$2]) = 0; [.$C219] - 1; [.$C219]))" office:value-type="float" office:value="14" calcext:value-type="float">
            <text:p>14</text:p>
          </table:table-cell>
          <table:table-cell table:style-name="ce63" table:formula="of:=MIN([.$K$3];IF(MOD(ROW(); [.$H$3]) = 0; [.$D219] + 1; [.$D219]))" office:value-type="float" office:value="30" calcext:value-type="float">
            <text:p>30</text:p>
          </table:table-cell>
          <table:table-cell table:style-name="ce67" table:formula="of:=(([.$B220]+[.$C220])*[.$D220])/60" office:value-type="float" office:value="30" calcext:value-type="float">
            <text:p>30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220]+1" office:value-type="date" office:date-value="2022-06-17" calcext:value-type="date">
            <text:p>06/17/2022</text:p>
          </table:table-cell>
          <table:table-cell table:style-name="ce63" table:formula="of:=MIN([.$K$1];IF(MOD(ROW(); [.$H$1]) = 0; [.$B220] + 1; [.$B220]))" office:value-type="float" office:value="46" calcext:value-type="float">
            <text:p>46</text:p>
          </table:table-cell>
          <table:table-cell table:style-name="ce63" table:formula="of:=MAX([.$K$2];IF(MOD(ROW(); [.$H$2]) = 0; [.$C220] - 1; [.$C220]))" office:value-type="float" office:value="14" calcext:value-type="float">
            <text:p>14</text:p>
          </table:table-cell>
          <table:table-cell table:style-name="ce63" table:formula="of:=MIN([.$K$3];IF(MOD(ROW(); [.$H$3]) = 0; [.$D220] + 1; [.$D220]))" office:value-type="float" office:value="30" calcext:value-type="float">
            <text:p>30</text:p>
          </table:table-cell>
          <table:table-cell table:style-name="ce67" table:formula="of:=(([.$B221]+[.$C221])*[.$D221])/60" office:value-type="float" office:value="30" calcext:value-type="float">
            <text:p>30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221]+1" office:value-type="date" office:date-value="2022-06-18" calcext:value-type="date">
            <text:p>06/18/2022</text:p>
          </table:table-cell>
          <table:table-cell table:style-name="ce63" table:formula="of:=MIN([.$K$1];IF(MOD(ROW(); [.$H$1]) = 0; [.$B221] + 1; [.$B221]))" office:value-type="float" office:value="46" calcext:value-type="float">
            <text:p>46</text:p>
          </table:table-cell>
          <table:table-cell table:style-name="ce63" table:formula="of:=MAX([.$K$2];IF(MOD(ROW(); [.$H$2]) = 0; [.$C221] - 1; [.$C221]))" office:value-type="float" office:value="14" calcext:value-type="float">
            <text:p>14</text:p>
          </table:table-cell>
          <table:table-cell table:style-name="ce63" table:formula="of:=MIN([.$K$3];IF(MOD(ROW(); [.$H$3]) = 0; [.$D221] + 1; [.$D221]))" office:value-type="float" office:value="30" calcext:value-type="float">
            <text:p>30</text:p>
          </table:table-cell>
          <table:table-cell table:style-name="ce67" table:formula="of:=(([.$B222]+[.$C222])*[.$D222])/60" office:value-type="float" office:value="30" calcext:value-type="float">
            <text:p>30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222]+1" office:value-type="date" office:date-value="2022-06-19" calcext:value-type="date">
            <text:p>06/19/2022</text:p>
          </table:table-cell>
          <table:table-cell table:style-name="ce63" table:formula="of:=MIN([.$K$1];IF(MOD(ROW(); [.$H$1]) = 0; [.$B222] + 1; [.$B222]))" office:value-type="float" office:value="46" calcext:value-type="float">
            <text:p>46</text:p>
          </table:table-cell>
          <table:table-cell table:style-name="ce63" table:formula="of:=MAX([.$K$2];IF(MOD(ROW(); [.$H$2]) = 0; [.$C222] - 1; [.$C222]))" office:value-type="float" office:value="14" calcext:value-type="float">
            <text:p>14</text:p>
          </table:table-cell>
          <table:table-cell table:style-name="ce63" table:formula="of:=MIN([.$K$3];IF(MOD(ROW(); [.$H$3]) = 0; [.$D222] + 1; [.$D222]))" office:value-type="float" office:value="30" calcext:value-type="float">
            <text:p>30</text:p>
          </table:table-cell>
          <table:table-cell table:style-name="ce67" table:formula="of:=(([.$B223]+[.$C223])*[.$D223])/60" office:value-type="float" office:value="30" calcext:value-type="float">
            <text:p>30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223]+1" office:value-type="date" office:date-value="2022-06-20" calcext:value-type="date">
            <text:p>06/20/2022</text:p>
          </table:table-cell>
          <table:table-cell table:style-name="ce63" table:formula="of:=MIN([.$K$1];IF(MOD(ROW(); [.$H$1]) = 0; [.$B223] + 1; [.$B223]))" office:value-type="float" office:value="47" calcext:value-type="float">
            <text:p>47</text:p>
          </table:table-cell>
          <table:table-cell table:style-name="ce63" table:formula="of:=MAX([.$K$2];IF(MOD(ROW(); [.$H$2]) = 0; [.$C223] - 1; [.$C223]))" office:value-type="float" office:value="13" calcext:value-type="float">
            <text:p>13</text:p>
          </table:table-cell>
          <table:table-cell table:style-name="ce63" table:formula="of:=MIN([.$K$3];IF(MOD(ROW(); [.$H$3]) = 0; [.$D223] + 1; [.$D223]))" office:value-type="float" office:value="30" calcext:value-type="float">
            <text:p>30</text:p>
          </table:table-cell>
          <table:table-cell table:style-name="ce67" table:formula="of:=(([.$B224]+[.$C224])*[.$D224])/60" office:value-type="float" office:value="30" calcext:value-type="float">
            <text:p>30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224]+1" office:value-type="date" office:date-value="2022-06-21" calcext:value-type="date">
            <text:p>06/21/2022</text:p>
          </table:table-cell>
          <table:table-cell table:style-name="ce63" table:formula="of:=MIN([.$K$1];IF(MOD(ROW(); [.$H$1]) = 0; [.$B224] + 1; [.$B224]))" office:value-type="float" office:value="47" calcext:value-type="float">
            <text:p>47</text:p>
          </table:table-cell>
          <table:table-cell table:style-name="ce63" table:formula="of:=MAX([.$K$2];IF(MOD(ROW(); [.$H$2]) = 0; [.$C224] - 1; [.$C224]))" office:value-type="float" office:value="13" calcext:value-type="float">
            <text:p>13</text:p>
          </table:table-cell>
          <table:table-cell table:style-name="ce63" table:formula="of:=MIN([.$K$3];IF(MOD(ROW(); [.$H$3]) = 0; [.$D224] + 1; [.$D224]))" office:value-type="float" office:value="30" calcext:value-type="float">
            <text:p>30</text:p>
          </table:table-cell>
          <table:table-cell table:style-name="ce67" table:formula="of:=(([.$B225]+[.$C225])*[.$D225])/60" office:value-type="float" office:value="30" calcext:value-type="float">
            <text:p>30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225]+1" office:value-type="date" office:date-value="2022-06-22" calcext:value-type="date">
            <text:p>06/22/2022</text:p>
          </table:table-cell>
          <table:table-cell table:style-name="ce63" table:formula="of:=MIN([.$K$1];IF(MOD(ROW(); [.$H$1]) = 0; [.$B225] + 1; [.$B225]))" office:value-type="float" office:value="47" calcext:value-type="float">
            <text:p>47</text:p>
          </table:table-cell>
          <table:table-cell table:style-name="ce63" table:formula="of:=MAX([.$K$2];IF(MOD(ROW(); [.$H$2]) = 0; [.$C225] - 1; [.$C225]))" office:value-type="float" office:value="13" calcext:value-type="float">
            <text:p>13</text:p>
          </table:table-cell>
          <table:table-cell table:style-name="ce63" table:formula="of:=MIN([.$K$3];IF(MOD(ROW(); [.$H$3]) = 0; [.$D225] + 1; [.$D225]))" office:value-type="float" office:value="30" calcext:value-type="float">
            <text:p>30</text:p>
          </table:table-cell>
          <table:table-cell table:style-name="ce67" table:formula="of:=(([.$B226]+[.$C226])*[.$D226])/60" office:value-type="float" office:value="30" calcext:value-type="float">
            <text:p>30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226]+1" office:value-type="date" office:date-value="2022-06-23" calcext:value-type="date">
            <text:p>06/23/2022</text:p>
          </table:table-cell>
          <table:table-cell table:style-name="ce63" table:formula="of:=MIN([.$K$1];IF(MOD(ROW(); [.$H$1]) = 0; [.$B226] + 1; [.$B226]))" office:value-type="float" office:value="47" calcext:value-type="float">
            <text:p>47</text:p>
          </table:table-cell>
          <table:table-cell table:style-name="ce63" table:formula="of:=MAX([.$K$2];IF(MOD(ROW(); [.$H$2]) = 0; [.$C226] - 1; [.$C226]))" office:value-type="float" office:value="13" calcext:value-type="float">
            <text:p>13</text:p>
          </table:table-cell>
          <table:table-cell table:style-name="ce63" table:formula="of:=MIN([.$K$3];IF(MOD(ROW(); [.$H$3]) = 0; [.$D226] + 1; [.$D226]))" office:value-type="float" office:value="30" calcext:value-type="float">
            <text:p>30</text:p>
          </table:table-cell>
          <table:table-cell table:style-name="ce67" table:formula="of:=(([.$B227]+[.$C227])*[.$D227])/60" office:value-type="float" office:value="30" calcext:value-type="float">
            <text:p>30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227]+1" office:value-type="date" office:date-value="2022-06-24" calcext:value-type="date">
            <text:p>06/24/2022</text:p>
          </table:table-cell>
          <table:table-cell table:style-name="ce63" table:formula="of:=MIN([.$K$1];IF(MOD(ROW(); [.$H$1]) = 0; [.$B227] + 1; [.$B227]))" office:value-type="float" office:value="47" calcext:value-type="float">
            <text:p>47</text:p>
          </table:table-cell>
          <table:table-cell table:style-name="ce63" table:formula="of:=MAX([.$K$2];IF(MOD(ROW(); [.$H$2]) = 0; [.$C227] - 1; [.$C227]))" office:value-type="float" office:value="13" calcext:value-type="float">
            <text:p>13</text:p>
          </table:table-cell>
          <table:table-cell table:style-name="ce63" table:formula="of:=MIN([.$K$3];IF(MOD(ROW(); [.$H$3]) = 0; [.$D227] + 1; [.$D227]))" office:value-type="float" office:value="30" calcext:value-type="float">
            <text:p>30</text:p>
          </table:table-cell>
          <table:table-cell table:style-name="ce67" table:formula="of:=(([.$B228]+[.$C228])*[.$D228])/60" office:value-type="float" office:value="30" calcext:value-type="float">
            <text:p>30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228]+1" office:value-type="date" office:date-value="2022-06-25" calcext:value-type="date">
            <text:p>06/25/2022</text:p>
          </table:table-cell>
          <table:table-cell table:style-name="ce63" table:formula="of:=MIN([.$K$1];IF(MOD(ROW(); [.$H$1]) = 0; [.$B228] + 1; [.$B228]))" office:value-type="float" office:value="47" calcext:value-type="float">
            <text:p>47</text:p>
          </table:table-cell>
          <table:table-cell table:style-name="ce63" table:formula="of:=MAX([.$K$2];IF(MOD(ROW(); [.$H$2]) = 0; [.$C228] - 1; [.$C228]))" office:value-type="float" office:value="13" calcext:value-type="float">
            <text:p>13</text:p>
          </table:table-cell>
          <table:table-cell table:style-name="ce63" table:formula="of:=MIN([.$K$3];IF(MOD(ROW(); [.$H$3]) = 0; [.$D228] + 1; [.$D228]))" office:value-type="float" office:value="30" calcext:value-type="float">
            <text:p>30</text:p>
          </table:table-cell>
          <table:table-cell table:style-name="ce67" table:formula="of:=(([.$B229]+[.$C229])*[.$D229])/60" office:value-type="float" office:value="30" calcext:value-type="float">
            <text:p>30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229]+1" office:value-type="date" office:date-value="2022-06-26" calcext:value-type="date">
            <text:p>06/26/2022</text:p>
          </table:table-cell>
          <table:table-cell table:style-name="ce63" table:formula="of:=MIN([.$K$1];IF(MOD(ROW(); [.$H$1]) = 0; [.$B229] + 1; [.$B229]))" office:value-type="float" office:value="47" calcext:value-type="float">
            <text:p>47</text:p>
          </table:table-cell>
          <table:table-cell table:style-name="ce63" table:formula="of:=MAX([.$K$2];IF(MOD(ROW(); [.$H$2]) = 0; [.$C229] - 1; [.$C229]))" office:value-type="float" office:value="13" calcext:value-type="float">
            <text:p>13</text:p>
          </table:table-cell>
          <table:table-cell table:style-name="ce63" table:formula="of:=MIN([.$K$3];IF(MOD(ROW(); [.$H$3]) = 0; [.$D229] + 1; [.$D229]))" office:value-type="float" office:value="30" calcext:value-type="float">
            <text:p>30</text:p>
          </table:table-cell>
          <table:table-cell table:style-name="ce67" table:formula="of:=(([.$B230]+[.$C230])*[.$D230])/60" office:value-type="float" office:value="30" calcext:value-type="float">
            <text:p>30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230]+1" office:value-type="date" office:date-value="2022-06-27" calcext:value-type="date">
            <text:p>06/27/2022</text:p>
          </table:table-cell>
          <table:table-cell table:style-name="ce63" table:formula="of:=MIN([.$K$1];IF(MOD(ROW(); [.$H$1]) = 0; [.$B230] + 1; [.$B230]))" office:value-type="float" office:value="48" calcext:value-type="float">
            <text:p>48</text:p>
          </table:table-cell>
          <table:table-cell table:style-name="ce63" table:formula="of:=MAX([.$K$2];IF(MOD(ROW(); [.$H$2]) = 0; [.$C230] - 1; [.$C230]))" office:value-type="float" office:value="12" calcext:value-type="float">
            <text:p>12</text:p>
          </table:table-cell>
          <table:table-cell table:style-name="ce63" table:formula="of:=MIN([.$K$3];IF(MOD(ROW(); [.$H$3]) = 0; [.$D230] + 1; [.$D230]))" office:value-type="float" office:value="30" calcext:value-type="float">
            <text:p>30</text:p>
          </table:table-cell>
          <table:table-cell table:style-name="ce67" table:formula="of:=(([.$B231]+[.$C231])*[.$D231])/60" office:value-type="float" office:value="30" calcext:value-type="float">
            <text:p>30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231]+1" office:value-type="date" office:date-value="2022-06-28" calcext:value-type="date">
            <text:p>06/28/2022</text:p>
          </table:table-cell>
          <table:table-cell table:style-name="ce63" table:formula="of:=MIN([.$K$1];IF(MOD(ROW(); [.$H$1]) = 0; [.$B231] + 1; [.$B231]))" office:value-type="float" office:value="48" calcext:value-type="float">
            <text:p>48</text:p>
          </table:table-cell>
          <table:table-cell table:style-name="ce63" table:formula="of:=MAX([.$K$2];IF(MOD(ROW(); [.$H$2]) = 0; [.$C231] - 1; [.$C231]))" office:value-type="float" office:value="12" calcext:value-type="float">
            <text:p>12</text:p>
          </table:table-cell>
          <table:table-cell table:style-name="ce63" table:formula="of:=MIN([.$K$3];IF(MOD(ROW(); [.$H$3]) = 0; [.$D231] + 1; [.$D231]))" office:value-type="float" office:value="30" calcext:value-type="float">
            <text:p>30</text:p>
          </table:table-cell>
          <table:table-cell table:style-name="ce67" table:formula="of:=(([.$B232]+[.$C232])*[.$D232])/60" office:value-type="float" office:value="30" calcext:value-type="float">
            <text:p>30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232]+1" office:value-type="date" office:date-value="2022-06-29" calcext:value-type="date">
            <text:p>06/29/2022</text:p>
          </table:table-cell>
          <table:table-cell table:style-name="ce63" table:formula="of:=MIN([.$K$1];IF(MOD(ROW(); [.$H$1]) = 0; [.$B232] + 1; [.$B232]))" office:value-type="float" office:value="48" calcext:value-type="float">
            <text:p>48</text:p>
          </table:table-cell>
          <table:table-cell table:style-name="ce63" table:formula="of:=MAX([.$K$2];IF(MOD(ROW(); [.$H$2]) = 0; [.$C232] - 1; [.$C232]))" office:value-type="float" office:value="12" calcext:value-type="float">
            <text:p>12</text:p>
          </table:table-cell>
          <table:table-cell table:style-name="ce63" table:formula="of:=MIN([.$K$3];IF(MOD(ROW(); [.$H$3]) = 0; [.$D232] + 1; [.$D232]))" office:value-type="float" office:value="30" calcext:value-type="float">
            <text:p>30</text:p>
          </table:table-cell>
          <table:table-cell table:style-name="ce67" table:formula="of:=(([.$B233]+[.$C233])*[.$D233])/60" office:value-type="float" office:value="30" calcext:value-type="float">
            <text:p>30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233]+1" office:value-type="date" office:date-value="2022-06-30" calcext:value-type="date">
            <text:p>06/30/2022</text:p>
          </table:table-cell>
          <table:table-cell table:style-name="ce63" table:formula="of:=MIN([.$K$1];IF(MOD(ROW(); [.$H$1]) = 0; [.$B233] + 1; [.$B233]))" office:value-type="float" office:value="48" calcext:value-type="float">
            <text:p>48</text:p>
          </table:table-cell>
          <table:table-cell table:style-name="ce63" table:formula="of:=MAX([.$K$2];IF(MOD(ROW(); [.$H$2]) = 0; [.$C233] - 1; [.$C233]))" office:value-type="float" office:value="12" calcext:value-type="float">
            <text:p>12</text:p>
          </table:table-cell>
          <table:table-cell table:style-name="ce63" table:formula="of:=MIN([.$K$3];IF(MOD(ROW(); [.$H$3]) = 0; [.$D233] + 1; [.$D233]))" office:value-type="float" office:value="30" calcext:value-type="float">
            <text:p>30</text:p>
          </table:table-cell>
          <table:table-cell table:style-name="ce67" table:formula="of:=(([.$B234]+[.$C234])*[.$D234])/60" office:value-type="float" office:value="30" calcext:value-type="float">
            <text:p>30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234]+1" office:value-type="date" office:date-value="2022-07-01" calcext:value-type="date">
            <text:p>07/01/2022</text:p>
          </table:table-cell>
          <table:table-cell table:style-name="ce63" table:formula="of:=MIN([.$K$1];IF(MOD(ROW(); [.$H$1]) = 0; [.$B234] + 1; [.$B234]))" office:value-type="float" office:value="48" calcext:value-type="float">
            <text:p>48</text:p>
          </table:table-cell>
          <table:table-cell table:style-name="ce63" table:formula="of:=MAX([.$K$2];IF(MOD(ROW(); [.$H$2]) = 0; [.$C234] - 1; [.$C234]))" office:value-type="float" office:value="12" calcext:value-type="float">
            <text:p>12</text:p>
          </table:table-cell>
          <table:table-cell table:style-name="ce63" table:formula="of:=MIN([.$K$3];IF(MOD(ROW(); [.$H$3]) = 0; [.$D234] + 1; [.$D234]))" office:value-type="float" office:value="30" calcext:value-type="float">
            <text:p>30</text:p>
          </table:table-cell>
          <table:table-cell table:style-name="ce67" table:formula="of:=(([.$B235]+[.$C235])*[.$D235])/60" office:value-type="float" office:value="30" calcext:value-type="float">
            <text:p>30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235]+1" office:value-type="date" office:date-value="2022-07-02" calcext:value-type="date">
            <text:p>07/02/2022</text:p>
          </table:table-cell>
          <table:table-cell table:style-name="ce63" table:formula="of:=MIN([.$K$1];IF(MOD(ROW(); [.$H$1]) = 0; [.$B235] + 1; [.$B235]))" office:value-type="float" office:value="48" calcext:value-type="float">
            <text:p>48</text:p>
          </table:table-cell>
          <table:table-cell table:style-name="ce63" table:formula="of:=MAX([.$K$2];IF(MOD(ROW(); [.$H$2]) = 0; [.$C235] - 1; [.$C235]))" office:value-type="float" office:value="12" calcext:value-type="float">
            <text:p>12</text:p>
          </table:table-cell>
          <table:table-cell table:style-name="ce63" table:formula="of:=MIN([.$K$3];IF(MOD(ROW(); [.$H$3]) = 0; [.$D235] + 1; [.$D235]))" office:value-type="float" office:value="30" calcext:value-type="float">
            <text:p>30</text:p>
          </table:table-cell>
          <table:table-cell table:style-name="ce67" table:formula="of:=(([.$B236]+[.$C236])*[.$D236])/60" office:value-type="float" office:value="30" calcext:value-type="float">
            <text:p>30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236]+1" office:value-type="date" office:date-value="2022-07-03" calcext:value-type="date">
            <text:p>07/03/2022</text:p>
          </table:table-cell>
          <table:table-cell table:style-name="ce63" table:formula="of:=MIN([.$K$1];IF(MOD(ROW(); [.$H$1]) = 0; [.$B236] + 1; [.$B236]))" office:value-type="float" office:value="48" calcext:value-type="float">
            <text:p>48</text:p>
          </table:table-cell>
          <table:table-cell table:style-name="ce63" table:formula="of:=MAX([.$K$2];IF(MOD(ROW(); [.$H$2]) = 0; [.$C236] - 1; [.$C236]))" office:value-type="float" office:value="12" calcext:value-type="float">
            <text:p>12</text:p>
          </table:table-cell>
          <table:table-cell table:style-name="ce63" table:formula="of:=MIN([.$K$3];IF(MOD(ROW(); [.$H$3]) = 0; [.$D236] + 1; [.$D236]))" office:value-type="float" office:value="30" calcext:value-type="float">
            <text:p>30</text:p>
          </table:table-cell>
          <table:table-cell table:style-name="ce67" table:formula="of:=(([.$B237]+[.$C237])*[.$D237])/60" office:value-type="float" office:value="30" calcext:value-type="float">
            <text:p>30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237]+1" office:value-type="date" office:date-value="2022-07-04" calcext:value-type="date">
            <text:p>07/04/2022</text:p>
          </table:table-cell>
          <table:table-cell table:style-name="ce63" table:formula="of:=MIN([.$K$1];IF(MOD(ROW(); [.$H$1]) = 0; [.$B237] + 1; [.$B237]))" office:value-type="float" office:value="49" calcext:value-type="float">
            <text:p>49</text:p>
          </table:table-cell>
          <table:table-cell table:style-name="ce63" table:formula="of:=MAX([.$K$2];IF(MOD(ROW(); [.$H$2]) = 0; [.$C237] - 1; [.$C237]))" office:value-type="float" office:value="11" calcext:value-type="float">
            <text:p>11</text:p>
          </table:table-cell>
          <table:table-cell table:style-name="ce63" table:formula="of:=MIN([.$K$3];IF(MOD(ROW(); [.$H$3]) = 0; [.$D237] + 1; [.$D237]))" office:value-type="float" office:value="30" calcext:value-type="float">
            <text:p>30</text:p>
          </table:table-cell>
          <table:table-cell table:style-name="ce67" table:formula="of:=(([.$B238]+[.$C238])*[.$D238])/60" office:value-type="float" office:value="30" calcext:value-type="float">
            <text:p>30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238]+1" office:value-type="date" office:date-value="2022-07-05" calcext:value-type="date">
            <text:p>07/05/2022</text:p>
          </table:table-cell>
          <table:table-cell table:style-name="ce63" table:formula="of:=MIN([.$K$1];IF(MOD(ROW(); [.$H$1]) = 0; [.$B238] + 1; [.$B238]))" office:value-type="float" office:value="49" calcext:value-type="float">
            <text:p>49</text:p>
          </table:table-cell>
          <table:table-cell table:style-name="ce63" table:formula="of:=MAX([.$K$2];IF(MOD(ROW(); [.$H$2]) = 0; [.$C238] - 1; [.$C238]))" office:value-type="float" office:value="11" calcext:value-type="float">
            <text:p>11</text:p>
          </table:table-cell>
          <table:table-cell table:style-name="ce63" table:formula="of:=MIN([.$K$3];IF(MOD(ROW(); [.$H$3]) = 0; [.$D238] + 1; [.$D238]))" office:value-type="float" office:value="30" calcext:value-type="float">
            <text:p>30</text:p>
          </table:table-cell>
          <table:table-cell table:style-name="ce67" table:formula="of:=(([.$B239]+[.$C239])*[.$D239])/60" office:value-type="float" office:value="30" calcext:value-type="float">
            <text:p>30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239]+1" office:value-type="date" office:date-value="2022-07-06" calcext:value-type="date">
            <text:p>07/06/2022</text:p>
          </table:table-cell>
          <table:table-cell table:style-name="ce63" table:formula="of:=MIN([.$K$1];IF(MOD(ROW(); [.$H$1]) = 0; [.$B239] + 1; [.$B239]))" office:value-type="float" office:value="49" calcext:value-type="float">
            <text:p>49</text:p>
          </table:table-cell>
          <table:table-cell table:style-name="ce63" table:formula="of:=MAX([.$K$2];IF(MOD(ROW(); [.$H$2]) = 0; [.$C239] - 1; [.$C239]))" office:value-type="float" office:value="11" calcext:value-type="float">
            <text:p>11</text:p>
          </table:table-cell>
          <table:table-cell table:style-name="ce63" table:formula="of:=MIN([.$K$3];IF(MOD(ROW(); [.$H$3]) = 0; [.$D239] + 1; [.$D239]))" office:value-type="float" office:value="30" calcext:value-type="float">
            <text:p>30</text:p>
          </table:table-cell>
          <table:table-cell table:style-name="ce67" table:formula="of:=(([.$B240]+[.$C240])*[.$D240])/60" office:value-type="float" office:value="30" calcext:value-type="float">
            <text:p>30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240]+1" office:value-type="date" office:date-value="2022-07-07" calcext:value-type="date">
            <text:p>07/07/2022</text:p>
          </table:table-cell>
          <table:table-cell table:style-name="ce63" table:formula="of:=MIN([.$K$1];IF(MOD(ROW(); [.$H$1]) = 0; [.$B240] + 1; [.$B240]))" office:value-type="float" office:value="49" calcext:value-type="float">
            <text:p>49</text:p>
          </table:table-cell>
          <table:table-cell table:style-name="ce63" table:formula="of:=MAX([.$K$2];IF(MOD(ROW(); [.$H$2]) = 0; [.$C240] - 1; [.$C240]))" office:value-type="float" office:value="11" calcext:value-type="float">
            <text:p>11</text:p>
          </table:table-cell>
          <table:table-cell table:style-name="ce63" table:formula="of:=MIN([.$K$3];IF(MOD(ROW(); [.$H$3]) = 0; [.$D240] + 1; [.$D240]))" office:value-type="float" office:value="30" calcext:value-type="float">
            <text:p>30</text:p>
          </table:table-cell>
          <table:table-cell table:style-name="ce67" table:formula="of:=(([.$B241]+[.$C241])*[.$D241])/60" office:value-type="float" office:value="30" calcext:value-type="float">
            <text:p>30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241]+1" office:value-type="date" office:date-value="2022-07-08" calcext:value-type="date">
            <text:p>07/08/2022</text:p>
          </table:table-cell>
          <table:table-cell table:style-name="ce63" table:formula="of:=MIN([.$K$1];IF(MOD(ROW(); [.$H$1]) = 0; [.$B241] + 1; [.$B241]))" office:value-type="float" office:value="49" calcext:value-type="float">
            <text:p>49</text:p>
          </table:table-cell>
          <table:table-cell table:style-name="ce63" table:formula="of:=MAX([.$K$2];IF(MOD(ROW(); [.$H$2]) = 0; [.$C241] - 1; [.$C241]))" office:value-type="float" office:value="11" calcext:value-type="float">
            <text:p>11</text:p>
          </table:table-cell>
          <table:table-cell table:style-name="ce63" table:formula="of:=MIN([.$K$3];IF(MOD(ROW(); [.$H$3]) = 0; [.$D241] + 1; [.$D241]))" office:value-type="float" office:value="30" calcext:value-type="float">
            <text:p>30</text:p>
          </table:table-cell>
          <table:table-cell table:style-name="ce67" table:formula="of:=(([.$B242]+[.$C242])*[.$D242])/60" office:value-type="float" office:value="30" calcext:value-type="float">
            <text:p>30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242]+1" office:value-type="date" office:date-value="2022-07-09" calcext:value-type="date">
            <text:p>07/09/2022</text:p>
          </table:table-cell>
          <table:table-cell table:style-name="ce63" table:formula="of:=MIN([.$K$1];IF(MOD(ROW(); [.$H$1]) = 0; [.$B242] + 1; [.$B242]))" office:value-type="float" office:value="49" calcext:value-type="float">
            <text:p>49</text:p>
          </table:table-cell>
          <table:table-cell table:style-name="ce63" table:formula="of:=MAX([.$K$2];IF(MOD(ROW(); [.$H$2]) = 0; [.$C242] - 1; [.$C242]))" office:value-type="float" office:value="11" calcext:value-type="float">
            <text:p>11</text:p>
          </table:table-cell>
          <table:table-cell table:style-name="ce63" table:formula="of:=MIN([.$K$3];IF(MOD(ROW(); [.$H$3]) = 0; [.$D242] + 1; [.$D242]))" office:value-type="float" office:value="30" calcext:value-type="float">
            <text:p>30</text:p>
          </table:table-cell>
          <table:table-cell table:style-name="ce67" table:formula="of:=(([.$B243]+[.$C243])*[.$D243])/60" office:value-type="float" office:value="30" calcext:value-type="float">
            <text:p>30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243]+1" office:value-type="date" office:date-value="2022-07-10" calcext:value-type="date">
            <text:p>07/10/2022</text:p>
          </table:table-cell>
          <table:table-cell table:style-name="ce63" table:formula="of:=MIN([.$K$1];IF(MOD(ROW(); [.$H$1]) = 0; [.$B243] + 1; [.$B243]))" office:value-type="float" office:value="49" calcext:value-type="float">
            <text:p>49</text:p>
          </table:table-cell>
          <table:table-cell table:style-name="ce63" table:formula="of:=MAX([.$K$2];IF(MOD(ROW(); [.$H$2]) = 0; [.$C243] - 1; [.$C243]))" office:value-type="float" office:value="11" calcext:value-type="float">
            <text:p>11</text:p>
          </table:table-cell>
          <table:table-cell table:style-name="ce63" table:formula="of:=MIN([.$K$3];IF(MOD(ROW(); [.$H$3]) = 0; [.$D243] + 1; [.$D243]))" office:value-type="float" office:value="30" calcext:value-type="float">
            <text:p>30</text:p>
          </table:table-cell>
          <table:table-cell table:style-name="ce67" table:formula="of:=(([.$B244]+[.$C244])*[.$D244])/60" office:value-type="float" office:value="30" calcext:value-type="float">
            <text:p>30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244]+1" office:value-type="date" office:date-value="2022-07-11" calcext:value-type="date">
            <text:p>07/11/2022</text:p>
          </table:table-cell>
          <table:table-cell table:style-name="ce63" table:formula="of:=MIN([.$K$1];IF(MOD(ROW(); [.$H$1]) = 0; [.$B244] + 1; [.$B244]))" office:value-type="float" office:value="50" calcext:value-type="float">
            <text:p>50</text:p>
          </table:table-cell>
          <table:table-cell table:style-name="ce63" table:formula="of:=MAX([.$K$2];IF(MOD(ROW(); [.$H$2]) = 0; [.$C244] - 1; [.$C244]))" office:value-type="float" office:value="10" calcext:value-type="float">
            <text:p>10</text:p>
          </table:table-cell>
          <table:table-cell table:style-name="ce63" table:formula="of:=MIN([.$K$3];IF(MOD(ROW(); [.$H$3]) = 0; [.$D244] + 1; [.$D244]))" office:value-type="float" office:value="30" calcext:value-type="float">
            <text:p>30</text:p>
          </table:table-cell>
          <table:table-cell table:style-name="ce67" table:formula="of:=(([.$B245]+[.$C245])*[.$D245])/60" office:value-type="float" office:value="30" calcext:value-type="float">
            <text:p>30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245]+1" office:value-type="date" office:date-value="2022-07-12" calcext:value-type="date">
            <text:p>07/12/2022</text:p>
          </table:table-cell>
          <table:table-cell table:style-name="ce63" table:formula="of:=MIN([.$K$1];IF(MOD(ROW(); [.$H$1]) = 0; [.$B245] + 1; [.$B245]))" office:value-type="float" office:value="50" calcext:value-type="float">
            <text:p>50</text:p>
          </table:table-cell>
          <table:table-cell table:style-name="ce63" table:formula="of:=MAX([.$K$2];IF(MOD(ROW(); [.$H$2]) = 0; [.$C245] - 1; [.$C245]))" office:value-type="float" office:value="10" calcext:value-type="float">
            <text:p>10</text:p>
          </table:table-cell>
          <table:table-cell table:style-name="ce63" table:formula="of:=MIN([.$K$3];IF(MOD(ROW(); [.$H$3]) = 0; [.$D245] + 1; [.$D245]))" office:value-type="float" office:value="30" calcext:value-type="float">
            <text:p>30</text:p>
          </table:table-cell>
          <table:table-cell table:style-name="ce67" table:formula="of:=(([.$B246]+[.$C246])*[.$D246])/60" office:value-type="float" office:value="30" calcext:value-type="float">
            <text:p>30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246]+1" office:value-type="date" office:date-value="2022-07-13" calcext:value-type="date">
            <text:p>07/13/2022</text:p>
          </table:table-cell>
          <table:table-cell table:style-name="ce63" table:formula="of:=MIN([.$K$1];IF(MOD(ROW(); [.$H$1]) = 0; [.$B246] + 1; [.$B246]))" office:value-type="float" office:value="50" calcext:value-type="float">
            <text:p>50</text:p>
          </table:table-cell>
          <table:table-cell table:style-name="ce63" table:formula="of:=MAX([.$K$2];IF(MOD(ROW(); [.$H$2]) = 0; [.$C246] - 1; [.$C246]))" office:value-type="float" office:value="10" calcext:value-type="float">
            <text:p>10</text:p>
          </table:table-cell>
          <table:table-cell table:style-name="ce63" table:formula="of:=MIN([.$K$3];IF(MOD(ROW(); [.$H$3]) = 0; [.$D246] + 1; [.$D246]))" office:value-type="float" office:value="30" calcext:value-type="float">
            <text:p>30</text:p>
          </table:table-cell>
          <table:table-cell table:style-name="ce67" table:formula="of:=(([.$B247]+[.$C247])*[.$D247])/60" office:value-type="float" office:value="30" calcext:value-type="float">
            <text:p>30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247]+1" office:value-type="date" office:date-value="2022-07-14" calcext:value-type="date">
            <text:p>07/14/2022</text:p>
          </table:table-cell>
          <table:table-cell table:style-name="ce63" table:formula="of:=MIN([.$K$1];IF(MOD(ROW(); [.$H$1]) = 0; [.$B247] + 1; [.$B247]))" office:value-type="float" office:value="50" calcext:value-type="float">
            <text:p>50</text:p>
          </table:table-cell>
          <table:table-cell table:style-name="ce63" table:formula="of:=MAX([.$K$2];IF(MOD(ROW(); [.$H$2]) = 0; [.$C247] - 1; [.$C247]))" office:value-type="float" office:value="10" calcext:value-type="float">
            <text:p>10</text:p>
          </table:table-cell>
          <table:table-cell table:style-name="ce63" table:formula="of:=MIN([.$K$3];IF(MOD(ROW(); [.$H$3]) = 0; [.$D247] + 1; [.$D247]))" office:value-type="float" office:value="30" calcext:value-type="float">
            <text:p>30</text:p>
          </table:table-cell>
          <table:table-cell table:style-name="ce67" table:formula="of:=(([.$B248]+[.$C248])*[.$D248])/60" office:value-type="float" office:value="30" calcext:value-type="float">
            <text:p>30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248]+1" office:value-type="date" office:date-value="2022-07-15" calcext:value-type="date">
            <text:p>07/15/2022</text:p>
          </table:table-cell>
          <table:table-cell table:style-name="ce63" table:formula="of:=MIN([.$K$1];IF(MOD(ROW(); [.$H$1]) = 0; [.$B248] + 1; [.$B248]))" office:value-type="float" office:value="50" calcext:value-type="float">
            <text:p>50</text:p>
          </table:table-cell>
          <table:table-cell table:style-name="ce63" table:formula="of:=MAX([.$K$2];IF(MOD(ROW(); [.$H$2]) = 0; [.$C248] - 1; [.$C248]))" office:value-type="float" office:value="10" calcext:value-type="float">
            <text:p>10</text:p>
          </table:table-cell>
          <table:table-cell table:style-name="ce63" table:formula="of:=MIN([.$K$3];IF(MOD(ROW(); [.$H$3]) = 0; [.$D248] + 1; [.$D248]))" office:value-type="float" office:value="30" calcext:value-type="float">
            <text:p>30</text:p>
          </table:table-cell>
          <table:table-cell table:style-name="ce67" table:formula="of:=(([.$B249]+[.$C249])*[.$D249])/60" office:value-type="float" office:value="30" calcext:value-type="float">
            <text:p>30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249]+1" office:value-type="date" office:date-value="2022-07-16" calcext:value-type="date">
            <text:p>07/16/2022</text:p>
          </table:table-cell>
          <table:table-cell table:style-name="ce63" table:formula="of:=MIN([.$K$1];IF(MOD(ROW(); [.$H$1]) = 0; [.$B249] + 1; [.$B249]))" office:value-type="float" office:value="50" calcext:value-type="float">
            <text:p>50</text:p>
          </table:table-cell>
          <table:table-cell table:style-name="ce63" table:formula="of:=MAX([.$K$2];IF(MOD(ROW(); [.$H$2]) = 0; [.$C249] - 1; [.$C249]))" office:value-type="float" office:value="10" calcext:value-type="float">
            <text:p>10</text:p>
          </table:table-cell>
          <table:table-cell table:style-name="ce63" table:formula="of:=MIN([.$K$3];IF(MOD(ROW(); [.$H$3]) = 0; [.$D249] + 1; [.$D249]))" office:value-type="float" office:value="30" calcext:value-type="float">
            <text:p>30</text:p>
          </table:table-cell>
          <table:table-cell table:style-name="ce67" table:formula="of:=(([.$B250]+[.$C250])*[.$D250])/60" office:value-type="float" office:value="30" calcext:value-type="float">
            <text:p>30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250]+1" office:value-type="date" office:date-value="2022-07-17" calcext:value-type="date">
            <text:p>07/17/2022</text:p>
          </table:table-cell>
          <table:table-cell table:style-name="ce63" table:formula="of:=MIN([.$K$1];IF(MOD(ROW(); [.$H$1]) = 0; [.$B250] + 1; [.$B250]))" office:value-type="float" office:value="50" calcext:value-type="float">
            <text:p>50</text:p>
          </table:table-cell>
          <table:table-cell table:style-name="ce63" table:formula="of:=MAX([.$K$2];IF(MOD(ROW(); [.$H$2]) = 0; [.$C250] - 1; [.$C250]))" office:value-type="float" office:value="10" calcext:value-type="float">
            <text:p>10</text:p>
          </table:table-cell>
          <table:table-cell table:style-name="ce63" table:formula="of:=MIN([.$K$3];IF(MOD(ROW(); [.$H$3]) = 0; [.$D250] + 1; [.$D250]))" office:value-type="float" office:value="30" calcext:value-type="float">
            <text:p>30</text:p>
          </table:table-cell>
          <table:table-cell table:style-name="ce67" table:formula="of:=(([.$B251]+[.$C251])*[.$D251])/60" office:value-type="float" office:value="30" calcext:value-type="float">
            <text:p>30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251]+1" office:value-type="date" office:date-value="2022-07-18" calcext:value-type="date">
            <text:p>07/18/2022</text:p>
          </table:table-cell>
          <table:table-cell table:style-name="ce63" table:formula="of:=MIN([.$K$1];IF(MOD(ROW(); [.$H$1]) = 0; [.$B251] + 1; [.$B251]))" office:value-type="float" office:value="50" calcext:value-type="float">
            <text:p>50</text:p>
          </table:table-cell>
          <table:table-cell table:style-name="ce63" table:formula="of:=MAX([.$K$2];IF(MOD(ROW(); [.$H$2]) = 0; [.$C251] - 1; [.$C251]))" office:value-type="float" office:value="10" calcext:value-type="float">
            <text:p>10</text:p>
          </table:table-cell>
          <table:table-cell table:style-name="ce63" table:formula="of:=MIN([.$K$3];IF(MOD(ROW(); [.$H$3]) = 0; [.$D251] + 1; [.$D251]))" office:value-type="float" office:value="30" calcext:value-type="float">
            <text:p>30</text:p>
          </table:table-cell>
          <table:table-cell table:style-name="ce67" table:formula="of:=(([.$B252]+[.$C252])*[.$D252])/60" office:value-type="float" office:value="30" calcext:value-type="float">
            <text:p>30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252]+1" office:value-type="date" office:date-value="2022-07-19" calcext:value-type="date">
            <text:p>07/19/2022</text:p>
          </table:table-cell>
          <table:table-cell table:style-name="ce63" table:formula="of:=MIN([.$K$1];IF(MOD(ROW(); [.$H$1]) = 0; [.$B252] + 1; [.$B252]))" office:value-type="float" office:value="50" calcext:value-type="float">
            <text:p>50</text:p>
          </table:table-cell>
          <table:table-cell table:style-name="ce63" table:formula="of:=MAX([.$K$2];IF(MOD(ROW(); [.$H$2]) = 0; [.$C252] - 1; [.$C252]))" office:value-type="float" office:value="10" calcext:value-type="float">
            <text:p>10</text:p>
          </table:table-cell>
          <table:table-cell table:style-name="ce63" table:formula="of:=MIN([.$K$3];IF(MOD(ROW(); [.$H$3]) = 0; [.$D252] + 1; [.$D252]))" office:value-type="float" office:value="30" calcext:value-type="float">
            <text:p>30</text:p>
          </table:table-cell>
          <table:table-cell table:style-name="ce67" table:formula="of:=(([.$B253]+[.$C253])*[.$D253])/60" office:value-type="float" office:value="30" calcext:value-type="float">
            <text:p>30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253]+1" office:value-type="date" office:date-value="2022-07-20" calcext:value-type="date">
            <text:p>07/20/2022</text:p>
          </table:table-cell>
          <table:table-cell table:style-name="ce63" table:formula="of:=MIN([.$K$1];IF(MOD(ROW(); [.$H$1]) = 0; [.$B253] + 1; [.$B253]))" office:value-type="float" office:value="50" calcext:value-type="float">
            <text:p>50</text:p>
          </table:table-cell>
          <table:table-cell table:style-name="ce63" table:formula="of:=MAX([.$K$2];IF(MOD(ROW(); [.$H$2]) = 0; [.$C253] - 1; [.$C253]))" office:value-type="float" office:value="10" calcext:value-type="float">
            <text:p>10</text:p>
          </table:table-cell>
          <table:table-cell table:style-name="ce63" table:formula="of:=MIN([.$K$3];IF(MOD(ROW(); [.$H$3]) = 0; [.$D253] + 1; [.$D253]))" office:value-type="float" office:value="30" calcext:value-type="float">
            <text:p>30</text:p>
          </table:table-cell>
          <table:table-cell table:style-name="ce67" table:formula="of:=(([.$B254]+[.$C254])*[.$D254])/60" office:value-type="float" office:value="30" calcext:value-type="float">
            <text:p>30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254]+1" office:value-type="date" office:date-value="2022-07-21" calcext:value-type="date">
            <text:p>07/21/2022</text:p>
          </table:table-cell>
          <table:table-cell table:style-name="ce63" table:formula="of:=MIN([.$K$1];IF(MOD(ROW(); [.$H$1]) = 0; [.$B254] + 1; [.$B254]))" office:value-type="float" office:value="50" calcext:value-type="float">
            <text:p>50</text:p>
          </table:table-cell>
          <table:table-cell table:style-name="ce63" table:formula="of:=MAX([.$K$2];IF(MOD(ROW(); [.$H$2]) = 0; [.$C254] - 1; [.$C254]))" office:value-type="float" office:value="10" calcext:value-type="float">
            <text:p>10</text:p>
          </table:table-cell>
          <table:table-cell table:style-name="ce63" table:formula="of:=MIN([.$K$3];IF(MOD(ROW(); [.$H$3]) = 0; [.$D254] + 1; [.$D254]))" office:value-type="float" office:value="30" calcext:value-type="float">
            <text:p>30</text:p>
          </table:table-cell>
          <table:table-cell table:style-name="ce67" table:formula="of:=(([.$B255]+[.$C255])*[.$D255])/60" office:value-type="float" office:value="30" calcext:value-type="float">
            <text:p>30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255]+1" office:value-type="date" office:date-value="2022-07-22" calcext:value-type="date">
            <text:p>07/22/2022</text:p>
          </table:table-cell>
          <table:table-cell table:style-name="ce63" table:formula="of:=MIN([.$K$1];IF(MOD(ROW(); [.$H$1]) = 0; [.$B255] + 1; [.$B255]))" office:value-type="float" office:value="50" calcext:value-type="float">
            <text:p>50</text:p>
          </table:table-cell>
          <table:table-cell table:style-name="ce63" table:formula="of:=MAX([.$K$2];IF(MOD(ROW(); [.$H$2]) = 0; [.$C255] - 1; [.$C255]))" office:value-type="float" office:value="10" calcext:value-type="float">
            <text:p>10</text:p>
          </table:table-cell>
          <table:table-cell table:style-name="ce63" table:formula="of:=MIN([.$K$3];IF(MOD(ROW(); [.$H$3]) = 0; [.$D255] + 1; [.$D255]))" office:value-type="float" office:value="30" calcext:value-type="float">
            <text:p>30</text:p>
          </table:table-cell>
          <table:table-cell table:style-name="ce67" table:formula="of:=(([.$B256]+[.$C256])*[.$D256])/60" office:value-type="float" office:value="30" calcext:value-type="float">
            <text:p>30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256]+1" office:value-type="date" office:date-value="2022-07-23" calcext:value-type="date">
            <text:p>07/23/2022</text:p>
          </table:table-cell>
          <table:table-cell table:style-name="ce63" table:formula="of:=MIN([.$K$1];IF(MOD(ROW(); [.$H$1]) = 0; [.$B256] + 1; [.$B256]))" office:value-type="float" office:value="50" calcext:value-type="float">
            <text:p>50</text:p>
          </table:table-cell>
          <table:table-cell table:style-name="ce63" table:formula="of:=MAX([.$K$2];IF(MOD(ROW(); [.$H$2]) = 0; [.$C256] - 1; [.$C256]))" office:value-type="float" office:value="10" calcext:value-type="float">
            <text:p>10</text:p>
          </table:table-cell>
          <table:table-cell table:style-name="ce63" table:formula="of:=MIN([.$K$3];IF(MOD(ROW(); [.$H$3]) = 0; [.$D256] + 1; [.$D256]))" office:value-type="float" office:value="30" calcext:value-type="float">
            <text:p>30</text:p>
          </table:table-cell>
          <table:table-cell table:style-name="ce67" table:formula="of:=(([.$B257]+[.$C257])*[.$D257])/60" office:value-type="float" office:value="30" calcext:value-type="float">
            <text:p>30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257]+1" office:value-type="date" office:date-value="2022-07-24" calcext:value-type="date">
            <text:p>07/24/2022</text:p>
          </table:table-cell>
          <table:table-cell table:style-name="ce63" table:formula="of:=MIN([.$K$1];IF(MOD(ROW(); [.$H$1]) = 0; [.$B257] + 1; [.$B257]))" office:value-type="float" office:value="50" calcext:value-type="float">
            <text:p>50</text:p>
          </table:table-cell>
          <table:table-cell table:style-name="ce63" table:formula="of:=MAX([.$K$2];IF(MOD(ROW(); [.$H$2]) = 0; [.$C257] - 1; [.$C257]))" office:value-type="float" office:value="10" calcext:value-type="float">
            <text:p>10</text:p>
          </table:table-cell>
          <table:table-cell table:style-name="ce63" table:formula="of:=MIN([.$K$3];IF(MOD(ROW(); [.$H$3]) = 0; [.$D257] + 1; [.$D257]))" office:value-type="float" office:value="30" calcext:value-type="float">
            <text:p>30</text:p>
          </table:table-cell>
          <table:table-cell table:style-name="ce67" table:formula="of:=(([.$B258]+[.$C258])*[.$D258])/60" office:value-type="float" office:value="30" calcext:value-type="float">
            <text:p>30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258]+1" office:value-type="date" office:date-value="2022-07-25" calcext:value-type="date">
            <text:p>07/25/2022</text:p>
          </table:table-cell>
          <table:table-cell table:style-name="ce63" table:formula="of:=MIN([.$K$1];IF(MOD(ROW(); [.$H$1]) = 0; [.$B258] + 1; [.$B258]))" office:value-type="float" office:value="50" calcext:value-type="float">
            <text:p>50</text:p>
          </table:table-cell>
          <table:table-cell table:style-name="ce63" table:formula="of:=MAX([.$K$2];IF(MOD(ROW(); [.$H$2]) = 0; [.$C258] - 1; [.$C258]))" office:value-type="float" office:value="10" calcext:value-type="float">
            <text:p>10</text:p>
          </table:table-cell>
          <table:table-cell table:style-name="ce63" table:formula="of:=MIN([.$K$3];IF(MOD(ROW(); [.$H$3]) = 0; [.$D258] + 1; [.$D258]))" office:value-type="float" office:value="30" calcext:value-type="float">
            <text:p>30</text:p>
          </table:table-cell>
          <table:table-cell table:style-name="ce67" table:formula="of:=(([.$B259]+[.$C259])*[.$D259])/60" office:value-type="float" office:value="30" calcext:value-type="float">
            <text:p>30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259]+1" office:value-type="date" office:date-value="2022-07-26" calcext:value-type="date">
            <text:p>07/26/2022</text:p>
          </table:table-cell>
          <table:table-cell table:style-name="ce63" table:formula="of:=MIN([.$K$1];IF(MOD(ROW(); [.$H$1]) = 0; [.$B259] + 1; [.$B259]))" office:value-type="float" office:value="50" calcext:value-type="float">
            <text:p>50</text:p>
          </table:table-cell>
          <table:table-cell table:style-name="ce63" table:formula="of:=MAX([.$K$2];IF(MOD(ROW(); [.$H$2]) = 0; [.$C259] - 1; [.$C259]))" office:value-type="float" office:value="10" calcext:value-type="float">
            <text:p>10</text:p>
          </table:table-cell>
          <table:table-cell table:style-name="ce63" table:formula="of:=MIN([.$K$3];IF(MOD(ROW(); [.$H$3]) = 0; [.$D259] + 1; [.$D259]))" office:value-type="float" office:value="30" calcext:value-type="float">
            <text:p>30</text:p>
          </table:table-cell>
          <table:table-cell table:style-name="ce67" table:formula="of:=(([.$B260]+[.$C260])*[.$D260])/60" office:value-type="float" office:value="30" calcext:value-type="float">
            <text:p>30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260]+1" office:value-type="date" office:date-value="2022-07-27" calcext:value-type="date">
            <text:p>07/27/2022</text:p>
          </table:table-cell>
          <table:table-cell table:style-name="ce63" table:formula="of:=MIN([.$K$1];IF(MOD(ROW(); [.$H$1]) = 0; [.$B260] + 1; [.$B260]))" office:value-type="float" office:value="50" calcext:value-type="float">
            <text:p>50</text:p>
          </table:table-cell>
          <table:table-cell table:style-name="ce63" table:formula="of:=MAX([.$K$2];IF(MOD(ROW(); [.$H$2]) = 0; [.$C260] - 1; [.$C260]))" office:value-type="float" office:value="10" calcext:value-type="float">
            <text:p>10</text:p>
          </table:table-cell>
          <table:table-cell table:style-name="ce63" table:formula="of:=MIN([.$K$3];IF(MOD(ROW(); [.$H$3]) = 0; [.$D260] + 1; [.$D260]))" office:value-type="float" office:value="30" calcext:value-type="float">
            <text:p>30</text:p>
          </table:table-cell>
          <table:table-cell table:style-name="ce67" table:formula="of:=(([.$B261]+[.$C261])*[.$D261])/60" office:value-type="float" office:value="30" calcext:value-type="float">
            <text:p>30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261]+1" office:value-type="date" office:date-value="2022-07-28" calcext:value-type="date">
            <text:p>07/28/2022</text:p>
          </table:table-cell>
          <table:table-cell table:style-name="ce63" table:formula="of:=MIN([.$K$1];IF(MOD(ROW(); [.$H$1]) = 0; [.$B261] + 1; [.$B261]))" office:value-type="float" office:value="50" calcext:value-type="float">
            <text:p>50</text:p>
          </table:table-cell>
          <table:table-cell table:style-name="ce63" table:formula="of:=MAX([.$K$2];IF(MOD(ROW(); [.$H$2]) = 0; [.$C261] - 1; [.$C261]))" office:value-type="float" office:value="10" calcext:value-type="float">
            <text:p>10</text:p>
          </table:table-cell>
          <table:table-cell table:style-name="ce63" table:formula="of:=MIN([.$K$3];IF(MOD(ROW(); [.$H$3]) = 0; [.$D261] + 1; [.$D261]))" office:value-type="float" office:value="30" calcext:value-type="float">
            <text:p>30</text:p>
          </table:table-cell>
          <table:table-cell table:style-name="ce67" table:formula="of:=(([.$B262]+[.$C262])*[.$D262])/60" office:value-type="float" office:value="30" calcext:value-type="float">
            <text:p>30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262]+1" office:value-type="date" office:date-value="2022-07-29" calcext:value-type="date">
            <text:p>07/29/2022</text:p>
          </table:table-cell>
          <table:table-cell table:style-name="ce63" table:formula="of:=MIN([.$K$1];IF(MOD(ROW(); [.$H$1]) = 0; [.$B262] + 1; [.$B262]))" office:value-type="float" office:value="50" calcext:value-type="float">
            <text:p>50</text:p>
          </table:table-cell>
          <table:table-cell table:style-name="ce63" table:formula="of:=MAX([.$K$2];IF(MOD(ROW(); [.$H$2]) = 0; [.$C262] - 1; [.$C262]))" office:value-type="float" office:value="10" calcext:value-type="float">
            <text:p>10</text:p>
          </table:table-cell>
          <table:table-cell table:style-name="ce63" table:formula="of:=MIN([.$K$3];IF(MOD(ROW(); [.$H$3]) = 0; [.$D262] + 1; [.$D262]))" office:value-type="float" office:value="30" calcext:value-type="float">
            <text:p>30</text:p>
          </table:table-cell>
          <table:table-cell table:style-name="ce67" table:formula="of:=(([.$B263]+[.$C263])*[.$D263])/60" office:value-type="float" office:value="30" calcext:value-type="float">
            <text:p>30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263]+1" office:value-type="date" office:date-value="2022-07-30" calcext:value-type="date">
            <text:p>07/30/2022</text:p>
          </table:table-cell>
          <table:table-cell table:style-name="ce63" table:formula="of:=MIN([.$K$1];IF(MOD(ROW(); [.$H$1]) = 0; [.$B263] + 1; [.$B263]))" office:value-type="float" office:value="50" calcext:value-type="float">
            <text:p>50</text:p>
          </table:table-cell>
          <table:table-cell table:style-name="ce63" table:formula="of:=MAX([.$K$2];IF(MOD(ROW(); [.$H$2]) = 0; [.$C263] - 1; [.$C263]))" office:value-type="float" office:value="10" calcext:value-type="float">
            <text:p>10</text:p>
          </table:table-cell>
          <table:table-cell table:style-name="ce63" table:formula="of:=MIN([.$K$3];IF(MOD(ROW(); [.$H$3]) = 0; [.$D263] + 1; [.$D263]))" office:value-type="float" office:value="30" calcext:value-type="float">
            <text:p>30</text:p>
          </table:table-cell>
          <table:table-cell table:style-name="ce67" table:formula="of:=(([.$B264]+[.$C264])*[.$D264])/60" office:value-type="float" office:value="30" calcext:value-type="float">
            <text:p>30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264]+1" office:value-type="date" office:date-value="2022-07-31" calcext:value-type="date">
            <text:p>07/31/2022</text:p>
          </table:table-cell>
          <table:table-cell table:style-name="ce63" table:formula="of:=MIN([.$K$1];IF(MOD(ROW(); [.$H$1]) = 0; [.$B264] + 1; [.$B264]))" office:value-type="float" office:value="50" calcext:value-type="float">
            <text:p>50</text:p>
          </table:table-cell>
          <table:table-cell table:style-name="ce63" table:formula="of:=MAX([.$K$2];IF(MOD(ROW(); [.$H$2]) = 0; [.$C264] - 1; [.$C264]))" office:value-type="float" office:value="10" calcext:value-type="float">
            <text:p>10</text:p>
          </table:table-cell>
          <table:table-cell table:style-name="ce63" table:formula="of:=MIN([.$K$3];IF(MOD(ROW(); [.$H$3]) = 0; [.$D264] + 1; [.$D264]))" office:value-type="float" office:value="30" calcext:value-type="float">
            <text:p>30</text:p>
          </table:table-cell>
          <table:table-cell table:style-name="ce67" table:formula="of:=(([.$B265]+[.$C265])*[.$D265])/60" office:value-type="float" office:value="30" calcext:value-type="float">
            <text:p>30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265]+1" office:value-type="date" office:date-value="2022-08-01" calcext:value-type="date">
            <text:p>08/01/2022</text:p>
          </table:table-cell>
          <table:table-cell table:style-name="ce63" table:formula="of:=MIN([.$K$1];IF(MOD(ROW(); [.$H$1]) = 0; [.$B265] + 1; [.$B265]))" office:value-type="float" office:value="50" calcext:value-type="float">
            <text:p>50</text:p>
          </table:table-cell>
          <table:table-cell table:style-name="ce63" table:formula="of:=MAX([.$K$2];IF(MOD(ROW(); [.$H$2]) = 0; [.$C265] - 1; [.$C265]))" office:value-type="float" office:value="10" calcext:value-type="float">
            <text:p>10</text:p>
          </table:table-cell>
          <table:table-cell table:style-name="ce63" table:formula="of:=MIN([.$K$3];IF(MOD(ROW(); [.$H$3]) = 0; [.$D265] + 1; [.$D265]))" office:value-type="float" office:value="30" calcext:value-type="float">
            <text:p>30</text:p>
          </table:table-cell>
          <table:table-cell table:style-name="ce67" table:formula="of:=(([.$B266]+[.$C266])*[.$D266])/60" office:value-type="float" office:value="30" calcext:value-type="float">
            <text:p>30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266]+1" office:value-type="date" office:date-value="2022-08-02" calcext:value-type="date">
            <text:p>08/02/2022</text:p>
          </table:table-cell>
          <table:table-cell table:style-name="ce63" table:formula="of:=MIN([.$K$1];IF(MOD(ROW(); [.$H$1]) = 0; [.$B266] + 1; [.$B266]))" office:value-type="float" office:value="50" calcext:value-type="float">
            <text:p>50</text:p>
          </table:table-cell>
          <table:table-cell table:style-name="ce63" table:formula="of:=MAX([.$K$2];IF(MOD(ROW(); [.$H$2]) = 0; [.$C266] - 1; [.$C266]))" office:value-type="float" office:value="10" calcext:value-type="float">
            <text:p>10</text:p>
          </table:table-cell>
          <table:table-cell table:style-name="ce63" table:formula="of:=MIN([.$K$3];IF(MOD(ROW(); [.$H$3]) = 0; [.$D266] + 1; [.$D266]))" office:value-type="float" office:value="30" calcext:value-type="float">
            <text:p>30</text:p>
          </table:table-cell>
          <table:table-cell table:style-name="ce67" table:formula="of:=(([.$B267]+[.$C267])*[.$D267])/60" office:value-type="float" office:value="30" calcext:value-type="float">
            <text:p>30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267]+1" office:value-type="date" office:date-value="2022-08-03" calcext:value-type="date">
            <text:p>08/03/2022</text:p>
          </table:table-cell>
          <table:table-cell table:style-name="ce63" table:formula="of:=MIN([.$K$1];IF(MOD(ROW(); [.$H$1]) = 0; [.$B267] + 1; [.$B267]))" office:value-type="float" office:value="50" calcext:value-type="float">
            <text:p>50</text:p>
          </table:table-cell>
          <table:table-cell table:style-name="ce63" table:formula="of:=MAX([.$K$2];IF(MOD(ROW(); [.$H$2]) = 0; [.$C267] - 1; [.$C267]))" office:value-type="float" office:value="10" calcext:value-type="float">
            <text:p>10</text:p>
          </table:table-cell>
          <table:table-cell table:style-name="ce63" table:formula="of:=MIN([.$K$3];IF(MOD(ROW(); [.$H$3]) = 0; [.$D267] + 1; [.$D267]))" office:value-type="float" office:value="30" calcext:value-type="float">
            <text:p>30</text:p>
          </table:table-cell>
          <table:table-cell table:style-name="ce67" table:formula="of:=(([.$B268]+[.$C268])*[.$D268])/60" office:value-type="float" office:value="30" calcext:value-type="float">
            <text:p>30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268]+1" office:value-type="date" office:date-value="2022-08-04" calcext:value-type="date">
            <text:p>08/04/2022</text:p>
          </table:table-cell>
          <table:table-cell table:style-name="ce63" table:formula="of:=MIN([.$K$1];IF(MOD(ROW(); [.$H$1]) = 0; [.$B268] + 1; [.$B268]))" office:value-type="float" office:value="50" calcext:value-type="float">
            <text:p>50</text:p>
          </table:table-cell>
          <table:table-cell table:style-name="ce63" table:formula="of:=MAX([.$K$2];IF(MOD(ROW(); [.$H$2]) = 0; [.$C268] - 1; [.$C268]))" office:value-type="float" office:value="10" calcext:value-type="float">
            <text:p>10</text:p>
          </table:table-cell>
          <table:table-cell table:style-name="ce63" table:formula="of:=MIN([.$K$3];IF(MOD(ROW(); [.$H$3]) = 0; [.$D268] + 1; [.$D268]))" office:value-type="float" office:value="30" calcext:value-type="float">
            <text:p>30</text:p>
          </table:table-cell>
          <table:table-cell table:style-name="ce67" table:formula="of:=(([.$B269]+[.$C269])*[.$D269])/60" office:value-type="float" office:value="30" calcext:value-type="float">
            <text:p>30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269]+1" office:value-type="date" office:date-value="2022-08-05" calcext:value-type="date">
            <text:p>08/05/2022</text:p>
          </table:table-cell>
          <table:table-cell table:style-name="ce63" table:formula="of:=MIN([.$K$1];IF(MOD(ROW(); [.$H$1]) = 0; [.$B269] + 1; [.$B269]))" office:value-type="float" office:value="50" calcext:value-type="float">
            <text:p>50</text:p>
          </table:table-cell>
          <table:table-cell table:style-name="ce63" table:formula="of:=MAX([.$K$2];IF(MOD(ROW(); [.$H$2]) = 0; [.$C269] - 1; [.$C269]))" office:value-type="float" office:value="10" calcext:value-type="float">
            <text:p>10</text:p>
          </table:table-cell>
          <table:table-cell table:style-name="ce63" table:formula="of:=MIN([.$K$3];IF(MOD(ROW(); [.$H$3]) = 0; [.$D269] + 1; [.$D269]))" office:value-type="float" office:value="30" calcext:value-type="float">
            <text:p>30</text:p>
          </table:table-cell>
          <table:table-cell table:style-name="ce67" table:formula="of:=(([.$B270]+[.$C270])*[.$D270])/60" office:value-type="float" office:value="30" calcext:value-type="float">
            <text:p>30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270]+1" office:value-type="date" office:date-value="2022-08-06" calcext:value-type="date">
            <text:p>08/06/2022</text:p>
          </table:table-cell>
          <table:table-cell table:style-name="ce63" table:formula="of:=MIN([.$K$1];IF(MOD(ROW(); [.$H$1]) = 0; [.$B270] + 1; [.$B270]))" office:value-type="float" office:value="50" calcext:value-type="float">
            <text:p>50</text:p>
          </table:table-cell>
          <table:table-cell table:style-name="ce63" table:formula="of:=MAX([.$K$2];IF(MOD(ROW(); [.$H$2]) = 0; [.$C270] - 1; [.$C270]))" office:value-type="float" office:value="10" calcext:value-type="float">
            <text:p>10</text:p>
          </table:table-cell>
          <table:table-cell table:style-name="ce63" table:formula="of:=MIN([.$K$3];IF(MOD(ROW(); [.$H$3]) = 0; [.$D270] + 1; [.$D270]))" office:value-type="float" office:value="30" calcext:value-type="float">
            <text:p>30</text:p>
          </table:table-cell>
          <table:table-cell table:style-name="ce67" table:formula="of:=(([.$B271]+[.$C271])*[.$D271])/60" office:value-type="float" office:value="30" calcext:value-type="float">
            <text:p>30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271]+1" office:value-type="date" office:date-value="2022-08-07" calcext:value-type="date">
            <text:p>08/07/2022</text:p>
          </table:table-cell>
          <table:table-cell table:style-name="ce63" table:formula="of:=MIN([.$K$1];IF(MOD(ROW(); [.$H$1]) = 0; [.$B271] + 1; [.$B271]))" office:value-type="float" office:value="50" calcext:value-type="float">
            <text:p>50</text:p>
          </table:table-cell>
          <table:table-cell table:style-name="ce63" table:formula="of:=MAX([.$K$2];IF(MOD(ROW(); [.$H$2]) = 0; [.$C271] - 1; [.$C271]))" office:value-type="float" office:value="10" calcext:value-type="float">
            <text:p>10</text:p>
          </table:table-cell>
          <table:table-cell table:style-name="ce63" table:formula="of:=MIN([.$K$3];IF(MOD(ROW(); [.$H$3]) = 0; [.$D271] + 1; [.$D271]))" office:value-type="float" office:value="30" calcext:value-type="float">
            <text:p>30</text:p>
          </table:table-cell>
          <table:table-cell table:style-name="ce67" table:formula="of:=(([.$B272]+[.$C272])*[.$D272])/60" office:value-type="float" office:value="30" calcext:value-type="float">
            <text:p>30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272]+1" office:value-type="date" office:date-value="2022-08-08" calcext:value-type="date">
            <text:p>08/08/2022</text:p>
          </table:table-cell>
          <table:table-cell table:style-name="ce63" table:formula="of:=MIN([.$K$1];IF(MOD(ROW(); [.$H$1]) = 0; [.$B272] + 1; [.$B272]))" office:value-type="float" office:value="50" calcext:value-type="float">
            <text:p>50</text:p>
          </table:table-cell>
          <table:table-cell table:style-name="ce63" table:formula="of:=MAX([.$K$2];IF(MOD(ROW(); [.$H$2]) = 0; [.$C272] - 1; [.$C272]))" office:value-type="float" office:value="10" calcext:value-type="float">
            <text:p>10</text:p>
          </table:table-cell>
          <table:table-cell table:style-name="ce63" table:formula="of:=MIN([.$K$3];IF(MOD(ROW(); [.$H$3]) = 0; [.$D272] + 1; [.$D272]))" office:value-type="float" office:value="30" calcext:value-type="float">
            <text:p>30</text:p>
          </table:table-cell>
          <table:table-cell table:style-name="ce67" table:formula="of:=(([.$B273]+[.$C273])*[.$D273])/60" office:value-type="float" office:value="30" calcext:value-type="float">
            <text:p>30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273]+1" office:value-type="date" office:date-value="2022-08-09" calcext:value-type="date">
            <text:p>08/09/2022</text:p>
          </table:table-cell>
          <table:table-cell table:style-name="ce63" table:formula="of:=MIN([.$K$1];IF(MOD(ROW(); [.$H$1]) = 0; [.$B273] + 1; [.$B273]))" office:value-type="float" office:value="50" calcext:value-type="float">
            <text:p>50</text:p>
          </table:table-cell>
          <table:table-cell table:style-name="ce63" table:formula="of:=MAX([.$K$2];IF(MOD(ROW(); [.$H$2]) = 0; [.$C273] - 1; [.$C273]))" office:value-type="float" office:value="10" calcext:value-type="float">
            <text:p>10</text:p>
          </table:table-cell>
          <table:table-cell table:style-name="ce63" table:formula="of:=MIN([.$K$3];IF(MOD(ROW(); [.$H$3]) = 0; [.$D273] + 1; [.$D273]))" office:value-type="float" office:value="30" calcext:value-type="float">
            <text:p>30</text:p>
          </table:table-cell>
          <table:table-cell table:style-name="ce67" table:formula="of:=(([.$B274]+[.$C274])*[.$D274])/60" office:value-type="float" office:value="30" calcext:value-type="float">
            <text:p>30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274]+1" office:value-type="date" office:date-value="2022-08-10" calcext:value-type="date">
            <text:p>08/10/2022</text:p>
          </table:table-cell>
          <table:table-cell table:style-name="ce63" table:formula="of:=MIN([.$K$1];IF(MOD(ROW(); [.$H$1]) = 0; [.$B274] + 1; [.$B274]))" office:value-type="float" office:value="50" calcext:value-type="float">
            <text:p>50</text:p>
          </table:table-cell>
          <table:table-cell table:style-name="ce63" table:formula="of:=MAX([.$K$2];IF(MOD(ROW(); [.$H$2]) = 0; [.$C274] - 1; [.$C274]))" office:value-type="float" office:value="10" calcext:value-type="float">
            <text:p>10</text:p>
          </table:table-cell>
          <table:table-cell table:style-name="ce63" table:formula="of:=MIN([.$K$3];IF(MOD(ROW(); [.$H$3]) = 0; [.$D274] + 1; [.$D274]))" office:value-type="float" office:value="30" calcext:value-type="float">
            <text:p>30</text:p>
          </table:table-cell>
          <table:table-cell table:style-name="ce67" table:formula="of:=(([.$B275]+[.$C275])*[.$D275])/60" office:value-type="float" office:value="30" calcext:value-type="float">
            <text:p>30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275]+1" office:value-type="date" office:date-value="2022-08-11" calcext:value-type="date">
            <text:p>08/11/2022</text:p>
          </table:table-cell>
          <table:table-cell table:style-name="ce63" table:formula="of:=MIN([.$K$1];IF(MOD(ROW(); [.$H$1]) = 0; [.$B275] + 1; [.$B275]))" office:value-type="float" office:value="50" calcext:value-type="float">
            <text:p>50</text:p>
          </table:table-cell>
          <table:table-cell table:style-name="ce63" table:formula="of:=MAX([.$K$2];IF(MOD(ROW(); [.$H$2]) = 0; [.$C275] - 1; [.$C275]))" office:value-type="float" office:value="10" calcext:value-type="float">
            <text:p>10</text:p>
          </table:table-cell>
          <table:table-cell table:style-name="ce63" table:formula="of:=MIN([.$K$3];IF(MOD(ROW(); [.$H$3]) = 0; [.$D275] + 1; [.$D275]))" office:value-type="float" office:value="30" calcext:value-type="float">
            <text:p>30</text:p>
          </table:table-cell>
          <table:table-cell table:style-name="ce67" table:formula="of:=(([.$B276]+[.$C276])*[.$D276])/60" office:value-type="float" office:value="30" calcext:value-type="float">
            <text:p>30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276]+1" office:value-type="date" office:date-value="2022-08-12" calcext:value-type="date">
            <text:p>08/12/2022</text:p>
          </table:table-cell>
          <table:table-cell table:style-name="ce63" table:formula="of:=MIN([.$K$1];IF(MOD(ROW(); [.$H$1]) = 0; [.$B276] + 1; [.$B276]))" office:value-type="float" office:value="50" calcext:value-type="float">
            <text:p>50</text:p>
          </table:table-cell>
          <table:table-cell table:style-name="ce63" table:formula="of:=MAX([.$K$2];IF(MOD(ROW(); [.$H$2]) = 0; [.$C276] - 1; [.$C276]))" office:value-type="float" office:value="10" calcext:value-type="float">
            <text:p>10</text:p>
          </table:table-cell>
          <table:table-cell table:style-name="ce63" table:formula="of:=MIN([.$K$3];IF(MOD(ROW(); [.$H$3]) = 0; [.$D276] + 1; [.$D276]))" office:value-type="float" office:value="30" calcext:value-type="float">
            <text:p>30</text:p>
          </table:table-cell>
          <table:table-cell table:style-name="ce67" table:formula="of:=(([.$B277]+[.$C277])*[.$D277])/60" office:value-type="float" office:value="30" calcext:value-type="float">
            <text:p>30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277]+1" office:value-type="date" office:date-value="2022-08-13" calcext:value-type="date">
            <text:p>08/13/2022</text:p>
          </table:table-cell>
          <table:table-cell table:style-name="ce63" table:formula="of:=MIN([.$K$1];IF(MOD(ROW(); [.$H$1]) = 0; [.$B277] + 1; [.$B277]))" office:value-type="float" office:value="50" calcext:value-type="float">
            <text:p>50</text:p>
          </table:table-cell>
          <table:table-cell table:style-name="ce63" table:formula="of:=MAX([.$K$2];IF(MOD(ROW(); [.$H$2]) = 0; [.$C277] - 1; [.$C277]))" office:value-type="float" office:value="10" calcext:value-type="float">
            <text:p>10</text:p>
          </table:table-cell>
          <table:table-cell table:style-name="ce63" table:formula="of:=MIN([.$K$3];IF(MOD(ROW(); [.$H$3]) = 0; [.$D277] + 1; [.$D277]))" office:value-type="float" office:value="30" calcext:value-type="float">
            <text:p>30</text:p>
          </table:table-cell>
          <table:table-cell table:style-name="ce67" table:formula="of:=(([.$B278]+[.$C278])*[.$D278])/60" office:value-type="float" office:value="30" calcext:value-type="float">
            <text:p>30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278]+1" office:value-type="date" office:date-value="2022-08-14" calcext:value-type="date">
            <text:p>08/14/2022</text:p>
          </table:table-cell>
          <table:table-cell table:style-name="ce63" table:formula="of:=MIN([.$K$1];IF(MOD(ROW(); [.$H$1]) = 0; [.$B278] + 1; [.$B278]))" office:value-type="float" office:value="50" calcext:value-type="float">
            <text:p>50</text:p>
          </table:table-cell>
          <table:table-cell table:style-name="ce63" table:formula="of:=MAX([.$K$2];IF(MOD(ROW(); [.$H$2]) = 0; [.$C278] - 1; [.$C278]))" office:value-type="float" office:value="10" calcext:value-type="float">
            <text:p>10</text:p>
          </table:table-cell>
          <table:table-cell table:style-name="ce63" table:formula="of:=MIN([.$K$3];IF(MOD(ROW(); [.$H$3]) = 0; [.$D278] + 1; [.$D278]))" office:value-type="float" office:value="30" calcext:value-type="float">
            <text:p>30</text:p>
          </table:table-cell>
          <table:table-cell table:style-name="ce67" table:formula="of:=(([.$B279]+[.$C279])*[.$D279])/60" office:value-type="float" office:value="30" calcext:value-type="float">
            <text:p>30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279]+1" office:value-type="date" office:date-value="2022-08-15" calcext:value-type="date">
            <text:p>08/15/2022</text:p>
          </table:table-cell>
          <table:table-cell table:style-name="ce63" table:formula="of:=MIN([.$K$1];IF(MOD(ROW(); [.$H$1]) = 0; [.$B279] + 1; [.$B279]))" office:value-type="float" office:value="50" calcext:value-type="float">
            <text:p>50</text:p>
          </table:table-cell>
          <table:table-cell table:style-name="ce63" table:formula="of:=MAX([.$K$2];IF(MOD(ROW(); [.$H$2]) = 0; [.$C279] - 1; [.$C279]))" office:value-type="float" office:value="10" calcext:value-type="float">
            <text:p>10</text:p>
          </table:table-cell>
          <table:table-cell table:style-name="ce63" table:formula="of:=MIN([.$K$3];IF(MOD(ROW(); [.$H$3]) = 0; [.$D279] + 1; [.$D279]))" office:value-type="float" office:value="30" calcext:value-type="float">
            <text:p>30</text:p>
          </table:table-cell>
          <table:table-cell table:style-name="ce67" table:formula="of:=(([.$B280]+[.$C280])*[.$D280])/60" office:value-type="float" office:value="30" calcext:value-type="float">
            <text:p>30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280]+1" office:value-type="date" office:date-value="2022-08-16" calcext:value-type="date">
            <text:p>08/16/2022</text:p>
          </table:table-cell>
          <table:table-cell table:style-name="ce63" table:formula="of:=MIN([.$K$1];IF(MOD(ROW(); [.$H$1]) = 0; [.$B280] + 1; [.$B280]))" office:value-type="float" office:value="50" calcext:value-type="float">
            <text:p>50</text:p>
          </table:table-cell>
          <table:table-cell table:style-name="ce63" table:formula="of:=MAX([.$K$2];IF(MOD(ROW(); [.$H$2]) = 0; [.$C280] - 1; [.$C280]))" office:value-type="float" office:value="10" calcext:value-type="float">
            <text:p>10</text:p>
          </table:table-cell>
          <table:table-cell table:style-name="ce63" table:formula="of:=MIN([.$K$3];IF(MOD(ROW(); [.$H$3]) = 0; [.$D280] + 1; [.$D280]))" office:value-type="float" office:value="30" calcext:value-type="float">
            <text:p>30</text:p>
          </table:table-cell>
          <table:table-cell table:style-name="ce67" table:formula="of:=(([.$B281]+[.$C281])*[.$D281])/60" office:value-type="float" office:value="30" calcext:value-type="float">
            <text:p>30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281]+1" office:value-type="date" office:date-value="2022-08-17" calcext:value-type="date">
            <text:p>08/17/2022</text:p>
          </table:table-cell>
          <table:table-cell table:style-name="ce63" table:formula="of:=MIN([.$K$1];IF(MOD(ROW(); [.$H$1]) = 0; [.$B281] + 1; [.$B281]))" office:value-type="float" office:value="50" calcext:value-type="float">
            <text:p>50</text:p>
          </table:table-cell>
          <table:table-cell table:style-name="ce63" table:formula="of:=MAX([.$K$2];IF(MOD(ROW(); [.$H$2]) = 0; [.$C281] - 1; [.$C281]))" office:value-type="float" office:value="10" calcext:value-type="float">
            <text:p>10</text:p>
          </table:table-cell>
          <table:table-cell table:style-name="ce63" table:formula="of:=MIN([.$K$3];IF(MOD(ROW(); [.$H$3]) = 0; [.$D281] + 1; [.$D281]))" office:value-type="float" office:value="30" calcext:value-type="float">
            <text:p>30</text:p>
          </table:table-cell>
          <table:table-cell table:style-name="ce67" table:formula="of:=(([.$B282]+[.$C282])*[.$D282])/60" office:value-type="float" office:value="30" calcext:value-type="float">
            <text:p>30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282]+1" office:value-type="date" office:date-value="2022-08-18" calcext:value-type="date">
            <text:p>08/18/2022</text:p>
          </table:table-cell>
          <table:table-cell table:style-name="ce63" table:formula="of:=MIN([.$K$1];IF(MOD(ROW(); [.$H$1]) = 0; [.$B282] + 1; [.$B282]))" office:value-type="float" office:value="50" calcext:value-type="float">
            <text:p>50</text:p>
          </table:table-cell>
          <table:table-cell table:style-name="ce63" table:formula="of:=MAX([.$K$2];IF(MOD(ROW(); [.$H$2]) = 0; [.$C282] - 1; [.$C282]))" office:value-type="float" office:value="10" calcext:value-type="float">
            <text:p>10</text:p>
          </table:table-cell>
          <table:table-cell table:style-name="ce63" table:formula="of:=MIN([.$K$3];IF(MOD(ROW(); [.$H$3]) = 0; [.$D282] + 1; [.$D282]))" office:value-type="float" office:value="30" calcext:value-type="float">
            <text:p>30</text:p>
          </table:table-cell>
          <table:table-cell table:style-name="ce67" table:formula="of:=(([.$B283]+[.$C283])*[.$D283])/60" office:value-type="float" office:value="30" calcext:value-type="float">
            <text:p>30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283]+1" office:value-type="date" office:date-value="2022-08-19" calcext:value-type="date">
            <text:p>08/19/2022</text:p>
          </table:table-cell>
          <table:table-cell table:style-name="ce63" table:formula="of:=MIN([.$K$1];IF(MOD(ROW(); [.$H$1]) = 0; [.$B283] + 1; [.$B283]))" office:value-type="float" office:value="50" calcext:value-type="float">
            <text:p>50</text:p>
          </table:table-cell>
          <table:table-cell table:style-name="ce63" table:formula="of:=MAX([.$K$2];IF(MOD(ROW(); [.$H$2]) = 0; [.$C283] - 1; [.$C283]))" office:value-type="float" office:value="10" calcext:value-type="float">
            <text:p>10</text:p>
          </table:table-cell>
          <table:table-cell table:style-name="ce63" table:formula="of:=MIN([.$K$3];IF(MOD(ROW(); [.$H$3]) = 0; [.$D283] + 1; [.$D283]))" office:value-type="float" office:value="30" calcext:value-type="float">
            <text:p>30</text:p>
          </table:table-cell>
          <table:table-cell table:style-name="ce67" table:formula="of:=(([.$B284]+[.$C284])*[.$D284])/60" office:value-type="float" office:value="30" calcext:value-type="float">
            <text:p>30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284]+1" office:value-type="date" office:date-value="2022-08-20" calcext:value-type="date">
            <text:p>08/20/2022</text:p>
          </table:table-cell>
          <table:table-cell table:style-name="ce63" table:formula="of:=MIN([.$K$1];IF(MOD(ROW(); [.$H$1]) = 0; [.$B284] + 1; [.$B284]))" office:value-type="float" office:value="50" calcext:value-type="float">
            <text:p>50</text:p>
          </table:table-cell>
          <table:table-cell table:style-name="ce63" table:formula="of:=MAX([.$K$2];IF(MOD(ROW(); [.$H$2]) = 0; [.$C284] - 1; [.$C284]))" office:value-type="float" office:value="10" calcext:value-type="float">
            <text:p>10</text:p>
          </table:table-cell>
          <table:table-cell table:style-name="ce63" table:formula="of:=MIN([.$K$3];IF(MOD(ROW(); [.$H$3]) = 0; [.$D284] + 1; [.$D284]))" office:value-type="float" office:value="30" calcext:value-type="float">
            <text:p>30</text:p>
          </table:table-cell>
          <table:table-cell table:style-name="ce67" table:formula="of:=(([.$B285]+[.$C285])*[.$D285])/60" office:value-type="float" office:value="30" calcext:value-type="float">
            <text:p>30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285]+1" office:value-type="date" office:date-value="2022-08-21" calcext:value-type="date">
            <text:p>08/21/2022</text:p>
          </table:table-cell>
          <table:table-cell table:style-name="ce63" table:formula="of:=MIN([.$K$1];IF(MOD(ROW(); [.$H$1]) = 0; [.$B285] + 1; [.$B285]))" office:value-type="float" office:value="50" calcext:value-type="float">
            <text:p>50</text:p>
          </table:table-cell>
          <table:table-cell table:style-name="ce63" table:formula="of:=MAX([.$K$2];IF(MOD(ROW(); [.$H$2]) = 0; [.$C285] - 1; [.$C285]))" office:value-type="float" office:value="10" calcext:value-type="float">
            <text:p>10</text:p>
          </table:table-cell>
          <table:table-cell table:style-name="ce63" table:formula="of:=MIN([.$K$3];IF(MOD(ROW(); [.$H$3]) = 0; [.$D285] + 1; [.$D285]))" office:value-type="float" office:value="30" calcext:value-type="float">
            <text:p>30</text:p>
          </table:table-cell>
          <table:table-cell table:style-name="ce67" table:formula="of:=(([.$B286]+[.$C286])*[.$D286])/60" office:value-type="float" office:value="30" calcext:value-type="float">
            <text:p>30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286]+1" office:value-type="date" office:date-value="2022-08-22" calcext:value-type="date">
            <text:p>08/22/2022</text:p>
          </table:table-cell>
          <table:table-cell table:style-name="ce63" table:formula="of:=MIN([.$K$1];IF(MOD(ROW(); [.$H$1]) = 0; [.$B286] + 1; [.$B286]))" office:value-type="float" office:value="50" calcext:value-type="float">
            <text:p>50</text:p>
          </table:table-cell>
          <table:table-cell table:style-name="ce63" table:formula="of:=MAX([.$K$2];IF(MOD(ROW(); [.$H$2]) = 0; [.$C286] - 1; [.$C286]))" office:value-type="float" office:value="10" calcext:value-type="float">
            <text:p>10</text:p>
          </table:table-cell>
          <table:table-cell table:style-name="ce63" table:formula="of:=MIN([.$K$3];IF(MOD(ROW(); [.$H$3]) = 0; [.$D286] + 1; [.$D286]))" office:value-type="float" office:value="30" calcext:value-type="float">
            <text:p>30</text:p>
          </table:table-cell>
          <table:table-cell table:style-name="ce67" table:formula="of:=(([.$B287]+[.$C287])*[.$D287])/60" office:value-type="float" office:value="30" calcext:value-type="float">
            <text:p>30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287]+1" office:value-type="date" office:date-value="2022-08-23" calcext:value-type="date">
            <text:p>08/23/2022</text:p>
          </table:table-cell>
          <table:table-cell table:style-name="ce63" table:formula="of:=MIN([.$K$1];IF(MOD(ROW(); [.$H$1]) = 0; [.$B287] + 1; [.$B287]))" office:value-type="float" office:value="50" calcext:value-type="float">
            <text:p>50</text:p>
          </table:table-cell>
          <table:table-cell table:style-name="ce63" table:formula="of:=MAX([.$K$2];IF(MOD(ROW(); [.$H$2]) = 0; [.$C287] - 1; [.$C287]))" office:value-type="float" office:value="10" calcext:value-type="float">
            <text:p>10</text:p>
          </table:table-cell>
          <table:table-cell table:style-name="ce63" table:formula="of:=MIN([.$K$3];IF(MOD(ROW(); [.$H$3]) = 0; [.$D287] + 1; [.$D287]))" office:value-type="float" office:value="30" calcext:value-type="float">
            <text:p>30</text:p>
          </table:table-cell>
          <table:table-cell table:style-name="ce67" table:formula="of:=(([.$B288]+[.$C288])*[.$D288])/60" office:value-type="float" office:value="30" calcext:value-type="float">
            <text:p>30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288]+1" office:value-type="date" office:date-value="2022-08-24" calcext:value-type="date">
            <text:p>08/24/2022</text:p>
          </table:table-cell>
          <table:table-cell table:style-name="ce63" table:formula="of:=MIN([.$K$1];IF(MOD(ROW(); [.$H$1]) = 0; [.$B288] + 1; [.$B288]))" office:value-type="float" office:value="50" calcext:value-type="float">
            <text:p>50</text:p>
          </table:table-cell>
          <table:table-cell table:style-name="ce63" table:formula="of:=MAX([.$K$2];IF(MOD(ROW(); [.$H$2]) = 0; [.$C288] - 1; [.$C288]))" office:value-type="float" office:value="10" calcext:value-type="float">
            <text:p>10</text:p>
          </table:table-cell>
          <table:table-cell table:style-name="ce63" table:formula="of:=MIN([.$K$3];IF(MOD(ROW(); [.$H$3]) = 0; [.$D288] + 1; [.$D288]))" office:value-type="float" office:value="30" calcext:value-type="float">
            <text:p>30</text:p>
          </table:table-cell>
          <table:table-cell table:style-name="ce67" table:formula="of:=(([.$B289]+[.$C289])*[.$D289])/60" office:value-type="float" office:value="30" calcext:value-type="float">
            <text:p>30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289]+1" office:value-type="date" office:date-value="2022-08-25" calcext:value-type="date">
            <text:p>08/25/2022</text:p>
          </table:table-cell>
          <table:table-cell table:style-name="ce63" table:formula="of:=MIN([.$K$1];IF(MOD(ROW(); [.$H$1]) = 0; [.$B289] + 1; [.$B289]))" office:value-type="float" office:value="50" calcext:value-type="float">
            <text:p>50</text:p>
          </table:table-cell>
          <table:table-cell table:style-name="ce63" table:formula="of:=MAX([.$K$2];IF(MOD(ROW(); [.$H$2]) = 0; [.$C289] - 1; [.$C289]))" office:value-type="float" office:value="10" calcext:value-type="float">
            <text:p>10</text:p>
          </table:table-cell>
          <table:table-cell table:style-name="ce63" table:formula="of:=MIN([.$K$3];IF(MOD(ROW(); [.$H$3]) = 0; [.$D289] + 1; [.$D289]))" office:value-type="float" office:value="30" calcext:value-type="float">
            <text:p>30</text:p>
          </table:table-cell>
          <table:table-cell table:style-name="ce67" table:formula="of:=(([.$B290]+[.$C290])*[.$D290])/60" office:value-type="float" office:value="30" calcext:value-type="float">
            <text:p>30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290]+1" office:value-type="date" office:date-value="2022-08-26" calcext:value-type="date">
            <text:p>08/26/2022</text:p>
          </table:table-cell>
          <table:table-cell table:style-name="ce63" table:formula="of:=MIN([.$K$1];IF(MOD(ROW(); [.$H$1]) = 0; [.$B290] + 1; [.$B290]))" office:value-type="float" office:value="50" calcext:value-type="float">
            <text:p>50</text:p>
          </table:table-cell>
          <table:table-cell table:style-name="ce63" table:formula="of:=MAX([.$K$2];IF(MOD(ROW(); [.$H$2]) = 0; [.$C290] - 1; [.$C290]))" office:value-type="float" office:value="10" calcext:value-type="float">
            <text:p>10</text:p>
          </table:table-cell>
          <table:table-cell table:style-name="ce63" table:formula="of:=MIN([.$K$3];IF(MOD(ROW(); [.$H$3]) = 0; [.$D290] + 1; [.$D290]))" office:value-type="float" office:value="30" calcext:value-type="float">
            <text:p>30</text:p>
          </table:table-cell>
          <table:table-cell table:style-name="ce67" table:formula="of:=(([.$B291]+[.$C291])*[.$D291])/60" office:value-type="float" office:value="30" calcext:value-type="float">
            <text:p>30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291]+1" office:value-type="date" office:date-value="2022-08-27" calcext:value-type="date">
            <text:p>08/27/2022</text:p>
          </table:table-cell>
          <table:table-cell table:style-name="ce63" table:formula="of:=MIN([.$K$1];IF(MOD(ROW(); [.$H$1]) = 0; [.$B291] + 1; [.$B291]))" office:value-type="float" office:value="50" calcext:value-type="float">
            <text:p>50</text:p>
          </table:table-cell>
          <table:table-cell table:style-name="ce63" table:formula="of:=MAX([.$K$2];IF(MOD(ROW(); [.$H$2]) = 0; [.$C291] - 1; [.$C291]))" office:value-type="float" office:value="10" calcext:value-type="float">
            <text:p>10</text:p>
          </table:table-cell>
          <table:table-cell table:style-name="ce63" table:formula="of:=MIN([.$K$3];IF(MOD(ROW(); [.$H$3]) = 0; [.$D291] + 1; [.$D291]))" office:value-type="float" office:value="30" calcext:value-type="float">
            <text:p>30</text:p>
          </table:table-cell>
          <table:table-cell table:style-name="ce67" table:formula="of:=(([.$B292]+[.$C292])*[.$D292])/60" office:value-type="float" office:value="30" calcext:value-type="float">
            <text:p>30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292]+1" office:value-type="date" office:date-value="2022-08-28" calcext:value-type="date">
            <text:p>08/28/2022</text:p>
          </table:table-cell>
          <table:table-cell table:style-name="ce63" table:formula="of:=MIN([.$K$1];IF(MOD(ROW(); [.$H$1]) = 0; [.$B292] + 1; [.$B292]))" office:value-type="float" office:value="50" calcext:value-type="float">
            <text:p>50</text:p>
          </table:table-cell>
          <table:table-cell table:style-name="ce63" table:formula="of:=MAX([.$K$2];IF(MOD(ROW(); [.$H$2]) = 0; [.$C292] - 1; [.$C292]))" office:value-type="float" office:value="10" calcext:value-type="float">
            <text:p>10</text:p>
          </table:table-cell>
          <table:table-cell table:style-name="ce63" table:formula="of:=MIN([.$K$3];IF(MOD(ROW(); [.$H$3]) = 0; [.$D292] + 1; [.$D292]))" office:value-type="float" office:value="30" calcext:value-type="float">
            <text:p>30</text:p>
          </table:table-cell>
          <table:table-cell table:style-name="ce67" table:formula="of:=(([.$B293]+[.$C293])*[.$D293])/60" office:value-type="float" office:value="30" calcext:value-type="float">
            <text:p>30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293]+1" office:value-type="date" office:date-value="2022-08-29" calcext:value-type="date">
            <text:p>08/29/2022</text:p>
          </table:table-cell>
          <table:table-cell table:style-name="ce63" table:formula="of:=MIN([.$K$1];IF(MOD(ROW(); [.$H$1]) = 0; [.$B293] + 1; [.$B293]))" office:value-type="float" office:value="50" calcext:value-type="float">
            <text:p>50</text:p>
          </table:table-cell>
          <table:table-cell table:style-name="ce63" table:formula="of:=MAX([.$K$2];IF(MOD(ROW(); [.$H$2]) = 0; [.$C293] - 1; [.$C293]))" office:value-type="float" office:value="10" calcext:value-type="float">
            <text:p>10</text:p>
          </table:table-cell>
          <table:table-cell table:style-name="ce63" table:formula="of:=MIN([.$K$3];IF(MOD(ROW(); [.$H$3]) = 0; [.$D293] + 1; [.$D293]))" office:value-type="float" office:value="30" calcext:value-type="float">
            <text:p>30</text:p>
          </table:table-cell>
          <table:table-cell table:style-name="ce67" table:formula="of:=(([.$B294]+[.$C294])*[.$D294])/60" office:value-type="float" office:value="30" calcext:value-type="float">
            <text:p>30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294]+1" office:value-type="date" office:date-value="2022-08-30" calcext:value-type="date">
            <text:p>08/30/2022</text:p>
          </table:table-cell>
          <table:table-cell table:style-name="ce63" table:formula="of:=MIN([.$K$1];IF(MOD(ROW(); [.$H$1]) = 0; [.$B294] + 1; [.$B294]))" office:value-type="float" office:value="50" calcext:value-type="float">
            <text:p>50</text:p>
          </table:table-cell>
          <table:table-cell table:style-name="ce63" table:formula="of:=MAX([.$K$2];IF(MOD(ROW(); [.$H$2]) = 0; [.$C294] - 1; [.$C294]))" office:value-type="float" office:value="10" calcext:value-type="float">
            <text:p>10</text:p>
          </table:table-cell>
          <table:table-cell table:style-name="ce63" table:formula="of:=MIN([.$K$3];IF(MOD(ROW(); [.$H$3]) = 0; [.$D294] + 1; [.$D294]))" office:value-type="float" office:value="30" calcext:value-type="float">
            <text:p>30</text:p>
          </table:table-cell>
          <table:table-cell table:style-name="ce67" table:formula="of:=(([.$B295]+[.$C295])*[.$D295])/60" office:value-type="float" office:value="30" calcext:value-type="float">
            <text:p>30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295]+1" office:value-type="date" office:date-value="2022-08-31" calcext:value-type="date">
            <text:p>08/31/2022</text:p>
          </table:table-cell>
          <table:table-cell table:style-name="ce63" table:formula="of:=MIN([.$K$1];IF(MOD(ROW(); [.$H$1]) = 0; [.$B295] + 1; [.$B295]))" office:value-type="float" office:value="50" calcext:value-type="float">
            <text:p>50</text:p>
          </table:table-cell>
          <table:table-cell table:style-name="ce63" table:formula="of:=MAX([.$K$2];IF(MOD(ROW(); [.$H$2]) = 0; [.$C295] - 1; [.$C295]))" office:value-type="float" office:value="10" calcext:value-type="float">
            <text:p>10</text:p>
          </table:table-cell>
          <table:table-cell table:style-name="ce63" table:formula="of:=MIN([.$K$3];IF(MOD(ROW(); [.$H$3]) = 0; [.$D295] + 1; [.$D295]))" office:value-type="float" office:value="30" calcext:value-type="float">
            <text:p>30</text:p>
          </table:table-cell>
          <table:table-cell table:style-name="ce67" table:formula="of:=(([.$B296]+[.$C296])*[.$D296])/60" office:value-type="float" office:value="30" calcext:value-type="float">
            <text:p>30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296]+1" office:value-type="date" office:date-value="2022-09-01" calcext:value-type="date">
            <text:p>09/01/2022</text:p>
          </table:table-cell>
          <table:table-cell table:style-name="ce63" table:formula="of:=MIN([.$K$1];IF(MOD(ROW(); [.$H$1]) = 0; [.$B296] + 1; [.$B296]))" office:value-type="float" office:value="50" calcext:value-type="float">
            <text:p>50</text:p>
          </table:table-cell>
          <table:table-cell table:style-name="ce63" table:formula="of:=MAX([.$K$2];IF(MOD(ROW(); [.$H$2]) = 0; [.$C296] - 1; [.$C296]))" office:value-type="float" office:value="10" calcext:value-type="float">
            <text:p>10</text:p>
          </table:table-cell>
          <table:table-cell table:style-name="ce63" table:formula="of:=MIN([.$K$3];IF(MOD(ROW(); [.$H$3]) = 0; [.$D296] + 1; [.$D296]))" office:value-type="float" office:value="30" calcext:value-type="float">
            <text:p>30</text:p>
          </table:table-cell>
          <table:table-cell table:style-name="ce67" table:formula="of:=(([.$B297]+[.$C297])*[.$D297])/60" office:value-type="float" office:value="30" calcext:value-type="float">
            <text:p>30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297]+1" office:value-type="date" office:date-value="2022-09-02" calcext:value-type="date">
            <text:p>09/02/2022</text:p>
          </table:table-cell>
          <table:table-cell table:style-name="ce63" table:formula="of:=MIN([.$K$1];IF(MOD(ROW(); [.$H$1]) = 0; [.$B297] + 1; [.$B297]))" office:value-type="float" office:value="50" calcext:value-type="float">
            <text:p>50</text:p>
          </table:table-cell>
          <table:table-cell table:style-name="ce63" table:formula="of:=MAX([.$K$2];IF(MOD(ROW(); [.$H$2]) = 0; [.$C297] - 1; [.$C297]))" office:value-type="float" office:value="10" calcext:value-type="float">
            <text:p>10</text:p>
          </table:table-cell>
          <table:table-cell table:style-name="ce63" table:formula="of:=MIN([.$K$3];IF(MOD(ROW(); [.$H$3]) = 0; [.$D297] + 1; [.$D297]))" office:value-type="float" office:value="30" calcext:value-type="float">
            <text:p>30</text:p>
          </table:table-cell>
          <table:table-cell table:style-name="ce67" table:formula="of:=(([.$B298]+[.$C298])*[.$D298])/60" office:value-type="float" office:value="30" calcext:value-type="float">
            <text:p>30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298]+1" office:value-type="date" office:date-value="2022-09-03" calcext:value-type="date">
            <text:p>09/03/2022</text:p>
          </table:table-cell>
          <table:table-cell table:style-name="ce63" table:formula="of:=MIN([.$K$1];IF(MOD(ROW(); [.$H$1]) = 0; [.$B298] + 1; [.$B298]))" office:value-type="float" office:value="50" calcext:value-type="float">
            <text:p>50</text:p>
          </table:table-cell>
          <table:table-cell table:style-name="ce63" table:formula="of:=MAX([.$K$2];IF(MOD(ROW(); [.$H$2]) = 0; [.$C298] - 1; [.$C298]))" office:value-type="float" office:value="10" calcext:value-type="float">
            <text:p>10</text:p>
          </table:table-cell>
          <table:table-cell table:style-name="ce63" table:formula="of:=MIN([.$K$3];IF(MOD(ROW(); [.$H$3]) = 0; [.$D298] + 1; [.$D298]))" office:value-type="float" office:value="30" calcext:value-type="float">
            <text:p>30</text:p>
          </table:table-cell>
          <table:table-cell table:style-name="ce67" table:formula="of:=(([.$B299]+[.$C299])*[.$D299])/60" office:value-type="float" office:value="30" calcext:value-type="float">
            <text:p>30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299]+1" office:value-type="date" office:date-value="2022-09-04" calcext:value-type="date">
            <text:p>09/04/2022</text:p>
          </table:table-cell>
          <table:table-cell table:style-name="ce63" table:formula="of:=MIN([.$K$1];IF(MOD(ROW(); [.$H$1]) = 0; [.$B299] + 1; [.$B299]))" office:value-type="float" office:value="50" calcext:value-type="float">
            <text:p>50</text:p>
          </table:table-cell>
          <table:table-cell table:style-name="ce63" table:formula="of:=MAX([.$K$2];IF(MOD(ROW(); [.$H$2]) = 0; [.$C299] - 1; [.$C299]))" office:value-type="float" office:value="10" calcext:value-type="float">
            <text:p>10</text:p>
          </table:table-cell>
          <table:table-cell table:style-name="ce63" table:formula="of:=MIN([.$K$3];IF(MOD(ROW(); [.$H$3]) = 0; [.$D299] + 1; [.$D299]))" office:value-type="float" office:value="30" calcext:value-type="float">
            <text:p>30</text:p>
          </table:table-cell>
          <table:table-cell table:style-name="ce67" table:formula="of:=(([.$B300]+[.$C300])*[.$D300])/60" office:value-type="float" office:value="30" calcext:value-type="float">
            <text:p>30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300]+1" office:value-type="date" office:date-value="2022-09-05" calcext:value-type="date">
            <text:p>09/05/2022</text:p>
          </table:table-cell>
          <table:table-cell table:style-name="ce63" table:formula="of:=MIN([.$K$1];IF(MOD(ROW(); [.$H$1]) = 0; [.$B300] + 1; [.$B300]))" office:value-type="float" office:value="50" calcext:value-type="float">
            <text:p>50</text:p>
          </table:table-cell>
          <table:table-cell table:style-name="ce63" table:formula="of:=MAX([.$K$2];IF(MOD(ROW(); [.$H$2]) = 0; [.$C300] - 1; [.$C300]))" office:value-type="float" office:value="10" calcext:value-type="float">
            <text:p>10</text:p>
          </table:table-cell>
          <table:table-cell table:style-name="ce63" table:formula="of:=MIN([.$K$3];IF(MOD(ROW(); [.$H$3]) = 0; [.$D300] + 1; [.$D300]))" office:value-type="float" office:value="30" calcext:value-type="float">
            <text:p>30</text:p>
          </table:table-cell>
          <table:table-cell table:style-name="ce67" table:formula="of:=(([.$B301]+[.$C301])*[.$D301])/60" office:value-type="float" office:value="30" calcext:value-type="float">
            <text:p>30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301]+1" office:value-type="date" office:date-value="2022-09-06" calcext:value-type="date">
            <text:p>09/06/2022</text:p>
          </table:table-cell>
          <table:table-cell table:style-name="ce63" table:formula="of:=MIN([.$K$1];IF(MOD(ROW(); [.$H$1]) = 0; [.$B301] + 1; [.$B301]))" office:value-type="float" office:value="50" calcext:value-type="float">
            <text:p>50</text:p>
          </table:table-cell>
          <table:table-cell table:style-name="ce63" table:formula="of:=MAX([.$K$2];IF(MOD(ROW(); [.$H$2]) = 0; [.$C301] - 1; [.$C301]))" office:value-type="float" office:value="10" calcext:value-type="float">
            <text:p>10</text:p>
          </table:table-cell>
          <table:table-cell table:style-name="ce63" table:formula="of:=MIN([.$K$3];IF(MOD(ROW(); [.$H$3]) = 0; [.$D301] + 1; [.$D301]))" office:value-type="float" office:value="30" calcext:value-type="float">
            <text:p>30</text:p>
          </table:table-cell>
          <table:table-cell table:style-name="ce67" table:formula="of:=(([.$B302]+[.$C302])*[.$D302])/60" office:value-type="float" office:value="30" calcext:value-type="float">
            <text:p>30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302]+1" office:value-type="date" office:date-value="2022-09-07" calcext:value-type="date">
            <text:p>09/07/2022</text:p>
          </table:table-cell>
          <table:table-cell table:style-name="ce63" table:formula="of:=MIN([.$K$1];IF(MOD(ROW(); [.$H$1]) = 0; [.$B302] + 1; [.$B302]))" office:value-type="float" office:value="50" calcext:value-type="float">
            <text:p>50</text:p>
          </table:table-cell>
          <table:table-cell table:style-name="ce63" table:formula="of:=MAX([.$K$2];IF(MOD(ROW(); [.$H$2]) = 0; [.$C302] - 1; [.$C302]))" office:value-type="float" office:value="10" calcext:value-type="float">
            <text:p>10</text:p>
          </table:table-cell>
          <table:table-cell table:style-name="ce63" table:formula="of:=MIN([.$K$3];IF(MOD(ROW(); [.$H$3]) = 0; [.$D302] + 1; [.$D302]))" office:value-type="float" office:value="30" calcext:value-type="float">
            <text:p>30</text:p>
          </table:table-cell>
          <table:table-cell table:style-name="ce67" table:formula="of:=(([.$B303]+[.$C303])*[.$D303])/60" office:value-type="float" office:value="30" calcext:value-type="float">
            <text:p>30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303]+1" office:value-type="date" office:date-value="2022-09-08" calcext:value-type="date">
            <text:p>09/08/2022</text:p>
          </table:table-cell>
          <table:table-cell table:style-name="ce63" table:formula="of:=MIN([.$K$1];IF(MOD(ROW(); [.$H$1]) = 0; [.$B303] + 1; [.$B303]))" office:value-type="float" office:value="50" calcext:value-type="float">
            <text:p>50</text:p>
          </table:table-cell>
          <table:table-cell table:style-name="ce63" table:formula="of:=MAX([.$K$2];IF(MOD(ROW(); [.$H$2]) = 0; [.$C303] - 1; [.$C303]))" office:value-type="float" office:value="10" calcext:value-type="float">
            <text:p>10</text:p>
          </table:table-cell>
          <table:table-cell table:style-name="ce63" table:formula="of:=MIN([.$K$3];IF(MOD(ROW(); [.$H$3]) = 0; [.$D303] + 1; [.$D303]))" office:value-type="float" office:value="30" calcext:value-type="float">
            <text:p>30</text:p>
          </table:table-cell>
          <table:table-cell table:style-name="ce67" table:formula="of:=(([.$B304]+[.$C304])*[.$D304])/60" office:value-type="float" office:value="30" calcext:value-type="float">
            <text:p>30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304]+1" office:value-type="date" office:date-value="2022-09-09" calcext:value-type="date">
            <text:p>09/09/2022</text:p>
          </table:table-cell>
          <table:table-cell table:style-name="ce63" table:formula="of:=MIN([.$K$1];IF(MOD(ROW(); [.$H$1]) = 0; [.$B304] + 1; [.$B304]))" office:value-type="float" office:value="50" calcext:value-type="float">
            <text:p>50</text:p>
          </table:table-cell>
          <table:table-cell table:style-name="ce63" table:formula="of:=MAX([.$K$2];IF(MOD(ROW(); [.$H$2]) = 0; [.$C304] - 1; [.$C304]))" office:value-type="float" office:value="10" calcext:value-type="float">
            <text:p>10</text:p>
          </table:table-cell>
          <table:table-cell table:style-name="ce63" table:formula="of:=MIN([.$K$3];IF(MOD(ROW(); [.$H$3]) = 0; [.$D304] + 1; [.$D304]))" office:value-type="float" office:value="30" calcext:value-type="float">
            <text:p>30</text:p>
          </table:table-cell>
          <table:table-cell table:style-name="ce67" table:formula="of:=(([.$B305]+[.$C305])*[.$D305])/60" office:value-type="float" office:value="30" calcext:value-type="float">
            <text:p>30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305]+1" office:value-type="date" office:date-value="2022-09-10" calcext:value-type="date">
            <text:p>09/10/2022</text:p>
          </table:table-cell>
          <table:table-cell table:style-name="ce63" table:formula="of:=MIN([.$K$1];IF(MOD(ROW(); [.$H$1]) = 0; [.$B305] + 1; [.$B305]))" office:value-type="float" office:value="50" calcext:value-type="float">
            <text:p>50</text:p>
          </table:table-cell>
          <table:table-cell table:style-name="ce63" table:formula="of:=MAX([.$K$2];IF(MOD(ROW(); [.$H$2]) = 0; [.$C305] - 1; [.$C305]))" office:value-type="float" office:value="10" calcext:value-type="float">
            <text:p>10</text:p>
          </table:table-cell>
          <table:table-cell table:style-name="ce63" table:formula="of:=MIN([.$K$3];IF(MOD(ROW(); [.$H$3]) = 0; [.$D305] + 1; [.$D305]))" office:value-type="float" office:value="30" calcext:value-type="float">
            <text:p>30</text:p>
          </table:table-cell>
          <table:table-cell table:style-name="ce67" table:formula="of:=(([.$B306]+[.$C306])*[.$D306])/60" office:value-type="float" office:value="30" calcext:value-type="float">
            <text:p>30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306]+1" office:value-type="date" office:date-value="2022-09-11" calcext:value-type="date">
            <text:p>09/11/2022</text:p>
          </table:table-cell>
          <table:table-cell table:style-name="ce63" table:formula="of:=MIN([.$K$1];IF(MOD(ROW(); [.$H$1]) = 0; [.$B306] + 1; [.$B306]))" office:value-type="float" office:value="50" calcext:value-type="float">
            <text:p>50</text:p>
          </table:table-cell>
          <table:table-cell table:style-name="ce63" table:formula="of:=MAX([.$K$2];IF(MOD(ROW(); [.$H$2]) = 0; [.$C306] - 1; [.$C306]))" office:value-type="float" office:value="10" calcext:value-type="float">
            <text:p>10</text:p>
          </table:table-cell>
          <table:table-cell table:style-name="ce63" table:formula="of:=MIN([.$K$3];IF(MOD(ROW(); [.$H$3]) = 0; [.$D306] + 1; [.$D306]))" office:value-type="float" office:value="30" calcext:value-type="float">
            <text:p>30</text:p>
          </table:table-cell>
          <table:table-cell table:style-name="ce67" table:formula="of:=(([.$B307]+[.$C307])*[.$D307])/60" office:value-type="float" office:value="30" calcext:value-type="float">
            <text:p>30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307]+1" office:value-type="date" office:date-value="2022-09-12" calcext:value-type="date">
            <text:p>09/12/2022</text:p>
          </table:table-cell>
          <table:table-cell table:style-name="ce63" table:formula="of:=MIN([.$K$1];IF(MOD(ROW(); [.$H$1]) = 0; [.$B307] + 1; [.$B307]))" office:value-type="float" office:value="50" calcext:value-type="float">
            <text:p>50</text:p>
          </table:table-cell>
          <table:table-cell table:style-name="ce63" table:formula="of:=MAX([.$K$2];IF(MOD(ROW(); [.$H$2]) = 0; [.$C307] - 1; [.$C307]))" office:value-type="float" office:value="10" calcext:value-type="float">
            <text:p>10</text:p>
          </table:table-cell>
          <table:table-cell table:style-name="ce63" table:formula="of:=MIN([.$K$3];IF(MOD(ROW(); [.$H$3]) = 0; [.$D307] + 1; [.$D307]))" office:value-type="float" office:value="30" calcext:value-type="float">
            <text:p>30</text:p>
          </table:table-cell>
          <table:table-cell table:style-name="ce67" table:formula="of:=(([.$B308]+[.$C308])*[.$D308])/60" office:value-type="float" office:value="30" calcext:value-type="float">
            <text:p>30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308]+1" office:value-type="date" office:date-value="2022-09-13" calcext:value-type="date">
            <text:p>09/13/2022</text:p>
          </table:table-cell>
          <table:table-cell table:style-name="ce63" table:formula="of:=MIN([.$K$1];IF(MOD(ROW(); [.$H$1]) = 0; [.$B308] + 1; [.$B308]))" office:value-type="float" office:value="50" calcext:value-type="float">
            <text:p>50</text:p>
          </table:table-cell>
          <table:table-cell table:style-name="ce63" table:formula="of:=MAX([.$K$2];IF(MOD(ROW(); [.$H$2]) = 0; [.$C308] - 1; [.$C308]))" office:value-type="float" office:value="10" calcext:value-type="float">
            <text:p>10</text:p>
          </table:table-cell>
          <table:table-cell table:style-name="ce63" table:formula="of:=MIN([.$K$3];IF(MOD(ROW(); [.$H$3]) = 0; [.$D308] + 1; [.$D308]))" office:value-type="float" office:value="30" calcext:value-type="float">
            <text:p>30</text:p>
          </table:table-cell>
          <table:table-cell table:style-name="ce67" table:formula="of:=(([.$B309]+[.$C309])*[.$D309])/60" office:value-type="float" office:value="30" calcext:value-type="float">
            <text:p>30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309]+1" office:value-type="date" office:date-value="2022-09-14" calcext:value-type="date">
            <text:p>09/14/2022</text:p>
          </table:table-cell>
          <table:table-cell table:style-name="ce63" table:formula="of:=MIN([.$K$1];IF(MOD(ROW(); [.$H$1]) = 0; [.$B309] + 1; [.$B309]))" office:value-type="float" office:value="50" calcext:value-type="float">
            <text:p>50</text:p>
          </table:table-cell>
          <table:table-cell table:style-name="ce63" table:formula="of:=MAX([.$K$2];IF(MOD(ROW(); [.$H$2]) = 0; [.$C309] - 1; [.$C309]))" office:value-type="float" office:value="10" calcext:value-type="float">
            <text:p>10</text:p>
          </table:table-cell>
          <table:table-cell table:style-name="ce63" table:formula="of:=MIN([.$K$3];IF(MOD(ROW(); [.$H$3]) = 0; [.$D309] + 1; [.$D309]))" office:value-type="float" office:value="30" calcext:value-type="float">
            <text:p>30</text:p>
          </table:table-cell>
          <table:table-cell table:style-name="ce67" table:formula="of:=(([.$B310]+[.$C310])*[.$D310])/60" office:value-type="float" office:value="30" calcext:value-type="float">
            <text:p>30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310]+1" office:value-type="date" office:date-value="2022-09-15" calcext:value-type="date">
            <text:p>09/15/2022</text:p>
          </table:table-cell>
          <table:table-cell table:style-name="ce63" table:formula="of:=MIN([.$K$1];IF(MOD(ROW(); [.$H$1]) = 0; [.$B310] + 1; [.$B310]))" office:value-type="float" office:value="50" calcext:value-type="float">
            <text:p>50</text:p>
          </table:table-cell>
          <table:table-cell table:style-name="ce63" table:formula="of:=MAX([.$K$2];IF(MOD(ROW(); [.$H$2]) = 0; [.$C310] - 1; [.$C310]))" office:value-type="float" office:value="10" calcext:value-type="float">
            <text:p>10</text:p>
          </table:table-cell>
          <table:table-cell table:style-name="ce63" table:formula="of:=MIN([.$K$3];IF(MOD(ROW(); [.$H$3]) = 0; [.$D310] + 1; [.$D310]))" office:value-type="float" office:value="30" calcext:value-type="float">
            <text:p>30</text:p>
          </table:table-cell>
          <table:table-cell table:style-name="ce67" table:formula="of:=(([.$B311]+[.$C311])*[.$D311])/60" office:value-type="float" office:value="30" calcext:value-type="float">
            <text:p>30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311]+1" office:value-type="date" office:date-value="2022-09-16" calcext:value-type="date">
            <text:p>09/16/2022</text:p>
          </table:table-cell>
          <table:table-cell table:style-name="ce63" table:formula="of:=MIN([.$K$1];IF(MOD(ROW(); [.$H$1]) = 0; [.$B311] + 1; [.$B311]))" office:value-type="float" office:value="50" calcext:value-type="float">
            <text:p>50</text:p>
          </table:table-cell>
          <table:table-cell table:style-name="ce63" table:formula="of:=MAX([.$K$2];IF(MOD(ROW(); [.$H$2]) = 0; [.$C311] - 1; [.$C311]))" office:value-type="float" office:value="10" calcext:value-type="float">
            <text:p>10</text:p>
          </table:table-cell>
          <table:table-cell table:style-name="ce63" table:formula="of:=MIN([.$K$3];IF(MOD(ROW(); [.$H$3]) = 0; [.$D311] + 1; [.$D311]))" office:value-type="float" office:value="30" calcext:value-type="float">
            <text:p>30</text:p>
          </table:table-cell>
          <table:table-cell table:style-name="ce67" table:formula="of:=(([.$B312]+[.$C312])*[.$D312])/60" office:value-type="float" office:value="30" calcext:value-type="float">
            <text:p>30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312]+1" office:value-type="date" office:date-value="2022-09-17" calcext:value-type="date">
            <text:p>09/17/2022</text:p>
          </table:table-cell>
          <table:table-cell table:style-name="ce63" table:formula="of:=MIN([.$K$1];IF(MOD(ROW(); [.$H$1]) = 0; [.$B312] + 1; [.$B312]))" office:value-type="float" office:value="50" calcext:value-type="float">
            <text:p>50</text:p>
          </table:table-cell>
          <table:table-cell table:style-name="ce63" table:formula="of:=MAX([.$K$2];IF(MOD(ROW(); [.$H$2]) = 0; [.$C312] - 1; [.$C312]))" office:value-type="float" office:value="10" calcext:value-type="float">
            <text:p>10</text:p>
          </table:table-cell>
          <table:table-cell table:style-name="ce63" table:formula="of:=MIN([.$K$3];IF(MOD(ROW(); [.$H$3]) = 0; [.$D312] + 1; [.$D312]))" office:value-type="float" office:value="30" calcext:value-type="float">
            <text:p>30</text:p>
          </table:table-cell>
          <table:table-cell table:style-name="ce67" table:formula="of:=(([.$B313]+[.$C313])*[.$D313])/60" office:value-type="float" office:value="30" calcext:value-type="float">
            <text:p>30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313]+1" office:value-type="date" office:date-value="2022-09-18" calcext:value-type="date">
            <text:p>09/18/2022</text:p>
          </table:table-cell>
          <table:table-cell table:style-name="ce63" table:formula="of:=MIN([.$K$1];IF(MOD(ROW(); [.$H$1]) = 0; [.$B313] + 1; [.$B313]))" office:value-type="float" office:value="50" calcext:value-type="float">
            <text:p>50</text:p>
          </table:table-cell>
          <table:table-cell table:style-name="ce63" table:formula="of:=MAX([.$K$2];IF(MOD(ROW(); [.$H$2]) = 0; [.$C313] - 1; [.$C313]))" office:value-type="float" office:value="10" calcext:value-type="float">
            <text:p>10</text:p>
          </table:table-cell>
          <table:table-cell table:style-name="ce63" table:formula="of:=MIN([.$K$3];IF(MOD(ROW(); [.$H$3]) = 0; [.$D313] + 1; [.$D313]))" office:value-type="float" office:value="30" calcext:value-type="float">
            <text:p>30</text:p>
          </table:table-cell>
          <table:table-cell table:style-name="ce67" table:formula="of:=(([.$B314]+[.$C314])*[.$D314])/60" office:value-type="float" office:value="30" calcext:value-type="float">
            <text:p>30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314]+1" office:value-type="date" office:date-value="2022-09-19" calcext:value-type="date">
            <text:p>09/19/2022</text:p>
          </table:table-cell>
          <table:table-cell table:style-name="ce63" table:formula="of:=MIN([.$K$1];IF(MOD(ROW(); [.$H$1]) = 0; [.$B314] + 1; [.$B314]))" office:value-type="float" office:value="50" calcext:value-type="float">
            <text:p>50</text:p>
          </table:table-cell>
          <table:table-cell table:style-name="ce63" table:formula="of:=MAX([.$K$2];IF(MOD(ROW(); [.$H$2]) = 0; [.$C314] - 1; [.$C314]))" office:value-type="float" office:value="10" calcext:value-type="float">
            <text:p>10</text:p>
          </table:table-cell>
          <table:table-cell table:style-name="ce63" table:formula="of:=MIN([.$K$3];IF(MOD(ROW(); [.$H$3]) = 0; [.$D314] + 1; [.$D314]))" office:value-type="float" office:value="30" calcext:value-type="float">
            <text:p>30</text:p>
          </table:table-cell>
          <table:table-cell table:style-name="ce67" table:formula="of:=(([.$B315]+[.$C315])*[.$D315])/60" office:value-type="float" office:value="30" calcext:value-type="float">
            <text:p>30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315]+1" office:value-type="date" office:date-value="2022-09-20" calcext:value-type="date">
            <text:p>09/20/2022</text:p>
          </table:table-cell>
          <table:table-cell table:style-name="ce63" table:formula="of:=MIN([.$K$1];IF(MOD(ROW(); [.$H$1]) = 0; [.$B315] + 1; [.$B315]))" office:value-type="float" office:value="50" calcext:value-type="float">
            <text:p>50</text:p>
          </table:table-cell>
          <table:table-cell table:style-name="ce63" table:formula="of:=MAX([.$K$2];IF(MOD(ROW(); [.$H$2]) = 0; [.$C315] - 1; [.$C315]))" office:value-type="float" office:value="10" calcext:value-type="float">
            <text:p>10</text:p>
          </table:table-cell>
          <table:table-cell table:style-name="ce63" table:formula="of:=MIN([.$K$3];IF(MOD(ROW(); [.$H$3]) = 0; [.$D315] + 1; [.$D315]))" office:value-type="float" office:value="30" calcext:value-type="float">
            <text:p>30</text:p>
          </table:table-cell>
          <table:table-cell table:style-name="ce67" table:formula="of:=(([.$B316]+[.$C316])*[.$D316])/60" office:value-type="float" office:value="30" calcext:value-type="float">
            <text:p>30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316]+1" office:value-type="date" office:date-value="2022-09-21" calcext:value-type="date">
            <text:p>09/21/2022</text:p>
          </table:table-cell>
          <table:table-cell table:style-name="ce63" table:formula="of:=MIN([.$K$1];IF(MOD(ROW(); [.$H$1]) = 0; [.$B316] + 1; [.$B316]))" office:value-type="float" office:value="50" calcext:value-type="float">
            <text:p>50</text:p>
          </table:table-cell>
          <table:table-cell table:style-name="ce63" table:formula="of:=MAX([.$K$2];IF(MOD(ROW(); [.$H$2]) = 0; [.$C316] - 1; [.$C316]))" office:value-type="float" office:value="10" calcext:value-type="float">
            <text:p>10</text:p>
          </table:table-cell>
          <table:table-cell table:style-name="ce63" table:formula="of:=MIN([.$K$3];IF(MOD(ROW(); [.$H$3]) = 0; [.$D316] + 1; [.$D316]))" office:value-type="float" office:value="30" calcext:value-type="float">
            <text:p>30</text:p>
          </table:table-cell>
          <table:table-cell table:style-name="ce67" table:formula="of:=(([.$B317]+[.$C317])*[.$D317])/60" office:value-type="float" office:value="30" calcext:value-type="float">
            <text:p>30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317]+1" office:value-type="date" office:date-value="2022-09-22" calcext:value-type="date">
            <text:p>09/22/2022</text:p>
          </table:table-cell>
          <table:table-cell table:style-name="ce63" table:formula="of:=MIN([.$K$1];IF(MOD(ROW(); [.$H$1]) = 0; [.$B317] + 1; [.$B317]))" office:value-type="float" office:value="50" calcext:value-type="float">
            <text:p>50</text:p>
          </table:table-cell>
          <table:table-cell table:style-name="ce63" table:formula="of:=MAX([.$K$2];IF(MOD(ROW(); [.$H$2]) = 0; [.$C317] - 1; [.$C317]))" office:value-type="float" office:value="10" calcext:value-type="float">
            <text:p>10</text:p>
          </table:table-cell>
          <table:table-cell table:style-name="ce63" table:formula="of:=MIN([.$K$3];IF(MOD(ROW(); [.$H$3]) = 0; [.$D317] + 1; [.$D317]))" office:value-type="float" office:value="30" calcext:value-type="float">
            <text:p>30</text:p>
          </table:table-cell>
          <table:table-cell table:style-name="ce67" table:formula="of:=(([.$B318]+[.$C318])*[.$D318])/60" office:value-type="float" office:value="30" calcext:value-type="float">
            <text:p>30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318]+1" office:value-type="date" office:date-value="2022-09-23" calcext:value-type="date">
            <text:p>09/23/2022</text:p>
          </table:table-cell>
          <table:table-cell table:style-name="ce63" table:formula="of:=MIN([.$K$1];IF(MOD(ROW(); [.$H$1]) = 0; [.$B318] + 1; [.$B318]))" office:value-type="float" office:value="50" calcext:value-type="float">
            <text:p>50</text:p>
          </table:table-cell>
          <table:table-cell table:style-name="ce63" table:formula="of:=MAX([.$K$2];IF(MOD(ROW(); [.$H$2]) = 0; [.$C318] - 1; [.$C318]))" office:value-type="float" office:value="10" calcext:value-type="float">
            <text:p>10</text:p>
          </table:table-cell>
          <table:table-cell table:style-name="ce63" table:formula="of:=MIN([.$K$3];IF(MOD(ROW(); [.$H$3]) = 0; [.$D318] + 1; [.$D318]))" office:value-type="float" office:value="30" calcext:value-type="float">
            <text:p>30</text:p>
          </table:table-cell>
          <table:table-cell table:style-name="ce67" table:formula="of:=(([.$B319]+[.$C319])*[.$D319])/60" office:value-type="float" office:value="30" calcext:value-type="float">
            <text:p>30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319]+1" office:value-type="date" office:date-value="2022-09-24" calcext:value-type="date">
            <text:p>09/24/2022</text:p>
          </table:table-cell>
          <table:table-cell table:style-name="ce63" table:formula="of:=MIN([.$K$1];IF(MOD(ROW(); [.$H$1]) = 0; [.$B319] + 1; [.$B319]))" office:value-type="float" office:value="50" calcext:value-type="float">
            <text:p>50</text:p>
          </table:table-cell>
          <table:table-cell table:style-name="ce63" table:formula="of:=MAX([.$K$2];IF(MOD(ROW(); [.$H$2]) = 0; [.$C319] - 1; [.$C319]))" office:value-type="float" office:value="10" calcext:value-type="float">
            <text:p>10</text:p>
          </table:table-cell>
          <table:table-cell table:style-name="ce63" table:formula="of:=MIN([.$K$3];IF(MOD(ROW(); [.$H$3]) = 0; [.$D319] + 1; [.$D319]))" office:value-type="float" office:value="30" calcext:value-type="float">
            <text:p>30</text:p>
          </table:table-cell>
          <table:table-cell table:style-name="ce67" table:formula="of:=(([.$B320]+[.$C320])*[.$D320])/60" office:value-type="float" office:value="30" calcext:value-type="float">
            <text:p>30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320]+1" office:value-type="date" office:date-value="2022-09-25" calcext:value-type="date">
            <text:p>09/25/2022</text:p>
          </table:table-cell>
          <table:table-cell table:style-name="ce63" table:formula="of:=MIN([.$K$1];IF(MOD(ROW(); [.$H$1]) = 0; [.$B320] + 1; [.$B320]))" office:value-type="float" office:value="50" calcext:value-type="float">
            <text:p>50</text:p>
          </table:table-cell>
          <table:table-cell table:style-name="ce63" table:formula="of:=MAX([.$K$2];IF(MOD(ROW(); [.$H$2]) = 0; [.$C320] - 1; [.$C320]))" office:value-type="float" office:value="10" calcext:value-type="float">
            <text:p>10</text:p>
          </table:table-cell>
          <table:table-cell table:style-name="ce63" table:formula="of:=MIN([.$K$3];IF(MOD(ROW(); [.$H$3]) = 0; [.$D320] + 1; [.$D320]))" office:value-type="float" office:value="30" calcext:value-type="float">
            <text:p>30</text:p>
          </table:table-cell>
          <table:table-cell table:style-name="ce67" table:formula="of:=(([.$B321]+[.$C321])*[.$D321])/60" office:value-type="float" office:value="30" calcext:value-type="float">
            <text:p>30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321]+1" office:value-type="date" office:date-value="2022-09-26" calcext:value-type="date">
            <text:p>09/26/2022</text:p>
          </table:table-cell>
          <table:table-cell table:style-name="ce63" table:formula="of:=MIN([.$K$1];IF(MOD(ROW(); [.$H$1]) = 0; [.$B321] + 1; [.$B321]))" office:value-type="float" office:value="50" calcext:value-type="float">
            <text:p>50</text:p>
          </table:table-cell>
          <table:table-cell table:style-name="ce63" table:formula="of:=MAX([.$K$2];IF(MOD(ROW(); [.$H$2]) = 0; [.$C321] - 1; [.$C321]))" office:value-type="float" office:value="10" calcext:value-type="float">
            <text:p>10</text:p>
          </table:table-cell>
          <table:table-cell table:style-name="ce63" table:formula="of:=MIN([.$K$3];IF(MOD(ROW(); [.$H$3]) = 0; [.$D321] + 1; [.$D321]))" office:value-type="float" office:value="30" calcext:value-type="float">
            <text:p>30</text:p>
          </table:table-cell>
          <table:table-cell table:style-name="ce67" table:formula="of:=(([.$B322]+[.$C322])*[.$D322])/60" office:value-type="float" office:value="30" calcext:value-type="float">
            <text:p>30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322]+1" office:value-type="date" office:date-value="2022-09-27" calcext:value-type="date">
            <text:p>09/27/2022</text:p>
          </table:table-cell>
          <table:table-cell table:style-name="ce63" table:formula="of:=MIN([.$K$1];IF(MOD(ROW(); [.$H$1]) = 0; [.$B322] + 1; [.$B322]))" office:value-type="float" office:value="50" calcext:value-type="float">
            <text:p>50</text:p>
          </table:table-cell>
          <table:table-cell table:style-name="ce63" table:formula="of:=MAX([.$K$2];IF(MOD(ROW(); [.$H$2]) = 0; [.$C322] - 1; [.$C322]))" office:value-type="float" office:value="10" calcext:value-type="float">
            <text:p>10</text:p>
          </table:table-cell>
          <table:table-cell table:style-name="ce63" table:formula="of:=MIN([.$K$3];IF(MOD(ROW(); [.$H$3]) = 0; [.$D322] + 1; [.$D322]))" office:value-type="float" office:value="30" calcext:value-type="float">
            <text:p>30</text:p>
          </table:table-cell>
          <table:table-cell table:style-name="ce67" table:formula="of:=(([.$B323]+[.$C323])*[.$D323])/60" office:value-type="float" office:value="30" calcext:value-type="float">
            <text:p>30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323]+1" office:value-type="date" office:date-value="2022-09-28" calcext:value-type="date">
            <text:p>09/28/2022</text:p>
          </table:table-cell>
          <table:table-cell table:style-name="ce63" table:formula="of:=MIN([.$K$1];IF(MOD(ROW(); [.$H$1]) = 0; [.$B323] + 1; [.$B323]))" office:value-type="float" office:value="50" calcext:value-type="float">
            <text:p>50</text:p>
          </table:table-cell>
          <table:table-cell table:style-name="ce63" table:formula="of:=MAX([.$K$2];IF(MOD(ROW(); [.$H$2]) = 0; [.$C323] - 1; [.$C323]))" office:value-type="float" office:value="10" calcext:value-type="float">
            <text:p>10</text:p>
          </table:table-cell>
          <table:table-cell table:style-name="ce63" table:formula="of:=MIN([.$K$3];IF(MOD(ROW(); [.$H$3]) = 0; [.$D323] + 1; [.$D323]))" office:value-type="float" office:value="30" calcext:value-type="float">
            <text:p>30</text:p>
          </table:table-cell>
          <table:table-cell table:style-name="ce67" table:formula="of:=(([.$B324]+[.$C324])*[.$D324])/60" office:value-type="float" office:value="30" calcext:value-type="float">
            <text:p>30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324]+1" office:value-type="date" office:date-value="2022-09-29" calcext:value-type="date">
            <text:p>09/29/2022</text:p>
          </table:table-cell>
          <table:table-cell table:style-name="ce63" table:formula="of:=MIN([.$K$1];IF(MOD(ROW(); [.$H$1]) = 0; [.$B324] + 1; [.$B324]))" office:value-type="float" office:value="50" calcext:value-type="float">
            <text:p>50</text:p>
          </table:table-cell>
          <table:table-cell table:style-name="ce63" table:formula="of:=MAX([.$K$2];IF(MOD(ROW(); [.$H$2]) = 0; [.$C324] - 1; [.$C324]))" office:value-type="float" office:value="10" calcext:value-type="float">
            <text:p>10</text:p>
          </table:table-cell>
          <table:table-cell table:style-name="ce63" table:formula="of:=MIN([.$K$3];IF(MOD(ROW(); [.$H$3]) = 0; [.$D324] + 1; [.$D324]))" office:value-type="float" office:value="30" calcext:value-type="float">
            <text:p>30</text:p>
          </table:table-cell>
          <table:table-cell table:style-name="ce67" table:formula="of:=(([.$B325]+[.$C325])*[.$D325])/60" office:value-type="float" office:value="30" calcext:value-type="float">
            <text:p>30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325]+1" office:value-type="date" office:date-value="2022-09-30" calcext:value-type="date">
            <text:p>09/30/2022</text:p>
          </table:table-cell>
          <table:table-cell table:style-name="ce63" table:formula="of:=MIN([.$K$1];IF(MOD(ROW(); [.$H$1]) = 0; [.$B325] + 1; [.$B325]))" office:value-type="float" office:value="50" calcext:value-type="float">
            <text:p>50</text:p>
          </table:table-cell>
          <table:table-cell table:style-name="ce63" table:formula="of:=MAX([.$K$2];IF(MOD(ROW(); [.$H$2]) = 0; [.$C325] - 1; [.$C325]))" office:value-type="float" office:value="10" calcext:value-type="float">
            <text:p>10</text:p>
          </table:table-cell>
          <table:table-cell table:style-name="ce63" table:formula="of:=MIN([.$K$3];IF(MOD(ROW(); [.$H$3]) = 0; [.$D325] + 1; [.$D325]))" office:value-type="float" office:value="30" calcext:value-type="float">
            <text:p>30</text:p>
          </table:table-cell>
          <table:table-cell table:style-name="ce67" table:formula="of:=(([.$B326]+[.$C326])*[.$D326])/60" office:value-type="float" office:value="30" calcext:value-type="float">
            <text:p>30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326]+1" office:value-type="date" office:date-value="2022-10-01" calcext:value-type="date">
            <text:p>10/01/2022</text:p>
          </table:table-cell>
          <table:table-cell table:style-name="ce63" table:formula="of:=MIN([.$K$1];IF(MOD(ROW(); [.$H$1]) = 0; [.$B326] + 1; [.$B326]))" office:value-type="float" office:value="50" calcext:value-type="float">
            <text:p>50</text:p>
          </table:table-cell>
          <table:table-cell table:style-name="ce63" table:formula="of:=MAX([.$K$2];IF(MOD(ROW(); [.$H$2]) = 0; [.$C326] - 1; [.$C326]))" office:value-type="float" office:value="10" calcext:value-type="float">
            <text:p>10</text:p>
          </table:table-cell>
          <table:table-cell table:style-name="ce63" table:formula="of:=MIN([.$K$3];IF(MOD(ROW(); [.$H$3]) = 0; [.$D326] + 1; [.$D326]))" office:value-type="float" office:value="30" calcext:value-type="float">
            <text:p>30</text:p>
          </table:table-cell>
          <table:table-cell table:style-name="ce67" table:formula="of:=(([.$B327]+[.$C327])*[.$D327])/60" office:value-type="float" office:value="30" calcext:value-type="float">
            <text:p>30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327]+1" office:value-type="date" office:date-value="2022-10-02" calcext:value-type="date">
            <text:p>10/02/2022</text:p>
          </table:table-cell>
          <table:table-cell table:style-name="ce63" table:formula="of:=MIN([.$K$1];IF(MOD(ROW(); [.$H$1]) = 0; [.$B327] + 1; [.$B327]))" office:value-type="float" office:value="50" calcext:value-type="float">
            <text:p>50</text:p>
          </table:table-cell>
          <table:table-cell table:style-name="ce63" table:formula="of:=MAX([.$K$2];IF(MOD(ROW(); [.$H$2]) = 0; [.$C327] - 1; [.$C327]))" office:value-type="float" office:value="10" calcext:value-type="float">
            <text:p>10</text:p>
          </table:table-cell>
          <table:table-cell table:style-name="ce63" table:formula="of:=MIN([.$K$3];IF(MOD(ROW(); [.$H$3]) = 0; [.$D327] + 1; [.$D327]))" office:value-type="float" office:value="30" calcext:value-type="float">
            <text:p>30</text:p>
          </table:table-cell>
          <table:table-cell table:style-name="ce67" table:formula="of:=(([.$B328]+[.$C328])*[.$D328])/60" office:value-type="float" office:value="30" calcext:value-type="float">
            <text:p>30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328]+1" office:value-type="date" office:date-value="2022-10-03" calcext:value-type="date">
            <text:p>10/03/2022</text:p>
          </table:table-cell>
          <table:table-cell table:style-name="ce63" table:formula="of:=MIN([.$K$1];IF(MOD(ROW(); [.$H$1]) = 0; [.$B328] + 1; [.$B328]))" office:value-type="float" office:value="50" calcext:value-type="float">
            <text:p>50</text:p>
          </table:table-cell>
          <table:table-cell table:style-name="ce63" table:formula="of:=MAX([.$K$2];IF(MOD(ROW(); [.$H$2]) = 0; [.$C328] - 1; [.$C328]))" office:value-type="float" office:value="10" calcext:value-type="float">
            <text:p>10</text:p>
          </table:table-cell>
          <table:table-cell table:style-name="ce63" table:formula="of:=MIN([.$K$3];IF(MOD(ROW(); [.$H$3]) = 0; [.$D328] + 1; [.$D328]))" office:value-type="float" office:value="30" calcext:value-type="float">
            <text:p>30</text:p>
          </table:table-cell>
          <table:table-cell table:style-name="ce67" table:formula="of:=(([.$B329]+[.$C329])*[.$D329])/60" office:value-type="float" office:value="30" calcext:value-type="float">
            <text:p>30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329]+1" office:value-type="date" office:date-value="2022-10-04" calcext:value-type="date">
            <text:p>10/04/2022</text:p>
          </table:table-cell>
          <table:table-cell table:style-name="ce63" table:formula="of:=MIN([.$K$1];IF(MOD(ROW(); [.$H$1]) = 0; [.$B329] + 1; [.$B329]))" office:value-type="float" office:value="50" calcext:value-type="float">
            <text:p>50</text:p>
          </table:table-cell>
          <table:table-cell table:style-name="ce63" table:formula="of:=MAX([.$K$2];IF(MOD(ROW(); [.$H$2]) = 0; [.$C329] - 1; [.$C329]))" office:value-type="float" office:value="10" calcext:value-type="float">
            <text:p>10</text:p>
          </table:table-cell>
          <table:table-cell table:style-name="ce63" table:formula="of:=MIN([.$K$3];IF(MOD(ROW(); [.$H$3]) = 0; [.$D329] + 1; [.$D329]))" office:value-type="float" office:value="30" calcext:value-type="float">
            <text:p>30</text:p>
          </table:table-cell>
          <table:table-cell table:style-name="ce67" table:formula="of:=(([.$B330]+[.$C330])*[.$D330])/60" office:value-type="float" office:value="30" calcext:value-type="float">
            <text:p>30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330]+1" office:value-type="date" office:date-value="2022-10-05" calcext:value-type="date">
            <text:p>10/05/2022</text:p>
          </table:table-cell>
          <table:table-cell table:style-name="ce63" table:formula="of:=MIN([.$K$1];IF(MOD(ROW(); [.$H$1]) = 0; [.$B330] + 1; [.$B330]))" office:value-type="float" office:value="50" calcext:value-type="float">
            <text:p>50</text:p>
          </table:table-cell>
          <table:table-cell table:style-name="ce63" table:formula="of:=MAX([.$K$2];IF(MOD(ROW(); [.$H$2]) = 0; [.$C330] - 1; [.$C330]))" office:value-type="float" office:value="10" calcext:value-type="float">
            <text:p>10</text:p>
          </table:table-cell>
          <table:table-cell table:style-name="ce63" table:formula="of:=MIN([.$K$3];IF(MOD(ROW(); [.$H$3]) = 0; [.$D330] + 1; [.$D330]))" office:value-type="float" office:value="30" calcext:value-type="float">
            <text:p>30</text:p>
          </table:table-cell>
          <table:table-cell table:style-name="ce67" table:formula="of:=(([.$B331]+[.$C331])*[.$D331])/60" office:value-type="float" office:value="30" calcext:value-type="float">
            <text:p>30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331]+1" office:value-type="date" office:date-value="2022-10-06" calcext:value-type="date">
            <text:p>10/06/2022</text:p>
          </table:table-cell>
          <table:table-cell table:style-name="ce63" table:formula="of:=MIN([.$K$1];IF(MOD(ROW(); [.$H$1]) = 0; [.$B331] + 1; [.$B331]))" office:value-type="float" office:value="50" calcext:value-type="float">
            <text:p>50</text:p>
          </table:table-cell>
          <table:table-cell table:style-name="ce63" table:formula="of:=MAX([.$K$2];IF(MOD(ROW(); [.$H$2]) = 0; [.$C331] - 1; [.$C331]))" office:value-type="float" office:value="10" calcext:value-type="float">
            <text:p>10</text:p>
          </table:table-cell>
          <table:table-cell table:style-name="ce63" table:formula="of:=MIN([.$K$3];IF(MOD(ROW(); [.$H$3]) = 0; [.$D331] + 1; [.$D331]))" office:value-type="float" office:value="30" calcext:value-type="float">
            <text:p>30</text:p>
          </table:table-cell>
          <table:table-cell table:style-name="ce67" table:formula="of:=(([.$B332]+[.$C332])*[.$D332])/60" office:value-type="float" office:value="30" calcext:value-type="float">
            <text:p>30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332]+1" office:value-type="date" office:date-value="2022-10-07" calcext:value-type="date">
            <text:p>10/07/2022</text:p>
          </table:table-cell>
          <table:table-cell table:style-name="ce63" table:formula="of:=MIN([.$K$1];IF(MOD(ROW(); [.$H$1]) = 0; [.$B332] + 1; [.$B332]))" office:value-type="float" office:value="50" calcext:value-type="float">
            <text:p>50</text:p>
          </table:table-cell>
          <table:table-cell table:style-name="ce63" table:formula="of:=MAX([.$K$2];IF(MOD(ROW(); [.$H$2]) = 0; [.$C332] - 1; [.$C332]))" office:value-type="float" office:value="10" calcext:value-type="float">
            <text:p>10</text:p>
          </table:table-cell>
          <table:table-cell table:style-name="ce63" table:formula="of:=MIN([.$K$3];IF(MOD(ROW(); [.$H$3]) = 0; [.$D332] + 1; [.$D332]))" office:value-type="float" office:value="30" calcext:value-type="float">
            <text:p>30</text:p>
          </table:table-cell>
          <table:table-cell table:style-name="ce67" table:formula="of:=(([.$B333]+[.$C333])*[.$D333])/60" office:value-type="float" office:value="30" calcext:value-type="float">
            <text:p>30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333]+1" office:value-type="date" office:date-value="2022-10-08" calcext:value-type="date">
            <text:p>10/08/2022</text:p>
          </table:table-cell>
          <table:table-cell table:style-name="ce63" table:formula="of:=MIN([.$K$1];IF(MOD(ROW(); [.$H$1]) = 0; [.$B333] + 1; [.$B333]))" office:value-type="float" office:value="50" calcext:value-type="float">
            <text:p>50</text:p>
          </table:table-cell>
          <table:table-cell table:style-name="ce63" table:formula="of:=MAX([.$K$2];IF(MOD(ROW(); [.$H$2]) = 0; [.$C333] - 1; [.$C333]))" office:value-type="float" office:value="10" calcext:value-type="float">
            <text:p>10</text:p>
          </table:table-cell>
          <table:table-cell table:style-name="ce63" table:formula="of:=MIN([.$K$3];IF(MOD(ROW(); [.$H$3]) = 0; [.$D333] + 1; [.$D333]))" office:value-type="float" office:value="30" calcext:value-type="float">
            <text:p>30</text:p>
          </table:table-cell>
          <table:table-cell table:style-name="ce67" table:formula="of:=(([.$B334]+[.$C334])*[.$D334])/60" office:value-type="float" office:value="30" calcext:value-type="float">
            <text:p>30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334]+1" office:value-type="date" office:date-value="2022-10-09" calcext:value-type="date">
            <text:p>10/09/2022</text:p>
          </table:table-cell>
          <table:table-cell table:style-name="ce63" table:formula="of:=MIN([.$K$1];IF(MOD(ROW(); [.$H$1]) = 0; [.$B334] + 1; [.$B334]))" office:value-type="float" office:value="50" calcext:value-type="float">
            <text:p>50</text:p>
          </table:table-cell>
          <table:table-cell table:style-name="ce63" table:formula="of:=MAX([.$K$2];IF(MOD(ROW(); [.$H$2]) = 0; [.$C334] - 1; [.$C334]))" office:value-type="float" office:value="10" calcext:value-type="float">
            <text:p>10</text:p>
          </table:table-cell>
          <table:table-cell table:style-name="ce63" table:formula="of:=MIN([.$K$3];IF(MOD(ROW(); [.$H$3]) = 0; [.$D334] + 1; [.$D334]))" office:value-type="float" office:value="30" calcext:value-type="float">
            <text:p>30</text:p>
          </table:table-cell>
          <table:table-cell table:style-name="ce67" table:formula="of:=(([.$B335]+[.$C335])*[.$D335])/60" office:value-type="float" office:value="30" calcext:value-type="float">
            <text:p>30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335]+1" office:value-type="date" office:date-value="2022-10-10" calcext:value-type="date">
            <text:p>10/10/2022</text:p>
          </table:table-cell>
          <table:table-cell table:style-name="ce63" table:formula="of:=MIN([.$K$1];IF(MOD(ROW(); [.$H$1]) = 0; [.$B335] + 1; [.$B335]))" office:value-type="float" office:value="50" calcext:value-type="float">
            <text:p>50</text:p>
          </table:table-cell>
          <table:table-cell table:style-name="ce63" table:formula="of:=MAX([.$K$2];IF(MOD(ROW(); [.$H$2]) = 0; [.$C335] - 1; [.$C335]))" office:value-type="float" office:value="10" calcext:value-type="float">
            <text:p>10</text:p>
          </table:table-cell>
          <table:table-cell table:style-name="ce63" table:formula="of:=MIN([.$K$3];IF(MOD(ROW(); [.$H$3]) = 0; [.$D335] + 1; [.$D335]))" office:value-type="float" office:value="30" calcext:value-type="float">
            <text:p>30</text:p>
          </table:table-cell>
          <table:table-cell table:style-name="ce67" table:formula="of:=(([.$B336]+[.$C336])*[.$D336])/60" office:value-type="float" office:value="30" calcext:value-type="float">
            <text:p>30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336]+1" office:value-type="date" office:date-value="2022-10-11" calcext:value-type="date">
            <text:p>10/11/2022</text:p>
          </table:table-cell>
          <table:table-cell table:style-name="ce63" table:formula="of:=MIN([.$K$1];IF(MOD(ROW(); [.$H$1]) = 0; [.$B336] + 1; [.$B336]))" office:value-type="float" office:value="50" calcext:value-type="float">
            <text:p>50</text:p>
          </table:table-cell>
          <table:table-cell table:style-name="ce63" table:formula="of:=MAX([.$K$2];IF(MOD(ROW(); [.$H$2]) = 0; [.$C336] - 1; [.$C336]))" office:value-type="float" office:value="10" calcext:value-type="float">
            <text:p>10</text:p>
          </table:table-cell>
          <table:table-cell table:style-name="ce63" table:formula="of:=MIN([.$K$3];IF(MOD(ROW(); [.$H$3]) = 0; [.$D336] + 1; [.$D336]))" office:value-type="float" office:value="30" calcext:value-type="float">
            <text:p>30</text:p>
          </table:table-cell>
          <table:table-cell table:style-name="ce67" table:formula="of:=(([.$B337]+[.$C337])*[.$D337])/60" office:value-type="float" office:value="30" calcext:value-type="float">
            <text:p>30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337]+1" office:value-type="date" office:date-value="2022-10-12" calcext:value-type="date">
            <text:p>10/12/2022</text:p>
          </table:table-cell>
          <table:table-cell table:style-name="ce63" table:formula="of:=MIN([.$K$1];IF(MOD(ROW(); [.$H$1]) = 0; [.$B337] + 1; [.$B337]))" office:value-type="float" office:value="50" calcext:value-type="float">
            <text:p>50</text:p>
          </table:table-cell>
          <table:table-cell table:style-name="ce63" table:formula="of:=MAX([.$K$2];IF(MOD(ROW(); [.$H$2]) = 0; [.$C337] - 1; [.$C337]))" office:value-type="float" office:value="10" calcext:value-type="float">
            <text:p>10</text:p>
          </table:table-cell>
          <table:table-cell table:style-name="ce63" table:formula="of:=MIN([.$K$3];IF(MOD(ROW(); [.$H$3]) = 0; [.$D337] + 1; [.$D337]))" office:value-type="float" office:value="30" calcext:value-type="float">
            <text:p>30</text:p>
          </table:table-cell>
          <table:table-cell table:style-name="ce67" table:formula="of:=(([.$B338]+[.$C338])*[.$D338])/60" office:value-type="float" office:value="30" calcext:value-type="float">
            <text:p>30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338]+1" office:value-type="date" office:date-value="2022-10-13" calcext:value-type="date">
            <text:p>10/13/2022</text:p>
          </table:table-cell>
          <table:table-cell table:style-name="ce63" table:formula="of:=MIN([.$K$1];IF(MOD(ROW(); [.$H$1]) = 0; [.$B338] + 1; [.$B338]))" office:value-type="float" office:value="50" calcext:value-type="float">
            <text:p>50</text:p>
          </table:table-cell>
          <table:table-cell table:style-name="ce63" table:formula="of:=MAX([.$K$2];IF(MOD(ROW(); [.$H$2]) = 0; [.$C338] - 1; [.$C338]))" office:value-type="float" office:value="10" calcext:value-type="float">
            <text:p>10</text:p>
          </table:table-cell>
          <table:table-cell table:style-name="ce63" table:formula="of:=MIN([.$K$3];IF(MOD(ROW(); [.$H$3]) = 0; [.$D338] + 1; [.$D338]))" office:value-type="float" office:value="30" calcext:value-type="float">
            <text:p>30</text:p>
          </table:table-cell>
          <table:table-cell table:style-name="ce67" table:formula="of:=(([.$B339]+[.$C339])*[.$D339])/60" office:value-type="float" office:value="30" calcext:value-type="float">
            <text:p>30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339]+1" office:value-type="date" office:date-value="2022-10-14" calcext:value-type="date">
            <text:p>10/14/2022</text:p>
          </table:table-cell>
          <table:table-cell table:style-name="ce63" table:formula="of:=MIN([.$K$1];IF(MOD(ROW(); [.$H$1]) = 0; [.$B339] + 1; [.$B339]))" office:value-type="float" office:value="50" calcext:value-type="float">
            <text:p>50</text:p>
          </table:table-cell>
          <table:table-cell table:style-name="ce63" table:formula="of:=MAX([.$K$2];IF(MOD(ROW(); [.$H$2]) = 0; [.$C339] - 1; [.$C339]))" office:value-type="float" office:value="10" calcext:value-type="float">
            <text:p>10</text:p>
          </table:table-cell>
          <table:table-cell table:style-name="ce63" table:formula="of:=MIN([.$K$3];IF(MOD(ROW(); [.$H$3]) = 0; [.$D339] + 1; [.$D339]))" office:value-type="float" office:value="30" calcext:value-type="float">
            <text:p>30</text:p>
          </table:table-cell>
          <table:table-cell table:style-name="ce67" table:formula="of:=(([.$B340]+[.$C340])*[.$D340])/60" office:value-type="float" office:value="30" calcext:value-type="float">
            <text:p>30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340]+1" office:value-type="date" office:date-value="2022-10-15" calcext:value-type="date">
            <text:p>10/15/2022</text:p>
          </table:table-cell>
          <table:table-cell table:style-name="ce63" table:formula="of:=MIN([.$K$1];IF(MOD(ROW(); [.$H$1]) = 0; [.$B340] + 1; [.$B340]))" office:value-type="float" office:value="50" calcext:value-type="float">
            <text:p>50</text:p>
          </table:table-cell>
          <table:table-cell table:style-name="ce63" table:formula="of:=MAX([.$K$2];IF(MOD(ROW(); [.$H$2]) = 0; [.$C340] - 1; [.$C340]))" office:value-type="float" office:value="10" calcext:value-type="float">
            <text:p>10</text:p>
          </table:table-cell>
          <table:table-cell table:style-name="ce63" table:formula="of:=MIN([.$K$3];IF(MOD(ROW(); [.$H$3]) = 0; [.$D340] + 1; [.$D340]))" office:value-type="float" office:value="30" calcext:value-type="float">
            <text:p>30</text:p>
          </table:table-cell>
          <table:table-cell table:style-name="ce67" table:formula="of:=(([.$B341]+[.$C341])*[.$D341])/60" office:value-type="float" office:value="30" calcext:value-type="float">
            <text:p>30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341]+1" office:value-type="date" office:date-value="2022-10-16" calcext:value-type="date">
            <text:p>10/16/2022</text:p>
          </table:table-cell>
          <table:table-cell table:style-name="ce63" table:formula="of:=MIN([.$K$1];IF(MOD(ROW(); [.$H$1]) = 0; [.$B341] + 1; [.$B341]))" office:value-type="float" office:value="50" calcext:value-type="float">
            <text:p>50</text:p>
          </table:table-cell>
          <table:table-cell table:style-name="ce63" table:formula="of:=MAX([.$K$2];IF(MOD(ROW(); [.$H$2]) = 0; [.$C341] - 1; [.$C341]))" office:value-type="float" office:value="10" calcext:value-type="float">
            <text:p>10</text:p>
          </table:table-cell>
          <table:table-cell table:style-name="ce63" table:formula="of:=MIN([.$K$3];IF(MOD(ROW(); [.$H$3]) = 0; [.$D341] + 1; [.$D341]))" office:value-type="float" office:value="30" calcext:value-type="float">
            <text:p>30</text:p>
          </table:table-cell>
          <table:table-cell table:style-name="ce67" table:formula="of:=(([.$B342]+[.$C342])*[.$D342])/60" office:value-type="float" office:value="30" calcext:value-type="float">
            <text:p>30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342]+1" office:value-type="date" office:date-value="2022-10-17" calcext:value-type="date">
            <text:p>10/17/2022</text:p>
          </table:table-cell>
          <table:table-cell table:style-name="ce63" table:formula="of:=MIN([.$K$1];IF(MOD(ROW(); [.$H$1]) = 0; [.$B342] + 1; [.$B342]))" office:value-type="float" office:value="50" calcext:value-type="float">
            <text:p>50</text:p>
          </table:table-cell>
          <table:table-cell table:style-name="ce63" table:formula="of:=MAX([.$K$2];IF(MOD(ROW(); [.$H$2]) = 0; [.$C342] - 1; [.$C342]))" office:value-type="float" office:value="10" calcext:value-type="float">
            <text:p>10</text:p>
          </table:table-cell>
          <table:table-cell table:style-name="ce63" table:formula="of:=MIN([.$K$3];IF(MOD(ROW(); [.$H$3]) = 0; [.$D342] + 1; [.$D342]))" office:value-type="float" office:value="30" calcext:value-type="float">
            <text:p>30</text:p>
          </table:table-cell>
          <table:table-cell table:style-name="ce67" table:formula="of:=(([.$B343]+[.$C343])*[.$D343])/60" office:value-type="float" office:value="30" calcext:value-type="float">
            <text:p>30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343]+1" office:value-type="date" office:date-value="2022-10-18" calcext:value-type="date">
            <text:p>10/18/2022</text:p>
          </table:table-cell>
          <table:table-cell table:style-name="ce63" table:formula="of:=MIN([.$K$1];IF(MOD(ROW(); [.$H$1]) = 0; [.$B343] + 1; [.$B343]))" office:value-type="float" office:value="50" calcext:value-type="float">
            <text:p>50</text:p>
          </table:table-cell>
          <table:table-cell table:style-name="ce63" table:formula="of:=MAX([.$K$2];IF(MOD(ROW(); [.$H$2]) = 0; [.$C343] - 1; [.$C343]))" office:value-type="float" office:value="10" calcext:value-type="float">
            <text:p>10</text:p>
          </table:table-cell>
          <table:table-cell table:style-name="ce63" table:formula="of:=MIN([.$K$3];IF(MOD(ROW(); [.$H$3]) = 0; [.$D343] + 1; [.$D343]))" office:value-type="float" office:value="30" calcext:value-type="float">
            <text:p>30</text:p>
          </table:table-cell>
          <table:table-cell table:style-name="ce67" table:formula="of:=(([.$B344]+[.$C344])*[.$D344])/60" office:value-type="float" office:value="30" calcext:value-type="float">
            <text:p>30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344]+1" office:value-type="date" office:date-value="2022-10-19" calcext:value-type="date">
            <text:p>10/19/2022</text:p>
          </table:table-cell>
          <table:table-cell table:style-name="ce63" table:formula="of:=MIN([.$K$1];IF(MOD(ROW(); [.$H$1]) = 0; [.$B344] + 1; [.$B344]))" office:value-type="float" office:value="50" calcext:value-type="float">
            <text:p>50</text:p>
          </table:table-cell>
          <table:table-cell table:style-name="ce63" table:formula="of:=MAX([.$K$2];IF(MOD(ROW(); [.$H$2]) = 0; [.$C344] - 1; [.$C344]))" office:value-type="float" office:value="10" calcext:value-type="float">
            <text:p>10</text:p>
          </table:table-cell>
          <table:table-cell table:style-name="ce63" table:formula="of:=MIN([.$K$3];IF(MOD(ROW(); [.$H$3]) = 0; [.$D344] + 1; [.$D344]))" office:value-type="float" office:value="30" calcext:value-type="float">
            <text:p>30</text:p>
          </table:table-cell>
          <table:table-cell table:style-name="ce67" table:formula="of:=(([.$B345]+[.$C345])*[.$D345])/60" office:value-type="float" office:value="30" calcext:value-type="float">
            <text:p>30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345]+1" office:value-type="date" office:date-value="2022-10-20" calcext:value-type="date">
            <text:p>10/20/2022</text:p>
          </table:table-cell>
          <table:table-cell table:style-name="ce63" table:formula="of:=MIN([.$K$1];IF(MOD(ROW(); [.$H$1]) = 0; [.$B345] + 1; [.$B345]))" office:value-type="float" office:value="50" calcext:value-type="float">
            <text:p>50</text:p>
          </table:table-cell>
          <table:table-cell table:style-name="ce63" table:formula="of:=MAX([.$K$2];IF(MOD(ROW(); [.$H$2]) = 0; [.$C345] - 1; [.$C345]))" office:value-type="float" office:value="10" calcext:value-type="float">
            <text:p>10</text:p>
          </table:table-cell>
          <table:table-cell table:style-name="ce63" table:formula="of:=MIN([.$K$3];IF(MOD(ROW(); [.$H$3]) = 0; [.$D345] + 1; [.$D345]))" office:value-type="float" office:value="30" calcext:value-type="float">
            <text:p>30</text:p>
          </table:table-cell>
          <table:table-cell table:style-name="ce67" table:formula="of:=(([.$B346]+[.$C346])*[.$D346])/60" office:value-type="float" office:value="30" calcext:value-type="float">
            <text:p>30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346]+1" office:value-type="date" office:date-value="2022-10-21" calcext:value-type="date">
            <text:p>10/21/2022</text:p>
          </table:table-cell>
          <table:table-cell table:style-name="ce63" table:formula="of:=MIN([.$K$1];IF(MOD(ROW(); [.$H$1]) = 0; [.$B346] + 1; [.$B346]))" office:value-type="float" office:value="50" calcext:value-type="float">
            <text:p>50</text:p>
          </table:table-cell>
          <table:table-cell table:style-name="ce63" table:formula="of:=MAX([.$K$2];IF(MOD(ROW(); [.$H$2]) = 0; [.$C346] - 1; [.$C346]))" office:value-type="float" office:value="10" calcext:value-type="float">
            <text:p>10</text:p>
          </table:table-cell>
          <table:table-cell table:style-name="ce63" table:formula="of:=MIN([.$K$3];IF(MOD(ROW(); [.$H$3]) = 0; [.$D346] + 1; [.$D346]))" office:value-type="float" office:value="30" calcext:value-type="float">
            <text:p>30</text:p>
          </table:table-cell>
          <table:table-cell table:style-name="ce67" table:formula="of:=(([.$B347]+[.$C347])*[.$D347])/60" office:value-type="float" office:value="30" calcext:value-type="float">
            <text:p>30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347]+1" office:value-type="date" office:date-value="2022-10-22" calcext:value-type="date">
            <text:p>10/22/2022</text:p>
          </table:table-cell>
          <table:table-cell table:style-name="ce63" table:formula="of:=MIN([.$K$1];IF(MOD(ROW(); [.$H$1]) = 0; [.$B347] + 1; [.$B347]))" office:value-type="float" office:value="50" calcext:value-type="float">
            <text:p>50</text:p>
          </table:table-cell>
          <table:table-cell table:style-name="ce63" table:formula="of:=MAX([.$K$2];IF(MOD(ROW(); [.$H$2]) = 0; [.$C347] - 1; [.$C347]))" office:value-type="float" office:value="10" calcext:value-type="float">
            <text:p>10</text:p>
          </table:table-cell>
          <table:table-cell table:style-name="ce63" table:formula="of:=MIN([.$K$3];IF(MOD(ROW(); [.$H$3]) = 0; [.$D347] + 1; [.$D347]))" office:value-type="float" office:value="30" calcext:value-type="float">
            <text:p>30</text:p>
          </table:table-cell>
          <table:table-cell table:style-name="ce67" table:formula="of:=(([.$B348]+[.$C348])*[.$D348])/60" office:value-type="float" office:value="30" calcext:value-type="float">
            <text:p>30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348]+1" office:value-type="date" office:date-value="2022-10-23" calcext:value-type="date">
            <text:p>10/23/2022</text:p>
          </table:table-cell>
          <table:table-cell table:style-name="ce63" table:formula="of:=MIN([.$K$1];IF(MOD(ROW(); [.$H$1]) = 0; [.$B348] + 1; [.$B348]))" office:value-type="float" office:value="50" calcext:value-type="float">
            <text:p>50</text:p>
          </table:table-cell>
          <table:table-cell table:style-name="ce63" table:formula="of:=MAX([.$K$2];IF(MOD(ROW(); [.$H$2]) = 0; [.$C348] - 1; [.$C348]))" office:value-type="float" office:value="10" calcext:value-type="float">
            <text:p>10</text:p>
          </table:table-cell>
          <table:table-cell table:style-name="ce63" table:formula="of:=MIN([.$K$3];IF(MOD(ROW(); [.$H$3]) = 0; [.$D348] + 1; [.$D348]))" office:value-type="float" office:value="30" calcext:value-type="float">
            <text:p>30</text:p>
          </table:table-cell>
          <table:table-cell table:style-name="ce67" table:formula="of:=(([.$B349]+[.$C349])*[.$D349])/60" office:value-type="float" office:value="30" calcext:value-type="float">
            <text:p>30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349]+1" office:value-type="date" office:date-value="2022-10-24" calcext:value-type="date">
            <text:p>10/24/2022</text:p>
          </table:table-cell>
          <table:table-cell table:style-name="ce63" table:formula="of:=MIN([.$K$1];IF(MOD(ROW(); [.$H$1]) = 0; [.$B349] + 1; [.$B349]))" office:value-type="float" office:value="50" calcext:value-type="float">
            <text:p>50</text:p>
          </table:table-cell>
          <table:table-cell table:style-name="ce63" table:formula="of:=MAX([.$K$2];IF(MOD(ROW(); [.$H$2]) = 0; [.$C349] - 1; [.$C349]))" office:value-type="float" office:value="10" calcext:value-type="float">
            <text:p>10</text:p>
          </table:table-cell>
          <table:table-cell table:style-name="ce63" table:formula="of:=MIN([.$K$3];IF(MOD(ROW(); [.$H$3]) = 0; [.$D349] + 1; [.$D349]))" office:value-type="float" office:value="30" calcext:value-type="float">
            <text:p>30</text:p>
          </table:table-cell>
          <table:table-cell table:style-name="ce67" table:formula="of:=(([.$B350]+[.$C350])*[.$D350])/60" office:value-type="float" office:value="30" calcext:value-type="float">
            <text:p>30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350]+1" office:value-type="date" office:date-value="2022-10-25" calcext:value-type="date">
            <text:p>10/25/2022</text:p>
          </table:table-cell>
          <table:table-cell table:style-name="ce63" table:formula="of:=MIN([.$K$1];IF(MOD(ROW(); [.$H$1]) = 0; [.$B350] + 1; [.$B350]))" office:value-type="float" office:value="50" calcext:value-type="float">
            <text:p>50</text:p>
          </table:table-cell>
          <table:table-cell table:style-name="ce63" table:formula="of:=MAX([.$K$2];IF(MOD(ROW(); [.$H$2]) = 0; [.$C350] - 1; [.$C350]))" office:value-type="float" office:value="10" calcext:value-type="float">
            <text:p>10</text:p>
          </table:table-cell>
          <table:table-cell table:style-name="ce63" table:formula="of:=MIN([.$K$3];IF(MOD(ROW(); [.$H$3]) = 0; [.$D350] + 1; [.$D350]))" office:value-type="float" office:value="30" calcext:value-type="float">
            <text:p>30</text:p>
          </table:table-cell>
          <table:table-cell table:style-name="ce67" table:formula="of:=(([.$B351]+[.$C351])*[.$D351])/60" office:value-type="float" office:value="30" calcext:value-type="float">
            <text:p>30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351]+1" office:value-type="date" office:date-value="2022-10-26" calcext:value-type="date">
            <text:p>10/26/2022</text:p>
          </table:table-cell>
          <table:table-cell table:style-name="ce63" table:formula="of:=MIN([.$K$1];IF(MOD(ROW(); [.$H$1]) = 0; [.$B351] + 1; [.$B351]))" office:value-type="float" office:value="50" calcext:value-type="float">
            <text:p>50</text:p>
          </table:table-cell>
          <table:table-cell table:style-name="ce63" table:formula="of:=MAX([.$K$2];IF(MOD(ROW(); [.$H$2]) = 0; [.$C351] - 1; [.$C351]))" office:value-type="float" office:value="10" calcext:value-type="float">
            <text:p>10</text:p>
          </table:table-cell>
          <table:table-cell table:style-name="ce63" table:formula="of:=MIN([.$K$3];IF(MOD(ROW(); [.$H$3]) = 0; [.$D351] + 1; [.$D351]))" office:value-type="float" office:value="30" calcext:value-type="float">
            <text:p>30</text:p>
          </table:table-cell>
          <table:table-cell table:style-name="ce67" table:formula="of:=(([.$B352]+[.$C352])*[.$D352])/60" office:value-type="float" office:value="30" calcext:value-type="float">
            <text:p>30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352]+1" office:value-type="date" office:date-value="2022-10-27" calcext:value-type="date">
            <text:p>10/27/2022</text:p>
          </table:table-cell>
          <table:table-cell table:style-name="ce63" table:formula="of:=MIN([.$K$1];IF(MOD(ROW(); [.$H$1]) = 0; [.$B352] + 1; [.$B352]))" office:value-type="float" office:value="50" calcext:value-type="float">
            <text:p>50</text:p>
          </table:table-cell>
          <table:table-cell table:style-name="ce63" table:formula="of:=MAX([.$K$2];IF(MOD(ROW(); [.$H$2]) = 0; [.$C352] - 1; [.$C352]))" office:value-type="float" office:value="10" calcext:value-type="float">
            <text:p>10</text:p>
          </table:table-cell>
          <table:table-cell table:style-name="ce63" table:formula="of:=MIN([.$K$3];IF(MOD(ROW(); [.$H$3]) = 0; [.$D352] + 1; [.$D352]))" office:value-type="float" office:value="30" calcext:value-type="float">
            <text:p>30</text:p>
          </table:table-cell>
          <table:table-cell table:style-name="ce67" table:formula="of:=(([.$B353]+[.$C353])*[.$D353])/60" office:value-type="float" office:value="30" calcext:value-type="float">
            <text:p>30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353]+1" office:value-type="date" office:date-value="2022-10-28" calcext:value-type="date">
            <text:p>10/28/2022</text:p>
          </table:table-cell>
          <table:table-cell table:style-name="ce63" table:formula="of:=MIN([.$K$1];IF(MOD(ROW(); [.$H$1]) = 0; [.$B353] + 1; [.$B353]))" office:value-type="float" office:value="50" calcext:value-type="float">
            <text:p>50</text:p>
          </table:table-cell>
          <table:table-cell table:style-name="ce63" table:formula="of:=MAX([.$K$2];IF(MOD(ROW(); [.$H$2]) = 0; [.$C353] - 1; [.$C353]))" office:value-type="float" office:value="10" calcext:value-type="float">
            <text:p>10</text:p>
          </table:table-cell>
          <table:table-cell table:style-name="ce63" table:formula="of:=MIN([.$K$3];IF(MOD(ROW(); [.$H$3]) = 0; [.$D353] + 1; [.$D353]))" office:value-type="float" office:value="30" calcext:value-type="float">
            <text:p>30</text:p>
          </table:table-cell>
          <table:table-cell table:style-name="ce67" table:formula="of:=(([.$B354]+[.$C354])*[.$D354])/60" office:value-type="float" office:value="30" calcext:value-type="float">
            <text:p>30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354]+1" office:value-type="date" office:date-value="2022-10-29" calcext:value-type="date">
            <text:p>10/29/2022</text:p>
          </table:table-cell>
          <table:table-cell table:style-name="ce63" table:formula="of:=MIN([.$K$1];IF(MOD(ROW(); [.$H$1]) = 0; [.$B354] + 1; [.$B354]))" office:value-type="float" office:value="50" calcext:value-type="float">
            <text:p>50</text:p>
          </table:table-cell>
          <table:table-cell table:style-name="ce63" table:formula="of:=MAX([.$K$2];IF(MOD(ROW(); [.$H$2]) = 0; [.$C354] - 1; [.$C354]))" office:value-type="float" office:value="10" calcext:value-type="float">
            <text:p>10</text:p>
          </table:table-cell>
          <table:table-cell table:style-name="ce63" table:formula="of:=MIN([.$K$3];IF(MOD(ROW(); [.$H$3]) = 0; [.$D354] + 1; [.$D354]))" office:value-type="float" office:value="30" calcext:value-type="float">
            <text:p>30</text:p>
          </table:table-cell>
          <table:table-cell table:style-name="ce67" table:formula="of:=(([.$B355]+[.$C355])*[.$D355])/60" office:value-type="float" office:value="30" calcext:value-type="float">
            <text:p>30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355]+1" office:value-type="date" office:date-value="2022-10-30" calcext:value-type="date">
            <text:p>10/30/2022</text:p>
          </table:table-cell>
          <table:table-cell table:style-name="ce63" table:formula="of:=MIN([.$K$1];IF(MOD(ROW(); [.$H$1]) = 0; [.$B355] + 1; [.$B355]))" office:value-type="float" office:value="50" calcext:value-type="float">
            <text:p>50</text:p>
          </table:table-cell>
          <table:table-cell table:style-name="ce63" table:formula="of:=MAX([.$K$2];IF(MOD(ROW(); [.$H$2]) = 0; [.$C355] - 1; [.$C355]))" office:value-type="float" office:value="10" calcext:value-type="float">
            <text:p>10</text:p>
          </table:table-cell>
          <table:table-cell table:style-name="ce63" table:formula="of:=MIN([.$K$3];IF(MOD(ROW(); [.$H$3]) = 0; [.$D355] + 1; [.$D355]))" office:value-type="float" office:value="30" calcext:value-type="float">
            <text:p>30</text:p>
          </table:table-cell>
          <table:table-cell table:style-name="ce67" table:formula="of:=(([.$B356]+[.$C356])*[.$D356])/60" office:value-type="float" office:value="30" calcext:value-type="float">
            <text:p>30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356]+1" office:value-type="date" office:date-value="2022-10-31" calcext:value-type="date">
            <text:p>10/31/2022</text:p>
          </table:table-cell>
          <table:table-cell table:style-name="ce63" table:formula="of:=MIN([.$K$1];IF(MOD(ROW(); [.$H$1]) = 0; [.$B356] + 1; [.$B356]))" office:value-type="float" office:value="50" calcext:value-type="float">
            <text:p>50</text:p>
          </table:table-cell>
          <table:table-cell table:style-name="ce63" table:formula="of:=MAX([.$K$2];IF(MOD(ROW(); [.$H$2]) = 0; [.$C356] - 1; [.$C356]))" office:value-type="float" office:value="10" calcext:value-type="float">
            <text:p>10</text:p>
          </table:table-cell>
          <table:table-cell table:style-name="ce63" table:formula="of:=MIN([.$K$3];IF(MOD(ROW(); [.$H$3]) = 0; [.$D356] + 1; [.$D356]))" office:value-type="float" office:value="30" calcext:value-type="float">
            <text:p>30</text:p>
          </table:table-cell>
          <table:table-cell table:style-name="ce67" table:formula="of:=(([.$B357]+[.$C357])*[.$D357])/60" office:value-type="float" office:value="30" calcext:value-type="float">
            <text:p>30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357]+1" office:value-type="date" office:date-value="2022-11-01" calcext:value-type="date">
            <text:p>11/01/2022</text:p>
          </table:table-cell>
          <table:table-cell table:style-name="ce63" table:formula="of:=MIN([.$K$1];IF(MOD(ROW(); [.$H$1]) = 0; [.$B357] + 1; [.$B357]))" office:value-type="float" office:value="50" calcext:value-type="float">
            <text:p>50</text:p>
          </table:table-cell>
          <table:table-cell table:style-name="ce63" table:formula="of:=MAX([.$K$2];IF(MOD(ROW(); [.$H$2]) = 0; [.$C357] - 1; [.$C357]))" office:value-type="float" office:value="10" calcext:value-type="float">
            <text:p>10</text:p>
          </table:table-cell>
          <table:table-cell table:style-name="ce63" table:formula="of:=MIN([.$K$3];IF(MOD(ROW(); [.$H$3]) = 0; [.$D357] + 1; [.$D357]))" office:value-type="float" office:value="30" calcext:value-type="float">
            <text:p>30</text:p>
          </table:table-cell>
          <table:table-cell table:style-name="ce67" table:formula="of:=(([.$B358]+[.$C358])*[.$D358])/60" office:value-type="float" office:value="30" calcext:value-type="float">
            <text:p>30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358]+1" office:value-type="date" office:date-value="2022-11-02" calcext:value-type="date">
            <text:p>11/02/2022</text:p>
          </table:table-cell>
          <table:table-cell table:style-name="ce63" table:formula="of:=MIN([.$K$1];IF(MOD(ROW(); [.$H$1]) = 0; [.$B358] + 1; [.$B358]))" office:value-type="float" office:value="50" calcext:value-type="float">
            <text:p>50</text:p>
          </table:table-cell>
          <table:table-cell table:style-name="ce63" table:formula="of:=MAX([.$K$2];IF(MOD(ROW(); [.$H$2]) = 0; [.$C358] - 1; [.$C358]))" office:value-type="float" office:value="10" calcext:value-type="float">
            <text:p>10</text:p>
          </table:table-cell>
          <table:table-cell table:style-name="ce63" table:formula="of:=MIN([.$K$3];IF(MOD(ROW(); [.$H$3]) = 0; [.$D358] + 1; [.$D358]))" office:value-type="float" office:value="30" calcext:value-type="float">
            <text:p>30</text:p>
          </table:table-cell>
          <table:table-cell table:style-name="ce67" table:formula="of:=(([.$B359]+[.$C359])*[.$D359])/60" office:value-type="float" office:value="30" calcext:value-type="float">
            <text:p>30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359]+1" office:value-type="date" office:date-value="2022-11-03" calcext:value-type="date">
            <text:p>11/03/2022</text:p>
          </table:table-cell>
          <table:table-cell table:style-name="ce63" table:formula="of:=MIN([.$K$1];IF(MOD(ROW(); [.$H$1]) = 0; [.$B359] + 1; [.$B359]))" office:value-type="float" office:value="50" calcext:value-type="float">
            <text:p>50</text:p>
          </table:table-cell>
          <table:table-cell table:style-name="ce63" table:formula="of:=MAX([.$K$2];IF(MOD(ROW(); [.$H$2]) = 0; [.$C359] - 1; [.$C359]))" office:value-type="float" office:value="10" calcext:value-type="float">
            <text:p>10</text:p>
          </table:table-cell>
          <table:table-cell table:style-name="ce63" table:formula="of:=MIN([.$K$3];IF(MOD(ROW(); [.$H$3]) = 0; [.$D359] + 1; [.$D359]))" office:value-type="float" office:value="30" calcext:value-type="float">
            <text:p>30</text:p>
          </table:table-cell>
          <table:table-cell table:style-name="ce67" table:formula="of:=(([.$B360]+[.$C360])*[.$D360])/60" office:value-type="float" office:value="30" calcext:value-type="float">
            <text:p>30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360]+1" office:value-type="date" office:date-value="2022-11-04" calcext:value-type="date">
            <text:p>11/04/2022</text:p>
          </table:table-cell>
          <table:table-cell table:style-name="ce63" table:formula="of:=MIN([.$K$1];IF(MOD(ROW(); [.$H$1]) = 0; [.$B360] + 1; [.$B360]))" office:value-type="float" office:value="50" calcext:value-type="float">
            <text:p>50</text:p>
          </table:table-cell>
          <table:table-cell table:style-name="ce63" table:formula="of:=MAX([.$K$2];IF(MOD(ROW(); [.$H$2]) = 0; [.$C360] - 1; [.$C360]))" office:value-type="float" office:value="10" calcext:value-type="float">
            <text:p>10</text:p>
          </table:table-cell>
          <table:table-cell table:style-name="ce63" table:formula="of:=MIN([.$K$3];IF(MOD(ROW(); [.$H$3]) = 0; [.$D360] + 1; [.$D360]))" office:value-type="float" office:value="30" calcext:value-type="float">
            <text:p>30</text:p>
          </table:table-cell>
          <table:table-cell table:style-name="ce67" table:formula="of:=(([.$B361]+[.$C361])*[.$D361])/60" office:value-type="float" office:value="30" calcext:value-type="float">
            <text:p>30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361]+1" office:value-type="date" office:date-value="2022-11-05" calcext:value-type="date">
            <text:p>11/05/2022</text:p>
          </table:table-cell>
          <table:table-cell table:style-name="ce63" table:formula="of:=MIN([.$K$1];IF(MOD(ROW(); [.$H$1]) = 0; [.$B361] + 1; [.$B361]))" office:value-type="float" office:value="50" calcext:value-type="float">
            <text:p>50</text:p>
          </table:table-cell>
          <table:table-cell table:style-name="ce63" table:formula="of:=MAX([.$K$2];IF(MOD(ROW(); [.$H$2]) = 0; [.$C361] - 1; [.$C361]))" office:value-type="float" office:value="10" calcext:value-type="float">
            <text:p>10</text:p>
          </table:table-cell>
          <table:table-cell table:style-name="ce63" table:formula="of:=MIN([.$K$3];IF(MOD(ROW(); [.$H$3]) = 0; [.$D361] + 1; [.$D361]))" office:value-type="float" office:value="30" calcext:value-type="float">
            <text:p>30</text:p>
          </table:table-cell>
          <table:table-cell table:style-name="ce67" table:formula="of:=(([.$B362]+[.$C362])*[.$D362])/60" office:value-type="float" office:value="30" calcext:value-type="float">
            <text:p>30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362]+1" office:value-type="date" office:date-value="2022-11-06" calcext:value-type="date">
            <text:p>11/06/2022</text:p>
          </table:table-cell>
          <table:table-cell table:style-name="ce63" table:formula="of:=MIN([.$K$1];IF(MOD(ROW(); [.$H$1]) = 0; [.$B362] + 1; [.$B362]))" office:value-type="float" office:value="50" calcext:value-type="float">
            <text:p>50</text:p>
          </table:table-cell>
          <table:table-cell table:style-name="ce63" table:formula="of:=MAX([.$K$2];IF(MOD(ROW(); [.$H$2]) = 0; [.$C362] - 1; [.$C362]))" office:value-type="float" office:value="10" calcext:value-type="float">
            <text:p>10</text:p>
          </table:table-cell>
          <table:table-cell table:style-name="ce63" table:formula="of:=MIN([.$K$3];IF(MOD(ROW(); [.$H$3]) = 0; [.$D362] + 1; [.$D362]))" office:value-type="float" office:value="30" calcext:value-type="float">
            <text:p>30</text:p>
          </table:table-cell>
          <table:table-cell table:style-name="ce67" table:formula="of:=(([.$B363]+[.$C363])*[.$D363])/60" office:value-type="float" office:value="30" calcext:value-type="float">
            <text:p>30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363]+1" office:value-type="date" office:date-value="2022-11-07" calcext:value-type="date">
            <text:p>11/07/2022</text:p>
          </table:table-cell>
          <table:table-cell table:style-name="ce63" table:formula="of:=MIN([.$K$1];IF(MOD(ROW(); [.$H$1]) = 0; [.$B363] + 1; [.$B363]))" office:value-type="float" office:value="50" calcext:value-type="float">
            <text:p>50</text:p>
          </table:table-cell>
          <table:table-cell table:style-name="ce63" table:formula="of:=MAX([.$K$2];IF(MOD(ROW(); [.$H$2]) = 0; [.$C363] - 1; [.$C363]))" office:value-type="float" office:value="10" calcext:value-type="float">
            <text:p>10</text:p>
          </table:table-cell>
          <table:table-cell table:style-name="ce63" table:formula="of:=MIN([.$K$3];IF(MOD(ROW(); [.$H$3]) = 0; [.$D363] + 1; [.$D363]))" office:value-type="float" office:value="30" calcext:value-type="float">
            <text:p>30</text:p>
          </table:table-cell>
          <table:table-cell table:style-name="ce67" table:formula="of:=(([.$B364]+[.$C364])*[.$D364])/60" office:value-type="float" office:value="30" calcext:value-type="float">
            <text:p>30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364]+1" office:value-type="date" office:date-value="2022-11-08" calcext:value-type="date">
            <text:p>11/08/2022</text:p>
          </table:table-cell>
          <table:table-cell table:style-name="ce63" table:formula="of:=MIN([.$K$1];IF(MOD(ROW(); [.$H$1]) = 0; [.$B364] + 1; [.$B364]))" office:value-type="float" office:value="50" calcext:value-type="float">
            <text:p>50</text:p>
          </table:table-cell>
          <table:table-cell table:style-name="ce63" table:formula="of:=MAX([.$K$2];IF(MOD(ROW(); [.$H$2]) = 0; [.$C364] - 1; [.$C364]))" office:value-type="float" office:value="10" calcext:value-type="float">
            <text:p>10</text:p>
          </table:table-cell>
          <table:table-cell table:style-name="ce63" table:formula="of:=MIN([.$K$3];IF(MOD(ROW(); [.$H$3]) = 0; [.$D364] + 1; [.$D364]))" office:value-type="float" office:value="30" calcext:value-type="float">
            <text:p>30</text:p>
          </table:table-cell>
          <table:table-cell table:style-name="ce67" table:formula="of:=(([.$B365]+[.$C365])*[.$D365])/60" office:value-type="float" office:value="30" calcext:value-type="float">
            <text:p>30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8" table:formula="of:=[.A365]+1" office:value-type="date" office:date-value="2022-11-09" calcext:value-type="date">
            <text:p>11/09/2022</text:p>
          </table:table-cell>
          <table:table-cell table:style-name="ce63" table:formula="of:=MIN([.$K$1];IF(MOD(ROW(); [.$H$1]) = 0; [.$B365] + 1; [.$B365]))" office:value-type="float" office:value="50" calcext:value-type="float">
            <text:p>50</text:p>
          </table:table-cell>
          <table:table-cell table:style-name="ce63" table:formula="of:=MAX([.$K$2];IF(MOD(ROW(); [.$H$2]) = 0; [.$C365] - 1; [.$C365]))" office:value-type="float" office:value="10" calcext:value-type="float">
            <text:p>10</text:p>
          </table:table-cell>
          <table:table-cell table:style-name="ce63" table:formula="of:=MIN([.$K$3];IF(MOD(ROW(); [.$H$3]) = 0; [.$D365] + 1; [.$D365]))" office:value-type="float" office:value="30" calcext:value-type="float">
            <text:p>30</text:p>
          </table:table-cell>
          <table:table-cell table:style-name="ce67" table:formula="of:=(([.$B366]+[.$C366])*[.$D366])/60" office:value-type="float" office:value="30" calcext:value-type="float">
            <text:p>30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59" table:formula="of:=[.A366]+1" office:value-type="date" office:date-value="2022-11-10" calcext:value-type="date">
            <text:p>11/10/2022</text:p>
          </table:table-cell>
          <table:table-cell table:style-name="ce64" table:formula="of:=MIN([.$K$1];IF(MOD(ROW(); [.$H$1]) = 0; [.$B366] + 1; [.$B366]))" office:value-type="float" office:value="50" calcext:value-type="float">
            <text:p>50</text:p>
          </table:table-cell>
          <table:table-cell table:style-name="ce64" table:formula="of:=MAX([.$K$2];IF(MOD(ROW(); [.$H$2]) = 0; [.$C366] - 1; [.$C366]))" office:value-type="float" office:value="10" calcext:value-type="float">
            <text:p>10</text:p>
          </table:table-cell>
          <table:table-cell table:style-name="ce64" table:formula="of:=MIN([.$K$3];IF(MOD(ROW(); [.$H$3]) = 0; [.$D366] + 1; [.$D366]))" office:value-type="float" office:value="30" calcext:value-type="float">
            <text:p>30</text:p>
          </table:table-cell>
          <table:table-cell table:style-name="ce68" table:formula="of:=(([.$B367]+[.$C367])*[.$D367])/60" office:value-type="float" office:value="30" calcext:value-type="float">
            <text:p>30.0</text:p>
          </table:table-cell>
          <table:table-cell table:style-name="ce71" table:number-columns-repeated="23"/>
          <table:table-cell table:number-columns-repeated="996"/>
        </table:table-row>
        <table:table-row table:style-name="ro1">
          <table:table-cell table:style-name="ce60" table:number-columns-repeated="4"/>
          <table:table-cell table:style-name="ce69"/>
          <table:table-cell table:style-name="ce71" table:number-columns-repeated="23"/>
          <table:table-cell table:number-columns-repeated="996"/>
        </table:table-row>
        <table:table-row table:style-name="ro1" table:number-rows-repeated="632">
          <table:table-cell table:style-name="ce60" table:number-columns-repeated="5"/>
          <table:table-cell table:style-name="ce71" table:number-columns-repeated="23"/>
          <table:table-cell table:number-columns-repeated="996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Cardio.B3:Cardio.E367">
            <calcext:condition calcext:apply-style-name="ConditionalStyle_3" calcext:value="formula-is(ISERROR(SEARCH(([.B2]);([.B3]))))" calcext:base-cell-address="Cardio.B3"/>
          </calcext:conditional-format>
          <calcext:conditional-format calcext:target-range-address="Cardio.A2:Cardio.E1000">
            <calcext:condition calcext:apply-style-name="ConditionalStyle_4" calcext:value="formula-is([.$A2] = TODAY())" calcext:base-cell-address="Cardio.A2"/>
          </calcext:conditional-format>
          <calcext:conditional-format calcext:target-range-address="Cardio.G6:Cardio.J6">
            <calcext:condition calcext:apply-style-name="ConditionalStyle_3" calcext:value="formula-is(NOT(0 = (INDIRECT( &quot;B&quot; &amp; MATCH( TODAY(); [.$A$1:.$A$1048576]; 0 )) - INDIRECT( &quot;B&quot; &amp; (MATCH( TODAY(); [.$A$1:.$A$1048576]; 0) -1) ))))" calcext:base-cell-address="Cardio.G6"/>
          </calcext:conditional-format>
          <calcext:conditional-format calcext:target-range-address="Cardio.A1:Cardio.AB1000">
            <calcext:condition calcext:apply-style-name="ConditionalStyle_1" calcext:value="=&quot;TRUE&quot;" calcext:base-cell-address="Cardio.A1"/>
          </calcext:conditional-format>
          <calcext:conditional-format calcext:target-range-address="Cardio.G8:Cardio.H8">
            <calcext:condition calcext:apply-style-name="ConditionalStyle_2" calcext:value="formula-is([.$G$8]=1)" calcext:base-cell-address="Cardio.G8"/>
          </calcext:conditional-format>
        </calcext:conditional-formats>
      </table:table>
      <table:table table:name="Exercise" table:style-name="ta4">
        <table:table-column table:style-name="co7" table:default-cell-style-name="Default"/>
        <table:table-column table:style-name="co1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0" table:default-cell-style-name="Default"/>
        <table:table-column table:style-name="co9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8" table:default-cell-style-name="Default"/>
        <table:table-column table:style-name="co31" table:default-cell-style-name="Default"/>
        <table:table-column table:style-name="co13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16" table:number-columns-repeated="13" table:default-cell-style-name="Default"/>
        <table:table-column table:style-name="co4" table:number-columns-repeated="998" table:default-cell-style-name="Default"/>
        <table:table-row table:style-name="ro1">
          <table:table-cell table:style-name="ce93" office:value-type="string" calcext:value-type="string">
            <text:p>Date</text:p>
          </table:table-cell>
          <table:table-cell table:style-name="ce93" office:value-type="string" calcext:value-type="string">
            <text:p>Reps</text:p>
          </table:table-cell>
          <table:table-cell table:style-name="ce93" office:value-type="string" calcext:value-type="string">
            <text:p>Exercises per circuit</text:p>
          </table:table-cell>
          <table:table-cell table:style-name="ce102" office:value-type="string" calcext:value-type="string">
            <text:p>Time per circuit (minutes)</text:p>
          </table:table-cell>
          <table:table-cell table:style-name="ce103" office:value-type="string" calcext:value-type="string">
            <text:p>Total time (minutes)</text:p>
          </table:table-cell>
          <table:table-cell table:style-name="ce107"/>
          <table:table-cell table:style-name="ce111" office:value-type="string" calcext:value-type="string">
            <text:p>Reps increase (days):</text:p>
          </table:table-cell>
          <table:table-cell table:style-name="ce121" office:value-type="float" office:value="28" calcext:value-type="float">
            <text:p>28</text:p>
          </table:table-cell>
          <table:table-cell table:style-name="ce127"/>
          <table:table-cell table:style-name="ce127" office:value-type="string" calcext:value-type="string">
            <text:p>Max reps:</text:p>
          </table:table-cell>
          <table:table-cell table:style-name="ce131" office:value-type="float" office:value="10" calcext:value-type="float">
            <text:p>10</text:p>
          </table:table-cell>
          <table:table-cell table:style-name="ce108" table:number-columns-repeated="14"/>
          <table:table-cell table:style-name="ce115"/>
          <table:table-cell table:number-columns-repeated="998"/>
        </table:table-row>
        <table:table-row table:style-name="ro1">
          <table:table-cell table:style-name="ce94" office:value-type="date" office:date-value="2021-11-30" calcext:value-type="date">
            <text:p>11/30/2021</text:p>
          </table:table-cell>
          <table:table-cell table:style-name="ce99" office:value-type="float" office:value="4" calcext:value-type="float">
            <text:p>4</text:p>
          </table:table-cell>
          <table:table-cell table:style-name="ce99" office:value-type="float" office:value="3" calcext:value-type="float">
            <text:p>3</text:p>
          </table:table-cell>
          <table:table-cell table:style-name="ce99" office:value-type="float" office:value="2" calcext:value-type="float">
            <text:p>2</text:p>
          </table:table-cell>
          <table:table-cell table:style-name="ce104" table:formula="of:=(COUNTA([.$G$10:.$L$10]))*[.$D2]" office:value-type="float" office:value="12" calcext:value-type="float">
            <text:p>12</text:p>
          </table:table-cell>
          <table:table-cell table:style-name="ce107"/>
          <table:table-cell table:style-name="ce112" office:value-type="string" calcext:value-type="string">
            <text:p>Exercises increase (days):</text:p>
          </table:table-cell>
          <table:table-cell table:style-name="ce122" office:value-type="float" office:value="28" calcext:value-type="float">
            <text:p>28</text:p>
          </table:table-cell>
          <table:table-cell table:style-name="ce107"/>
          <table:table-cell table:style-name="ce107" office:value-type="string" calcext:value-type="string">
            <text:p>Max exercises:</text:p>
          </table:table-cell>
          <table:table-cell table:style-name="ce132" office:value-type="float" office:value="10" calcext:value-type="float">
            <text:p>10</text:p>
          </table:table-cell>
          <table:table-cell table:style-name="ce108" table:number-columns-repeated="14"/>
          <table:table-cell table:style-name="ce115"/>
          <table:table-cell table:number-columns-repeated="998"/>
        </table:table-row>
        <table:table-row table:style-name="ro1">
          <table:table-cell table:style-name="ce95" table:formula="of:=[.A2]+1" office:value-type="date" office:date-value="2021-12-01" calcext:value-type="date">
            <text:p>12/01/2021</text:p>
          </table:table-cell>
          <table:table-cell table:style-name="ce100" table:formula="of:=MIN([.$K$1];IF(MOD(ROW(); [.$H$1]) = 0; [.$B2] + 1; [.$B2]))" office:value-type="float" office:value="4" calcext:value-type="float">
            <text:p>4</text:p>
          </table:table-cell>
          <table:table-cell table:style-name="ce100" table:formula="of:=MIN([.$K$2];IF(MOD(ROW(); [.$H$2]) = 0; [.$C2] + 1; [.$C2]))" office:value-type="float" office:value="3" calcext:value-type="float">
            <text:p>3</text:p>
          </table:table-cell>
          <table:table-cell table:style-name="ce100" table:formula="of:=MIN([.$K$3];IF(MOD(ROW(); [.$H$3]) = 0; [.$D2] + 1; [.$D2]))" office:value-type="float" office:value="2" calcext:value-type="float">
            <text:p>2</text:p>
          </table:table-cell>
          <table:table-cell table:style-name="ce105" table:formula="of:=(COUNTA([.$G$10:.$L$10]))*[.$D3]" office:value-type="float" office:value="12" calcext:value-type="float">
            <text:p>12</text:p>
          </table:table-cell>
          <table:table-cell table:style-name="ce107"/>
          <table:table-cell table:style-name="ce113" office:value-type="string" calcext:value-type="string">
            <text:p>Minutes increase (days):</text:p>
          </table:table-cell>
          <table:table-cell table:style-name="ce123" office:value-type="float" office:value="28" calcext:value-type="float">
            <text:p>28</text:p>
          </table:table-cell>
          <table:table-cell table:style-name="ce128"/>
          <table:table-cell table:style-name="ce128" office:value-type="string" calcext:value-type="string">
            <text:p>Max minutes:</text:p>
          </table:table-cell>
          <table:table-cell table:style-name="ce133" office:value-type="float" office:value="10" calcext:value-type="float">
            <text:p>10</text:p>
          </table:table-cell>
          <table:table-cell table:style-name="ce108" table:number-columns-repeated="14"/>
          <table:table-cell table:style-name="ce115"/>
          <table:table-cell table:number-columns-repeated="998"/>
        </table:table-row>
        <table:table-row table:style-name="ro1">
          <table:table-cell table:style-name="ce95" table:formula="of:=[.A3]+1" office:value-type="date" office:date-value="2021-12-02" calcext:value-type="date">
            <text:p>12/02/2021</text:p>
          </table:table-cell>
          <table:table-cell table:style-name="ce100" table:formula="of:=MIN([.$K$1];IF(MOD(ROW(); [.$H$1]) = 0; [.$B3] + 1; [.$B3]))" office:value-type="float" office:value="4" calcext:value-type="float">
            <text:p>4</text:p>
          </table:table-cell>
          <table:table-cell table:style-name="ce100" table:formula="of:=MIN([.$K$2];IF(MOD(ROW(); [.$H$2]) = 0; [.$C3] + 1; [.$C3]))" office:value-type="float" office:value="3" calcext:value-type="float">
            <text:p>3</text:p>
          </table:table-cell>
          <table:table-cell table:style-name="ce100" table:formula="of:=MIN([.$K$3];IF(MOD(ROW(); [.$H$3]) = 0; [.$D3] + 1; [.$D3]))" office:value-type="float" office:value="2" calcext:value-type="float">
            <text:p>2</text:p>
          </table:table-cell>
          <table:table-cell table:style-name="ce105" table:formula="of:=(COUNTA([.$G$10:.$L$10]))*[.$D4]" office:value-type="float" office:value="12" calcext:value-type="float">
            <text:p>12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4]+1" office:value-type="date" office:date-value="2021-12-03" calcext:value-type="date">
            <text:p>12/03/2021</text:p>
          </table:table-cell>
          <table:table-cell table:style-name="ce100" table:formula="of:=MIN([.$K$1];IF(MOD(ROW(); [.$H$1]) = 0; [.$B4] + 1; [.$B4]))" office:value-type="float" office:value="4" calcext:value-type="float">
            <text:p>4</text:p>
          </table:table-cell>
          <table:table-cell table:style-name="ce100" table:formula="of:=MIN([.$K$2];IF(MOD(ROW(); [.$H$2]) = 0; [.$C4] + 1; [.$C4]))" office:value-type="float" office:value="3" calcext:value-type="float">
            <text:p>3</text:p>
          </table:table-cell>
          <table:table-cell table:style-name="ce100" table:formula="of:=MIN([.$K$3];IF(MOD(ROW(); [.$H$3]) = 0; [.$D4] + 1; [.$D4]))" office:value-type="float" office:value="2" calcext:value-type="float">
            <text:p>2</text:p>
          </table:table-cell>
          <table:table-cell table:style-name="ce105" table:formula="of:=(COUNTA([.$G$10:.$L$10]))*[.$D5]" office:value-type="float" office:value="12" calcext:value-type="float">
            <text:p>12</text:p>
          </table:table-cell>
          <table:table-cell table:style-name="ce109"/>
          <table:table-cell table:style-name="ce102" office:value-type="string" calcext:value-type="string">
            <text:p>Reps</text:p>
          </table:table-cell>
          <table:table-cell table:style-name="ce124" office:value-type="string" calcext:value-type="string">
            <text:p>Exercises per circuit</text:p>
          </table:table-cell>
          <table:table-cell table:style-name="ce124" office:value-type="string" calcext:value-type="string">
            <text:p>Time per circuit (minutes)</text:p>
          </table:table-cell>
          <table:table-cell table:style-name="ce103" office:value-type="string" calcext:value-type="string">
            <text:p>Total time (minutes)</text:p>
          </table:table-cell>
          <table:table-cell table:style-name="ce115"/>
          <table:table-cell table:style-name="ce108" table:number-columns-repeated="15"/>
          <table:table-cell table:number-columns-repeated="998"/>
        </table:table-row>
        <table:table-row table:style-name="ro1">
          <table:table-cell table:style-name="ce95" table:formula="of:=[.A5]+1" office:value-type="date" office:date-value="2021-12-04" calcext:value-type="date">
            <text:p>12/04/2021</text:p>
          </table:table-cell>
          <table:table-cell table:style-name="ce100" table:formula="of:=MIN([.$K$1];IF(MOD(ROW(); [.$H$1]) = 0; [.$B5] + 1; [.$B5]))" office:value-type="float" office:value="4" calcext:value-type="float">
            <text:p>4</text:p>
          </table:table-cell>
          <table:table-cell table:style-name="ce100" table:formula="of:=MIN([.$K$2];IF(MOD(ROW(); [.$H$2]) = 0; [.$C5] + 1; [.$C5]))" office:value-type="float" office:value="3" calcext:value-type="float">
            <text:p>3</text:p>
          </table:table-cell>
          <table:table-cell table:style-name="ce100" table:formula="of:=MIN([.$K$3];IF(MOD(ROW(); [.$H$3]) = 0; [.$D5] + 1; [.$D5]))" office:value-type="float" office:value="2" calcext:value-type="float">
            <text:p>2</text:p>
          </table:table-cell>
          <table:table-cell table:style-name="ce105" table:formula="of:=(COUNTA([.$G$10:.$L$10]))*[.$D6]" office:value-type="float" office:value="12" calcext:value-type="float">
            <text:p>12</text:p>
          </table:table-cell>
          <table:table-cell table:style-name="ce108"/>
          <table:table-cell table:style-name="ce114" table:formula="of:=INDIRECT( &quot;B&quot; &amp; MATCH( TODAY(); [.$A$1:.$A$1048576]; 0 ))" office:value-type="float" office:value="4" calcext:value-type="float">
            <text:p>4</text:p>
          </table:table-cell>
          <table:table-cell table:style-name="ce125" table:formula="of:=INDIRECT( &quot;C&quot; &amp; MATCH( TODAY(); [.$A$1:.$A$1048576]; 0 ))" office:value-type="float" office:value="3" calcext:value-type="float">
            <text:p>3</text:p>
          </table:table-cell>
          <table:table-cell table:style-name="ce125" table:formula="of:=INDIRECT( &quot;D&quot; &amp; MATCH( TODAY(); [.$A$1:.$A$1048576]; 0 ))" office:value-type="float" office:value="2" calcext:value-type="float">
            <text:p>2</text:p>
          </table:table-cell>
          <table:table-cell table:style-name="ce130" table:formula="of:=INDIRECT( &quot;E&quot; &amp; MATCH( TODAY(); [.$A$1:.$A$1048576]; 0 ))" office:value-type="float" office:value="12" calcext:value-type="float">
            <text:p>12</text:p>
          </table:table-cell>
          <table:table-cell table:style-name="ce134"/>
          <table:table-cell table:style-name="ce108" table:number-columns-repeated="15"/>
          <table:table-cell table:number-columns-repeated="998"/>
        </table:table-row>
        <table:table-row table:style-name="ro1">
          <table:table-cell table:style-name="ce95" table:formula="of:=[.A6]+1" office:value-type="date" office:date-value="2021-12-05" calcext:value-type="date">
            <text:p>12/05/2021</text:p>
          </table:table-cell>
          <table:table-cell table:style-name="ce100" table:formula="of:=MIN([.$K$1];IF(MOD(ROW(); [.$H$1]) = 0; [.$B6] + 1; [.$B6]))" office:value-type="float" office:value="4" calcext:value-type="float">
            <text:p>4</text:p>
          </table:table-cell>
          <table:table-cell table:style-name="ce100" table:formula="of:=MIN([.$K$2];IF(MOD(ROW(); [.$H$2]) = 0; [.$C6] + 1; [.$C6]))" office:value-type="float" office:value="3" calcext:value-type="float">
            <text:p>3</text:p>
          </table:table-cell>
          <table:table-cell table:style-name="ce100" table:formula="of:=MIN([.$K$3];IF(MOD(ROW(); [.$H$3]) = 0; [.$D6] + 1; [.$D6]))" office:value-type="float" office:value="2" calcext:value-type="float">
            <text:p>2</text:p>
          </table:table-cell>
          <table:table-cell table:style-name="ce105" table:formula="of:=(COUNTA([.$G$10:.$L$10]))*[.$D7]" office:value-type="float" office:value="12" calcext:value-type="float">
            <text:p>12</text:p>
          </table:table-cell>
          <table:table-cell table:style-name="ce109"/>
          <table:table-cell table:style-name="ce115" table:number-columns-repeated="5"/>
          <table:table-cell table:style-name="ce108" table:number-columns-repeated="15"/>
          <table:table-cell table:number-columns-repeated="998"/>
        </table:table-row>
        <table:table-row table:style-name="ro1">
          <table:table-cell table:style-name="ce95" table:formula="of:=[.A7]+1" office:value-type="date" office:date-value="2021-12-06" calcext:value-type="date">
            <text:p>12/06/2021</text:p>
          </table:table-cell>
          <table:table-cell table:style-name="ce100" table:formula="of:=MIN([.$K$1];IF(MOD(ROW(); [.$H$1]) = 0; [.$B7] + 1; [.$B7]))" office:value-type="float" office:value="4" calcext:value-type="float">
            <text:p>4</text:p>
          </table:table-cell>
          <table:table-cell table:style-name="ce100" table:formula="of:=MIN([.$K$2];IF(MOD(ROW(); [.$H$2]) = 0; [.$C7] + 1; [.$C7]))" office:value-type="float" office:value="3" calcext:value-type="float">
            <text:p>3</text:p>
          </table:table-cell>
          <table:table-cell table:style-name="ce100" table:formula="of:=MIN([.$K$3];IF(MOD(ROW(); [.$H$3]) = 0; [.$D7] + 1; [.$D7]))" office:value-type="float" office:value="2" calcext:value-type="float">
            <text:p>2</text:p>
          </table:table-cell>
          <table:table-cell table:style-name="ce105" table:formula="of:=(COUNTA([.$G$10:.$L$10]))*[.$D8]" office:value-type="float" office:value="12" calcext:value-type="float">
            <text:p>12</text:p>
          </table:table-cell>
          <table:table-cell table:style-name="ce110"/>
          <table:table-cell table:style-name="ce116" office:value-type="string" calcext:value-type="string">
            <text:p>Circuit:</text:p>
          </table:table-cell>
          <table:table-cell table:style-name="ce109" table:formula="of:=IFERROR(__xludf.dummyfunction(&quot;ARRAY_CONSTRAIN(SORT(TRANSPOSE(FILTER($G$11:$L$11, $G$10:$L$10=FALSE)),  RANDARRAY(ROWS(TRANSPOSE(FILTER($G$11:$L$11, $G$10:$L$10 = FALSE)))), FALSE), 1, 1)&quot;);&quot;Abs&quot;)" office:value-type="string" office:string-value="Abs" calcext:value-type="string">
            <text:p>Abs</text:p>
          </table:table-cell>
          <table:table-cell table:style-name="ce115" table:number-columns-repeated="3"/>
          <table:table-cell table:style-name="ce108" table:number-columns-repeated="15"/>
          <table:table-cell table:number-columns-repeated="998"/>
        </table:table-row>
        <table:table-row table:style-name="ro1">
          <table:table-cell table:style-name="ce95" table:formula="of:=[.A8]+1" office:value-type="date" office:date-value="2021-12-07" calcext:value-type="date">
            <text:p>12/07/2021</text:p>
          </table:table-cell>
          <table:table-cell table:style-name="ce100" table:formula="of:=MIN([.$K$1];IF(MOD(ROW(); [.$H$1]) = 0; [.$B8] + 1; [.$B8]))" office:value-type="float" office:value="4" calcext:value-type="float">
            <text:p>4</text:p>
          </table:table-cell>
          <table:table-cell table:style-name="ce100" table:formula="of:=MIN([.$K$2];IF(MOD(ROW(); [.$H$2]) = 0; [.$C8] + 1; [.$C8]))" office:value-type="float" office:value="3" calcext:value-type="float">
            <text:p>3</text:p>
          </table:table-cell>
          <table:table-cell table:style-name="ce100" table:formula="of:=MIN([.$K$3];IF(MOD(ROW(); [.$H$3]) = 0; [.$D8] + 1; [.$D8]))" office:value-type="float" office:value="2" calcext:value-type="float">
            <text:p>2</text:p>
          </table:table-cell>
          <table:table-cell table:style-name="ce105" table:formula="of:=(COUNTA([.$G$10:.$L$10]))*[.$D9]" office:value-type="float" office:value="12" calcext:value-type="float">
            <text:p>12</text:p>
          </table:table-cell>
          <table:table-cell table:style-name="ce109"/>
          <table:table-cell table:style-name="ce108"/>
          <table:table-cell table:style-name="ce109"/>
          <table:table-cell table:style-name="ce108" table:number-columns-repeated="18"/>
          <table:table-cell table:number-columns-repeated="998"/>
        </table:table-row>
        <table:table-row table:style-name="ro1">
          <table:table-cell table:style-name="ce95" table:formula="of:=[.A9]+1" office:value-type="date" office:date-value="2021-12-08" calcext:value-type="date">
            <text:p>12/08/2021</text:p>
          </table:table-cell>
          <table:table-cell table:style-name="ce100" table:formula="of:=MIN([.$K$1];IF(MOD(ROW(); [.$H$1]) = 0; [.$B9] + 1; [.$B9]))" office:value-type="float" office:value="4" calcext:value-type="float">
            <text:p>4</text:p>
          </table:table-cell>
          <table:table-cell table:style-name="ce100" table:formula="of:=MIN([.$K$2];IF(MOD(ROW(); [.$H$2]) = 0; [.$C9] + 1; [.$C9]))" office:value-type="float" office:value="3" calcext:value-type="float">
            <text:p>3</text:p>
          </table:table-cell>
          <table:table-cell table:style-name="ce100" table:formula="of:=MIN([.$K$3];IF(MOD(ROW(); [.$H$3]) = 0; [.$D9] + 1; [.$D9]))" office:value-type="float" office:value="2" calcext:value-type="float">
            <text:p>2</text:p>
          </table:table-cell>
          <table:table-cell table:style-name="ce105" table:formula="of:=(COUNTA([.$G$10:.$L$10]))*[.$D10]" office:value-type="float" office:value="12" calcext:value-type="float">
            <text:p>12</text:p>
          </table:table-cell>
          <table:table-cell table:style-name="ce108"/>
          <table:table-cell table:style-name="ce117" table:formula="of:=FALSE()" office:value-type="float" office:value="0" calcext:value-type="float">
            <text:p>0</text:p>
          </table:table-cell>
          <table:table-cell table:style-name="ce117" table:formula="of:=FALSE()" office:value-type="float" office:value="0" calcext:value-type="float">
            <text:p>0</text:p>
          </table:table-cell>
          <table:table-cell table:style-name="ce117" table:formula="of:=FALSE()" office:value-type="float" office:value="0" calcext:value-type="float">
            <text:p>0</text:p>
          </table:table-cell>
          <table:table-cell table:style-name="ce117" table:formula="of:=FALSE()" office:value-type="float" office:value="0" calcext:value-type="float">
            <text:p>0</text:p>
          </table:table-cell>
          <table:table-cell table:style-name="ce117" table:formula="of:=FALSE()" office:value-type="float" office:value="0" calcext:value-type="float">
            <text:p>0</text:p>
          </table:table-cell>
          <table:table-cell table:style-name="ce117" table:formula="of:=FALSE()" office:value-type="float" office:value="0" calcext:value-type="float">
            <text:p>0</text:p>
          </table:table-cell>
          <table:table-cell table:style-name="ce115"/>
          <table:table-cell table:style-name="ce108" table:number-columns-repeated="13"/>
          <table:table-cell table:number-columns-repeated="998"/>
        </table:table-row>
        <table:table-row table:style-name="ro1">
          <table:table-cell table:style-name="ce95" table:formula="of:=[.A10]+1" office:value-type="date" office:date-value="2021-12-09" calcext:value-type="date">
            <text:p>12/09/2021</text:p>
          </table:table-cell>
          <table:table-cell table:style-name="ce100" table:formula="of:=MIN([.$K$1];IF(MOD(ROW(); [.$H$1]) = 0; [.$B10] + 1; [.$B10]))" office:value-type="float" office:value="4" calcext:value-type="float">
            <text:p>4</text:p>
          </table:table-cell>
          <table:table-cell table:style-name="ce100" table:formula="of:=MIN([.$K$2];IF(MOD(ROW(); [.$H$2]) = 0; [.$C10] + 1; [.$C10]))" office:value-type="float" office:value="3" calcext:value-type="float">
            <text:p>3</text:p>
          </table:table-cell>
          <table:table-cell table:style-name="ce100" table:formula="of:=MIN([.$K$3];IF(MOD(ROW(); [.$H$3]) = 0; [.$D10] + 1; [.$D10]))" office:value-type="float" office:value="2" calcext:value-type="float">
            <text:p>2</text:p>
          </table:table-cell>
          <table:table-cell table:style-name="ce105" table:formula="of:=(COUNTA([.$G$10:.$L$10]))*[.$D11]" office:value-type="float" office:value="12" calcext:value-type="float">
            <text:p>12</text:p>
          </table:table-cell>
          <table:table-cell table:style-name="ce108"/>
          <table:table-cell table:style-name="ce118" office:value-type="string" calcext:value-type="string">
            <text:p>Dumbbell</text:p>
          </table:table-cell>
          <table:table-cell table:style-name="ce118" office:value-type="string" calcext:value-type="string">
            <text:p>Bodyweight Exercises</text:p>
          </table:table-cell>
          <table:table-cell table:style-name="ce118" office:value-type="string" calcext:value-type="string">
            <text:p>Water Ball Exercises</text:p>
          </table:table-cell>
          <table:table-cell table:style-name="ce118" office:value-type="string" calcext:value-type="string">
            <text:p>Band Exercises</text:p>
          </table:table-cell>
          <table:table-cell table:style-name="ce118" office:value-type="string" calcext:value-type="string">
            <text:p>Abs</text:p>
          </table:table-cell>
          <table:table-cell table:style-name="ce118" office:value-type="string" calcext:value-type="string">
            <text:p>Boxing</text:p>
          </table:table-cell>
          <table:table-cell table:style-name="ce115"/>
          <table:table-cell table:style-name="ce108" table:number-columns-repeated="13"/>
          <table:table-cell table:number-columns-repeated="998"/>
        </table:table-row>
        <table:table-row table:style-name="ro1">
          <table:table-cell table:style-name="ce95" table:formula="of:=[.A11]+1" office:value-type="date" office:date-value="2021-12-10" calcext:value-type="date">
            <text:p>12/10/2021</text:p>
          </table:table-cell>
          <table:table-cell table:style-name="ce100" table:formula="of:=MIN([.$K$1];IF(MOD(ROW(); [.$H$1]) = 0; [.$B11] + 1; [.$B11]))" office:value-type="float" office:value="4" calcext:value-type="float">
            <text:p>4</text:p>
          </table:table-cell>
          <table:table-cell table:style-name="ce100" table:formula="of:=MIN([.$K$2];IF(MOD(ROW(); [.$H$2]) = 0; [.$C11] + 1; [.$C11]))" office:value-type="float" office:value="3" calcext:value-type="float">
            <text:p>3</text:p>
          </table:table-cell>
          <table:table-cell table:style-name="ce100" table:formula="of:=MIN([.$K$3];IF(MOD(ROW(); [.$H$3]) = 0; [.$D11] + 1; [.$D11]))" office:value-type="float" office:value="2" calcext:value-type="float">
            <text:p>2</text:p>
          </table:table-cell>
          <table:table-cell table:style-name="ce105" table:formula="of:=(COUNTA([.$G$10:.$L$10]))*[.$D12]" office:value-type="float" office:value="12" calcext:value-type="float">
            <text:p>12</text:p>
          </table:table-cell>
          <table:table-cell table:style-name="ce108"/>
          <table:table-cell table:style-name="ce119" table:formula="of:=IFERROR(__xludf.dummyfunction(&quot;ARRAY_CONSTRAIN(SORT(FILTER({'Exercise List'!$A$2:$A1507},'Exercise List'!$C$2:$C1507 = TRUE),RANDARRAY(ROWS(FILTER({'Exercise List'!$A$2:$A1507},'Exercise List'!$C$2:$C1507 = TRUE))), FALSE), INDIRECT( &quot;&quot;$C&quot;&quot; &amp; MATCH( TODAY(), $A:$A, 0 )), 1)&quot;);&quot;Deadlift - Stiff Leg&quot;)" office:value-type="string" office:string-value="Deadlift - Stiff Leg" calcext:value-type="string">
            <text:p>Deadlift - Stiff Leg</text:p>
          </table:table-cell>
          <table:table-cell table:style-name="ce119" table:formula="of:=IFERROR(__xludf.dummyfunction(&quot;ARRAY_CONSTRAIN(SORT(FILTER({'Exercise List'!$A$2:$A1507},'Exercise List'!$D$2:$D1507 = TRUE),RANDARRAY(ROWS(FILTER({'Exercise List'!$A$2:$A1507},'Exercise List'!$D$2:$D1507 = TRUE))), FALSE), INDIRECT( &quot;&quot;$C&quot;&quot; &amp; MATCH( TODAY(), $A:$A, 0 )), 1)&quot;);&quot;Curls - Concentration&quot;)" office:value-type="string" office:string-value="Curls - Concentration" calcext:value-type="string">
            <text:p>Curls - Concentration</text:p>
          </table:table-cell>
          <table:table-cell table:style-name="ce119" table:formula="of:=IFERROR(__xludf.dummyfunction(&quot;ARRAY_CONSTRAIN(SORT(FILTER({'Exercise List'!$A$2:$A1507},'Exercise List'!$E$2:$E1507 = TRUE),RANDARRAY(ROWS(FILTER({'Exercise List'!$A$2:$A1507},'Exercise List'!$E$2:$E1507 = TRUE))), FALSE), INDIRECT( &quot;&quot;$C&quot;&quot; &amp; MATCH( TODAY(), $A:$A, 0 )), 1)&quot;);&quot;Squats - Goblet&quot;)" office:value-type="string" office:string-value="Squats - Goblet" calcext:value-type="string">
            <text:p>Squats - Goblet</text:p>
          </table:table-cell>
          <table:table-cell table:style-name="ce119" table:formula="of:=IFERROR(__xludf.dummyfunction(&quot;ARRAY_CONSTRAIN(SORT(FILTER({'Exercise List'!$A$2:$A1507},'Exercise List'!$F$2:$F1507 = TRUE),RANDARRAY(ROWS(FILTER({'Exercise List'!$A$2:$A1507},'Exercise List'!$F$2:$F1507 = TRUE))), FALSE), INDIRECT( &quot;&quot;$C&quot;&quot; &amp; MATCH( TODAY(), $A:$A, 0 )), 1)&quot;);&quot;Crab Walk - Forward&quot;)" office:value-type="string" office:string-value="Crab Walk - Forward" calcext:value-type="string">
            <text:p>Crab Walk - Forward</text:p>
          </table:table-cell>
          <table:table-cell table:style-name="ce119" table:formula="of:=IFERROR(__xludf.dummyfunction(&quot;ARRAY_CONSTRAIN(SORT(FILTER({'Exercise List'!$A$2:$A1507},'Exercise List'!$G$2:$G1507 = TRUE),RANDARRAY(ROWS(FILTER({'Exercise List'!$A$2:$A1507},'Exercise List'!$G$2:$G1507 = TRUE))), FALSE), INDIRECT( &quot;&quot;$C&quot;&quot; &amp; MATCH( TODAY(), $A:$A, 0 )), 1)&quot;);&quot;Crunches - Reverse w/ Press&quot;)" office:value-type="string" office:string-value="Crunches - Reverse w/ Press" calcext:value-type="string">
            <text:p>Crunches - Reverse w/ Press</text:p>
          </table:table-cell>
          <table:table-cell table:style-name="ce119" table:formula="of:=IFERROR(__xludf.dummyfunction(&quot;ARRAY_CONSTRAIN(SORT(FILTER({'Exercise List'!$A$2:$A1507},'Exercise List'!$H$2:$H1507 = TRUE),RANDARRAY(ROWS(FILTER({'Exercise List'!$A$2:$A1507},'Exercise List'!$H$2:$H1507 = TRUE))), FALSE), INDIRECT( &quot;&quot;$C&quot;&quot; &amp; MATCH( TODAY(), $A:$A, 0 )), 1)&quot;);&quot;Cones - Three Directions Jabs&quot;)" office:value-type="string" office:string-value="Cones - Three Directions Jabs" calcext:value-type="string">
            <text:p>Cones - Three Directions Jabs</text:p>
          </table:table-cell>
          <table:table-cell table:style-name="ce115"/>
          <table:table-cell table:style-name="ce108" table:number-columns-repeated="13"/>
          <table:table-cell table:number-columns-repeated="998"/>
        </table:table-row>
        <table:table-row table:style-name="ro1">
          <table:table-cell table:style-name="ce95" table:formula="of:=[.A12]+1" office:value-type="date" office:date-value="2021-12-11" calcext:value-type="date">
            <text:p>12/11/2021</text:p>
          </table:table-cell>
          <table:table-cell table:style-name="ce100" table:formula="of:=MIN([.$K$1];IF(MOD(ROW(); [.$H$1]) = 0; [.$B12] + 1; [.$B12]))" office:value-type="float" office:value="4" calcext:value-type="float">
            <text:p>4</text:p>
          </table:table-cell>
          <table:table-cell table:style-name="ce100" table:formula="of:=MIN([.$K$2];IF(MOD(ROW(); [.$H$2]) = 0; [.$C12] + 1; [.$C12]))" office:value-type="float" office:value="3" calcext:value-type="float">
            <text:p>3</text:p>
          </table:table-cell>
          <table:table-cell table:style-name="ce100" table:formula="of:=MIN([.$K$3];IF(MOD(ROW(); [.$H$3]) = 0; [.$D12] + 1; [.$D12]))" office:value-type="float" office:value="2" calcext:value-type="float">
            <text:p>2</text:p>
          </table:table-cell>
          <table:table-cell table:style-name="ce105" table:formula="of:=(COUNTA([.$G$10:.$L$10]))*[.$D13]" office:value-type="float" office:value="12" calcext:value-type="float">
            <text:p>12</text:p>
          </table:table-cell>
          <table:table-cell table:style-name="ce108"/>
          <table:table-cell table:style-name="ce119" table:formula="of:=IFERROR(__xludf.dummyfunction(&quot;&quot;&quot;COMPUTED_VALUE&quot;&quot;&quot;);&quot;Calf Raises - Single Leg&quot;)" office:value-type="string" office:string-value="Calf Raises - Single Leg" calcext:value-type="string">
            <text:p>Calf Raises - Single Leg</text:p>
          </table:table-cell>
          <table:table-cell table:style-name="ce119" table:formula="of:=IFERROR(__xludf.dummyfunction(&quot;&quot;&quot;COMPUTED_VALUE&quot;&quot;&quot;);&quot;Pushups w/ Foot Tap&quot;)" office:value-type="string" office:string-value="Pushups w/ Foot Tap" calcext:value-type="string">
            <text:p>Pushups w/ Foot Tap</text:p>
          </table:table-cell>
          <table:table-cell table:style-name="ce119" table:formula="of:=IFERROR(__xludf.dummyfunction(&quot;&quot;&quot;COMPUTED_VALUE&quot;&quot;&quot;);&quot;Glute Bridge&quot;)" office:value-type="string" office:string-value="Glute Bridge" calcext:value-type="string">
            <text:p>Glute Bridge</text:p>
          </table:table-cell>
          <table:table-cell table:style-name="ce119" table:formula="of:=IFERROR(__xludf.dummyfunction(&quot;&quot;&quot;COMPUTED_VALUE&quot;&quot;&quot;);&quot;Seated Scissor Kicks&quot;)" office:value-type="string" office:string-value="Seated Scissor Kicks" calcext:value-type="string">
            <text:p>Seated Scissor Kicks</text:p>
          </table:table-cell>
          <table:table-cell table:style-name="ce119" table:formula="of:=IFERROR(__xludf.dummyfunction(&quot;&quot;&quot;COMPUTED_VALUE&quot;&quot;&quot;);&quot;Plank w/ Leg Lifts&quot;)" office:value-type="string" office:string-value="Plank w/ Leg Lifts" calcext:value-type="string">
            <text:p>Plank w/ Leg Lifts</text:p>
          </table:table-cell>
          <table:table-cell table:style-name="ce119" table:formula="of:=IFERROR(__xludf.dummyfunction(&quot;&quot;&quot;COMPUTED_VALUE&quot;&quot;&quot;);&quot;Cones - Four Directions Head Movement&quot;)" office:value-type="string" office:string-value="Cones - Four Directions Head Movement" calcext:value-type="string">
            <text:p>Cones - Four Directions Head Movement</text:p>
          </table:table-cell>
          <table:table-cell table:style-name="ce115"/>
          <table:table-cell table:style-name="ce108" table:number-columns-repeated="13"/>
          <table:table-cell table:number-columns-repeated="998"/>
        </table:table-row>
        <table:table-row table:style-name="ro1">
          <table:table-cell table:style-name="ce95" table:formula="of:=[.A13]+1" office:value-type="date" office:date-value="2021-12-12" calcext:value-type="date">
            <text:p>12/12/2021</text:p>
          </table:table-cell>
          <table:table-cell table:style-name="ce100" table:formula="of:=MIN([.$K$1];IF(MOD(ROW(); [.$H$1]) = 0; [.$B13] + 1; [.$B13]))" office:value-type="float" office:value="4" calcext:value-type="float">
            <text:p>4</text:p>
          </table:table-cell>
          <table:table-cell table:style-name="ce100" table:formula="of:=MIN([.$K$2];IF(MOD(ROW(); [.$H$2]) = 0; [.$C13] + 1; [.$C13]))" office:value-type="float" office:value="3" calcext:value-type="float">
            <text:p>3</text:p>
          </table:table-cell>
          <table:table-cell table:style-name="ce100" table:formula="of:=MIN([.$K$3];IF(MOD(ROW(); [.$H$3]) = 0; [.$D13] + 1; [.$D13]))" office:value-type="float" office:value="2" calcext:value-type="float">
            <text:p>2</text:p>
          </table:table-cell>
          <table:table-cell table:style-name="ce105" table:formula="of:=(COUNTA([.$G$10:.$L$10]))*[.$D14]" office:value-type="float" office:value="12" calcext:value-type="float">
            <text:p>12</text:p>
          </table:table-cell>
          <table:table-cell table:style-name="ce108"/>
          <table:table-cell table:style-name="ce119" table:formula="of:=IFERROR(__xludf.dummyfunction(&quot;&quot;&quot;COMPUTED_VALUE&quot;&quot;&quot;);&quot;Lunge - Curtsy&quot;)" office:value-type="string" office:string-value="Lunge - Curtsy" calcext:value-type="string">
            <text:p>Lunge - Curtsy</text:p>
          </table:table-cell>
          <table:table-cell table:style-name="ce119" table:formula="of:=IFERROR(__xludf.dummyfunction(&quot;&quot;&quot;COMPUTED_VALUE&quot;&quot;&quot;);&quot;Flies - Low&quot;)" office:value-type="string" office:string-value="Flies - Low" calcext:value-type="string">
            <text:p>Flies - Low</text:p>
          </table:table-cell>
          <table:table-cell table:style-name="ce119" table:formula="of:=IFERROR(__xludf.dummyfunction(&quot;&quot;&quot;COMPUTED_VALUE&quot;&quot;&quot;);&quot;Plank - Roll to Each Hand&quot;)" office:value-type="string" office:string-value="Plank - Roll to Each Hand" calcext:value-type="string">
            <text:p>Plank - Roll to Each Hand</text:p>
          </table:table-cell>
          <table:table-cell table:style-name="ce119" table:formula="of:=IFERROR(__xludf.dummyfunction(&quot;&quot;&quot;COMPUTED_VALUE&quot;&quot;&quot;);&quot;Crab Walk - Side&quot;)" office:value-type="string" office:string-value="Crab Walk - Side" calcext:value-type="string">
            <text:p>Crab Walk - Side</text:p>
          </table:table-cell>
          <table:table-cell table:style-name="ce119" table:formula="of:=IFERROR(__xludf.dummyfunction(&quot;&quot;&quot;COMPUTED_VALUE&quot;&quot;&quot;);&quot;Plank - Back Kick&quot;)" office:value-type="string" office:string-value="Plank - Back Kick" calcext:value-type="string">
            <text:p>Plank - Back Kick</text:p>
          </table:table-cell>
          <table:table-cell table:style-name="ce119" table:formula="of:=IFERROR(__xludf.dummyfunction(&quot;&quot;&quot;COMPUTED_VALUE&quot;&quot;&quot;);&quot;Head Ball&quot;)" office:value-type="string" office:string-value="Head Ball" calcext:value-type="string">
            <text:p>Head Ball</text:p>
          </table:table-cell>
          <table:table-cell table:style-name="ce115"/>
          <table:table-cell table:style-name="ce108" table:number-columns-repeated="13"/>
          <table:table-cell table:number-columns-repeated="998"/>
        </table:table-row>
        <table:table-row table:style-name="ro1">
          <table:table-cell table:style-name="ce95" table:formula="of:=[.A14]+1" office:value-type="date" office:date-value="2021-12-13" calcext:value-type="date">
            <text:p>12/13/2021</text:p>
          </table:table-cell>
          <table:table-cell table:style-name="ce100" table:formula="of:=MIN([.$K$1];IF(MOD(ROW(); [.$H$1]) = 0; [.$B14] + 1; [.$B14]))" office:value-type="float" office:value="4" calcext:value-type="float">
            <text:p>4</text:p>
          </table:table-cell>
          <table:table-cell table:style-name="ce100" table:formula="of:=MIN([.$K$2];IF(MOD(ROW(); [.$H$2]) = 0; [.$C14] + 1; [.$C14]))" office:value-type="float" office:value="3" calcext:value-type="float">
            <text:p>3</text:p>
          </table:table-cell>
          <table:table-cell table:style-name="ce100" table:formula="of:=MIN([.$K$3];IF(MOD(ROW(); [.$H$3]) = 0; [.$D14] + 1; [.$D14]))" office:value-type="float" office:value="2" calcext:value-type="float">
            <text:p>2</text:p>
          </table:table-cell>
          <table:table-cell table:style-name="ce105" table:formula="of:=(COUNTA([.$G$10:.$L$10]))*[.$D15]" office:value-type="float" office:value="12" calcext:value-type="float">
            <text:p>12</text:p>
          </table:table-cell>
          <table:table-cell table:style-name="ce108"/>
          <table:table-cell table:style-name="ce119" table:number-columns-repeated="6"/>
          <table:table-cell table:style-name="ce115"/>
          <table:table-cell table:style-name="ce108" table:number-columns-repeated="13"/>
          <table:table-cell table:number-columns-repeated="998"/>
        </table:table-row>
        <table:table-row table:style-name="ro1">
          <table:table-cell table:style-name="ce95" table:formula="of:=[.A15]+1" office:value-type="date" office:date-value="2021-12-14" calcext:value-type="date">
            <text:p>12/14/2021</text:p>
          </table:table-cell>
          <table:table-cell table:style-name="ce100" table:formula="of:=MIN([.$K$1];IF(MOD(ROW(); [.$H$1]) = 0; [.$B15] + 1; [.$B15]))" office:value-type="float" office:value="4" calcext:value-type="float">
            <text:p>4</text:p>
          </table:table-cell>
          <table:table-cell table:style-name="ce100" table:formula="of:=MIN([.$K$2];IF(MOD(ROW(); [.$H$2]) = 0; [.$C15] + 1; [.$C15]))" office:value-type="float" office:value="3" calcext:value-type="float">
            <text:p>3</text:p>
          </table:table-cell>
          <table:table-cell table:style-name="ce100" table:formula="of:=MIN([.$K$3];IF(MOD(ROW(); [.$H$3]) = 0; [.$D15] + 1; [.$D15]))" office:value-type="float" office:value="2" calcext:value-type="float">
            <text:p>2</text:p>
          </table:table-cell>
          <table:table-cell table:style-name="ce105" table:formula="of:=(COUNTA([.$G$10:.$L$10]))*[.$D16]" office:value-type="float" office:value="12" calcext:value-type="float">
            <text:p>12</text:p>
          </table:table-cell>
          <table:table-cell table:style-name="ce109"/>
          <table:table-cell table:style-name="ce119" table:number-columns-repeated="6"/>
          <table:table-cell table:style-name="ce115"/>
          <table:table-cell table:style-name="ce108" table:number-columns-repeated="13"/>
          <table:table-cell table:number-columns-repeated="998"/>
        </table:table-row>
        <table:table-row table:style-name="ro1">
          <table:table-cell table:style-name="ce95" table:formula="of:=[.A16]+1" office:value-type="date" office:date-value="2021-12-15" calcext:value-type="date">
            <text:p>12/15/2021</text:p>
          </table:table-cell>
          <table:table-cell table:style-name="ce100" table:formula="of:=MIN([.$K$1];IF(MOD(ROW(); [.$H$1]) = 0; [.$B16] + 1; [.$B16]))" office:value-type="float" office:value="4" calcext:value-type="float">
            <text:p>4</text:p>
          </table:table-cell>
          <table:table-cell table:style-name="ce100" table:formula="of:=MIN([.$K$2];IF(MOD(ROW(); [.$H$2]) = 0; [.$C16] + 1; [.$C16]))" office:value-type="float" office:value="3" calcext:value-type="float">
            <text:p>3</text:p>
          </table:table-cell>
          <table:table-cell table:style-name="ce100" table:formula="of:=MIN([.$K$3];IF(MOD(ROW(); [.$H$3]) = 0; [.$D16] + 1; [.$D16]))" office:value-type="float" office:value="2" calcext:value-type="float">
            <text:p>2</text:p>
          </table:table-cell>
          <table:table-cell table:style-name="ce105" table:formula="of:=(COUNTA([.$G$10:.$L$10]))*[.$D17]" office:value-type="float" office:value="12" calcext:value-type="float">
            <text:p>12</text:p>
          </table:table-cell>
          <table:table-cell table:style-name="ce109"/>
          <table:table-cell table:style-name="ce119" table:number-columns-repeated="6"/>
          <table:table-cell table:style-name="ce115"/>
          <table:table-cell table:style-name="ce108" table:number-columns-repeated="13"/>
          <table:table-cell table:number-columns-repeated="998"/>
        </table:table-row>
        <table:table-row table:style-name="ro1">
          <table:table-cell table:style-name="ce95" table:formula="of:=[.A17]+1" office:value-type="date" office:date-value="2021-12-16" calcext:value-type="date">
            <text:p>12/16/2021</text:p>
          </table:table-cell>
          <table:table-cell table:style-name="ce100" table:formula="of:=MIN([.$K$1];IF(MOD(ROW(); [.$H$1]) = 0; [.$B17] + 1; [.$B17]))" office:value-type="float" office:value="4" calcext:value-type="float">
            <text:p>4</text:p>
          </table:table-cell>
          <table:table-cell table:style-name="ce100" table:formula="of:=MIN([.$K$2];IF(MOD(ROW(); [.$H$2]) = 0; [.$C17] + 1; [.$C17]))" office:value-type="float" office:value="3" calcext:value-type="float">
            <text:p>3</text:p>
          </table:table-cell>
          <table:table-cell table:style-name="ce100" table:formula="of:=MIN([.$K$3];IF(MOD(ROW(); [.$H$3]) = 0; [.$D17] + 1; [.$D17]))" office:value-type="float" office:value="2" calcext:value-type="float">
            <text:p>2</text:p>
          </table:table-cell>
          <table:table-cell table:style-name="ce105" table:formula="of:=(COUNTA([.$G$10:.$L$10]))*[.$D18]" office:value-type="float" office:value="12" calcext:value-type="float">
            <text:p>12</text:p>
          </table:table-cell>
          <table:table-cell table:style-name="ce109"/>
          <table:table-cell table:style-name="ce119" table:number-columns-repeated="6"/>
          <table:table-cell table:style-name="ce115"/>
          <table:table-cell table:style-name="ce108" table:number-columns-repeated="13"/>
          <table:table-cell table:number-columns-repeated="998"/>
        </table:table-row>
        <table:table-row table:style-name="ro1">
          <table:table-cell table:style-name="ce95" table:formula="of:=[.A18]+1" office:value-type="date" office:date-value="2021-12-17" calcext:value-type="date">
            <text:p>12/17/2021</text:p>
          </table:table-cell>
          <table:table-cell table:style-name="ce100" table:formula="of:=MIN([.$K$1];IF(MOD(ROW(); [.$H$1]) = 0; [.$B18] + 1; [.$B18]))" office:value-type="float" office:value="4" calcext:value-type="float">
            <text:p>4</text:p>
          </table:table-cell>
          <table:table-cell table:style-name="ce100" table:formula="of:=MIN([.$K$2];IF(MOD(ROW(); [.$H$2]) = 0; [.$C18] + 1; [.$C18]))" office:value-type="float" office:value="3" calcext:value-type="float">
            <text:p>3</text:p>
          </table:table-cell>
          <table:table-cell table:style-name="ce100" table:formula="of:=MIN([.$K$3];IF(MOD(ROW(); [.$H$3]) = 0; [.$D18] + 1; [.$D18]))" office:value-type="float" office:value="2" calcext:value-type="float">
            <text:p>2</text:p>
          </table:table-cell>
          <table:table-cell table:style-name="ce105" table:formula="of:=(COUNTA([.$G$10:.$L$10]))*[.$D19]" office:value-type="float" office:value="12" calcext:value-type="float">
            <text:p>12</text:p>
          </table:table-cell>
          <table:table-cell table:style-name="ce108"/>
          <table:table-cell table:style-name="ce119" table:number-columns-repeated="6"/>
          <table:table-cell table:style-name="ce115"/>
          <table:table-cell table:style-name="ce108" table:number-columns-repeated="13"/>
          <table:table-cell table:number-columns-repeated="998"/>
        </table:table-row>
        <table:table-row table:style-name="ro1">
          <table:table-cell table:style-name="ce95" table:formula="of:=[.A19]+1" office:value-type="date" office:date-value="2021-12-18" calcext:value-type="date">
            <text:p>12/18/2021</text:p>
          </table:table-cell>
          <table:table-cell table:style-name="ce100" table:formula="of:=MIN([.$K$1];IF(MOD(ROW(); [.$H$1]) = 0; [.$B19] + 1; [.$B19]))" office:value-type="float" office:value="4" calcext:value-type="float">
            <text:p>4</text:p>
          </table:table-cell>
          <table:table-cell table:style-name="ce100" table:formula="of:=MIN([.$K$2];IF(MOD(ROW(); [.$H$2]) = 0; [.$C19] + 1; [.$C19]))" office:value-type="float" office:value="3" calcext:value-type="float">
            <text:p>3</text:p>
          </table:table-cell>
          <table:table-cell table:style-name="ce100" table:formula="of:=MIN([.$K$3];IF(MOD(ROW(); [.$H$3]) = 0; [.$D19] + 1; [.$D19]))" office:value-type="float" office:value="2" calcext:value-type="float">
            <text:p>2</text:p>
          </table:table-cell>
          <table:table-cell table:style-name="ce105" table:formula="of:=(COUNTA([.$G$10:.$L$10]))*[.$D20]" office:value-type="float" office:value="12" calcext:value-type="float">
            <text:p>12</text:p>
          </table:table-cell>
          <table:table-cell table:style-name="ce109"/>
          <table:table-cell table:style-name="ce119" table:number-columns-repeated="6"/>
          <table:table-cell table:style-name="ce115"/>
          <table:table-cell table:style-name="ce108" table:number-columns-repeated="13"/>
          <table:table-cell table:number-columns-repeated="998"/>
        </table:table-row>
        <table:table-row table:style-name="ro1">
          <table:table-cell table:style-name="ce95" table:formula="of:=[.A20]+1" office:value-type="date" office:date-value="2021-12-19" calcext:value-type="date">
            <text:p>12/19/2021</text:p>
          </table:table-cell>
          <table:table-cell table:style-name="ce100" table:formula="of:=MIN([.$K$1];IF(MOD(ROW(); [.$H$1]) = 0; [.$B20] + 1; [.$B20]))" office:value-type="float" office:value="4" calcext:value-type="float">
            <text:p>4</text:p>
          </table:table-cell>
          <table:table-cell table:style-name="ce100" table:formula="of:=MIN([.$K$2];IF(MOD(ROW(); [.$H$2]) = 0; [.$C20] + 1; [.$C20]))" office:value-type="float" office:value="3" calcext:value-type="float">
            <text:p>3</text:p>
          </table:table-cell>
          <table:table-cell table:style-name="ce100" table:formula="of:=MIN([.$K$3];IF(MOD(ROW(); [.$H$3]) = 0; [.$D20] + 1; [.$D20]))" office:value-type="float" office:value="2" calcext:value-type="float">
            <text:p>2</text:p>
          </table:table-cell>
          <table:table-cell table:style-name="ce105" table:formula="of:=(COUNTA([.$G$10:.$L$10]))*[.$D21]" office:value-type="float" office:value="12" calcext:value-type="float">
            <text:p>12</text:p>
          </table:table-cell>
          <table:table-cell table:style-name="ce109"/>
          <table:table-cell table:style-name="ce120" table:number-columns-repeated="6"/>
          <table:table-cell table:style-name="ce115"/>
          <table:table-cell table:style-name="ce108" table:number-columns-repeated="13"/>
          <table:table-cell table:number-columns-repeated="998"/>
        </table:table-row>
        <table:table-row table:style-name="ro1">
          <table:table-cell table:style-name="ce95" table:formula="of:=[.A21]+1" office:value-type="date" office:date-value="2021-12-20" calcext:value-type="date">
            <text:p>12/20/2021</text:p>
          </table:table-cell>
          <table:table-cell table:style-name="ce100" table:formula="of:=MIN([.$K$1];IF(MOD(ROW(); [.$H$1]) = 0; [.$B21] + 1; [.$B21]))" office:value-type="float" office:value="4" calcext:value-type="float">
            <text:p>4</text:p>
          </table:table-cell>
          <table:table-cell table:style-name="ce100" table:formula="of:=MIN([.$K$2];IF(MOD(ROW(); [.$H$2]) = 0; [.$C21] + 1; [.$C21]))" office:value-type="float" office:value="3" calcext:value-type="float">
            <text:p>3</text:p>
          </table:table-cell>
          <table:table-cell table:style-name="ce100" table:formula="of:=MIN([.$K$3];IF(MOD(ROW(); [.$H$3]) = 0; [.$D21] + 1; [.$D21]))" office:value-type="float" office:value="2" calcext:value-type="float">
            <text:p>2</text:p>
          </table:table-cell>
          <table:table-cell table:style-name="ce105" table:formula="of:=(COUNTA([.$G$10:.$L$10]))*[.$D22]" office:value-type="float" office:value="12" calcext:value-type="float">
            <text:p>12</text:p>
          </table:table-cell>
          <table:table-cell table:style-name="ce109" table:number-columns-repeated="4"/>
          <table:table-cell table:style-name="ce108" table:number-columns-repeated="2"/>
          <table:table-cell table:style-name="ce109"/>
          <table:table-cell table:style-name="ce108" table:number-columns-repeated="14"/>
          <table:table-cell table:number-columns-repeated="998"/>
        </table:table-row>
        <table:table-row table:style-name="ro1">
          <table:table-cell table:style-name="ce95" table:formula="of:=[.A22]+1" office:value-type="date" office:date-value="2021-12-21" calcext:value-type="date">
            <text:p>12/21/2021</text:p>
          </table:table-cell>
          <table:table-cell table:style-name="ce100" table:formula="of:=MIN([.$K$1];IF(MOD(ROW(); [.$H$1]) = 0; [.$B22] + 1; [.$B22]))" office:value-type="float" office:value="4" calcext:value-type="float">
            <text:p>4</text:p>
          </table:table-cell>
          <table:table-cell table:style-name="ce100" table:formula="of:=MIN([.$K$2];IF(MOD(ROW(); [.$H$2]) = 0; [.$C22] + 1; [.$C22]))" office:value-type="float" office:value="3" calcext:value-type="float">
            <text:p>3</text:p>
          </table:table-cell>
          <table:table-cell table:style-name="ce100" table:formula="of:=MIN([.$K$3];IF(MOD(ROW(); [.$H$3]) = 0; [.$D22] + 1; [.$D22]))" office:value-type="float" office:value="2" calcext:value-type="float">
            <text:p>2</text:p>
          </table:table-cell>
          <table:table-cell table:style-name="ce105" table:formula="of:=(COUNTA([.$G$10:.$L$10]))*[.$D23]" office:value-type="float" office:value="12" calcext:value-type="float">
            <text:p>12</text:p>
          </table:table-cell>
          <table:table-cell table:style-name="ce109" table:number-columns-repeated="3"/>
          <table:table-cell table:style-name="ce129"/>
          <table:table-cell table:style-name="ce108" table:number-columns-repeated="17"/>
          <table:table-cell table:number-columns-repeated="998"/>
        </table:table-row>
        <table:table-row table:style-name="ro1">
          <table:table-cell table:style-name="ce95" table:formula="of:=[.A23]+1" office:value-type="date" office:date-value="2021-12-22" calcext:value-type="date">
            <text:p>12/22/2021</text:p>
          </table:table-cell>
          <table:table-cell table:style-name="ce100" table:formula="of:=MIN([.$K$1];IF(MOD(ROW(); [.$H$1]) = 0; [.$B23] + 1; [.$B23]))" office:value-type="float" office:value="4" calcext:value-type="float">
            <text:p>4</text:p>
          </table:table-cell>
          <table:table-cell table:style-name="ce100" table:formula="of:=MIN([.$K$2];IF(MOD(ROW(); [.$H$2]) = 0; [.$C23] + 1; [.$C23]))" office:value-type="float" office:value="3" calcext:value-type="float">
            <text:p>3</text:p>
          </table:table-cell>
          <table:table-cell table:style-name="ce100" table:formula="of:=MIN([.$K$3];IF(MOD(ROW(); [.$H$3]) = 0; [.$D23] + 1; [.$D23]))" office:value-type="float" office:value="2" calcext:value-type="float">
            <text:p>2</text:p>
          </table:table-cell>
          <table:table-cell table:style-name="ce105" table:formula="of:=(COUNTA([.$G$10:.$L$10]))*[.$D24]" office:value-type="float" office:value="12" calcext:value-type="float">
            <text:p>12</text:p>
          </table:table-cell>
          <table:table-cell table:style-name="ce109"/>
          <table:table-cell table:style-name="ce115"/>
          <table:table-cell table:style-name="ce126"/>
          <table:table-cell table:style-name="ce108" table:number-columns-repeated="18"/>
          <table:table-cell table:number-columns-repeated="998"/>
        </table:table-row>
        <table:table-row table:style-name="ro1">
          <table:table-cell table:style-name="ce95" table:formula="of:=[.A24]+1" office:value-type="date" office:date-value="2021-12-23" calcext:value-type="date">
            <text:p>12/23/2021</text:p>
          </table:table-cell>
          <table:table-cell table:style-name="ce100" table:formula="of:=MIN([.$K$1];IF(MOD(ROW(); [.$H$1]) = 0; [.$B24] + 1; [.$B24]))" office:value-type="float" office:value="4" calcext:value-type="float">
            <text:p>4</text:p>
          </table:table-cell>
          <table:table-cell table:style-name="ce100" table:formula="of:=MIN([.$K$2];IF(MOD(ROW(); [.$H$2]) = 0; [.$C24] + 1; [.$C24]))" office:value-type="float" office:value="3" calcext:value-type="float">
            <text:p>3</text:p>
          </table:table-cell>
          <table:table-cell table:style-name="ce100" table:formula="of:=MIN([.$K$3];IF(MOD(ROW(); [.$H$3]) = 0; [.$D24] + 1; [.$D24]))" office:value-type="float" office:value="2" calcext:value-type="float">
            <text:p>2</text:p>
          </table:table-cell>
          <table:table-cell table:style-name="ce105" table:formula="of:=(COUNTA([.$G$10:.$L$10]))*[.$D25]" office:value-type="float" office:value="12" calcext:value-type="float">
            <text:p>12</text:p>
          </table:table-cell>
          <table:table-cell table:style-name="ce109" table:number-columns-repeated="4"/>
          <table:table-cell table:style-name="ce108" table:number-columns-repeated="17"/>
          <table:table-cell table:number-columns-repeated="998"/>
        </table:table-row>
        <table:table-row table:style-name="ro1">
          <table:table-cell table:style-name="ce95" table:formula="of:=[.A25]+1" office:value-type="date" office:date-value="2021-12-24" calcext:value-type="date">
            <text:p>12/24/2021</text:p>
          </table:table-cell>
          <table:table-cell table:style-name="ce100" table:formula="of:=MIN([.$K$1];IF(MOD(ROW(); [.$H$1]) = 0; [.$B25] + 1; [.$B25]))" office:value-type="float" office:value="4" calcext:value-type="float">
            <text:p>4</text:p>
          </table:table-cell>
          <table:table-cell table:style-name="ce100" table:formula="of:=MIN([.$K$2];IF(MOD(ROW(); [.$H$2]) = 0; [.$C25] + 1; [.$C25]))" office:value-type="float" office:value="3" calcext:value-type="float">
            <text:p>3</text:p>
          </table:table-cell>
          <table:table-cell table:style-name="ce100" table:formula="of:=MIN([.$K$3];IF(MOD(ROW(); [.$H$3]) = 0; [.$D25] + 1; [.$D25]))" office:value-type="float" office:value="2" calcext:value-type="float">
            <text:p>2</text:p>
          </table:table-cell>
          <table:table-cell table:style-name="ce105" table:formula="of:=(COUNTA([.$G$10:.$L$10]))*[.$D26]" office:value-type="float" office:value="12" calcext:value-type="float">
            <text:p>12</text:p>
          </table:table-cell>
          <table:table-cell table:style-name="ce109"/>
          <table:table-cell table:style-name="ce115"/>
          <table:table-cell table:style-name="ce109"/>
          <table:table-cell table:style-name="ce108" table:number-columns-repeated="18"/>
          <table:table-cell table:number-columns-repeated="998"/>
        </table:table-row>
        <table:table-row table:style-name="ro1">
          <table:table-cell table:style-name="ce95" table:formula="of:=[.A26]+1" office:value-type="date" office:date-value="2021-12-25" calcext:value-type="date">
            <text:p>12/25/2021</text:p>
          </table:table-cell>
          <table:table-cell table:style-name="ce100" table:formula="of:=MIN([.$K$1];IF(MOD(ROW(); [.$H$1]) = 0; [.$B26] + 1; [.$B26]))" office:value-type="float" office:value="4" calcext:value-type="float">
            <text:p>4</text:p>
          </table:table-cell>
          <table:table-cell table:style-name="ce100" table:formula="of:=MIN([.$K$2];IF(MOD(ROW(); [.$H$2]) = 0; [.$C26] + 1; [.$C26]))" office:value-type="float" office:value="3" calcext:value-type="float">
            <text:p>3</text:p>
          </table:table-cell>
          <table:table-cell table:style-name="ce100" table:formula="of:=MIN([.$K$3];IF(MOD(ROW(); [.$H$3]) = 0; [.$D26] + 1; [.$D26]))" office:value-type="float" office:value="2" calcext:value-type="float">
            <text:p>2</text:p>
          </table:table-cell>
          <table:table-cell table:style-name="ce105" table:formula="of:=(COUNTA([.$G$10:.$L$10]))*[.$D27]" office:value-type="float" office:value="12" calcext:value-type="float">
            <text:p>12</text:p>
          </table:table-cell>
          <table:table-cell table:style-name="ce109" table:number-columns-repeated="3"/>
          <table:table-cell table:style-name="ce108" table:number-columns-repeated="18"/>
          <table:table-cell table:number-columns-repeated="998"/>
        </table:table-row>
        <table:table-row table:style-name="ro1">
          <table:table-cell table:style-name="ce95" table:formula="of:=[.A27]+1" office:value-type="date" office:date-value="2021-12-26" calcext:value-type="date">
            <text:p>12/26/2021</text:p>
          </table:table-cell>
          <table:table-cell table:style-name="ce100" table:formula="of:=MIN([.$K$1];IF(MOD(ROW(); [.$H$1]) = 0; [.$B27] + 1; [.$B27]))" office:value-type="float" office:value="5" calcext:value-type="float">
            <text:p>5</text:p>
          </table:table-cell>
          <table:table-cell table:style-name="ce100" table:formula="of:=MIN([.$K$2];IF(MOD(ROW(); [.$H$2]) = 0; [.$C27] + 1; [.$C27]))" office:value-type="float" office:value="4" calcext:value-type="float">
            <text:p>4</text:p>
          </table:table-cell>
          <table:table-cell table:style-name="ce100" table:formula="of:=MIN([.$K$3];IF(MOD(ROW(); [.$H$3]) = 0; [.$D27] + 1; [.$D27]))" office:value-type="float" office:value="3" calcext:value-type="float">
            <text:p>3</text:p>
          </table:table-cell>
          <table:table-cell table:style-name="ce105" table:formula="of:=(COUNTA([.$G$10:.$L$10]))*[.$D28]" office:value-type="float" office:value="18" calcext:value-type="float">
            <text:p>18</text:p>
          </table:table-cell>
          <table:table-cell table:style-name="ce109" table:number-columns-repeated="4"/>
          <table:table-cell table:style-name="ce108" table:number-columns-repeated="17"/>
          <table:table-cell table:number-columns-repeated="998"/>
        </table:table-row>
        <table:table-row table:style-name="ro1">
          <table:table-cell table:style-name="ce95" table:formula="of:=[.A28]+1" office:value-type="date" office:date-value="2021-12-27" calcext:value-type="date">
            <text:p>12/27/2021</text:p>
          </table:table-cell>
          <table:table-cell table:style-name="ce100" table:formula="of:=MIN([.$K$1];IF(MOD(ROW(); [.$H$1]) = 0; [.$B28] + 1; [.$B28]))" office:value-type="float" office:value="5" calcext:value-type="float">
            <text:p>5</text:p>
          </table:table-cell>
          <table:table-cell table:style-name="ce100" table:formula="of:=MIN([.$K$2];IF(MOD(ROW(); [.$H$2]) = 0; [.$C28] + 1; [.$C28]))" office:value-type="float" office:value="4" calcext:value-type="float">
            <text:p>4</text:p>
          </table:table-cell>
          <table:table-cell table:style-name="ce100" table:formula="of:=MIN([.$K$3];IF(MOD(ROW(); [.$H$3]) = 0; [.$D28] + 1; [.$D28]))" office:value-type="float" office:value="3" calcext:value-type="float">
            <text:p>3</text:p>
          </table:table-cell>
          <table:table-cell table:style-name="ce105" table:formula="of:=(COUNTA([.$G$10:.$L$10]))*[.$D29]" office:value-type="float" office:value="18" calcext:value-type="float">
            <text:p>18</text:p>
          </table:table-cell>
          <table:table-cell table:style-name="ce108" table:number-columns-repeated="2"/>
          <table:table-cell table:style-name="ce109"/>
          <table:table-cell table:style-name="ce108" table:number-columns-repeated="18"/>
          <table:table-cell table:number-columns-repeated="998"/>
        </table:table-row>
        <table:table-row table:style-name="ro1">
          <table:table-cell table:style-name="ce95" table:formula="of:=[.A29]+1" office:value-type="date" office:date-value="2021-12-28" calcext:value-type="date">
            <text:p>12/28/2021</text:p>
          </table:table-cell>
          <table:table-cell table:style-name="ce100" table:formula="of:=MIN([.$K$1];IF(MOD(ROW(); [.$H$1]) = 0; [.$B29] + 1; [.$B29]))" office:value-type="float" office:value="5" calcext:value-type="float">
            <text:p>5</text:p>
          </table:table-cell>
          <table:table-cell table:style-name="ce100" table:formula="of:=MIN([.$K$2];IF(MOD(ROW(); [.$H$2]) = 0; [.$C29] + 1; [.$C29]))" office:value-type="float" office:value="4" calcext:value-type="float">
            <text:p>4</text:p>
          </table:table-cell>
          <table:table-cell table:style-name="ce100" table:formula="of:=MIN([.$K$3];IF(MOD(ROW(); [.$H$3]) = 0; [.$D29] + 1; [.$D29]))" office:value-type="float" office:value="3" calcext:value-type="float">
            <text:p>3</text:p>
          </table:table-cell>
          <table:table-cell table:style-name="ce105" table:formula="of:=(COUNTA([.$G$10:.$L$10]))*[.$D30]" office:value-type="float" office:value="18" calcext:value-type="float">
            <text:p>18</text:p>
          </table:table-cell>
          <table:table-cell table:style-name="ce108" table:number-columns-repeated="2"/>
          <table:table-cell table:style-name="ce109"/>
          <table:table-cell table:style-name="ce108" table:number-columns-repeated="18"/>
          <table:table-cell table:number-columns-repeated="998"/>
        </table:table-row>
        <table:table-row table:style-name="ro1">
          <table:table-cell table:style-name="ce95" table:formula="of:=[.A30]+1" office:value-type="date" office:date-value="2021-12-29" calcext:value-type="date">
            <text:p>12/29/2021</text:p>
          </table:table-cell>
          <table:table-cell table:style-name="ce100" table:formula="of:=MIN([.$K$1];IF(MOD(ROW(); [.$H$1]) = 0; [.$B30] + 1; [.$B30]))" office:value-type="float" office:value="5" calcext:value-type="float">
            <text:p>5</text:p>
          </table:table-cell>
          <table:table-cell table:style-name="ce100" table:formula="of:=MIN([.$K$2];IF(MOD(ROW(); [.$H$2]) = 0; [.$C30] + 1; [.$C30]))" office:value-type="float" office:value="4" calcext:value-type="float">
            <text:p>4</text:p>
          </table:table-cell>
          <table:table-cell table:style-name="ce100" table:formula="of:=MIN([.$K$3];IF(MOD(ROW(); [.$H$3]) = 0; [.$D30] + 1; [.$D30]))" office:value-type="float" office:value="3" calcext:value-type="float">
            <text:p>3</text:p>
          </table:table-cell>
          <table:table-cell table:style-name="ce105" table:formula="of:=(COUNTA([.$G$10:.$L$10]))*[.$D31]" office:value-type="float" office:value="18" calcext:value-type="float">
            <text:p>18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31]+1" office:value-type="date" office:date-value="2021-12-30" calcext:value-type="date">
            <text:p>12/30/2021</text:p>
          </table:table-cell>
          <table:table-cell table:style-name="ce100" table:formula="of:=MIN([.$K$1];IF(MOD(ROW(); [.$H$1]) = 0; [.$B31] + 1; [.$B31]))" office:value-type="float" office:value="5" calcext:value-type="float">
            <text:p>5</text:p>
          </table:table-cell>
          <table:table-cell table:style-name="ce100" table:formula="of:=MIN([.$K$2];IF(MOD(ROW(); [.$H$2]) = 0; [.$C31] + 1; [.$C31]))" office:value-type="float" office:value="4" calcext:value-type="float">
            <text:p>4</text:p>
          </table:table-cell>
          <table:table-cell table:style-name="ce100" table:formula="of:=MIN([.$K$3];IF(MOD(ROW(); [.$H$3]) = 0; [.$D31] + 1; [.$D31]))" office:value-type="float" office:value="3" calcext:value-type="float">
            <text:p>3</text:p>
          </table:table-cell>
          <table:table-cell table:style-name="ce105" table:formula="of:=(COUNTA([.$G$10:.$L$10]))*[.$D32]" office:value-type="float" office:value="18" calcext:value-type="float">
            <text:p>18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32]+1" office:value-type="date" office:date-value="2021-12-31" calcext:value-type="date">
            <text:p>12/31/2021</text:p>
          </table:table-cell>
          <table:table-cell table:style-name="ce100" table:formula="of:=MIN([.$K$1];IF(MOD(ROW(); [.$H$1]) = 0; [.$B32] + 1; [.$B32]))" office:value-type="float" office:value="5" calcext:value-type="float">
            <text:p>5</text:p>
          </table:table-cell>
          <table:table-cell table:style-name="ce100" table:formula="of:=MIN([.$K$2];IF(MOD(ROW(); [.$H$2]) = 0; [.$C32] + 1; [.$C32]))" office:value-type="float" office:value="4" calcext:value-type="float">
            <text:p>4</text:p>
          </table:table-cell>
          <table:table-cell table:style-name="ce100" table:formula="of:=MIN([.$K$3];IF(MOD(ROW(); [.$H$3]) = 0; [.$D32] + 1; [.$D32]))" office:value-type="float" office:value="3" calcext:value-type="float">
            <text:p>3</text:p>
          </table:table-cell>
          <table:table-cell table:style-name="ce105" table:formula="of:=(COUNTA([.$G$10:.$L$10]))*[.$D33]" office:value-type="float" office:value="18" calcext:value-type="float">
            <text:p>18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33]+1" office:value-type="date" office:date-value="2022-01-01" calcext:value-type="date">
            <text:p>01/01/2022</text:p>
          </table:table-cell>
          <table:table-cell table:style-name="ce100" table:formula="of:=MIN([.$K$1];IF(MOD(ROW(); [.$H$1]) = 0; [.$B33] + 1; [.$B33]))" office:value-type="float" office:value="5" calcext:value-type="float">
            <text:p>5</text:p>
          </table:table-cell>
          <table:table-cell table:style-name="ce100" table:formula="of:=MIN([.$K$2];IF(MOD(ROW(); [.$H$2]) = 0; [.$C33] + 1; [.$C33]))" office:value-type="float" office:value="4" calcext:value-type="float">
            <text:p>4</text:p>
          </table:table-cell>
          <table:table-cell table:style-name="ce100" table:formula="of:=MIN([.$K$3];IF(MOD(ROW(); [.$H$3]) = 0; [.$D33] + 1; [.$D33]))" office:value-type="float" office:value="3" calcext:value-type="float">
            <text:p>3</text:p>
          </table:table-cell>
          <table:table-cell table:style-name="ce105" table:formula="of:=(COUNTA([.$G$10:.$L$10]))*[.$D34]" office:value-type="float" office:value="18" calcext:value-type="float">
            <text:p>18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34]+1" office:value-type="date" office:date-value="2022-01-02" calcext:value-type="date">
            <text:p>01/02/2022</text:p>
          </table:table-cell>
          <table:table-cell table:style-name="ce100" table:formula="of:=MIN([.$K$1];IF(MOD(ROW(); [.$H$1]) = 0; [.$B34] + 1; [.$B34]))" office:value-type="float" office:value="5" calcext:value-type="float">
            <text:p>5</text:p>
          </table:table-cell>
          <table:table-cell table:style-name="ce100" table:formula="of:=MIN([.$K$2];IF(MOD(ROW(); [.$H$2]) = 0; [.$C34] + 1; [.$C34]))" office:value-type="float" office:value="4" calcext:value-type="float">
            <text:p>4</text:p>
          </table:table-cell>
          <table:table-cell table:style-name="ce100" table:formula="of:=MIN([.$K$3];IF(MOD(ROW(); [.$H$3]) = 0; [.$D34] + 1; [.$D34]))" office:value-type="float" office:value="3" calcext:value-type="float">
            <text:p>3</text:p>
          </table:table-cell>
          <table:table-cell table:style-name="ce105" table:formula="of:=(COUNTA([.$G$10:.$L$10]))*[.$D35]" office:value-type="float" office:value="18" calcext:value-type="float">
            <text:p>18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35]+1" office:value-type="date" office:date-value="2022-01-03" calcext:value-type="date">
            <text:p>01/03/2022</text:p>
          </table:table-cell>
          <table:table-cell table:style-name="ce100" table:formula="of:=MIN([.$K$1];IF(MOD(ROW(); [.$H$1]) = 0; [.$B35] + 1; [.$B35]))" office:value-type="float" office:value="5" calcext:value-type="float">
            <text:p>5</text:p>
          </table:table-cell>
          <table:table-cell table:style-name="ce100" table:formula="of:=MIN([.$K$2];IF(MOD(ROW(); [.$H$2]) = 0; [.$C35] + 1; [.$C35]))" office:value-type="float" office:value="4" calcext:value-type="float">
            <text:p>4</text:p>
          </table:table-cell>
          <table:table-cell table:style-name="ce100" table:formula="of:=MIN([.$K$3];IF(MOD(ROW(); [.$H$3]) = 0; [.$D35] + 1; [.$D35]))" office:value-type="float" office:value="3" calcext:value-type="float">
            <text:p>3</text:p>
          </table:table-cell>
          <table:table-cell table:style-name="ce105" table:formula="of:=(COUNTA([.$G$10:.$L$10]))*[.$D36]" office:value-type="float" office:value="18" calcext:value-type="float">
            <text:p>18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36]+1" office:value-type="date" office:date-value="2022-01-04" calcext:value-type="date">
            <text:p>01/04/2022</text:p>
          </table:table-cell>
          <table:table-cell table:style-name="ce100" table:formula="of:=MIN([.$K$1];IF(MOD(ROW(); [.$H$1]) = 0; [.$B36] + 1; [.$B36]))" office:value-type="float" office:value="5" calcext:value-type="float">
            <text:p>5</text:p>
          </table:table-cell>
          <table:table-cell table:style-name="ce100" table:formula="of:=MIN([.$K$2];IF(MOD(ROW(); [.$H$2]) = 0; [.$C36] + 1; [.$C36]))" office:value-type="float" office:value="4" calcext:value-type="float">
            <text:p>4</text:p>
          </table:table-cell>
          <table:table-cell table:style-name="ce100" table:formula="of:=MIN([.$K$3];IF(MOD(ROW(); [.$H$3]) = 0; [.$D36] + 1; [.$D36]))" office:value-type="float" office:value="3" calcext:value-type="float">
            <text:p>3</text:p>
          </table:table-cell>
          <table:table-cell table:style-name="ce105" table:formula="of:=(COUNTA([.$G$10:.$L$10]))*[.$D37]" office:value-type="float" office:value="18" calcext:value-type="float">
            <text:p>18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37]+1" office:value-type="date" office:date-value="2022-01-05" calcext:value-type="date">
            <text:p>01/05/2022</text:p>
          </table:table-cell>
          <table:table-cell table:style-name="ce100" table:formula="of:=MIN([.$K$1];IF(MOD(ROW(); [.$H$1]) = 0; [.$B37] + 1; [.$B37]))" office:value-type="float" office:value="5" calcext:value-type="float">
            <text:p>5</text:p>
          </table:table-cell>
          <table:table-cell table:style-name="ce100" table:formula="of:=MIN([.$K$2];IF(MOD(ROW(); [.$H$2]) = 0; [.$C37] + 1; [.$C37]))" office:value-type="float" office:value="4" calcext:value-type="float">
            <text:p>4</text:p>
          </table:table-cell>
          <table:table-cell table:style-name="ce100" table:formula="of:=MIN([.$K$3];IF(MOD(ROW(); [.$H$3]) = 0; [.$D37] + 1; [.$D37]))" office:value-type="float" office:value="3" calcext:value-type="float">
            <text:p>3</text:p>
          </table:table-cell>
          <table:table-cell table:style-name="ce105" table:formula="of:=(COUNTA([.$G$10:.$L$10]))*[.$D38]" office:value-type="float" office:value="18" calcext:value-type="float">
            <text:p>18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38]+1" office:value-type="date" office:date-value="2022-01-06" calcext:value-type="date">
            <text:p>01/06/2022</text:p>
          </table:table-cell>
          <table:table-cell table:style-name="ce100" table:formula="of:=MIN([.$K$1];IF(MOD(ROW(); [.$H$1]) = 0; [.$B38] + 1; [.$B38]))" office:value-type="float" office:value="5" calcext:value-type="float">
            <text:p>5</text:p>
          </table:table-cell>
          <table:table-cell table:style-name="ce100" table:formula="of:=MIN([.$K$2];IF(MOD(ROW(); [.$H$2]) = 0; [.$C38] + 1; [.$C38]))" office:value-type="float" office:value="4" calcext:value-type="float">
            <text:p>4</text:p>
          </table:table-cell>
          <table:table-cell table:style-name="ce100" table:formula="of:=MIN([.$K$3];IF(MOD(ROW(); [.$H$3]) = 0; [.$D38] + 1; [.$D38]))" office:value-type="float" office:value="3" calcext:value-type="float">
            <text:p>3</text:p>
          </table:table-cell>
          <table:table-cell table:style-name="ce105" table:formula="of:=(COUNTA([.$G$10:.$L$10]))*[.$D39]" office:value-type="float" office:value="18" calcext:value-type="float">
            <text:p>18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39]+1" office:value-type="date" office:date-value="2022-01-07" calcext:value-type="date">
            <text:p>01/07/2022</text:p>
          </table:table-cell>
          <table:table-cell table:style-name="ce100" table:formula="of:=MIN([.$K$1];IF(MOD(ROW(); [.$H$1]) = 0; [.$B39] + 1; [.$B39]))" office:value-type="float" office:value="5" calcext:value-type="float">
            <text:p>5</text:p>
          </table:table-cell>
          <table:table-cell table:style-name="ce100" table:formula="of:=MIN([.$K$2];IF(MOD(ROW(); [.$H$2]) = 0; [.$C39] + 1; [.$C39]))" office:value-type="float" office:value="4" calcext:value-type="float">
            <text:p>4</text:p>
          </table:table-cell>
          <table:table-cell table:style-name="ce100" table:formula="of:=MIN([.$K$3];IF(MOD(ROW(); [.$H$3]) = 0; [.$D39] + 1; [.$D39]))" office:value-type="float" office:value="3" calcext:value-type="float">
            <text:p>3</text:p>
          </table:table-cell>
          <table:table-cell table:style-name="ce105" table:formula="of:=(COUNTA([.$G$10:.$L$10]))*[.$D40]" office:value-type="float" office:value="18" calcext:value-type="float">
            <text:p>18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40]+1" office:value-type="date" office:date-value="2022-01-08" calcext:value-type="date">
            <text:p>01/08/2022</text:p>
          </table:table-cell>
          <table:table-cell table:style-name="ce100" table:formula="of:=MIN([.$K$1];IF(MOD(ROW(); [.$H$1]) = 0; [.$B40] + 1; [.$B40]))" office:value-type="float" office:value="5" calcext:value-type="float">
            <text:p>5</text:p>
          </table:table-cell>
          <table:table-cell table:style-name="ce100" table:formula="of:=MIN([.$K$2];IF(MOD(ROW(); [.$H$2]) = 0; [.$C40] + 1; [.$C40]))" office:value-type="float" office:value="4" calcext:value-type="float">
            <text:p>4</text:p>
          </table:table-cell>
          <table:table-cell table:style-name="ce100" table:formula="of:=MIN([.$K$3];IF(MOD(ROW(); [.$H$3]) = 0; [.$D40] + 1; [.$D40]))" office:value-type="float" office:value="3" calcext:value-type="float">
            <text:p>3</text:p>
          </table:table-cell>
          <table:table-cell table:style-name="ce105" table:formula="of:=(COUNTA([.$G$10:.$L$10]))*[.$D41]" office:value-type="float" office:value="18" calcext:value-type="float">
            <text:p>18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41]+1" office:value-type="date" office:date-value="2022-01-09" calcext:value-type="date">
            <text:p>01/09/2022</text:p>
          </table:table-cell>
          <table:table-cell table:style-name="ce100" table:formula="of:=MIN([.$K$1];IF(MOD(ROW(); [.$H$1]) = 0; [.$B41] + 1; [.$B41]))" office:value-type="float" office:value="5" calcext:value-type="float">
            <text:p>5</text:p>
          </table:table-cell>
          <table:table-cell table:style-name="ce100" table:formula="of:=MIN([.$K$2];IF(MOD(ROW(); [.$H$2]) = 0; [.$C41] + 1; [.$C41]))" office:value-type="float" office:value="4" calcext:value-type="float">
            <text:p>4</text:p>
          </table:table-cell>
          <table:table-cell table:style-name="ce100" table:formula="of:=MIN([.$K$3];IF(MOD(ROW(); [.$H$3]) = 0; [.$D41] + 1; [.$D41]))" office:value-type="float" office:value="3" calcext:value-type="float">
            <text:p>3</text:p>
          </table:table-cell>
          <table:table-cell table:style-name="ce105" table:formula="of:=(COUNTA([.$G$10:.$L$10]))*[.$D42]" office:value-type="float" office:value="18" calcext:value-type="float">
            <text:p>18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42]+1" office:value-type="date" office:date-value="2022-01-10" calcext:value-type="date">
            <text:p>01/10/2022</text:p>
          </table:table-cell>
          <table:table-cell table:style-name="ce100" table:formula="of:=MIN([.$K$1];IF(MOD(ROW(); [.$H$1]) = 0; [.$B42] + 1; [.$B42]))" office:value-type="float" office:value="5" calcext:value-type="float">
            <text:p>5</text:p>
          </table:table-cell>
          <table:table-cell table:style-name="ce100" table:formula="of:=MIN([.$K$2];IF(MOD(ROW(); [.$H$2]) = 0; [.$C42] + 1; [.$C42]))" office:value-type="float" office:value="4" calcext:value-type="float">
            <text:p>4</text:p>
          </table:table-cell>
          <table:table-cell table:style-name="ce100" table:formula="of:=MIN([.$K$3];IF(MOD(ROW(); [.$H$3]) = 0; [.$D42] + 1; [.$D42]))" office:value-type="float" office:value="3" calcext:value-type="float">
            <text:p>3</text:p>
          </table:table-cell>
          <table:table-cell table:style-name="ce105" table:formula="of:=(COUNTA([.$G$10:.$L$10]))*[.$D43]" office:value-type="float" office:value="18" calcext:value-type="float">
            <text:p>18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43]+1" office:value-type="date" office:date-value="2022-01-11" calcext:value-type="date">
            <text:p>01/11/2022</text:p>
          </table:table-cell>
          <table:table-cell table:style-name="ce100" table:formula="of:=MIN([.$K$1];IF(MOD(ROW(); [.$H$1]) = 0; [.$B43] + 1; [.$B43]))" office:value-type="float" office:value="5" calcext:value-type="float">
            <text:p>5</text:p>
          </table:table-cell>
          <table:table-cell table:style-name="ce100" table:formula="of:=MIN([.$K$2];IF(MOD(ROW(); [.$H$2]) = 0; [.$C43] + 1; [.$C43]))" office:value-type="float" office:value="4" calcext:value-type="float">
            <text:p>4</text:p>
          </table:table-cell>
          <table:table-cell table:style-name="ce100" table:formula="of:=MIN([.$K$3];IF(MOD(ROW(); [.$H$3]) = 0; [.$D43] + 1; [.$D43]))" office:value-type="float" office:value="3" calcext:value-type="float">
            <text:p>3</text:p>
          </table:table-cell>
          <table:table-cell table:style-name="ce105" table:formula="of:=(COUNTA([.$G$10:.$L$10]))*[.$D44]" office:value-type="float" office:value="18" calcext:value-type="float">
            <text:p>18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44]+1" office:value-type="date" office:date-value="2022-01-12" calcext:value-type="date">
            <text:p>01/12/2022</text:p>
          </table:table-cell>
          <table:table-cell table:style-name="ce100" table:formula="of:=MIN([.$K$1];IF(MOD(ROW(); [.$H$1]) = 0; [.$B44] + 1; [.$B44]))" office:value-type="float" office:value="5" calcext:value-type="float">
            <text:p>5</text:p>
          </table:table-cell>
          <table:table-cell table:style-name="ce100" table:formula="of:=MIN([.$K$2];IF(MOD(ROW(); [.$H$2]) = 0; [.$C44] + 1; [.$C44]))" office:value-type="float" office:value="4" calcext:value-type="float">
            <text:p>4</text:p>
          </table:table-cell>
          <table:table-cell table:style-name="ce100" table:formula="of:=MIN([.$K$3];IF(MOD(ROW(); [.$H$3]) = 0; [.$D44] + 1; [.$D44]))" office:value-type="float" office:value="3" calcext:value-type="float">
            <text:p>3</text:p>
          </table:table-cell>
          <table:table-cell table:style-name="ce105" table:formula="of:=(COUNTA([.$G$10:.$L$10]))*[.$D45]" office:value-type="float" office:value="18" calcext:value-type="float">
            <text:p>18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45]+1" office:value-type="date" office:date-value="2022-01-13" calcext:value-type="date">
            <text:p>01/13/2022</text:p>
          </table:table-cell>
          <table:table-cell table:style-name="ce100" table:formula="of:=MIN([.$K$1];IF(MOD(ROW(); [.$H$1]) = 0; [.$B45] + 1; [.$B45]))" office:value-type="float" office:value="5" calcext:value-type="float">
            <text:p>5</text:p>
          </table:table-cell>
          <table:table-cell table:style-name="ce100" table:formula="of:=MIN([.$K$2];IF(MOD(ROW(); [.$H$2]) = 0; [.$C45] + 1; [.$C45]))" office:value-type="float" office:value="4" calcext:value-type="float">
            <text:p>4</text:p>
          </table:table-cell>
          <table:table-cell table:style-name="ce100" table:formula="of:=MIN([.$K$3];IF(MOD(ROW(); [.$H$3]) = 0; [.$D45] + 1; [.$D45]))" office:value-type="float" office:value="3" calcext:value-type="float">
            <text:p>3</text:p>
          </table:table-cell>
          <table:table-cell table:style-name="ce105" table:formula="of:=(COUNTA([.$G$10:.$L$10]))*[.$D46]" office:value-type="float" office:value="18" calcext:value-type="float">
            <text:p>18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46]+1" office:value-type="date" office:date-value="2022-01-14" calcext:value-type="date">
            <text:p>01/14/2022</text:p>
          </table:table-cell>
          <table:table-cell table:style-name="ce100" table:formula="of:=MIN([.$K$1];IF(MOD(ROW(); [.$H$1]) = 0; [.$B46] + 1; [.$B46]))" office:value-type="float" office:value="5" calcext:value-type="float">
            <text:p>5</text:p>
          </table:table-cell>
          <table:table-cell table:style-name="ce100" table:formula="of:=MIN([.$K$2];IF(MOD(ROW(); [.$H$2]) = 0; [.$C46] + 1; [.$C46]))" office:value-type="float" office:value="4" calcext:value-type="float">
            <text:p>4</text:p>
          </table:table-cell>
          <table:table-cell table:style-name="ce100" table:formula="of:=MIN([.$K$3];IF(MOD(ROW(); [.$H$3]) = 0; [.$D46] + 1; [.$D46]))" office:value-type="float" office:value="3" calcext:value-type="float">
            <text:p>3</text:p>
          </table:table-cell>
          <table:table-cell table:style-name="ce105" table:formula="of:=(COUNTA([.$G$10:.$L$10]))*[.$D47]" office:value-type="float" office:value="18" calcext:value-type="float">
            <text:p>18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47]+1" office:value-type="date" office:date-value="2022-01-15" calcext:value-type="date">
            <text:p>01/15/2022</text:p>
          </table:table-cell>
          <table:table-cell table:style-name="ce100" table:formula="of:=MIN([.$K$1];IF(MOD(ROW(); [.$H$1]) = 0; [.$B47] + 1; [.$B47]))" office:value-type="float" office:value="5" calcext:value-type="float">
            <text:p>5</text:p>
          </table:table-cell>
          <table:table-cell table:style-name="ce100" table:formula="of:=MIN([.$K$2];IF(MOD(ROW(); [.$H$2]) = 0; [.$C47] + 1; [.$C47]))" office:value-type="float" office:value="4" calcext:value-type="float">
            <text:p>4</text:p>
          </table:table-cell>
          <table:table-cell table:style-name="ce100" table:formula="of:=MIN([.$K$3];IF(MOD(ROW(); [.$H$3]) = 0; [.$D47] + 1; [.$D47]))" office:value-type="float" office:value="3" calcext:value-type="float">
            <text:p>3</text:p>
          </table:table-cell>
          <table:table-cell table:style-name="ce105" table:formula="of:=(COUNTA([.$G$10:.$L$10]))*[.$D48]" office:value-type="float" office:value="18" calcext:value-type="float">
            <text:p>18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48]+1" office:value-type="date" office:date-value="2022-01-16" calcext:value-type="date">
            <text:p>01/16/2022</text:p>
          </table:table-cell>
          <table:table-cell table:style-name="ce100" table:formula="of:=MIN([.$K$1];IF(MOD(ROW(); [.$H$1]) = 0; [.$B48] + 1; [.$B48]))" office:value-type="float" office:value="5" calcext:value-type="float">
            <text:p>5</text:p>
          </table:table-cell>
          <table:table-cell table:style-name="ce100" table:formula="of:=MIN([.$K$2];IF(MOD(ROW(); [.$H$2]) = 0; [.$C48] + 1; [.$C48]))" office:value-type="float" office:value="4" calcext:value-type="float">
            <text:p>4</text:p>
          </table:table-cell>
          <table:table-cell table:style-name="ce100" table:formula="of:=MIN([.$K$3];IF(MOD(ROW(); [.$H$3]) = 0; [.$D48] + 1; [.$D48]))" office:value-type="float" office:value="3" calcext:value-type="float">
            <text:p>3</text:p>
          </table:table-cell>
          <table:table-cell table:style-name="ce105" table:formula="of:=(COUNTA([.$G$10:.$L$10]))*[.$D49]" office:value-type="float" office:value="18" calcext:value-type="float">
            <text:p>18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49]+1" office:value-type="date" office:date-value="2022-01-17" calcext:value-type="date">
            <text:p>01/17/2022</text:p>
          </table:table-cell>
          <table:table-cell table:style-name="ce100" table:formula="of:=MIN([.$K$1];IF(MOD(ROW(); [.$H$1]) = 0; [.$B49] + 1; [.$B49]))" office:value-type="float" office:value="5" calcext:value-type="float">
            <text:p>5</text:p>
          </table:table-cell>
          <table:table-cell table:style-name="ce100" table:formula="of:=MIN([.$K$2];IF(MOD(ROW(); [.$H$2]) = 0; [.$C49] + 1; [.$C49]))" office:value-type="float" office:value="4" calcext:value-type="float">
            <text:p>4</text:p>
          </table:table-cell>
          <table:table-cell table:style-name="ce100" table:formula="of:=MIN([.$K$3];IF(MOD(ROW(); [.$H$3]) = 0; [.$D49] + 1; [.$D49]))" office:value-type="float" office:value="3" calcext:value-type="float">
            <text:p>3</text:p>
          </table:table-cell>
          <table:table-cell table:style-name="ce105" table:formula="of:=(COUNTA([.$G$10:.$L$10]))*[.$D50]" office:value-type="float" office:value="18" calcext:value-type="float">
            <text:p>18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50]+1" office:value-type="date" office:date-value="2022-01-18" calcext:value-type="date">
            <text:p>01/18/2022</text:p>
          </table:table-cell>
          <table:table-cell table:style-name="ce100" table:formula="of:=MIN([.$K$1];IF(MOD(ROW(); [.$H$1]) = 0; [.$B50] + 1; [.$B50]))" office:value-type="float" office:value="5" calcext:value-type="float">
            <text:p>5</text:p>
          </table:table-cell>
          <table:table-cell table:style-name="ce100" table:formula="of:=MIN([.$K$2];IF(MOD(ROW(); [.$H$2]) = 0; [.$C50] + 1; [.$C50]))" office:value-type="float" office:value="4" calcext:value-type="float">
            <text:p>4</text:p>
          </table:table-cell>
          <table:table-cell table:style-name="ce100" table:formula="of:=MIN([.$K$3];IF(MOD(ROW(); [.$H$3]) = 0; [.$D50] + 1; [.$D50]))" office:value-type="float" office:value="3" calcext:value-type="float">
            <text:p>3</text:p>
          </table:table-cell>
          <table:table-cell table:style-name="ce105" table:formula="of:=(COUNTA([.$G$10:.$L$10]))*[.$D51]" office:value-type="float" office:value="18" calcext:value-type="float">
            <text:p>18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51]+1" office:value-type="date" office:date-value="2022-01-19" calcext:value-type="date">
            <text:p>01/19/2022</text:p>
          </table:table-cell>
          <table:table-cell table:style-name="ce100" table:formula="of:=MIN([.$K$1];IF(MOD(ROW(); [.$H$1]) = 0; [.$B51] + 1; [.$B51]))" office:value-type="float" office:value="5" calcext:value-type="float">
            <text:p>5</text:p>
          </table:table-cell>
          <table:table-cell table:style-name="ce100" table:formula="of:=MIN([.$K$2];IF(MOD(ROW(); [.$H$2]) = 0; [.$C51] + 1; [.$C51]))" office:value-type="float" office:value="4" calcext:value-type="float">
            <text:p>4</text:p>
          </table:table-cell>
          <table:table-cell table:style-name="ce100" table:formula="of:=MIN([.$K$3];IF(MOD(ROW(); [.$H$3]) = 0; [.$D51] + 1; [.$D51]))" office:value-type="float" office:value="3" calcext:value-type="float">
            <text:p>3</text:p>
          </table:table-cell>
          <table:table-cell table:style-name="ce105" table:formula="of:=(COUNTA([.$G$10:.$L$10]))*[.$D52]" office:value-type="float" office:value="18" calcext:value-type="float">
            <text:p>18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52]+1" office:value-type="date" office:date-value="2022-01-20" calcext:value-type="date">
            <text:p>01/20/2022</text:p>
          </table:table-cell>
          <table:table-cell table:style-name="ce100" table:formula="of:=MIN([.$K$1];IF(MOD(ROW(); [.$H$1]) = 0; [.$B52] + 1; [.$B52]))" office:value-type="float" office:value="5" calcext:value-type="float">
            <text:p>5</text:p>
          </table:table-cell>
          <table:table-cell table:style-name="ce100" table:formula="of:=MIN([.$K$2];IF(MOD(ROW(); [.$H$2]) = 0; [.$C52] + 1; [.$C52]))" office:value-type="float" office:value="4" calcext:value-type="float">
            <text:p>4</text:p>
          </table:table-cell>
          <table:table-cell table:style-name="ce100" table:formula="of:=MIN([.$K$3];IF(MOD(ROW(); [.$H$3]) = 0; [.$D52] + 1; [.$D52]))" office:value-type="float" office:value="3" calcext:value-type="float">
            <text:p>3</text:p>
          </table:table-cell>
          <table:table-cell table:style-name="ce105" table:formula="of:=(COUNTA([.$G$10:.$L$10]))*[.$D53]" office:value-type="float" office:value="18" calcext:value-type="float">
            <text:p>18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53]+1" office:value-type="date" office:date-value="2022-01-21" calcext:value-type="date">
            <text:p>01/21/2022</text:p>
          </table:table-cell>
          <table:table-cell table:style-name="ce100" table:formula="of:=MIN([.$K$1];IF(MOD(ROW(); [.$H$1]) = 0; [.$B53] + 1; [.$B53]))" office:value-type="float" office:value="5" calcext:value-type="float">
            <text:p>5</text:p>
          </table:table-cell>
          <table:table-cell table:style-name="ce100" table:formula="of:=MIN([.$K$2];IF(MOD(ROW(); [.$H$2]) = 0; [.$C53] + 1; [.$C53]))" office:value-type="float" office:value="4" calcext:value-type="float">
            <text:p>4</text:p>
          </table:table-cell>
          <table:table-cell table:style-name="ce100" table:formula="of:=MIN([.$K$3];IF(MOD(ROW(); [.$H$3]) = 0; [.$D53] + 1; [.$D53]))" office:value-type="float" office:value="3" calcext:value-type="float">
            <text:p>3</text:p>
          </table:table-cell>
          <table:table-cell table:style-name="ce105" table:formula="of:=(COUNTA([.$G$10:.$L$10]))*[.$D54]" office:value-type="float" office:value="18" calcext:value-type="float">
            <text:p>18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54]+1" office:value-type="date" office:date-value="2022-01-22" calcext:value-type="date">
            <text:p>01/22/2022</text:p>
          </table:table-cell>
          <table:table-cell table:style-name="ce100" table:formula="of:=MIN([.$K$1];IF(MOD(ROW(); [.$H$1]) = 0; [.$B54] + 1; [.$B54]))" office:value-type="float" office:value="5" calcext:value-type="float">
            <text:p>5</text:p>
          </table:table-cell>
          <table:table-cell table:style-name="ce100" table:formula="of:=MIN([.$K$2];IF(MOD(ROW(); [.$H$2]) = 0; [.$C54] + 1; [.$C54]))" office:value-type="float" office:value="4" calcext:value-type="float">
            <text:p>4</text:p>
          </table:table-cell>
          <table:table-cell table:style-name="ce100" table:formula="of:=MIN([.$K$3];IF(MOD(ROW(); [.$H$3]) = 0; [.$D54] + 1; [.$D54]))" office:value-type="float" office:value="3" calcext:value-type="float">
            <text:p>3</text:p>
          </table:table-cell>
          <table:table-cell table:style-name="ce105" table:formula="of:=(COUNTA([.$G$10:.$L$10]))*[.$D55]" office:value-type="float" office:value="18" calcext:value-type="float">
            <text:p>18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55]+1" office:value-type="date" office:date-value="2022-01-23" calcext:value-type="date">
            <text:p>01/23/2022</text:p>
          </table:table-cell>
          <table:table-cell table:style-name="ce100" table:formula="of:=MIN([.$K$1];IF(MOD(ROW(); [.$H$1]) = 0; [.$B55] + 1; [.$B55]))" office:value-type="float" office:value="6" calcext:value-type="float">
            <text:p>6</text:p>
          </table:table-cell>
          <table:table-cell table:style-name="ce100" table:formula="of:=MIN([.$K$2];IF(MOD(ROW(); [.$H$2]) = 0; [.$C55] + 1; [.$C55]))" office:value-type="float" office:value="5" calcext:value-type="float">
            <text:p>5</text:p>
          </table:table-cell>
          <table:table-cell table:style-name="ce100" table:formula="of:=MIN([.$K$3];IF(MOD(ROW(); [.$H$3]) = 0; [.$D55] + 1; [.$D55]))" office:value-type="float" office:value="4" calcext:value-type="float">
            <text:p>4</text:p>
          </table:table-cell>
          <table:table-cell table:style-name="ce105" table:formula="of:=(COUNTA([.$G$10:.$L$10]))*[.$D56]" office:value-type="float" office:value="24" calcext:value-type="float">
            <text:p>24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56]+1" office:value-type="date" office:date-value="2022-01-24" calcext:value-type="date">
            <text:p>01/24/2022</text:p>
          </table:table-cell>
          <table:table-cell table:style-name="ce100" table:formula="of:=MIN([.$K$1];IF(MOD(ROW(); [.$H$1]) = 0; [.$B56] + 1; [.$B56]))" office:value-type="float" office:value="6" calcext:value-type="float">
            <text:p>6</text:p>
          </table:table-cell>
          <table:table-cell table:style-name="ce100" table:formula="of:=MIN([.$K$2];IF(MOD(ROW(); [.$H$2]) = 0; [.$C56] + 1; [.$C56]))" office:value-type="float" office:value="5" calcext:value-type="float">
            <text:p>5</text:p>
          </table:table-cell>
          <table:table-cell table:style-name="ce100" table:formula="of:=MIN([.$K$3];IF(MOD(ROW(); [.$H$3]) = 0; [.$D56] + 1; [.$D56]))" office:value-type="float" office:value="4" calcext:value-type="float">
            <text:p>4</text:p>
          </table:table-cell>
          <table:table-cell table:style-name="ce105" table:formula="of:=(COUNTA([.$G$10:.$L$10]))*[.$D57]" office:value-type="float" office:value="24" calcext:value-type="float">
            <text:p>24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57]+1" office:value-type="date" office:date-value="2022-01-25" calcext:value-type="date">
            <text:p>01/25/2022</text:p>
          </table:table-cell>
          <table:table-cell table:style-name="ce100" table:formula="of:=MIN([.$K$1];IF(MOD(ROW(); [.$H$1]) = 0; [.$B57] + 1; [.$B57]))" office:value-type="float" office:value="6" calcext:value-type="float">
            <text:p>6</text:p>
          </table:table-cell>
          <table:table-cell table:style-name="ce100" table:formula="of:=MIN([.$K$2];IF(MOD(ROW(); [.$H$2]) = 0; [.$C57] + 1; [.$C57]))" office:value-type="float" office:value="5" calcext:value-type="float">
            <text:p>5</text:p>
          </table:table-cell>
          <table:table-cell table:style-name="ce100" table:formula="of:=MIN([.$K$3];IF(MOD(ROW(); [.$H$3]) = 0; [.$D57] + 1; [.$D57]))" office:value-type="float" office:value="4" calcext:value-type="float">
            <text:p>4</text:p>
          </table:table-cell>
          <table:table-cell table:style-name="ce105" table:formula="of:=(COUNTA([.$G$10:.$L$10]))*[.$D58]" office:value-type="float" office:value="24" calcext:value-type="float">
            <text:p>24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58]+1" office:value-type="date" office:date-value="2022-01-26" calcext:value-type="date">
            <text:p>01/26/2022</text:p>
          </table:table-cell>
          <table:table-cell table:style-name="ce100" table:formula="of:=MIN([.$K$1];IF(MOD(ROW(); [.$H$1]) = 0; [.$B58] + 1; [.$B58]))" office:value-type="float" office:value="6" calcext:value-type="float">
            <text:p>6</text:p>
          </table:table-cell>
          <table:table-cell table:style-name="ce100" table:formula="of:=MIN([.$K$2];IF(MOD(ROW(); [.$H$2]) = 0; [.$C58] + 1; [.$C58]))" office:value-type="float" office:value="5" calcext:value-type="float">
            <text:p>5</text:p>
          </table:table-cell>
          <table:table-cell table:style-name="ce100" table:formula="of:=MIN([.$K$3];IF(MOD(ROW(); [.$H$3]) = 0; [.$D58] + 1; [.$D58]))" office:value-type="float" office:value="4" calcext:value-type="float">
            <text:p>4</text:p>
          </table:table-cell>
          <table:table-cell table:style-name="ce105" table:formula="of:=(COUNTA([.$G$10:.$L$10]))*[.$D59]" office:value-type="float" office:value="24" calcext:value-type="float">
            <text:p>24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59]+1" office:value-type="date" office:date-value="2022-01-27" calcext:value-type="date">
            <text:p>01/27/2022</text:p>
          </table:table-cell>
          <table:table-cell table:style-name="ce100" table:formula="of:=MIN([.$K$1];IF(MOD(ROW(); [.$H$1]) = 0; [.$B59] + 1; [.$B59]))" office:value-type="float" office:value="6" calcext:value-type="float">
            <text:p>6</text:p>
          </table:table-cell>
          <table:table-cell table:style-name="ce100" table:formula="of:=MIN([.$K$2];IF(MOD(ROW(); [.$H$2]) = 0; [.$C59] + 1; [.$C59]))" office:value-type="float" office:value="5" calcext:value-type="float">
            <text:p>5</text:p>
          </table:table-cell>
          <table:table-cell table:style-name="ce100" table:formula="of:=MIN([.$K$3];IF(MOD(ROW(); [.$H$3]) = 0; [.$D59] + 1; [.$D59]))" office:value-type="float" office:value="4" calcext:value-type="float">
            <text:p>4</text:p>
          </table:table-cell>
          <table:table-cell table:style-name="ce105" table:formula="of:=(COUNTA([.$G$10:.$L$10]))*[.$D60]" office:value-type="float" office:value="24" calcext:value-type="float">
            <text:p>24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60]+1" office:value-type="date" office:date-value="2022-01-28" calcext:value-type="date">
            <text:p>01/28/2022</text:p>
          </table:table-cell>
          <table:table-cell table:style-name="ce100" table:formula="of:=MIN([.$K$1];IF(MOD(ROW(); [.$H$1]) = 0; [.$B60] + 1; [.$B60]))" office:value-type="float" office:value="6" calcext:value-type="float">
            <text:p>6</text:p>
          </table:table-cell>
          <table:table-cell table:style-name="ce100" table:formula="of:=MIN([.$K$2];IF(MOD(ROW(); [.$H$2]) = 0; [.$C60] + 1; [.$C60]))" office:value-type="float" office:value="5" calcext:value-type="float">
            <text:p>5</text:p>
          </table:table-cell>
          <table:table-cell table:style-name="ce100" table:formula="of:=MIN([.$K$3];IF(MOD(ROW(); [.$H$3]) = 0; [.$D60] + 1; [.$D60]))" office:value-type="float" office:value="4" calcext:value-type="float">
            <text:p>4</text:p>
          </table:table-cell>
          <table:table-cell table:style-name="ce105" table:formula="of:=(COUNTA([.$G$10:.$L$10]))*[.$D61]" office:value-type="float" office:value="24" calcext:value-type="float">
            <text:p>24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61]+1" office:value-type="date" office:date-value="2022-01-29" calcext:value-type="date">
            <text:p>01/29/2022</text:p>
          </table:table-cell>
          <table:table-cell table:style-name="ce100" table:formula="of:=MIN([.$K$1];IF(MOD(ROW(); [.$H$1]) = 0; [.$B61] + 1; [.$B61]))" office:value-type="float" office:value="6" calcext:value-type="float">
            <text:p>6</text:p>
          </table:table-cell>
          <table:table-cell table:style-name="ce100" table:formula="of:=MIN([.$K$2];IF(MOD(ROW(); [.$H$2]) = 0; [.$C61] + 1; [.$C61]))" office:value-type="float" office:value="5" calcext:value-type="float">
            <text:p>5</text:p>
          </table:table-cell>
          <table:table-cell table:style-name="ce100" table:formula="of:=MIN([.$K$3];IF(MOD(ROW(); [.$H$3]) = 0; [.$D61] + 1; [.$D61]))" office:value-type="float" office:value="4" calcext:value-type="float">
            <text:p>4</text:p>
          </table:table-cell>
          <table:table-cell table:style-name="ce105" table:formula="of:=(COUNTA([.$G$10:.$L$10]))*[.$D62]" office:value-type="float" office:value="24" calcext:value-type="float">
            <text:p>24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62]+1" office:value-type="date" office:date-value="2022-01-30" calcext:value-type="date">
            <text:p>01/30/2022</text:p>
          </table:table-cell>
          <table:table-cell table:style-name="ce100" table:formula="of:=MIN([.$K$1];IF(MOD(ROW(); [.$H$1]) = 0; [.$B62] + 1; [.$B62]))" office:value-type="float" office:value="6" calcext:value-type="float">
            <text:p>6</text:p>
          </table:table-cell>
          <table:table-cell table:style-name="ce100" table:formula="of:=MIN([.$K$2];IF(MOD(ROW(); [.$H$2]) = 0; [.$C62] + 1; [.$C62]))" office:value-type="float" office:value="5" calcext:value-type="float">
            <text:p>5</text:p>
          </table:table-cell>
          <table:table-cell table:style-name="ce100" table:formula="of:=MIN([.$K$3];IF(MOD(ROW(); [.$H$3]) = 0; [.$D62] + 1; [.$D62]))" office:value-type="float" office:value="4" calcext:value-type="float">
            <text:p>4</text:p>
          </table:table-cell>
          <table:table-cell table:style-name="ce105" table:formula="of:=(COUNTA([.$G$10:.$L$10]))*[.$D63]" office:value-type="float" office:value="24" calcext:value-type="float">
            <text:p>24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63]+1" office:value-type="date" office:date-value="2022-01-31" calcext:value-type="date">
            <text:p>01/31/2022</text:p>
          </table:table-cell>
          <table:table-cell table:style-name="ce100" table:formula="of:=MIN([.$K$1];IF(MOD(ROW(); [.$H$1]) = 0; [.$B63] + 1; [.$B63]))" office:value-type="float" office:value="6" calcext:value-type="float">
            <text:p>6</text:p>
          </table:table-cell>
          <table:table-cell table:style-name="ce100" table:formula="of:=MIN([.$K$2];IF(MOD(ROW(); [.$H$2]) = 0; [.$C63] + 1; [.$C63]))" office:value-type="float" office:value="5" calcext:value-type="float">
            <text:p>5</text:p>
          </table:table-cell>
          <table:table-cell table:style-name="ce100" table:formula="of:=MIN([.$K$3];IF(MOD(ROW(); [.$H$3]) = 0; [.$D63] + 1; [.$D63]))" office:value-type="float" office:value="4" calcext:value-type="float">
            <text:p>4</text:p>
          </table:table-cell>
          <table:table-cell table:style-name="ce105" table:formula="of:=(COUNTA([.$G$10:.$L$10]))*[.$D64]" office:value-type="float" office:value="24" calcext:value-type="float">
            <text:p>24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64]+1" office:value-type="date" office:date-value="2022-02-01" calcext:value-type="date">
            <text:p>02/01/2022</text:p>
          </table:table-cell>
          <table:table-cell table:style-name="ce100" table:formula="of:=MIN([.$K$1];IF(MOD(ROW(); [.$H$1]) = 0; [.$B64] + 1; [.$B64]))" office:value-type="float" office:value="6" calcext:value-type="float">
            <text:p>6</text:p>
          </table:table-cell>
          <table:table-cell table:style-name="ce100" table:formula="of:=MIN([.$K$2];IF(MOD(ROW(); [.$H$2]) = 0; [.$C64] + 1; [.$C64]))" office:value-type="float" office:value="5" calcext:value-type="float">
            <text:p>5</text:p>
          </table:table-cell>
          <table:table-cell table:style-name="ce100" table:formula="of:=MIN([.$K$3];IF(MOD(ROW(); [.$H$3]) = 0; [.$D64] + 1; [.$D64]))" office:value-type="float" office:value="4" calcext:value-type="float">
            <text:p>4</text:p>
          </table:table-cell>
          <table:table-cell table:style-name="ce105" table:formula="of:=(COUNTA([.$G$10:.$L$10]))*[.$D65]" office:value-type="float" office:value="24" calcext:value-type="float">
            <text:p>24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65]+1" office:value-type="date" office:date-value="2022-02-02" calcext:value-type="date">
            <text:p>02/02/2022</text:p>
          </table:table-cell>
          <table:table-cell table:style-name="ce100" table:formula="of:=MIN([.$K$1];IF(MOD(ROW(); [.$H$1]) = 0; [.$B65] + 1; [.$B65]))" office:value-type="float" office:value="6" calcext:value-type="float">
            <text:p>6</text:p>
          </table:table-cell>
          <table:table-cell table:style-name="ce100" table:formula="of:=MIN([.$K$2];IF(MOD(ROW(); [.$H$2]) = 0; [.$C65] + 1; [.$C65]))" office:value-type="float" office:value="5" calcext:value-type="float">
            <text:p>5</text:p>
          </table:table-cell>
          <table:table-cell table:style-name="ce100" table:formula="of:=MIN([.$K$3];IF(MOD(ROW(); [.$H$3]) = 0; [.$D65] + 1; [.$D65]))" office:value-type="float" office:value="4" calcext:value-type="float">
            <text:p>4</text:p>
          </table:table-cell>
          <table:table-cell table:style-name="ce105" table:formula="of:=(COUNTA([.$G$10:.$L$10]))*[.$D66]" office:value-type="float" office:value="24" calcext:value-type="float">
            <text:p>24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66]+1" office:value-type="date" office:date-value="2022-02-03" calcext:value-type="date">
            <text:p>02/03/2022</text:p>
          </table:table-cell>
          <table:table-cell table:style-name="ce100" table:formula="of:=MIN([.$K$1];IF(MOD(ROW(); [.$H$1]) = 0; [.$B66] + 1; [.$B66]))" office:value-type="float" office:value="6" calcext:value-type="float">
            <text:p>6</text:p>
          </table:table-cell>
          <table:table-cell table:style-name="ce100" table:formula="of:=MIN([.$K$2];IF(MOD(ROW(); [.$H$2]) = 0; [.$C66] + 1; [.$C66]))" office:value-type="float" office:value="5" calcext:value-type="float">
            <text:p>5</text:p>
          </table:table-cell>
          <table:table-cell table:style-name="ce100" table:formula="of:=MIN([.$K$3];IF(MOD(ROW(); [.$H$3]) = 0; [.$D66] + 1; [.$D66]))" office:value-type="float" office:value="4" calcext:value-type="float">
            <text:p>4</text:p>
          </table:table-cell>
          <table:table-cell table:style-name="ce105" table:formula="of:=(COUNTA([.$G$10:.$L$10]))*[.$D67]" office:value-type="float" office:value="24" calcext:value-type="float">
            <text:p>24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67]+1" office:value-type="date" office:date-value="2022-02-04" calcext:value-type="date">
            <text:p>02/04/2022</text:p>
          </table:table-cell>
          <table:table-cell table:style-name="ce100" table:formula="of:=MIN([.$K$1];IF(MOD(ROW(); [.$H$1]) = 0; [.$B67] + 1; [.$B67]))" office:value-type="float" office:value="6" calcext:value-type="float">
            <text:p>6</text:p>
          </table:table-cell>
          <table:table-cell table:style-name="ce100" table:formula="of:=MIN([.$K$2];IF(MOD(ROW(); [.$H$2]) = 0; [.$C67] + 1; [.$C67]))" office:value-type="float" office:value="5" calcext:value-type="float">
            <text:p>5</text:p>
          </table:table-cell>
          <table:table-cell table:style-name="ce100" table:formula="of:=MIN([.$K$3];IF(MOD(ROW(); [.$H$3]) = 0; [.$D67] + 1; [.$D67]))" office:value-type="float" office:value="4" calcext:value-type="float">
            <text:p>4</text:p>
          </table:table-cell>
          <table:table-cell table:style-name="ce105" table:formula="of:=(COUNTA([.$G$10:.$L$10]))*[.$D68]" office:value-type="float" office:value="24" calcext:value-type="float">
            <text:p>24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68]+1" office:value-type="date" office:date-value="2022-02-05" calcext:value-type="date">
            <text:p>02/05/2022</text:p>
          </table:table-cell>
          <table:table-cell table:style-name="ce100" table:formula="of:=MIN([.$K$1];IF(MOD(ROW(); [.$H$1]) = 0; [.$B68] + 1; [.$B68]))" office:value-type="float" office:value="6" calcext:value-type="float">
            <text:p>6</text:p>
          </table:table-cell>
          <table:table-cell table:style-name="ce100" table:formula="of:=MIN([.$K$2];IF(MOD(ROW(); [.$H$2]) = 0; [.$C68] + 1; [.$C68]))" office:value-type="float" office:value="5" calcext:value-type="float">
            <text:p>5</text:p>
          </table:table-cell>
          <table:table-cell table:style-name="ce100" table:formula="of:=MIN([.$K$3];IF(MOD(ROW(); [.$H$3]) = 0; [.$D68] + 1; [.$D68]))" office:value-type="float" office:value="4" calcext:value-type="float">
            <text:p>4</text:p>
          </table:table-cell>
          <table:table-cell table:style-name="ce105" table:formula="of:=(COUNTA([.$G$10:.$L$10]))*[.$D69]" office:value-type="float" office:value="24" calcext:value-type="float">
            <text:p>24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69]+1" office:value-type="date" office:date-value="2022-02-06" calcext:value-type="date">
            <text:p>02/06/2022</text:p>
          </table:table-cell>
          <table:table-cell table:style-name="ce100" table:formula="of:=MIN([.$K$1];IF(MOD(ROW(); [.$H$1]) = 0; [.$B69] + 1; [.$B69]))" office:value-type="float" office:value="6" calcext:value-type="float">
            <text:p>6</text:p>
          </table:table-cell>
          <table:table-cell table:style-name="ce100" table:formula="of:=MIN([.$K$2];IF(MOD(ROW(); [.$H$2]) = 0; [.$C69] + 1; [.$C69]))" office:value-type="float" office:value="5" calcext:value-type="float">
            <text:p>5</text:p>
          </table:table-cell>
          <table:table-cell table:style-name="ce100" table:formula="of:=MIN([.$K$3];IF(MOD(ROW(); [.$H$3]) = 0; [.$D69] + 1; [.$D69]))" office:value-type="float" office:value="4" calcext:value-type="float">
            <text:p>4</text:p>
          </table:table-cell>
          <table:table-cell table:style-name="ce105" table:formula="of:=(COUNTA([.$G$10:.$L$10]))*[.$D70]" office:value-type="float" office:value="24" calcext:value-type="float">
            <text:p>24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70]+1" office:value-type="date" office:date-value="2022-02-07" calcext:value-type="date">
            <text:p>02/07/2022</text:p>
          </table:table-cell>
          <table:table-cell table:style-name="ce100" table:formula="of:=MIN([.$K$1];IF(MOD(ROW(); [.$H$1]) = 0; [.$B70] + 1; [.$B70]))" office:value-type="float" office:value="6" calcext:value-type="float">
            <text:p>6</text:p>
          </table:table-cell>
          <table:table-cell table:style-name="ce100" table:formula="of:=MIN([.$K$2];IF(MOD(ROW(); [.$H$2]) = 0; [.$C70] + 1; [.$C70]))" office:value-type="float" office:value="5" calcext:value-type="float">
            <text:p>5</text:p>
          </table:table-cell>
          <table:table-cell table:style-name="ce100" table:formula="of:=MIN([.$K$3];IF(MOD(ROW(); [.$H$3]) = 0; [.$D70] + 1; [.$D70]))" office:value-type="float" office:value="4" calcext:value-type="float">
            <text:p>4</text:p>
          </table:table-cell>
          <table:table-cell table:style-name="ce105" table:formula="of:=(COUNTA([.$G$10:.$L$10]))*[.$D71]" office:value-type="float" office:value="24" calcext:value-type="float">
            <text:p>24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71]+1" office:value-type="date" office:date-value="2022-02-08" calcext:value-type="date">
            <text:p>02/08/2022</text:p>
          </table:table-cell>
          <table:table-cell table:style-name="ce100" table:formula="of:=MIN([.$K$1];IF(MOD(ROW(); [.$H$1]) = 0; [.$B71] + 1; [.$B71]))" office:value-type="float" office:value="6" calcext:value-type="float">
            <text:p>6</text:p>
          </table:table-cell>
          <table:table-cell table:style-name="ce100" table:formula="of:=MIN([.$K$2];IF(MOD(ROW(); [.$H$2]) = 0; [.$C71] + 1; [.$C71]))" office:value-type="float" office:value="5" calcext:value-type="float">
            <text:p>5</text:p>
          </table:table-cell>
          <table:table-cell table:style-name="ce100" table:formula="of:=MIN([.$K$3];IF(MOD(ROW(); [.$H$3]) = 0; [.$D71] + 1; [.$D71]))" office:value-type="float" office:value="4" calcext:value-type="float">
            <text:p>4</text:p>
          </table:table-cell>
          <table:table-cell table:style-name="ce105" table:formula="of:=(COUNTA([.$G$10:.$L$10]))*[.$D72]" office:value-type="float" office:value="24" calcext:value-type="float">
            <text:p>24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72]+1" office:value-type="date" office:date-value="2022-02-09" calcext:value-type="date">
            <text:p>02/09/2022</text:p>
          </table:table-cell>
          <table:table-cell table:style-name="ce100" table:formula="of:=MIN([.$K$1];IF(MOD(ROW(); [.$H$1]) = 0; [.$B72] + 1; [.$B72]))" office:value-type="float" office:value="6" calcext:value-type="float">
            <text:p>6</text:p>
          </table:table-cell>
          <table:table-cell table:style-name="ce100" table:formula="of:=MIN([.$K$2];IF(MOD(ROW(); [.$H$2]) = 0; [.$C72] + 1; [.$C72]))" office:value-type="float" office:value="5" calcext:value-type="float">
            <text:p>5</text:p>
          </table:table-cell>
          <table:table-cell table:style-name="ce100" table:formula="of:=MIN([.$K$3];IF(MOD(ROW(); [.$H$3]) = 0; [.$D72] + 1; [.$D72]))" office:value-type="float" office:value="4" calcext:value-type="float">
            <text:p>4</text:p>
          </table:table-cell>
          <table:table-cell table:style-name="ce105" table:formula="of:=(COUNTA([.$G$10:.$L$10]))*[.$D73]" office:value-type="float" office:value="24" calcext:value-type="float">
            <text:p>24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73]+1" office:value-type="date" office:date-value="2022-02-10" calcext:value-type="date">
            <text:p>02/10/2022</text:p>
          </table:table-cell>
          <table:table-cell table:style-name="ce100" table:formula="of:=MIN([.$K$1];IF(MOD(ROW(); [.$H$1]) = 0; [.$B73] + 1; [.$B73]))" office:value-type="float" office:value="6" calcext:value-type="float">
            <text:p>6</text:p>
          </table:table-cell>
          <table:table-cell table:style-name="ce100" table:formula="of:=MIN([.$K$2];IF(MOD(ROW(); [.$H$2]) = 0; [.$C73] + 1; [.$C73]))" office:value-type="float" office:value="5" calcext:value-type="float">
            <text:p>5</text:p>
          </table:table-cell>
          <table:table-cell table:style-name="ce100" table:formula="of:=MIN([.$K$3];IF(MOD(ROW(); [.$H$3]) = 0; [.$D73] + 1; [.$D73]))" office:value-type="float" office:value="4" calcext:value-type="float">
            <text:p>4</text:p>
          </table:table-cell>
          <table:table-cell table:style-name="ce105" table:formula="of:=(COUNTA([.$G$10:.$L$10]))*[.$D74]" office:value-type="float" office:value="24" calcext:value-type="float">
            <text:p>24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74]+1" office:value-type="date" office:date-value="2022-02-11" calcext:value-type="date">
            <text:p>02/11/2022</text:p>
          </table:table-cell>
          <table:table-cell table:style-name="ce100" table:formula="of:=MIN([.$K$1];IF(MOD(ROW(); [.$H$1]) = 0; [.$B74] + 1; [.$B74]))" office:value-type="float" office:value="6" calcext:value-type="float">
            <text:p>6</text:p>
          </table:table-cell>
          <table:table-cell table:style-name="ce100" table:formula="of:=MIN([.$K$2];IF(MOD(ROW(); [.$H$2]) = 0; [.$C74] + 1; [.$C74]))" office:value-type="float" office:value="5" calcext:value-type="float">
            <text:p>5</text:p>
          </table:table-cell>
          <table:table-cell table:style-name="ce100" table:formula="of:=MIN([.$K$3];IF(MOD(ROW(); [.$H$3]) = 0; [.$D74] + 1; [.$D74]))" office:value-type="float" office:value="4" calcext:value-type="float">
            <text:p>4</text:p>
          </table:table-cell>
          <table:table-cell table:style-name="ce105" table:formula="of:=(COUNTA([.$G$10:.$L$10]))*[.$D75]" office:value-type="float" office:value="24" calcext:value-type="float">
            <text:p>24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75]+1" office:value-type="date" office:date-value="2022-02-12" calcext:value-type="date">
            <text:p>02/12/2022</text:p>
          </table:table-cell>
          <table:table-cell table:style-name="ce100" table:formula="of:=MIN([.$K$1];IF(MOD(ROW(); [.$H$1]) = 0; [.$B75] + 1; [.$B75]))" office:value-type="float" office:value="6" calcext:value-type="float">
            <text:p>6</text:p>
          </table:table-cell>
          <table:table-cell table:style-name="ce100" table:formula="of:=MIN([.$K$2];IF(MOD(ROW(); [.$H$2]) = 0; [.$C75] + 1; [.$C75]))" office:value-type="float" office:value="5" calcext:value-type="float">
            <text:p>5</text:p>
          </table:table-cell>
          <table:table-cell table:style-name="ce100" table:formula="of:=MIN([.$K$3];IF(MOD(ROW(); [.$H$3]) = 0; [.$D75] + 1; [.$D75]))" office:value-type="float" office:value="4" calcext:value-type="float">
            <text:p>4</text:p>
          </table:table-cell>
          <table:table-cell table:style-name="ce105" table:formula="of:=(COUNTA([.$G$10:.$L$10]))*[.$D76]" office:value-type="float" office:value="24" calcext:value-type="float">
            <text:p>24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76]+1" office:value-type="date" office:date-value="2022-02-13" calcext:value-type="date">
            <text:p>02/13/2022</text:p>
          </table:table-cell>
          <table:table-cell table:style-name="ce100" table:formula="of:=MIN([.$K$1];IF(MOD(ROW(); [.$H$1]) = 0; [.$B76] + 1; [.$B76]))" office:value-type="float" office:value="6" calcext:value-type="float">
            <text:p>6</text:p>
          </table:table-cell>
          <table:table-cell table:style-name="ce100" table:formula="of:=MIN([.$K$2];IF(MOD(ROW(); [.$H$2]) = 0; [.$C76] + 1; [.$C76]))" office:value-type="float" office:value="5" calcext:value-type="float">
            <text:p>5</text:p>
          </table:table-cell>
          <table:table-cell table:style-name="ce100" table:formula="of:=MIN([.$K$3];IF(MOD(ROW(); [.$H$3]) = 0; [.$D76] + 1; [.$D76]))" office:value-type="float" office:value="4" calcext:value-type="float">
            <text:p>4</text:p>
          </table:table-cell>
          <table:table-cell table:style-name="ce105" table:formula="of:=(COUNTA([.$G$10:.$L$10]))*[.$D77]" office:value-type="float" office:value="24" calcext:value-type="float">
            <text:p>24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77]+1" office:value-type="date" office:date-value="2022-02-14" calcext:value-type="date">
            <text:p>02/14/2022</text:p>
          </table:table-cell>
          <table:table-cell table:style-name="ce100" table:formula="of:=MIN([.$K$1];IF(MOD(ROW(); [.$H$1]) = 0; [.$B77] + 1; [.$B77]))" office:value-type="float" office:value="6" calcext:value-type="float">
            <text:p>6</text:p>
          </table:table-cell>
          <table:table-cell table:style-name="ce100" table:formula="of:=MIN([.$K$2];IF(MOD(ROW(); [.$H$2]) = 0; [.$C77] + 1; [.$C77]))" office:value-type="float" office:value="5" calcext:value-type="float">
            <text:p>5</text:p>
          </table:table-cell>
          <table:table-cell table:style-name="ce100" table:formula="of:=MIN([.$K$3];IF(MOD(ROW(); [.$H$3]) = 0; [.$D77] + 1; [.$D77]))" office:value-type="float" office:value="4" calcext:value-type="float">
            <text:p>4</text:p>
          </table:table-cell>
          <table:table-cell table:style-name="ce105" table:formula="of:=(COUNTA([.$G$10:.$L$10]))*[.$D78]" office:value-type="float" office:value="24" calcext:value-type="float">
            <text:p>24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78]+1" office:value-type="date" office:date-value="2022-02-15" calcext:value-type="date">
            <text:p>02/15/2022</text:p>
          </table:table-cell>
          <table:table-cell table:style-name="ce100" table:formula="of:=MIN([.$K$1];IF(MOD(ROW(); [.$H$1]) = 0; [.$B78] + 1; [.$B78]))" office:value-type="float" office:value="6" calcext:value-type="float">
            <text:p>6</text:p>
          </table:table-cell>
          <table:table-cell table:style-name="ce100" table:formula="of:=MIN([.$K$2];IF(MOD(ROW(); [.$H$2]) = 0; [.$C78] + 1; [.$C78]))" office:value-type="float" office:value="5" calcext:value-type="float">
            <text:p>5</text:p>
          </table:table-cell>
          <table:table-cell table:style-name="ce100" table:formula="of:=MIN([.$K$3];IF(MOD(ROW(); [.$H$3]) = 0; [.$D78] + 1; [.$D78]))" office:value-type="float" office:value="4" calcext:value-type="float">
            <text:p>4</text:p>
          </table:table-cell>
          <table:table-cell table:style-name="ce105" table:formula="of:=(COUNTA([.$G$10:.$L$10]))*[.$D79]" office:value-type="float" office:value="24" calcext:value-type="float">
            <text:p>24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79]+1" office:value-type="date" office:date-value="2022-02-16" calcext:value-type="date">
            <text:p>02/16/2022</text:p>
          </table:table-cell>
          <table:table-cell table:style-name="ce100" table:formula="of:=MIN([.$K$1];IF(MOD(ROW(); [.$H$1]) = 0; [.$B79] + 1; [.$B79]))" office:value-type="float" office:value="6" calcext:value-type="float">
            <text:p>6</text:p>
          </table:table-cell>
          <table:table-cell table:style-name="ce100" table:formula="of:=MIN([.$K$2];IF(MOD(ROW(); [.$H$2]) = 0; [.$C79] + 1; [.$C79]))" office:value-type="float" office:value="5" calcext:value-type="float">
            <text:p>5</text:p>
          </table:table-cell>
          <table:table-cell table:style-name="ce100" table:formula="of:=MIN([.$K$3];IF(MOD(ROW(); [.$H$3]) = 0; [.$D79] + 1; [.$D79]))" office:value-type="float" office:value="4" calcext:value-type="float">
            <text:p>4</text:p>
          </table:table-cell>
          <table:table-cell table:style-name="ce105" table:formula="of:=(COUNTA([.$G$10:.$L$10]))*[.$D80]" office:value-type="float" office:value="24" calcext:value-type="float">
            <text:p>24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80]+1" office:value-type="date" office:date-value="2022-02-17" calcext:value-type="date">
            <text:p>02/17/2022</text:p>
          </table:table-cell>
          <table:table-cell table:style-name="ce100" table:formula="of:=MIN([.$K$1];IF(MOD(ROW(); [.$H$1]) = 0; [.$B80] + 1; [.$B80]))" office:value-type="float" office:value="6" calcext:value-type="float">
            <text:p>6</text:p>
          </table:table-cell>
          <table:table-cell table:style-name="ce100" table:formula="of:=MIN([.$K$2];IF(MOD(ROW(); [.$H$2]) = 0; [.$C80] + 1; [.$C80]))" office:value-type="float" office:value="5" calcext:value-type="float">
            <text:p>5</text:p>
          </table:table-cell>
          <table:table-cell table:style-name="ce100" table:formula="of:=MIN([.$K$3];IF(MOD(ROW(); [.$H$3]) = 0; [.$D80] + 1; [.$D80]))" office:value-type="float" office:value="4" calcext:value-type="float">
            <text:p>4</text:p>
          </table:table-cell>
          <table:table-cell table:style-name="ce105" table:formula="of:=(COUNTA([.$G$10:.$L$10]))*[.$D81]" office:value-type="float" office:value="24" calcext:value-type="float">
            <text:p>24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81]+1" office:value-type="date" office:date-value="2022-02-18" calcext:value-type="date">
            <text:p>02/18/2022</text:p>
          </table:table-cell>
          <table:table-cell table:style-name="ce100" table:formula="of:=MIN([.$K$1];IF(MOD(ROW(); [.$H$1]) = 0; [.$B81] + 1; [.$B81]))" office:value-type="float" office:value="6" calcext:value-type="float">
            <text:p>6</text:p>
          </table:table-cell>
          <table:table-cell table:style-name="ce100" table:formula="of:=MIN([.$K$2];IF(MOD(ROW(); [.$H$2]) = 0; [.$C81] + 1; [.$C81]))" office:value-type="float" office:value="5" calcext:value-type="float">
            <text:p>5</text:p>
          </table:table-cell>
          <table:table-cell table:style-name="ce100" table:formula="of:=MIN([.$K$3];IF(MOD(ROW(); [.$H$3]) = 0; [.$D81] + 1; [.$D81]))" office:value-type="float" office:value="4" calcext:value-type="float">
            <text:p>4</text:p>
          </table:table-cell>
          <table:table-cell table:style-name="ce105" table:formula="of:=(COUNTA([.$G$10:.$L$10]))*[.$D82]" office:value-type="float" office:value="24" calcext:value-type="float">
            <text:p>24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82]+1" office:value-type="date" office:date-value="2022-02-19" calcext:value-type="date">
            <text:p>02/19/2022</text:p>
          </table:table-cell>
          <table:table-cell table:style-name="ce100" table:formula="of:=MIN([.$K$1];IF(MOD(ROW(); [.$H$1]) = 0; [.$B82] + 1; [.$B82]))" office:value-type="float" office:value="6" calcext:value-type="float">
            <text:p>6</text:p>
          </table:table-cell>
          <table:table-cell table:style-name="ce100" table:formula="of:=MIN([.$K$2];IF(MOD(ROW(); [.$H$2]) = 0; [.$C82] + 1; [.$C82]))" office:value-type="float" office:value="5" calcext:value-type="float">
            <text:p>5</text:p>
          </table:table-cell>
          <table:table-cell table:style-name="ce100" table:formula="of:=MIN([.$K$3];IF(MOD(ROW(); [.$H$3]) = 0; [.$D82] + 1; [.$D82]))" office:value-type="float" office:value="4" calcext:value-type="float">
            <text:p>4</text:p>
          </table:table-cell>
          <table:table-cell table:style-name="ce105" table:formula="of:=(COUNTA([.$G$10:.$L$10]))*[.$D83]" office:value-type="float" office:value="24" calcext:value-type="float">
            <text:p>24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83]+1" office:value-type="date" office:date-value="2022-02-20" calcext:value-type="date">
            <text:p>02/20/2022</text:p>
          </table:table-cell>
          <table:table-cell table:style-name="ce100" table:formula="of:=MIN([.$K$1];IF(MOD(ROW(); [.$H$1]) = 0; [.$B83] + 1; [.$B83]))" office:value-type="float" office:value="7" calcext:value-type="float">
            <text:p>7</text:p>
          </table:table-cell>
          <table:table-cell table:style-name="ce100" table:formula="of:=MIN([.$K$2];IF(MOD(ROW(); [.$H$2]) = 0; [.$C83] + 1; [.$C83]))" office:value-type="float" office:value="6" calcext:value-type="float">
            <text:p>6</text:p>
          </table:table-cell>
          <table:table-cell table:style-name="ce100" table:formula="of:=MIN([.$K$3];IF(MOD(ROW(); [.$H$3]) = 0; [.$D83] + 1; [.$D83]))" office:value-type="float" office:value="5" calcext:value-type="float">
            <text:p>5</text:p>
          </table:table-cell>
          <table:table-cell table:style-name="ce105" table:formula="of:=(COUNTA([.$G$10:.$L$10]))*[.$D84]" office:value-type="float" office:value="30" calcext:value-type="float">
            <text:p>30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84]+1" office:value-type="date" office:date-value="2022-02-21" calcext:value-type="date">
            <text:p>02/21/2022</text:p>
          </table:table-cell>
          <table:table-cell table:style-name="ce100" table:formula="of:=MIN([.$K$1];IF(MOD(ROW(); [.$H$1]) = 0; [.$B84] + 1; [.$B84]))" office:value-type="float" office:value="7" calcext:value-type="float">
            <text:p>7</text:p>
          </table:table-cell>
          <table:table-cell table:style-name="ce100" table:formula="of:=MIN([.$K$2];IF(MOD(ROW(); [.$H$2]) = 0; [.$C84] + 1; [.$C84]))" office:value-type="float" office:value="6" calcext:value-type="float">
            <text:p>6</text:p>
          </table:table-cell>
          <table:table-cell table:style-name="ce100" table:formula="of:=MIN([.$K$3];IF(MOD(ROW(); [.$H$3]) = 0; [.$D84] + 1; [.$D84]))" office:value-type="float" office:value="5" calcext:value-type="float">
            <text:p>5</text:p>
          </table:table-cell>
          <table:table-cell table:style-name="ce105" table:formula="of:=(COUNTA([.$G$10:.$L$10]))*[.$D85]" office:value-type="float" office:value="30" calcext:value-type="float">
            <text:p>30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85]+1" office:value-type="date" office:date-value="2022-02-22" calcext:value-type="date">
            <text:p>02/22/2022</text:p>
          </table:table-cell>
          <table:table-cell table:style-name="ce100" table:formula="of:=MIN([.$K$1];IF(MOD(ROW(); [.$H$1]) = 0; [.$B85] + 1; [.$B85]))" office:value-type="float" office:value="7" calcext:value-type="float">
            <text:p>7</text:p>
          </table:table-cell>
          <table:table-cell table:style-name="ce100" table:formula="of:=MIN([.$K$2];IF(MOD(ROW(); [.$H$2]) = 0; [.$C85] + 1; [.$C85]))" office:value-type="float" office:value="6" calcext:value-type="float">
            <text:p>6</text:p>
          </table:table-cell>
          <table:table-cell table:style-name="ce100" table:formula="of:=MIN([.$K$3];IF(MOD(ROW(); [.$H$3]) = 0; [.$D85] + 1; [.$D85]))" office:value-type="float" office:value="5" calcext:value-type="float">
            <text:p>5</text:p>
          </table:table-cell>
          <table:table-cell table:style-name="ce105" table:formula="of:=(COUNTA([.$G$10:.$L$10]))*[.$D86]" office:value-type="float" office:value="30" calcext:value-type="float">
            <text:p>30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86]+1" office:value-type="date" office:date-value="2022-02-23" calcext:value-type="date">
            <text:p>02/23/2022</text:p>
          </table:table-cell>
          <table:table-cell table:style-name="ce100" table:formula="of:=MIN([.$K$1];IF(MOD(ROW(); [.$H$1]) = 0; [.$B86] + 1; [.$B86]))" office:value-type="float" office:value="7" calcext:value-type="float">
            <text:p>7</text:p>
          </table:table-cell>
          <table:table-cell table:style-name="ce100" table:formula="of:=MIN([.$K$2];IF(MOD(ROW(); [.$H$2]) = 0; [.$C86] + 1; [.$C86]))" office:value-type="float" office:value="6" calcext:value-type="float">
            <text:p>6</text:p>
          </table:table-cell>
          <table:table-cell table:style-name="ce100" table:formula="of:=MIN([.$K$3];IF(MOD(ROW(); [.$H$3]) = 0; [.$D86] + 1; [.$D86]))" office:value-type="float" office:value="5" calcext:value-type="float">
            <text:p>5</text:p>
          </table:table-cell>
          <table:table-cell table:style-name="ce105" table:formula="of:=(COUNTA([.$G$10:.$L$10]))*[.$D87]" office:value-type="float" office:value="30" calcext:value-type="float">
            <text:p>30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87]+1" office:value-type="date" office:date-value="2022-02-24" calcext:value-type="date">
            <text:p>02/24/2022</text:p>
          </table:table-cell>
          <table:table-cell table:style-name="ce100" table:formula="of:=MIN([.$K$1];IF(MOD(ROW(); [.$H$1]) = 0; [.$B87] + 1; [.$B87]))" office:value-type="float" office:value="7" calcext:value-type="float">
            <text:p>7</text:p>
          </table:table-cell>
          <table:table-cell table:style-name="ce100" table:formula="of:=MIN([.$K$2];IF(MOD(ROW(); [.$H$2]) = 0; [.$C87] + 1; [.$C87]))" office:value-type="float" office:value="6" calcext:value-type="float">
            <text:p>6</text:p>
          </table:table-cell>
          <table:table-cell table:style-name="ce100" table:formula="of:=MIN([.$K$3];IF(MOD(ROW(); [.$H$3]) = 0; [.$D87] + 1; [.$D87]))" office:value-type="float" office:value="5" calcext:value-type="float">
            <text:p>5</text:p>
          </table:table-cell>
          <table:table-cell table:style-name="ce105" table:formula="of:=(COUNTA([.$G$10:.$L$10]))*[.$D88]" office:value-type="float" office:value="30" calcext:value-type="float">
            <text:p>30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88]+1" office:value-type="date" office:date-value="2022-02-25" calcext:value-type="date">
            <text:p>02/25/2022</text:p>
          </table:table-cell>
          <table:table-cell table:style-name="ce100" table:formula="of:=MIN([.$K$1];IF(MOD(ROW(); [.$H$1]) = 0; [.$B88] + 1; [.$B88]))" office:value-type="float" office:value="7" calcext:value-type="float">
            <text:p>7</text:p>
          </table:table-cell>
          <table:table-cell table:style-name="ce100" table:formula="of:=MIN([.$K$2];IF(MOD(ROW(); [.$H$2]) = 0; [.$C88] + 1; [.$C88]))" office:value-type="float" office:value="6" calcext:value-type="float">
            <text:p>6</text:p>
          </table:table-cell>
          <table:table-cell table:style-name="ce100" table:formula="of:=MIN([.$K$3];IF(MOD(ROW(); [.$H$3]) = 0; [.$D88] + 1; [.$D88]))" office:value-type="float" office:value="5" calcext:value-type="float">
            <text:p>5</text:p>
          </table:table-cell>
          <table:table-cell table:style-name="ce105" table:formula="of:=(COUNTA([.$G$10:.$L$10]))*[.$D89]" office:value-type="float" office:value="30" calcext:value-type="float">
            <text:p>30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89]+1" office:value-type="date" office:date-value="2022-02-26" calcext:value-type="date">
            <text:p>02/26/2022</text:p>
          </table:table-cell>
          <table:table-cell table:style-name="ce100" table:formula="of:=MIN([.$K$1];IF(MOD(ROW(); [.$H$1]) = 0; [.$B89] + 1; [.$B89]))" office:value-type="float" office:value="7" calcext:value-type="float">
            <text:p>7</text:p>
          </table:table-cell>
          <table:table-cell table:style-name="ce100" table:formula="of:=MIN([.$K$2];IF(MOD(ROW(); [.$H$2]) = 0; [.$C89] + 1; [.$C89]))" office:value-type="float" office:value="6" calcext:value-type="float">
            <text:p>6</text:p>
          </table:table-cell>
          <table:table-cell table:style-name="ce100" table:formula="of:=MIN([.$K$3];IF(MOD(ROW(); [.$H$3]) = 0; [.$D89] + 1; [.$D89]))" office:value-type="float" office:value="5" calcext:value-type="float">
            <text:p>5</text:p>
          </table:table-cell>
          <table:table-cell table:style-name="ce105" table:formula="of:=(COUNTA([.$G$10:.$L$10]))*[.$D90]" office:value-type="float" office:value="30" calcext:value-type="float">
            <text:p>30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90]+1" office:value-type="date" office:date-value="2022-02-27" calcext:value-type="date">
            <text:p>02/27/2022</text:p>
          </table:table-cell>
          <table:table-cell table:style-name="ce100" table:formula="of:=MIN([.$K$1];IF(MOD(ROW(); [.$H$1]) = 0; [.$B90] + 1; [.$B90]))" office:value-type="float" office:value="7" calcext:value-type="float">
            <text:p>7</text:p>
          </table:table-cell>
          <table:table-cell table:style-name="ce100" table:formula="of:=MIN([.$K$2];IF(MOD(ROW(); [.$H$2]) = 0; [.$C90] + 1; [.$C90]))" office:value-type="float" office:value="6" calcext:value-type="float">
            <text:p>6</text:p>
          </table:table-cell>
          <table:table-cell table:style-name="ce100" table:formula="of:=MIN([.$K$3];IF(MOD(ROW(); [.$H$3]) = 0; [.$D90] + 1; [.$D90]))" office:value-type="float" office:value="5" calcext:value-type="float">
            <text:p>5</text:p>
          </table:table-cell>
          <table:table-cell table:style-name="ce105" table:formula="of:=(COUNTA([.$G$10:.$L$10]))*[.$D91]" office:value-type="float" office:value="30" calcext:value-type="float">
            <text:p>30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91]+1" office:value-type="date" office:date-value="2022-02-28" calcext:value-type="date">
            <text:p>02/28/2022</text:p>
          </table:table-cell>
          <table:table-cell table:style-name="ce100" table:formula="of:=MIN([.$K$1];IF(MOD(ROW(); [.$H$1]) = 0; [.$B91] + 1; [.$B91]))" office:value-type="float" office:value="7" calcext:value-type="float">
            <text:p>7</text:p>
          </table:table-cell>
          <table:table-cell table:style-name="ce100" table:formula="of:=MIN([.$K$2];IF(MOD(ROW(); [.$H$2]) = 0; [.$C91] + 1; [.$C91]))" office:value-type="float" office:value="6" calcext:value-type="float">
            <text:p>6</text:p>
          </table:table-cell>
          <table:table-cell table:style-name="ce100" table:formula="of:=MIN([.$K$3];IF(MOD(ROW(); [.$H$3]) = 0; [.$D91] + 1; [.$D91]))" office:value-type="float" office:value="5" calcext:value-type="float">
            <text:p>5</text:p>
          </table:table-cell>
          <table:table-cell table:style-name="ce105" table:formula="of:=(COUNTA([.$G$10:.$L$10]))*[.$D92]" office:value-type="float" office:value="30" calcext:value-type="float">
            <text:p>30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92]+1" office:value-type="date" office:date-value="2022-03-01" calcext:value-type="date">
            <text:p>03/01/2022</text:p>
          </table:table-cell>
          <table:table-cell table:style-name="ce100" table:formula="of:=MIN([.$K$1];IF(MOD(ROW(); [.$H$1]) = 0; [.$B92] + 1; [.$B92]))" office:value-type="float" office:value="7" calcext:value-type="float">
            <text:p>7</text:p>
          </table:table-cell>
          <table:table-cell table:style-name="ce100" table:formula="of:=MIN([.$K$2];IF(MOD(ROW(); [.$H$2]) = 0; [.$C92] + 1; [.$C92]))" office:value-type="float" office:value="6" calcext:value-type="float">
            <text:p>6</text:p>
          </table:table-cell>
          <table:table-cell table:style-name="ce100" table:formula="of:=MIN([.$K$3];IF(MOD(ROW(); [.$H$3]) = 0; [.$D92] + 1; [.$D92]))" office:value-type="float" office:value="5" calcext:value-type="float">
            <text:p>5</text:p>
          </table:table-cell>
          <table:table-cell table:style-name="ce105" table:formula="of:=(COUNTA([.$G$10:.$L$10]))*[.$D93]" office:value-type="float" office:value="30" calcext:value-type="float">
            <text:p>30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93]+1" office:value-type="date" office:date-value="2022-03-02" calcext:value-type="date">
            <text:p>03/02/2022</text:p>
          </table:table-cell>
          <table:table-cell table:style-name="ce100" table:formula="of:=MIN([.$K$1];IF(MOD(ROW(); [.$H$1]) = 0; [.$B93] + 1; [.$B93]))" office:value-type="float" office:value="7" calcext:value-type="float">
            <text:p>7</text:p>
          </table:table-cell>
          <table:table-cell table:style-name="ce100" table:formula="of:=MIN([.$K$2];IF(MOD(ROW(); [.$H$2]) = 0; [.$C93] + 1; [.$C93]))" office:value-type="float" office:value="6" calcext:value-type="float">
            <text:p>6</text:p>
          </table:table-cell>
          <table:table-cell table:style-name="ce100" table:formula="of:=MIN([.$K$3];IF(MOD(ROW(); [.$H$3]) = 0; [.$D93] + 1; [.$D93]))" office:value-type="float" office:value="5" calcext:value-type="float">
            <text:p>5</text:p>
          </table:table-cell>
          <table:table-cell table:style-name="ce105" table:formula="of:=(COUNTA([.$G$10:.$L$10]))*[.$D94]" office:value-type="float" office:value="30" calcext:value-type="float">
            <text:p>30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94]+1" office:value-type="date" office:date-value="2022-03-03" calcext:value-type="date">
            <text:p>03/03/2022</text:p>
          </table:table-cell>
          <table:table-cell table:style-name="ce100" table:formula="of:=MIN([.$K$1];IF(MOD(ROW(); [.$H$1]) = 0; [.$B94] + 1; [.$B94]))" office:value-type="float" office:value="7" calcext:value-type="float">
            <text:p>7</text:p>
          </table:table-cell>
          <table:table-cell table:style-name="ce100" table:formula="of:=MIN([.$K$2];IF(MOD(ROW(); [.$H$2]) = 0; [.$C94] + 1; [.$C94]))" office:value-type="float" office:value="6" calcext:value-type="float">
            <text:p>6</text:p>
          </table:table-cell>
          <table:table-cell table:style-name="ce100" table:formula="of:=MIN([.$K$3];IF(MOD(ROW(); [.$H$3]) = 0; [.$D94] + 1; [.$D94]))" office:value-type="float" office:value="5" calcext:value-type="float">
            <text:p>5</text:p>
          </table:table-cell>
          <table:table-cell table:style-name="ce105" table:formula="of:=(COUNTA([.$G$10:.$L$10]))*[.$D95]" office:value-type="float" office:value="30" calcext:value-type="float">
            <text:p>30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95]+1" office:value-type="date" office:date-value="2022-03-04" calcext:value-type="date">
            <text:p>03/04/2022</text:p>
          </table:table-cell>
          <table:table-cell table:style-name="ce100" table:formula="of:=MIN([.$K$1];IF(MOD(ROW(); [.$H$1]) = 0; [.$B95] + 1; [.$B95]))" office:value-type="float" office:value="7" calcext:value-type="float">
            <text:p>7</text:p>
          </table:table-cell>
          <table:table-cell table:style-name="ce100" table:formula="of:=MIN([.$K$2];IF(MOD(ROW(); [.$H$2]) = 0; [.$C95] + 1; [.$C95]))" office:value-type="float" office:value="6" calcext:value-type="float">
            <text:p>6</text:p>
          </table:table-cell>
          <table:table-cell table:style-name="ce100" table:formula="of:=MIN([.$K$3];IF(MOD(ROW(); [.$H$3]) = 0; [.$D95] + 1; [.$D95]))" office:value-type="float" office:value="5" calcext:value-type="float">
            <text:p>5</text:p>
          </table:table-cell>
          <table:table-cell table:style-name="ce105" table:formula="of:=(COUNTA([.$G$10:.$L$10]))*[.$D96]" office:value-type="float" office:value="30" calcext:value-type="float">
            <text:p>30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96]+1" office:value-type="date" office:date-value="2022-03-05" calcext:value-type="date">
            <text:p>03/05/2022</text:p>
          </table:table-cell>
          <table:table-cell table:style-name="ce100" table:formula="of:=MIN([.$K$1];IF(MOD(ROW(); [.$H$1]) = 0; [.$B96] + 1; [.$B96]))" office:value-type="float" office:value="7" calcext:value-type="float">
            <text:p>7</text:p>
          </table:table-cell>
          <table:table-cell table:style-name="ce100" table:formula="of:=MIN([.$K$2];IF(MOD(ROW(); [.$H$2]) = 0; [.$C96] + 1; [.$C96]))" office:value-type="float" office:value="6" calcext:value-type="float">
            <text:p>6</text:p>
          </table:table-cell>
          <table:table-cell table:style-name="ce100" table:formula="of:=MIN([.$K$3];IF(MOD(ROW(); [.$H$3]) = 0; [.$D96] + 1; [.$D96]))" office:value-type="float" office:value="5" calcext:value-type="float">
            <text:p>5</text:p>
          </table:table-cell>
          <table:table-cell table:style-name="ce105" table:formula="of:=(COUNTA([.$G$10:.$L$10]))*[.$D97]" office:value-type="float" office:value="30" calcext:value-type="float">
            <text:p>30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97]+1" office:value-type="date" office:date-value="2022-03-06" calcext:value-type="date">
            <text:p>03/06/2022</text:p>
          </table:table-cell>
          <table:table-cell table:style-name="ce100" table:formula="of:=MIN([.$K$1];IF(MOD(ROW(); [.$H$1]) = 0; [.$B97] + 1; [.$B97]))" office:value-type="float" office:value="7" calcext:value-type="float">
            <text:p>7</text:p>
          </table:table-cell>
          <table:table-cell table:style-name="ce100" table:formula="of:=MIN([.$K$2];IF(MOD(ROW(); [.$H$2]) = 0; [.$C97] + 1; [.$C97]))" office:value-type="float" office:value="6" calcext:value-type="float">
            <text:p>6</text:p>
          </table:table-cell>
          <table:table-cell table:style-name="ce100" table:formula="of:=MIN([.$K$3];IF(MOD(ROW(); [.$H$3]) = 0; [.$D97] + 1; [.$D97]))" office:value-type="float" office:value="5" calcext:value-type="float">
            <text:p>5</text:p>
          </table:table-cell>
          <table:table-cell table:style-name="ce105" table:formula="of:=(COUNTA([.$G$10:.$L$10]))*[.$D98]" office:value-type="float" office:value="30" calcext:value-type="float">
            <text:p>30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98]+1" office:value-type="date" office:date-value="2022-03-07" calcext:value-type="date">
            <text:p>03/07/2022</text:p>
          </table:table-cell>
          <table:table-cell table:style-name="ce100" table:formula="of:=MIN([.$K$1];IF(MOD(ROW(); [.$H$1]) = 0; [.$B98] + 1; [.$B98]))" office:value-type="float" office:value="7" calcext:value-type="float">
            <text:p>7</text:p>
          </table:table-cell>
          <table:table-cell table:style-name="ce100" table:formula="of:=MIN([.$K$2];IF(MOD(ROW(); [.$H$2]) = 0; [.$C98] + 1; [.$C98]))" office:value-type="float" office:value="6" calcext:value-type="float">
            <text:p>6</text:p>
          </table:table-cell>
          <table:table-cell table:style-name="ce100" table:formula="of:=MIN([.$K$3];IF(MOD(ROW(); [.$H$3]) = 0; [.$D98] + 1; [.$D98]))" office:value-type="float" office:value="5" calcext:value-type="float">
            <text:p>5</text:p>
          </table:table-cell>
          <table:table-cell table:style-name="ce105" table:formula="of:=(COUNTA([.$G$10:.$L$10]))*[.$D99]" office:value-type="float" office:value="30" calcext:value-type="float">
            <text:p>30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99]+1" office:value-type="date" office:date-value="2022-03-08" calcext:value-type="date">
            <text:p>03/08/2022</text:p>
          </table:table-cell>
          <table:table-cell table:style-name="ce100" table:formula="of:=MIN([.$K$1];IF(MOD(ROW(); [.$H$1]) = 0; [.$B99] + 1; [.$B99]))" office:value-type="float" office:value="7" calcext:value-type="float">
            <text:p>7</text:p>
          </table:table-cell>
          <table:table-cell table:style-name="ce100" table:formula="of:=MIN([.$K$2];IF(MOD(ROW(); [.$H$2]) = 0; [.$C99] + 1; [.$C99]))" office:value-type="float" office:value="6" calcext:value-type="float">
            <text:p>6</text:p>
          </table:table-cell>
          <table:table-cell table:style-name="ce100" table:formula="of:=MIN([.$K$3];IF(MOD(ROW(); [.$H$3]) = 0; [.$D99] + 1; [.$D99]))" office:value-type="float" office:value="5" calcext:value-type="float">
            <text:p>5</text:p>
          </table:table-cell>
          <table:table-cell table:style-name="ce105" table:formula="of:=(COUNTA([.$G$10:.$L$10]))*[.$D100]" office:value-type="float" office:value="30" calcext:value-type="float">
            <text:p>30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100]+1" office:value-type="date" office:date-value="2022-03-09" calcext:value-type="date">
            <text:p>03/09/2022</text:p>
          </table:table-cell>
          <table:table-cell table:style-name="ce100" table:formula="of:=MIN([.$K$1];IF(MOD(ROW(); [.$H$1]) = 0; [.$B100] + 1; [.$B100]))" office:value-type="float" office:value="7" calcext:value-type="float">
            <text:p>7</text:p>
          </table:table-cell>
          <table:table-cell table:style-name="ce100" table:formula="of:=MIN([.$K$2];IF(MOD(ROW(); [.$H$2]) = 0; [.$C100] + 1; [.$C100]))" office:value-type="float" office:value="6" calcext:value-type="float">
            <text:p>6</text:p>
          </table:table-cell>
          <table:table-cell table:style-name="ce100" table:formula="of:=MIN([.$K$3];IF(MOD(ROW(); [.$H$3]) = 0; [.$D100] + 1; [.$D100]))" office:value-type="float" office:value="5" calcext:value-type="float">
            <text:p>5</text:p>
          </table:table-cell>
          <table:table-cell table:style-name="ce105" table:formula="of:=(COUNTA([.$G$10:.$L$10]))*[.$D101]" office:value-type="float" office:value="30" calcext:value-type="float">
            <text:p>30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101]+1" office:value-type="date" office:date-value="2022-03-10" calcext:value-type="date">
            <text:p>03/10/2022</text:p>
          </table:table-cell>
          <table:table-cell table:style-name="ce100" table:formula="of:=MIN([.$K$1];IF(MOD(ROW(); [.$H$1]) = 0; [.$B101] + 1; [.$B101]))" office:value-type="float" office:value="7" calcext:value-type="float">
            <text:p>7</text:p>
          </table:table-cell>
          <table:table-cell table:style-name="ce100" table:formula="of:=MIN([.$K$2];IF(MOD(ROW(); [.$H$2]) = 0; [.$C101] + 1; [.$C101]))" office:value-type="float" office:value="6" calcext:value-type="float">
            <text:p>6</text:p>
          </table:table-cell>
          <table:table-cell table:style-name="ce100" table:formula="of:=MIN([.$K$3];IF(MOD(ROW(); [.$H$3]) = 0; [.$D101] + 1; [.$D101]))" office:value-type="float" office:value="5" calcext:value-type="float">
            <text:p>5</text:p>
          </table:table-cell>
          <table:table-cell table:style-name="ce105" table:formula="of:=(COUNTA([.$G$10:.$L$10]))*[.$D102]" office:value-type="float" office:value="30" calcext:value-type="float">
            <text:p>30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102]+1" office:value-type="date" office:date-value="2022-03-11" calcext:value-type="date">
            <text:p>03/11/2022</text:p>
          </table:table-cell>
          <table:table-cell table:style-name="ce100" table:formula="of:=MIN([.$K$1];IF(MOD(ROW(); [.$H$1]) = 0; [.$B102] + 1; [.$B102]))" office:value-type="float" office:value="7" calcext:value-type="float">
            <text:p>7</text:p>
          </table:table-cell>
          <table:table-cell table:style-name="ce100" table:formula="of:=MIN([.$K$2];IF(MOD(ROW(); [.$H$2]) = 0; [.$C102] + 1; [.$C102]))" office:value-type="float" office:value="6" calcext:value-type="float">
            <text:p>6</text:p>
          </table:table-cell>
          <table:table-cell table:style-name="ce100" table:formula="of:=MIN([.$K$3];IF(MOD(ROW(); [.$H$3]) = 0; [.$D102] + 1; [.$D102]))" office:value-type="float" office:value="5" calcext:value-type="float">
            <text:p>5</text:p>
          </table:table-cell>
          <table:table-cell table:style-name="ce105" table:formula="of:=(COUNTA([.$G$10:.$L$10]))*[.$D103]" office:value-type="float" office:value="30" calcext:value-type="float">
            <text:p>30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103]+1" office:value-type="date" office:date-value="2022-03-12" calcext:value-type="date">
            <text:p>03/12/2022</text:p>
          </table:table-cell>
          <table:table-cell table:style-name="ce100" table:formula="of:=MIN([.$K$1];IF(MOD(ROW(); [.$H$1]) = 0; [.$B103] + 1; [.$B103]))" office:value-type="float" office:value="7" calcext:value-type="float">
            <text:p>7</text:p>
          </table:table-cell>
          <table:table-cell table:style-name="ce100" table:formula="of:=MIN([.$K$2];IF(MOD(ROW(); [.$H$2]) = 0; [.$C103] + 1; [.$C103]))" office:value-type="float" office:value="6" calcext:value-type="float">
            <text:p>6</text:p>
          </table:table-cell>
          <table:table-cell table:style-name="ce100" table:formula="of:=MIN([.$K$3];IF(MOD(ROW(); [.$H$3]) = 0; [.$D103] + 1; [.$D103]))" office:value-type="float" office:value="5" calcext:value-type="float">
            <text:p>5</text:p>
          </table:table-cell>
          <table:table-cell table:style-name="ce105" table:formula="of:=(COUNTA([.$G$10:.$L$10]))*[.$D104]" office:value-type="float" office:value="30" calcext:value-type="float">
            <text:p>30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104]+1" office:value-type="date" office:date-value="2022-03-13" calcext:value-type="date">
            <text:p>03/13/2022</text:p>
          </table:table-cell>
          <table:table-cell table:style-name="ce100" table:formula="of:=MIN([.$K$1];IF(MOD(ROW(); [.$H$1]) = 0; [.$B104] + 1; [.$B104]))" office:value-type="float" office:value="7" calcext:value-type="float">
            <text:p>7</text:p>
          </table:table-cell>
          <table:table-cell table:style-name="ce100" table:formula="of:=MIN([.$K$2];IF(MOD(ROW(); [.$H$2]) = 0; [.$C104] + 1; [.$C104]))" office:value-type="float" office:value="6" calcext:value-type="float">
            <text:p>6</text:p>
          </table:table-cell>
          <table:table-cell table:style-name="ce100" table:formula="of:=MIN([.$K$3];IF(MOD(ROW(); [.$H$3]) = 0; [.$D104] + 1; [.$D104]))" office:value-type="float" office:value="5" calcext:value-type="float">
            <text:p>5</text:p>
          </table:table-cell>
          <table:table-cell table:style-name="ce105" table:formula="of:=(COUNTA([.$G$10:.$L$10]))*[.$D105]" office:value-type="float" office:value="30" calcext:value-type="float">
            <text:p>30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105]+1" office:value-type="date" office:date-value="2022-03-14" calcext:value-type="date">
            <text:p>03/14/2022</text:p>
          </table:table-cell>
          <table:table-cell table:style-name="ce100" table:formula="of:=MIN([.$K$1];IF(MOD(ROW(); [.$H$1]) = 0; [.$B105] + 1; [.$B105]))" office:value-type="float" office:value="7" calcext:value-type="float">
            <text:p>7</text:p>
          </table:table-cell>
          <table:table-cell table:style-name="ce100" table:formula="of:=MIN([.$K$2];IF(MOD(ROW(); [.$H$2]) = 0; [.$C105] + 1; [.$C105]))" office:value-type="float" office:value="6" calcext:value-type="float">
            <text:p>6</text:p>
          </table:table-cell>
          <table:table-cell table:style-name="ce100" table:formula="of:=MIN([.$K$3];IF(MOD(ROW(); [.$H$3]) = 0; [.$D105] + 1; [.$D105]))" office:value-type="float" office:value="5" calcext:value-type="float">
            <text:p>5</text:p>
          </table:table-cell>
          <table:table-cell table:style-name="ce105" table:formula="of:=(COUNTA([.$G$10:.$L$10]))*[.$D106]" office:value-type="float" office:value="30" calcext:value-type="float">
            <text:p>30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106]+1" office:value-type="date" office:date-value="2022-03-15" calcext:value-type="date">
            <text:p>03/15/2022</text:p>
          </table:table-cell>
          <table:table-cell table:style-name="ce100" table:formula="of:=MIN([.$K$1];IF(MOD(ROW(); [.$H$1]) = 0; [.$B106] + 1; [.$B106]))" office:value-type="float" office:value="7" calcext:value-type="float">
            <text:p>7</text:p>
          </table:table-cell>
          <table:table-cell table:style-name="ce100" table:formula="of:=MIN([.$K$2];IF(MOD(ROW(); [.$H$2]) = 0; [.$C106] + 1; [.$C106]))" office:value-type="float" office:value="6" calcext:value-type="float">
            <text:p>6</text:p>
          </table:table-cell>
          <table:table-cell table:style-name="ce100" table:formula="of:=MIN([.$K$3];IF(MOD(ROW(); [.$H$3]) = 0; [.$D106] + 1; [.$D106]))" office:value-type="float" office:value="5" calcext:value-type="float">
            <text:p>5</text:p>
          </table:table-cell>
          <table:table-cell table:style-name="ce105" table:formula="of:=(COUNTA([.$G$10:.$L$10]))*[.$D107]" office:value-type="float" office:value="30" calcext:value-type="float">
            <text:p>30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107]+1" office:value-type="date" office:date-value="2022-03-16" calcext:value-type="date">
            <text:p>03/16/2022</text:p>
          </table:table-cell>
          <table:table-cell table:style-name="ce100" table:formula="of:=MIN([.$K$1];IF(MOD(ROW(); [.$H$1]) = 0; [.$B107] + 1; [.$B107]))" office:value-type="float" office:value="7" calcext:value-type="float">
            <text:p>7</text:p>
          </table:table-cell>
          <table:table-cell table:style-name="ce100" table:formula="of:=MIN([.$K$2];IF(MOD(ROW(); [.$H$2]) = 0; [.$C107] + 1; [.$C107]))" office:value-type="float" office:value="6" calcext:value-type="float">
            <text:p>6</text:p>
          </table:table-cell>
          <table:table-cell table:style-name="ce100" table:formula="of:=MIN([.$K$3];IF(MOD(ROW(); [.$H$3]) = 0; [.$D107] + 1; [.$D107]))" office:value-type="float" office:value="5" calcext:value-type="float">
            <text:p>5</text:p>
          </table:table-cell>
          <table:table-cell table:style-name="ce105" table:formula="of:=(COUNTA([.$G$10:.$L$10]))*[.$D108]" office:value-type="float" office:value="30" calcext:value-type="float">
            <text:p>30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108]+1" office:value-type="date" office:date-value="2022-03-17" calcext:value-type="date">
            <text:p>03/17/2022</text:p>
          </table:table-cell>
          <table:table-cell table:style-name="ce100" table:formula="of:=MIN([.$K$1];IF(MOD(ROW(); [.$H$1]) = 0; [.$B108] + 1; [.$B108]))" office:value-type="float" office:value="7" calcext:value-type="float">
            <text:p>7</text:p>
          </table:table-cell>
          <table:table-cell table:style-name="ce100" table:formula="of:=MIN([.$K$2];IF(MOD(ROW(); [.$H$2]) = 0; [.$C108] + 1; [.$C108]))" office:value-type="float" office:value="6" calcext:value-type="float">
            <text:p>6</text:p>
          </table:table-cell>
          <table:table-cell table:style-name="ce100" table:formula="of:=MIN([.$K$3];IF(MOD(ROW(); [.$H$3]) = 0; [.$D108] + 1; [.$D108]))" office:value-type="float" office:value="5" calcext:value-type="float">
            <text:p>5</text:p>
          </table:table-cell>
          <table:table-cell table:style-name="ce105" table:formula="of:=(COUNTA([.$G$10:.$L$10]))*[.$D109]" office:value-type="float" office:value="30" calcext:value-type="float">
            <text:p>30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109]+1" office:value-type="date" office:date-value="2022-03-18" calcext:value-type="date">
            <text:p>03/18/2022</text:p>
          </table:table-cell>
          <table:table-cell table:style-name="ce100" table:formula="of:=MIN([.$K$1];IF(MOD(ROW(); [.$H$1]) = 0; [.$B109] + 1; [.$B109]))" office:value-type="float" office:value="7" calcext:value-type="float">
            <text:p>7</text:p>
          </table:table-cell>
          <table:table-cell table:style-name="ce100" table:formula="of:=MIN([.$K$2];IF(MOD(ROW(); [.$H$2]) = 0; [.$C109] + 1; [.$C109]))" office:value-type="float" office:value="6" calcext:value-type="float">
            <text:p>6</text:p>
          </table:table-cell>
          <table:table-cell table:style-name="ce100" table:formula="of:=MIN([.$K$3];IF(MOD(ROW(); [.$H$3]) = 0; [.$D109] + 1; [.$D109]))" office:value-type="float" office:value="5" calcext:value-type="float">
            <text:p>5</text:p>
          </table:table-cell>
          <table:table-cell table:style-name="ce105" table:formula="of:=(COUNTA([.$G$10:.$L$10]))*[.$D110]" office:value-type="float" office:value="30" calcext:value-type="float">
            <text:p>30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110]+1" office:value-type="date" office:date-value="2022-03-19" calcext:value-type="date">
            <text:p>03/19/2022</text:p>
          </table:table-cell>
          <table:table-cell table:style-name="ce100" table:formula="of:=MIN([.$K$1];IF(MOD(ROW(); [.$H$1]) = 0; [.$B110] + 1; [.$B110]))" office:value-type="float" office:value="7" calcext:value-type="float">
            <text:p>7</text:p>
          </table:table-cell>
          <table:table-cell table:style-name="ce100" table:formula="of:=MIN([.$K$2];IF(MOD(ROW(); [.$H$2]) = 0; [.$C110] + 1; [.$C110]))" office:value-type="float" office:value="6" calcext:value-type="float">
            <text:p>6</text:p>
          </table:table-cell>
          <table:table-cell table:style-name="ce100" table:formula="of:=MIN([.$K$3];IF(MOD(ROW(); [.$H$3]) = 0; [.$D110] + 1; [.$D110]))" office:value-type="float" office:value="5" calcext:value-type="float">
            <text:p>5</text:p>
          </table:table-cell>
          <table:table-cell table:style-name="ce105" table:formula="of:=(COUNTA([.$G$10:.$L$10]))*[.$D111]" office:value-type="float" office:value="30" calcext:value-type="float">
            <text:p>30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111]+1" office:value-type="date" office:date-value="2022-03-20" calcext:value-type="date">
            <text:p>03/20/2022</text:p>
          </table:table-cell>
          <table:table-cell table:style-name="ce100" table:formula="of:=MIN([.$K$1];IF(MOD(ROW(); [.$H$1]) = 0; [.$B111] + 1; [.$B111]))" office:value-type="float" office:value="8" calcext:value-type="float">
            <text:p>8</text:p>
          </table:table-cell>
          <table:table-cell table:style-name="ce100" table:formula="of:=MIN([.$K$2];IF(MOD(ROW(); [.$H$2]) = 0; [.$C111] + 1; [.$C111]))" office:value-type="float" office:value="7" calcext:value-type="float">
            <text:p>7</text:p>
          </table:table-cell>
          <table:table-cell table:style-name="ce100" table:formula="of:=MIN([.$K$3];IF(MOD(ROW(); [.$H$3]) = 0; [.$D111] + 1; [.$D111]))" office:value-type="float" office:value="6" calcext:value-type="float">
            <text:p>6</text:p>
          </table:table-cell>
          <table:table-cell table:style-name="ce105" table:formula="of:=(COUNTA([.$G$10:.$L$10]))*[.$D112]" office:value-type="float" office:value="36" calcext:value-type="float">
            <text:p>36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112]+1" office:value-type="date" office:date-value="2022-03-21" calcext:value-type="date">
            <text:p>03/21/2022</text:p>
          </table:table-cell>
          <table:table-cell table:style-name="ce100" table:formula="of:=MIN([.$K$1];IF(MOD(ROW(); [.$H$1]) = 0; [.$B112] + 1; [.$B112]))" office:value-type="float" office:value="8" calcext:value-type="float">
            <text:p>8</text:p>
          </table:table-cell>
          <table:table-cell table:style-name="ce100" table:formula="of:=MIN([.$K$2];IF(MOD(ROW(); [.$H$2]) = 0; [.$C112] + 1; [.$C112]))" office:value-type="float" office:value="7" calcext:value-type="float">
            <text:p>7</text:p>
          </table:table-cell>
          <table:table-cell table:style-name="ce100" table:formula="of:=MIN([.$K$3];IF(MOD(ROW(); [.$H$3]) = 0; [.$D112] + 1; [.$D112]))" office:value-type="float" office:value="6" calcext:value-type="float">
            <text:p>6</text:p>
          </table:table-cell>
          <table:table-cell table:style-name="ce105" table:formula="of:=(COUNTA([.$G$10:.$L$10]))*[.$D113]" office:value-type="float" office:value="36" calcext:value-type="float">
            <text:p>36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113]+1" office:value-type="date" office:date-value="2022-03-22" calcext:value-type="date">
            <text:p>03/22/2022</text:p>
          </table:table-cell>
          <table:table-cell table:style-name="ce100" table:formula="of:=MIN([.$K$1];IF(MOD(ROW(); [.$H$1]) = 0; [.$B113] + 1; [.$B113]))" office:value-type="float" office:value="8" calcext:value-type="float">
            <text:p>8</text:p>
          </table:table-cell>
          <table:table-cell table:style-name="ce100" table:formula="of:=MIN([.$K$2];IF(MOD(ROW(); [.$H$2]) = 0; [.$C113] + 1; [.$C113]))" office:value-type="float" office:value="7" calcext:value-type="float">
            <text:p>7</text:p>
          </table:table-cell>
          <table:table-cell table:style-name="ce100" table:formula="of:=MIN([.$K$3];IF(MOD(ROW(); [.$H$3]) = 0; [.$D113] + 1; [.$D113]))" office:value-type="float" office:value="6" calcext:value-type="float">
            <text:p>6</text:p>
          </table:table-cell>
          <table:table-cell table:style-name="ce105" table:formula="of:=(COUNTA([.$G$10:.$L$10]))*[.$D114]" office:value-type="float" office:value="36" calcext:value-type="float">
            <text:p>36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114]+1" office:value-type="date" office:date-value="2022-03-23" calcext:value-type="date">
            <text:p>03/23/2022</text:p>
          </table:table-cell>
          <table:table-cell table:style-name="ce100" table:formula="of:=MIN([.$K$1];IF(MOD(ROW(); [.$H$1]) = 0; [.$B114] + 1; [.$B114]))" office:value-type="float" office:value="8" calcext:value-type="float">
            <text:p>8</text:p>
          </table:table-cell>
          <table:table-cell table:style-name="ce100" table:formula="of:=MIN([.$K$2];IF(MOD(ROW(); [.$H$2]) = 0; [.$C114] + 1; [.$C114]))" office:value-type="float" office:value="7" calcext:value-type="float">
            <text:p>7</text:p>
          </table:table-cell>
          <table:table-cell table:style-name="ce100" table:formula="of:=MIN([.$K$3];IF(MOD(ROW(); [.$H$3]) = 0; [.$D114] + 1; [.$D114]))" office:value-type="float" office:value="6" calcext:value-type="float">
            <text:p>6</text:p>
          </table:table-cell>
          <table:table-cell table:style-name="ce105" table:formula="of:=(COUNTA([.$G$10:.$L$10]))*[.$D115]" office:value-type="float" office:value="36" calcext:value-type="float">
            <text:p>36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115]+1" office:value-type="date" office:date-value="2022-03-24" calcext:value-type="date">
            <text:p>03/24/2022</text:p>
          </table:table-cell>
          <table:table-cell table:style-name="ce100" table:formula="of:=MIN([.$K$1];IF(MOD(ROW(); [.$H$1]) = 0; [.$B115] + 1; [.$B115]))" office:value-type="float" office:value="8" calcext:value-type="float">
            <text:p>8</text:p>
          </table:table-cell>
          <table:table-cell table:style-name="ce100" table:formula="of:=MIN([.$K$2];IF(MOD(ROW(); [.$H$2]) = 0; [.$C115] + 1; [.$C115]))" office:value-type="float" office:value="7" calcext:value-type="float">
            <text:p>7</text:p>
          </table:table-cell>
          <table:table-cell table:style-name="ce100" table:formula="of:=MIN([.$K$3];IF(MOD(ROW(); [.$H$3]) = 0; [.$D115] + 1; [.$D115]))" office:value-type="float" office:value="6" calcext:value-type="float">
            <text:p>6</text:p>
          </table:table-cell>
          <table:table-cell table:style-name="ce105" table:formula="of:=(COUNTA([.$G$10:.$L$10]))*[.$D116]" office:value-type="float" office:value="36" calcext:value-type="float">
            <text:p>36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116]+1" office:value-type="date" office:date-value="2022-03-25" calcext:value-type="date">
            <text:p>03/25/2022</text:p>
          </table:table-cell>
          <table:table-cell table:style-name="ce100" table:formula="of:=MIN([.$K$1];IF(MOD(ROW(); [.$H$1]) = 0; [.$B116] + 1; [.$B116]))" office:value-type="float" office:value="8" calcext:value-type="float">
            <text:p>8</text:p>
          </table:table-cell>
          <table:table-cell table:style-name="ce100" table:formula="of:=MIN([.$K$2];IF(MOD(ROW(); [.$H$2]) = 0; [.$C116] + 1; [.$C116]))" office:value-type="float" office:value="7" calcext:value-type="float">
            <text:p>7</text:p>
          </table:table-cell>
          <table:table-cell table:style-name="ce100" table:formula="of:=MIN([.$K$3];IF(MOD(ROW(); [.$H$3]) = 0; [.$D116] + 1; [.$D116]))" office:value-type="float" office:value="6" calcext:value-type="float">
            <text:p>6</text:p>
          </table:table-cell>
          <table:table-cell table:style-name="ce105" table:formula="of:=(COUNTA([.$G$10:.$L$10]))*[.$D117]" office:value-type="float" office:value="36" calcext:value-type="float">
            <text:p>36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117]+1" office:value-type="date" office:date-value="2022-03-26" calcext:value-type="date">
            <text:p>03/26/2022</text:p>
          </table:table-cell>
          <table:table-cell table:style-name="ce100" table:formula="of:=MIN([.$K$1];IF(MOD(ROW(); [.$H$1]) = 0; [.$B117] + 1; [.$B117]))" office:value-type="float" office:value="8" calcext:value-type="float">
            <text:p>8</text:p>
          </table:table-cell>
          <table:table-cell table:style-name="ce100" table:formula="of:=MIN([.$K$2];IF(MOD(ROW(); [.$H$2]) = 0; [.$C117] + 1; [.$C117]))" office:value-type="float" office:value="7" calcext:value-type="float">
            <text:p>7</text:p>
          </table:table-cell>
          <table:table-cell table:style-name="ce100" table:formula="of:=MIN([.$K$3];IF(MOD(ROW(); [.$H$3]) = 0; [.$D117] + 1; [.$D117]))" office:value-type="float" office:value="6" calcext:value-type="float">
            <text:p>6</text:p>
          </table:table-cell>
          <table:table-cell table:style-name="ce105" table:formula="of:=(COUNTA([.$G$10:.$L$10]))*[.$D118]" office:value-type="float" office:value="36" calcext:value-type="float">
            <text:p>36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118]+1" office:value-type="date" office:date-value="2022-03-27" calcext:value-type="date">
            <text:p>03/27/2022</text:p>
          </table:table-cell>
          <table:table-cell table:style-name="ce100" table:formula="of:=MIN([.$K$1];IF(MOD(ROW(); [.$H$1]) = 0; [.$B118] + 1; [.$B118]))" office:value-type="float" office:value="8" calcext:value-type="float">
            <text:p>8</text:p>
          </table:table-cell>
          <table:table-cell table:style-name="ce100" table:formula="of:=MIN([.$K$2];IF(MOD(ROW(); [.$H$2]) = 0; [.$C118] + 1; [.$C118]))" office:value-type="float" office:value="7" calcext:value-type="float">
            <text:p>7</text:p>
          </table:table-cell>
          <table:table-cell table:style-name="ce100" table:formula="of:=MIN([.$K$3];IF(MOD(ROW(); [.$H$3]) = 0; [.$D118] + 1; [.$D118]))" office:value-type="float" office:value="6" calcext:value-type="float">
            <text:p>6</text:p>
          </table:table-cell>
          <table:table-cell table:style-name="ce105" table:formula="of:=(COUNTA([.$G$10:.$L$10]))*[.$D119]" office:value-type="float" office:value="36" calcext:value-type="float">
            <text:p>36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119]+1" office:value-type="date" office:date-value="2022-03-28" calcext:value-type="date">
            <text:p>03/28/2022</text:p>
          </table:table-cell>
          <table:table-cell table:style-name="ce100" table:formula="of:=MIN([.$K$1];IF(MOD(ROW(); [.$H$1]) = 0; [.$B119] + 1; [.$B119]))" office:value-type="float" office:value="8" calcext:value-type="float">
            <text:p>8</text:p>
          </table:table-cell>
          <table:table-cell table:style-name="ce100" table:formula="of:=MIN([.$K$2];IF(MOD(ROW(); [.$H$2]) = 0; [.$C119] + 1; [.$C119]))" office:value-type="float" office:value="7" calcext:value-type="float">
            <text:p>7</text:p>
          </table:table-cell>
          <table:table-cell table:style-name="ce100" table:formula="of:=MIN([.$K$3];IF(MOD(ROW(); [.$H$3]) = 0; [.$D119] + 1; [.$D119]))" office:value-type="float" office:value="6" calcext:value-type="float">
            <text:p>6</text:p>
          </table:table-cell>
          <table:table-cell table:style-name="ce105" table:formula="of:=(COUNTA([.$G$10:.$L$10]))*[.$D120]" office:value-type="float" office:value="36" calcext:value-type="float">
            <text:p>36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120]+1" office:value-type="date" office:date-value="2022-03-29" calcext:value-type="date">
            <text:p>03/29/2022</text:p>
          </table:table-cell>
          <table:table-cell table:style-name="ce100" table:formula="of:=MIN([.$K$1];IF(MOD(ROW(); [.$H$1]) = 0; [.$B120] + 1; [.$B120]))" office:value-type="float" office:value="8" calcext:value-type="float">
            <text:p>8</text:p>
          </table:table-cell>
          <table:table-cell table:style-name="ce100" table:formula="of:=MIN([.$K$2];IF(MOD(ROW(); [.$H$2]) = 0; [.$C120] + 1; [.$C120]))" office:value-type="float" office:value="7" calcext:value-type="float">
            <text:p>7</text:p>
          </table:table-cell>
          <table:table-cell table:style-name="ce100" table:formula="of:=MIN([.$K$3];IF(MOD(ROW(); [.$H$3]) = 0; [.$D120] + 1; [.$D120]))" office:value-type="float" office:value="6" calcext:value-type="float">
            <text:p>6</text:p>
          </table:table-cell>
          <table:table-cell table:style-name="ce105" table:formula="of:=(COUNTA([.$G$10:.$L$10]))*[.$D121]" office:value-type="float" office:value="36" calcext:value-type="float">
            <text:p>36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121]+1" office:value-type="date" office:date-value="2022-03-30" calcext:value-type="date">
            <text:p>03/30/2022</text:p>
          </table:table-cell>
          <table:table-cell table:style-name="ce100" table:formula="of:=MIN([.$K$1];IF(MOD(ROW(); [.$H$1]) = 0; [.$B121] + 1; [.$B121]))" office:value-type="float" office:value="8" calcext:value-type="float">
            <text:p>8</text:p>
          </table:table-cell>
          <table:table-cell table:style-name="ce100" table:formula="of:=MIN([.$K$2];IF(MOD(ROW(); [.$H$2]) = 0; [.$C121] + 1; [.$C121]))" office:value-type="float" office:value="7" calcext:value-type="float">
            <text:p>7</text:p>
          </table:table-cell>
          <table:table-cell table:style-name="ce100" table:formula="of:=MIN([.$K$3];IF(MOD(ROW(); [.$H$3]) = 0; [.$D121] + 1; [.$D121]))" office:value-type="float" office:value="6" calcext:value-type="float">
            <text:p>6</text:p>
          </table:table-cell>
          <table:table-cell table:style-name="ce105" table:formula="of:=(COUNTA([.$G$10:.$L$10]))*[.$D122]" office:value-type="float" office:value="36" calcext:value-type="float">
            <text:p>36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122]+1" office:value-type="date" office:date-value="2022-03-31" calcext:value-type="date">
            <text:p>03/31/2022</text:p>
          </table:table-cell>
          <table:table-cell table:style-name="ce100" table:formula="of:=MIN([.$K$1];IF(MOD(ROW(); [.$H$1]) = 0; [.$B122] + 1; [.$B122]))" office:value-type="float" office:value="8" calcext:value-type="float">
            <text:p>8</text:p>
          </table:table-cell>
          <table:table-cell table:style-name="ce100" table:formula="of:=MIN([.$K$2];IF(MOD(ROW(); [.$H$2]) = 0; [.$C122] + 1; [.$C122]))" office:value-type="float" office:value="7" calcext:value-type="float">
            <text:p>7</text:p>
          </table:table-cell>
          <table:table-cell table:style-name="ce100" table:formula="of:=MIN([.$K$3];IF(MOD(ROW(); [.$H$3]) = 0; [.$D122] + 1; [.$D122]))" office:value-type="float" office:value="6" calcext:value-type="float">
            <text:p>6</text:p>
          </table:table-cell>
          <table:table-cell table:style-name="ce105" table:formula="of:=(COUNTA([.$G$10:.$L$10]))*[.$D123]" office:value-type="float" office:value="36" calcext:value-type="float">
            <text:p>36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123]+1" office:value-type="date" office:date-value="2022-04-01" calcext:value-type="date">
            <text:p>04/01/2022</text:p>
          </table:table-cell>
          <table:table-cell table:style-name="ce100" table:formula="of:=MIN([.$K$1];IF(MOD(ROW(); [.$H$1]) = 0; [.$B123] + 1; [.$B123]))" office:value-type="float" office:value="8" calcext:value-type="float">
            <text:p>8</text:p>
          </table:table-cell>
          <table:table-cell table:style-name="ce100" table:formula="of:=MIN([.$K$2];IF(MOD(ROW(); [.$H$2]) = 0; [.$C123] + 1; [.$C123]))" office:value-type="float" office:value="7" calcext:value-type="float">
            <text:p>7</text:p>
          </table:table-cell>
          <table:table-cell table:style-name="ce100" table:formula="of:=MIN([.$K$3];IF(MOD(ROW(); [.$H$3]) = 0; [.$D123] + 1; [.$D123]))" office:value-type="float" office:value="6" calcext:value-type="float">
            <text:p>6</text:p>
          </table:table-cell>
          <table:table-cell table:style-name="ce105" table:formula="of:=(COUNTA([.$G$10:.$L$10]))*[.$D124]" office:value-type="float" office:value="36" calcext:value-type="float">
            <text:p>36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124]+1" office:value-type="date" office:date-value="2022-04-02" calcext:value-type="date">
            <text:p>04/02/2022</text:p>
          </table:table-cell>
          <table:table-cell table:style-name="ce100" table:formula="of:=MIN([.$K$1];IF(MOD(ROW(); [.$H$1]) = 0; [.$B124] + 1; [.$B124]))" office:value-type="float" office:value="8" calcext:value-type="float">
            <text:p>8</text:p>
          </table:table-cell>
          <table:table-cell table:style-name="ce100" table:formula="of:=MIN([.$K$2];IF(MOD(ROW(); [.$H$2]) = 0; [.$C124] + 1; [.$C124]))" office:value-type="float" office:value="7" calcext:value-type="float">
            <text:p>7</text:p>
          </table:table-cell>
          <table:table-cell table:style-name="ce100" table:formula="of:=MIN([.$K$3];IF(MOD(ROW(); [.$H$3]) = 0; [.$D124] + 1; [.$D124]))" office:value-type="float" office:value="6" calcext:value-type="float">
            <text:p>6</text:p>
          </table:table-cell>
          <table:table-cell table:style-name="ce105" table:formula="of:=(COUNTA([.$G$10:.$L$10]))*[.$D125]" office:value-type="float" office:value="36" calcext:value-type="float">
            <text:p>36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125]+1" office:value-type="date" office:date-value="2022-04-03" calcext:value-type="date">
            <text:p>04/03/2022</text:p>
          </table:table-cell>
          <table:table-cell table:style-name="ce100" table:formula="of:=MIN([.$K$1];IF(MOD(ROW(); [.$H$1]) = 0; [.$B125] + 1; [.$B125]))" office:value-type="float" office:value="8" calcext:value-type="float">
            <text:p>8</text:p>
          </table:table-cell>
          <table:table-cell table:style-name="ce100" table:formula="of:=MIN([.$K$2];IF(MOD(ROW(); [.$H$2]) = 0; [.$C125] + 1; [.$C125]))" office:value-type="float" office:value="7" calcext:value-type="float">
            <text:p>7</text:p>
          </table:table-cell>
          <table:table-cell table:style-name="ce100" table:formula="of:=MIN([.$K$3];IF(MOD(ROW(); [.$H$3]) = 0; [.$D125] + 1; [.$D125]))" office:value-type="float" office:value="6" calcext:value-type="float">
            <text:p>6</text:p>
          </table:table-cell>
          <table:table-cell table:style-name="ce105" table:formula="of:=(COUNTA([.$G$10:.$L$10]))*[.$D126]" office:value-type="float" office:value="36" calcext:value-type="float">
            <text:p>36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126]+1" office:value-type="date" office:date-value="2022-04-04" calcext:value-type="date">
            <text:p>04/04/2022</text:p>
          </table:table-cell>
          <table:table-cell table:style-name="ce100" table:formula="of:=MIN([.$K$1];IF(MOD(ROW(); [.$H$1]) = 0; [.$B126] + 1; [.$B126]))" office:value-type="float" office:value="8" calcext:value-type="float">
            <text:p>8</text:p>
          </table:table-cell>
          <table:table-cell table:style-name="ce100" table:formula="of:=MIN([.$K$2];IF(MOD(ROW(); [.$H$2]) = 0; [.$C126] + 1; [.$C126]))" office:value-type="float" office:value="7" calcext:value-type="float">
            <text:p>7</text:p>
          </table:table-cell>
          <table:table-cell table:style-name="ce100" table:formula="of:=MIN([.$K$3];IF(MOD(ROW(); [.$H$3]) = 0; [.$D126] + 1; [.$D126]))" office:value-type="float" office:value="6" calcext:value-type="float">
            <text:p>6</text:p>
          </table:table-cell>
          <table:table-cell table:style-name="ce105" table:formula="of:=(COUNTA([.$G$10:.$L$10]))*[.$D127]" office:value-type="float" office:value="36" calcext:value-type="float">
            <text:p>36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127]+1" office:value-type="date" office:date-value="2022-04-05" calcext:value-type="date">
            <text:p>04/05/2022</text:p>
          </table:table-cell>
          <table:table-cell table:style-name="ce100" table:formula="of:=MIN([.$K$1];IF(MOD(ROW(); [.$H$1]) = 0; [.$B127] + 1; [.$B127]))" office:value-type="float" office:value="8" calcext:value-type="float">
            <text:p>8</text:p>
          </table:table-cell>
          <table:table-cell table:style-name="ce100" table:formula="of:=MIN([.$K$2];IF(MOD(ROW(); [.$H$2]) = 0; [.$C127] + 1; [.$C127]))" office:value-type="float" office:value="7" calcext:value-type="float">
            <text:p>7</text:p>
          </table:table-cell>
          <table:table-cell table:style-name="ce100" table:formula="of:=MIN([.$K$3];IF(MOD(ROW(); [.$H$3]) = 0; [.$D127] + 1; [.$D127]))" office:value-type="float" office:value="6" calcext:value-type="float">
            <text:p>6</text:p>
          </table:table-cell>
          <table:table-cell table:style-name="ce105" table:formula="of:=(COUNTA([.$G$10:.$L$10]))*[.$D128]" office:value-type="float" office:value="36" calcext:value-type="float">
            <text:p>36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128]+1" office:value-type="date" office:date-value="2022-04-06" calcext:value-type="date">
            <text:p>04/06/2022</text:p>
          </table:table-cell>
          <table:table-cell table:style-name="ce100" table:formula="of:=MIN([.$K$1];IF(MOD(ROW(); [.$H$1]) = 0; [.$B128] + 1; [.$B128]))" office:value-type="float" office:value="8" calcext:value-type="float">
            <text:p>8</text:p>
          </table:table-cell>
          <table:table-cell table:style-name="ce100" table:formula="of:=MIN([.$K$2];IF(MOD(ROW(); [.$H$2]) = 0; [.$C128] + 1; [.$C128]))" office:value-type="float" office:value="7" calcext:value-type="float">
            <text:p>7</text:p>
          </table:table-cell>
          <table:table-cell table:style-name="ce100" table:formula="of:=MIN([.$K$3];IF(MOD(ROW(); [.$H$3]) = 0; [.$D128] + 1; [.$D128]))" office:value-type="float" office:value="6" calcext:value-type="float">
            <text:p>6</text:p>
          </table:table-cell>
          <table:table-cell table:style-name="ce105" table:formula="of:=(COUNTA([.$G$10:.$L$10]))*[.$D129]" office:value-type="float" office:value="36" calcext:value-type="float">
            <text:p>36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129]+1" office:value-type="date" office:date-value="2022-04-07" calcext:value-type="date">
            <text:p>04/07/2022</text:p>
          </table:table-cell>
          <table:table-cell table:style-name="ce100" table:formula="of:=MIN([.$K$1];IF(MOD(ROW(); [.$H$1]) = 0; [.$B129] + 1; [.$B129]))" office:value-type="float" office:value="8" calcext:value-type="float">
            <text:p>8</text:p>
          </table:table-cell>
          <table:table-cell table:style-name="ce100" table:formula="of:=MIN([.$K$2];IF(MOD(ROW(); [.$H$2]) = 0; [.$C129] + 1; [.$C129]))" office:value-type="float" office:value="7" calcext:value-type="float">
            <text:p>7</text:p>
          </table:table-cell>
          <table:table-cell table:style-name="ce100" table:formula="of:=MIN([.$K$3];IF(MOD(ROW(); [.$H$3]) = 0; [.$D129] + 1; [.$D129]))" office:value-type="float" office:value="6" calcext:value-type="float">
            <text:p>6</text:p>
          </table:table-cell>
          <table:table-cell table:style-name="ce105" table:formula="of:=(COUNTA([.$G$10:.$L$10]))*[.$D130]" office:value-type="float" office:value="36" calcext:value-type="float">
            <text:p>36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130]+1" office:value-type="date" office:date-value="2022-04-08" calcext:value-type="date">
            <text:p>04/08/2022</text:p>
          </table:table-cell>
          <table:table-cell table:style-name="ce100" table:formula="of:=MIN([.$K$1];IF(MOD(ROW(); [.$H$1]) = 0; [.$B130] + 1; [.$B130]))" office:value-type="float" office:value="8" calcext:value-type="float">
            <text:p>8</text:p>
          </table:table-cell>
          <table:table-cell table:style-name="ce100" table:formula="of:=MIN([.$K$2];IF(MOD(ROW(); [.$H$2]) = 0; [.$C130] + 1; [.$C130]))" office:value-type="float" office:value="7" calcext:value-type="float">
            <text:p>7</text:p>
          </table:table-cell>
          <table:table-cell table:style-name="ce100" table:formula="of:=MIN([.$K$3];IF(MOD(ROW(); [.$H$3]) = 0; [.$D130] + 1; [.$D130]))" office:value-type="float" office:value="6" calcext:value-type="float">
            <text:p>6</text:p>
          </table:table-cell>
          <table:table-cell table:style-name="ce105" table:formula="of:=(COUNTA([.$G$10:.$L$10]))*[.$D131]" office:value-type="float" office:value="36" calcext:value-type="float">
            <text:p>36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131]+1" office:value-type="date" office:date-value="2022-04-09" calcext:value-type="date">
            <text:p>04/09/2022</text:p>
          </table:table-cell>
          <table:table-cell table:style-name="ce100" table:formula="of:=MIN([.$K$1];IF(MOD(ROW(); [.$H$1]) = 0; [.$B131] + 1; [.$B131]))" office:value-type="float" office:value="8" calcext:value-type="float">
            <text:p>8</text:p>
          </table:table-cell>
          <table:table-cell table:style-name="ce100" table:formula="of:=MIN([.$K$2];IF(MOD(ROW(); [.$H$2]) = 0; [.$C131] + 1; [.$C131]))" office:value-type="float" office:value="7" calcext:value-type="float">
            <text:p>7</text:p>
          </table:table-cell>
          <table:table-cell table:style-name="ce100" table:formula="of:=MIN([.$K$3];IF(MOD(ROW(); [.$H$3]) = 0; [.$D131] + 1; [.$D131]))" office:value-type="float" office:value="6" calcext:value-type="float">
            <text:p>6</text:p>
          </table:table-cell>
          <table:table-cell table:style-name="ce105" table:formula="of:=(COUNTA([.$G$10:.$L$10]))*[.$D132]" office:value-type="float" office:value="36" calcext:value-type="float">
            <text:p>36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132]+1" office:value-type="date" office:date-value="2022-04-10" calcext:value-type="date">
            <text:p>04/10/2022</text:p>
          </table:table-cell>
          <table:table-cell table:style-name="ce100" table:formula="of:=MIN([.$K$1];IF(MOD(ROW(); [.$H$1]) = 0; [.$B132] + 1; [.$B132]))" office:value-type="float" office:value="8" calcext:value-type="float">
            <text:p>8</text:p>
          </table:table-cell>
          <table:table-cell table:style-name="ce100" table:formula="of:=MIN([.$K$2];IF(MOD(ROW(); [.$H$2]) = 0; [.$C132] + 1; [.$C132]))" office:value-type="float" office:value="7" calcext:value-type="float">
            <text:p>7</text:p>
          </table:table-cell>
          <table:table-cell table:style-name="ce100" table:formula="of:=MIN([.$K$3];IF(MOD(ROW(); [.$H$3]) = 0; [.$D132] + 1; [.$D132]))" office:value-type="float" office:value="6" calcext:value-type="float">
            <text:p>6</text:p>
          </table:table-cell>
          <table:table-cell table:style-name="ce105" table:formula="of:=(COUNTA([.$G$10:.$L$10]))*[.$D133]" office:value-type="float" office:value="36" calcext:value-type="float">
            <text:p>36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133]+1" office:value-type="date" office:date-value="2022-04-11" calcext:value-type="date">
            <text:p>04/11/2022</text:p>
          </table:table-cell>
          <table:table-cell table:style-name="ce100" table:formula="of:=MIN([.$K$1];IF(MOD(ROW(); [.$H$1]) = 0; [.$B133] + 1; [.$B133]))" office:value-type="float" office:value="8" calcext:value-type="float">
            <text:p>8</text:p>
          </table:table-cell>
          <table:table-cell table:style-name="ce100" table:formula="of:=MIN([.$K$2];IF(MOD(ROW(); [.$H$2]) = 0; [.$C133] + 1; [.$C133]))" office:value-type="float" office:value="7" calcext:value-type="float">
            <text:p>7</text:p>
          </table:table-cell>
          <table:table-cell table:style-name="ce100" table:formula="of:=MIN([.$K$3];IF(MOD(ROW(); [.$H$3]) = 0; [.$D133] + 1; [.$D133]))" office:value-type="float" office:value="6" calcext:value-type="float">
            <text:p>6</text:p>
          </table:table-cell>
          <table:table-cell table:style-name="ce105" table:formula="of:=(COUNTA([.$G$10:.$L$10]))*[.$D134]" office:value-type="float" office:value="36" calcext:value-type="float">
            <text:p>36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134]+1" office:value-type="date" office:date-value="2022-04-12" calcext:value-type="date">
            <text:p>04/12/2022</text:p>
          </table:table-cell>
          <table:table-cell table:style-name="ce100" table:formula="of:=MIN([.$K$1];IF(MOD(ROW(); [.$H$1]) = 0; [.$B134] + 1; [.$B134]))" office:value-type="float" office:value="8" calcext:value-type="float">
            <text:p>8</text:p>
          </table:table-cell>
          <table:table-cell table:style-name="ce100" table:formula="of:=MIN([.$K$2];IF(MOD(ROW(); [.$H$2]) = 0; [.$C134] + 1; [.$C134]))" office:value-type="float" office:value="7" calcext:value-type="float">
            <text:p>7</text:p>
          </table:table-cell>
          <table:table-cell table:style-name="ce100" table:formula="of:=MIN([.$K$3];IF(MOD(ROW(); [.$H$3]) = 0; [.$D134] + 1; [.$D134]))" office:value-type="float" office:value="6" calcext:value-type="float">
            <text:p>6</text:p>
          </table:table-cell>
          <table:table-cell table:style-name="ce105" table:formula="of:=(COUNTA([.$G$10:.$L$10]))*[.$D135]" office:value-type="float" office:value="36" calcext:value-type="float">
            <text:p>36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135]+1" office:value-type="date" office:date-value="2022-04-13" calcext:value-type="date">
            <text:p>04/13/2022</text:p>
          </table:table-cell>
          <table:table-cell table:style-name="ce100" table:formula="of:=MIN([.$K$1];IF(MOD(ROW(); [.$H$1]) = 0; [.$B135] + 1; [.$B135]))" office:value-type="float" office:value="8" calcext:value-type="float">
            <text:p>8</text:p>
          </table:table-cell>
          <table:table-cell table:style-name="ce100" table:formula="of:=MIN([.$K$2];IF(MOD(ROW(); [.$H$2]) = 0; [.$C135] + 1; [.$C135]))" office:value-type="float" office:value="7" calcext:value-type="float">
            <text:p>7</text:p>
          </table:table-cell>
          <table:table-cell table:style-name="ce100" table:formula="of:=MIN([.$K$3];IF(MOD(ROW(); [.$H$3]) = 0; [.$D135] + 1; [.$D135]))" office:value-type="float" office:value="6" calcext:value-type="float">
            <text:p>6</text:p>
          </table:table-cell>
          <table:table-cell table:style-name="ce105" table:formula="of:=(COUNTA([.$G$10:.$L$10]))*[.$D136]" office:value-type="float" office:value="36" calcext:value-type="float">
            <text:p>36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136]+1" office:value-type="date" office:date-value="2022-04-14" calcext:value-type="date">
            <text:p>04/14/2022</text:p>
          </table:table-cell>
          <table:table-cell table:style-name="ce100" table:formula="of:=MIN([.$K$1];IF(MOD(ROW(); [.$H$1]) = 0; [.$B136] + 1; [.$B136]))" office:value-type="float" office:value="8" calcext:value-type="float">
            <text:p>8</text:p>
          </table:table-cell>
          <table:table-cell table:style-name="ce100" table:formula="of:=MIN([.$K$2];IF(MOD(ROW(); [.$H$2]) = 0; [.$C136] + 1; [.$C136]))" office:value-type="float" office:value="7" calcext:value-type="float">
            <text:p>7</text:p>
          </table:table-cell>
          <table:table-cell table:style-name="ce100" table:formula="of:=MIN([.$K$3];IF(MOD(ROW(); [.$H$3]) = 0; [.$D136] + 1; [.$D136]))" office:value-type="float" office:value="6" calcext:value-type="float">
            <text:p>6</text:p>
          </table:table-cell>
          <table:table-cell table:style-name="ce105" table:formula="of:=(COUNTA([.$G$10:.$L$10]))*[.$D137]" office:value-type="float" office:value="36" calcext:value-type="float">
            <text:p>36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137]+1" office:value-type="date" office:date-value="2022-04-15" calcext:value-type="date">
            <text:p>04/15/2022</text:p>
          </table:table-cell>
          <table:table-cell table:style-name="ce100" table:formula="of:=MIN([.$K$1];IF(MOD(ROW(); [.$H$1]) = 0; [.$B137] + 1; [.$B137]))" office:value-type="float" office:value="8" calcext:value-type="float">
            <text:p>8</text:p>
          </table:table-cell>
          <table:table-cell table:style-name="ce100" table:formula="of:=MIN([.$K$2];IF(MOD(ROW(); [.$H$2]) = 0; [.$C137] + 1; [.$C137]))" office:value-type="float" office:value="7" calcext:value-type="float">
            <text:p>7</text:p>
          </table:table-cell>
          <table:table-cell table:style-name="ce100" table:formula="of:=MIN([.$K$3];IF(MOD(ROW(); [.$H$3]) = 0; [.$D137] + 1; [.$D137]))" office:value-type="float" office:value="6" calcext:value-type="float">
            <text:p>6</text:p>
          </table:table-cell>
          <table:table-cell table:style-name="ce105" table:formula="of:=(COUNTA([.$G$10:.$L$10]))*[.$D138]" office:value-type="float" office:value="36" calcext:value-type="float">
            <text:p>36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138]+1" office:value-type="date" office:date-value="2022-04-16" calcext:value-type="date">
            <text:p>04/16/2022</text:p>
          </table:table-cell>
          <table:table-cell table:style-name="ce100" table:formula="of:=MIN([.$K$1];IF(MOD(ROW(); [.$H$1]) = 0; [.$B138] + 1; [.$B138]))" office:value-type="float" office:value="8" calcext:value-type="float">
            <text:p>8</text:p>
          </table:table-cell>
          <table:table-cell table:style-name="ce100" table:formula="of:=MIN([.$K$2];IF(MOD(ROW(); [.$H$2]) = 0; [.$C138] + 1; [.$C138]))" office:value-type="float" office:value="7" calcext:value-type="float">
            <text:p>7</text:p>
          </table:table-cell>
          <table:table-cell table:style-name="ce100" table:formula="of:=MIN([.$K$3];IF(MOD(ROW(); [.$H$3]) = 0; [.$D138] + 1; [.$D138]))" office:value-type="float" office:value="6" calcext:value-type="float">
            <text:p>6</text:p>
          </table:table-cell>
          <table:table-cell table:style-name="ce105" table:formula="of:=(COUNTA([.$G$10:.$L$10]))*[.$D139]" office:value-type="float" office:value="36" calcext:value-type="float">
            <text:p>36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139]+1" office:value-type="date" office:date-value="2022-04-17" calcext:value-type="date">
            <text:p>04/17/2022</text:p>
          </table:table-cell>
          <table:table-cell table:style-name="ce100" table:formula="of:=MIN([.$K$1];IF(MOD(ROW(); [.$H$1]) = 0; [.$B139] + 1; [.$B139]))" office:value-type="float" office:value="9" calcext:value-type="float">
            <text:p>9</text:p>
          </table:table-cell>
          <table:table-cell table:style-name="ce100" table:formula="of:=MIN([.$K$2];IF(MOD(ROW(); [.$H$2]) = 0; [.$C139] + 1; [.$C139]))" office:value-type="float" office:value="8" calcext:value-type="float">
            <text:p>8</text:p>
          </table:table-cell>
          <table:table-cell table:style-name="ce100" table:formula="of:=MIN([.$K$3];IF(MOD(ROW(); [.$H$3]) = 0; [.$D139] + 1; [.$D139]))" office:value-type="float" office:value="7" calcext:value-type="float">
            <text:p>7</text:p>
          </table:table-cell>
          <table:table-cell table:style-name="ce105" table:formula="of:=(COUNTA([.$G$10:.$L$10]))*[.$D140]" office:value-type="float" office:value="42" calcext:value-type="float">
            <text:p>42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140]+1" office:value-type="date" office:date-value="2022-04-18" calcext:value-type="date">
            <text:p>04/18/2022</text:p>
          </table:table-cell>
          <table:table-cell table:style-name="ce100" table:formula="of:=MIN([.$K$1];IF(MOD(ROW(); [.$H$1]) = 0; [.$B140] + 1; [.$B140]))" office:value-type="float" office:value="9" calcext:value-type="float">
            <text:p>9</text:p>
          </table:table-cell>
          <table:table-cell table:style-name="ce100" table:formula="of:=MIN([.$K$2];IF(MOD(ROW(); [.$H$2]) = 0; [.$C140] + 1; [.$C140]))" office:value-type="float" office:value="8" calcext:value-type="float">
            <text:p>8</text:p>
          </table:table-cell>
          <table:table-cell table:style-name="ce100" table:formula="of:=MIN([.$K$3];IF(MOD(ROW(); [.$H$3]) = 0; [.$D140] + 1; [.$D140]))" office:value-type="float" office:value="7" calcext:value-type="float">
            <text:p>7</text:p>
          </table:table-cell>
          <table:table-cell table:style-name="ce105" table:formula="of:=(COUNTA([.$G$10:.$L$10]))*[.$D141]" office:value-type="float" office:value="42" calcext:value-type="float">
            <text:p>42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141]+1" office:value-type="date" office:date-value="2022-04-19" calcext:value-type="date">
            <text:p>04/19/2022</text:p>
          </table:table-cell>
          <table:table-cell table:style-name="ce100" table:formula="of:=MIN([.$K$1];IF(MOD(ROW(); [.$H$1]) = 0; [.$B141] + 1; [.$B141]))" office:value-type="float" office:value="9" calcext:value-type="float">
            <text:p>9</text:p>
          </table:table-cell>
          <table:table-cell table:style-name="ce100" table:formula="of:=MIN([.$K$2];IF(MOD(ROW(); [.$H$2]) = 0; [.$C141] + 1; [.$C141]))" office:value-type="float" office:value="8" calcext:value-type="float">
            <text:p>8</text:p>
          </table:table-cell>
          <table:table-cell table:style-name="ce100" table:formula="of:=MIN([.$K$3];IF(MOD(ROW(); [.$H$3]) = 0; [.$D141] + 1; [.$D141]))" office:value-type="float" office:value="7" calcext:value-type="float">
            <text:p>7</text:p>
          </table:table-cell>
          <table:table-cell table:style-name="ce105" table:formula="of:=(COUNTA([.$G$10:.$L$10]))*[.$D142]" office:value-type="float" office:value="42" calcext:value-type="float">
            <text:p>42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142]+1" office:value-type="date" office:date-value="2022-04-20" calcext:value-type="date">
            <text:p>04/20/2022</text:p>
          </table:table-cell>
          <table:table-cell table:style-name="ce100" table:formula="of:=MIN([.$K$1];IF(MOD(ROW(); [.$H$1]) = 0; [.$B142] + 1; [.$B142]))" office:value-type="float" office:value="9" calcext:value-type="float">
            <text:p>9</text:p>
          </table:table-cell>
          <table:table-cell table:style-name="ce100" table:formula="of:=MIN([.$K$2];IF(MOD(ROW(); [.$H$2]) = 0; [.$C142] + 1; [.$C142]))" office:value-type="float" office:value="8" calcext:value-type="float">
            <text:p>8</text:p>
          </table:table-cell>
          <table:table-cell table:style-name="ce100" table:formula="of:=MIN([.$K$3];IF(MOD(ROW(); [.$H$3]) = 0; [.$D142] + 1; [.$D142]))" office:value-type="float" office:value="7" calcext:value-type="float">
            <text:p>7</text:p>
          </table:table-cell>
          <table:table-cell table:style-name="ce105" table:formula="of:=(COUNTA([.$G$10:.$L$10]))*[.$D143]" office:value-type="float" office:value="42" calcext:value-type="float">
            <text:p>42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143]+1" office:value-type="date" office:date-value="2022-04-21" calcext:value-type="date">
            <text:p>04/21/2022</text:p>
          </table:table-cell>
          <table:table-cell table:style-name="ce100" table:formula="of:=MIN([.$K$1];IF(MOD(ROW(); [.$H$1]) = 0; [.$B143] + 1; [.$B143]))" office:value-type="float" office:value="9" calcext:value-type="float">
            <text:p>9</text:p>
          </table:table-cell>
          <table:table-cell table:style-name="ce100" table:formula="of:=MIN([.$K$2];IF(MOD(ROW(); [.$H$2]) = 0; [.$C143] + 1; [.$C143]))" office:value-type="float" office:value="8" calcext:value-type="float">
            <text:p>8</text:p>
          </table:table-cell>
          <table:table-cell table:style-name="ce100" table:formula="of:=MIN([.$K$3];IF(MOD(ROW(); [.$H$3]) = 0; [.$D143] + 1; [.$D143]))" office:value-type="float" office:value="7" calcext:value-type="float">
            <text:p>7</text:p>
          </table:table-cell>
          <table:table-cell table:style-name="ce105" table:formula="of:=(COUNTA([.$G$10:.$L$10]))*[.$D144]" office:value-type="float" office:value="42" calcext:value-type="float">
            <text:p>42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144]+1" office:value-type="date" office:date-value="2022-04-22" calcext:value-type="date">
            <text:p>04/22/2022</text:p>
          </table:table-cell>
          <table:table-cell table:style-name="ce100" table:formula="of:=MIN([.$K$1];IF(MOD(ROW(); [.$H$1]) = 0; [.$B144] + 1; [.$B144]))" office:value-type="float" office:value="9" calcext:value-type="float">
            <text:p>9</text:p>
          </table:table-cell>
          <table:table-cell table:style-name="ce100" table:formula="of:=MIN([.$K$2];IF(MOD(ROW(); [.$H$2]) = 0; [.$C144] + 1; [.$C144]))" office:value-type="float" office:value="8" calcext:value-type="float">
            <text:p>8</text:p>
          </table:table-cell>
          <table:table-cell table:style-name="ce100" table:formula="of:=MIN([.$K$3];IF(MOD(ROW(); [.$H$3]) = 0; [.$D144] + 1; [.$D144]))" office:value-type="float" office:value="7" calcext:value-type="float">
            <text:p>7</text:p>
          </table:table-cell>
          <table:table-cell table:style-name="ce105" table:formula="of:=(COUNTA([.$G$10:.$L$10]))*[.$D145]" office:value-type="float" office:value="42" calcext:value-type="float">
            <text:p>42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145]+1" office:value-type="date" office:date-value="2022-04-23" calcext:value-type="date">
            <text:p>04/23/2022</text:p>
          </table:table-cell>
          <table:table-cell table:style-name="ce100" table:formula="of:=MIN([.$K$1];IF(MOD(ROW(); [.$H$1]) = 0; [.$B145] + 1; [.$B145]))" office:value-type="float" office:value="9" calcext:value-type="float">
            <text:p>9</text:p>
          </table:table-cell>
          <table:table-cell table:style-name="ce100" table:formula="of:=MIN([.$K$2];IF(MOD(ROW(); [.$H$2]) = 0; [.$C145] + 1; [.$C145]))" office:value-type="float" office:value="8" calcext:value-type="float">
            <text:p>8</text:p>
          </table:table-cell>
          <table:table-cell table:style-name="ce100" table:formula="of:=MIN([.$K$3];IF(MOD(ROW(); [.$H$3]) = 0; [.$D145] + 1; [.$D145]))" office:value-type="float" office:value="7" calcext:value-type="float">
            <text:p>7</text:p>
          </table:table-cell>
          <table:table-cell table:style-name="ce105" table:formula="of:=(COUNTA([.$G$10:.$L$10]))*[.$D146]" office:value-type="float" office:value="42" calcext:value-type="float">
            <text:p>42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146]+1" office:value-type="date" office:date-value="2022-04-24" calcext:value-type="date">
            <text:p>04/24/2022</text:p>
          </table:table-cell>
          <table:table-cell table:style-name="ce100" table:formula="of:=MIN([.$K$1];IF(MOD(ROW(); [.$H$1]) = 0; [.$B146] + 1; [.$B146]))" office:value-type="float" office:value="9" calcext:value-type="float">
            <text:p>9</text:p>
          </table:table-cell>
          <table:table-cell table:style-name="ce100" table:formula="of:=MIN([.$K$2];IF(MOD(ROW(); [.$H$2]) = 0; [.$C146] + 1; [.$C146]))" office:value-type="float" office:value="8" calcext:value-type="float">
            <text:p>8</text:p>
          </table:table-cell>
          <table:table-cell table:style-name="ce100" table:formula="of:=MIN([.$K$3];IF(MOD(ROW(); [.$H$3]) = 0; [.$D146] + 1; [.$D146]))" office:value-type="float" office:value="7" calcext:value-type="float">
            <text:p>7</text:p>
          </table:table-cell>
          <table:table-cell table:style-name="ce105" table:formula="of:=(COUNTA([.$G$10:.$L$10]))*[.$D147]" office:value-type="float" office:value="42" calcext:value-type="float">
            <text:p>42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147]+1" office:value-type="date" office:date-value="2022-04-25" calcext:value-type="date">
            <text:p>04/25/2022</text:p>
          </table:table-cell>
          <table:table-cell table:style-name="ce100" table:formula="of:=MIN([.$K$1];IF(MOD(ROW(); [.$H$1]) = 0; [.$B147] + 1; [.$B147]))" office:value-type="float" office:value="9" calcext:value-type="float">
            <text:p>9</text:p>
          </table:table-cell>
          <table:table-cell table:style-name="ce100" table:formula="of:=MIN([.$K$2];IF(MOD(ROW(); [.$H$2]) = 0; [.$C147] + 1; [.$C147]))" office:value-type="float" office:value="8" calcext:value-type="float">
            <text:p>8</text:p>
          </table:table-cell>
          <table:table-cell table:style-name="ce100" table:formula="of:=MIN([.$K$3];IF(MOD(ROW(); [.$H$3]) = 0; [.$D147] + 1; [.$D147]))" office:value-type="float" office:value="7" calcext:value-type="float">
            <text:p>7</text:p>
          </table:table-cell>
          <table:table-cell table:style-name="ce105" table:formula="of:=(COUNTA([.$G$10:.$L$10]))*[.$D148]" office:value-type="float" office:value="42" calcext:value-type="float">
            <text:p>42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148]+1" office:value-type="date" office:date-value="2022-04-26" calcext:value-type="date">
            <text:p>04/26/2022</text:p>
          </table:table-cell>
          <table:table-cell table:style-name="ce100" table:formula="of:=MIN([.$K$1];IF(MOD(ROW(); [.$H$1]) = 0; [.$B148] + 1; [.$B148]))" office:value-type="float" office:value="9" calcext:value-type="float">
            <text:p>9</text:p>
          </table:table-cell>
          <table:table-cell table:style-name="ce100" table:formula="of:=MIN([.$K$2];IF(MOD(ROW(); [.$H$2]) = 0; [.$C148] + 1; [.$C148]))" office:value-type="float" office:value="8" calcext:value-type="float">
            <text:p>8</text:p>
          </table:table-cell>
          <table:table-cell table:style-name="ce100" table:formula="of:=MIN([.$K$3];IF(MOD(ROW(); [.$H$3]) = 0; [.$D148] + 1; [.$D148]))" office:value-type="float" office:value="7" calcext:value-type="float">
            <text:p>7</text:p>
          </table:table-cell>
          <table:table-cell table:style-name="ce105" table:formula="of:=(COUNTA([.$G$10:.$L$10]))*[.$D149]" office:value-type="float" office:value="42" calcext:value-type="float">
            <text:p>42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149]+1" office:value-type="date" office:date-value="2022-04-27" calcext:value-type="date">
            <text:p>04/27/2022</text:p>
          </table:table-cell>
          <table:table-cell table:style-name="ce100" table:formula="of:=MIN([.$K$1];IF(MOD(ROW(); [.$H$1]) = 0; [.$B149] + 1; [.$B149]))" office:value-type="float" office:value="9" calcext:value-type="float">
            <text:p>9</text:p>
          </table:table-cell>
          <table:table-cell table:style-name="ce100" table:formula="of:=MIN([.$K$2];IF(MOD(ROW(); [.$H$2]) = 0; [.$C149] + 1; [.$C149]))" office:value-type="float" office:value="8" calcext:value-type="float">
            <text:p>8</text:p>
          </table:table-cell>
          <table:table-cell table:style-name="ce100" table:formula="of:=MIN([.$K$3];IF(MOD(ROW(); [.$H$3]) = 0; [.$D149] + 1; [.$D149]))" office:value-type="float" office:value="7" calcext:value-type="float">
            <text:p>7</text:p>
          </table:table-cell>
          <table:table-cell table:style-name="ce105" table:formula="of:=(COUNTA([.$G$10:.$L$10]))*[.$D150]" office:value-type="float" office:value="42" calcext:value-type="float">
            <text:p>42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150]+1" office:value-type="date" office:date-value="2022-04-28" calcext:value-type="date">
            <text:p>04/28/2022</text:p>
          </table:table-cell>
          <table:table-cell table:style-name="ce100" table:formula="of:=MIN([.$K$1];IF(MOD(ROW(); [.$H$1]) = 0; [.$B150] + 1; [.$B150]))" office:value-type="float" office:value="9" calcext:value-type="float">
            <text:p>9</text:p>
          </table:table-cell>
          <table:table-cell table:style-name="ce100" table:formula="of:=MIN([.$K$2];IF(MOD(ROW(); [.$H$2]) = 0; [.$C150] + 1; [.$C150]))" office:value-type="float" office:value="8" calcext:value-type="float">
            <text:p>8</text:p>
          </table:table-cell>
          <table:table-cell table:style-name="ce100" table:formula="of:=MIN([.$K$3];IF(MOD(ROW(); [.$H$3]) = 0; [.$D150] + 1; [.$D150]))" office:value-type="float" office:value="7" calcext:value-type="float">
            <text:p>7</text:p>
          </table:table-cell>
          <table:table-cell table:style-name="ce105" table:formula="of:=(COUNTA([.$G$10:.$L$10]))*[.$D151]" office:value-type="float" office:value="42" calcext:value-type="float">
            <text:p>42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151]+1" office:value-type="date" office:date-value="2022-04-29" calcext:value-type="date">
            <text:p>04/29/2022</text:p>
          </table:table-cell>
          <table:table-cell table:style-name="ce100" table:formula="of:=MIN([.$K$1];IF(MOD(ROW(); [.$H$1]) = 0; [.$B151] + 1; [.$B151]))" office:value-type="float" office:value="9" calcext:value-type="float">
            <text:p>9</text:p>
          </table:table-cell>
          <table:table-cell table:style-name="ce100" table:formula="of:=MIN([.$K$2];IF(MOD(ROW(); [.$H$2]) = 0; [.$C151] + 1; [.$C151]))" office:value-type="float" office:value="8" calcext:value-type="float">
            <text:p>8</text:p>
          </table:table-cell>
          <table:table-cell table:style-name="ce100" table:formula="of:=MIN([.$K$3];IF(MOD(ROW(); [.$H$3]) = 0; [.$D151] + 1; [.$D151]))" office:value-type="float" office:value="7" calcext:value-type="float">
            <text:p>7</text:p>
          </table:table-cell>
          <table:table-cell table:style-name="ce105" table:formula="of:=(COUNTA([.$G$10:.$L$10]))*[.$D152]" office:value-type="float" office:value="42" calcext:value-type="float">
            <text:p>42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152]+1" office:value-type="date" office:date-value="2022-04-30" calcext:value-type="date">
            <text:p>04/30/2022</text:p>
          </table:table-cell>
          <table:table-cell table:style-name="ce100" table:formula="of:=MIN([.$K$1];IF(MOD(ROW(); [.$H$1]) = 0; [.$B152] + 1; [.$B152]))" office:value-type="float" office:value="9" calcext:value-type="float">
            <text:p>9</text:p>
          </table:table-cell>
          <table:table-cell table:style-name="ce100" table:formula="of:=MIN([.$K$2];IF(MOD(ROW(); [.$H$2]) = 0; [.$C152] + 1; [.$C152]))" office:value-type="float" office:value="8" calcext:value-type="float">
            <text:p>8</text:p>
          </table:table-cell>
          <table:table-cell table:style-name="ce100" table:formula="of:=MIN([.$K$3];IF(MOD(ROW(); [.$H$3]) = 0; [.$D152] + 1; [.$D152]))" office:value-type="float" office:value="7" calcext:value-type="float">
            <text:p>7</text:p>
          </table:table-cell>
          <table:table-cell table:style-name="ce105" table:formula="of:=(COUNTA([.$G$10:.$L$10]))*[.$D153]" office:value-type="float" office:value="42" calcext:value-type="float">
            <text:p>42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153]+1" office:value-type="date" office:date-value="2022-05-01" calcext:value-type="date">
            <text:p>05/01/2022</text:p>
          </table:table-cell>
          <table:table-cell table:style-name="ce100" table:formula="of:=MIN([.$K$1];IF(MOD(ROW(); [.$H$1]) = 0; [.$B153] + 1; [.$B153]))" office:value-type="float" office:value="9" calcext:value-type="float">
            <text:p>9</text:p>
          </table:table-cell>
          <table:table-cell table:style-name="ce100" table:formula="of:=MIN([.$K$2];IF(MOD(ROW(); [.$H$2]) = 0; [.$C153] + 1; [.$C153]))" office:value-type="float" office:value="8" calcext:value-type="float">
            <text:p>8</text:p>
          </table:table-cell>
          <table:table-cell table:style-name="ce100" table:formula="of:=MIN([.$K$3];IF(MOD(ROW(); [.$H$3]) = 0; [.$D153] + 1; [.$D153]))" office:value-type="float" office:value="7" calcext:value-type="float">
            <text:p>7</text:p>
          </table:table-cell>
          <table:table-cell table:style-name="ce105" table:formula="of:=(COUNTA([.$G$10:.$L$10]))*[.$D154]" office:value-type="float" office:value="42" calcext:value-type="float">
            <text:p>42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154]+1" office:value-type="date" office:date-value="2022-05-02" calcext:value-type="date">
            <text:p>05/02/2022</text:p>
          </table:table-cell>
          <table:table-cell table:style-name="ce100" table:formula="of:=MIN([.$K$1];IF(MOD(ROW(); [.$H$1]) = 0; [.$B154] + 1; [.$B154]))" office:value-type="float" office:value="9" calcext:value-type="float">
            <text:p>9</text:p>
          </table:table-cell>
          <table:table-cell table:style-name="ce100" table:formula="of:=MIN([.$K$2];IF(MOD(ROW(); [.$H$2]) = 0; [.$C154] + 1; [.$C154]))" office:value-type="float" office:value="8" calcext:value-type="float">
            <text:p>8</text:p>
          </table:table-cell>
          <table:table-cell table:style-name="ce100" table:formula="of:=MIN([.$K$3];IF(MOD(ROW(); [.$H$3]) = 0; [.$D154] + 1; [.$D154]))" office:value-type="float" office:value="7" calcext:value-type="float">
            <text:p>7</text:p>
          </table:table-cell>
          <table:table-cell table:style-name="ce105" table:formula="of:=(COUNTA([.$G$10:.$L$10]))*[.$D155]" office:value-type="float" office:value="42" calcext:value-type="float">
            <text:p>42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155]+1" office:value-type="date" office:date-value="2022-05-03" calcext:value-type="date">
            <text:p>05/03/2022</text:p>
          </table:table-cell>
          <table:table-cell table:style-name="ce100" table:formula="of:=MIN([.$K$1];IF(MOD(ROW(); [.$H$1]) = 0; [.$B155] + 1; [.$B155]))" office:value-type="float" office:value="9" calcext:value-type="float">
            <text:p>9</text:p>
          </table:table-cell>
          <table:table-cell table:style-name="ce100" table:formula="of:=MIN([.$K$2];IF(MOD(ROW(); [.$H$2]) = 0; [.$C155] + 1; [.$C155]))" office:value-type="float" office:value="8" calcext:value-type="float">
            <text:p>8</text:p>
          </table:table-cell>
          <table:table-cell table:style-name="ce100" table:formula="of:=MIN([.$K$3];IF(MOD(ROW(); [.$H$3]) = 0; [.$D155] + 1; [.$D155]))" office:value-type="float" office:value="7" calcext:value-type="float">
            <text:p>7</text:p>
          </table:table-cell>
          <table:table-cell table:style-name="ce105" table:formula="of:=(COUNTA([.$G$10:.$L$10]))*[.$D156]" office:value-type="float" office:value="42" calcext:value-type="float">
            <text:p>42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156]+1" office:value-type="date" office:date-value="2022-05-04" calcext:value-type="date">
            <text:p>05/04/2022</text:p>
          </table:table-cell>
          <table:table-cell table:style-name="ce100" table:formula="of:=MIN([.$K$1];IF(MOD(ROW(); [.$H$1]) = 0; [.$B156] + 1; [.$B156]))" office:value-type="float" office:value="9" calcext:value-type="float">
            <text:p>9</text:p>
          </table:table-cell>
          <table:table-cell table:style-name="ce100" table:formula="of:=MIN([.$K$2];IF(MOD(ROW(); [.$H$2]) = 0; [.$C156] + 1; [.$C156]))" office:value-type="float" office:value="8" calcext:value-type="float">
            <text:p>8</text:p>
          </table:table-cell>
          <table:table-cell table:style-name="ce100" table:formula="of:=MIN([.$K$3];IF(MOD(ROW(); [.$H$3]) = 0; [.$D156] + 1; [.$D156]))" office:value-type="float" office:value="7" calcext:value-type="float">
            <text:p>7</text:p>
          </table:table-cell>
          <table:table-cell table:style-name="ce105" table:formula="of:=(COUNTA([.$G$10:.$L$10]))*[.$D157]" office:value-type="float" office:value="42" calcext:value-type="float">
            <text:p>42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157]+1" office:value-type="date" office:date-value="2022-05-05" calcext:value-type="date">
            <text:p>05/05/2022</text:p>
          </table:table-cell>
          <table:table-cell table:style-name="ce100" table:formula="of:=MIN([.$K$1];IF(MOD(ROW(); [.$H$1]) = 0; [.$B157] + 1; [.$B157]))" office:value-type="float" office:value="9" calcext:value-type="float">
            <text:p>9</text:p>
          </table:table-cell>
          <table:table-cell table:style-name="ce100" table:formula="of:=MIN([.$K$2];IF(MOD(ROW(); [.$H$2]) = 0; [.$C157] + 1; [.$C157]))" office:value-type="float" office:value="8" calcext:value-type="float">
            <text:p>8</text:p>
          </table:table-cell>
          <table:table-cell table:style-name="ce100" table:formula="of:=MIN([.$K$3];IF(MOD(ROW(); [.$H$3]) = 0; [.$D157] + 1; [.$D157]))" office:value-type="float" office:value="7" calcext:value-type="float">
            <text:p>7</text:p>
          </table:table-cell>
          <table:table-cell table:style-name="ce105" table:formula="of:=(COUNTA([.$G$10:.$L$10]))*[.$D158]" office:value-type="float" office:value="42" calcext:value-type="float">
            <text:p>42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158]+1" office:value-type="date" office:date-value="2022-05-06" calcext:value-type="date">
            <text:p>05/06/2022</text:p>
          </table:table-cell>
          <table:table-cell table:style-name="ce100" table:formula="of:=MIN([.$K$1];IF(MOD(ROW(); [.$H$1]) = 0; [.$B158] + 1; [.$B158]))" office:value-type="float" office:value="9" calcext:value-type="float">
            <text:p>9</text:p>
          </table:table-cell>
          <table:table-cell table:style-name="ce100" table:formula="of:=MIN([.$K$2];IF(MOD(ROW(); [.$H$2]) = 0; [.$C158] + 1; [.$C158]))" office:value-type="float" office:value="8" calcext:value-type="float">
            <text:p>8</text:p>
          </table:table-cell>
          <table:table-cell table:style-name="ce100" table:formula="of:=MIN([.$K$3];IF(MOD(ROW(); [.$H$3]) = 0; [.$D158] + 1; [.$D158]))" office:value-type="float" office:value="7" calcext:value-type="float">
            <text:p>7</text:p>
          </table:table-cell>
          <table:table-cell table:style-name="ce105" table:formula="of:=(COUNTA([.$G$10:.$L$10]))*[.$D159]" office:value-type="float" office:value="42" calcext:value-type="float">
            <text:p>42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159]+1" office:value-type="date" office:date-value="2022-05-07" calcext:value-type="date">
            <text:p>05/07/2022</text:p>
          </table:table-cell>
          <table:table-cell table:style-name="ce100" table:formula="of:=MIN([.$K$1];IF(MOD(ROW(); [.$H$1]) = 0; [.$B159] + 1; [.$B159]))" office:value-type="float" office:value="9" calcext:value-type="float">
            <text:p>9</text:p>
          </table:table-cell>
          <table:table-cell table:style-name="ce100" table:formula="of:=MIN([.$K$2];IF(MOD(ROW(); [.$H$2]) = 0; [.$C159] + 1; [.$C159]))" office:value-type="float" office:value="8" calcext:value-type="float">
            <text:p>8</text:p>
          </table:table-cell>
          <table:table-cell table:style-name="ce100" table:formula="of:=MIN([.$K$3];IF(MOD(ROW(); [.$H$3]) = 0; [.$D159] + 1; [.$D159]))" office:value-type="float" office:value="7" calcext:value-type="float">
            <text:p>7</text:p>
          </table:table-cell>
          <table:table-cell table:style-name="ce105" table:formula="of:=(COUNTA([.$G$10:.$L$10]))*[.$D160]" office:value-type="float" office:value="42" calcext:value-type="float">
            <text:p>42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160]+1" office:value-type="date" office:date-value="2022-05-08" calcext:value-type="date">
            <text:p>05/08/2022</text:p>
          </table:table-cell>
          <table:table-cell table:style-name="ce100" table:formula="of:=MIN([.$K$1];IF(MOD(ROW(); [.$H$1]) = 0; [.$B160] + 1; [.$B160]))" office:value-type="float" office:value="9" calcext:value-type="float">
            <text:p>9</text:p>
          </table:table-cell>
          <table:table-cell table:style-name="ce100" table:formula="of:=MIN([.$K$2];IF(MOD(ROW(); [.$H$2]) = 0; [.$C160] + 1; [.$C160]))" office:value-type="float" office:value="8" calcext:value-type="float">
            <text:p>8</text:p>
          </table:table-cell>
          <table:table-cell table:style-name="ce100" table:formula="of:=MIN([.$K$3];IF(MOD(ROW(); [.$H$3]) = 0; [.$D160] + 1; [.$D160]))" office:value-type="float" office:value="7" calcext:value-type="float">
            <text:p>7</text:p>
          </table:table-cell>
          <table:table-cell table:style-name="ce105" table:formula="of:=(COUNTA([.$G$10:.$L$10]))*[.$D161]" office:value-type="float" office:value="42" calcext:value-type="float">
            <text:p>42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161]+1" office:value-type="date" office:date-value="2022-05-09" calcext:value-type="date">
            <text:p>05/09/2022</text:p>
          </table:table-cell>
          <table:table-cell table:style-name="ce100" table:formula="of:=MIN([.$K$1];IF(MOD(ROW(); [.$H$1]) = 0; [.$B161] + 1; [.$B161]))" office:value-type="float" office:value="9" calcext:value-type="float">
            <text:p>9</text:p>
          </table:table-cell>
          <table:table-cell table:style-name="ce100" table:formula="of:=MIN([.$K$2];IF(MOD(ROW(); [.$H$2]) = 0; [.$C161] + 1; [.$C161]))" office:value-type="float" office:value="8" calcext:value-type="float">
            <text:p>8</text:p>
          </table:table-cell>
          <table:table-cell table:style-name="ce100" table:formula="of:=MIN([.$K$3];IF(MOD(ROW(); [.$H$3]) = 0; [.$D161] + 1; [.$D161]))" office:value-type="float" office:value="7" calcext:value-type="float">
            <text:p>7</text:p>
          </table:table-cell>
          <table:table-cell table:style-name="ce105" table:formula="of:=(COUNTA([.$G$10:.$L$10]))*[.$D162]" office:value-type="float" office:value="42" calcext:value-type="float">
            <text:p>42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162]+1" office:value-type="date" office:date-value="2022-05-10" calcext:value-type="date">
            <text:p>05/10/2022</text:p>
          </table:table-cell>
          <table:table-cell table:style-name="ce100" table:formula="of:=MIN([.$K$1];IF(MOD(ROW(); [.$H$1]) = 0; [.$B162] + 1; [.$B162]))" office:value-type="float" office:value="9" calcext:value-type="float">
            <text:p>9</text:p>
          </table:table-cell>
          <table:table-cell table:style-name="ce100" table:formula="of:=MIN([.$K$2];IF(MOD(ROW(); [.$H$2]) = 0; [.$C162] + 1; [.$C162]))" office:value-type="float" office:value="8" calcext:value-type="float">
            <text:p>8</text:p>
          </table:table-cell>
          <table:table-cell table:style-name="ce100" table:formula="of:=MIN([.$K$3];IF(MOD(ROW(); [.$H$3]) = 0; [.$D162] + 1; [.$D162]))" office:value-type="float" office:value="7" calcext:value-type="float">
            <text:p>7</text:p>
          </table:table-cell>
          <table:table-cell table:style-name="ce105" table:formula="of:=(COUNTA([.$G$10:.$L$10]))*[.$D163]" office:value-type="float" office:value="42" calcext:value-type="float">
            <text:p>42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163]+1" office:value-type="date" office:date-value="2022-05-11" calcext:value-type="date">
            <text:p>05/11/2022</text:p>
          </table:table-cell>
          <table:table-cell table:style-name="ce100" table:formula="of:=MIN([.$K$1];IF(MOD(ROW(); [.$H$1]) = 0; [.$B163] + 1; [.$B163]))" office:value-type="float" office:value="9" calcext:value-type="float">
            <text:p>9</text:p>
          </table:table-cell>
          <table:table-cell table:style-name="ce100" table:formula="of:=MIN([.$K$2];IF(MOD(ROW(); [.$H$2]) = 0; [.$C163] + 1; [.$C163]))" office:value-type="float" office:value="8" calcext:value-type="float">
            <text:p>8</text:p>
          </table:table-cell>
          <table:table-cell table:style-name="ce100" table:formula="of:=MIN([.$K$3];IF(MOD(ROW(); [.$H$3]) = 0; [.$D163] + 1; [.$D163]))" office:value-type="float" office:value="7" calcext:value-type="float">
            <text:p>7</text:p>
          </table:table-cell>
          <table:table-cell table:style-name="ce105" table:formula="of:=(COUNTA([.$G$10:.$L$10]))*[.$D164]" office:value-type="float" office:value="42" calcext:value-type="float">
            <text:p>42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164]+1" office:value-type="date" office:date-value="2022-05-12" calcext:value-type="date">
            <text:p>05/12/2022</text:p>
          </table:table-cell>
          <table:table-cell table:style-name="ce100" table:formula="of:=MIN([.$K$1];IF(MOD(ROW(); [.$H$1]) = 0; [.$B164] + 1; [.$B164]))" office:value-type="float" office:value="9" calcext:value-type="float">
            <text:p>9</text:p>
          </table:table-cell>
          <table:table-cell table:style-name="ce100" table:formula="of:=MIN([.$K$2];IF(MOD(ROW(); [.$H$2]) = 0; [.$C164] + 1; [.$C164]))" office:value-type="float" office:value="8" calcext:value-type="float">
            <text:p>8</text:p>
          </table:table-cell>
          <table:table-cell table:style-name="ce100" table:formula="of:=MIN([.$K$3];IF(MOD(ROW(); [.$H$3]) = 0; [.$D164] + 1; [.$D164]))" office:value-type="float" office:value="7" calcext:value-type="float">
            <text:p>7</text:p>
          </table:table-cell>
          <table:table-cell table:style-name="ce105" table:formula="of:=(COUNTA([.$G$10:.$L$10]))*[.$D165]" office:value-type="float" office:value="42" calcext:value-type="float">
            <text:p>42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165]+1" office:value-type="date" office:date-value="2022-05-13" calcext:value-type="date">
            <text:p>05/13/2022</text:p>
          </table:table-cell>
          <table:table-cell table:style-name="ce100" table:formula="of:=MIN([.$K$1];IF(MOD(ROW(); [.$H$1]) = 0; [.$B165] + 1; [.$B165]))" office:value-type="float" office:value="9" calcext:value-type="float">
            <text:p>9</text:p>
          </table:table-cell>
          <table:table-cell table:style-name="ce100" table:formula="of:=MIN([.$K$2];IF(MOD(ROW(); [.$H$2]) = 0; [.$C165] + 1; [.$C165]))" office:value-type="float" office:value="8" calcext:value-type="float">
            <text:p>8</text:p>
          </table:table-cell>
          <table:table-cell table:style-name="ce100" table:formula="of:=MIN([.$K$3];IF(MOD(ROW(); [.$H$3]) = 0; [.$D165] + 1; [.$D165]))" office:value-type="float" office:value="7" calcext:value-type="float">
            <text:p>7</text:p>
          </table:table-cell>
          <table:table-cell table:style-name="ce105" table:formula="of:=(COUNTA([.$G$10:.$L$10]))*[.$D166]" office:value-type="float" office:value="42" calcext:value-type="float">
            <text:p>42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166]+1" office:value-type="date" office:date-value="2022-05-14" calcext:value-type="date">
            <text:p>05/14/2022</text:p>
          </table:table-cell>
          <table:table-cell table:style-name="ce100" table:formula="of:=MIN([.$K$1];IF(MOD(ROW(); [.$H$1]) = 0; [.$B166] + 1; [.$B166]))" office:value-type="float" office:value="9" calcext:value-type="float">
            <text:p>9</text:p>
          </table:table-cell>
          <table:table-cell table:style-name="ce100" table:formula="of:=MIN([.$K$2];IF(MOD(ROW(); [.$H$2]) = 0; [.$C166] + 1; [.$C166]))" office:value-type="float" office:value="8" calcext:value-type="float">
            <text:p>8</text:p>
          </table:table-cell>
          <table:table-cell table:style-name="ce100" table:formula="of:=MIN([.$K$3];IF(MOD(ROW(); [.$H$3]) = 0; [.$D166] + 1; [.$D166]))" office:value-type="float" office:value="7" calcext:value-type="float">
            <text:p>7</text:p>
          </table:table-cell>
          <table:table-cell table:style-name="ce105" table:formula="of:=(COUNTA([.$G$10:.$L$10]))*[.$D167]" office:value-type="float" office:value="42" calcext:value-type="float">
            <text:p>42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167]+1" office:value-type="date" office:date-value="2022-05-15" calcext:value-type="date">
            <text:p>05/15/2022</text:p>
          </table:table-cell>
          <table:table-cell table:style-name="ce100" table:formula="of:=MIN([.$K$1];IF(MOD(ROW(); [.$H$1]) = 0; [.$B167] + 1; [.$B167]))" office:value-type="float" office:value="10" calcext:value-type="float">
            <text:p>10</text:p>
          </table:table-cell>
          <table:table-cell table:style-name="ce100" table:formula="of:=MIN([.$K$2];IF(MOD(ROW(); [.$H$2]) = 0; [.$C167] + 1; [.$C167]))" office:value-type="float" office:value="9" calcext:value-type="float">
            <text:p>9</text:p>
          </table:table-cell>
          <table:table-cell table:style-name="ce100" table:formula="of:=MIN([.$K$3];IF(MOD(ROW(); [.$H$3]) = 0; [.$D167] + 1; [.$D167]))" office:value-type="float" office:value="8" calcext:value-type="float">
            <text:p>8</text:p>
          </table:table-cell>
          <table:table-cell table:style-name="ce105" table:formula="of:=(COUNTA([.$G$10:.$L$10]))*[.$D168]" office:value-type="float" office:value="48" calcext:value-type="float">
            <text:p>48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168]+1" office:value-type="date" office:date-value="2022-05-16" calcext:value-type="date">
            <text:p>05/16/2022</text:p>
          </table:table-cell>
          <table:table-cell table:style-name="ce100" table:formula="of:=MIN([.$K$1];IF(MOD(ROW(); [.$H$1]) = 0; [.$B168] + 1; [.$B168]))" office:value-type="float" office:value="10" calcext:value-type="float">
            <text:p>10</text:p>
          </table:table-cell>
          <table:table-cell table:style-name="ce100" table:formula="of:=MIN([.$K$2];IF(MOD(ROW(); [.$H$2]) = 0; [.$C168] + 1; [.$C168]))" office:value-type="float" office:value="9" calcext:value-type="float">
            <text:p>9</text:p>
          </table:table-cell>
          <table:table-cell table:style-name="ce100" table:formula="of:=MIN([.$K$3];IF(MOD(ROW(); [.$H$3]) = 0; [.$D168] + 1; [.$D168]))" office:value-type="float" office:value="8" calcext:value-type="float">
            <text:p>8</text:p>
          </table:table-cell>
          <table:table-cell table:style-name="ce105" table:formula="of:=(COUNTA([.$G$10:.$L$10]))*[.$D169]" office:value-type="float" office:value="48" calcext:value-type="float">
            <text:p>48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169]+1" office:value-type="date" office:date-value="2022-05-17" calcext:value-type="date">
            <text:p>05/17/2022</text:p>
          </table:table-cell>
          <table:table-cell table:style-name="ce100" table:formula="of:=MIN([.$K$1];IF(MOD(ROW(); [.$H$1]) = 0; [.$B169] + 1; [.$B169]))" office:value-type="float" office:value="10" calcext:value-type="float">
            <text:p>10</text:p>
          </table:table-cell>
          <table:table-cell table:style-name="ce100" table:formula="of:=MIN([.$K$2];IF(MOD(ROW(); [.$H$2]) = 0; [.$C169] + 1; [.$C169]))" office:value-type="float" office:value="9" calcext:value-type="float">
            <text:p>9</text:p>
          </table:table-cell>
          <table:table-cell table:style-name="ce100" table:formula="of:=MIN([.$K$3];IF(MOD(ROW(); [.$H$3]) = 0; [.$D169] + 1; [.$D169]))" office:value-type="float" office:value="8" calcext:value-type="float">
            <text:p>8</text:p>
          </table:table-cell>
          <table:table-cell table:style-name="ce105" table:formula="of:=(COUNTA([.$G$10:.$L$10]))*[.$D170]" office:value-type="float" office:value="48" calcext:value-type="float">
            <text:p>48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170]+1" office:value-type="date" office:date-value="2022-05-18" calcext:value-type="date">
            <text:p>05/18/2022</text:p>
          </table:table-cell>
          <table:table-cell table:style-name="ce100" table:formula="of:=MIN([.$K$1];IF(MOD(ROW(); [.$H$1]) = 0; [.$B170] + 1; [.$B170]))" office:value-type="float" office:value="10" calcext:value-type="float">
            <text:p>10</text:p>
          </table:table-cell>
          <table:table-cell table:style-name="ce100" table:formula="of:=MIN([.$K$2];IF(MOD(ROW(); [.$H$2]) = 0; [.$C170] + 1; [.$C170]))" office:value-type="float" office:value="9" calcext:value-type="float">
            <text:p>9</text:p>
          </table:table-cell>
          <table:table-cell table:style-name="ce100" table:formula="of:=MIN([.$K$3];IF(MOD(ROW(); [.$H$3]) = 0; [.$D170] + 1; [.$D170]))" office:value-type="float" office:value="8" calcext:value-type="float">
            <text:p>8</text:p>
          </table:table-cell>
          <table:table-cell table:style-name="ce105" table:formula="of:=(COUNTA([.$G$10:.$L$10]))*[.$D171]" office:value-type="float" office:value="48" calcext:value-type="float">
            <text:p>48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171]+1" office:value-type="date" office:date-value="2022-05-19" calcext:value-type="date">
            <text:p>05/19/2022</text:p>
          </table:table-cell>
          <table:table-cell table:style-name="ce100" table:formula="of:=MIN([.$K$1];IF(MOD(ROW(); [.$H$1]) = 0; [.$B171] + 1; [.$B171]))" office:value-type="float" office:value="10" calcext:value-type="float">
            <text:p>10</text:p>
          </table:table-cell>
          <table:table-cell table:style-name="ce100" table:formula="of:=MIN([.$K$2];IF(MOD(ROW(); [.$H$2]) = 0; [.$C171] + 1; [.$C171]))" office:value-type="float" office:value="9" calcext:value-type="float">
            <text:p>9</text:p>
          </table:table-cell>
          <table:table-cell table:style-name="ce100" table:formula="of:=MIN([.$K$3];IF(MOD(ROW(); [.$H$3]) = 0; [.$D171] + 1; [.$D171]))" office:value-type="float" office:value="8" calcext:value-type="float">
            <text:p>8</text:p>
          </table:table-cell>
          <table:table-cell table:style-name="ce105" table:formula="of:=(COUNTA([.$G$10:.$L$10]))*[.$D172]" office:value-type="float" office:value="48" calcext:value-type="float">
            <text:p>48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172]+1" office:value-type="date" office:date-value="2022-05-20" calcext:value-type="date">
            <text:p>05/20/2022</text:p>
          </table:table-cell>
          <table:table-cell table:style-name="ce100" table:formula="of:=MIN([.$K$1];IF(MOD(ROW(); [.$H$1]) = 0; [.$B172] + 1; [.$B172]))" office:value-type="float" office:value="10" calcext:value-type="float">
            <text:p>10</text:p>
          </table:table-cell>
          <table:table-cell table:style-name="ce100" table:formula="of:=MIN([.$K$2];IF(MOD(ROW(); [.$H$2]) = 0; [.$C172] + 1; [.$C172]))" office:value-type="float" office:value="9" calcext:value-type="float">
            <text:p>9</text:p>
          </table:table-cell>
          <table:table-cell table:style-name="ce100" table:formula="of:=MIN([.$K$3];IF(MOD(ROW(); [.$H$3]) = 0; [.$D172] + 1; [.$D172]))" office:value-type="float" office:value="8" calcext:value-type="float">
            <text:p>8</text:p>
          </table:table-cell>
          <table:table-cell table:style-name="ce105" table:formula="of:=(COUNTA([.$G$10:.$L$10]))*[.$D173]" office:value-type="float" office:value="48" calcext:value-type="float">
            <text:p>48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173]+1" office:value-type="date" office:date-value="2022-05-21" calcext:value-type="date">
            <text:p>05/21/2022</text:p>
          </table:table-cell>
          <table:table-cell table:style-name="ce100" table:formula="of:=MIN([.$K$1];IF(MOD(ROW(); [.$H$1]) = 0; [.$B173] + 1; [.$B173]))" office:value-type="float" office:value="10" calcext:value-type="float">
            <text:p>10</text:p>
          </table:table-cell>
          <table:table-cell table:style-name="ce100" table:formula="of:=MIN([.$K$2];IF(MOD(ROW(); [.$H$2]) = 0; [.$C173] + 1; [.$C173]))" office:value-type="float" office:value="9" calcext:value-type="float">
            <text:p>9</text:p>
          </table:table-cell>
          <table:table-cell table:style-name="ce100" table:formula="of:=MIN([.$K$3];IF(MOD(ROW(); [.$H$3]) = 0; [.$D173] + 1; [.$D173]))" office:value-type="float" office:value="8" calcext:value-type="float">
            <text:p>8</text:p>
          </table:table-cell>
          <table:table-cell table:style-name="ce105" table:formula="of:=(COUNTA([.$G$10:.$L$10]))*[.$D174]" office:value-type="float" office:value="48" calcext:value-type="float">
            <text:p>48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174]+1" office:value-type="date" office:date-value="2022-05-22" calcext:value-type="date">
            <text:p>05/22/2022</text:p>
          </table:table-cell>
          <table:table-cell table:style-name="ce100" table:formula="of:=MIN([.$K$1];IF(MOD(ROW(); [.$H$1]) = 0; [.$B174] + 1; [.$B174]))" office:value-type="float" office:value="10" calcext:value-type="float">
            <text:p>10</text:p>
          </table:table-cell>
          <table:table-cell table:style-name="ce100" table:formula="of:=MIN([.$K$2];IF(MOD(ROW(); [.$H$2]) = 0; [.$C174] + 1; [.$C174]))" office:value-type="float" office:value="9" calcext:value-type="float">
            <text:p>9</text:p>
          </table:table-cell>
          <table:table-cell table:style-name="ce100" table:formula="of:=MIN([.$K$3];IF(MOD(ROW(); [.$H$3]) = 0; [.$D174] + 1; [.$D174]))" office:value-type="float" office:value="8" calcext:value-type="float">
            <text:p>8</text:p>
          </table:table-cell>
          <table:table-cell table:style-name="ce105" table:formula="of:=(COUNTA([.$G$10:.$L$10]))*[.$D175]" office:value-type="float" office:value="48" calcext:value-type="float">
            <text:p>48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175]+1" office:value-type="date" office:date-value="2022-05-23" calcext:value-type="date">
            <text:p>05/23/2022</text:p>
          </table:table-cell>
          <table:table-cell table:style-name="ce100" table:formula="of:=MIN([.$K$1];IF(MOD(ROW(); [.$H$1]) = 0; [.$B175] + 1; [.$B175]))" office:value-type="float" office:value="10" calcext:value-type="float">
            <text:p>10</text:p>
          </table:table-cell>
          <table:table-cell table:style-name="ce100" table:formula="of:=MIN([.$K$2];IF(MOD(ROW(); [.$H$2]) = 0; [.$C175] + 1; [.$C175]))" office:value-type="float" office:value="9" calcext:value-type="float">
            <text:p>9</text:p>
          </table:table-cell>
          <table:table-cell table:style-name="ce100" table:formula="of:=MIN([.$K$3];IF(MOD(ROW(); [.$H$3]) = 0; [.$D175] + 1; [.$D175]))" office:value-type="float" office:value="8" calcext:value-type="float">
            <text:p>8</text:p>
          </table:table-cell>
          <table:table-cell table:style-name="ce105" table:formula="of:=(COUNTA([.$G$10:.$L$10]))*[.$D176]" office:value-type="float" office:value="48" calcext:value-type="float">
            <text:p>48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176]+1" office:value-type="date" office:date-value="2022-05-24" calcext:value-type="date">
            <text:p>05/24/2022</text:p>
          </table:table-cell>
          <table:table-cell table:style-name="ce100" table:formula="of:=MIN([.$K$1];IF(MOD(ROW(); [.$H$1]) = 0; [.$B176] + 1; [.$B176]))" office:value-type="float" office:value="10" calcext:value-type="float">
            <text:p>10</text:p>
          </table:table-cell>
          <table:table-cell table:style-name="ce100" table:formula="of:=MIN([.$K$2];IF(MOD(ROW(); [.$H$2]) = 0; [.$C176] + 1; [.$C176]))" office:value-type="float" office:value="9" calcext:value-type="float">
            <text:p>9</text:p>
          </table:table-cell>
          <table:table-cell table:style-name="ce100" table:formula="of:=MIN([.$K$3];IF(MOD(ROW(); [.$H$3]) = 0; [.$D176] + 1; [.$D176]))" office:value-type="float" office:value="8" calcext:value-type="float">
            <text:p>8</text:p>
          </table:table-cell>
          <table:table-cell table:style-name="ce105" table:formula="of:=(COUNTA([.$G$10:.$L$10]))*[.$D177]" office:value-type="float" office:value="48" calcext:value-type="float">
            <text:p>48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177]+1" office:value-type="date" office:date-value="2022-05-25" calcext:value-type="date">
            <text:p>05/25/2022</text:p>
          </table:table-cell>
          <table:table-cell table:style-name="ce100" table:formula="of:=MIN([.$K$1];IF(MOD(ROW(); [.$H$1]) = 0; [.$B177] + 1; [.$B177]))" office:value-type="float" office:value="10" calcext:value-type="float">
            <text:p>10</text:p>
          </table:table-cell>
          <table:table-cell table:style-name="ce100" table:formula="of:=MIN([.$K$2];IF(MOD(ROW(); [.$H$2]) = 0; [.$C177] + 1; [.$C177]))" office:value-type="float" office:value="9" calcext:value-type="float">
            <text:p>9</text:p>
          </table:table-cell>
          <table:table-cell table:style-name="ce100" table:formula="of:=MIN([.$K$3];IF(MOD(ROW(); [.$H$3]) = 0; [.$D177] + 1; [.$D177]))" office:value-type="float" office:value="8" calcext:value-type="float">
            <text:p>8</text:p>
          </table:table-cell>
          <table:table-cell table:style-name="ce105" table:formula="of:=(COUNTA([.$G$10:.$L$10]))*[.$D178]" office:value-type="float" office:value="48" calcext:value-type="float">
            <text:p>48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178]+1" office:value-type="date" office:date-value="2022-05-26" calcext:value-type="date">
            <text:p>05/26/2022</text:p>
          </table:table-cell>
          <table:table-cell table:style-name="ce100" table:formula="of:=MIN([.$K$1];IF(MOD(ROW(); [.$H$1]) = 0; [.$B178] + 1; [.$B178]))" office:value-type="float" office:value="10" calcext:value-type="float">
            <text:p>10</text:p>
          </table:table-cell>
          <table:table-cell table:style-name="ce100" table:formula="of:=MIN([.$K$2];IF(MOD(ROW(); [.$H$2]) = 0; [.$C178] + 1; [.$C178]))" office:value-type="float" office:value="9" calcext:value-type="float">
            <text:p>9</text:p>
          </table:table-cell>
          <table:table-cell table:style-name="ce100" table:formula="of:=MIN([.$K$3];IF(MOD(ROW(); [.$H$3]) = 0; [.$D178] + 1; [.$D178]))" office:value-type="float" office:value="8" calcext:value-type="float">
            <text:p>8</text:p>
          </table:table-cell>
          <table:table-cell table:style-name="ce105" table:formula="of:=(COUNTA([.$G$10:.$L$10]))*[.$D179]" office:value-type="float" office:value="48" calcext:value-type="float">
            <text:p>48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179]+1" office:value-type="date" office:date-value="2022-05-27" calcext:value-type="date">
            <text:p>05/27/2022</text:p>
          </table:table-cell>
          <table:table-cell table:style-name="ce100" table:formula="of:=MIN([.$K$1];IF(MOD(ROW(); [.$H$1]) = 0; [.$B179] + 1; [.$B179]))" office:value-type="float" office:value="10" calcext:value-type="float">
            <text:p>10</text:p>
          </table:table-cell>
          <table:table-cell table:style-name="ce100" table:formula="of:=MIN([.$K$2];IF(MOD(ROW(); [.$H$2]) = 0; [.$C179] + 1; [.$C179]))" office:value-type="float" office:value="9" calcext:value-type="float">
            <text:p>9</text:p>
          </table:table-cell>
          <table:table-cell table:style-name="ce100" table:formula="of:=MIN([.$K$3];IF(MOD(ROW(); [.$H$3]) = 0; [.$D179] + 1; [.$D179]))" office:value-type="float" office:value="8" calcext:value-type="float">
            <text:p>8</text:p>
          </table:table-cell>
          <table:table-cell table:style-name="ce105" table:formula="of:=(COUNTA([.$G$10:.$L$10]))*[.$D180]" office:value-type="float" office:value="48" calcext:value-type="float">
            <text:p>48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180]+1" office:value-type="date" office:date-value="2022-05-28" calcext:value-type="date">
            <text:p>05/28/2022</text:p>
          </table:table-cell>
          <table:table-cell table:style-name="ce100" table:formula="of:=MIN([.$K$1];IF(MOD(ROW(); [.$H$1]) = 0; [.$B180] + 1; [.$B180]))" office:value-type="float" office:value="10" calcext:value-type="float">
            <text:p>10</text:p>
          </table:table-cell>
          <table:table-cell table:style-name="ce100" table:formula="of:=MIN([.$K$2];IF(MOD(ROW(); [.$H$2]) = 0; [.$C180] + 1; [.$C180]))" office:value-type="float" office:value="9" calcext:value-type="float">
            <text:p>9</text:p>
          </table:table-cell>
          <table:table-cell table:style-name="ce100" table:formula="of:=MIN([.$K$3];IF(MOD(ROW(); [.$H$3]) = 0; [.$D180] + 1; [.$D180]))" office:value-type="float" office:value="8" calcext:value-type="float">
            <text:p>8</text:p>
          </table:table-cell>
          <table:table-cell table:style-name="ce105" table:formula="of:=(COUNTA([.$G$10:.$L$10]))*[.$D181]" office:value-type="float" office:value="48" calcext:value-type="float">
            <text:p>48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181]+1" office:value-type="date" office:date-value="2022-05-29" calcext:value-type="date">
            <text:p>05/29/2022</text:p>
          </table:table-cell>
          <table:table-cell table:style-name="ce100" table:formula="of:=MIN([.$K$1];IF(MOD(ROW(); [.$H$1]) = 0; [.$B181] + 1; [.$B181]))" office:value-type="float" office:value="10" calcext:value-type="float">
            <text:p>10</text:p>
          </table:table-cell>
          <table:table-cell table:style-name="ce100" table:formula="of:=MIN([.$K$2];IF(MOD(ROW(); [.$H$2]) = 0; [.$C181] + 1; [.$C181]))" office:value-type="float" office:value="9" calcext:value-type="float">
            <text:p>9</text:p>
          </table:table-cell>
          <table:table-cell table:style-name="ce100" table:formula="of:=MIN([.$K$3];IF(MOD(ROW(); [.$H$3]) = 0; [.$D181] + 1; [.$D181]))" office:value-type="float" office:value="8" calcext:value-type="float">
            <text:p>8</text:p>
          </table:table-cell>
          <table:table-cell table:style-name="ce105" table:formula="of:=(COUNTA([.$G$10:.$L$10]))*[.$D182]" office:value-type="float" office:value="48" calcext:value-type="float">
            <text:p>48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182]+1" office:value-type="date" office:date-value="2022-05-30" calcext:value-type="date">
            <text:p>05/30/2022</text:p>
          </table:table-cell>
          <table:table-cell table:style-name="ce100" table:formula="of:=MIN([.$K$1];IF(MOD(ROW(); [.$H$1]) = 0; [.$B182] + 1; [.$B182]))" office:value-type="float" office:value="10" calcext:value-type="float">
            <text:p>10</text:p>
          </table:table-cell>
          <table:table-cell table:style-name="ce100" table:formula="of:=MIN([.$K$2];IF(MOD(ROW(); [.$H$2]) = 0; [.$C182] + 1; [.$C182]))" office:value-type="float" office:value="9" calcext:value-type="float">
            <text:p>9</text:p>
          </table:table-cell>
          <table:table-cell table:style-name="ce100" table:formula="of:=MIN([.$K$3];IF(MOD(ROW(); [.$H$3]) = 0; [.$D182] + 1; [.$D182]))" office:value-type="float" office:value="8" calcext:value-type="float">
            <text:p>8</text:p>
          </table:table-cell>
          <table:table-cell table:style-name="ce105" table:formula="of:=(COUNTA([.$G$10:.$L$10]))*[.$D183]" office:value-type="float" office:value="48" calcext:value-type="float">
            <text:p>48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183]+1" office:value-type="date" office:date-value="2022-05-31" calcext:value-type="date">
            <text:p>05/31/2022</text:p>
          </table:table-cell>
          <table:table-cell table:style-name="ce100" table:formula="of:=MIN([.$K$1];IF(MOD(ROW(); [.$H$1]) = 0; [.$B183] + 1; [.$B183]))" office:value-type="float" office:value="10" calcext:value-type="float">
            <text:p>10</text:p>
          </table:table-cell>
          <table:table-cell table:style-name="ce100" table:formula="of:=MIN([.$K$2];IF(MOD(ROW(); [.$H$2]) = 0; [.$C183] + 1; [.$C183]))" office:value-type="float" office:value="9" calcext:value-type="float">
            <text:p>9</text:p>
          </table:table-cell>
          <table:table-cell table:style-name="ce100" table:formula="of:=MIN([.$K$3];IF(MOD(ROW(); [.$H$3]) = 0; [.$D183] + 1; [.$D183]))" office:value-type="float" office:value="8" calcext:value-type="float">
            <text:p>8</text:p>
          </table:table-cell>
          <table:table-cell table:style-name="ce105" table:formula="of:=(COUNTA([.$G$10:.$L$10]))*[.$D184]" office:value-type="float" office:value="48" calcext:value-type="float">
            <text:p>48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184]+1" office:value-type="date" office:date-value="2022-06-01" calcext:value-type="date">
            <text:p>06/01/2022</text:p>
          </table:table-cell>
          <table:table-cell table:style-name="ce100" table:formula="of:=MIN([.$K$1];IF(MOD(ROW(); [.$H$1]) = 0; [.$B184] + 1; [.$B184]))" office:value-type="float" office:value="10" calcext:value-type="float">
            <text:p>10</text:p>
          </table:table-cell>
          <table:table-cell table:style-name="ce100" table:formula="of:=MIN([.$K$2];IF(MOD(ROW(); [.$H$2]) = 0; [.$C184] + 1; [.$C184]))" office:value-type="float" office:value="9" calcext:value-type="float">
            <text:p>9</text:p>
          </table:table-cell>
          <table:table-cell table:style-name="ce100" table:formula="of:=MIN([.$K$3];IF(MOD(ROW(); [.$H$3]) = 0; [.$D184] + 1; [.$D184]))" office:value-type="float" office:value="8" calcext:value-type="float">
            <text:p>8</text:p>
          </table:table-cell>
          <table:table-cell table:style-name="ce105" table:formula="of:=(COUNTA([.$G$10:.$L$10]))*[.$D185]" office:value-type="float" office:value="48" calcext:value-type="float">
            <text:p>48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185]+1" office:value-type="date" office:date-value="2022-06-02" calcext:value-type="date">
            <text:p>06/02/2022</text:p>
          </table:table-cell>
          <table:table-cell table:style-name="ce100" table:formula="of:=MIN([.$K$1];IF(MOD(ROW(); [.$H$1]) = 0; [.$B185] + 1; [.$B185]))" office:value-type="float" office:value="10" calcext:value-type="float">
            <text:p>10</text:p>
          </table:table-cell>
          <table:table-cell table:style-name="ce100" table:formula="of:=MIN([.$K$2];IF(MOD(ROW(); [.$H$2]) = 0; [.$C185] + 1; [.$C185]))" office:value-type="float" office:value="9" calcext:value-type="float">
            <text:p>9</text:p>
          </table:table-cell>
          <table:table-cell table:style-name="ce100" table:formula="of:=MIN([.$K$3];IF(MOD(ROW(); [.$H$3]) = 0; [.$D185] + 1; [.$D185]))" office:value-type="float" office:value="8" calcext:value-type="float">
            <text:p>8</text:p>
          </table:table-cell>
          <table:table-cell table:style-name="ce105" table:formula="of:=(COUNTA([.$G$10:.$L$10]))*[.$D186]" office:value-type="float" office:value="48" calcext:value-type="float">
            <text:p>48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186]+1" office:value-type="date" office:date-value="2022-06-03" calcext:value-type="date">
            <text:p>06/03/2022</text:p>
          </table:table-cell>
          <table:table-cell table:style-name="ce100" table:formula="of:=MIN([.$K$1];IF(MOD(ROW(); [.$H$1]) = 0; [.$B186] + 1; [.$B186]))" office:value-type="float" office:value="10" calcext:value-type="float">
            <text:p>10</text:p>
          </table:table-cell>
          <table:table-cell table:style-name="ce100" table:formula="of:=MIN([.$K$2];IF(MOD(ROW(); [.$H$2]) = 0; [.$C186] + 1; [.$C186]))" office:value-type="float" office:value="9" calcext:value-type="float">
            <text:p>9</text:p>
          </table:table-cell>
          <table:table-cell table:style-name="ce100" table:formula="of:=MIN([.$K$3];IF(MOD(ROW(); [.$H$3]) = 0; [.$D186] + 1; [.$D186]))" office:value-type="float" office:value="8" calcext:value-type="float">
            <text:p>8</text:p>
          </table:table-cell>
          <table:table-cell table:style-name="ce105" table:formula="of:=(COUNTA([.$G$10:.$L$10]))*[.$D187]" office:value-type="float" office:value="48" calcext:value-type="float">
            <text:p>48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187]+1" office:value-type="date" office:date-value="2022-06-04" calcext:value-type="date">
            <text:p>06/04/2022</text:p>
          </table:table-cell>
          <table:table-cell table:style-name="ce100" table:formula="of:=MIN([.$K$1];IF(MOD(ROW(); [.$H$1]) = 0; [.$B187] + 1; [.$B187]))" office:value-type="float" office:value="10" calcext:value-type="float">
            <text:p>10</text:p>
          </table:table-cell>
          <table:table-cell table:style-name="ce100" table:formula="of:=MIN([.$K$2];IF(MOD(ROW(); [.$H$2]) = 0; [.$C187] + 1; [.$C187]))" office:value-type="float" office:value="9" calcext:value-type="float">
            <text:p>9</text:p>
          </table:table-cell>
          <table:table-cell table:style-name="ce100" table:formula="of:=MIN([.$K$3];IF(MOD(ROW(); [.$H$3]) = 0; [.$D187] + 1; [.$D187]))" office:value-type="float" office:value="8" calcext:value-type="float">
            <text:p>8</text:p>
          </table:table-cell>
          <table:table-cell table:style-name="ce105" table:formula="of:=(COUNTA([.$G$10:.$L$10]))*[.$D188]" office:value-type="float" office:value="48" calcext:value-type="float">
            <text:p>48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188]+1" office:value-type="date" office:date-value="2022-06-05" calcext:value-type="date">
            <text:p>06/05/2022</text:p>
          </table:table-cell>
          <table:table-cell table:style-name="ce100" table:formula="of:=MIN([.$K$1];IF(MOD(ROW(); [.$H$1]) = 0; [.$B188] + 1; [.$B188]))" office:value-type="float" office:value="10" calcext:value-type="float">
            <text:p>10</text:p>
          </table:table-cell>
          <table:table-cell table:style-name="ce100" table:formula="of:=MIN([.$K$2];IF(MOD(ROW(); [.$H$2]) = 0; [.$C188] + 1; [.$C188]))" office:value-type="float" office:value="9" calcext:value-type="float">
            <text:p>9</text:p>
          </table:table-cell>
          <table:table-cell table:style-name="ce100" table:formula="of:=MIN([.$K$3];IF(MOD(ROW(); [.$H$3]) = 0; [.$D188] + 1; [.$D188]))" office:value-type="float" office:value="8" calcext:value-type="float">
            <text:p>8</text:p>
          </table:table-cell>
          <table:table-cell table:style-name="ce105" table:formula="of:=(COUNTA([.$G$10:.$L$10]))*[.$D189]" office:value-type="float" office:value="48" calcext:value-type="float">
            <text:p>48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189]+1" office:value-type="date" office:date-value="2022-06-06" calcext:value-type="date">
            <text:p>06/06/2022</text:p>
          </table:table-cell>
          <table:table-cell table:style-name="ce100" table:formula="of:=MIN([.$K$1];IF(MOD(ROW(); [.$H$1]) = 0; [.$B189] + 1; [.$B189]))" office:value-type="float" office:value="10" calcext:value-type="float">
            <text:p>10</text:p>
          </table:table-cell>
          <table:table-cell table:style-name="ce100" table:formula="of:=MIN([.$K$2];IF(MOD(ROW(); [.$H$2]) = 0; [.$C189] + 1; [.$C189]))" office:value-type="float" office:value="9" calcext:value-type="float">
            <text:p>9</text:p>
          </table:table-cell>
          <table:table-cell table:style-name="ce100" table:formula="of:=MIN([.$K$3];IF(MOD(ROW(); [.$H$3]) = 0; [.$D189] + 1; [.$D189]))" office:value-type="float" office:value="8" calcext:value-type="float">
            <text:p>8</text:p>
          </table:table-cell>
          <table:table-cell table:style-name="ce105" table:formula="of:=(COUNTA([.$G$10:.$L$10]))*[.$D190]" office:value-type="float" office:value="48" calcext:value-type="float">
            <text:p>48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190]+1" office:value-type="date" office:date-value="2022-06-07" calcext:value-type="date">
            <text:p>06/07/2022</text:p>
          </table:table-cell>
          <table:table-cell table:style-name="ce100" table:formula="of:=MIN([.$K$1];IF(MOD(ROW(); [.$H$1]) = 0; [.$B190] + 1; [.$B190]))" office:value-type="float" office:value="10" calcext:value-type="float">
            <text:p>10</text:p>
          </table:table-cell>
          <table:table-cell table:style-name="ce100" table:formula="of:=MIN([.$K$2];IF(MOD(ROW(); [.$H$2]) = 0; [.$C190] + 1; [.$C190]))" office:value-type="float" office:value="9" calcext:value-type="float">
            <text:p>9</text:p>
          </table:table-cell>
          <table:table-cell table:style-name="ce100" table:formula="of:=MIN([.$K$3];IF(MOD(ROW(); [.$H$3]) = 0; [.$D190] + 1; [.$D190]))" office:value-type="float" office:value="8" calcext:value-type="float">
            <text:p>8</text:p>
          </table:table-cell>
          <table:table-cell table:style-name="ce105" table:formula="of:=(COUNTA([.$G$10:.$L$10]))*[.$D191]" office:value-type="float" office:value="48" calcext:value-type="float">
            <text:p>48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191]+1" office:value-type="date" office:date-value="2022-06-08" calcext:value-type="date">
            <text:p>06/08/2022</text:p>
          </table:table-cell>
          <table:table-cell table:style-name="ce100" table:formula="of:=MIN([.$K$1];IF(MOD(ROW(); [.$H$1]) = 0; [.$B191] + 1; [.$B191]))" office:value-type="float" office:value="10" calcext:value-type="float">
            <text:p>10</text:p>
          </table:table-cell>
          <table:table-cell table:style-name="ce100" table:formula="of:=MIN([.$K$2];IF(MOD(ROW(); [.$H$2]) = 0; [.$C191] + 1; [.$C191]))" office:value-type="float" office:value="9" calcext:value-type="float">
            <text:p>9</text:p>
          </table:table-cell>
          <table:table-cell table:style-name="ce100" table:formula="of:=MIN([.$K$3];IF(MOD(ROW(); [.$H$3]) = 0; [.$D191] + 1; [.$D191]))" office:value-type="float" office:value="8" calcext:value-type="float">
            <text:p>8</text:p>
          </table:table-cell>
          <table:table-cell table:style-name="ce105" table:formula="of:=(COUNTA([.$G$10:.$L$10]))*[.$D192]" office:value-type="float" office:value="48" calcext:value-type="float">
            <text:p>48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192]+1" office:value-type="date" office:date-value="2022-06-09" calcext:value-type="date">
            <text:p>06/09/2022</text:p>
          </table:table-cell>
          <table:table-cell table:style-name="ce100" table:formula="of:=MIN([.$K$1];IF(MOD(ROW(); [.$H$1]) = 0; [.$B192] + 1; [.$B192]))" office:value-type="float" office:value="10" calcext:value-type="float">
            <text:p>10</text:p>
          </table:table-cell>
          <table:table-cell table:style-name="ce100" table:formula="of:=MIN([.$K$2];IF(MOD(ROW(); [.$H$2]) = 0; [.$C192] + 1; [.$C192]))" office:value-type="float" office:value="9" calcext:value-type="float">
            <text:p>9</text:p>
          </table:table-cell>
          <table:table-cell table:style-name="ce100" table:formula="of:=MIN([.$K$3];IF(MOD(ROW(); [.$H$3]) = 0; [.$D192] + 1; [.$D192]))" office:value-type="float" office:value="8" calcext:value-type="float">
            <text:p>8</text:p>
          </table:table-cell>
          <table:table-cell table:style-name="ce105" table:formula="of:=(COUNTA([.$G$10:.$L$10]))*[.$D193]" office:value-type="float" office:value="48" calcext:value-type="float">
            <text:p>48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193]+1" office:value-type="date" office:date-value="2022-06-10" calcext:value-type="date">
            <text:p>06/10/2022</text:p>
          </table:table-cell>
          <table:table-cell table:style-name="ce100" table:formula="of:=MIN([.$K$1];IF(MOD(ROW(); [.$H$1]) = 0; [.$B193] + 1; [.$B193]))" office:value-type="float" office:value="10" calcext:value-type="float">
            <text:p>10</text:p>
          </table:table-cell>
          <table:table-cell table:style-name="ce100" table:formula="of:=MIN([.$K$2];IF(MOD(ROW(); [.$H$2]) = 0; [.$C193] + 1; [.$C193]))" office:value-type="float" office:value="9" calcext:value-type="float">
            <text:p>9</text:p>
          </table:table-cell>
          <table:table-cell table:style-name="ce100" table:formula="of:=MIN([.$K$3];IF(MOD(ROW(); [.$H$3]) = 0; [.$D193] + 1; [.$D193]))" office:value-type="float" office:value="8" calcext:value-type="float">
            <text:p>8</text:p>
          </table:table-cell>
          <table:table-cell table:style-name="ce105" table:formula="of:=(COUNTA([.$G$10:.$L$10]))*[.$D194]" office:value-type="float" office:value="48" calcext:value-type="float">
            <text:p>48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194]+1" office:value-type="date" office:date-value="2022-06-11" calcext:value-type="date">
            <text:p>06/11/2022</text:p>
          </table:table-cell>
          <table:table-cell table:style-name="ce100" table:formula="of:=MIN([.$K$1];IF(MOD(ROW(); [.$H$1]) = 0; [.$B194] + 1; [.$B194]))" office:value-type="float" office:value="10" calcext:value-type="float">
            <text:p>10</text:p>
          </table:table-cell>
          <table:table-cell table:style-name="ce100" table:formula="of:=MIN([.$K$2];IF(MOD(ROW(); [.$H$2]) = 0; [.$C194] + 1; [.$C194]))" office:value-type="float" office:value="9" calcext:value-type="float">
            <text:p>9</text:p>
          </table:table-cell>
          <table:table-cell table:style-name="ce100" table:formula="of:=MIN([.$K$3];IF(MOD(ROW(); [.$H$3]) = 0; [.$D194] + 1; [.$D194]))" office:value-type="float" office:value="8" calcext:value-type="float">
            <text:p>8</text:p>
          </table:table-cell>
          <table:table-cell table:style-name="ce105" table:formula="of:=(COUNTA([.$G$10:.$L$10]))*[.$D195]" office:value-type="float" office:value="48" calcext:value-type="float">
            <text:p>48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195]+1" office:value-type="date" office:date-value="2022-06-12" calcext:value-type="date">
            <text:p>06/12/2022</text:p>
          </table:table-cell>
          <table:table-cell table:style-name="ce100" table:formula="of:=MIN([.$K$1];IF(MOD(ROW(); [.$H$1]) = 0; [.$B195] + 1; [.$B195]))" office:value-type="float" office:value="10" calcext:value-type="float">
            <text:p>10</text:p>
          </table:table-cell>
          <table:table-cell table:style-name="ce100" table:formula="of:=MIN([.$K$2];IF(MOD(ROW(); [.$H$2]) = 0; [.$C195] + 1; [.$C195]))" office:value-type="float" office:value="10" calcext:value-type="float">
            <text:p>10</text:p>
          </table:table-cell>
          <table:table-cell table:style-name="ce100" table:formula="of:=MIN([.$K$3];IF(MOD(ROW(); [.$H$3]) = 0; [.$D195] + 1; [.$D195]))" office:value-type="float" office:value="9" calcext:value-type="float">
            <text:p>9</text:p>
          </table:table-cell>
          <table:table-cell table:style-name="ce105" table:formula="of:=(COUNTA([.$G$10:.$L$10]))*[.$D196]" office:value-type="float" office:value="54" calcext:value-type="float">
            <text:p>54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196]+1" office:value-type="date" office:date-value="2022-06-13" calcext:value-type="date">
            <text:p>06/13/2022</text:p>
          </table:table-cell>
          <table:table-cell table:style-name="ce100" table:formula="of:=MIN([.$K$1];IF(MOD(ROW(); [.$H$1]) = 0; [.$B196] + 1; [.$B196]))" office:value-type="float" office:value="10" calcext:value-type="float">
            <text:p>10</text:p>
          </table:table-cell>
          <table:table-cell table:style-name="ce100" table:formula="of:=MIN([.$K$2];IF(MOD(ROW(); [.$H$2]) = 0; [.$C196] + 1; [.$C196]))" office:value-type="float" office:value="10" calcext:value-type="float">
            <text:p>10</text:p>
          </table:table-cell>
          <table:table-cell table:style-name="ce100" table:formula="of:=MIN([.$K$3];IF(MOD(ROW(); [.$H$3]) = 0; [.$D196] + 1; [.$D196]))" office:value-type="float" office:value="9" calcext:value-type="float">
            <text:p>9</text:p>
          </table:table-cell>
          <table:table-cell table:style-name="ce105" table:formula="of:=(COUNTA([.$G$10:.$L$10]))*[.$D197]" office:value-type="float" office:value="54" calcext:value-type="float">
            <text:p>54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197]+1" office:value-type="date" office:date-value="2022-06-14" calcext:value-type="date">
            <text:p>06/14/2022</text:p>
          </table:table-cell>
          <table:table-cell table:style-name="ce100" table:formula="of:=MIN([.$K$1];IF(MOD(ROW(); [.$H$1]) = 0; [.$B197] + 1; [.$B197]))" office:value-type="float" office:value="10" calcext:value-type="float">
            <text:p>10</text:p>
          </table:table-cell>
          <table:table-cell table:style-name="ce100" table:formula="of:=MIN([.$K$2];IF(MOD(ROW(); [.$H$2]) = 0; [.$C197] + 1; [.$C197]))" office:value-type="float" office:value="10" calcext:value-type="float">
            <text:p>10</text:p>
          </table:table-cell>
          <table:table-cell table:style-name="ce100" table:formula="of:=MIN([.$K$3];IF(MOD(ROW(); [.$H$3]) = 0; [.$D197] + 1; [.$D197]))" office:value-type="float" office:value="9" calcext:value-type="float">
            <text:p>9</text:p>
          </table:table-cell>
          <table:table-cell table:style-name="ce105" table:formula="of:=(COUNTA([.$G$10:.$L$10]))*[.$D198]" office:value-type="float" office:value="54" calcext:value-type="float">
            <text:p>54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198]+1" office:value-type="date" office:date-value="2022-06-15" calcext:value-type="date">
            <text:p>06/15/2022</text:p>
          </table:table-cell>
          <table:table-cell table:style-name="ce100" table:formula="of:=MIN([.$K$1];IF(MOD(ROW(); [.$H$1]) = 0; [.$B198] + 1; [.$B198]))" office:value-type="float" office:value="10" calcext:value-type="float">
            <text:p>10</text:p>
          </table:table-cell>
          <table:table-cell table:style-name="ce100" table:formula="of:=MIN([.$K$2];IF(MOD(ROW(); [.$H$2]) = 0; [.$C198] + 1; [.$C198]))" office:value-type="float" office:value="10" calcext:value-type="float">
            <text:p>10</text:p>
          </table:table-cell>
          <table:table-cell table:style-name="ce100" table:formula="of:=MIN([.$K$3];IF(MOD(ROW(); [.$H$3]) = 0; [.$D198] + 1; [.$D198]))" office:value-type="float" office:value="9" calcext:value-type="float">
            <text:p>9</text:p>
          </table:table-cell>
          <table:table-cell table:style-name="ce105" table:formula="of:=(COUNTA([.$G$10:.$L$10]))*[.$D199]" office:value-type="float" office:value="54" calcext:value-type="float">
            <text:p>54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199]+1" office:value-type="date" office:date-value="2022-06-16" calcext:value-type="date">
            <text:p>06/16/2022</text:p>
          </table:table-cell>
          <table:table-cell table:style-name="ce100" table:formula="of:=MIN([.$K$1];IF(MOD(ROW(); [.$H$1]) = 0; [.$B199] + 1; [.$B199]))" office:value-type="float" office:value="10" calcext:value-type="float">
            <text:p>10</text:p>
          </table:table-cell>
          <table:table-cell table:style-name="ce100" table:formula="of:=MIN([.$K$2];IF(MOD(ROW(); [.$H$2]) = 0; [.$C199] + 1; [.$C199]))" office:value-type="float" office:value="10" calcext:value-type="float">
            <text:p>10</text:p>
          </table:table-cell>
          <table:table-cell table:style-name="ce100" table:formula="of:=MIN([.$K$3];IF(MOD(ROW(); [.$H$3]) = 0; [.$D199] + 1; [.$D199]))" office:value-type="float" office:value="9" calcext:value-type="float">
            <text:p>9</text:p>
          </table:table-cell>
          <table:table-cell table:style-name="ce105" table:formula="of:=(COUNTA([.$G$10:.$L$10]))*[.$D200]" office:value-type="float" office:value="54" calcext:value-type="float">
            <text:p>54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200]+1" office:value-type="date" office:date-value="2022-06-17" calcext:value-type="date">
            <text:p>06/17/2022</text:p>
          </table:table-cell>
          <table:table-cell table:style-name="ce100" table:formula="of:=MIN([.$K$1];IF(MOD(ROW(); [.$H$1]) = 0; [.$B200] + 1; [.$B200]))" office:value-type="float" office:value="10" calcext:value-type="float">
            <text:p>10</text:p>
          </table:table-cell>
          <table:table-cell table:style-name="ce100" table:formula="of:=MIN([.$K$2];IF(MOD(ROW(); [.$H$2]) = 0; [.$C200] + 1; [.$C200]))" office:value-type="float" office:value="10" calcext:value-type="float">
            <text:p>10</text:p>
          </table:table-cell>
          <table:table-cell table:style-name="ce100" table:formula="of:=MIN([.$K$3];IF(MOD(ROW(); [.$H$3]) = 0; [.$D200] + 1; [.$D200]))" office:value-type="float" office:value="9" calcext:value-type="float">
            <text:p>9</text:p>
          </table:table-cell>
          <table:table-cell table:style-name="ce105" table:formula="of:=(COUNTA([.$G$10:.$L$10]))*[.$D201]" office:value-type="float" office:value="54" calcext:value-type="float">
            <text:p>54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201]+1" office:value-type="date" office:date-value="2022-06-18" calcext:value-type="date">
            <text:p>06/18/2022</text:p>
          </table:table-cell>
          <table:table-cell table:style-name="ce100" table:formula="of:=MIN([.$K$1];IF(MOD(ROW(); [.$H$1]) = 0; [.$B201] + 1; [.$B201]))" office:value-type="float" office:value="10" calcext:value-type="float">
            <text:p>10</text:p>
          </table:table-cell>
          <table:table-cell table:style-name="ce100" table:formula="of:=MIN([.$K$2];IF(MOD(ROW(); [.$H$2]) = 0; [.$C201] + 1; [.$C201]))" office:value-type="float" office:value="10" calcext:value-type="float">
            <text:p>10</text:p>
          </table:table-cell>
          <table:table-cell table:style-name="ce100" table:formula="of:=MIN([.$K$3];IF(MOD(ROW(); [.$H$3]) = 0; [.$D201] + 1; [.$D201]))" office:value-type="float" office:value="9" calcext:value-type="float">
            <text:p>9</text:p>
          </table:table-cell>
          <table:table-cell table:style-name="ce105" table:formula="of:=(COUNTA([.$G$10:.$L$10]))*[.$D202]" office:value-type="float" office:value="54" calcext:value-type="float">
            <text:p>54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202]+1" office:value-type="date" office:date-value="2022-06-19" calcext:value-type="date">
            <text:p>06/19/2022</text:p>
          </table:table-cell>
          <table:table-cell table:style-name="ce100" table:formula="of:=MIN([.$K$1];IF(MOD(ROW(); [.$H$1]) = 0; [.$B202] + 1; [.$B202]))" office:value-type="float" office:value="10" calcext:value-type="float">
            <text:p>10</text:p>
          </table:table-cell>
          <table:table-cell table:style-name="ce100" table:formula="of:=MIN([.$K$2];IF(MOD(ROW(); [.$H$2]) = 0; [.$C202] + 1; [.$C202]))" office:value-type="float" office:value="10" calcext:value-type="float">
            <text:p>10</text:p>
          </table:table-cell>
          <table:table-cell table:style-name="ce100" table:formula="of:=MIN([.$K$3];IF(MOD(ROW(); [.$H$3]) = 0; [.$D202] + 1; [.$D202]))" office:value-type="float" office:value="9" calcext:value-type="float">
            <text:p>9</text:p>
          </table:table-cell>
          <table:table-cell table:style-name="ce105" table:formula="of:=(COUNTA([.$G$10:.$L$10]))*[.$D203]" office:value-type="float" office:value="54" calcext:value-type="float">
            <text:p>54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203]+1" office:value-type="date" office:date-value="2022-06-20" calcext:value-type="date">
            <text:p>06/20/2022</text:p>
          </table:table-cell>
          <table:table-cell table:style-name="ce100" table:formula="of:=MIN([.$K$1];IF(MOD(ROW(); [.$H$1]) = 0; [.$B203] + 1; [.$B203]))" office:value-type="float" office:value="10" calcext:value-type="float">
            <text:p>10</text:p>
          </table:table-cell>
          <table:table-cell table:style-name="ce100" table:formula="of:=MIN([.$K$2];IF(MOD(ROW(); [.$H$2]) = 0; [.$C203] + 1; [.$C203]))" office:value-type="float" office:value="10" calcext:value-type="float">
            <text:p>10</text:p>
          </table:table-cell>
          <table:table-cell table:style-name="ce100" table:formula="of:=MIN([.$K$3];IF(MOD(ROW(); [.$H$3]) = 0; [.$D203] + 1; [.$D203]))" office:value-type="float" office:value="9" calcext:value-type="float">
            <text:p>9</text:p>
          </table:table-cell>
          <table:table-cell table:style-name="ce105" table:formula="of:=(COUNTA([.$G$10:.$L$10]))*[.$D204]" office:value-type="float" office:value="54" calcext:value-type="float">
            <text:p>54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204]+1" office:value-type="date" office:date-value="2022-06-21" calcext:value-type="date">
            <text:p>06/21/2022</text:p>
          </table:table-cell>
          <table:table-cell table:style-name="ce100" table:formula="of:=MIN([.$K$1];IF(MOD(ROW(); [.$H$1]) = 0; [.$B204] + 1; [.$B204]))" office:value-type="float" office:value="10" calcext:value-type="float">
            <text:p>10</text:p>
          </table:table-cell>
          <table:table-cell table:style-name="ce100" table:formula="of:=MIN([.$K$2];IF(MOD(ROW(); [.$H$2]) = 0; [.$C204] + 1; [.$C204]))" office:value-type="float" office:value="10" calcext:value-type="float">
            <text:p>10</text:p>
          </table:table-cell>
          <table:table-cell table:style-name="ce100" table:formula="of:=MIN([.$K$3];IF(MOD(ROW(); [.$H$3]) = 0; [.$D204] + 1; [.$D204]))" office:value-type="float" office:value="9" calcext:value-type="float">
            <text:p>9</text:p>
          </table:table-cell>
          <table:table-cell table:style-name="ce105" table:formula="of:=(COUNTA([.$G$10:.$L$10]))*[.$D205]" office:value-type="float" office:value="54" calcext:value-type="float">
            <text:p>54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205]+1" office:value-type="date" office:date-value="2022-06-22" calcext:value-type="date">
            <text:p>06/22/2022</text:p>
          </table:table-cell>
          <table:table-cell table:style-name="ce100" table:formula="of:=MIN([.$K$1];IF(MOD(ROW(); [.$H$1]) = 0; [.$B205] + 1; [.$B205]))" office:value-type="float" office:value="10" calcext:value-type="float">
            <text:p>10</text:p>
          </table:table-cell>
          <table:table-cell table:style-name="ce100" table:formula="of:=MIN([.$K$2];IF(MOD(ROW(); [.$H$2]) = 0; [.$C205] + 1; [.$C205]))" office:value-type="float" office:value="10" calcext:value-type="float">
            <text:p>10</text:p>
          </table:table-cell>
          <table:table-cell table:style-name="ce100" table:formula="of:=MIN([.$K$3];IF(MOD(ROW(); [.$H$3]) = 0; [.$D205] + 1; [.$D205]))" office:value-type="float" office:value="9" calcext:value-type="float">
            <text:p>9</text:p>
          </table:table-cell>
          <table:table-cell table:style-name="ce105" table:formula="of:=(COUNTA([.$G$10:.$L$10]))*[.$D206]" office:value-type="float" office:value="54" calcext:value-type="float">
            <text:p>54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206]+1" office:value-type="date" office:date-value="2022-06-23" calcext:value-type="date">
            <text:p>06/23/2022</text:p>
          </table:table-cell>
          <table:table-cell table:style-name="ce100" table:formula="of:=MIN([.$K$1];IF(MOD(ROW(); [.$H$1]) = 0; [.$B206] + 1; [.$B206]))" office:value-type="float" office:value="10" calcext:value-type="float">
            <text:p>10</text:p>
          </table:table-cell>
          <table:table-cell table:style-name="ce100" table:formula="of:=MIN([.$K$2];IF(MOD(ROW(); [.$H$2]) = 0; [.$C206] + 1; [.$C206]))" office:value-type="float" office:value="10" calcext:value-type="float">
            <text:p>10</text:p>
          </table:table-cell>
          <table:table-cell table:style-name="ce100" table:formula="of:=MIN([.$K$3];IF(MOD(ROW(); [.$H$3]) = 0; [.$D206] + 1; [.$D206]))" office:value-type="float" office:value="9" calcext:value-type="float">
            <text:p>9</text:p>
          </table:table-cell>
          <table:table-cell table:style-name="ce105" table:formula="of:=(COUNTA([.$G$10:.$L$10]))*[.$D207]" office:value-type="float" office:value="54" calcext:value-type="float">
            <text:p>54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207]+1" office:value-type="date" office:date-value="2022-06-24" calcext:value-type="date">
            <text:p>06/24/2022</text:p>
          </table:table-cell>
          <table:table-cell table:style-name="ce100" table:formula="of:=MIN([.$K$1];IF(MOD(ROW(); [.$H$1]) = 0; [.$B207] + 1; [.$B207]))" office:value-type="float" office:value="10" calcext:value-type="float">
            <text:p>10</text:p>
          </table:table-cell>
          <table:table-cell table:style-name="ce100" table:formula="of:=MIN([.$K$2];IF(MOD(ROW(); [.$H$2]) = 0; [.$C207] + 1; [.$C207]))" office:value-type="float" office:value="10" calcext:value-type="float">
            <text:p>10</text:p>
          </table:table-cell>
          <table:table-cell table:style-name="ce100" table:formula="of:=MIN([.$K$3];IF(MOD(ROW(); [.$H$3]) = 0; [.$D207] + 1; [.$D207]))" office:value-type="float" office:value="9" calcext:value-type="float">
            <text:p>9</text:p>
          </table:table-cell>
          <table:table-cell table:style-name="ce105" table:formula="of:=(COUNTA([.$G$10:.$L$10]))*[.$D208]" office:value-type="float" office:value="54" calcext:value-type="float">
            <text:p>54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208]+1" office:value-type="date" office:date-value="2022-06-25" calcext:value-type="date">
            <text:p>06/25/2022</text:p>
          </table:table-cell>
          <table:table-cell table:style-name="ce100" table:formula="of:=MIN([.$K$1];IF(MOD(ROW(); [.$H$1]) = 0; [.$B208] + 1; [.$B208]))" office:value-type="float" office:value="10" calcext:value-type="float">
            <text:p>10</text:p>
          </table:table-cell>
          <table:table-cell table:style-name="ce100" table:formula="of:=MIN([.$K$2];IF(MOD(ROW(); [.$H$2]) = 0; [.$C208] + 1; [.$C208]))" office:value-type="float" office:value="10" calcext:value-type="float">
            <text:p>10</text:p>
          </table:table-cell>
          <table:table-cell table:style-name="ce100" table:formula="of:=MIN([.$K$3];IF(MOD(ROW(); [.$H$3]) = 0; [.$D208] + 1; [.$D208]))" office:value-type="float" office:value="9" calcext:value-type="float">
            <text:p>9</text:p>
          </table:table-cell>
          <table:table-cell table:style-name="ce105" table:formula="of:=(COUNTA([.$G$10:.$L$10]))*[.$D209]" office:value-type="float" office:value="54" calcext:value-type="float">
            <text:p>54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209]+1" office:value-type="date" office:date-value="2022-06-26" calcext:value-type="date">
            <text:p>06/26/2022</text:p>
          </table:table-cell>
          <table:table-cell table:style-name="ce100" table:formula="of:=MIN([.$K$1];IF(MOD(ROW(); [.$H$1]) = 0; [.$B209] + 1; [.$B209]))" office:value-type="float" office:value="10" calcext:value-type="float">
            <text:p>10</text:p>
          </table:table-cell>
          <table:table-cell table:style-name="ce100" table:formula="of:=MIN([.$K$2];IF(MOD(ROW(); [.$H$2]) = 0; [.$C209] + 1; [.$C209]))" office:value-type="float" office:value="10" calcext:value-type="float">
            <text:p>10</text:p>
          </table:table-cell>
          <table:table-cell table:style-name="ce100" table:formula="of:=MIN([.$K$3];IF(MOD(ROW(); [.$H$3]) = 0; [.$D209] + 1; [.$D209]))" office:value-type="float" office:value="9" calcext:value-type="float">
            <text:p>9</text:p>
          </table:table-cell>
          <table:table-cell table:style-name="ce105" table:formula="of:=(COUNTA([.$G$10:.$L$10]))*[.$D210]" office:value-type="float" office:value="54" calcext:value-type="float">
            <text:p>54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210]+1" office:value-type="date" office:date-value="2022-06-27" calcext:value-type="date">
            <text:p>06/27/2022</text:p>
          </table:table-cell>
          <table:table-cell table:style-name="ce100" table:formula="of:=MIN([.$K$1];IF(MOD(ROW(); [.$H$1]) = 0; [.$B210] + 1; [.$B210]))" office:value-type="float" office:value="10" calcext:value-type="float">
            <text:p>10</text:p>
          </table:table-cell>
          <table:table-cell table:style-name="ce100" table:formula="of:=MIN([.$K$2];IF(MOD(ROW(); [.$H$2]) = 0; [.$C210] + 1; [.$C210]))" office:value-type="float" office:value="10" calcext:value-type="float">
            <text:p>10</text:p>
          </table:table-cell>
          <table:table-cell table:style-name="ce100" table:formula="of:=MIN([.$K$3];IF(MOD(ROW(); [.$H$3]) = 0; [.$D210] + 1; [.$D210]))" office:value-type="float" office:value="9" calcext:value-type="float">
            <text:p>9</text:p>
          </table:table-cell>
          <table:table-cell table:style-name="ce105" table:formula="of:=(COUNTA([.$G$10:.$L$10]))*[.$D211]" office:value-type="float" office:value="54" calcext:value-type="float">
            <text:p>54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211]+1" office:value-type="date" office:date-value="2022-06-28" calcext:value-type="date">
            <text:p>06/28/2022</text:p>
          </table:table-cell>
          <table:table-cell table:style-name="ce100" table:formula="of:=MIN([.$K$1];IF(MOD(ROW(); [.$H$1]) = 0; [.$B211] + 1; [.$B211]))" office:value-type="float" office:value="10" calcext:value-type="float">
            <text:p>10</text:p>
          </table:table-cell>
          <table:table-cell table:style-name="ce100" table:formula="of:=MIN([.$K$2];IF(MOD(ROW(); [.$H$2]) = 0; [.$C211] + 1; [.$C211]))" office:value-type="float" office:value="10" calcext:value-type="float">
            <text:p>10</text:p>
          </table:table-cell>
          <table:table-cell table:style-name="ce100" table:formula="of:=MIN([.$K$3];IF(MOD(ROW(); [.$H$3]) = 0; [.$D211] + 1; [.$D211]))" office:value-type="float" office:value="9" calcext:value-type="float">
            <text:p>9</text:p>
          </table:table-cell>
          <table:table-cell table:style-name="ce105" table:formula="of:=(COUNTA([.$G$10:.$L$10]))*[.$D212]" office:value-type="float" office:value="54" calcext:value-type="float">
            <text:p>54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212]+1" office:value-type="date" office:date-value="2022-06-29" calcext:value-type="date">
            <text:p>06/29/2022</text:p>
          </table:table-cell>
          <table:table-cell table:style-name="ce100" table:formula="of:=MIN([.$K$1];IF(MOD(ROW(); [.$H$1]) = 0; [.$B212] + 1; [.$B212]))" office:value-type="float" office:value="10" calcext:value-type="float">
            <text:p>10</text:p>
          </table:table-cell>
          <table:table-cell table:style-name="ce100" table:formula="of:=MIN([.$K$2];IF(MOD(ROW(); [.$H$2]) = 0; [.$C212] + 1; [.$C212]))" office:value-type="float" office:value="10" calcext:value-type="float">
            <text:p>10</text:p>
          </table:table-cell>
          <table:table-cell table:style-name="ce100" table:formula="of:=MIN([.$K$3];IF(MOD(ROW(); [.$H$3]) = 0; [.$D212] + 1; [.$D212]))" office:value-type="float" office:value="9" calcext:value-type="float">
            <text:p>9</text:p>
          </table:table-cell>
          <table:table-cell table:style-name="ce105" table:formula="of:=(COUNTA([.$G$10:.$L$10]))*[.$D213]" office:value-type="float" office:value="54" calcext:value-type="float">
            <text:p>54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213]+1" office:value-type="date" office:date-value="2022-06-30" calcext:value-type="date">
            <text:p>06/30/2022</text:p>
          </table:table-cell>
          <table:table-cell table:style-name="ce100" table:formula="of:=MIN([.$K$1];IF(MOD(ROW(); [.$H$1]) = 0; [.$B213] + 1; [.$B213]))" office:value-type="float" office:value="10" calcext:value-type="float">
            <text:p>10</text:p>
          </table:table-cell>
          <table:table-cell table:style-name="ce100" table:formula="of:=MIN([.$K$2];IF(MOD(ROW(); [.$H$2]) = 0; [.$C213] + 1; [.$C213]))" office:value-type="float" office:value="10" calcext:value-type="float">
            <text:p>10</text:p>
          </table:table-cell>
          <table:table-cell table:style-name="ce100" table:formula="of:=MIN([.$K$3];IF(MOD(ROW(); [.$H$3]) = 0; [.$D213] + 1; [.$D213]))" office:value-type="float" office:value="9" calcext:value-type="float">
            <text:p>9</text:p>
          </table:table-cell>
          <table:table-cell table:style-name="ce105" table:formula="of:=(COUNTA([.$G$10:.$L$10]))*[.$D214]" office:value-type="float" office:value="54" calcext:value-type="float">
            <text:p>54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214]+1" office:value-type="date" office:date-value="2022-07-01" calcext:value-type="date">
            <text:p>07/01/2022</text:p>
          </table:table-cell>
          <table:table-cell table:style-name="ce100" table:formula="of:=MIN([.$K$1];IF(MOD(ROW(); [.$H$1]) = 0; [.$B214] + 1; [.$B214]))" office:value-type="float" office:value="10" calcext:value-type="float">
            <text:p>10</text:p>
          </table:table-cell>
          <table:table-cell table:style-name="ce100" table:formula="of:=MIN([.$K$2];IF(MOD(ROW(); [.$H$2]) = 0; [.$C214] + 1; [.$C214]))" office:value-type="float" office:value="10" calcext:value-type="float">
            <text:p>10</text:p>
          </table:table-cell>
          <table:table-cell table:style-name="ce100" table:formula="of:=MIN([.$K$3];IF(MOD(ROW(); [.$H$3]) = 0; [.$D214] + 1; [.$D214]))" office:value-type="float" office:value="9" calcext:value-type="float">
            <text:p>9</text:p>
          </table:table-cell>
          <table:table-cell table:style-name="ce105" table:formula="of:=(COUNTA([.$G$10:.$L$10]))*[.$D215]" office:value-type="float" office:value="54" calcext:value-type="float">
            <text:p>54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215]+1" office:value-type="date" office:date-value="2022-07-02" calcext:value-type="date">
            <text:p>07/02/2022</text:p>
          </table:table-cell>
          <table:table-cell table:style-name="ce100" table:formula="of:=MIN([.$K$1];IF(MOD(ROW(); [.$H$1]) = 0; [.$B215] + 1; [.$B215]))" office:value-type="float" office:value="10" calcext:value-type="float">
            <text:p>10</text:p>
          </table:table-cell>
          <table:table-cell table:style-name="ce100" table:formula="of:=MIN([.$K$2];IF(MOD(ROW(); [.$H$2]) = 0; [.$C215] + 1; [.$C215]))" office:value-type="float" office:value="10" calcext:value-type="float">
            <text:p>10</text:p>
          </table:table-cell>
          <table:table-cell table:style-name="ce100" table:formula="of:=MIN([.$K$3];IF(MOD(ROW(); [.$H$3]) = 0; [.$D215] + 1; [.$D215]))" office:value-type="float" office:value="9" calcext:value-type="float">
            <text:p>9</text:p>
          </table:table-cell>
          <table:table-cell table:style-name="ce105" table:formula="of:=(COUNTA([.$G$10:.$L$10]))*[.$D216]" office:value-type="float" office:value="54" calcext:value-type="float">
            <text:p>54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216]+1" office:value-type="date" office:date-value="2022-07-03" calcext:value-type="date">
            <text:p>07/03/2022</text:p>
          </table:table-cell>
          <table:table-cell table:style-name="ce100" table:formula="of:=MIN([.$K$1];IF(MOD(ROW(); [.$H$1]) = 0; [.$B216] + 1; [.$B216]))" office:value-type="float" office:value="10" calcext:value-type="float">
            <text:p>10</text:p>
          </table:table-cell>
          <table:table-cell table:style-name="ce100" table:formula="of:=MIN([.$K$2];IF(MOD(ROW(); [.$H$2]) = 0; [.$C216] + 1; [.$C216]))" office:value-type="float" office:value="10" calcext:value-type="float">
            <text:p>10</text:p>
          </table:table-cell>
          <table:table-cell table:style-name="ce100" table:formula="of:=MIN([.$K$3];IF(MOD(ROW(); [.$H$3]) = 0; [.$D216] + 1; [.$D216]))" office:value-type="float" office:value="9" calcext:value-type="float">
            <text:p>9</text:p>
          </table:table-cell>
          <table:table-cell table:style-name="ce105" table:formula="of:=(COUNTA([.$G$10:.$L$10]))*[.$D217]" office:value-type="float" office:value="54" calcext:value-type="float">
            <text:p>54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217]+1" office:value-type="date" office:date-value="2022-07-04" calcext:value-type="date">
            <text:p>07/04/2022</text:p>
          </table:table-cell>
          <table:table-cell table:style-name="ce100" table:formula="of:=MIN([.$K$1];IF(MOD(ROW(); [.$H$1]) = 0; [.$B217] + 1; [.$B217]))" office:value-type="float" office:value="10" calcext:value-type="float">
            <text:p>10</text:p>
          </table:table-cell>
          <table:table-cell table:style-name="ce100" table:formula="of:=MIN([.$K$2];IF(MOD(ROW(); [.$H$2]) = 0; [.$C217] + 1; [.$C217]))" office:value-type="float" office:value="10" calcext:value-type="float">
            <text:p>10</text:p>
          </table:table-cell>
          <table:table-cell table:style-name="ce100" table:formula="of:=MIN([.$K$3];IF(MOD(ROW(); [.$H$3]) = 0; [.$D217] + 1; [.$D217]))" office:value-type="float" office:value="9" calcext:value-type="float">
            <text:p>9</text:p>
          </table:table-cell>
          <table:table-cell table:style-name="ce105" table:formula="of:=(COUNTA([.$G$10:.$L$10]))*[.$D218]" office:value-type="float" office:value="54" calcext:value-type="float">
            <text:p>54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218]+1" office:value-type="date" office:date-value="2022-07-05" calcext:value-type="date">
            <text:p>07/05/2022</text:p>
          </table:table-cell>
          <table:table-cell table:style-name="ce100" table:formula="of:=MIN([.$K$1];IF(MOD(ROW(); [.$H$1]) = 0; [.$B218] + 1; [.$B218]))" office:value-type="float" office:value="10" calcext:value-type="float">
            <text:p>10</text:p>
          </table:table-cell>
          <table:table-cell table:style-name="ce100" table:formula="of:=MIN([.$K$2];IF(MOD(ROW(); [.$H$2]) = 0; [.$C218] + 1; [.$C218]))" office:value-type="float" office:value="10" calcext:value-type="float">
            <text:p>10</text:p>
          </table:table-cell>
          <table:table-cell table:style-name="ce100" table:formula="of:=MIN([.$K$3];IF(MOD(ROW(); [.$H$3]) = 0; [.$D218] + 1; [.$D218]))" office:value-type="float" office:value="9" calcext:value-type="float">
            <text:p>9</text:p>
          </table:table-cell>
          <table:table-cell table:style-name="ce105" table:formula="of:=(COUNTA([.$G$10:.$L$10]))*[.$D219]" office:value-type="float" office:value="54" calcext:value-type="float">
            <text:p>54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219]+1" office:value-type="date" office:date-value="2022-07-06" calcext:value-type="date">
            <text:p>07/06/2022</text:p>
          </table:table-cell>
          <table:table-cell table:style-name="ce100" table:formula="of:=MIN([.$K$1];IF(MOD(ROW(); [.$H$1]) = 0; [.$B219] + 1; [.$B219]))" office:value-type="float" office:value="10" calcext:value-type="float">
            <text:p>10</text:p>
          </table:table-cell>
          <table:table-cell table:style-name="ce100" table:formula="of:=MIN([.$K$2];IF(MOD(ROW(); [.$H$2]) = 0; [.$C219] + 1; [.$C219]))" office:value-type="float" office:value="10" calcext:value-type="float">
            <text:p>10</text:p>
          </table:table-cell>
          <table:table-cell table:style-name="ce100" table:formula="of:=MIN([.$K$3];IF(MOD(ROW(); [.$H$3]) = 0; [.$D219] + 1; [.$D219]))" office:value-type="float" office:value="9" calcext:value-type="float">
            <text:p>9</text:p>
          </table:table-cell>
          <table:table-cell table:style-name="ce105" table:formula="of:=(COUNTA([.$G$10:.$L$10]))*[.$D220]" office:value-type="float" office:value="54" calcext:value-type="float">
            <text:p>54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220]+1" office:value-type="date" office:date-value="2022-07-07" calcext:value-type="date">
            <text:p>07/07/2022</text:p>
          </table:table-cell>
          <table:table-cell table:style-name="ce100" table:formula="of:=MIN([.$K$1];IF(MOD(ROW(); [.$H$1]) = 0; [.$B220] + 1; [.$B220]))" office:value-type="float" office:value="10" calcext:value-type="float">
            <text:p>10</text:p>
          </table:table-cell>
          <table:table-cell table:style-name="ce100" table:formula="of:=MIN([.$K$2];IF(MOD(ROW(); [.$H$2]) = 0; [.$C220] + 1; [.$C220]))" office:value-type="float" office:value="10" calcext:value-type="float">
            <text:p>10</text:p>
          </table:table-cell>
          <table:table-cell table:style-name="ce100" table:formula="of:=MIN([.$K$3];IF(MOD(ROW(); [.$H$3]) = 0; [.$D220] + 1; [.$D220]))" office:value-type="float" office:value="9" calcext:value-type="float">
            <text:p>9</text:p>
          </table:table-cell>
          <table:table-cell table:style-name="ce105" table:formula="of:=(COUNTA([.$G$10:.$L$10]))*[.$D221]" office:value-type="float" office:value="54" calcext:value-type="float">
            <text:p>54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221]+1" office:value-type="date" office:date-value="2022-07-08" calcext:value-type="date">
            <text:p>07/08/2022</text:p>
          </table:table-cell>
          <table:table-cell table:style-name="ce100" table:formula="of:=MIN([.$K$1];IF(MOD(ROW(); [.$H$1]) = 0; [.$B221] + 1; [.$B221]))" office:value-type="float" office:value="10" calcext:value-type="float">
            <text:p>10</text:p>
          </table:table-cell>
          <table:table-cell table:style-name="ce100" table:formula="of:=MIN([.$K$2];IF(MOD(ROW(); [.$H$2]) = 0; [.$C221] + 1; [.$C221]))" office:value-type="float" office:value="10" calcext:value-type="float">
            <text:p>10</text:p>
          </table:table-cell>
          <table:table-cell table:style-name="ce100" table:formula="of:=MIN([.$K$3];IF(MOD(ROW(); [.$H$3]) = 0; [.$D221] + 1; [.$D221]))" office:value-type="float" office:value="9" calcext:value-type="float">
            <text:p>9</text:p>
          </table:table-cell>
          <table:table-cell table:style-name="ce105" table:formula="of:=(COUNTA([.$G$10:.$L$10]))*[.$D222]" office:value-type="float" office:value="54" calcext:value-type="float">
            <text:p>54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222]+1" office:value-type="date" office:date-value="2022-07-09" calcext:value-type="date">
            <text:p>07/09/2022</text:p>
          </table:table-cell>
          <table:table-cell table:style-name="ce100" table:formula="of:=MIN([.$K$1];IF(MOD(ROW(); [.$H$1]) = 0; [.$B222] + 1; [.$B222]))" office:value-type="float" office:value="10" calcext:value-type="float">
            <text:p>10</text:p>
          </table:table-cell>
          <table:table-cell table:style-name="ce100" table:formula="of:=MIN([.$K$2];IF(MOD(ROW(); [.$H$2]) = 0; [.$C222] + 1; [.$C222]))" office:value-type="float" office:value="10" calcext:value-type="float">
            <text:p>10</text:p>
          </table:table-cell>
          <table:table-cell table:style-name="ce100" table:formula="of:=MIN([.$K$3];IF(MOD(ROW(); [.$H$3]) = 0; [.$D222] + 1; [.$D222]))" office:value-type="float" office:value="9" calcext:value-type="float">
            <text:p>9</text:p>
          </table:table-cell>
          <table:table-cell table:style-name="ce105" table:formula="of:=(COUNTA([.$G$10:.$L$10]))*[.$D223]" office:value-type="float" office:value="54" calcext:value-type="float">
            <text:p>54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223]+1" office:value-type="date" office:date-value="2022-07-10" calcext:value-type="date">
            <text:p>07/10/2022</text:p>
          </table:table-cell>
          <table:table-cell table:style-name="ce100" table:formula="of:=MIN([.$K$1];IF(MOD(ROW(); [.$H$1]) = 0; [.$B223] + 1; [.$B223]))" office:value-type="float" office:value="10" calcext:value-type="float">
            <text:p>10</text:p>
          </table:table-cell>
          <table:table-cell table:style-name="ce100" table:formula="of:=MIN([.$K$2];IF(MOD(ROW(); [.$H$2]) = 0; [.$C223] + 1; [.$C223]))" office:value-type="float" office:value="10" calcext:value-type="float">
            <text:p>10</text:p>
          </table:table-cell>
          <table:table-cell table:style-name="ce100" table:formula="of:=MIN([.$K$3];IF(MOD(ROW(); [.$H$3]) = 0; [.$D223] + 1; [.$D223]))" office:value-type="float" office:value="10" calcext:value-type="float">
            <text:p>10</text:p>
          </table:table-cell>
          <table:table-cell table:style-name="ce105" table:formula="of:=(COUNTA([.$G$10:.$L$10]))*[.$D224]" office:value-type="float" office:value="60" calcext:value-type="float">
            <text:p>60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224]+1" office:value-type="date" office:date-value="2022-07-11" calcext:value-type="date">
            <text:p>07/11/2022</text:p>
          </table:table-cell>
          <table:table-cell table:style-name="ce100" table:formula="of:=MIN([.$K$1];IF(MOD(ROW(); [.$H$1]) = 0; [.$B224] + 1; [.$B224]))" office:value-type="float" office:value="10" calcext:value-type="float">
            <text:p>10</text:p>
          </table:table-cell>
          <table:table-cell table:style-name="ce100" table:formula="of:=MIN([.$K$2];IF(MOD(ROW(); [.$H$2]) = 0; [.$C224] + 1; [.$C224]))" office:value-type="float" office:value="10" calcext:value-type="float">
            <text:p>10</text:p>
          </table:table-cell>
          <table:table-cell table:style-name="ce100" table:formula="of:=MIN([.$K$3];IF(MOD(ROW(); [.$H$3]) = 0; [.$D224] + 1; [.$D224]))" office:value-type="float" office:value="10" calcext:value-type="float">
            <text:p>10</text:p>
          </table:table-cell>
          <table:table-cell table:style-name="ce105" table:formula="of:=(COUNTA([.$G$10:.$L$10]))*[.$D225]" office:value-type="float" office:value="60" calcext:value-type="float">
            <text:p>60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225]+1" office:value-type="date" office:date-value="2022-07-12" calcext:value-type="date">
            <text:p>07/12/2022</text:p>
          </table:table-cell>
          <table:table-cell table:style-name="ce100" table:formula="of:=MIN([.$K$1];IF(MOD(ROW(); [.$H$1]) = 0; [.$B225] + 1; [.$B225]))" office:value-type="float" office:value="10" calcext:value-type="float">
            <text:p>10</text:p>
          </table:table-cell>
          <table:table-cell table:style-name="ce100" table:formula="of:=MIN([.$K$2];IF(MOD(ROW(); [.$H$2]) = 0; [.$C225] + 1; [.$C225]))" office:value-type="float" office:value="10" calcext:value-type="float">
            <text:p>10</text:p>
          </table:table-cell>
          <table:table-cell table:style-name="ce100" table:formula="of:=MIN([.$K$3];IF(MOD(ROW(); [.$H$3]) = 0; [.$D225] + 1; [.$D225]))" office:value-type="float" office:value="10" calcext:value-type="float">
            <text:p>10</text:p>
          </table:table-cell>
          <table:table-cell table:style-name="ce105" table:formula="of:=(COUNTA([.$G$10:.$L$10]))*[.$D226]" office:value-type="float" office:value="60" calcext:value-type="float">
            <text:p>60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226]+1" office:value-type="date" office:date-value="2022-07-13" calcext:value-type="date">
            <text:p>07/13/2022</text:p>
          </table:table-cell>
          <table:table-cell table:style-name="ce100" table:formula="of:=MIN([.$K$1];IF(MOD(ROW(); [.$H$1]) = 0; [.$B226] + 1; [.$B226]))" office:value-type="float" office:value="10" calcext:value-type="float">
            <text:p>10</text:p>
          </table:table-cell>
          <table:table-cell table:style-name="ce100" table:formula="of:=MIN([.$K$2];IF(MOD(ROW(); [.$H$2]) = 0; [.$C226] + 1; [.$C226]))" office:value-type="float" office:value="10" calcext:value-type="float">
            <text:p>10</text:p>
          </table:table-cell>
          <table:table-cell table:style-name="ce100" table:formula="of:=MIN([.$K$3];IF(MOD(ROW(); [.$H$3]) = 0; [.$D226] + 1; [.$D226]))" office:value-type="float" office:value="10" calcext:value-type="float">
            <text:p>10</text:p>
          </table:table-cell>
          <table:table-cell table:style-name="ce105" table:formula="of:=(COUNTA([.$G$10:.$L$10]))*[.$D227]" office:value-type="float" office:value="60" calcext:value-type="float">
            <text:p>60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227]+1" office:value-type="date" office:date-value="2022-07-14" calcext:value-type="date">
            <text:p>07/14/2022</text:p>
          </table:table-cell>
          <table:table-cell table:style-name="ce100" table:formula="of:=MIN([.$K$1];IF(MOD(ROW(); [.$H$1]) = 0; [.$B227] + 1; [.$B227]))" office:value-type="float" office:value="10" calcext:value-type="float">
            <text:p>10</text:p>
          </table:table-cell>
          <table:table-cell table:style-name="ce100" table:formula="of:=MIN([.$K$2];IF(MOD(ROW(); [.$H$2]) = 0; [.$C227] + 1; [.$C227]))" office:value-type="float" office:value="10" calcext:value-type="float">
            <text:p>10</text:p>
          </table:table-cell>
          <table:table-cell table:style-name="ce100" table:formula="of:=MIN([.$K$3];IF(MOD(ROW(); [.$H$3]) = 0; [.$D227] + 1; [.$D227]))" office:value-type="float" office:value="10" calcext:value-type="float">
            <text:p>10</text:p>
          </table:table-cell>
          <table:table-cell table:style-name="ce105" table:formula="of:=(COUNTA([.$G$10:.$L$10]))*[.$D228]" office:value-type="float" office:value="60" calcext:value-type="float">
            <text:p>60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228]+1" office:value-type="date" office:date-value="2022-07-15" calcext:value-type="date">
            <text:p>07/15/2022</text:p>
          </table:table-cell>
          <table:table-cell table:style-name="ce100" table:formula="of:=MIN([.$K$1];IF(MOD(ROW(); [.$H$1]) = 0; [.$B228] + 1; [.$B228]))" office:value-type="float" office:value="10" calcext:value-type="float">
            <text:p>10</text:p>
          </table:table-cell>
          <table:table-cell table:style-name="ce100" table:formula="of:=MIN([.$K$2];IF(MOD(ROW(); [.$H$2]) = 0; [.$C228] + 1; [.$C228]))" office:value-type="float" office:value="10" calcext:value-type="float">
            <text:p>10</text:p>
          </table:table-cell>
          <table:table-cell table:style-name="ce100" table:formula="of:=MIN([.$K$3];IF(MOD(ROW(); [.$H$3]) = 0; [.$D228] + 1; [.$D228]))" office:value-type="float" office:value="10" calcext:value-type="float">
            <text:p>10</text:p>
          </table:table-cell>
          <table:table-cell table:style-name="ce105" table:formula="of:=(COUNTA([.$G$10:.$L$10]))*[.$D229]" office:value-type="float" office:value="60" calcext:value-type="float">
            <text:p>60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229]+1" office:value-type="date" office:date-value="2022-07-16" calcext:value-type="date">
            <text:p>07/16/2022</text:p>
          </table:table-cell>
          <table:table-cell table:style-name="ce100" table:formula="of:=MIN([.$K$1];IF(MOD(ROW(); [.$H$1]) = 0; [.$B229] + 1; [.$B229]))" office:value-type="float" office:value="10" calcext:value-type="float">
            <text:p>10</text:p>
          </table:table-cell>
          <table:table-cell table:style-name="ce100" table:formula="of:=MIN([.$K$2];IF(MOD(ROW(); [.$H$2]) = 0; [.$C229] + 1; [.$C229]))" office:value-type="float" office:value="10" calcext:value-type="float">
            <text:p>10</text:p>
          </table:table-cell>
          <table:table-cell table:style-name="ce100" table:formula="of:=MIN([.$K$3];IF(MOD(ROW(); [.$H$3]) = 0; [.$D229] + 1; [.$D229]))" office:value-type="float" office:value="10" calcext:value-type="float">
            <text:p>10</text:p>
          </table:table-cell>
          <table:table-cell table:style-name="ce105" table:formula="of:=(COUNTA([.$G$10:.$L$10]))*[.$D230]" office:value-type="float" office:value="60" calcext:value-type="float">
            <text:p>60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230]+1" office:value-type="date" office:date-value="2022-07-17" calcext:value-type="date">
            <text:p>07/17/2022</text:p>
          </table:table-cell>
          <table:table-cell table:style-name="ce100" table:formula="of:=MIN([.$K$1];IF(MOD(ROW(); [.$H$1]) = 0; [.$B230] + 1; [.$B230]))" office:value-type="float" office:value="10" calcext:value-type="float">
            <text:p>10</text:p>
          </table:table-cell>
          <table:table-cell table:style-name="ce100" table:formula="of:=MIN([.$K$2];IF(MOD(ROW(); [.$H$2]) = 0; [.$C230] + 1; [.$C230]))" office:value-type="float" office:value="10" calcext:value-type="float">
            <text:p>10</text:p>
          </table:table-cell>
          <table:table-cell table:style-name="ce100" table:formula="of:=MIN([.$K$3];IF(MOD(ROW(); [.$H$3]) = 0; [.$D230] + 1; [.$D230]))" office:value-type="float" office:value="10" calcext:value-type="float">
            <text:p>10</text:p>
          </table:table-cell>
          <table:table-cell table:style-name="ce105" table:formula="of:=(COUNTA([.$G$10:.$L$10]))*[.$D231]" office:value-type="float" office:value="60" calcext:value-type="float">
            <text:p>60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231]+1" office:value-type="date" office:date-value="2022-07-18" calcext:value-type="date">
            <text:p>07/18/2022</text:p>
          </table:table-cell>
          <table:table-cell table:style-name="ce100" table:formula="of:=MIN([.$K$1];IF(MOD(ROW(); [.$H$1]) = 0; [.$B231] + 1; [.$B231]))" office:value-type="float" office:value="10" calcext:value-type="float">
            <text:p>10</text:p>
          </table:table-cell>
          <table:table-cell table:style-name="ce100" table:formula="of:=MIN([.$K$2];IF(MOD(ROW(); [.$H$2]) = 0; [.$C231] + 1; [.$C231]))" office:value-type="float" office:value="10" calcext:value-type="float">
            <text:p>10</text:p>
          </table:table-cell>
          <table:table-cell table:style-name="ce100" table:formula="of:=MIN([.$K$3];IF(MOD(ROW(); [.$H$3]) = 0; [.$D231] + 1; [.$D231]))" office:value-type="float" office:value="10" calcext:value-type="float">
            <text:p>10</text:p>
          </table:table-cell>
          <table:table-cell table:style-name="ce105" table:formula="of:=(COUNTA([.$G$10:.$L$10]))*[.$D232]" office:value-type="float" office:value="60" calcext:value-type="float">
            <text:p>60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232]+1" office:value-type="date" office:date-value="2022-07-19" calcext:value-type="date">
            <text:p>07/19/2022</text:p>
          </table:table-cell>
          <table:table-cell table:style-name="ce100" table:formula="of:=MIN([.$K$1];IF(MOD(ROW(); [.$H$1]) = 0; [.$B232] + 1; [.$B232]))" office:value-type="float" office:value="10" calcext:value-type="float">
            <text:p>10</text:p>
          </table:table-cell>
          <table:table-cell table:style-name="ce100" table:formula="of:=MIN([.$K$2];IF(MOD(ROW(); [.$H$2]) = 0; [.$C232] + 1; [.$C232]))" office:value-type="float" office:value="10" calcext:value-type="float">
            <text:p>10</text:p>
          </table:table-cell>
          <table:table-cell table:style-name="ce100" table:formula="of:=MIN([.$K$3];IF(MOD(ROW(); [.$H$3]) = 0; [.$D232] + 1; [.$D232]))" office:value-type="float" office:value="10" calcext:value-type="float">
            <text:p>10</text:p>
          </table:table-cell>
          <table:table-cell table:style-name="ce105" table:formula="of:=(COUNTA([.$G$10:.$L$10]))*[.$D233]" office:value-type="float" office:value="60" calcext:value-type="float">
            <text:p>60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233]+1" office:value-type="date" office:date-value="2022-07-20" calcext:value-type="date">
            <text:p>07/20/2022</text:p>
          </table:table-cell>
          <table:table-cell table:style-name="ce100" table:formula="of:=MIN([.$K$1];IF(MOD(ROW(); [.$H$1]) = 0; [.$B233] + 1; [.$B233]))" office:value-type="float" office:value="10" calcext:value-type="float">
            <text:p>10</text:p>
          </table:table-cell>
          <table:table-cell table:style-name="ce100" table:formula="of:=MIN([.$K$2];IF(MOD(ROW(); [.$H$2]) = 0; [.$C233] + 1; [.$C233]))" office:value-type="float" office:value="10" calcext:value-type="float">
            <text:p>10</text:p>
          </table:table-cell>
          <table:table-cell table:style-name="ce100" table:formula="of:=MIN([.$K$3];IF(MOD(ROW(); [.$H$3]) = 0; [.$D233] + 1; [.$D233]))" office:value-type="float" office:value="10" calcext:value-type="float">
            <text:p>10</text:p>
          </table:table-cell>
          <table:table-cell table:style-name="ce105" table:formula="of:=(COUNTA([.$G$10:.$L$10]))*[.$D234]" office:value-type="float" office:value="60" calcext:value-type="float">
            <text:p>60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234]+1" office:value-type="date" office:date-value="2022-07-21" calcext:value-type="date">
            <text:p>07/21/2022</text:p>
          </table:table-cell>
          <table:table-cell table:style-name="ce100" table:formula="of:=MIN([.$K$1];IF(MOD(ROW(); [.$H$1]) = 0; [.$B234] + 1; [.$B234]))" office:value-type="float" office:value="10" calcext:value-type="float">
            <text:p>10</text:p>
          </table:table-cell>
          <table:table-cell table:style-name="ce100" table:formula="of:=MIN([.$K$2];IF(MOD(ROW(); [.$H$2]) = 0; [.$C234] + 1; [.$C234]))" office:value-type="float" office:value="10" calcext:value-type="float">
            <text:p>10</text:p>
          </table:table-cell>
          <table:table-cell table:style-name="ce100" table:formula="of:=MIN([.$K$3];IF(MOD(ROW(); [.$H$3]) = 0; [.$D234] + 1; [.$D234]))" office:value-type="float" office:value="10" calcext:value-type="float">
            <text:p>10</text:p>
          </table:table-cell>
          <table:table-cell table:style-name="ce105" table:formula="of:=(COUNTA([.$G$10:.$L$10]))*[.$D235]" office:value-type="float" office:value="60" calcext:value-type="float">
            <text:p>60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235]+1" office:value-type="date" office:date-value="2022-07-22" calcext:value-type="date">
            <text:p>07/22/2022</text:p>
          </table:table-cell>
          <table:table-cell table:style-name="ce100" table:formula="of:=MIN([.$K$1];IF(MOD(ROW(); [.$H$1]) = 0; [.$B235] + 1; [.$B235]))" office:value-type="float" office:value="10" calcext:value-type="float">
            <text:p>10</text:p>
          </table:table-cell>
          <table:table-cell table:style-name="ce100" table:formula="of:=MIN([.$K$2];IF(MOD(ROW(); [.$H$2]) = 0; [.$C235] + 1; [.$C235]))" office:value-type="float" office:value="10" calcext:value-type="float">
            <text:p>10</text:p>
          </table:table-cell>
          <table:table-cell table:style-name="ce100" table:formula="of:=MIN([.$K$3];IF(MOD(ROW(); [.$H$3]) = 0; [.$D235] + 1; [.$D235]))" office:value-type="float" office:value="10" calcext:value-type="float">
            <text:p>10</text:p>
          </table:table-cell>
          <table:table-cell table:style-name="ce105" table:formula="of:=(COUNTA([.$G$10:.$L$10]))*[.$D236]" office:value-type="float" office:value="60" calcext:value-type="float">
            <text:p>60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236]+1" office:value-type="date" office:date-value="2022-07-23" calcext:value-type="date">
            <text:p>07/23/2022</text:p>
          </table:table-cell>
          <table:table-cell table:style-name="ce100" table:formula="of:=MIN([.$K$1];IF(MOD(ROW(); [.$H$1]) = 0; [.$B236] + 1; [.$B236]))" office:value-type="float" office:value="10" calcext:value-type="float">
            <text:p>10</text:p>
          </table:table-cell>
          <table:table-cell table:style-name="ce100" table:formula="of:=MIN([.$K$2];IF(MOD(ROW(); [.$H$2]) = 0; [.$C236] + 1; [.$C236]))" office:value-type="float" office:value="10" calcext:value-type="float">
            <text:p>10</text:p>
          </table:table-cell>
          <table:table-cell table:style-name="ce100" table:formula="of:=MIN([.$K$3];IF(MOD(ROW(); [.$H$3]) = 0; [.$D236] + 1; [.$D236]))" office:value-type="float" office:value="10" calcext:value-type="float">
            <text:p>10</text:p>
          </table:table-cell>
          <table:table-cell table:style-name="ce105" table:formula="of:=(COUNTA([.$G$10:.$L$10]))*[.$D237]" office:value-type="float" office:value="60" calcext:value-type="float">
            <text:p>60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237]+1" office:value-type="date" office:date-value="2022-07-24" calcext:value-type="date">
            <text:p>07/24/2022</text:p>
          </table:table-cell>
          <table:table-cell table:style-name="ce100" table:formula="of:=MIN([.$K$1];IF(MOD(ROW(); [.$H$1]) = 0; [.$B237] + 1; [.$B237]))" office:value-type="float" office:value="10" calcext:value-type="float">
            <text:p>10</text:p>
          </table:table-cell>
          <table:table-cell table:style-name="ce100" table:formula="of:=MIN([.$K$2];IF(MOD(ROW(); [.$H$2]) = 0; [.$C237] + 1; [.$C237]))" office:value-type="float" office:value="10" calcext:value-type="float">
            <text:p>10</text:p>
          </table:table-cell>
          <table:table-cell table:style-name="ce100" table:formula="of:=MIN([.$K$3];IF(MOD(ROW(); [.$H$3]) = 0; [.$D237] + 1; [.$D237]))" office:value-type="float" office:value="10" calcext:value-type="float">
            <text:p>10</text:p>
          </table:table-cell>
          <table:table-cell table:style-name="ce105" table:formula="of:=(COUNTA([.$G$10:.$L$10]))*[.$D238]" office:value-type="float" office:value="60" calcext:value-type="float">
            <text:p>60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238]+1" office:value-type="date" office:date-value="2022-07-25" calcext:value-type="date">
            <text:p>07/25/2022</text:p>
          </table:table-cell>
          <table:table-cell table:style-name="ce100" table:formula="of:=MIN([.$K$1];IF(MOD(ROW(); [.$H$1]) = 0; [.$B238] + 1; [.$B238]))" office:value-type="float" office:value="10" calcext:value-type="float">
            <text:p>10</text:p>
          </table:table-cell>
          <table:table-cell table:style-name="ce100" table:formula="of:=MIN([.$K$2];IF(MOD(ROW(); [.$H$2]) = 0; [.$C238] + 1; [.$C238]))" office:value-type="float" office:value="10" calcext:value-type="float">
            <text:p>10</text:p>
          </table:table-cell>
          <table:table-cell table:style-name="ce100" table:formula="of:=MIN([.$K$3];IF(MOD(ROW(); [.$H$3]) = 0; [.$D238] + 1; [.$D238]))" office:value-type="float" office:value="10" calcext:value-type="float">
            <text:p>10</text:p>
          </table:table-cell>
          <table:table-cell table:style-name="ce105" table:formula="of:=(COUNTA([.$G$10:.$L$10]))*[.$D239]" office:value-type="float" office:value="60" calcext:value-type="float">
            <text:p>60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239]+1" office:value-type="date" office:date-value="2022-07-26" calcext:value-type="date">
            <text:p>07/26/2022</text:p>
          </table:table-cell>
          <table:table-cell table:style-name="ce100" table:formula="of:=MIN([.$K$1];IF(MOD(ROW(); [.$H$1]) = 0; [.$B239] + 1; [.$B239]))" office:value-type="float" office:value="10" calcext:value-type="float">
            <text:p>10</text:p>
          </table:table-cell>
          <table:table-cell table:style-name="ce100" table:formula="of:=MIN([.$K$2];IF(MOD(ROW(); [.$H$2]) = 0; [.$C239] + 1; [.$C239]))" office:value-type="float" office:value="10" calcext:value-type="float">
            <text:p>10</text:p>
          </table:table-cell>
          <table:table-cell table:style-name="ce100" table:formula="of:=MIN([.$K$3];IF(MOD(ROW(); [.$H$3]) = 0; [.$D239] + 1; [.$D239]))" office:value-type="float" office:value="10" calcext:value-type="float">
            <text:p>10</text:p>
          </table:table-cell>
          <table:table-cell table:style-name="ce105" table:formula="of:=(COUNTA([.$G$10:.$L$10]))*[.$D240]" office:value-type="float" office:value="60" calcext:value-type="float">
            <text:p>60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240]+1" office:value-type="date" office:date-value="2022-07-27" calcext:value-type="date">
            <text:p>07/27/2022</text:p>
          </table:table-cell>
          <table:table-cell table:style-name="ce100" table:formula="of:=MIN([.$K$1];IF(MOD(ROW(); [.$H$1]) = 0; [.$B240] + 1; [.$B240]))" office:value-type="float" office:value="10" calcext:value-type="float">
            <text:p>10</text:p>
          </table:table-cell>
          <table:table-cell table:style-name="ce100" table:formula="of:=MIN([.$K$2];IF(MOD(ROW(); [.$H$2]) = 0; [.$C240] + 1; [.$C240]))" office:value-type="float" office:value="10" calcext:value-type="float">
            <text:p>10</text:p>
          </table:table-cell>
          <table:table-cell table:style-name="ce100" table:formula="of:=MIN([.$K$3];IF(MOD(ROW(); [.$H$3]) = 0; [.$D240] + 1; [.$D240]))" office:value-type="float" office:value="10" calcext:value-type="float">
            <text:p>10</text:p>
          </table:table-cell>
          <table:table-cell table:style-name="ce105" table:formula="of:=(COUNTA([.$G$10:.$L$10]))*[.$D241]" office:value-type="float" office:value="60" calcext:value-type="float">
            <text:p>60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241]+1" office:value-type="date" office:date-value="2022-07-28" calcext:value-type="date">
            <text:p>07/28/2022</text:p>
          </table:table-cell>
          <table:table-cell table:style-name="ce100" table:formula="of:=MIN([.$K$1];IF(MOD(ROW(); [.$H$1]) = 0; [.$B241] + 1; [.$B241]))" office:value-type="float" office:value="10" calcext:value-type="float">
            <text:p>10</text:p>
          </table:table-cell>
          <table:table-cell table:style-name="ce100" table:formula="of:=MIN([.$K$2];IF(MOD(ROW(); [.$H$2]) = 0; [.$C241] + 1; [.$C241]))" office:value-type="float" office:value="10" calcext:value-type="float">
            <text:p>10</text:p>
          </table:table-cell>
          <table:table-cell table:style-name="ce100" table:formula="of:=MIN([.$K$3];IF(MOD(ROW(); [.$H$3]) = 0; [.$D241] + 1; [.$D241]))" office:value-type="float" office:value="10" calcext:value-type="float">
            <text:p>10</text:p>
          </table:table-cell>
          <table:table-cell table:style-name="ce105" table:formula="of:=(COUNTA([.$G$10:.$L$10]))*[.$D242]" office:value-type="float" office:value="60" calcext:value-type="float">
            <text:p>60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242]+1" office:value-type="date" office:date-value="2022-07-29" calcext:value-type="date">
            <text:p>07/29/2022</text:p>
          </table:table-cell>
          <table:table-cell table:style-name="ce100" table:formula="of:=MIN([.$K$1];IF(MOD(ROW(); [.$H$1]) = 0; [.$B242] + 1; [.$B242]))" office:value-type="float" office:value="10" calcext:value-type="float">
            <text:p>10</text:p>
          </table:table-cell>
          <table:table-cell table:style-name="ce100" table:formula="of:=MIN([.$K$2];IF(MOD(ROW(); [.$H$2]) = 0; [.$C242] + 1; [.$C242]))" office:value-type="float" office:value="10" calcext:value-type="float">
            <text:p>10</text:p>
          </table:table-cell>
          <table:table-cell table:style-name="ce100" table:formula="of:=MIN([.$K$3];IF(MOD(ROW(); [.$H$3]) = 0; [.$D242] + 1; [.$D242]))" office:value-type="float" office:value="10" calcext:value-type="float">
            <text:p>10</text:p>
          </table:table-cell>
          <table:table-cell table:style-name="ce105" table:formula="of:=(COUNTA([.$G$10:.$L$10]))*[.$D243]" office:value-type="float" office:value="60" calcext:value-type="float">
            <text:p>60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243]+1" office:value-type="date" office:date-value="2022-07-30" calcext:value-type="date">
            <text:p>07/30/2022</text:p>
          </table:table-cell>
          <table:table-cell table:style-name="ce100" table:formula="of:=MIN([.$K$1];IF(MOD(ROW(); [.$H$1]) = 0; [.$B243] + 1; [.$B243]))" office:value-type="float" office:value="10" calcext:value-type="float">
            <text:p>10</text:p>
          </table:table-cell>
          <table:table-cell table:style-name="ce100" table:formula="of:=MIN([.$K$2];IF(MOD(ROW(); [.$H$2]) = 0; [.$C243] + 1; [.$C243]))" office:value-type="float" office:value="10" calcext:value-type="float">
            <text:p>10</text:p>
          </table:table-cell>
          <table:table-cell table:style-name="ce100" table:formula="of:=MIN([.$K$3];IF(MOD(ROW(); [.$H$3]) = 0; [.$D243] + 1; [.$D243]))" office:value-type="float" office:value="10" calcext:value-type="float">
            <text:p>10</text:p>
          </table:table-cell>
          <table:table-cell table:style-name="ce105" table:formula="of:=(COUNTA([.$G$10:.$L$10]))*[.$D244]" office:value-type="float" office:value="60" calcext:value-type="float">
            <text:p>60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244]+1" office:value-type="date" office:date-value="2022-07-31" calcext:value-type="date">
            <text:p>07/31/2022</text:p>
          </table:table-cell>
          <table:table-cell table:style-name="ce100" table:formula="of:=MIN([.$K$1];IF(MOD(ROW(); [.$H$1]) = 0; [.$B244] + 1; [.$B244]))" office:value-type="float" office:value="10" calcext:value-type="float">
            <text:p>10</text:p>
          </table:table-cell>
          <table:table-cell table:style-name="ce100" table:formula="of:=MIN([.$K$2];IF(MOD(ROW(); [.$H$2]) = 0; [.$C244] + 1; [.$C244]))" office:value-type="float" office:value="10" calcext:value-type="float">
            <text:p>10</text:p>
          </table:table-cell>
          <table:table-cell table:style-name="ce100" table:formula="of:=MIN([.$K$3];IF(MOD(ROW(); [.$H$3]) = 0; [.$D244] + 1; [.$D244]))" office:value-type="float" office:value="10" calcext:value-type="float">
            <text:p>10</text:p>
          </table:table-cell>
          <table:table-cell table:style-name="ce105" table:formula="of:=(COUNTA([.$G$10:.$L$10]))*[.$D245]" office:value-type="float" office:value="60" calcext:value-type="float">
            <text:p>60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245]+1" office:value-type="date" office:date-value="2022-08-01" calcext:value-type="date">
            <text:p>08/01/2022</text:p>
          </table:table-cell>
          <table:table-cell table:style-name="ce100" table:formula="of:=MIN([.$K$1];IF(MOD(ROW(); [.$H$1]) = 0; [.$B245] + 1; [.$B245]))" office:value-type="float" office:value="10" calcext:value-type="float">
            <text:p>10</text:p>
          </table:table-cell>
          <table:table-cell table:style-name="ce100" table:formula="of:=MIN([.$K$2];IF(MOD(ROW(); [.$H$2]) = 0; [.$C245] + 1; [.$C245]))" office:value-type="float" office:value="10" calcext:value-type="float">
            <text:p>10</text:p>
          </table:table-cell>
          <table:table-cell table:style-name="ce100" table:formula="of:=MIN([.$K$3];IF(MOD(ROW(); [.$H$3]) = 0; [.$D245] + 1; [.$D245]))" office:value-type="float" office:value="10" calcext:value-type="float">
            <text:p>10</text:p>
          </table:table-cell>
          <table:table-cell table:style-name="ce105" table:formula="of:=(COUNTA([.$G$10:.$L$10]))*[.$D246]" office:value-type="float" office:value="60" calcext:value-type="float">
            <text:p>60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246]+1" office:value-type="date" office:date-value="2022-08-02" calcext:value-type="date">
            <text:p>08/02/2022</text:p>
          </table:table-cell>
          <table:table-cell table:style-name="ce100" table:formula="of:=MIN([.$K$1];IF(MOD(ROW(); [.$H$1]) = 0; [.$B246] + 1; [.$B246]))" office:value-type="float" office:value="10" calcext:value-type="float">
            <text:p>10</text:p>
          </table:table-cell>
          <table:table-cell table:style-name="ce100" table:formula="of:=MIN([.$K$2];IF(MOD(ROW(); [.$H$2]) = 0; [.$C246] + 1; [.$C246]))" office:value-type="float" office:value="10" calcext:value-type="float">
            <text:p>10</text:p>
          </table:table-cell>
          <table:table-cell table:style-name="ce100" table:formula="of:=MIN([.$K$3];IF(MOD(ROW(); [.$H$3]) = 0; [.$D246] + 1; [.$D246]))" office:value-type="float" office:value="10" calcext:value-type="float">
            <text:p>10</text:p>
          </table:table-cell>
          <table:table-cell table:style-name="ce105" table:formula="of:=(COUNTA([.$G$10:.$L$10]))*[.$D247]" office:value-type="float" office:value="60" calcext:value-type="float">
            <text:p>60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247]+1" office:value-type="date" office:date-value="2022-08-03" calcext:value-type="date">
            <text:p>08/03/2022</text:p>
          </table:table-cell>
          <table:table-cell table:style-name="ce100" table:formula="of:=MIN([.$K$1];IF(MOD(ROW(); [.$H$1]) = 0; [.$B247] + 1; [.$B247]))" office:value-type="float" office:value="10" calcext:value-type="float">
            <text:p>10</text:p>
          </table:table-cell>
          <table:table-cell table:style-name="ce100" table:formula="of:=MIN([.$K$2];IF(MOD(ROW(); [.$H$2]) = 0; [.$C247] + 1; [.$C247]))" office:value-type="float" office:value="10" calcext:value-type="float">
            <text:p>10</text:p>
          </table:table-cell>
          <table:table-cell table:style-name="ce100" table:formula="of:=MIN([.$K$3];IF(MOD(ROW(); [.$H$3]) = 0; [.$D247] + 1; [.$D247]))" office:value-type="float" office:value="10" calcext:value-type="float">
            <text:p>10</text:p>
          </table:table-cell>
          <table:table-cell table:style-name="ce105" table:formula="of:=(COUNTA([.$G$10:.$L$10]))*[.$D248]" office:value-type="float" office:value="60" calcext:value-type="float">
            <text:p>60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248]+1" office:value-type="date" office:date-value="2022-08-04" calcext:value-type="date">
            <text:p>08/04/2022</text:p>
          </table:table-cell>
          <table:table-cell table:style-name="ce100" table:formula="of:=MIN([.$K$1];IF(MOD(ROW(); [.$H$1]) = 0; [.$B248] + 1; [.$B248]))" office:value-type="float" office:value="10" calcext:value-type="float">
            <text:p>10</text:p>
          </table:table-cell>
          <table:table-cell table:style-name="ce100" table:formula="of:=MIN([.$K$2];IF(MOD(ROW(); [.$H$2]) = 0; [.$C248] + 1; [.$C248]))" office:value-type="float" office:value="10" calcext:value-type="float">
            <text:p>10</text:p>
          </table:table-cell>
          <table:table-cell table:style-name="ce100" table:formula="of:=MIN([.$K$3];IF(MOD(ROW(); [.$H$3]) = 0; [.$D248] + 1; [.$D248]))" office:value-type="float" office:value="10" calcext:value-type="float">
            <text:p>10</text:p>
          </table:table-cell>
          <table:table-cell table:style-name="ce105" table:formula="of:=(COUNTA([.$G$10:.$L$10]))*[.$D249]" office:value-type="float" office:value="60" calcext:value-type="float">
            <text:p>60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249]+1" office:value-type="date" office:date-value="2022-08-05" calcext:value-type="date">
            <text:p>08/05/2022</text:p>
          </table:table-cell>
          <table:table-cell table:style-name="ce100" table:formula="of:=MIN([.$K$1];IF(MOD(ROW(); [.$H$1]) = 0; [.$B249] + 1; [.$B249]))" office:value-type="float" office:value="10" calcext:value-type="float">
            <text:p>10</text:p>
          </table:table-cell>
          <table:table-cell table:style-name="ce100" table:formula="of:=MIN([.$K$2];IF(MOD(ROW(); [.$H$2]) = 0; [.$C249] + 1; [.$C249]))" office:value-type="float" office:value="10" calcext:value-type="float">
            <text:p>10</text:p>
          </table:table-cell>
          <table:table-cell table:style-name="ce100" table:formula="of:=MIN([.$K$3];IF(MOD(ROW(); [.$H$3]) = 0; [.$D249] + 1; [.$D249]))" office:value-type="float" office:value="10" calcext:value-type="float">
            <text:p>10</text:p>
          </table:table-cell>
          <table:table-cell table:style-name="ce105" table:formula="of:=(COUNTA([.$G$10:.$L$10]))*[.$D250]" office:value-type="float" office:value="60" calcext:value-type="float">
            <text:p>60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250]+1" office:value-type="date" office:date-value="2022-08-06" calcext:value-type="date">
            <text:p>08/06/2022</text:p>
          </table:table-cell>
          <table:table-cell table:style-name="ce100" table:formula="of:=MIN([.$K$1];IF(MOD(ROW(); [.$H$1]) = 0; [.$B250] + 1; [.$B250]))" office:value-type="float" office:value="10" calcext:value-type="float">
            <text:p>10</text:p>
          </table:table-cell>
          <table:table-cell table:style-name="ce100" table:formula="of:=MIN([.$K$2];IF(MOD(ROW(); [.$H$2]) = 0; [.$C250] + 1; [.$C250]))" office:value-type="float" office:value="10" calcext:value-type="float">
            <text:p>10</text:p>
          </table:table-cell>
          <table:table-cell table:style-name="ce100" table:formula="of:=MIN([.$K$3];IF(MOD(ROW(); [.$H$3]) = 0; [.$D250] + 1; [.$D250]))" office:value-type="float" office:value="10" calcext:value-type="float">
            <text:p>10</text:p>
          </table:table-cell>
          <table:table-cell table:style-name="ce105" table:formula="of:=(COUNTA([.$G$10:.$L$10]))*[.$D251]" office:value-type="float" office:value="60" calcext:value-type="float">
            <text:p>60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251]+1" office:value-type="date" office:date-value="2022-08-07" calcext:value-type="date">
            <text:p>08/07/2022</text:p>
          </table:table-cell>
          <table:table-cell table:style-name="ce100" table:formula="of:=MIN([.$K$1];IF(MOD(ROW(); [.$H$1]) = 0; [.$B251] + 1; [.$B251]))" office:value-type="float" office:value="10" calcext:value-type="float">
            <text:p>10</text:p>
          </table:table-cell>
          <table:table-cell table:style-name="ce100" table:formula="of:=MIN([.$K$2];IF(MOD(ROW(); [.$H$2]) = 0; [.$C251] + 1; [.$C251]))" office:value-type="float" office:value="10" calcext:value-type="float">
            <text:p>10</text:p>
          </table:table-cell>
          <table:table-cell table:style-name="ce100" table:formula="of:=MIN([.$K$3];IF(MOD(ROW(); [.$H$3]) = 0; [.$D251] + 1; [.$D251]))" office:value-type="float" office:value="10" calcext:value-type="float">
            <text:p>10</text:p>
          </table:table-cell>
          <table:table-cell table:style-name="ce105" table:formula="of:=(COUNTA([.$G$10:.$L$10]))*[.$D252]" office:value-type="float" office:value="60" calcext:value-type="float">
            <text:p>60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252]+1" office:value-type="date" office:date-value="2022-08-08" calcext:value-type="date">
            <text:p>08/08/2022</text:p>
          </table:table-cell>
          <table:table-cell table:style-name="ce100" table:formula="of:=MIN([.$K$1];IF(MOD(ROW(); [.$H$1]) = 0; [.$B252] + 1; [.$B252]))" office:value-type="float" office:value="10" calcext:value-type="float">
            <text:p>10</text:p>
          </table:table-cell>
          <table:table-cell table:style-name="ce100" table:formula="of:=MIN([.$K$2];IF(MOD(ROW(); [.$H$2]) = 0; [.$C252] + 1; [.$C252]))" office:value-type="float" office:value="10" calcext:value-type="float">
            <text:p>10</text:p>
          </table:table-cell>
          <table:table-cell table:style-name="ce100" table:formula="of:=MIN([.$K$3];IF(MOD(ROW(); [.$H$3]) = 0; [.$D252] + 1; [.$D252]))" office:value-type="float" office:value="10" calcext:value-type="float">
            <text:p>10</text:p>
          </table:table-cell>
          <table:table-cell table:style-name="ce105" table:formula="of:=(COUNTA([.$G$10:.$L$10]))*[.$D253]" office:value-type="float" office:value="60" calcext:value-type="float">
            <text:p>60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253]+1" office:value-type="date" office:date-value="2022-08-09" calcext:value-type="date">
            <text:p>08/09/2022</text:p>
          </table:table-cell>
          <table:table-cell table:style-name="ce100" table:formula="of:=MIN([.$K$1];IF(MOD(ROW(); [.$H$1]) = 0; [.$B253] + 1; [.$B253]))" office:value-type="float" office:value="10" calcext:value-type="float">
            <text:p>10</text:p>
          </table:table-cell>
          <table:table-cell table:style-name="ce100" table:formula="of:=MIN([.$K$2];IF(MOD(ROW(); [.$H$2]) = 0; [.$C253] + 1; [.$C253]))" office:value-type="float" office:value="10" calcext:value-type="float">
            <text:p>10</text:p>
          </table:table-cell>
          <table:table-cell table:style-name="ce100" table:formula="of:=MIN([.$K$3];IF(MOD(ROW(); [.$H$3]) = 0; [.$D253] + 1; [.$D253]))" office:value-type="float" office:value="10" calcext:value-type="float">
            <text:p>10</text:p>
          </table:table-cell>
          <table:table-cell table:style-name="ce105" table:formula="of:=(COUNTA([.$G$10:.$L$10]))*[.$D254]" office:value-type="float" office:value="60" calcext:value-type="float">
            <text:p>60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254]+1" office:value-type="date" office:date-value="2022-08-10" calcext:value-type="date">
            <text:p>08/10/2022</text:p>
          </table:table-cell>
          <table:table-cell table:style-name="ce100" table:formula="of:=MIN([.$K$1];IF(MOD(ROW(); [.$H$1]) = 0; [.$B254] + 1; [.$B254]))" office:value-type="float" office:value="10" calcext:value-type="float">
            <text:p>10</text:p>
          </table:table-cell>
          <table:table-cell table:style-name="ce100" table:formula="of:=MIN([.$K$2];IF(MOD(ROW(); [.$H$2]) = 0; [.$C254] + 1; [.$C254]))" office:value-type="float" office:value="10" calcext:value-type="float">
            <text:p>10</text:p>
          </table:table-cell>
          <table:table-cell table:style-name="ce100" table:formula="of:=MIN([.$K$3];IF(MOD(ROW(); [.$H$3]) = 0; [.$D254] + 1; [.$D254]))" office:value-type="float" office:value="10" calcext:value-type="float">
            <text:p>10</text:p>
          </table:table-cell>
          <table:table-cell table:style-name="ce105" table:formula="of:=(COUNTA([.$G$10:.$L$10]))*[.$D255]" office:value-type="float" office:value="60" calcext:value-type="float">
            <text:p>60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255]+1" office:value-type="date" office:date-value="2022-08-11" calcext:value-type="date">
            <text:p>08/11/2022</text:p>
          </table:table-cell>
          <table:table-cell table:style-name="ce100" table:formula="of:=MIN([.$K$1];IF(MOD(ROW(); [.$H$1]) = 0; [.$B255] + 1; [.$B255]))" office:value-type="float" office:value="10" calcext:value-type="float">
            <text:p>10</text:p>
          </table:table-cell>
          <table:table-cell table:style-name="ce100" table:formula="of:=MIN([.$K$2];IF(MOD(ROW(); [.$H$2]) = 0; [.$C255] + 1; [.$C255]))" office:value-type="float" office:value="10" calcext:value-type="float">
            <text:p>10</text:p>
          </table:table-cell>
          <table:table-cell table:style-name="ce100" table:formula="of:=MIN([.$K$3];IF(MOD(ROW(); [.$H$3]) = 0; [.$D255] + 1; [.$D255]))" office:value-type="float" office:value="10" calcext:value-type="float">
            <text:p>10</text:p>
          </table:table-cell>
          <table:table-cell table:style-name="ce105" table:formula="of:=(COUNTA([.$G$10:.$L$10]))*[.$D256]" office:value-type="float" office:value="60" calcext:value-type="float">
            <text:p>60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256]+1" office:value-type="date" office:date-value="2022-08-12" calcext:value-type="date">
            <text:p>08/12/2022</text:p>
          </table:table-cell>
          <table:table-cell table:style-name="ce100" table:formula="of:=MIN([.$K$1];IF(MOD(ROW(); [.$H$1]) = 0; [.$B256] + 1; [.$B256]))" office:value-type="float" office:value="10" calcext:value-type="float">
            <text:p>10</text:p>
          </table:table-cell>
          <table:table-cell table:style-name="ce100" table:formula="of:=MIN([.$K$2];IF(MOD(ROW(); [.$H$2]) = 0; [.$C256] + 1; [.$C256]))" office:value-type="float" office:value="10" calcext:value-type="float">
            <text:p>10</text:p>
          </table:table-cell>
          <table:table-cell table:style-name="ce100" table:formula="of:=MIN([.$K$3];IF(MOD(ROW(); [.$H$3]) = 0; [.$D256] + 1; [.$D256]))" office:value-type="float" office:value="10" calcext:value-type="float">
            <text:p>10</text:p>
          </table:table-cell>
          <table:table-cell table:style-name="ce105" table:formula="of:=(COUNTA([.$G$10:.$L$10]))*[.$D257]" office:value-type="float" office:value="60" calcext:value-type="float">
            <text:p>60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257]+1" office:value-type="date" office:date-value="2022-08-13" calcext:value-type="date">
            <text:p>08/13/2022</text:p>
          </table:table-cell>
          <table:table-cell table:style-name="ce100" table:formula="of:=MIN([.$K$1];IF(MOD(ROW(); [.$H$1]) = 0; [.$B257] + 1; [.$B257]))" office:value-type="float" office:value="10" calcext:value-type="float">
            <text:p>10</text:p>
          </table:table-cell>
          <table:table-cell table:style-name="ce100" table:formula="of:=MIN([.$K$2];IF(MOD(ROW(); [.$H$2]) = 0; [.$C257] + 1; [.$C257]))" office:value-type="float" office:value="10" calcext:value-type="float">
            <text:p>10</text:p>
          </table:table-cell>
          <table:table-cell table:style-name="ce100" table:formula="of:=MIN([.$K$3];IF(MOD(ROW(); [.$H$3]) = 0; [.$D257] + 1; [.$D257]))" office:value-type="float" office:value="10" calcext:value-type="float">
            <text:p>10</text:p>
          </table:table-cell>
          <table:table-cell table:style-name="ce105" table:formula="of:=(COUNTA([.$G$10:.$L$10]))*[.$D258]" office:value-type="float" office:value="60" calcext:value-type="float">
            <text:p>60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258]+1" office:value-type="date" office:date-value="2022-08-14" calcext:value-type="date">
            <text:p>08/14/2022</text:p>
          </table:table-cell>
          <table:table-cell table:style-name="ce100" table:formula="of:=MIN([.$K$1];IF(MOD(ROW(); [.$H$1]) = 0; [.$B258] + 1; [.$B258]))" office:value-type="float" office:value="10" calcext:value-type="float">
            <text:p>10</text:p>
          </table:table-cell>
          <table:table-cell table:style-name="ce100" table:formula="of:=MIN([.$K$2];IF(MOD(ROW(); [.$H$2]) = 0; [.$C258] + 1; [.$C258]))" office:value-type="float" office:value="10" calcext:value-type="float">
            <text:p>10</text:p>
          </table:table-cell>
          <table:table-cell table:style-name="ce100" table:formula="of:=MIN([.$K$3];IF(MOD(ROW(); [.$H$3]) = 0; [.$D258] + 1; [.$D258]))" office:value-type="float" office:value="10" calcext:value-type="float">
            <text:p>10</text:p>
          </table:table-cell>
          <table:table-cell table:style-name="ce105" table:formula="of:=(COUNTA([.$G$10:.$L$10]))*[.$D259]" office:value-type="float" office:value="60" calcext:value-type="float">
            <text:p>60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259]+1" office:value-type="date" office:date-value="2022-08-15" calcext:value-type="date">
            <text:p>08/15/2022</text:p>
          </table:table-cell>
          <table:table-cell table:style-name="ce100" table:formula="of:=MIN([.$K$1];IF(MOD(ROW(); [.$H$1]) = 0; [.$B259] + 1; [.$B259]))" office:value-type="float" office:value="10" calcext:value-type="float">
            <text:p>10</text:p>
          </table:table-cell>
          <table:table-cell table:style-name="ce100" table:formula="of:=MIN([.$K$2];IF(MOD(ROW(); [.$H$2]) = 0; [.$C259] + 1; [.$C259]))" office:value-type="float" office:value="10" calcext:value-type="float">
            <text:p>10</text:p>
          </table:table-cell>
          <table:table-cell table:style-name="ce100" table:formula="of:=MIN([.$K$3];IF(MOD(ROW(); [.$H$3]) = 0; [.$D259] + 1; [.$D259]))" office:value-type="float" office:value="10" calcext:value-type="float">
            <text:p>10</text:p>
          </table:table-cell>
          <table:table-cell table:style-name="ce105" table:formula="of:=(COUNTA([.$G$10:.$L$10]))*[.$D260]" office:value-type="float" office:value="60" calcext:value-type="float">
            <text:p>60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260]+1" office:value-type="date" office:date-value="2022-08-16" calcext:value-type="date">
            <text:p>08/16/2022</text:p>
          </table:table-cell>
          <table:table-cell table:style-name="ce100" table:formula="of:=MIN([.$K$1];IF(MOD(ROW(); [.$H$1]) = 0; [.$B260] + 1; [.$B260]))" office:value-type="float" office:value="10" calcext:value-type="float">
            <text:p>10</text:p>
          </table:table-cell>
          <table:table-cell table:style-name="ce100" table:formula="of:=MIN([.$K$2];IF(MOD(ROW(); [.$H$2]) = 0; [.$C260] + 1; [.$C260]))" office:value-type="float" office:value="10" calcext:value-type="float">
            <text:p>10</text:p>
          </table:table-cell>
          <table:table-cell table:style-name="ce100" table:formula="of:=MIN([.$K$3];IF(MOD(ROW(); [.$H$3]) = 0; [.$D260] + 1; [.$D260]))" office:value-type="float" office:value="10" calcext:value-type="float">
            <text:p>10</text:p>
          </table:table-cell>
          <table:table-cell table:style-name="ce105" table:formula="of:=(COUNTA([.$G$10:.$L$10]))*[.$D261]" office:value-type="float" office:value="60" calcext:value-type="float">
            <text:p>60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261]+1" office:value-type="date" office:date-value="2022-08-17" calcext:value-type="date">
            <text:p>08/17/2022</text:p>
          </table:table-cell>
          <table:table-cell table:style-name="ce100" table:formula="of:=MIN([.$K$1];IF(MOD(ROW(); [.$H$1]) = 0; [.$B261] + 1; [.$B261]))" office:value-type="float" office:value="10" calcext:value-type="float">
            <text:p>10</text:p>
          </table:table-cell>
          <table:table-cell table:style-name="ce100" table:formula="of:=MIN([.$K$2];IF(MOD(ROW(); [.$H$2]) = 0; [.$C261] + 1; [.$C261]))" office:value-type="float" office:value="10" calcext:value-type="float">
            <text:p>10</text:p>
          </table:table-cell>
          <table:table-cell table:style-name="ce100" table:formula="of:=MIN([.$K$3];IF(MOD(ROW(); [.$H$3]) = 0; [.$D261] + 1; [.$D261]))" office:value-type="float" office:value="10" calcext:value-type="float">
            <text:p>10</text:p>
          </table:table-cell>
          <table:table-cell table:style-name="ce105" table:formula="of:=(COUNTA([.$G$10:.$L$10]))*[.$D262]" office:value-type="float" office:value="60" calcext:value-type="float">
            <text:p>60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262]+1" office:value-type="date" office:date-value="2022-08-18" calcext:value-type="date">
            <text:p>08/18/2022</text:p>
          </table:table-cell>
          <table:table-cell table:style-name="ce100" table:formula="of:=MIN([.$K$1];IF(MOD(ROW(); [.$H$1]) = 0; [.$B262] + 1; [.$B262]))" office:value-type="float" office:value="10" calcext:value-type="float">
            <text:p>10</text:p>
          </table:table-cell>
          <table:table-cell table:style-name="ce100" table:formula="of:=MIN([.$K$2];IF(MOD(ROW(); [.$H$2]) = 0; [.$C262] + 1; [.$C262]))" office:value-type="float" office:value="10" calcext:value-type="float">
            <text:p>10</text:p>
          </table:table-cell>
          <table:table-cell table:style-name="ce100" table:formula="of:=MIN([.$K$3];IF(MOD(ROW(); [.$H$3]) = 0; [.$D262] + 1; [.$D262]))" office:value-type="float" office:value="10" calcext:value-type="float">
            <text:p>10</text:p>
          </table:table-cell>
          <table:table-cell table:style-name="ce105" table:formula="of:=(COUNTA([.$G$10:.$L$10]))*[.$D263]" office:value-type="float" office:value="60" calcext:value-type="float">
            <text:p>60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263]+1" office:value-type="date" office:date-value="2022-08-19" calcext:value-type="date">
            <text:p>08/19/2022</text:p>
          </table:table-cell>
          <table:table-cell table:style-name="ce100" table:formula="of:=MIN([.$K$1];IF(MOD(ROW(); [.$H$1]) = 0; [.$B263] + 1; [.$B263]))" office:value-type="float" office:value="10" calcext:value-type="float">
            <text:p>10</text:p>
          </table:table-cell>
          <table:table-cell table:style-name="ce100" table:formula="of:=MIN([.$K$2];IF(MOD(ROW(); [.$H$2]) = 0; [.$C263] + 1; [.$C263]))" office:value-type="float" office:value="10" calcext:value-type="float">
            <text:p>10</text:p>
          </table:table-cell>
          <table:table-cell table:style-name="ce100" table:formula="of:=MIN([.$K$3];IF(MOD(ROW(); [.$H$3]) = 0; [.$D263] + 1; [.$D263]))" office:value-type="float" office:value="10" calcext:value-type="float">
            <text:p>10</text:p>
          </table:table-cell>
          <table:table-cell table:style-name="ce105" table:formula="of:=(COUNTA([.$G$10:.$L$10]))*[.$D264]" office:value-type="float" office:value="60" calcext:value-type="float">
            <text:p>60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264]+1" office:value-type="date" office:date-value="2022-08-20" calcext:value-type="date">
            <text:p>08/20/2022</text:p>
          </table:table-cell>
          <table:table-cell table:style-name="ce100" table:formula="of:=MIN([.$K$1];IF(MOD(ROW(); [.$H$1]) = 0; [.$B264] + 1; [.$B264]))" office:value-type="float" office:value="10" calcext:value-type="float">
            <text:p>10</text:p>
          </table:table-cell>
          <table:table-cell table:style-name="ce100" table:formula="of:=MIN([.$K$2];IF(MOD(ROW(); [.$H$2]) = 0; [.$C264] + 1; [.$C264]))" office:value-type="float" office:value="10" calcext:value-type="float">
            <text:p>10</text:p>
          </table:table-cell>
          <table:table-cell table:style-name="ce100" table:formula="of:=MIN([.$K$3];IF(MOD(ROW(); [.$H$3]) = 0; [.$D264] + 1; [.$D264]))" office:value-type="float" office:value="10" calcext:value-type="float">
            <text:p>10</text:p>
          </table:table-cell>
          <table:table-cell table:style-name="ce105" table:formula="of:=(COUNTA([.$G$10:.$L$10]))*[.$D265]" office:value-type="float" office:value="60" calcext:value-type="float">
            <text:p>60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265]+1" office:value-type="date" office:date-value="2022-08-21" calcext:value-type="date">
            <text:p>08/21/2022</text:p>
          </table:table-cell>
          <table:table-cell table:style-name="ce100" table:formula="of:=MIN([.$K$1];IF(MOD(ROW(); [.$H$1]) = 0; [.$B265] + 1; [.$B265]))" office:value-type="float" office:value="10" calcext:value-type="float">
            <text:p>10</text:p>
          </table:table-cell>
          <table:table-cell table:style-name="ce100" table:formula="of:=MIN([.$K$2];IF(MOD(ROW(); [.$H$2]) = 0; [.$C265] + 1; [.$C265]))" office:value-type="float" office:value="10" calcext:value-type="float">
            <text:p>10</text:p>
          </table:table-cell>
          <table:table-cell table:style-name="ce100" table:formula="of:=MIN([.$K$3];IF(MOD(ROW(); [.$H$3]) = 0; [.$D265] + 1; [.$D265]))" office:value-type="float" office:value="10" calcext:value-type="float">
            <text:p>10</text:p>
          </table:table-cell>
          <table:table-cell table:style-name="ce105" table:formula="of:=(COUNTA([.$G$10:.$L$10]))*[.$D266]" office:value-type="float" office:value="60" calcext:value-type="float">
            <text:p>60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266]+1" office:value-type="date" office:date-value="2022-08-22" calcext:value-type="date">
            <text:p>08/22/2022</text:p>
          </table:table-cell>
          <table:table-cell table:style-name="ce100" table:formula="of:=MIN([.$K$1];IF(MOD(ROW(); [.$H$1]) = 0; [.$B266] + 1; [.$B266]))" office:value-type="float" office:value="10" calcext:value-type="float">
            <text:p>10</text:p>
          </table:table-cell>
          <table:table-cell table:style-name="ce100" table:formula="of:=MIN([.$K$2];IF(MOD(ROW(); [.$H$2]) = 0; [.$C266] + 1; [.$C266]))" office:value-type="float" office:value="10" calcext:value-type="float">
            <text:p>10</text:p>
          </table:table-cell>
          <table:table-cell table:style-name="ce100" table:formula="of:=MIN([.$K$3];IF(MOD(ROW(); [.$H$3]) = 0; [.$D266] + 1; [.$D266]))" office:value-type="float" office:value="10" calcext:value-type="float">
            <text:p>10</text:p>
          </table:table-cell>
          <table:table-cell table:style-name="ce105" table:formula="of:=(COUNTA([.$G$10:.$L$10]))*[.$D267]" office:value-type="float" office:value="60" calcext:value-type="float">
            <text:p>60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267]+1" office:value-type="date" office:date-value="2022-08-23" calcext:value-type="date">
            <text:p>08/23/2022</text:p>
          </table:table-cell>
          <table:table-cell table:style-name="ce100" table:formula="of:=MIN([.$K$1];IF(MOD(ROW(); [.$H$1]) = 0; [.$B267] + 1; [.$B267]))" office:value-type="float" office:value="10" calcext:value-type="float">
            <text:p>10</text:p>
          </table:table-cell>
          <table:table-cell table:style-name="ce100" table:formula="of:=MIN([.$K$2];IF(MOD(ROW(); [.$H$2]) = 0; [.$C267] + 1; [.$C267]))" office:value-type="float" office:value="10" calcext:value-type="float">
            <text:p>10</text:p>
          </table:table-cell>
          <table:table-cell table:style-name="ce100" table:formula="of:=MIN([.$K$3];IF(MOD(ROW(); [.$H$3]) = 0; [.$D267] + 1; [.$D267]))" office:value-type="float" office:value="10" calcext:value-type="float">
            <text:p>10</text:p>
          </table:table-cell>
          <table:table-cell table:style-name="ce105" table:formula="of:=(COUNTA([.$G$10:.$L$10]))*[.$D268]" office:value-type="float" office:value="60" calcext:value-type="float">
            <text:p>60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268]+1" office:value-type="date" office:date-value="2022-08-24" calcext:value-type="date">
            <text:p>08/24/2022</text:p>
          </table:table-cell>
          <table:table-cell table:style-name="ce100" table:formula="of:=MIN([.$K$1];IF(MOD(ROW(); [.$H$1]) = 0; [.$B268] + 1; [.$B268]))" office:value-type="float" office:value="10" calcext:value-type="float">
            <text:p>10</text:p>
          </table:table-cell>
          <table:table-cell table:style-name="ce100" table:formula="of:=MIN([.$K$2];IF(MOD(ROW(); [.$H$2]) = 0; [.$C268] + 1; [.$C268]))" office:value-type="float" office:value="10" calcext:value-type="float">
            <text:p>10</text:p>
          </table:table-cell>
          <table:table-cell table:style-name="ce100" table:formula="of:=MIN([.$K$3];IF(MOD(ROW(); [.$H$3]) = 0; [.$D268] + 1; [.$D268]))" office:value-type="float" office:value="10" calcext:value-type="float">
            <text:p>10</text:p>
          </table:table-cell>
          <table:table-cell table:style-name="ce105" table:formula="of:=(COUNTA([.$G$10:.$L$10]))*[.$D269]" office:value-type="float" office:value="60" calcext:value-type="float">
            <text:p>60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269]+1" office:value-type="date" office:date-value="2022-08-25" calcext:value-type="date">
            <text:p>08/25/2022</text:p>
          </table:table-cell>
          <table:table-cell table:style-name="ce100" table:formula="of:=MIN([.$K$1];IF(MOD(ROW(); [.$H$1]) = 0; [.$B269] + 1; [.$B269]))" office:value-type="float" office:value="10" calcext:value-type="float">
            <text:p>10</text:p>
          </table:table-cell>
          <table:table-cell table:style-name="ce100" table:formula="of:=MIN([.$K$2];IF(MOD(ROW(); [.$H$2]) = 0; [.$C269] + 1; [.$C269]))" office:value-type="float" office:value="10" calcext:value-type="float">
            <text:p>10</text:p>
          </table:table-cell>
          <table:table-cell table:style-name="ce100" table:formula="of:=MIN([.$K$3];IF(MOD(ROW(); [.$H$3]) = 0; [.$D269] + 1; [.$D269]))" office:value-type="float" office:value="10" calcext:value-type="float">
            <text:p>10</text:p>
          </table:table-cell>
          <table:table-cell table:style-name="ce105" table:formula="of:=(COUNTA([.$G$10:.$L$10]))*[.$D270]" office:value-type="float" office:value="60" calcext:value-type="float">
            <text:p>60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270]+1" office:value-type="date" office:date-value="2022-08-26" calcext:value-type="date">
            <text:p>08/26/2022</text:p>
          </table:table-cell>
          <table:table-cell table:style-name="ce100" table:formula="of:=MIN([.$K$1];IF(MOD(ROW(); [.$H$1]) = 0; [.$B270] + 1; [.$B270]))" office:value-type="float" office:value="10" calcext:value-type="float">
            <text:p>10</text:p>
          </table:table-cell>
          <table:table-cell table:style-name="ce100" table:formula="of:=MIN([.$K$2];IF(MOD(ROW(); [.$H$2]) = 0; [.$C270] + 1; [.$C270]))" office:value-type="float" office:value="10" calcext:value-type="float">
            <text:p>10</text:p>
          </table:table-cell>
          <table:table-cell table:style-name="ce100" table:formula="of:=MIN([.$K$3];IF(MOD(ROW(); [.$H$3]) = 0; [.$D270] + 1; [.$D270]))" office:value-type="float" office:value="10" calcext:value-type="float">
            <text:p>10</text:p>
          </table:table-cell>
          <table:table-cell table:style-name="ce105" table:formula="of:=(COUNTA([.$G$10:.$L$10]))*[.$D271]" office:value-type="float" office:value="60" calcext:value-type="float">
            <text:p>60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271]+1" office:value-type="date" office:date-value="2022-08-27" calcext:value-type="date">
            <text:p>08/27/2022</text:p>
          </table:table-cell>
          <table:table-cell table:style-name="ce100" table:formula="of:=MIN([.$K$1];IF(MOD(ROW(); [.$H$1]) = 0; [.$B271] + 1; [.$B271]))" office:value-type="float" office:value="10" calcext:value-type="float">
            <text:p>10</text:p>
          </table:table-cell>
          <table:table-cell table:style-name="ce100" table:formula="of:=MIN([.$K$2];IF(MOD(ROW(); [.$H$2]) = 0; [.$C271] + 1; [.$C271]))" office:value-type="float" office:value="10" calcext:value-type="float">
            <text:p>10</text:p>
          </table:table-cell>
          <table:table-cell table:style-name="ce100" table:formula="of:=MIN([.$K$3];IF(MOD(ROW(); [.$H$3]) = 0; [.$D271] + 1; [.$D271]))" office:value-type="float" office:value="10" calcext:value-type="float">
            <text:p>10</text:p>
          </table:table-cell>
          <table:table-cell table:style-name="ce105" table:formula="of:=(COUNTA([.$G$10:.$L$10]))*[.$D272]" office:value-type="float" office:value="60" calcext:value-type="float">
            <text:p>60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272]+1" office:value-type="date" office:date-value="2022-08-28" calcext:value-type="date">
            <text:p>08/28/2022</text:p>
          </table:table-cell>
          <table:table-cell table:style-name="ce100" table:formula="of:=MIN([.$K$1];IF(MOD(ROW(); [.$H$1]) = 0; [.$B272] + 1; [.$B272]))" office:value-type="float" office:value="10" calcext:value-type="float">
            <text:p>10</text:p>
          </table:table-cell>
          <table:table-cell table:style-name="ce100" table:formula="of:=MIN([.$K$2];IF(MOD(ROW(); [.$H$2]) = 0; [.$C272] + 1; [.$C272]))" office:value-type="float" office:value="10" calcext:value-type="float">
            <text:p>10</text:p>
          </table:table-cell>
          <table:table-cell table:style-name="ce100" table:formula="of:=MIN([.$K$3];IF(MOD(ROW(); [.$H$3]) = 0; [.$D272] + 1; [.$D272]))" office:value-type="float" office:value="10" calcext:value-type="float">
            <text:p>10</text:p>
          </table:table-cell>
          <table:table-cell table:style-name="ce105" table:formula="of:=(COUNTA([.$G$10:.$L$10]))*[.$D273]" office:value-type="float" office:value="60" calcext:value-type="float">
            <text:p>60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273]+1" office:value-type="date" office:date-value="2022-08-29" calcext:value-type="date">
            <text:p>08/29/2022</text:p>
          </table:table-cell>
          <table:table-cell table:style-name="ce100" table:formula="of:=MIN([.$K$1];IF(MOD(ROW(); [.$H$1]) = 0; [.$B273] + 1; [.$B273]))" office:value-type="float" office:value="10" calcext:value-type="float">
            <text:p>10</text:p>
          </table:table-cell>
          <table:table-cell table:style-name="ce100" table:formula="of:=MIN([.$K$2];IF(MOD(ROW(); [.$H$2]) = 0; [.$C273] + 1; [.$C273]))" office:value-type="float" office:value="10" calcext:value-type="float">
            <text:p>10</text:p>
          </table:table-cell>
          <table:table-cell table:style-name="ce100" table:formula="of:=MIN([.$K$3];IF(MOD(ROW(); [.$H$3]) = 0; [.$D273] + 1; [.$D273]))" office:value-type="float" office:value="10" calcext:value-type="float">
            <text:p>10</text:p>
          </table:table-cell>
          <table:table-cell table:style-name="ce105" table:formula="of:=(COUNTA([.$G$10:.$L$10]))*[.$D274]" office:value-type="float" office:value="60" calcext:value-type="float">
            <text:p>60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274]+1" office:value-type="date" office:date-value="2022-08-30" calcext:value-type="date">
            <text:p>08/30/2022</text:p>
          </table:table-cell>
          <table:table-cell table:style-name="ce100" table:formula="of:=MIN([.$K$1];IF(MOD(ROW(); [.$H$1]) = 0; [.$B274] + 1; [.$B274]))" office:value-type="float" office:value="10" calcext:value-type="float">
            <text:p>10</text:p>
          </table:table-cell>
          <table:table-cell table:style-name="ce100" table:formula="of:=MIN([.$K$2];IF(MOD(ROW(); [.$H$2]) = 0; [.$C274] + 1; [.$C274]))" office:value-type="float" office:value="10" calcext:value-type="float">
            <text:p>10</text:p>
          </table:table-cell>
          <table:table-cell table:style-name="ce100" table:formula="of:=MIN([.$K$3];IF(MOD(ROW(); [.$H$3]) = 0; [.$D274] + 1; [.$D274]))" office:value-type="float" office:value="10" calcext:value-type="float">
            <text:p>10</text:p>
          </table:table-cell>
          <table:table-cell table:style-name="ce105" table:formula="of:=(COUNTA([.$G$10:.$L$10]))*[.$D275]" office:value-type="float" office:value="60" calcext:value-type="float">
            <text:p>60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275]+1" office:value-type="date" office:date-value="2022-08-31" calcext:value-type="date">
            <text:p>08/31/2022</text:p>
          </table:table-cell>
          <table:table-cell table:style-name="ce100" table:formula="of:=MIN([.$K$1];IF(MOD(ROW(); [.$H$1]) = 0; [.$B275] + 1; [.$B275]))" office:value-type="float" office:value="10" calcext:value-type="float">
            <text:p>10</text:p>
          </table:table-cell>
          <table:table-cell table:style-name="ce100" table:formula="of:=MIN([.$K$2];IF(MOD(ROW(); [.$H$2]) = 0; [.$C275] + 1; [.$C275]))" office:value-type="float" office:value="10" calcext:value-type="float">
            <text:p>10</text:p>
          </table:table-cell>
          <table:table-cell table:style-name="ce100" table:formula="of:=MIN([.$K$3];IF(MOD(ROW(); [.$H$3]) = 0; [.$D275] + 1; [.$D275]))" office:value-type="float" office:value="10" calcext:value-type="float">
            <text:p>10</text:p>
          </table:table-cell>
          <table:table-cell table:style-name="ce105" table:formula="of:=(COUNTA([.$G$10:.$L$10]))*[.$D276]" office:value-type="float" office:value="60" calcext:value-type="float">
            <text:p>60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276]+1" office:value-type="date" office:date-value="2022-09-01" calcext:value-type="date">
            <text:p>09/01/2022</text:p>
          </table:table-cell>
          <table:table-cell table:style-name="ce100" table:formula="of:=MIN([.$K$1];IF(MOD(ROW(); [.$H$1]) = 0; [.$B276] + 1; [.$B276]))" office:value-type="float" office:value="10" calcext:value-type="float">
            <text:p>10</text:p>
          </table:table-cell>
          <table:table-cell table:style-name="ce100" table:formula="of:=MIN([.$K$2];IF(MOD(ROW(); [.$H$2]) = 0; [.$C276] + 1; [.$C276]))" office:value-type="float" office:value="10" calcext:value-type="float">
            <text:p>10</text:p>
          </table:table-cell>
          <table:table-cell table:style-name="ce100" table:formula="of:=MIN([.$K$3];IF(MOD(ROW(); [.$H$3]) = 0; [.$D276] + 1; [.$D276]))" office:value-type="float" office:value="10" calcext:value-type="float">
            <text:p>10</text:p>
          </table:table-cell>
          <table:table-cell table:style-name="ce105" table:formula="of:=(COUNTA([.$G$10:.$L$10]))*[.$D277]" office:value-type="float" office:value="60" calcext:value-type="float">
            <text:p>60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277]+1" office:value-type="date" office:date-value="2022-09-02" calcext:value-type="date">
            <text:p>09/02/2022</text:p>
          </table:table-cell>
          <table:table-cell table:style-name="ce100" table:formula="of:=MIN([.$K$1];IF(MOD(ROW(); [.$H$1]) = 0; [.$B277] + 1; [.$B277]))" office:value-type="float" office:value="10" calcext:value-type="float">
            <text:p>10</text:p>
          </table:table-cell>
          <table:table-cell table:style-name="ce100" table:formula="of:=MIN([.$K$2];IF(MOD(ROW(); [.$H$2]) = 0; [.$C277] + 1; [.$C277]))" office:value-type="float" office:value="10" calcext:value-type="float">
            <text:p>10</text:p>
          </table:table-cell>
          <table:table-cell table:style-name="ce100" table:formula="of:=MIN([.$K$3];IF(MOD(ROW(); [.$H$3]) = 0; [.$D277] + 1; [.$D277]))" office:value-type="float" office:value="10" calcext:value-type="float">
            <text:p>10</text:p>
          </table:table-cell>
          <table:table-cell table:style-name="ce105" table:formula="of:=(COUNTA([.$G$10:.$L$10]))*[.$D278]" office:value-type="float" office:value="60" calcext:value-type="float">
            <text:p>60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278]+1" office:value-type="date" office:date-value="2022-09-03" calcext:value-type="date">
            <text:p>09/03/2022</text:p>
          </table:table-cell>
          <table:table-cell table:style-name="ce100" table:formula="of:=MIN([.$K$1];IF(MOD(ROW(); [.$H$1]) = 0; [.$B278] + 1; [.$B278]))" office:value-type="float" office:value="10" calcext:value-type="float">
            <text:p>10</text:p>
          </table:table-cell>
          <table:table-cell table:style-name="ce100" table:formula="of:=MIN([.$K$2];IF(MOD(ROW(); [.$H$2]) = 0; [.$C278] + 1; [.$C278]))" office:value-type="float" office:value="10" calcext:value-type="float">
            <text:p>10</text:p>
          </table:table-cell>
          <table:table-cell table:style-name="ce100" table:formula="of:=MIN([.$K$3];IF(MOD(ROW(); [.$H$3]) = 0; [.$D278] + 1; [.$D278]))" office:value-type="float" office:value="10" calcext:value-type="float">
            <text:p>10</text:p>
          </table:table-cell>
          <table:table-cell table:style-name="ce105" table:formula="of:=(COUNTA([.$G$10:.$L$10]))*[.$D279]" office:value-type="float" office:value="60" calcext:value-type="float">
            <text:p>60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279]+1" office:value-type="date" office:date-value="2022-09-04" calcext:value-type="date">
            <text:p>09/04/2022</text:p>
          </table:table-cell>
          <table:table-cell table:style-name="ce100" table:formula="of:=MIN([.$K$1];IF(MOD(ROW(); [.$H$1]) = 0; [.$B279] + 1; [.$B279]))" office:value-type="float" office:value="10" calcext:value-type="float">
            <text:p>10</text:p>
          </table:table-cell>
          <table:table-cell table:style-name="ce100" table:formula="of:=MIN([.$K$2];IF(MOD(ROW(); [.$H$2]) = 0; [.$C279] + 1; [.$C279]))" office:value-type="float" office:value="10" calcext:value-type="float">
            <text:p>10</text:p>
          </table:table-cell>
          <table:table-cell table:style-name="ce100" table:formula="of:=MIN([.$K$3];IF(MOD(ROW(); [.$H$3]) = 0; [.$D279] + 1; [.$D279]))" office:value-type="float" office:value="10" calcext:value-type="float">
            <text:p>10</text:p>
          </table:table-cell>
          <table:table-cell table:style-name="ce105" table:formula="of:=(COUNTA([.$G$10:.$L$10]))*[.$D280]" office:value-type="float" office:value="60" calcext:value-type="float">
            <text:p>60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280]+1" office:value-type="date" office:date-value="2022-09-05" calcext:value-type="date">
            <text:p>09/05/2022</text:p>
          </table:table-cell>
          <table:table-cell table:style-name="ce100" table:formula="of:=MIN([.$K$1];IF(MOD(ROW(); [.$H$1]) = 0; [.$B280] + 1; [.$B280]))" office:value-type="float" office:value="10" calcext:value-type="float">
            <text:p>10</text:p>
          </table:table-cell>
          <table:table-cell table:style-name="ce100" table:formula="of:=MIN([.$K$2];IF(MOD(ROW(); [.$H$2]) = 0; [.$C280] + 1; [.$C280]))" office:value-type="float" office:value="10" calcext:value-type="float">
            <text:p>10</text:p>
          </table:table-cell>
          <table:table-cell table:style-name="ce100" table:formula="of:=MIN([.$K$3];IF(MOD(ROW(); [.$H$3]) = 0; [.$D280] + 1; [.$D280]))" office:value-type="float" office:value="10" calcext:value-type="float">
            <text:p>10</text:p>
          </table:table-cell>
          <table:table-cell table:style-name="ce105" table:formula="of:=(COUNTA([.$G$10:.$L$10]))*[.$D281]" office:value-type="float" office:value="60" calcext:value-type="float">
            <text:p>60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281]+1" office:value-type="date" office:date-value="2022-09-06" calcext:value-type="date">
            <text:p>09/06/2022</text:p>
          </table:table-cell>
          <table:table-cell table:style-name="ce100" table:formula="of:=MIN([.$K$1];IF(MOD(ROW(); [.$H$1]) = 0; [.$B281] + 1; [.$B281]))" office:value-type="float" office:value="10" calcext:value-type="float">
            <text:p>10</text:p>
          </table:table-cell>
          <table:table-cell table:style-name="ce100" table:formula="of:=MIN([.$K$2];IF(MOD(ROW(); [.$H$2]) = 0; [.$C281] + 1; [.$C281]))" office:value-type="float" office:value="10" calcext:value-type="float">
            <text:p>10</text:p>
          </table:table-cell>
          <table:table-cell table:style-name="ce100" table:formula="of:=MIN([.$K$3];IF(MOD(ROW(); [.$H$3]) = 0; [.$D281] + 1; [.$D281]))" office:value-type="float" office:value="10" calcext:value-type="float">
            <text:p>10</text:p>
          </table:table-cell>
          <table:table-cell table:style-name="ce105" table:formula="of:=(COUNTA([.$G$10:.$L$10]))*[.$D282]" office:value-type="float" office:value="60" calcext:value-type="float">
            <text:p>60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282]+1" office:value-type="date" office:date-value="2022-09-07" calcext:value-type="date">
            <text:p>09/07/2022</text:p>
          </table:table-cell>
          <table:table-cell table:style-name="ce100" table:formula="of:=MIN([.$K$1];IF(MOD(ROW(); [.$H$1]) = 0; [.$B282] + 1; [.$B282]))" office:value-type="float" office:value="10" calcext:value-type="float">
            <text:p>10</text:p>
          </table:table-cell>
          <table:table-cell table:style-name="ce100" table:formula="of:=MIN([.$K$2];IF(MOD(ROW(); [.$H$2]) = 0; [.$C282] + 1; [.$C282]))" office:value-type="float" office:value="10" calcext:value-type="float">
            <text:p>10</text:p>
          </table:table-cell>
          <table:table-cell table:style-name="ce100" table:formula="of:=MIN([.$K$3];IF(MOD(ROW(); [.$H$3]) = 0; [.$D282] + 1; [.$D282]))" office:value-type="float" office:value="10" calcext:value-type="float">
            <text:p>10</text:p>
          </table:table-cell>
          <table:table-cell table:style-name="ce105" table:formula="of:=(COUNTA([.$G$10:.$L$10]))*[.$D283]" office:value-type="float" office:value="60" calcext:value-type="float">
            <text:p>60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283]+1" office:value-type="date" office:date-value="2022-09-08" calcext:value-type="date">
            <text:p>09/08/2022</text:p>
          </table:table-cell>
          <table:table-cell table:style-name="ce100" table:formula="of:=MIN([.$K$1];IF(MOD(ROW(); [.$H$1]) = 0; [.$B283] + 1; [.$B283]))" office:value-type="float" office:value="10" calcext:value-type="float">
            <text:p>10</text:p>
          </table:table-cell>
          <table:table-cell table:style-name="ce100" table:formula="of:=MIN([.$K$2];IF(MOD(ROW(); [.$H$2]) = 0; [.$C283] + 1; [.$C283]))" office:value-type="float" office:value="10" calcext:value-type="float">
            <text:p>10</text:p>
          </table:table-cell>
          <table:table-cell table:style-name="ce100" table:formula="of:=MIN([.$K$3];IF(MOD(ROW(); [.$H$3]) = 0; [.$D283] + 1; [.$D283]))" office:value-type="float" office:value="10" calcext:value-type="float">
            <text:p>10</text:p>
          </table:table-cell>
          <table:table-cell table:style-name="ce105" table:formula="of:=(COUNTA([.$G$10:.$L$10]))*[.$D284]" office:value-type="float" office:value="60" calcext:value-type="float">
            <text:p>60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284]+1" office:value-type="date" office:date-value="2022-09-09" calcext:value-type="date">
            <text:p>09/09/2022</text:p>
          </table:table-cell>
          <table:table-cell table:style-name="ce100" table:formula="of:=MIN([.$K$1];IF(MOD(ROW(); [.$H$1]) = 0; [.$B284] + 1; [.$B284]))" office:value-type="float" office:value="10" calcext:value-type="float">
            <text:p>10</text:p>
          </table:table-cell>
          <table:table-cell table:style-name="ce100" table:formula="of:=MIN([.$K$2];IF(MOD(ROW(); [.$H$2]) = 0; [.$C284] + 1; [.$C284]))" office:value-type="float" office:value="10" calcext:value-type="float">
            <text:p>10</text:p>
          </table:table-cell>
          <table:table-cell table:style-name="ce100" table:formula="of:=MIN([.$K$3];IF(MOD(ROW(); [.$H$3]) = 0; [.$D284] + 1; [.$D284]))" office:value-type="float" office:value="10" calcext:value-type="float">
            <text:p>10</text:p>
          </table:table-cell>
          <table:table-cell table:style-name="ce105" table:formula="of:=(COUNTA([.$G$10:.$L$10]))*[.$D285]" office:value-type="float" office:value="60" calcext:value-type="float">
            <text:p>60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285]+1" office:value-type="date" office:date-value="2022-09-10" calcext:value-type="date">
            <text:p>09/10/2022</text:p>
          </table:table-cell>
          <table:table-cell table:style-name="ce100" table:formula="of:=MIN([.$K$1];IF(MOD(ROW(); [.$H$1]) = 0; [.$B285] + 1; [.$B285]))" office:value-type="float" office:value="10" calcext:value-type="float">
            <text:p>10</text:p>
          </table:table-cell>
          <table:table-cell table:style-name="ce100" table:formula="of:=MIN([.$K$2];IF(MOD(ROW(); [.$H$2]) = 0; [.$C285] + 1; [.$C285]))" office:value-type="float" office:value="10" calcext:value-type="float">
            <text:p>10</text:p>
          </table:table-cell>
          <table:table-cell table:style-name="ce100" table:formula="of:=MIN([.$K$3];IF(MOD(ROW(); [.$H$3]) = 0; [.$D285] + 1; [.$D285]))" office:value-type="float" office:value="10" calcext:value-type="float">
            <text:p>10</text:p>
          </table:table-cell>
          <table:table-cell table:style-name="ce105" table:formula="of:=(COUNTA([.$G$10:.$L$10]))*[.$D286]" office:value-type="float" office:value="60" calcext:value-type="float">
            <text:p>60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286]+1" office:value-type="date" office:date-value="2022-09-11" calcext:value-type="date">
            <text:p>09/11/2022</text:p>
          </table:table-cell>
          <table:table-cell table:style-name="ce100" table:formula="of:=MIN([.$K$1];IF(MOD(ROW(); [.$H$1]) = 0; [.$B286] + 1; [.$B286]))" office:value-type="float" office:value="10" calcext:value-type="float">
            <text:p>10</text:p>
          </table:table-cell>
          <table:table-cell table:style-name="ce100" table:formula="of:=MIN([.$K$2];IF(MOD(ROW(); [.$H$2]) = 0; [.$C286] + 1; [.$C286]))" office:value-type="float" office:value="10" calcext:value-type="float">
            <text:p>10</text:p>
          </table:table-cell>
          <table:table-cell table:style-name="ce100" table:formula="of:=MIN([.$K$3];IF(MOD(ROW(); [.$H$3]) = 0; [.$D286] + 1; [.$D286]))" office:value-type="float" office:value="10" calcext:value-type="float">
            <text:p>10</text:p>
          </table:table-cell>
          <table:table-cell table:style-name="ce105" table:formula="of:=(COUNTA([.$G$10:.$L$10]))*[.$D287]" office:value-type="float" office:value="60" calcext:value-type="float">
            <text:p>60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287]+1" office:value-type="date" office:date-value="2022-09-12" calcext:value-type="date">
            <text:p>09/12/2022</text:p>
          </table:table-cell>
          <table:table-cell table:style-name="ce100" table:formula="of:=MIN([.$K$1];IF(MOD(ROW(); [.$H$1]) = 0; [.$B287] + 1; [.$B287]))" office:value-type="float" office:value="10" calcext:value-type="float">
            <text:p>10</text:p>
          </table:table-cell>
          <table:table-cell table:style-name="ce100" table:formula="of:=MIN([.$K$2];IF(MOD(ROW(); [.$H$2]) = 0; [.$C287] + 1; [.$C287]))" office:value-type="float" office:value="10" calcext:value-type="float">
            <text:p>10</text:p>
          </table:table-cell>
          <table:table-cell table:style-name="ce100" table:formula="of:=MIN([.$K$3];IF(MOD(ROW(); [.$H$3]) = 0; [.$D287] + 1; [.$D287]))" office:value-type="float" office:value="10" calcext:value-type="float">
            <text:p>10</text:p>
          </table:table-cell>
          <table:table-cell table:style-name="ce105" table:formula="of:=(COUNTA([.$G$10:.$L$10]))*[.$D288]" office:value-type="float" office:value="60" calcext:value-type="float">
            <text:p>60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288]+1" office:value-type="date" office:date-value="2022-09-13" calcext:value-type="date">
            <text:p>09/13/2022</text:p>
          </table:table-cell>
          <table:table-cell table:style-name="ce100" table:formula="of:=MIN([.$K$1];IF(MOD(ROW(); [.$H$1]) = 0; [.$B288] + 1; [.$B288]))" office:value-type="float" office:value="10" calcext:value-type="float">
            <text:p>10</text:p>
          </table:table-cell>
          <table:table-cell table:style-name="ce100" table:formula="of:=MIN([.$K$2];IF(MOD(ROW(); [.$H$2]) = 0; [.$C288] + 1; [.$C288]))" office:value-type="float" office:value="10" calcext:value-type="float">
            <text:p>10</text:p>
          </table:table-cell>
          <table:table-cell table:style-name="ce100" table:formula="of:=MIN([.$K$3];IF(MOD(ROW(); [.$H$3]) = 0; [.$D288] + 1; [.$D288]))" office:value-type="float" office:value="10" calcext:value-type="float">
            <text:p>10</text:p>
          </table:table-cell>
          <table:table-cell table:style-name="ce105" table:formula="of:=(COUNTA([.$G$10:.$L$10]))*[.$D289]" office:value-type="float" office:value="60" calcext:value-type="float">
            <text:p>60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289]+1" office:value-type="date" office:date-value="2022-09-14" calcext:value-type="date">
            <text:p>09/14/2022</text:p>
          </table:table-cell>
          <table:table-cell table:style-name="ce100" table:formula="of:=MIN([.$K$1];IF(MOD(ROW(); [.$H$1]) = 0; [.$B289] + 1; [.$B289]))" office:value-type="float" office:value="10" calcext:value-type="float">
            <text:p>10</text:p>
          </table:table-cell>
          <table:table-cell table:style-name="ce100" table:formula="of:=MIN([.$K$2];IF(MOD(ROW(); [.$H$2]) = 0; [.$C289] + 1; [.$C289]))" office:value-type="float" office:value="10" calcext:value-type="float">
            <text:p>10</text:p>
          </table:table-cell>
          <table:table-cell table:style-name="ce100" table:formula="of:=MIN([.$K$3];IF(MOD(ROW(); [.$H$3]) = 0; [.$D289] + 1; [.$D289]))" office:value-type="float" office:value="10" calcext:value-type="float">
            <text:p>10</text:p>
          </table:table-cell>
          <table:table-cell table:style-name="ce105" table:formula="of:=(COUNTA([.$G$10:.$L$10]))*[.$D290]" office:value-type="float" office:value="60" calcext:value-type="float">
            <text:p>60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290]+1" office:value-type="date" office:date-value="2022-09-15" calcext:value-type="date">
            <text:p>09/15/2022</text:p>
          </table:table-cell>
          <table:table-cell table:style-name="ce100" table:formula="of:=MIN([.$K$1];IF(MOD(ROW(); [.$H$1]) = 0; [.$B290] + 1; [.$B290]))" office:value-type="float" office:value="10" calcext:value-type="float">
            <text:p>10</text:p>
          </table:table-cell>
          <table:table-cell table:style-name="ce100" table:formula="of:=MIN([.$K$2];IF(MOD(ROW(); [.$H$2]) = 0; [.$C290] + 1; [.$C290]))" office:value-type="float" office:value="10" calcext:value-type="float">
            <text:p>10</text:p>
          </table:table-cell>
          <table:table-cell table:style-name="ce100" table:formula="of:=MIN([.$K$3];IF(MOD(ROW(); [.$H$3]) = 0; [.$D290] + 1; [.$D290]))" office:value-type="float" office:value="10" calcext:value-type="float">
            <text:p>10</text:p>
          </table:table-cell>
          <table:table-cell table:style-name="ce105" table:formula="of:=(COUNTA([.$G$10:.$L$10]))*[.$D291]" office:value-type="float" office:value="60" calcext:value-type="float">
            <text:p>60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291]+1" office:value-type="date" office:date-value="2022-09-16" calcext:value-type="date">
            <text:p>09/16/2022</text:p>
          </table:table-cell>
          <table:table-cell table:style-name="ce100" table:formula="of:=MIN([.$K$1];IF(MOD(ROW(); [.$H$1]) = 0; [.$B291] + 1; [.$B291]))" office:value-type="float" office:value="10" calcext:value-type="float">
            <text:p>10</text:p>
          </table:table-cell>
          <table:table-cell table:style-name="ce100" table:formula="of:=MIN([.$K$2];IF(MOD(ROW(); [.$H$2]) = 0; [.$C291] + 1; [.$C291]))" office:value-type="float" office:value="10" calcext:value-type="float">
            <text:p>10</text:p>
          </table:table-cell>
          <table:table-cell table:style-name="ce100" table:formula="of:=MIN([.$K$3];IF(MOD(ROW(); [.$H$3]) = 0; [.$D291] + 1; [.$D291]))" office:value-type="float" office:value="10" calcext:value-type="float">
            <text:p>10</text:p>
          </table:table-cell>
          <table:table-cell table:style-name="ce105" table:formula="of:=(COUNTA([.$G$10:.$L$10]))*[.$D292]" office:value-type="float" office:value="60" calcext:value-type="float">
            <text:p>60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292]+1" office:value-type="date" office:date-value="2022-09-17" calcext:value-type="date">
            <text:p>09/17/2022</text:p>
          </table:table-cell>
          <table:table-cell table:style-name="ce100" table:formula="of:=MIN([.$K$1];IF(MOD(ROW(); [.$H$1]) = 0; [.$B292] + 1; [.$B292]))" office:value-type="float" office:value="10" calcext:value-type="float">
            <text:p>10</text:p>
          </table:table-cell>
          <table:table-cell table:style-name="ce100" table:formula="of:=MIN([.$K$2];IF(MOD(ROW(); [.$H$2]) = 0; [.$C292] + 1; [.$C292]))" office:value-type="float" office:value="10" calcext:value-type="float">
            <text:p>10</text:p>
          </table:table-cell>
          <table:table-cell table:style-name="ce100" table:formula="of:=MIN([.$K$3];IF(MOD(ROW(); [.$H$3]) = 0; [.$D292] + 1; [.$D292]))" office:value-type="float" office:value="10" calcext:value-type="float">
            <text:p>10</text:p>
          </table:table-cell>
          <table:table-cell table:style-name="ce105" table:formula="of:=(COUNTA([.$G$10:.$L$10]))*[.$D293]" office:value-type="float" office:value="60" calcext:value-type="float">
            <text:p>60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293]+1" office:value-type="date" office:date-value="2022-09-18" calcext:value-type="date">
            <text:p>09/18/2022</text:p>
          </table:table-cell>
          <table:table-cell table:style-name="ce100" table:formula="of:=MIN([.$K$1];IF(MOD(ROW(); [.$H$1]) = 0; [.$B293] + 1; [.$B293]))" office:value-type="float" office:value="10" calcext:value-type="float">
            <text:p>10</text:p>
          </table:table-cell>
          <table:table-cell table:style-name="ce100" table:formula="of:=MIN([.$K$2];IF(MOD(ROW(); [.$H$2]) = 0; [.$C293] + 1; [.$C293]))" office:value-type="float" office:value="10" calcext:value-type="float">
            <text:p>10</text:p>
          </table:table-cell>
          <table:table-cell table:style-name="ce100" table:formula="of:=MIN([.$K$3];IF(MOD(ROW(); [.$H$3]) = 0; [.$D293] + 1; [.$D293]))" office:value-type="float" office:value="10" calcext:value-type="float">
            <text:p>10</text:p>
          </table:table-cell>
          <table:table-cell table:style-name="ce105" table:formula="of:=(COUNTA([.$G$10:.$L$10]))*[.$D294]" office:value-type="float" office:value="60" calcext:value-type="float">
            <text:p>60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294]+1" office:value-type="date" office:date-value="2022-09-19" calcext:value-type="date">
            <text:p>09/19/2022</text:p>
          </table:table-cell>
          <table:table-cell table:style-name="ce100" table:formula="of:=MIN([.$K$1];IF(MOD(ROW(); [.$H$1]) = 0; [.$B294] + 1; [.$B294]))" office:value-type="float" office:value="10" calcext:value-type="float">
            <text:p>10</text:p>
          </table:table-cell>
          <table:table-cell table:style-name="ce100" table:formula="of:=MIN([.$K$2];IF(MOD(ROW(); [.$H$2]) = 0; [.$C294] + 1; [.$C294]))" office:value-type="float" office:value="10" calcext:value-type="float">
            <text:p>10</text:p>
          </table:table-cell>
          <table:table-cell table:style-name="ce100" table:formula="of:=MIN([.$K$3];IF(MOD(ROW(); [.$H$3]) = 0; [.$D294] + 1; [.$D294]))" office:value-type="float" office:value="10" calcext:value-type="float">
            <text:p>10</text:p>
          </table:table-cell>
          <table:table-cell table:style-name="ce105" table:formula="of:=(COUNTA([.$G$10:.$L$10]))*[.$D295]" office:value-type="float" office:value="60" calcext:value-type="float">
            <text:p>60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295]+1" office:value-type="date" office:date-value="2022-09-20" calcext:value-type="date">
            <text:p>09/20/2022</text:p>
          </table:table-cell>
          <table:table-cell table:style-name="ce100" table:formula="of:=MIN([.$K$1];IF(MOD(ROW(); [.$H$1]) = 0; [.$B295] + 1; [.$B295]))" office:value-type="float" office:value="10" calcext:value-type="float">
            <text:p>10</text:p>
          </table:table-cell>
          <table:table-cell table:style-name="ce100" table:formula="of:=MIN([.$K$2];IF(MOD(ROW(); [.$H$2]) = 0; [.$C295] + 1; [.$C295]))" office:value-type="float" office:value="10" calcext:value-type="float">
            <text:p>10</text:p>
          </table:table-cell>
          <table:table-cell table:style-name="ce100" table:formula="of:=MIN([.$K$3];IF(MOD(ROW(); [.$H$3]) = 0; [.$D295] + 1; [.$D295]))" office:value-type="float" office:value="10" calcext:value-type="float">
            <text:p>10</text:p>
          </table:table-cell>
          <table:table-cell table:style-name="ce105" table:formula="of:=(COUNTA([.$G$10:.$L$10]))*[.$D296]" office:value-type="float" office:value="60" calcext:value-type="float">
            <text:p>60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296]+1" office:value-type="date" office:date-value="2022-09-21" calcext:value-type="date">
            <text:p>09/21/2022</text:p>
          </table:table-cell>
          <table:table-cell table:style-name="ce100" table:formula="of:=MIN([.$K$1];IF(MOD(ROW(); [.$H$1]) = 0; [.$B296] + 1; [.$B296]))" office:value-type="float" office:value="10" calcext:value-type="float">
            <text:p>10</text:p>
          </table:table-cell>
          <table:table-cell table:style-name="ce100" table:formula="of:=MIN([.$K$2];IF(MOD(ROW(); [.$H$2]) = 0; [.$C296] + 1; [.$C296]))" office:value-type="float" office:value="10" calcext:value-type="float">
            <text:p>10</text:p>
          </table:table-cell>
          <table:table-cell table:style-name="ce100" table:formula="of:=MIN([.$K$3];IF(MOD(ROW(); [.$H$3]) = 0; [.$D296] + 1; [.$D296]))" office:value-type="float" office:value="10" calcext:value-type="float">
            <text:p>10</text:p>
          </table:table-cell>
          <table:table-cell table:style-name="ce105" table:formula="of:=(COUNTA([.$G$10:.$L$10]))*[.$D297]" office:value-type="float" office:value="60" calcext:value-type="float">
            <text:p>60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297]+1" office:value-type="date" office:date-value="2022-09-22" calcext:value-type="date">
            <text:p>09/22/2022</text:p>
          </table:table-cell>
          <table:table-cell table:style-name="ce100" table:formula="of:=MIN([.$K$1];IF(MOD(ROW(); [.$H$1]) = 0; [.$B297] + 1; [.$B297]))" office:value-type="float" office:value="10" calcext:value-type="float">
            <text:p>10</text:p>
          </table:table-cell>
          <table:table-cell table:style-name="ce100" table:formula="of:=MIN([.$K$2];IF(MOD(ROW(); [.$H$2]) = 0; [.$C297] + 1; [.$C297]))" office:value-type="float" office:value="10" calcext:value-type="float">
            <text:p>10</text:p>
          </table:table-cell>
          <table:table-cell table:style-name="ce100" table:formula="of:=MIN([.$K$3];IF(MOD(ROW(); [.$H$3]) = 0; [.$D297] + 1; [.$D297]))" office:value-type="float" office:value="10" calcext:value-type="float">
            <text:p>10</text:p>
          </table:table-cell>
          <table:table-cell table:style-name="ce105" table:formula="of:=(COUNTA([.$G$10:.$L$10]))*[.$D298]" office:value-type="float" office:value="60" calcext:value-type="float">
            <text:p>60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298]+1" office:value-type="date" office:date-value="2022-09-23" calcext:value-type="date">
            <text:p>09/23/2022</text:p>
          </table:table-cell>
          <table:table-cell table:style-name="ce100" table:formula="of:=MIN([.$K$1];IF(MOD(ROW(); [.$H$1]) = 0; [.$B298] + 1; [.$B298]))" office:value-type="float" office:value="10" calcext:value-type="float">
            <text:p>10</text:p>
          </table:table-cell>
          <table:table-cell table:style-name="ce100" table:formula="of:=MIN([.$K$2];IF(MOD(ROW(); [.$H$2]) = 0; [.$C298] + 1; [.$C298]))" office:value-type="float" office:value="10" calcext:value-type="float">
            <text:p>10</text:p>
          </table:table-cell>
          <table:table-cell table:style-name="ce100" table:formula="of:=MIN([.$K$3];IF(MOD(ROW(); [.$H$3]) = 0; [.$D298] + 1; [.$D298]))" office:value-type="float" office:value="10" calcext:value-type="float">
            <text:p>10</text:p>
          </table:table-cell>
          <table:table-cell table:style-name="ce105" table:formula="of:=(COUNTA([.$G$10:.$L$10]))*[.$D299]" office:value-type="float" office:value="60" calcext:value-type="float">
            <text:p>60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299]+1" office:value-type="date" office:date-value="2022-09-24" calcext:value-type="date">
            <text:p>09/24/2022</text:p>
          </table:table-cell>
          <table:table-cell table:style-name="ce100" table:formula="of:=MIN([.$K$1];IF(MOD(ROW(); [.$H$1]) = 0; [.$B299] + 1; [.$B299]))" office:value-type="float" office:value="10" calcext:value-type="float">
            <text:p>10</text:p>
          </table:table-cell>
          <table:table-cell table:style-name="ce100" table:formula="of:=MIN([.$K$2];IF(MOD(ROW(); [.$H$2]) = 0; [.$C299] + 1; [.$C299]))" office:value-type="float" office:value="10" calcext:value-type="float">
            <text:p>10</text:p>
          </table:table-cell>
          <table:table-cell table:style-name="ce100" table:formula="of:=MIN([.$K$3];IF(MOD(ROW(); [.$H$3]) = 0; [.$D299] + 1; [.$D299]))" office:value-type="float" office:value="10" calcext:value-type="float">
            <text:p>10</text:p>
          </table:table-cell>
          <table:table-cell table:style-name="ce105" table:formula="of:=(COUNTA([.$G$10:.$L$10]))*[.$D300]" office:value-type="float" office:value="60" calcext:value-type="float">
            <text:p>60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300]+1" office:value-type="date" office:date-value="2022-09-25" calcext:value-type="date">
            <text:p>09/25/2022</text:p>
          </table:table-cell>
          <table:table-cell table:style-name="ce100" table:formula="of:=MIN([.$K$1];IF(MOD(ROW(); [.$H$1]) = 0; [.$B300] + 1; [.$B300]))" office:value-type="float" office:value="10" calcext:value-type="float">
            <text:p>10</text:p>
          </table:table-cell>
          <table:table-cell table:style-name="ce100" table:formula="of:=MIN([.$K$2];IF(MOD(ROW(); [.$H$2]) = 0; [.$C300] + 1; [.$C300]))" office:value-type="float" office:value="10" calcext:value-type="float">
            <text:p>10</text:p>
          </table:table-cell>
          <table:table-cell table:style-name="ce100" table:formula="of:=MIN([.$K$3];IF(MOD(ROW(); [.$H$3]) = 0; [.$D300] + 1; [.$D300]))" office:value-type="float" office:value="10" calcext:value-type="float">
            <text:p>10</text:p>
          </table:table-cell>
          <table:table-cell table:style-name="ce105" table:formula="of:=(COUNTA([.$G$10:.$L$10]))*[.$D301]" office:value-type="float" office:value="60" calcext:value-type="float">
            <text:p>60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301]+1" office:value-type="date" office:date-value="2022-09-26" calcext:value-type="date">
            <text:p>09/26/2022</text:p>
          </table:table-cell>
          <table:table-cell table:style-name="ce100" table:formula="of:=MIN([.$K$1];IF(MOD(ROW(); [.$H$1]) = 0; [.$B301] + 1; [.$B301]))" office:value-type="float" office:value="10" calcext:value-type="float">
            <text:p>10</text:p>
          </table:table-cell>
          <table:table-cell table:style-name="ce100" table:formula="of:=MIN([.$K$2];IF(MOD(ROW(); [.$H$2]) = 0; [.$C301] + 1; [.$C301]))" office:value-type="float" office:value="10" calcext:value-type="float">
            <text:p>10</text:p>
          </table:table-cell>
          <table:table-cell table:style-name="ce100" table:formula="of:=MIN([.$K$3];IF(MOD(ROW(); [.$H$3]) = 0; [.$D301] + 1; [.$D301]))" office:value-type="float" office:value="10" calcext:value-type="float">
            <text:p>10</text:p>
          </table:table-cell>
          <table:table-cell table:style-name="ce105" table:formula="of:=(COUNTA([.$G$10:.$L$10]))*[.$D302]" office:value-type="float" office:value="60" calcext:value-type="float">
            <text:p>60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302]+1" office:value-type="date" office:date-value="2022-09-27" calcext:value-type="date">
            <text:p>09/27/2022</text:p>
          </table:table-cell>
          <table:table-cell table:style-name="ce100" table:formula="of:=MIN([.$K$1];IF(MOD(ROW(); [.$H$1]) = 0; [.$B302] + 1; [.$B302]))" office:value-type="float" office:value="10" calcext:value-type="float">
            <text:p>10</text:p>
          </table:table-cell>
          <table:table-cell table:style-name="ce100" table:formula="of:=MIN([.$K$2];IF(MOD(ROW(); [.$H$2]) = 0; [.$C302] + 1; [.$C302]))" office:value-type="float" office:value="10" calcext:value-type="float">
            <text:p>10</text:p>
          </table:table-cell>
          <table:table-cell table:style-name="ce100" table:formula="of:=MIN([.$K$3];IF(MOD(ROW(); [.$H$3]) = 0; [.$D302] + 1; [.$D302]))" office:value-type="float" office:value="10" calcext:value-type="float">
            <text:p>10</text:p>
          </table:table-cell>
          <table:table-cell table:style-name="ce105" table:formula="of:=(COUNTA([.$G$10:.$L$10]))*[.$D303]" office:value-type="float" office:value="60" calcext:value-type="float">
            <text:p>60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303]+1" office:value-type="date" office:date-value="2022-09-28" calcext:value-type="date">
            <text:p>09/28/2022</text:p>
          </table:table-cell>
          <table:table-cell table:style-name="ce100" table:formula="of:=MIN([.$K$1];IF(MOD(ROW(); [.$H$1]) = 0; [.$B303] + 1; [.$B303]))" office:value-type="float" office:value="10" calcext:value-type="float">
            <text:p>10</text:p>
          </table:table-cell>
          <table:table-cell table:style-name="ce100" table:formula="of:=MIN([.$K$2];IF(MOD(ROW(); [.$H$2]) = 0; [.$C303] + 1; [.$C303]))" office:value-type="float" office:value="10" calcext:value-type="float">
            <text:p>10</text:p>
          </table:table-cell>
          <table:table-cell table:style-name="ce100" table:formula="of:=MIN([.$K$3];IF(MOD(ROW(); [.$H$3]) = 0; [.$D303] + 1; [.$D303]))" office:value-type="float" office:value="10" calcext:value-type="float">
            <text:p>10</text:p>
          </table:table-cell>
          <table:table-cell table:style-name="ce105" table:formula="of:=(COUNTA([.$G$10:.$L$10]))*[.$D304]" office:value-type="float" office:value="60" calcext:value-type="float">
            <text:p>60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304]+1" office:value-type="date" office:date-value="2022-09-29" calcext:value-type="date">
            <text:p>09/29/2022</text:p>
          </table:table-cell>
          <table:table-cell table:style-name="ce100" table:formula="of:=MIN([.$K$1];IF(MOD(ROW(); [.$H$1]) = 0; [.$B304] + 1; [.$B304]))" office:value-type="float" office:value="10" calcext:value-type="float">
            <text:p>10</text:p>
          </table:table-cell>
          <table:table-cell table:style-name="ce100" table:formula="of:=MIN([.$K$2];IF(MOD(ROW(); [.$H$2]) = 0; [.$C304] + 1; [.$C304]))" office:value-type="float" office:value="10" calcext:value-type="float">
            <text:p>10</text:p>
          </table:table-cell>
          <table:table-cell table:style-name="ce100" table:formula="of:=MIN([.$K$3];IF(MOD(ROW(); [.$H$3]) = 0; [.$D304] + 1; [.$D304]))" office:value-type="float" office:value="10" calcext:value-type="float">
            <text:p>10</text:p>
          </table:table-cell>
          <table:table-cell table:style-name="ce105" table:formula="of:=(COUNTA([.$G$10:.$L$10]))*[.$D305]" office:value-type="float" office:value="60" calcext:value-type="float">
            <text:p>60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305]+1" office:value-type="date" office:date-value="2022-09-30" calcext:value-type="date">
            <text:p>09/30/2022</text:p>
          </table:table-cell>
          <table:table-cell table:style-name="ce100" table:formula="of:=MIN([.$K$1];IF(MOD(ROW(); [.$H$1]) = 0; [.$B305] + 1; [.$B305]))" office:value-type="float" office:value="10" calcext:value-type="float">
            <text:p>10</text:p>
          </table:table-cell>
          <table:table-cell table:style-name="ce100" table:formula="of:=MIN([.$K$2];IF(MOD(ROW(); [.$H$2]) = 0; [.$C305] + 1; [.$C305]))" office:value-type="float" office:value="10" calcext:value-type="float">
            <text:p>10</text:p>
          </table:table-cell>
          <table:table-cell table:style-name="ce100" table:formula="of:=MIN([.$K$3];IF(MOD(ROW(); [.$H$3]) = 0; [.$D305] + 1; [.$D305]))" office:value-type="float" office:value="10" calcext:value-type="float">
            <text:p>10</text:p>
          </table:table-cell>
          <table:table-cell table:style-name="ce105" table:formula="of:=(COUNTA([.$G$10:.$L$10]))*[.$D306]" office:value-type="float" office:value="60" calcext:value-type="float">
            <text:p>60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306]+1" office:value-type="date" office:date-value="2022-10-01" calcext:value-type="date">
            <text:p>10/01/2022</text:p>
          </table:table-cell>
          <table:table-cell table:style-name="ce100" table:formula="of:=MIN([.$K$1];IF(MOD(ROW(); [.$H$1]) = 0; [.$B306] + 1; [.$B306]))" office:value-type="float" office:value="10" calcext:value-type="float">
            <text:p>10</text:p>
          </table:table-cell>
          <table:table-cell table:style-name="ce100" table:formula="of:=MIN([.$K$2];IF(MOD(ROW(); [.$H$2]) = 0; [.$C306] + 1; [.$C306]))" office:value-type="float" office:value="10" calcext:value-type="float">
            <text:p>10</text:p>
          </table:table-cell>
          <table:table-cell table:style-name="ce100" table:formula="of:=MIN([.$K$3];IF(MOD(ROW(); [.$H$3]) = 0; [.$D306] + 1; [.$D306]))" office:value-type="float" office:value="10" calcext:value-type="float">
            <text:p>10</text:p>
          </table:table-cell>
          <table:table-cell table:style-name="ce105" table:formula="of:=(COUNTA([.$G$10:.$L$10]))*[.$D307]" office:value-type="float" office:value="60" calcext:value-type="float">
            <text:p>60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307]+1" office:value-type="date" office:date-value="2022-10-02" calcext:value-type="date">
            <text:p>10/02/2022</text:p>
          </table:table-cell>
          <table:table-cell table:style-name="ce100" table:formula="of:=MIN([.$K$1];IF(MOD(ROW(); [.$H$1]) = 0; [.$B307] + 1; [.$B307]))" office:value-type="float" office:value="10" calcext:value-type="float">
            <text:p>10</text:p>
          </table:table-cell>
          <table:table-cell table:style-name="ce100" table:formula="of:=MIN([.$K$2];IF(MOD(ROW(); [.$H$2]) = 0; [.$C307] + 1; [.$C307]))" office:value-type="float" office:value="10" calcext:value-type="float">
            <text:p>10</text:p>
          </table:table-cell>
          <table:table-cell table:style-name="ce100" table:formula="of:=MIN([.$K$3];IF(MOD(ROW(); [.$H$3]) = 0; [.$D307] + 1; [.$D307]))" office:value-type="float" office:value="10" calcext:value-type="float">
            <text:p>10</text:p>
          </table:table-cell>
          <table:table-cell table:style-name="ce105" table:formula="of:=(COUNTA([.$G$10:.$L$10]))*[.$D308]" office:value-type="float" office:value="60" calcext:value-type="float">
            <text:p>60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308]+1" office:value-type="date" office:date-value="2022-10-03" calcext:value-type="date">
            <text:p>10/03/2022</text:p>
          </table:table-cell>
          <table:table-cell table:style-name="ce100" table:formula="of:=MIN([.$K$1];IF(MOD(ROW(); [.$H$1]) = 0; [.$B308] + 1; [.$B308]))" office:value-type="float" office:value="10" calcext:value-type="float">
            <text:p>10</text:p>
          </table:table-cell>
          <table:table-cell table:style-name="ce100" table:formula="of:=MIN([.$K$2];IF(MOD(ROW(); [.$H$2]) = 0; [.$C308] + 1; [.$C308]))" office:value-type="float" office:value="10" calcext:value-type="float">
            <text:p>10</text:p>
          </table:table-cell>
          <table:table-cell table:style-name="ce100" table:formula="of:=MIN([.$K$3];IF(MOD(ROW(); [.$H$3]) = 0; [.$D308] + 1; [.$D308]))" office:value-type="float" office:value="10" calcext:value-type="float">
            <text:p>10</text:p>
          </table:table-cell>
          <table:table-cell table:style-name="ce105" table:formula="of:=(COUNTA([.$G$10:.$L$10]))*[.$D309]" office:value-type="float" office:value="60" calcext:value-type="float">
            <text:p>60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309]+1" office:value-type="date" office:date-value="2022-10-04" calcext:value-type="date">
            <text:p>10/04/2022</text:p>
          </table:table-cell>
          <table:table-cell table:style-name="ce100" table:formula="of:=MIN([.$K$1];IF(MOD(ROW(); [.$H$1]) = 0; [.$B309] + 1; [.$B309]))" office:value-type="float" office:value="10" calcext:value-type="float">
            <text:p>10</text:p>
          </table:table-cell>
          <table:table-cell table:style-name="ce100" table:formula="of:=MIN([.$K$2];IF(MOD(ROW(); [.$H$2]) = 0; [.$C309] + 1; [.$C309]))" office:value-type="float" office:value="10" calcext:value-type="float">
            <text:p>10</text:p>
          </table:table-cell>
          <table:table-cell table:style-name="ce100" table:formula="of:=MIN([.$K$3];IF(MOD(ROW(); [.$H$3]) = 0; [.$D309] + 1; [.$D309]))" office:value-type="float" office:value="10" calcext:value-type="float">
            <text:p>10</text:p>
          </table:table-cell>
          <table:table-cell table:style-name="ce105" table:formula="of:=(COUNTA([.$G$10:.$L$10]))*[.$D310]" office:value-type="float" office:value="60" calcext:value-type="float">
            <text:p>60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310]+1" office:value-type="date" office:date-value="2022-10-05" calcext:value-type="date">
            <text:p>10/05/2022</text:p>
          </table:table-cell>
          <table:table-cell table:style-name="ce100" table:formula="of:=MIN([.$K$1];IF(MOD(ROW(); [.$H$1]) = 0; [.$B310] + 1; [.$B310]))" office:value-type="float" office:value="10" calcext:value-type="float">
            <text:p>10</text:p>
          </table:table-cell>
          <table:table-cell table:style-name="ce100" table:formula="of:=MIN([.$K$2];IF(MOD(ROW(); [.$H$2]) = 0; [.$C310] + 1; [.$C310]))" office:value-type="float" office:value="10" calcext:value-type="float">
            <text:p>10</text:p>
          </table:table-cell>
          <table:table-cell table:style-name="ce100" table:formula="of:=MIN([.$K$3];IF(MOD(ROW(); [.$H$3]) = 0; [.$D310] + 1; [.$D310]))" office:value-type="float" office:value="10" calcext:value-type="float">
            <text:p>10</text:p>
          </table:table-cell>
          <table:table-cell table:style-name="ce105" table:formula="of:=(COUNTA([.$G$10:.$L$10]))*[.$D311]" office:value-type="float" office:value="60" calcext:value-type="float">
            <text:p>60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311]+1" office:value-type="date" office:date-value="2022-10-06" calcext:value-type="date">
            <text:p>10/06/2022</text:p>
          </table:table-cell>
          <table:table-cell table:style-name="ce100" table:formula="of:=MIN([.$K$1];IF(MOD(ROW(); [.$H$1]) = 0; [.$B311] + 1; [.$B311]))" office:value-type="float" office:value="10" calcext:value-type="float">
            <text:p>10</text:p>
          </table:table-cell>
          <table:table-cell table:style-name="ce100" table:formula="of:=MIN([.$K$2];IF(MOD(ROW(); [.$H$2]) = 0; [.$C311] + 1; [.$C311]))" office:value-type="float" office:value="10" calcext:value-type="float">
            <text:p>10</text:p>
          </table:table-cell>
          <table:table-cell table:style-name="ce100" table:formula="of:=MIN([.$K$3];IF(MOD(ROW(); [.$H$3]) = 0; [.$D311] + 1; [.$D311]))" office:value-type="float" office:value="10" calcext:value-type="float">
            <text:p>10</text:p>
          </table:table-cell>
          <table:table-cell table:style-name="ce105" table:formula="of:=(COUNTA([.$G$10:.$L$10]))*[.$D312]" office:value-type="float" office:value="60" calcext:value-type="float">
            <text:p>60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312]+1" office:value-type="date" office:date-value="2022-10-07" calcext:value-type="date">
            <text:p>10/07/2022</text:p>
          </table:table-cell>
          <table:table-cell table:style-name="ce100" table:formula="of:=MIN([.$K$1];IF(MOD(ROW(); [.$H$1]) = 0; [.$B312] + 1; [.$B312]))" office:value-type="float" office:value="10" calcext:value-type="float">
            <text:p>10</text:p>
          </table:table-cell>
          <table:table-cell table:style-name="ce100" table:formula="of:=MIN([.$K$2];IF(MOD(ROW(); [.$H$2]) = 0; [.$C312] + 1; [.$C312]))" office:value-type="float" office:value="10" calcext:value-type="float">
            <text:p>10</text:p>
          </table:table-cell>
          <table:table-cell table:style-name="ce100" table:formula="of:=MIN([.$K$3];IF(MOD(ROW(); [.$H$3]) = 0; [.$D312] + 1; [.$D312]))" office:value-type="float" office:value="10" calcext:value-type="float">
            <text:p>10</text:p>
          </table:table-cell>
          <table:table-cell table:style-name="ce105" table:formula="of:=(COUNTA([.$G$10:.$L$10]))*[.$D313]" office:value-type="float" office:value="60" calcext:value-type="float">
            <text:p>60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313]+1" office:value-type="date" office:date-value="2022-10-08" calcext:value-type="date">
            <text:p>10/08/2022</text:p>
          </table:table-cell>
          <table:table-cell table:style-name="ce100" table:formula="of:=MIN([.$K$1];IF(MOD(ROW(); [.$H$1]) = 0; [.$B313] + 1; [.$B313]))" office:value-type="float" office:value="10" calcext:value-type="float">
            <text:p>10</text:p>
          </table:table-cell>
          <table:table-cell table:style-name="ce100" table:formula="of:=MIN([.$K$2];IF(MOD(ROW(); [.$H$2]) = 0; [.$C313] + 1; [.$C313]))" office:value-type="float" office:value="10" calcext:value-type="float">
            <text:p>10</text:p>
          </table:table-cell>
          <table:table-cell table:style-name="ce100" table:formula="of:=MIN([.$K$3];IF(MOD(ROW(); [.$H$3]) = 0; [.$D313] + 1; [.$D313]))" office:value-type="float" office:value="10" calcext:value-type="float">
            <text:p>10</text:p>
          </table:table-cell>
          <table:table-cell table:style-name="ce105" table:formula="of:=(COUNTA([.$G$10:.$L$10]))*[.$D314]" office:value-type="float" office:value="60" calcext:value-type="float">
            <text:p>60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314]+1" office:value-type="date" office:date-value="2022-10-09" calcext:value-type="date">
            <text:p>10/09/2022</text:p>
          </table:table-cell>
          <table:table-cell table:style-name="ce100" table:formula="of:=MIN([.$K$1];IF(MOD(ROW(); [.$H$1]) = 0; [.$B314] + 1; [.$B314]))" office:value-type="float" office:value="10" calcext:value-type="float">
            <text:p>10</text:p>
          </table:table-cell>
          <table:table-cell table:style-name="ce100" table:formula="of:=MIN([.$K$2];IF(MOD(ROW(); [.$H$2]) = 0; [.$C314] + 1; [.$C314]))" office:value-type="float" office:value="10" calcext:value-type="float">
            <text:p>10</text:p>
          </table:table-cell>
          <table:table-cell table:style-name="ce100" table:formula="of:=MIN([.$K$3];IF(MOD(ROW(); [.$H$3]) = 0; [.$D314] + 1; [.$D314]))" office:value-type="float" office:value="10" calcext:value-type="float">
            <text:p>10</text:p>
          </table:table-cell>
          <table:table-cell table:style-name="ce105" table:formula="of:=(COUNTA([.$G$10:.$L$10]))*[.$D315]" office:value-type="float" office:value="60" calcext:value-type="float">
            <text:p>60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315]+1" office:value-type="date" office:date-value="2022-10-10" calcext:value-type="date">
            <text:p>10/10/2022</text:p>
          </table:table-cell>
          <table:table-cell table:style-name="ce100" table:formula="of:=MIN([.$K$1];IF(MOD(ROW(); [.$H$1]) = 0; [.$B315] + 1; [.$B315]))" office:value-type="float" office:value="10" calcext:value-type="float">
            <text:p>10</text:p>
          </table:table-cell>
          <table:table-cell table:style-name="ce100" table:formula="of:=MIN([.$K$2];IF(MOD(ROW(); [.$H$2]) = 0; [.$C315] + 1; [.$C315]))" office:value-type="float" office:value="10" calcext:value-type="float">
            <text:p>10</text:p>
          </table:table-cell>
          <table:table-cell table:style-name="ce100" table:formula="of:=MIN([.$K$3];IF(MOD(ROW(); [.$H$3]) = 0; [.$D315] + 1; [.$D315]))" office:value-type="float" office:value="10" calcext:value-type="float">
            <text:p>10</text:p>
          </table:table-cell>
          <table:table-cell table:style-name="ce105" table:formula="of:=(COUNTA([.$G$10:.$L$10]))*[.$D316]" office:value-type="float" office:value="60" calcext:value-type="float">
            <text:p>60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316]+1" office:value-type="date" office:date-value="2022-10-11" calcext:value-type="date">
            <text:p>10/11/2022</text:p>
          </table:table-cell>
          <table:table-cell table:style-name="ce100" table:formula="of:=MIN([.$K$1];IF(MOD(ROW(); [.$H$1]) = 0; [.$B316] + 1; [.$B316]))" office:value-type="float" office:value="10" calcext:value-type="float">
            <text:p>10</text:p>
          </table:table-cell>
          <table:table-cell table:style-name="ce100" table:formula="of:=MIN([.$K$2];IF(MOD(ROW(); [.$H$2]) = 0; [.$C316] + 1; [.$C316]))" office:value-type="float" office:value="10" calcext:value-type="float">
            <text:p>10</text:p>
          </table:table-cell>
          <table:table-cell table:style-name="ce100" table:formula="of:=MIN([.$K$3];IF(MOD(ROW(); [.$H$3]) = 0; [.$D316] + 1; [.$D316]))" office:value-type="float" office:value="10" calcext:value-type="float">
            <text:p>10</text:p>
          </table:table-cell>
          <table:table-cell table:style-name="ce105" table:formula="of:=(COUNTA([.$G$10:.$L$10]))*[.$D317]" office:value-type="float" office:value="60" calcext:value-type="float">
            <text:p>60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317]+1" office:value-type="date" office:date-value="2022-10-12" calcext:value-type="date">
            <text:p>10/12/2022</text:p>
          </table:table-cell>
          <table:table-cell table:style-name="ce100" table:formula="of:=MIN([.$K$1];IF(MOD(ROW(); [.$H$1]) = 0; [.$B317] + 1; [.$B317]))" office:value-type="float" office:value="10" calcext:value-type="float">
            <text:p>10</text:p>
          </table:table-cell>
          <table:table-cell table:style-name="ce100" table:formula="of:=MIN([.$K$2];IF(MOD(ROW(); [.$H$2]) = 0; [.$C317] + 1; [.$C317]))" office:value-type="float" office:value="10" calcext:value-type="float">
            <text:p>10</text:p>
          </table:table-cell>
          <table:table-cell table:style-name="ce100" table:formula="of:=MIN([.$K$3];IF(MOD(ROW(); [.$H$3]) = 0; [.$D317] + 1; [.$D317]))" office:value-type="float" office:value="10" calcext:value-type="float">
            <text:p>10</text:p>
          </table:table-cell>
          <table:table-cell table:style-name="ce105" table:formula="of:=(COUNTA([.$G$10:.$L$10]))*[.$D318]" office:value-type="float" office:value="60" calcext:value-type="float">
            <text:p>60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318]+1" office:value-type="date" office:date-value="2022-10-13" calcext:value-type="date">
            <text:p>10/13/2022</text:p>
          </table:table-cell>
          <table:table-cell table:style-name="ce100" table:formula="of:=MIN([.$K$1];IF(MOD(ROW(); [.$H$1]) = 0; [.$B318] + 1; [.$B318]))" office:value-type="float" office:value="10" calcext:value-type="float">
            <text:p>10</text:p>
          </table:table-cell>
          <table:table-cell table:style-name="ce100" table:formula="of:=MIN([.$K$2];IF(MOD(ROW(); [.$H$2]) = 0; [.$C318] + 1; [.$C318]))" office:value-type="float" office:value="10" calcext:value-type="float">
            <text:p>10</text:p>
          </table:table-cell>
          <table:table-cell table:style-name="ce100" table:formula="of:=MIN([.$K$3];IF(MOD(ROW(); [.$H$3]) = 0; [.$D318] + 1; [.$D318]))" office:value-type="float" office:value="10" calcext:value-type="float">
            <text:p>10</text:p>
          </table:table-cell>
          <table:table-cell table:style-name="ce105" table:formula="of:=(COUNTA([.$G$10:.$L$10]))*[.$D319]" office:value-type="float" office:value="60" calcext:value-type="float">
            <text:p>60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319]+1" office:value-type="date" office:date-value="2022-10-14" calcext:value-type="date">
            <text:p>10/14/2022</text:p>
          </table:table-cell>
          <table:table-cell table:style-name="ce100" table:formula="of:=MIN([.$K$1];IF(MOD(ROW(); [.$H$1]) = 0; [.$B319] + 1; [.$B319]))" office:value-type="float" office:value="10" calcext:value-type="float">
            <text:p>10</text:p>
          </table:table-cell>
          <table:table-cell table:style-name="ce100" table:formula="of:=MIN([.$K$2];IF(MOD(ROW(); [.$H$2]) = 0; [.$C319] + 1; [.$C319]))" office:value-type="float" office:value="10" calcext:value-type="float">
            <text:p>10</text:p>
          </table:table-cell>
          <table:table-cell table:style-name="ce100" table:formula="of:=MIN([.$K$3];IF(MOD(ROW(); [.$H$3]) = 0; [.$D319] + 1; [.$D319]))" office:value-type="float" office:value="10" calcext:value-type="float">
            <text:p>10</text:p>
          </table:table-cell>
          <table:table-cell table:style-name="ce105" table:formula="of:=(COUNTA([.$G$10:.$L$10]))*[.$D320]" office:value-type="float" office:value="60" calcext:value-type="float">
            <text:p>60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320]+1" office:value-type="date" office:date-value="2022-10-15" calcext:value-type="date">
            <text:p>10/15/2022</text:p>
          </table:table-cell>
          <table:table-cell table:style-name="ce100" table:formula="of:=MIN([.$K$1];IF(MOD(ROW(); [.$H$1]) = 0; [.$B320] + 1; [.$B320]))" office:value-type="float" office:value="10" calcext:value-type="float">
            <text:p>10</text:p>
          </table:table-cell>
          <table:table-cell table:style-name="ce100" table:formula="of:=MIN([.$K$2];IF(MOD(ROW(); [.$H$2]) = 0; [.$C320] + 1; [.$C320]))" office:value-type="float" office:value="10" calcext:value-type="float">
            <text:p>10</text:p>
          </table:table-cell>
          <table:table-cell table:style-name="ce100" table:formula="of:=MIN([.$K$3];IF(MOD(ROW(); [.$H$3]) = 0; [.$D320] + 1; [.$D320]))" office:value-type="float" office:value="10" calcext:value-type="float">
            <text:p>10</text:p>
          </table:table-cell>
          <table:table-cell table:style-name="ce105" table:formula="of:=(COUNTA([.$G$10:.$L$10]))*[.$D321]" office:value-type="float" office:value="60" calcext:value-type="float">
            <text:p>60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321]+1" office:value-type="date" office:date-value="2022-10-16" calcext:value-type="date">
            <text:p>10/16/2022</text:p>
          </table:table-cell>
          <table:table-cell table:style-name="ce100" table:formula="of:=MIN([.$K$1];IF(MOD(ROW(); [.$H$1]) = 0; [.$B321] + 1; [.$B321]))" office:value-type="float" office:value="10" calcext:value-type="float">
            <text:p>10</text:p>
          </table:table-cell>
          <table:table-cell table:style-name="ce100" table:formula="of:=MIN([.$K$2];IF(MOD(ROW(); [.$H$2]) = 0; [.$C321] + 1; [.$C321]))" office:value-type="float" office:value="10" calcext:value-type="float">
            <text:p>10</text:p>
          </table:table-cell>
          <table:table-cell table:style-name="ce100" table:formula="of:=MIN([.$K$3];IF(MOD(ROW(); [.$H$3]) = 0; [.$D321] + 1; [.$D321]))" office:value-type="float" office:value="10" calcext:value-type="float">
            <text:p>10</text:p>
          </table:table-cell>
          <table:table-cell table:style-name="ce105" table:formula="of:=(COUNTA([.$G$10:.$L$10]))*[.$D322]" office:value-type="float" office:value="60" calcext:value-type="float">
            <text:p>60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322]+1" office:value-type="date" office:date-value="2022-10-17" calcext:value-type="date">
            <text:p>10/17/2022</text:p>
          </table:table-cell>
          <table:table-cell table:style-name="ce100" table:formula="of:=MIN([.$K$1];IF(MOD(ROW(); [.$H$1]) = 0; [.$B322] + 1; [.$B322]))" office:value-type="float" office:value="10" calcext:value-type="float">
            <text:p>10</text:p>
          </table:table-cell>
          <table:table-cell table:style-name="ce100" table:formula="of:=MIN([.$K$2];IF(MOD(ROW(); [.$H$2]) = 0; [.$C322] + 1; [.$C322]))" office:value-type="float" office:value="10" calcext:value-type="float">
            <text:p>10</text:p>
          </table:table-cell>
          <table:table-cell table:style-name="ce100" table:formula="of:=MIN([.$K$3];IF(MOD(ROW(); [.$H$3]) = 0; [.$D322] + 1; [.$D322]))" office:value-type="float" office:value="10" calcext:value-type="float">
            <text:p>10</text:p>
          </table:table-cell>
          <table:table-cell table:style-name="ce105" table:formula="of:=(COUNTA([.$G$10:.$L$10]))*[.$D323]" office:value-type="float" office:value="60" calcext:value-type="float">
            <text:p>60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323]+1" office:value-type="date" office:date-value="2022-10-18" calcext:value-type="date">
            <text:p>10/18/2022</text:p>
          </table:table-cell>
          <table:table-cell table:style-name="ce100" table:formula="of:=MIN([.$K$1];IF(MOD(ROW(); [.$H$1]) = 0; [.$B323] + 1; [.$B323]))" office:value-type="float" office:value="10" calcext:value-type="float">
            <text:p>10</text:p>
          </table:table-cell>
          <table:table-cell table:style-name="ce100" table:formula="of:=MIN([.$K$2];IF(MOD(ROW(); [.$H$2]) = 0; [.$C323] + 1; [.$C323]))" office:value-type="float" office:value="10" calcext:value-type="float">
            <text:p>10</text:p>
          </table:table-cell>
          <table:table-cell table:style-name="ce100" table:formula="of:=MIN([.$K$3];IF(MOD(ROW(); [.$H$3]) = 0; [.$D323] + 1; [.$D323]))" office:value-type="float" office:value="10" calcext:value-type="float">
            <text:p>10</text:p>
          </table:table-cell>
          <table:table-cell table:style-name="ce105" table:formula="of:=(COUNTA([.$G$10:.$L$10]))*[.$D324]" office:value-type="float" office:value="60" calcext:value-type="float">
            <text:p>60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324]+1" office:value-type="date" office:date-value="2022-10-19" calcext:value-type="date">
            <text:p>10/19/2022</text:p>
          </table:table-cell>
          <table:table-cell table:style-name="ce100" table:formula="of:=MIN([.$K$1];IF(MOD(ROW(); [.$H$1]) = 0; [.$B324] + 1; [.$B324]))" office:value-type="float" office:value="10" calcext:value-type="float">
            <text:p>10</text:p>
          </table:table-cell>
          <table:table-cell table:style-name="ce100" table:formula="of:=MIN([.$K$2];IF(MOD(ROW(); [.$H$2]) = 0; [.$C324] + 1; [.$C324]))" office:value-type="float" office:value="10" calcext:value-type="float">
            <text:p>10</text:p>
          </table:table-cell>
          <table:table-cell table:style-name="ce100" table:formula="of:=MIN([.$K$3];IF(MOD(ROW(); [.$H$3]) = 0; [.$D324] + 1; [.$D324]))" office:value-type="float" office:value="10" calcext:value-type="float">
            <text:p>10</text:p>
          </table:table-cell>
          <table:table-cell table:style-name="ce105" table:formula="of:=(COUNTA([.$G$10:.$L$10]))*[.$D325]" office:value-type="float" office:value="60" calcext:value-type="float">
            <text:p>60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325]+1" office:value-type="date" office:date-value="2022-10-20" calcext:value-type="date">
            <text:p>10/20/2022</text:p>
          </table:table-cell>
          <table:table-cell table:style-name="ce100" table:formula="of:=MIN([.$K$1];IF(MOD(ROW(); [.$H$1]) = 0; [.$B325] + 1; [.$B325]))" office:value-type="float" office:value="10" calcext:value-type="float">
            <text:p>10</text:p>
          </table:table-cell>
          <table:table-cell table:style-name="ce100" table:formula="of:=MIN([.$K$2];IF(MOD(ROW(); [.$H$2]) = 0; [.$C325] + 1; [.$C325]))" office:value-type="float" office:value="10" calcext:value-type="float">
            <text:p>10</text:p>
          </table:table-cell>
          <table:table-cell table:style-name="ce100" table:formula="of:=MIN([.$K$3];IF(MOD(ROW(); [.$H$3]) = 0; [.$D325] + 1; [.$D325]))" office:value-type="float" office:value="10" calcext:value-type="float">
            <text:p>10</text:p>
          </table:table-cell>
          <table:table-cell table:style-name="ce105" table:formula="of:=(COUNTA([.$G$10:.$L$10]))*[.$D326]" office:value-type="float" office:value="60" calcext:value-type="float">
            <text:p>60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326]+1" office:value-type="date" office:date-value="2022-10-21" calcext:value-type="date">
            <text:p>10/21/2022</text:p>
          </table:table-cell>
          <table:table-cell table:style-name="ce100" table:formula="of:=MIN([.$K$1];IF(MOD(ROW(); [.$H$1]) = 0; [.$B326] + 1; [.$B326]))" office:value-type="float" office:value="10" calcext:value-type="float">
            <text:p>10</text:p>
          </table:table-cell>
          <table:table-cell table:style-name="ce100" table:formula="of:=MIN([.$K$2];IF(MOD(ROW(); [.$H$2]) = 0; [.$C326] + 1; [.$C326]))" office:value-type="float" office:value="10" calcext:value-type="float">
            <text:p>10</text:p>
          </table:table-cell>
          <table:table-cell table:style-name="ce100" table:formula="of:=MIN([.$K$3];IF(MOD(ROW(); [.$H$3]) = 0; [.$D326] + 1; [.$D326]))" office:value-type="float" office:value="10" calcext:value-type="float">
            <text:p>10</text:p>
          </table:table-cell>
          <table:table-cell table:style-name="ce105" table:formula="of:=(COUNTA([.$G$10:.$L$10]))*[.$D327]" office:value-type="float" office:value="60" calcext:value-type="float">
            <text:p>60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327]+1" office:value-type="date" office:date-value="2022-10-22" calcext:value-type="date">
            <text:p>10/22/2022</text:p>
          </table:table-cell>
          <table:table-cell table:style-name="ce100" table:formula="of:=MIN([.$K$1];IF(MOD(ROW(); [.$H$1]) = 0; [.$B327] + 1; [.$B327]))" office:value-type="float" office:value="10" calcext:value-type="float">
            <text:p>10</text:p>
          </table:table-cell>
          <table:table-cell table:style-name="ce100" table:formula="of:=MIN([.$K$2];IF(MOD(ROW(); [.$H$2]) = 0; [.$C327] + 1; [.$C327]))" office:value-type="float" office:value="10" calcext:value-type="float">
            <text:p>10</text:p>
          </table:table-cell>
          <table:table-cell table:style-name="ce100" table:formula="of:=MIN([.$K$3];IF(MOD(ROW(); [.$H$3]) = 0; [.$D327] + 1; [.$D327]))" office:value-type="float" office:value="10" calcext:value-type="float">
            <text:p>10</text:p>
          </table:table-cell>
          <table:table-cell table:style-name="ce105" table:formula="of:=(COUNTA([.$G$10:.$L$10]))*[.$D328]" office:value-type="float" office:value="60" calcext:value-type="float">
            <text:p>60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328]+1" office:value-type="date" office:date-value="2022-10-23" calcext:value-type="date">
            <text:p>10/23/2022</text:p>
          </table:table-cell>
          <table:table-cell table:style-name="ce100" table:formula="of:=MIN([.$K$1];IF(MOD(ROW(); [.$H$1]) = 0; [.$B328] + 1; [.$B328]))" office:value-type="float" office:value="10" calcext:value-type="float">
            <text:p>10</text:p>
          </table:table-cell>
          <table:table-cell table:style-name="ce100" table:formula="of:=MIN([.$K$2];IF(MOD(ROW(); [.$H$2]) = 0; [.$C328] + 1; [.$C328]))" office:value-type="float" office:value="10" calcext:value-type="float">
            <text:p>10</text:p>
          </table:table-cell>
          <table:table-cell table:style-name="ce100" table:formula="of:=MIN([.$K$3];IF(MOD(ROW(); [.$H$3]) = 0; [.$D328] + 1; [.$D328]))" office:value-type="float" office:value="10" calcext:value-type="float">
            <text:p>10</text:p>
          </table:table-cell>
          <table:table-cell table:style-name="ce105" table:formula="of:=(COUNTA([.$G$10:.$L$10]))*[.$D329]" office:value-type="float" office:value="60" calcext:value-type="float">
            <text:p>60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329]+1" office:value-type="date" office:date-value="2022-10-24" calcext:value-type="date">
            <text:p>10/24/2022</text:p>
          </table:table-cell>
          <table:table-cell table:style-name="ce100" table:formula="of:=MIN([.$K$1];IF(MOD(ROW(); [.$H$1]) = 0; [.$B329] + 1; [.$B329]))" office:value-type="float" office:value="10" calcext:value-type="float">
            <text:p>10</text:p>
          </table:table-cell>
          <table:table-cell table:style-name="ce100" table:formula="of:=MIN([.$K$2];IF(MOD(ROW(); [.$H$2]) = 0; [.$C329] + 1; [.$C329]))" office:value-type="float" office:value="10" calcext:value-type="float">
            <text:p>10</text:p>
          </table:table-cell>
          <table:table-cell table:style-name="ce100" table:formula="of:=MIN([.$K$3];IF(MOD(ROW(); [.$H$3]) = 0; [.$D329] + 1; [.$D329]))" office:value-type="float" office:value="10" calcext:value-type="float">
            <text:p>10</text:p>
          </table:table-cell>
          <table:table-cell table:style-name="ce105" table:formula="of:=(COUNTA([.$G$10:.$L$10]))*[.$D330]" office:value-type="float" office:value="60" calcext:value-type="float">
            <text:p>60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330]+1" office:value-type="date" office:date-value="2022-10-25" calcext:value-type="date">
            <text:p>10/25/2022</text:p>
          </table:table-cell>
          <table:table-cell table:style-name="ce100" table:formula="of:=MIN([.$K$1];IF(MOD(ROW(); [.$H$1]) = 0; [.$B330] + 1; [.$B330]))" office:value-type="float" office:value="10" calcext:value-type="float">
            <text:p>10</text:p>
          </table:table-cell>
          <table:table-cell table:style-name="ce100" table:formula="of:=MIN([.$K$2];IF(MOD(ROW(); [.$H$2]) = 0; [.$C330] + 1; [.$C330]))" office:value-type="float" office:value="10" calcext:value-type="float">
            <text:p>10</text:p>
          </table:table-cell>
          <table:table-cell table:style-name="ce100" table:formula="of:=MIN([.$K$3];IF(MOD(ROW(); [.$H$3]) = 0; [.$D330] + 1; [.$D330]))" office:value-type="float" office:value="10" calcext:value-type="float">
            <text:p>10</text:p>
          </table:table-cell>
          <table:table-cell table:style-name="ce105" table:formula="of:=(COUNTA([.$G$10:.$L$10]))*[.$D331]" office:value-type="float" office:value="60" calcext:value-type="float">
            <text:p>60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331]+1" office:value-type="date" office:date-value="2022-10-26" calcext:value-type="date">
            <text:p>10/26/2022</text:p>
          </table:table-cell>
          <table:table-cell table:style-name="ce100" table:formula="of:=MIN([.$K$1];IF(MOD(ROW(); [.$H$1]) = 0; [.$B331] + 1; [.$B331]))" office:value-type="float" office:value="10" calcext:value-type="float">
            <text:p>10</text:p>
          </table:table-cell>
          <table:table-cell table:style-name="ce100" table:formula="of:=MIN([.$K$2];IF(MOD(ROW(); [.$H$2]) = 0; [.$C331] + 1; [.$C331]))" office:value-type="float" office:value="10" calcext:value-type="float">
            <text:p>10</text:p>
          </table:table-cell>
          <table:table-cell table:style-name="ce100" table:formula="of:=MIN([.$K$3];IF(MOD(ROW(); [.$H$3]) = 0; [.$D331] + 1; [.$D331]))" office:value-type="float" office:value="10" calcext:value-type="float">
            <text:p>10</text:p>
          </table:table-cell>
          <table:table-cell table:style-name="ce105" table:formula="of:=(COUNTA([.$G$10:.$L$10]))*[.$D332]" office:value-type="float" office:value="60" calcext:value-type="float">
            <text:p>60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332]+1" office:value-type="date" office:date-value="2022-10-27" calcext:value-type="date">
            <text:p>10/27/2022</text:p>
          </table:table-cell>
          <table:table-cell table:style-name="ce100" table:formula="of:=MIN([.$K$1];IF(MOD(ROW(); [.$H$1]) = 0; [.$B332] + 1; [.$B332]))" office:value-type="float" office:value="10" calcext:value-type="float">
            <text:p>10</text:p>
          </table:table-cell>
          <table:table-cell table:style-name="ce100" table:formula="of:=MIN([.$K$2];IF(MOD(ROW(); [.$H$2]) = 0; [.$C332] + 1; [.$C332]))" office:value-type="float" office:value="10" calcext:value-type="float">
            <text:p>10</text:p>
          </table:table-cell>
          <table:table-cell table:style-name="ce100" table:formula="of:=MIN([.$K$3];IF(MOD(ROW(); [.$H$3]) = 0; [.$D332] + 1; [.$D332]))" office:value-type="float" office:value="10" calcext:value-type="float">
            <text:p>10</text:p>
          </table:table-cell>
          <table:table-cell table:style-name="ce105" table:formula="of:=(COUNTA([.$G$10:.$L$10]))*[.$D333]" office:value-type="float" office:value="60" calcext:value-type="float">
            <text:p>60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333]+1" office:value-type="date" office:date-value="2022-10-28" calcext:value-type="date">
            <text:p>10/28/2022</text:p>
          </table:table-cell>
          <table:table-cell table:style-name="ce100" table:formula="of:=MIN([.$K$1];IF(MOD(ROW(); [.$H$1]) = 0; [.$B333] + 1; [.$B333]))" office:value-type="float" office:value="10" calcext:value-type="float">
            <text:p>10</text:p>
          </table:table-cell>
          <table:table-cell table:style-name="ce100" table:formula="of:=MIN([.$K$2];IF(MOD(ROW(); [.$H$2]) = 0; [.$C333] + 1; [.$C333]))" office:value-type="float" office:value="10" calcext:value-type="float">
            <text:p>10</text:p>
          </table:table-cell>
          <table:table-cell table:style-name="ce100" table:formula="of:=MIN([.$K$3];IF(MOD(ROW(); [.$H$3]) = 0; [.$D333] + 1; [.$D333]))" office:value-type="float" office:value="10" calcext:value-type="float">
            <text:p>10</text:p>
          </table:table-cell>
          <table:table-cell table:style-name="ce105" table:formula="of:=(COUNTA([.$G$10:.$L$10]))*[.$D334]" office:value-type="float" office:value="60" calcext:value-type="float">
            <text:p>60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334]+1" office:value-type="date" office:date-value="2022-10-29" calcext:value-type="date">
            <text:p>10/29/2022</text:p>
          </table:table-cell>
          <table:table-cell table:style-name="ce100" table:formula="of:=MIN([.$K$1];IF(MOD(ROW(); [.$H$1]) = 0; [.$B334] + 1; [.$B334]))" office:value-type="float" office:value="10" calcext:value-type="float">
            <text:p>10</text:p>
          </table:table-cell>
          <table:table-cell table:style-name="ce100" table:formula="of:=MIN([.$K$2];IF(MOD(ROW(); [.$H$2]) = 0; [.$C334] + 1; [.$C334]))" office:value-type="float" office:value="10" calcext:value-type="float">
            <text:p>10</text:p>
          </table:table-cell>
          <table:table-cell table:style-name="ce100" table:formula="of:=MIN([.$K$3];IF(MOD(ROW(); [.$H$3]) = 0; [.$D334] + 1; [.$D334]))" office:value-type="float" office:value="10" calcext:value-type="float">
            <text:p>10</text:p>
          </table:table-cell>
          <table:table-cell table:style-name="ce105" table:formula="of:=(COUNTA([.$G$10:.$L$10]))*[.$D335]" office:value-type="float" office:value="60" calcext:value-type="float">
            <text:p>60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335]+1" office:value-type="date" office:date-value="2022-10-30" calcext:value-type="date">
            <text:p>10/30/2022</text:p>
          </table:table-cell>
          <table:table-cell table:style-name="ce100" table:formula="of:=MIN([.$K$1];IF(MOD(ROW(); [.$H$1]) = 0; [.$B335] + 1; [.$B335]))" office:value-type="float" office:value="10" calcext:value-type="float">
            <text:p>10</text:p>
          </table:table-cell>
          <table:table-cell table:style-name="ce100" table:formula="of:=MIN([.$K$2];IF(MOD(ROW(); [.$H$2]) = 0; [.$C335] + 1; [.$C335]))" office:value-type="float" office:value="10" calcext:value-type="float">
            <text:p>10</text:p>
          </table:table-cell>
          <table:table-cell table:style-name="ce100" table:formula="of:=MIN([.$K$3];IF(MOD(ROW(); [.$H$3]) = 0; [.$D335] + 1; [.$D335]))" office:value-type="float" office:value="10" calcext:value-type="float">
            <text:p>10</text:p>
          </table:table-cell>
          <table:table-cell table:style-name="ce105" table:formula="of:=(COUNTA([.$G$10:.$L$10]))*[.$D336]" office:value-type="float" office:value="60" calcext:value-type="float">
            <text:p>60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336]+1" office:value-type="date" office:date-value="2022-10-31" calcext:value-type="date">
            <text:p>10/31/2022</text:p>
          </table:table-cell>
          <table:table-cell table:style-name="ce100" table:formula="of:=MIN([.$K$1];IF(MOD(ROW(); [.$H$1]) = 0; [.$B336] + 1; [.$B336]))" office:value-type="float" office:value="10" calcext:value-type="float">
            <text:p>10</text:p>
          </table:table-cell>
          <table:table-cell table:style-name="ce100" table:formula="of:=MIN([.$K$2];IF(MOD(ROW(); [.$H$2]) = 0; [.$C336] + 1; [.$C336]))" office:value-type="float" office:value="10" calcext:value-type="float">
            <text:p>10</text:p>
          </table:table-cell>
          <table:table-cell table:style-name="ce100" table:formula="of:=MIN([.$K$3];IF(MOD(ROW(); [.$H$3]) = 0; [.$D336] + 1; [.$D336]))" office:value-type="float" office:value="10" calcext:value-type="float">
            <text:p>10</text:p>
          </table:table-cell>
          <table:table-cell table:style-name="ce105" table:formula="of:=(COUNTA([.$G$10:.$L$10]))*[.$D337]" office:value-type="float" office:value="60" calcext:value-type="float">
            <text:p>60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337]+1" office:value-type="date" office:date-value="2022-11-01" calcext:value-type="date">
            <text:p>11/01/2022</text:p>
          </table:table-cell>
          <table:table-cell table:style-name="ce100" table:formula="of:=MIN([.$K$1];IF(MOD(ROW(); [.$H$1]) = 0; [.$B337] + 1; [.$B337]))" office:value-type="float" office:value="10" calcext:value-type="float">
            <text:p>10</text:p>
          </table:table-cell>
          <table:table-cell table:style-name="ce100" table:formula="of:=MIN([.$K$2];IF(MOD(ROW(); [.$H$2]) = 0; [.$C337] + 1; [.$C337]))" office:value-type="float" office:value="10" calcext:value-type="float">
            <text:p>10</text:p>
          </table:table-cell>
          <table:table-cell table:style-name="ce100" table:formula="of:=MIN([.$K$3];IF(MOD(ROW(); [.$H$3]) = 0; [.$D337] + 1; [.$D337]))" office:value-type="float" office:value="10" calcext:value-type="float">
            <text:p>10</text:p>
          </table:table-cell>
          <table:table-cell table:style-name="ce105" table:formula="of:=(COUNTA([.$G$10:.$L$10]))*[.$D338]" office:value-type="float" office:value="60" calcext:value-type="float">
            <text:p>60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338]+1" office:value-type="date" office:date-value="2022-11-02" calcext:value-type="date">
            <text:p>11/02/2022</text:p>
          </table:table-cell>
          <table:table-cell table:style-name="ce100" table:formula="of:=MIN([.$K$1];IF(MOD(ROW(); [.$H$1]) = 0; [.$B338] + 1; [.$B338]))" office:value-type="float" office:value="10" calcext:value-type="float">
            <text:p>10</text:p>
          </table:table-cell>
          <table:table-cell table:style-name="ce100" table:formula="of:=MIN([.$K$2];IF(MOD(ROW(); [.$H$2]) = 0; [.$C338] + 1; [.$C338]))" office:value-type="float" office:value="10" calcext:value-type="float">
            <text:p>10</text:p>
          </table:table-cell>
          <table:table-cell table:style-name="ce100" table:formula="of:=MIN([.$K$3];IF(MOD(ROW(); [.$H$3]) = 0; [.$D338] + 1; [.$D338]))" office:value-type="float" office:value="10" calcext:value-type="float">
            <text:p>10</text:p>
          </table:table-cell>
          <table:table-cell table:style-name="ce105" table:formula="of:=(COUNTA([.$G$10:.$L$10]))*[.$D339]" office:value-type="float" office:value="60" calcext:value-type="float">
            <text:p>60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339]+1" office:value-type="date" office:date-value="2022-11-03" calcext:value-type="date">
            <text:p>11/03/2022</text:p>
          </table:table-cell>
          <table:table-cell table:style-name="ce100" table:formula="of:=MIN([.$K$1];IF(MOD(ROW(); [.$H$1]) = 0; [.$B339] + 1; [.$B339]))" office:value-type="float" office:value="10" calcext:value-type="float">
            <text:p>10</text:p>
          </table:table-cell>
          <table:table-cell table:style-name="ce100" table:formula="of:=MIN([.$K$2];IF(MOD(ROW(); [.$H$2]) = 0; [.$C339] + 1; [.$C339]))" office:value-type="float" office:value="10" calcext:value-type="float">
            <text:p>10</text:p>
          </table:table-cell>
          <table:table-cell table:style-name="ce100" table:formula="of:=MIN([.$K$3];IF(MOD(ROW(); [.$H$3]) = 0; [.$D339] + 1; [.$D339]))" office:value-type="float" office:value="10" calcext:value-type="float">
            <text:p>10</text:p>
          </table:table-cell>
          <table:table-cell table:style-name="ce105" table:formula="of:=(COUNTA([.$G$10:.$L$10]))*[.$D340]" office:value-type="float" office:value="60" calcext:value-type="float">
            <text:p>60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340]+1" office:value-type="date" office:date-value="2022-11-04" calcext:value-type="date">
            <text:p>11/04/2022</text:p>
          </table:table-cell>
          <table:table-cell table:style-name="ce100" table:formula="of:=MIN([.$K$1];IF(MOD(ROW(); [.$H$1]) = 0; [.$B340] + 1; [.$B340]))" office:value-type="float" office:value="10" calcext:value-type="float">
            <text:p>10</text:p>
          </table:table-cell>
          <table:table-cell table:style-name="ce100" table:formula="of:=MIN([.$K$2];IF(MOD(ROW(); [.$H$2]) = 0; [.$C340] + 1; [.$C340]))" office:value-type="float" office:value="10" calcext:value-type="float">
            <text:p>10</text:p>
          </table:table-cell>
          <table:table-cell table:style-name="ce100" table:formula="of:=MIN([.$K$3];IF(MOD(ROW(); [.$H$3]) = 0; [.$D340] + 1; [.$D340]))" office:value-type="float" office:value="10" calcext:value-type="float">
            <text:p>10</text:p>
          </table:table-cell>
          <table:table-cell table:style-name="ce105" table:formula="of:=(COUNTA([.$G$10:.$L$10]))*[.$D341]" office:value-type="float" office:value="60" calcext:value-type="float">
            <text:p>60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341]+1" office:value-type="date" office:date-value="2022-11-05" calcext:value-type="date">
            <text:p>11/05/2022</text:p>
          </table:table-cell>
          <table:table-cell table:style-name="ce100" table:formula="of:=MIN([.$K$1];IF(MOD(ROW(); [.$H$1]) = 0; [.$B341] + 1; [.$B341]))" office:value-type="float" office:value="10" calcext:value-type="float">
            <text:p>10</text:p>
          </table:table-cell>
          <table:table-cell table:style-name="ce100" table:formula="of:=MIN([.$K$2];IF(MOD(ROW(); [.$H$2]) = 0; [.$C341] + 1; [.$C341]))" office:value-type="float" office:value="10" calcext:value-type="float">
            <text:p>10</text:p>
          </table:table-cell>
          <table:table-cell table:style-name="ce100" table:formula="of:=MIN([.$K$3];IF(MOD(ROW(); [.$H$3]) = 0; [.$D341] + 1; [.$D341]))" office:value-type="float" office:value="10" calcext:value-type="float">
            <text:p>10</text:p>
          </table:table-cell>
          <table:table-cell table:style-name="ce105" table:formula="of:=(COUNTA([.$G$10:.$L$10]))*[.$D342]" office:value-type="float" office:value="60" calcext:value-type="float">
            <text:p>60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342]+1" office:value-type="date" office:date-value="2022-11-06" calcext:value-type="date">
            <text:p>11/06/2022</text:p>
          </table:table-cell>
          <table:table-cell table:style-name="ce100" table:formula="of:=MIN([.$K$1];IF(MOD(ROW(); [.$H$1]) = 0; [.$B342] + 1; [.$B342]))" office:value-type="float" office:value="10" calcext:value-type="float">
            <text:p>10</text:p>
          </table:table-cell>
          <table:table-cell table:style-name="ce100" table:formula="of:=MIN([.$K$2];IF(MOD(ROW(); [.$H$2]) = 0; [.$C342] + 1; [.$C342]))" office:value-type="float" office:value="10" calcext:value-type="float">
            <text:p>10</text:p>
          </table:table-cell>
          <table:table-cell table:style-name="ce100" table:formula="of:=MIN([.$K$3];IF(MOD(ROW(); [.$H$3]) = 0; [.$D342] + 1; [.$D342]))" office:value-type="float" office:value="10" calcext:value-type="float">
            <text:p>10</text:p>
          </table:table-cell>
          <table:table-cell table:style-name="ce105" table:formula="of:=(COUNTA([.$G$10:.$L$10]))*[.$D343]" office:value-type="float" office:value="60" calcext:value-type="float">
            <text:p>60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343]+1" office:value-type="date" office:date-value="2022-11-07" calcext:value-type="date">
            <text:p>11/07/2022</text:p>
          </table:table-cell>
          <table:table-cell table:style-name="ce100" table:formula="of:=MIN([.$K$1];IF(MOD(ROW(); [.$H$1]) = 0; [.$B343] + 1; [.$B343]))" office:value-type="float" office:value="10" calcext:value-type="float">
            <text:p>10</text:p>
          </table:table-cell>
          <table:table-cell table:style-name="ce100" table:formula="of:=MIN([.$K$2];IF(MOD(ROW(); [.$H$2]) = 0; [.$C343] + 1; [.$C343]))" office:value-type="float" office:value="10" calcext:value-type="float">
            <text:p>10</text:p>
          </table:table-cell>
          <table:table-cell table:style-name="ce100" table:formula="of:=MIN([.$K$3];IF(MOD(ROW(); [.$H$3]) = 0; [.$D343] + 1; [.$D343]))" office:value-type="float" office:value="10" calcext:value-type="float">
            <text:p>10</text:p>
          </table:table-cell>
          <table:table-cell table:style-name="ce105" table:formula="of:=(COUNTA([.$G$10:.$L$10]))*[.$D344]" office:value-type="float" office:value="60" calcext:value-type="float">
            <text:p>60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344]+1" office:value-type="date" office:date-value="2022-11-08" calcext:value-type="date">
            <text:p>11/08/2022</text:p>
          </table:table-cell>
          <table:table-cell table:style-name="ce100" table:formula="of:=MIN([.$K$1];IF(MOD(ROW(); [.$H$1]) = 0; [.$B344] + 1; [.$B344]))" office:value-type="float" office:value="10" calcext:value-type="float">
            <text:p>10</text:p>
          </table:table-cell>
          <table:table-cell table:style-name="ce100" table:formula="of:=MIN([.$K$2];IF(MOD(ROW(); [.$H$2]) = 0; [.$C344] + 1; [.$C344]))" office:value-type="float" office:value="10" calcext:value-type="float">
            <text:p>10</text:p>
          </table:table-cell>
          <table:table-cell table:style-name="ce100" table:formula="of:=MIN([.$K$3];IF(MOD(ROW(); [.$H$3]) = 0; [.$D344] + 1; [.$D344]))" office:value-type="float" office:value="10" calcext:value-type="float">
            <text:p>10</text:p>
          </table:table-cell>
          <table:table-cell table:style-name="ce105" table:formula="of:=(COUNTA([.$G$10:.$L$10]))*[.$D345]" office:value-type="float" office:value="60" calcext:value-type="float">
            <text:p>60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345]+1" office:value-type="date" office:date-value="2022-11-09" calcext:value-type="date">
            <text:p>11/09/2022</text:p>
          </table:table-cell>
          <table:table-cell table:style-name="ce100" table:formula="of:=MIN([.$K$1];IF(MOD(ROW(); [.$H$1]) = 0; [.$B345] + 1; [.$B345]))" office:value-type="float" office:value="10" calcext:value-type="float">
            <text:p>10</text:p>
          </table:table-cell>
          <table:table-cell table:style-name="ce100" table:formula="of:=MIN([.$K$2];IF(MOD(ROW(); [.$H$2]) = 0; [.$C345] + 1; [.$C345]))" office:value-type="float" office:value="10" calcext:value-type="float">
            <text:p>10</text:p>
          </table:table-cell>
          <table:table-cell table:style-name="ce100" table:formula="of:=MIN([.$K$3];IF(MOD(ROW(); [.$H$3]) = 0; [.$D345] + 1; [.$D345]))" office:value-type="float" office:value="10" calcext:value-type="float">
            <text:p>10</text:p>
          </table:table-cell>
          <table:table-cell table:style-name="ce105" table:formula="of:=(COUNTA([.$G$10:.$L$10]))*[.$D346]" office:value-type="float" office:value="60" calcext:value-type="float">
            <text:p>60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346]+1" office:value-type="date" office:date-value="2022-11-10" calcext:value-type="date">
            <text:p>11/10/2022</text:p>
          </table:table-cell>
          <table:table-cell table:style-name="ce100" table:formula="of:=MIN([.$K$1];IF(MOD(ROW(); [.$H$1]) = 0; [.$B346] + 1; [.$B346]))" office:value-type="float" office:value="10" calcext:value-type="float">
            <text:p>10</text:p>
          </table:table-cell>
          <table:table-cell table:style-name="ce100" table:formula="of:=MIN([.$K$2];IF(MOD(ROW(); [.$H$2]) = 0; [.$C346] + 1; [.$C346]))" office:value-type="float" office:value="10" calcext:value-type="float">
            <text:p>10</text:p>
          </table:table-cell>
          <table:table-cell table:style-name="ce100" table:formula="of:=MIN([.$K$3];IF(MOD(ROW(); [.$H$3]) = 0; [.$D346] + 1; [.$D346]))" office:value-type="float" office:value="10" calcext:value-type="float">
            <text:p>10</text:p>
          </table:table-cell>
          <table:table-cell table:style-name="ce105" table:formula="of:=(COUNTA([.$G$10:.$L$10]))*[.$D347]" office:value-type="float" office:value="60" calcext:value-type="float">
            <text:p>60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347]+1" office:value-type="date" office:date-value="2022-11-11" calcext:value-type="date">
            <text:p>11/11/2022</text:p>
          </table:table-cell>
          <table:table-cell table:style-name="ce100" table:formula="of:=MIN([.$K$1];IF(MOD(ROW(); [.$H$1]) = 0; [.$B347] + 1; [.$B347]))" office:value-type="float" office:value="10" calcext:value-type="float">
            <text:p>10</text:p>
          </table:table-cell>
          <table:table-cell table:style-name="ce100" table:formula="of:=MIN([.$K$2];IF(MOD(ROW(); [.$H$2]) = 0; [.$C347] + 1; [.$C347]))" office:value-type="float" office:value="10" calcext:value-type="float">
            <text:p>10</text:p>
          </table:table-cell>
          <table:table-cell table:style-name="ce100" table:formula="of:=MIN([.$K$3];IF(MOD(ROW(); [.$H$3]) = 0; [.$D347] + 1; [.$D347]))" office:value-type="float" office:value="10" calcext:value-type="float">
            <text:p>10</text:p>
          </table:table-cell>
          <table:table-cell table:style-name="ce105" table:formula="of:=(COUNTA([.$G$10:.$L$10]))*[.$D348]" office:value-type="float" office:value="60" calcext:value-type="float">
            <text:p>60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348]+1" office:value-type="date" office:date-value="2022-11-12" calcext:value-type="date">
            <text:p>11/12/2022</text:p>
          </table:table-cell>
          <table:table-cell table:style-name="ce100" table:formula="of:=MIN([.$K$1];IF(MOD(ROW(); [.$H$1]) = 0; [.$B348] + 1; [.$B348]))" office:value-type="float" office:value="10" calcext:value-type="float">
            <text:p>10</text:p>
          </table:table-cell>
          <table:table-cell table:style-name="ce100" table:formula="of:=MIN([.$K$2];IF(MOD(ROW(); [.$H$2]) = 0; [.$C348] + 1; [.$C348]))" office:value-type="float" office:value="10" calcext:value-type="float">
            <text:p>10</text:p>
          </table:table-cell>
          <table:table-cell table:style-name="ce100" table:formula="of:=MIN([.$K$3];IF(MOD(ROW(); [.$H$3]) = 0; [.$D348] + 1; [.$D348]))" office:value-type="float" office:value="10" calcext:value-type="float">
            <text:p>10</text:p>
          </table:table-cell>
          <table:table-cell table:style-name="ce105" table:formula="of:=(COUNTA([.$G$10:.$L$10]))*[.$D349]" office:value-type="float" office:value="60" calcext:value-type="float">
            <text:p>60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349]+1" office:value-type="date" office:date-value="2022-11-13" calcext:value-type="date">
            <text:p>11/13/2022</text:p>
          </table:table-cell>
          <table:table-cell table:style-name="ce100" table:formula="of:=MIN([.$K$1];IF(MOD(ROW(); [.$H$1]) = 0; [.$B349] + 1; [.$B349]))" office:value-type="float" office:value="10" calcext:value-type="float">
            <text:p>10</text:p>
          </table:table-cell>
          <table:table-cell table:style-name="ce100" table:formula="of:=MIN([.$K$2];IF(MOD(ROW(); [.$H$2]) = 0; [.$C349] + 1; [.$C349]))" office:value-type="float" office:value="10" calcext:value-type="float">
            <text:p>10</text:p>
          </table:table-cell>
          <table:table-cell table:style-name="ce100" table:formula="of:=MIN([.$K$3];IF(MOD(ROW(); [.$H$3]) = 0; [.$D349] + 1; [.$D349]))" office:value-type="float" office:value="10" calcext:value-type="float">
            <text:p>10</text:p>
          </table:table-cell>
          <table:table-cell table:style-name="ce105" table:formula="of:=(COUNTA([.$G$10:.$L$10]))*[.$D350]" office:value-type="float" office:value="60" calcext:value-type="float">
            <text:p>60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350]+1" office:value-type="date" office:date-value="2022-11-14" calcext:value-type="date">
            <text:p>11/14/2022</text:p>
          </table:table-cell>
          <table:table-cell table:style-name="ce100" table:formula="of:=MIN([.$K$1];IF(MOD(ROW(); [.$H$1]) = 0; [.$B350] + 1; [.$B350]))" office:value-type="float" office:value="10" calcext:value-type="float">
            <text:p>10</text:p>
          </table:table-cell>
          <table:table-cell table:style-name="ce100" table:formula="of:=MIN([.$K$2];IF(MOD(ROW(); [.$H$2]) = 0; [.$C350] + 1; [.$C350]))" office:value-type="float" office:value="10" calcext:value-type="float">
            <text:p>10</text:p>
          </table:table-cell>
          <table:table-cell table:style-name="ce100" table:formula="of:=MIN([.$K$3];IF(MOD(ROW(); [.$H$3]) = 0; [.$D350] + 1; [.$D350]))" office:value-type="float" office:value="10" calcext:value-type="float">
            <text:p>10</text:p>
          </table:table-cell>
          <table:table-cell table:style-name="ce105" table:formula="of:=(COUNTA([.$G$10:.$L$10]))*[.$D351]" office:value-type="float" office:value="60" calcext:value-type="float">
            <text:p>60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351]+1" office:value-type="date" office:date-value="2022-11-15" calcext:value-type="date">
            <text:p>11/15/2022</text:p>
          </table:table-cell>
          <table:table-cell table:style-name="ce100" table:formula="of:=MIN([.$K$1];IF(MOD(ROW(); [.$H$1]) = 0; [.$B351] + 1; [.$B351]))" office:value-type="float" office:value="10" calcext:value-type="float">
            <text:p>10</text:p>
          </table:table-cell>
          <table:table-cell table:style-name="ce100" table:formula="of:=MIN([.$K$2];IF(MOD(ROW(); [.$H$2]) = 0; [.$C351] + 1; [.$C351]))" office:value-type="float" office:value="10" calcext:value-type="float">
            <text:p>10</text:p>
          </table:table-cell>
          <table:table-cell table:style-name="ce100" table:formula="of:=MIN([.$K$3];IF(MOD(ROW(); [.$H$3]) = 0; [.$D351] + 1; [.$D351]))" office:value-type="float" office:value="10" calcext:value-type="float">
            <text:p>10</text:p>
          </table:table-cell>
          <table:table-cell table:style-name="ce105" table:formula="of:=(COUNTA([.$G$10:.$L$10]))*[.$D352]" office:value-type="float" office:value="60" calcext:value-type="float">
            <text:p>60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352]+1" office:value-type="date" office:date-value="2022-11-16" calcext:value-type="date">
            <text:p>11/16/2022</text:p>
          </table:table-cell>
          <table:table-cell table:style-name="ce100" table:formula="of:=MIN([.$K$1];IF(MOD(ROW(); [.$H$1]) = 0; [.$B352] + 1; [.$B352]))" office:value-type="float" office:value="10" calcext:value-type="float">
            <text:p>10</text:p>
          </table:table-cell>
          <table:table-cell table:style-name="ce100" table:formula="of:=MIN([.$K$2];IF(MOD(ROW(); [.$H$2]) = 0; [.$C352] + 1; [.$C352]))" office:value-type="float" office:value="10" calcext:value-type="float">
            <text:p>10</text:p>
          </table:table-cell>
          <table:table-cell table:style-name="ce100" table:formula="of:=MIN([.$K$3];IF(MOD(ROW(); [.$H$3]) = 0; [.$D352] + 1; [.$D352]))" office:value-type="float" office:value="10" calcext:value-type="float">
            <text:p>10</text:p>
          </table:table-cell>
          <table:table-cell table:style-name="ce105" table:formula="of:=(COUNTA([.$G$10:.$L$10]))*[.$D353]" office:value-type="float" office:value="60" calcext:value-type="float">
            <text:p>60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353]+1" office:value-type="date" office:date-value="2022-11-17" calcext:value-type="date">
            <text:p>11/17/2022</text:p>
          </table:table-cell>
          <table:table-cell table:style-name="ce100" table:formula="of:=MIN([.$K$1];IF(MOD(ROW(); [.$H$1]) = 0; [.$B353] + 1; [.$B353]))" office:value-type="float" office:value="10" calcext:value-type="float">
            <text:p>10</text:p>
          </table:table-cell>
          <table:table-cell table:style-name="ce100" table:formula="of:=MIN([.$K$2];IF(MOD(ROW(); [.$H$2]) = 0; [.$C353] + 1; [.$C353]))" office:value-type="float" office:value="10" calcext:value-type="float">
            <text:p>10</text:p>
          </table:table-cell>
          <table:table-cell table:style-name="ce100" table:formula="of:=MIN([.$K$3];IF(MOD(ROW(); [.$H$3]) = 0; [.$D353] + 1; [.$D353]))" office:value-type="float" office:value="10" calcext:value-type="float">
            <text:p>10</text:p>
          </table:table-cell>
          <table:table-cell table:style-name="ce105" table:formula="of:=(COUNTA([.$G$10:.$L$10]))*[.$D354]" office:value-type="float" office:value="60" calcext:value-type="float">
            <text:p>60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354]+1" office:value-type="date" office:date-value="2022-11-18" calcext:value-type="date">
            <text:p>11/18/2022</text:p>
          </table:table-cell>
          <table:table-cell table:style-name="ce100" table:formula="of:=MIN([.$K$1];IF(MOD(ROW(); [.$H$1]) = 0; [.$B354] + 1; [.$B354]))" office:value-type="float" office:value="10" calcext:value-type="float">
            <text:p>10</text:p>
          </table:table-cell>
          <table:table-cell table:style-name="ce100" table:formula="of:=MIN([.$K$2];IF(MOD(ROW(); [.$H$2]) = 0; [.$C354] + 1; [.$C354]))" office:value-type="float" office:value="10" calcext:value-type="float">
            <text:p>10</text:p>
          </table:table-cell>
          <table:table-cell table:style-name="ce100" table:formula="of:=MIN([.$K$3];IF(MOD(ROW(); [.$H$3]) = 0; [.$D354] + 1; [.$D354]))" office:value-type="float" office:value="10" calcext:value-type="float">
            <text:p>10</text:p>
          </table:table-cell>
          <table:table-cell table:style-name="ce105" table:formula="of:=(COUNTA([.$G$10:.$L$10]))*[.$D355]" office:value-type="float" office:value="60" calcext:value-type="float">
            <text:p>60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355]+1" office:value-type="date" office:date-value="2022-11-19" calcext:value-type="date">
            <text:p>11/19/2022</text:p>
          </table:table-cell>
          <table:table-cell table:style-name="ce100" table:formula="of:=MIN([.$K$1];IF(MOD(ROW(); [.$H$1]) = 0; [.$B355] + 1; [.$B355]))" office:value-type="float" office:value="10" calcext:value-type="float">
            <text:p>10</text:p>
          </table:table-cell>
          <table:table-cell table:style-name="ce100" table:formula="of:=MIN([.$K$2];IF(MOD(ROW(); [.$H$2]) = 0; [.$C355] + 1; [.$C355]))" office:value-type="float" office:value="10" calcext:value-type="float">
            <text:p>10</text:p>
          </table:table-cell>
          <table:table-cell table:style-name="ce100" table:formula="of:=MIN([.$K$3];IF(MOD(ROW(); [.$H$3]) = 0; [.$D355] + 1; [.$D355]))" office:value-type="float" office:value="10" calcext:value-type="float">
            <text:p>10</text:p>
          </table:table-cell>
          <table:table-cell table:style-name="ce105" table:formula="of:=(COUNTA([.$G$10:.$L$10]))*[.$D356]" office:value-type="float" office:value="60" calcext:value-type="float">
            <text:p>60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356]+1" office:value-type="date" office:date-value="2022-11-20" calcext:value-type="date">
            <text:p>11/20/2022</text:p>
          </table:table-cell>
          <table:table-cell table:style-name="ce100" table:formula="of:=MIN([.$K$1];IF(MOD(ROW(); [.$H$1]) = 0; [.$B356] + 1; [.$B356]))" office:value-type="float" office:value="10" calcext:value-type="float">
            <text:p>10</text:p>
          </table:table-cell>
          <table:table-cell table:style-name="ce100" table:formula="of:=MIN([.$K$2];IF(MOD(ROW(); [.$H$2]) = 0; [.$C356] + 1; [.$C356]))" office:value-type="float" office:value="10" calcext:value-type="float">
            <text:p>10</text:p>
          </table:table-cell>
          <table:table-cell table:style-name="ce100" table:formula="of:=MIN([.$K$3];IF(MOD(ROW(); [.$H$3]) = 0; [.$D356] + 1; [.$D356]))" office:value-type="float" office:value="10" calcext:value-type="float">
            <text:p>10</text:p>
          </table:table-cell>
          <table:table-cell table:style-name="ce105" table:formula="of:=(COUNTA([.$G$10:.$L$10]))*[.$D357]" office:value-type="float" office:value="60" calcext:value-type="float">
            <text:p>60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357]+1" office:value-type="date" office:date-value="2022-11-21" calcext:value-type="date">
            <text:p>11/21/2022</text:p>
          </table:table-cell>
          <table:table-cell table:style-name="ce100" table:formula="of:=MIN([.$K$1];IF(MOD(ROW(); [.$H$1]) = 0; [.$B357] + 1; [.$B357]))" office:value-type="float" office:value="10" calcext:value-type="float">
            <text:p>10</text:p>
          </table:table-cell>
          <table:table-cell table:style-name="ce100" table:formula="of:=MIN([.$K$2];IF(MOD(ROW(); [.$H$2]) = 0; [.$C357] + 1; [.$C357]))" office:value-type="float" office:value="10" calcext:value-type="float">
            <text:p>10</text:p>
          </table:table-cell>
          <table:table-cell table:style-name="ce100" table:formula="of:=MIN([.$K$3];IF(MOD(ROW(); [.$H$3]) = 0; [.$D357] + 1; [.$D357]))" office:value-type="float" office:value="10" calcext:value-type="float">
            <text:p>10</text:p>
          </table:table-cell>
          <table:table-cell table:style-name="ce105" table:formula="of:=(COUNTA([.$G$10:.$L$10]))*[.$D358]" office:value-type="float" office:value="60" calcext:value-type="float">
            <text:p>60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358]+1" office:value-type="date" office:date-value="2022-11-22" calcext:value-type="date">
            <text:p>11/22/2022</text:p>
          </table:table-cell>
          <table:table-cell table:style-name="ce100" table:formula="of:=MIN([.$K$1];IF(MOD(ROW(); [.$H$1]) = 0; [.$B358] + 1; [.$B358]))" office:value-type="float" office:value="10" calcext:value-type="float">
            <text:p>10</text:p>
          </table:table-cell>
          <table:table-cell table:style-name="ce100" table:formula="of:=MIN([.$K$2];IF(MOD(ROW(); [.$H$2]) = 0; [.$C358] + 1; [.$C358]))" office:value-type="float" office:value="10" calcext:value-type="float">
            <text:p>10</text:p>
          </table:table-cell>
          <table:table-cell table:style-name="ce100" table:formula="of:=MIN([.$K$3];IF(MOD(ROW(); [.$H$3]) = 0; [.$D358] + 1; [.$D358]))" office:value-type="float" office:value="10" calcext:value-type="float">
            <text:p>10</text:p>
          </table:table-cell>
          <table:table-cell table:style-name="ce105" table:formula="of:=(COUNTA([.$G$10:.$L$10]))*[.$D359]" office:value-type="float" office:value="60" calcext:value-type="float">
            <text:p>60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359]+1" office:value-type="date" office:date-value="2022-11-23" calcext:value-type="date">
            <text:p>11/23/2022</text:p>
          </table:table-cell>
          <table:table-cell table:style-name="ce100" table:formula="of:=MIN([.$K$1];IF(MOD(ROW(); [.$H$1]) = 0; [.$B359] + 1; [.$B359]))" office:value-type="float" office:value="10" calcext:value-type="float">
            <text:p>10</text:p>
          </table:table-cell>
          <table:table-cell table:style-name="ce100" table:formula="of:=MIN([.$K$2];IF(MOD(ROW(); [.$H$2]) = 0; [.$C359] + 1; [.$C359]))" office:value-type="float" office:value="10" calcext:value-type="float">
            <text:p>10</text:p>
          </table:table-cell>
          <table:table-cell table:style-name="ce100" table:formula="of:=MIN([.$K$3];IF(MOD(ROW(); [.$H$3]) = 0; [.$D359] + 1; [.$D359]))" office:value-type="float" office:value="10" calcext:value-type="float">
            <text:p>10</text:p>
          </table:table-cell>
          <table:table-cell table:style-name="ce105" table:formula="of:=(COUNTA([.$G$10:.$L$10]))*[.$D360]" office:value-type="float" office:value="60" calcext:value-type="float">
            <text:p>60</text:p>
          </table:table-cell>
          <table:table-cell table:style-name="ce108" table:number-columns-repeated="21"/>
          <table:table-cell table:number-columns-repeated="998"/>
        </table:table-row>
        <table:table-row table:style-name="ro1">
          <table:table-cell table:style-name="ce95" table:formula="of:=[.A360]+1" office:value-type="date" office:date-value="2022-11-24" calcext:value-type="date">
            <text:p>11/24/2022</text:p>
          </table:table-cell>
          <table:table-cell table:style-name="ce100" table:formula="of:=MIN([.$K$1];IF(MOD(ROW(); [.$H$1]) = 0; [.$B360] + 1; [.$B360]))" office:value-type="float" office:value="10" calcext:value-type="float">
            <text:p>10</text:p>
          </table:table-cell>
          <table:table-cell table:style-name="ce100" table:formula="of:=MIN([.$K$2];IF(MOD(ROW(); [.$H$2]) = 0; [.$C360] + 1; [.$C360]))" office:value-type="float" office:value="10" calcext:value-type="float">
            <text:p>10</text:p>
          </table:table-cell>
          <table:table-cell table:style-name="ce100" table:formula="of:=MIN([.$K$3];IF(MOD(ROW(); [.$H$3]) = 0; [.$D360] + 1; [.$D360]))" office:value-type="float" office:value="10" calcext:value-type="float">
            <text:p>10</text:p>
          </table:table-cell>
          <table:table-cell table:style-name="ce105" table:formula="of:=(COUNTA([.$G$10:.$L$10]))*[.$D361]" office:value-type="float" office:value="60" calcext:value-type="float">
            <text:p>60</text:p>
          </table:table-cell>
          <table:table-cell table:style-name="ce108" table:number-columns-repeated="3"/>
          <table:table-cell table:style-name="ce109"/>
          <table:table-cell table:style-name="ce108" table:number-columns-repeated="17"/>
          <table:table-cell table:number-columns-repeated="998"/>
        </table:table-row>
        <table:table-row table:style-name="ro1">
          <table:table-cell table:style-name="ce95" table:formula="of:=[.A361]+1" office:value-type="date" office:date-value="2022-11-25" calcext:value-type="date">
            <text:p>11/25/2022</text:p>
          </table:table-cell>
          <table:table-cell table:style-name="ce100" table:formula="of:=MIN([.$K$1];IF(MOD(ROW(); [.$H$1]) = 0; [.$B361] + 1; [.$B361]))" office:value-type="float" office:value="10" calcext:value-type="float">
            <text:p>10</text:p>
          </table:table-cell>
          <table:table-cell table:style-name="ce100" table:formula="of:=MIN([.$K$2];IF(MOD(ROW(); [.$H$2]) = 0; [.$C361] + 1; [.$C361]))" office:value-type="float" office:value="10" calcext:value-type="float">
            <text:p>10</text:p>
          </table:table-cell>
          <table:table-cell table:style-name="ce100" table:formula="of:=MIN([.$K$3];IF(MOD(ROW(); [.$H$3]) = 0; [.$D361] + 1; [.$D361]))" office:value-type="float" office:value="10" calcext:value-type="float">
            <text:p>10</text:p>
          </table:table-cell>
          <table:table-cell table:style-name="ce105" table:formula="of:=(COUNTA([.$G$10:.$L$10]))*[.$D362]" office:value-type="float" office:value="60" calcext:value-type="float">
            <text:p>60</text:p>
          </table:table-cell>
          <table:table-cell table:style-name="ce108" table:number-columns-repeated="3"/>
          <table:table-cell table:style-name="ce109"/>
          <table:table-cell table:style-name="ce108" table:number-columns-repeated="17"/>
          <table:table-cell table:number-columns-repeated="998"/>
        </table:table-row>
        <table:table-row table:style-name="ro1">
          <table:table-cell table:style-name="ce95" table:formula="of:=[.A362]+1" office:value-type="date" office:date-value="2022-11-26" calcext:value-type="date">
            <text:p>11/26/2022</text:p>
          </table:table-cell>
          <table:table-cell table:style-name="ce100" table:formula="of:=MIN([.$K$1];IF(MOD(ROW(); [.$H$1]) = 0; [.$B362] + 1; [.$B362]))" office:value-type="float" office:value="10" calcext:value-type="float">
            <text:p>10</text:p>
          </table:table-cell>
          <table:table-cell table:style-name="ce100" table:formula="of:=MIN([.$K$2];IF(MOD(ROW(); [.$H$2]) = 0; [.$C362] + 1; [.$C362]))" office:value-type="float" office:value="10" calcext:value-type="float">
            <text:p>10</text:p>
          </table:table-cell>
          <table:table-cell table:style-name="ce100" table:formula="of:=MIN([.$K$3];IF(MOD(ROW(); [.$H$3]) = 0; [.$D362] + 1; [.$D362]))" office:value-type="float" office:value="10" calcext:value-type="float">
            <text:p>10</text:p>
          </table:table-cell>
          <table:table-cell table:style-name="ce105" table:formula="of:=(COUNTA([.$G$10:.$L$10]))*[.$D363]" office:value-type="float" office:value="60" calcext:value-type="float">
            <text:p>60</text:p>
          </table:table-cell>
          <table:table-cell table:style-name="ce108" table:number-columns-repeated="3"/>
          <table:table-cell table:style-name="ce109"/>
          <table:table-cell table:style-name="ce108" table:number-columns-repeated="17"/>
          <table:table-cell table:number-columns-repeated="998"/>
        </table:table-row>
        <table:table-row table:style-name="ro1">
          <table:table-cell table:style-name="ce95" table:formula="of:=[.A363]+1" office:value-type="date" office:date-value="2022-11-27" calcext:value-type="date">
            <text:p>11/27/2022</text:p>
          </table:table-cell>
          <table:table-cell table:style-name="ce100" table:formula="of:=MIN([.$K$1];IF(MOD(ROW(); [.$H$1]) = 0; [.$B363] + 1; [.$B363]))" office:value-type="float" office:value="10" calcext:value-type="float">
            <text:p>10</text:p>
          </table:table-cell>
          <table:table-cell table:style-name="ce100" table:formula="of:=MIN([.$K$2];IF(MOD(ROW(); [.$H$2]) = 0; [.$C363] + 1; [.$C363]))" office:value-type="float" office:value="10" calcext:value-type="float">
            <text:p>10</text:p>
          </table:table-cell>
          <table:table-cell table:style-name="ce100" table:formula="of:=MIN([.$K$3];IF(MOD(ROW(); [.$H$3]) = 0; [.$D363] + 1; [.$D363]))" office:value-type="float" office:value="10" calcext:value-type="float">
            <text:p>10</text:p>
          </table:table-cell>
          <table:table-cell table:style-name="ce105" table:formula="of:=(COUNTA([.$G$10:.$L$10]))*[.$D364]" office:value-type="float" office:value="60" calcext:value-type="float">
            <text:p>60</text:p>
          </table:table-cell>
          <table:table-cell table:style-name="ce108" table:number-columns-repeated="3"/>
          <table:table-cell table:style-name="ce109"/>
          <table:table-cell table:style-name="ce108" table:number-columns-repeated="17"/>
          <table:table-cell table:number-columns-repeated="998"/>
        </table:table-row>
        <table:table-row table:style-name="ro1">
          <table:table-cell table:style-name="ce95" table:formula="of:=[.A364]+1" office:value-type="date" office:date-value="2022-11-28" calcext:value-type="date">
            <text:p>11/28/2022</text:p>
          </table:table-cell>
          <table:table-cell table:style-name="ce100" table:formula="of:=MIN([.$K$1];IF(MOD(ROW(); [.$H$1]) = 0; [.$B364] + 1; [.$B364]))" office:value-type="float" office:value="10" calcext:value-type="float">
            <text:p>10</text:p>
          </table:table-cell>
          <table:table-cell table:style-name="ce100" table:formula="of:=MIN([.$K$2];IF(MOD(ROW(); [.$H$2]) = 0; [.$C364] + 1; [.$C364]))" office:value-type="float" office:value="10" calcext:value-type="float">
            <text:p>10</text:p>
          </table:table-cell>
          <table:table-cell table:style-name="ce100" table:formula="of:=MIN([.$K$3];IF(MOD(ROW(); [.$H$3]) = 0; [.$D364] + 1; [.$D364]))" office:value-type="float" office:value="10" calcext:value-type="float">
            <text:p>10</text:p>
          </table:table-cell>
          <table:table-cell table:style-name="ce105" table:formula="of:=(COUNTA([.$G$10:.$L$10]))*[.$D365]" office:value-type="float" office:value="60" calcext:value-type="float">
            <text:p>60</text:p>
          </table:table-cell>
          <table:table-cell table:style-name="ce108" table:number-columns-repeated="3"/>
          <table:table-cell table:style-name="ce109"/>
          <table:table-cell table:style-name="ce108" table:number-columns-repeated="17"/>
          <table:table-cell table:number-columns-repeated="998"/>
        </table:table-row>
        <table:table-row table:style-name="ro1">
          <table:table-cell table:style-name="ce95" table:formula="of:=[.A365]+1" office:value-type="date" office:date-value="2022-11-29" calcext:value-type="date">
            <text:p>11/29/2022</text:p>
          </table:table-cell>
          <table:table-cell table:style-name="ce100" table:formula="of:=MIN([.$K$1];IF(MOD(ROW(); [.$H$1]) = 0; [.$B365] + 1; [.$B365]))" office:value-type="float" office:value="10" calcext:value-type="float">
            <text:p>10</text:p>
          </table:table-cell>
          <table:table-cell table:style-name="ce100" table:formula="of:=MIN([.$K$2];IF(MOD(ROW(); [.$H$2]) = 0; [.$C365] + 1; [.$C365]))" office:value-type="float" office:value="10" calcext:value-type="float">
            <text:p>10</text:p>
          </table:table-cell>
          <table:table-cell table:style-name="ce100" table:formula="of:=MIN([.$K$3];IF(MOD(ROW(); [.$H$3]) = 0; [.$D365] + 1; [.$D365]))" office:value-type="float" office:value="10" calcext:value-type="float">
            <text:p>10</text:p>
          </table:table-cell>
          <table:table-cell table:style-name="ce105" table:formula="of:=(COUNTA([.$G$10:.$L$10]))*[.$D366]" office:value-type="float" office:value="60" calcext:value-type="float">
            <text:p>60</text:p>
          </table:table-cell>
          <table:table-cell table:style-name="ce108" table:number-columns-repeated="3"/>
          <table:table-cell table:style-name="ce109"/>
          <table:table-cell table:style-name="ce108" table:number-columns-repeated="17"/>
          <table:table-cell table:number-columns-repeated="998"/>
        </table:table-row>
        <table:table-row table:style-name="ro1">
          <table:table-cell table:style-name="ce96" table:formula="of:=[.A366]+1" office:value-type="date" office:date-value="2022-11-30" calcext:value-type="date">
            <text:p>11/30/2022</text:p>
          </table:table-cell>
          <table:table-cell table:style-name="ce101" table:formula="of:=MIN([.$K$1];IF(MOD(ROW(); [.$H$1]) = 0; [.$B366] + 1; [.$B366]))" office:value-type="float" office:value="10" calcext:value-type="float">
            <text:p>10</text:p>
          </table:table-cell>
          <table:table-cell table:style-name="ce101" table:formula="of:=MIN([.$K$2];IF(MOD(ROW(); [.$H$2]) = 0; [.$C366] + 1; [.$C366]))" office:value-type="float" office:value="10" calcext:value-type="float">
            <text:p>10</text:p>
          </table:table-cell>
          <table:table-cell table:style-name="ce101" table:formula="of:=MIN([.$K$3];IF(MOD(ROW(); [.$H$3]) = 0; [.$D366] + 1; [.$D366]))" office:value-type="float" office:value="10" calcext:value-type="float">
            <text:p>10</text:p>
          </table:table-cell>
          <table:table-cell table:style-name="ce106" table:formula="of:=(COUNTA([.$G$10:.$L$10]))*[.$D367]" office:value-type="float" office:value="60" calcext:value-type="float">
            <text:p>60</text:p>
          </table:table-cell>
          <table:table-cell table:style-name="ce108" table:number-columns-repeated="21"/>
          <table:table-cell table:number-columns-repeated="998"/>
        </table:table-row>
        <table:table-row table:style-name="ro1" table:number-rows-repeated="4">
          <table:table-cell table:style-name="ce97"/>
          <table:table-cell table:style-name="ce98" table:number-columns-repeated="4"/>
          <table:table-cell table:style-name="ce108" table:number-columns-repeated="21"/>
          <table:table-cell table:number-columns-repeated="998"/>
        </table:table-row>
        <table:table-row table:style-name="ro1" table:number-rows-repeated="1136">
          <table:table-cell table:style-name="ce98" table:number-columns-repeated="5"/>
          <table:table-cell table:style-name="ce108" table:number-columns-repeated="21"/>
          <table:table-cell table:number-columns-repeated="998"/>
        </table:table-row>
        <table:table-row table:style-name="ro2" table:number-rows-repeated="1047068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Exercise.G6:Exercise.K6 Exercise.G8:Exercise.G8">
            <calcext:condition calcext:apply-style-name="ConditionalStyle_3" calcext:value="formula-is(NOT(0 = (INDIRECT( &quot;B&quot; &amp; MATCH( TODAY(); [.$A$1:.$A$1048576]; 0 )) - INDIRECT( &quot;B&quot; &amp; (MATCH( TODAY(); [.$A$1:.$A$1048576]; 0) -1) ))))" calcext:base-cell-address="Exercise.G6"/>
          </calcext:conditional-format>
          <calcext:conditional-format calcext:target-range-address="Exercise.B3:Exercise.E367">
            <calcext:condition calcext:apply-style-name="ConditionalStyle_3" calcext:value="formula-is(ISERROR(SEARCH(([.B2]);([.B3]))))" calcext:base-cell-address="Exercise.B3"/>
          </calcext:conditional-format>
          <calcext:conditional-format calcext:target-range-address="Exercise.A2:Exercise.E1507">
            <calcext:condition calcext:apply-style-name="ConditionalStyle_4" calcext:value="formula-is([.$A2]=TODAY())" calcext:base-cell-address="Exercise.A2"/>
          </calcext:conditional-format>
          <calcext:conditional-format calcext:target-range-address="Exercise.G10:Exercise.L21">
            <calcext:condition calcext:apply-style-name="ConditionalStyle_11" calcext:value="formula-is([.G$11]=[.$H$8])" calcext:base-cell-address="Exercise.G10"/>
          </calcext:conditional-format>
          <calcext:conditional-format calcext:target-range-address="Exercise.A1:Exercise.Z1507">
            <calcext:condition calcext:apply-style-name="ConditionalStyle_1" calcext:value="=&quot;TRUE&quot;" calcext:base-cell-address="Exercise.A1"/>
          </calcext:conditional-format>
          <calcext:conditional-format calcext:target-range-address="Exercise.G10:Exercise.L21">
            <calcext:condition calcext:apply-style-name="ConditionalStyle_2" calcext:value="formula-is([.G$10]=1)" calcext:base-cell-address="Exercise.G10"/>
          </calcext:conditional-format>
        </calcext:conditional-formats>
      </table:table>
      <table:table table:name="Exercise List" table:style-name="ta5"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5" table:number-columns-repeated="5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4" table:number-columns-repeated="7" table:default-cell-style-name="Default"/>
        <table:table-column table:style-name="co35" table:number-columns-repeated="16" table:default-cell-style-name="Default"/>
        <table:table-column table:style-name="co4" table:number-columns-repeated="991" table:default-cell-style-name="Default"/>
        <table:table-row table:style-name="ro1">
          <table:table-cell table:style-name="ce135" office:value-type="string" calcext:value-type="string">
            <text:p>Exercise</text:p>
          </table:table-cell>
          <table:table-cell table:style-name="ce143" office:value-type="string" calcext:value-type="string">
            <text:p>Cardio Exercises</text:p>
          </table:table-cell>
          <table:table-cell table:style-name="ce143" office:value-type="string" calcext:value-type="string">
            <text:p>Dumbbell</text:p>
          </table:table-cell>
          <table:table-cell table:style-name="ce143" office:value-type="string" calcext:value-type="string">
            <text:p>Bodyweight Exercises</text:p>
          </table:table-cell>
          <table:table-cell table:style-name="ce143" office:value-type="string" calcext:value-type="string">
            <text:p>Water Ball Exercises</text:p>
          </table:table-cell>
          <table:table-cell table:style-name="ce143" office:value-type="string" calcext:value-type="string">
            <text:p>Band Exercises</text:p>
          </table:table-cell>
          <table:table-cell table:style-name="ce143" office:value-type="string" calcext:value-type="string">
            <text:p>Abs</text:p>
          </table:table-cell>
          <table:table-cell table:style-name="ce143" office:value-type="string" calcext:value-type="string">
            <text:p>Boxing</text:p>
          </table:table-cell>
          <table:table-cell table:style-name="ce143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>
          <table:table-cell table:style-name="ce136" office:value-type="string" calcext:value-type="string">
            <text:p>180 Jump Squats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39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5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>
          <table:table-cell table:style-name="ce137" office:value-type="string" calcext:value-type="string">
            <text:p>Ab Roller</text:p>
          </table:table-cell>
          <table:table-cell table:style-name="ce139" table:formula="of:=FALSE()" office:value-type="float" office:value="0" calcext:value-type="float">
            <text:p>0</text:p>
          </table:table-cell>
          <table:table-cell table:style-name="ce139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5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>
          <table:table-cell table:style-name="ce137" office:value-type="string" calcext:value-type="string">
            <text:p>Arm Thrusters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5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>
          <table:table-cell table:style-name="ce137" office:value-type="string" calcext:value-type="string">
            <text:p>Arnold Press (Curl to Overhead Press)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FALSE()" office:value-type="float" office:value="0" calcext:value-type="float">
            <text:p>0</text:p>
          </table:table-cell>
          <table:table-cell table:style-name="ce145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>
          <table:table-cell table:style-name="ce137" office:value-type="string" calcext:value-type="string">
            <text:p>Belly Angels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5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>
          <table:table-cell table:style-name="ce137" office:value-type="string" calcext:value-type="string">
            <text:p>Big Circles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5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>
          <table:table-cell table:style-name="ce137" office:value-type="string" calcext:value-type="string">
            <text:p>Bird Dogs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5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>
          <table:table-cell table:style-name="ce137" office:value-type="string" calcext:value-type="string">
            <text:p>Bow Pull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5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>
          <table:table-cell table:style-name="ce137" office:value-type="string" calcext:value-type="string">
            <text:p>Bridge w/ Knee Squeeze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5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>
          <table:table-cell table:style-name="ce137" office:value-type="string" calcext:value-type="string">
            <text:p>Bunny Hop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39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5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>
          <table:table-cell table:style-name="ce137" office:value-type="string" calcext:value-type="string">
            <text:p>Burpees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39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FALSE()" office:value-type="float" office:value="0" calcext:value-type="float">
            <text:p>0</text:p>
          </table:table-cell>
          <table:table-cell table:style-name="ce145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>
          <table:table-cell table:style-name="ce137" office:value-type="string" calcext:value-type="string">
            <text:p>Burpees - Eight Count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39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5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>
          <table:table-cell table:style-name="ce137" office:value-type="string" calcext:value-type="string">
            <text:p>Burpees - Single Leg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39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5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>
          <table:table-cell table:style-name="ce137" office:value-type="string" calcext:value-type="string">
            <text:p>Burpees - Star Jump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39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5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>
          <table:table-cell table:style-name="ce137" office:value-type="string" calcext:value-type="string">
            <text:p>Burpees - Toss</text:p>
          </table:table-cell>
          <table:table-cell table:style-name="ce139" table:formula="of:=FALSE()" office:value-type="float" office:value="0" calcext:value-type="float">
            <text:p>0</text:p>
          </table:table-cell>
          <table:table-cell table:style-name="ce139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5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>
          <table:table-cell table:style-name="ce137" office:value-type="string" calcext:value-type="string">
            <text:p>Burpees - Tuck Jump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39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5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>
          <table:table-cell table:style-name="ce137" office:value-type="string" calcext:value-type="string">
            <text:p>Calf Jump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5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>
          <table:table-cell table:style-name="ce137" office:value-type="string" calcext:value-type="string">
            <text:p>Calf Raises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5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>
          <table:table-cell table:style-name="ce137" office:value-type="string" calcext:value-type="string">
            <text:p>Calf Raises - Single Leg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5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>
          <table:table-cell table:style-name="ce137" office:value-type="string" calcext:value-type="string">
            <text:p>Chest Press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5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>
          <table:table-cell table:style-name="ce137" office:value-type="string" calcext:value-type="string">
            <text:p>Chest Press to Toss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5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>
          <table:table-cell table:style-name="ce137" office:value-type="string" calcext:value-type="string">
            <text:p>Clam Shells - Lateral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5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>
          <table:table-cell table:style-name="ce137" office:value-type="string" calcext:value-type="string">
            <text:p>Clam Shells - Lying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5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>
          <table:table-cell table:style-name="ce137" office:value-type="string" calcext:value-type="string">
            <text:p>Cones - Four Directions Hands Up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5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>
          <table:table-cell table:style-name="ce137" office:value-type="string" calcext:value-type="string">
            <text:p>Cones - Four Directions Head Movement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5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>
          <table:table-cell table:style-name="ce137" office:value-type="string" calcext:value-type="string">
            <text:p>Cones - Four Directions Hook-Uppercut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5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>
          <table:table-cell table:style-name="ce137" office:value-type="string" calcext:value-type="string">
            <text:p>Cones - Four Directions Hooks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5"/>
          <table:table-cell table:style-name="ce146"/>
          <table:table-cell table:style-name="ce141" table:number-columns-repeated="7"/>
          <table:table-cell table:style-name="ce142" table:number-columns-repeated="16"/>
          <table:table-cell table:number-columns-repeated="991"/>
        </table:table-row>
        <table:table-row table:style-name="ro1">
          <table:table-cell table:style-name="ce137" office:value-type="string" calcext:value-type="string">
            <text:p>Cones - Four Directions Jab-Cross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5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>
          <table:table-cell table:style-name="ce137" office:value-type="string" calcext:value-type="string">
            <text:p>Cones - Four Directions Jab-Hook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5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>
          <table:table-cell table:style-name="ce137" office:value-type="string" calcext:value-type="string">
            <text:p>Cones - Four Directions Jab-Uppercut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5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>
          <table:table-cell table:style-name="ce137" office:value-type="string" calcext:value-type="string">
            <text:p>Cones - Four Directions Jabs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5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>
          <table:table-cell table:style-name="ce137" office:value-type="string" calcext:value-type="string">
            <text:p>Cones - Four Directions Overhead Jabs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5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>
          <table:table-cell table:style-name="ce137" office:value-type="string" calcext:value-type="string">
            <text:p>Cones - Four Directions Uppercut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5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>
          <table:table-cell table:style-name="ce137" office:value-type="string" calcext:value-type="string">
            <text:p>Cones - Pivot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5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>
          <table:table-cell table:style-name="ce137" office:value-type="string" calcext:value-type="string">
            <text:p>Cones - Three Directions Hands Up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5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>
          <table:table-cell table:style-name="ce137" office:value-type="string" calcext:value-type="string">
            <text:p>Cones - Three Directions Head Movement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5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>
          <table:table-cell table:style-name="ce137" office:value-type="string" calcext:value-type="string">
            <text:p>Cones - Three Directions Hook-Uppercut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5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>
          <table:table-cell table:style-name="ce137" office:value-type="string" calcext:value-type="string">
            <text:p>Cones - Three Directions Hooks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5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>
          <table:table-cell table:style-name="ce137" office:value-type="string" calcext:value-type="string">
            <text:p>Cones - Three Directions Jab-Cross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5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>
          <table:table-cell table:style-name="ce137" office:value-type="string" calcext:value-type="string">
            <text:p>Cones - Three Directions Jab-Hook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5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>
          <table:table-cell table:style-name="ce137" office:value-type="string" calcext:value-type="string">
            <text:p>Cones - Three Directions Jab-Uppercut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5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>
          <table:table-cell table:style-name="ce137" office:value-type="string" calcext:value-type="string">
            <text:p>Cones - Three Directions Jabs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5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>
          <table:table-cell table:style-name="ce137" office:value-type="string" calcext:value-type="string">
            <text:p>Cones - Three Directions Overhead Jabs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5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>
          <table:table-cell table:style-name="ce137" office:value-type="string" calcext:value-type="string">
            <text:p>Cones - Three Directions Uppercut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5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>
          <table:table-cell table:style-name="ce137" office:value-type="string" calcext:value-type="string">
            <text:p>Crab Walk - Forward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5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>
          <table:table-cell table:style-name="ce137" office:value-type="string" calcext:value-type="string">
            <text:p>Crab Walk - Side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5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>
          <table:table-cell table:style-name="ce137" office:value-type="string" calcext:value-type="string">
            <text:p>Cross Countries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39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5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>
          <table:table-cell table:style-name="ce137" office:value-type="string" calcext:value-type="string">
            <text:p>Crunch - Standing Knee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5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>
          <table:table-cell table:style-name="ce137" office:value-type="string" calcext:value-type="string">
            <text:p>Crunch w/ Overhead Press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5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>
          <table:table-cell table:style-name="ce137" office:value-type="string" calcext:value-type="string">
            <text:p>Crunch w/ Pass Through Legs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5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>
          <table:table-cell table:style-name="ce137" office:value-type="string" calcext:value-type="string">
            <text:p>Crunch w/ Toss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5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>
          <table:table-cell table:style-name="ce137" office:value-type="string" calcext:value-type="string">
            <text:p>Crunches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5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>
          <table:table-cell table:style-name="ce137" office:value-type="string" calcext:value-type="string">
            <text:p>Crunches - Bicycle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5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>
          <table:table-cell table:style-name="ce137" office:value-type="string" calcext:value-type="string">
            <text:p>Crunches - Reverse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5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>
          <table:table-cell table:style-name="ce137" office:value-type="string" calcext:value-type="string">
            <text:p>Crunches - Reverse w/ Press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5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>
          <table:table-cell table:style-name="ce137" office:value-type="string" calcext:value-type="string">
            <text:p>Crunches - Side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5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>
          <table:table-cell table:style-name="ce137" office:value-type="string" calcext:value-type="string">
            <text:p>Cuban Press - Four Position Overhead Press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5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>
          <table:table-cell table:style-name="ce137" office:value-type="string" calcext:value-type="string">
            <text:p>Curls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5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>
          <table:table-cell table:style-name="ce137" office:value-type="string" calcext:value-type="string">
            <text:p>Curls - Bottom Half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5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>
          <table:table-cell table:style-name="ce137" office:value-type="string" calcext:value-type="string">
            <text:p>Curls - Concentration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5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>
          <table:table-cell table:style-name="ce137" office:value-type="string" calcext:value-type="string">
            <text:p>Curls - Drag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5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>
          <table:table-cell table:style-name="ce137" office:value-type="string" calcext:value-type="string">
            <text:p>Curls - Hammer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5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>
          <table:table-cell table:style-name="ce137" office:value-type="string" calcext:value-type="string">
            <text:p>Curls - Hang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5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>
          <table:table-cell table:style-name="ce137" office:value-type="string" calcext:value-type="string">
            <text:p>Curls - Lying Leg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5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>
          <table:table-cell table:style-name="ce137" office:value-type="string" calcext:value-type="string">
            <text:p>Curls - Top Half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5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>
          <table:table-cell table:style-name="ce137" office:value-type="string" calcext:value-type="string">
            <text:p>Curls - Zottman (Up, Rotate, Down)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5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>
          <table:table-cell table:style-name="ce137" office:value-type="string" calcext:value-type="string">
            <text:p>Dead Bug Reach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5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>
          <table:table-cell table:style-name="ce137" office:value-type="string" calcext:value-type="string">
            <text:p>Deadlift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5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>
          <table:table-cell table:style-name="ce137" office:value-type="string" calcext:value-type="string">
            <text:p>Deadlift - Stiff Leg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5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>
          <table:table-cell table:style-name="ce137" office:value-type="string" calcext:value-type="string">
            <text:p>Deadlift w/ Shrug to Chin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5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>
          <table:table-cell table:style-name="ce137" office:value-type="string" calcext:value-type="string">
            <text:p>Dips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5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>
          <table:table-cell table:style-name="ce137" office:value-type="string" calcext:value-type="string">
            <text:p>Donkey Kicks - Standing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5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>
          <table:table-cell table:style-name="ce137" office:value-type="string" calcext:value-type="string">
            <text:p>Donkey Kicks - Stomach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5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>
          <table:table-cell table:style-name="ce137" office:value-type="string" calcext:value-type="string">
            <text:p>Elliptical Climbers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39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5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>
          <table:table-cell table:style-name="ce137" office:value-type="string" calcext:value-type="string">
            <text:p>Falling Tower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5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>
          <table:table-cell table:style-name="ce137" office:value-type="string" calcext:value-type="string">
            <text:p>Farmer's Walk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5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>
          <table:table-cell table:style-name="ce137" office:value-type="string" calcext:value-type="string">
            <text:p>Finger Extensors - Fast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5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>
          <table:table-cell table:style-name="ce137" office:value-type="string" calcext:value-type="string">
            <text:p>Finger Extensors - Hold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5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>
          <table:table-cell table:style-name="ce137" office:value-type="string" calcext:value-type="string">
            <text:p>Finger Squeezers - Fast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5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>
          <table:table-cell table:style-name="ce137" office:value-type="string" calcext:value-type="string">
            <text:p>Finger Squeezers - Hold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5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>
          <table:table-cell table:style-name="ce137" office:value-type="string" calcext:value-type="string">
            <text:p>Fire Hydrants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5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>
          <table:table-cell table:style-name="ce138" office:value-type="string" calcext:value-type="string">
            <text:p>Flies - High</text:p>
          </table:table-cell>
          <table:table-cell table:style-name="ce144" table:formula="of:=FALSE()" office:value-type="float" office:value="0" calcext:value-type="float">
            <text:p>0</text:p>
          </table:table-cell>
          <table:table-cell table:style-name="ce144" table:formula="of:=TRUE()" office:value-type="float" office:value="1" calcext:value-type="float">
            <text:p>1</text:p>
          </table:table-cell>
          <table:table-cell table:style-name="ce144" table:formula="of:=TRUE()" office:value-type="float" office:value="1" calcext:value-type="float">
            <text:p>1</text:p>
          </table:table-cell>
          <table:table-cell table:style-name="ce144" table:formula="of:=TRUE()" office:value-type="float" office:value="1" calcext:value-type="float">
            <text:p>1</text:p>
          </table:table-cell>
          <table:table-cell table:style-name="ce144" table:formula="of:=TRUE()" office:value-type="float" office:value="1" calcext:value-type="float">
            <text:p>1</text:p>
          </table:table-cell>
          <table:table-cell table:style-name="ce144" table:formula="of:=FALSE()" office:value-type="float" office:value="0" calcext:value-type="float">
            <text:p>0</text:p>
          </table:table-cell>
          <table:table-cell table:style-name="ce144" table:formula="of:=FALSE()" office:value-type="float" office:value="0" calcext:value-type="float">
            <text:p>0</text:p>
          </table:table-cell>
          <table:table-cell table:style-name="ce146" table:number-columns-repeated="25"/>
          <table:table-cell table:number-columns-repeated="991"/>
        </table:table-row>
        <table:table-row table:style-name="ro1">
          <table:table-cell table:style-name="ce139" office:value-type="string" calcext:value-type="string">
            <text:p>Flies - Low</text:p>
          </table:table-cell>
          <table:table-cell table:style-name="ce141" table:formula="of:=FALSE()" office:value-type="float" office:value="0" calcext:value-type="float">
            <text:p>0</text:p>
          </table:table-cell>
          <table:table-cell table:style-name="ce141" table:formula="of:=TRUE()" office:value-type="float" office:value="1" calcext:value-type="float">
            <text:p>1</text:p>
          </table:table-cell>
          <table:table-cell table:style-name="ce141" table:formula="of:=TRUE()" office:value-type="float" office:value="1" calcext:value-type="float">
            <text:p>1</text:p>
          </table:table-cell>
          <table:table-cell table:style-name="ce141" table:formula="of:=TRUE()" office:value-type="float" office:value="1" calcext:value-type="float">
            <text:p>1</text:p>
          </table:table-cell>
          <table:table-cell table:style-name="ce141" table:formula="of:=TRUE()" office:value-type="float" office:value="1" calcext:value-type="float">
            <text:p>1</text:p>
          </table:table-cell>
          <table:table-cell table:style-name="ce141" table:formula="of:=FALSE()" office:value-type="float" office:value="0" calcext:value-type="float">
            <text:p>0</text:p>
          </table:table-cell>
          <table:table-cell table:style-name="ce141" table:formula="of:=FALSE()" office:value-type="float" office:value="0" calcext:value-type="float">
            <text:p>0</text:p>
          </table:table-cell>
          <table:table-cell table:style-name="ce146" table:number-columns-repeated="25"/>
          <table:table-cell table:number-columns-repeated="991"/>
        </table:table-row>
        <table:table-row table:style-name="ro1">
          <table:table-cell table:style-name="ce138" office:value-type="string" calcext:value-type="string">
            <text:p>Flies - Middle</text:p>
          </table:table-cell>
          <table:table-cell table:style-name="ce144" table:formula="of:=FALSE()" office:value-type="float" office:value="0" calcext:value-type="float">
            <text:p>0</text:p>
          </table:table-cell>
          <table:table-cell table:style-name="ce144" table:formula="of:=TRUE()" office:value-type="float" office:value="1" calcext:value-type="float">
            <text:p>1</text:p>
          </table:table-cell>
          <table:table-cell table:style-name="ce144" table:formula="of:=TRUE()" office:value-type="float" office:value="1" calcext:value-type="float">
            <text:p>1</text:p>
          </table:table-cell>
          <table:table-cell table:style-name="ce144" table:formula="of:=TRUE()" office:value-type="float" office:value="1" calcext:value-type="float">
            <text:p>1</text:p>
          </table:table-cell>
          <table:table-cell table:style-name="ce144" table:formula="of:=TRUE()" office:value-type="float" office:value="1" calcext:value-type="float">
            <text:p>1</text:p>
          </table:table-cell>
          <table:table-cell table:style-name="ce144" table:formula="of:=FALSE()" office:value-type="float" office:value="0" calcext:value-type="float">
            <text:p>0</text:p>
          </table:table-cell>
          <table:table-cell table:style-name="ce144" table:formula="of:=FALSE()" office:value-type="float" office:value="0" calcext:value-type="float">
            <text:p>0</text:p>
          </table:table-cell>
          <table:table-cell table:style-name="ce146" table:number-columns-repeated="25"/>
          <table:table-cell table:number-columns-repeated="991"/>
        </table:table-row>
        <table:table-row table:style-name="ro1">
          <table:table-cell table:style-name="ce137" office:value-type="string" calcext:value-type="string">
            <text:p>Flutter Kicks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5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>
          <table:table-cell table:style-name="ce137" office:value-type="string" calcext:value-type="string">
            <text:p>Flutter Kicks w/ Press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5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>
          <table:table-cell table:style-name="ce137" office:value-type="string" calcext:value-type="string">
            <text:p>Forward Leg Lifts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5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>
          <table:table-cell table:style-name="ce137" office:value-type="string" calcext:value-type="string">
            <text:p>Forward Neck Bridge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5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>
          <table:table-cell table:style-name="ce137" office:value-type="string" calcext:value-type="string">
            <text:p>Full Bridge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5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>
          <table:table-cell table:style-name="ce137" office:value-type="string" calcext:value-type="string">
            <text:p>Glute Bridge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5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>
          <table:table-cell table:style-name="ce137" office:value-type="string" calcext:value-type="string">
            <text:p>Glute Bridge - Single Leg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5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>
          <table:table-cell table:style-name="ce137" office:value-type="string" calcext:value-type="string">
            <text:p>Glute Bridge w/ Press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5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>
          <table:table-cell table:style-name="ce137" office:value-type="string" calcext:value-type="string">
            <text:p>Goblet Squat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5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>
          <table:table-cell table:style-name="ce137" office:value-type="string" calcext:value-type="string">
            <text:p>Good Mornings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5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>
          <table:table-cell table:style-name="ce137" office:value-type="string" calcext:value-type="string">
            <text:p>Gracie Drill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39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5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>
          <table:table-cell table:style-name="ce137" office:value-type="string" calcext:value-type="string">
            <text:p>Grip Squeezers - Fast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5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>
          <table:table-cell table:style-name="ce137" office:value-type="string" calcext:value-type="string">
            <text:p>Grip Squeezers - Hold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5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>
          <table:table-cell table:style-name="ce137" office:value-type="string" calcext:value-type="string">
            <text:p>Halo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5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>
          <table:table-cell table:style-name="ce137" office:value-type="string" calcext:value-type="string">
            <text:p>Head Ball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5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>
          <table:table-cell table:style-name="ce137" office:value-type="string" calcext:value-type="string">
            <text:p>Hindu Squats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5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>
          <table:table-cell table:style-name="ce137" office:value-type="string" calcext:value-type="string">
            <text:p>Hip Ups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5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>
          <table:table-cell table:style-name="ce137" office:value-type="string" calcext:value-type="string">
            <text:p>Hollow Body Crunch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5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>
          <table:table-cell table:style-name="ce137" office:value-type="string" calcext:value-type="string">
            <text:p>Hollow Body Rock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5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>
          <table:table-cell table:style-name="ce137" office:value-type="string" calcext:value-type="string">
            <text:p>Hyperextensions - Lying Arms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5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>
          <table:table-cell table:style-name="ce137" office:value-type="string" calcext:value-type="string">
            <text:p>Hyperextensions - Lying Legs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5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>
          <table:table-cell table:style-name="ce137" office:value-type="string" calcext:value-type="string">
            <text:p>Jogging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39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5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>
          <table:table-cell table:style-name="ce137" office:value-type="string" calcext:value-type="string">
            <text:p>Jump Rope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39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5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>
          <table:table-cell table:style-name="ce137" office:value-type="string" calcext:value-type="string">
            <text:p>Jump w/ Knee Tuck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39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5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>
          <table:table-cell table:style-name="ce137" office:value-type="string" calcext:value-type="string">
            <text:p>Jump, Jump, Squat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39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5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>
          <table:table-cell table:style-name="ce137" office:value-type="string" calcext:value-type="string">
            <text:p>Jumping Jacks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39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5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>
          <table:table-cell table:style-name="ce137" office:value-type="string" calcext:value-type="string">
            <text:p>Jumping Jacks - Half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39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5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>
          <table:table-cell table:style-name="ce137" office:value-type="string" calcext:value-type="string">
            <text:p>Jumping Lunges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5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>
          <table:table-cell table:style-name="ce137" office:value-type="string" calcext:value-type="string">
            <text:p>Kettlebell Swings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5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>
          <table:table-cell table:style-name="ce137" office:value-type="string" calcext:value-type="string">
            <text:p>Kicks and Knees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39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5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>
          <table:table-cell table:style-name="ce137" office:value-type="string" calcext:value-type="string">
            <text:p>L-Sit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5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>
          <table:table-cell table:style-name="ce137" office:value-type="string" calcext:value-type="string">
            <text:p>Lateral Leg Raises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5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>
          <table:table-cell table:style-name="ce137" office:value-type="string" calcext:value-type="string">
            <text:p>Leg Abduction - Seated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5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>
          <table:table-cell table:style-name="ce137" office:value-type="string" calcext:value-type="string">
            <text:p>Leg Abduction - Side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5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>
          <table:table-cell table:style-name="ce137" office:value-type="string" calcext:value-type="string">
            <text:p>Leg Reach Throughs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5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>
          <table:table-cell table:style-name="ce137" office:value-type="string" calcext:value-type="string">
            <text:p>Lunge - Curtsy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5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>
          <table:table-cell table:style-name="ce137" office:value-type="string" calcext:value-type="string">
            <text:p>Lunge - Reverse w/ Pass Under Leg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5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>
          <table:table-cell table:style-name="ce137" office:value-type="string" calcext:value-type="string">
            <text:p>Lunge - Sideways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5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>
          <table:table-cell table:style-name="ce137" office:value-type="string" calcext:value-type="string">
            <text:p>Lunge - Stationary w/ Curls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5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>
          <table:table-cell table:style-name="ce137" office:value-type="string" calcext:value-type="string">
            <text:p>Lunge - Step Downs w/ Yoga Blocks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5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>
          <table:table-cell table:style-name="ce137" office:value-type="string" calcext:value-type="string">
            <text:p>Lunge w/ Jumps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5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>
          <table:table-cell table:style-name="ce137" office:value-type="string" calcext:value-type="string">
            <text:p>Lunge w/ Kick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5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>
          <table:table-cell table:style-name="ce137" office:value-type="string" calcext:value-type="string">
            <text:p>Lunge w/ Overhead Press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5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>
          <table:table-cell table:style-name="ce137" office:value-type="string" calcext:value-type="string">
            <text:p>Lunge w/ Overhead Tricep Extension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5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>
          <table:table-cell table:style-name="ce137" office:value-type="string" calcext:value-type="string">
            <text:p>Lunges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5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>
          <table:table-cell table:style-name="ce137" office:value-type="string" calcext:value-type="string">
            <text:p>Lunges - Stationary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5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>
          <table:table-cell table:style-name="ce137" office:value-type="string" calcext:value-type="string">
            <text:p>Lying Side Threaded Leg Lifts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5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>
          <table:table-cell table:style-name="ce137" office:value-type="string" calcext:value-type="string">
            <text:p>Mountain Climbers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39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5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>
          <table:table-cell table:style-name="ce137" office:value-type="string" calcext:value-type="string">
            <text:p>Neck Pulls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5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>
          <table:table-cell table:style-name="ce137" office:value-type="string" calcext:value-type="string">
            <text:p>Overhead Press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5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>
          <table:table-cell table:style-name="ce137" office:value-type="string" calcext:value-type="string">
            <text:p>Overhead Toss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5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>
          <table:table-cell table:style-name="ce137" office:value-type="string" calcext:value-type="string">
            <text:p>Pistol Hold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5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>
          <table:table-cell table:style-name="ce137" office:value-type="string" calcext:value-type="string">
            <text:p>Planche Lean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5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>
          <table:table-cell table:style-name="ce137" office:value-type="string" calcext:value-type="string">
            <text:p>Plank - Back Kick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5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>
          <table:table-cell table:style-name="ce137" office:value-type="string" calcext:value-type="string">
            <text:p>Plank - Dolphin Pushups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5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>
          <table:table-cell table:style-name="ce137" office:value-type="string" calcext:value-type="string">
            <text:p>Plank - Jump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39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5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>
          <table:table-cell table:style-name="ce137" office:value-type="string" calcext:value-type="string">
            <text:p>Plank - One Leg One Arm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5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>
          <table:table-cell table:style-name="ce137" office:value-type="string" calcext:value-type="string">
            <text:p>Plank - Reverse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5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>
          <table:table-cell table:style-name="ce137" office:value-type="string" calcext:value-type="string">
            <text:p>Plank - Roll to Each Hand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5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>
          <table:table-cell table:style-name="ce137" office:value-type="string" calcext:value-type="string">
            <text:p>Plank - Shoulder Touches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5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>
          <table:table-cell table:style-name="ce137" office:value-type="string" calcext:value-type="string">
            <text:p>Plank - Side w/ Dumbbell Raise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5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>
          <table:table-cell table:style-name="ce137" office:value-type="string" calcext:value-type="string">
            <text:p>Plank - Side w/ Leg Raises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5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>
          <table:table-cell table:style-name="ce137" office:value-type="string" calcext:value-type="string">
            <text:p>Plank - Side w/ Pulses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5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>
          <table:table-cell table:style-name="ce137" office:value-type="string" calcext:value-type="string">
            <text:p>Plank - Superman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5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>
          <table:table-cell table:style-name="ce137" office:value-type="string" calcext:value-type="string">
            <text:p>Plank - Tripod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5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>
          <table:table-cell table:style-name="ce137" office:value-type="string" calcext:value-type="string">
            <text:p>Plank - Up-Downs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5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>
          <table:table-cell table:style-name="ce137" office:value-type="string" calcext:value-type="string">
            <text:p>Plank - Wide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5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>
          <table:table-cell table:style-name="ce137" office:value-type="string" calcext:value-type="string">
            <text:p>Plank Jacks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5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>
          <table:table-cell table:style-name="ce137" office:value-type="string" calcext:value-type="string">
            <text:p>Plank w/ Leg Lifts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5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>
          <table:table-cell table:style-name="ce137" office:value-type="string" calcext:value-type="string">
            <text:p>Punches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39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5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>
          <table:table-cell table:style-name="ce137" office:value-type="string" calcext:value-type="string">
            <text:p>Punches - Hook-Uppercut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5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>
          <table:table-cell table:style-name="ce137" office:value-type="string" calcext:value-type="string">
            <text:p>Punches - Hooks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5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>
          <table:table-cell table:style-name="ce137" office:value-type="string" calcext:value-type="string">
            <text:p>Punches - Jab-Cross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5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>
          <table:table-cell table:style-name="ce137" office:value-type="string" calcext:value-type="string">
            <text:p>Punches - Jab-Cross-Hook-Duck-Uppercut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39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5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>
          <table:table-cell table:style-name="ce137" office:value-type="string" calcext:value-type="string">
            <text:p>Punches - Jab-Hook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5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>
          <table:table-cell table:style-name="ce137" office:value-type="string" calcext:value-type="string">
            <text:p>Punches - Jab-Uppercut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5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>
          <table:table-cell table:style-name="ce137" office:value-type="string" calcext:value-type="string">
            <text:p>Punches - Jabs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5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>
          <table:table-cell table:style-name="ce137" office:value-type="string" calcext:value-type="string">
            <text:p>Punches - Slow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5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>
          <table:table-cell table:style-name="ce137" office:value-type="string" calcext:value-type="string">
            <text:p>Punches - Speed - Hook-Uppercut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5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>
          <table:table-cell table:style-name="ce137" office:value-type="string" calcext:value-type="string">
            <text:p>Punches - Speed - Hooks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5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>
          <table:table-cell table:style-name="ce137" office:value-type="string" calcext:value-type="string">
            <text:p>Punches - Speed - Jab-Cross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5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>
          <table:table-cell table:style-name="ce137" office:value-type="string" calcext:value-type="string">
            <text:p>Punches - Speed - Jab-Cross-Hook-Duck-Uppercut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5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>
          <table:table-cell table:style-name="ce137" office:value-type="string" calcext:value-type="string">
            <text:p>Punches - Speed - Jab-Hook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5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>
          <table:table-cell table:style-name="ce137" office:value-type="string" calcext:value-type="string">
            <text:p>Punches - Speed - Jab-Uppercut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5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>
          <table:table-cell table:style-name="ce137" office:value-type="string" calcext:value-type="string">
            <text:p>Punches - Speed - Jabs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5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>
          <table:table-cell table:style-name="ce137" office:value-type="string" calcext:value-type="string">
            <text:p>Punches - Speed - Overhead Jabs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5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>
          <table:table-cell table:style-name="ce137" office:value-type="string" calcext:value-type="string">
            <text:p>Punches - Speed - Three Types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5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>
          <table:table-cell table:style-name="ce137" office:value-type="string" calcext:value-type="string">
            <text:p>Punches - Speed - Uppercut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5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>
          <table:table-cell table:style-name="ce137" office:value-type="string" calcext:value-type="string">
            <text:p>Punches - Uppercuts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5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>
          <table:table-cell table:style-name="ce137" office:value-type="string" calcext:value-type="string">
            <text:p>Pushups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5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>
          <table:table-cell table:style-name="ce137" office:value-type="string" calcext:value-type="string">
            <text:p>Pushups - Archer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5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>
          <table:table-cell table:style-name="ce137" office:value-type="string" calcext:value-type="string">
            <text:p>Pushups - Clap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5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>
          <table:table-cell table:style-name="ce137" office:value-type="string" calcext:value-type="string">
            <text:p>Pushups - Crucifix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5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>
          <table:table-cell table:style-name="ce137" office:value-type="string" calcext:value-type="string">
            <text:p>Pushups - Diamond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5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>
          <table:table-cell table:style-name="ce137" office:value-type="string" calcext:value-type="string">
            <text:p>Pushups - Dive-Bomb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5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>
          <table:table-cell table:style-name="ce137" office:value-type="string" calcext:value-type="string">
            <text:p>Pushups - Explosive Staggered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5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>
          <table:table-cell table:style-name="ce137" office:value-type="string" calcext:value-type="string">
            <text:p>Pushups - Extended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5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>
          <table:table-cell table:style-name="ce137" office:value-type="string" calcext:value-type="string">
            <text:p>Pushups - Fingertips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5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>
          <table:table-cell table:style-name="ce137" office:value-type="string" calcext:value-type="string">
            <text:p>Pushups - Frog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5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>
          <table:table-cell table:style-name="ce137" office:value-type="string" calcext:value-type="string">
            <text:p>Pushups - Handstand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5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>
          <table:table-cell table:style-name="ce137" office:value-type="string" calcext:value-type="string">
            <text:p>Pushups - Narrow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5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>
          <table:table-cell table:style-name="ce137" office:value-type="string" calcext:value-type="string">
            <text:p>Pushups - Pseudo Planche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5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>
          <table:table-cell table:style-name="ce137" office:value-type="string" calcext:value-type="string">
            <text:p>Pushups - Reverse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5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>
          <table:table-cell table:style-name="ce137" office:value-type="string" calcext:value-type="string">
            <text:p>Pushups - Reverse Hand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5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>
          <table:table-cell table:style-name="ce137" office:value-type="string" calcext:value-type="string">
            <text:p>Pushups - Single Arm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5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>
          <table:table-cell table:style-name="ce137" office:value-type="string" calcext:value-type="string">
            <text:p>Pushups - Slow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5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>
          <table:table-cell table:style-name="ce137" office:value-type="string" calcext:value-type="string">
            <text:p>Pushups - Spiderman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5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>
          <table:table-cell table:style-name="ce137" office:value-type="string" calcext:value-type="string">
            <text:p>Pushups - Staggered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5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>
          <table:table-cell table:style-name="ce137" office:value-type="string" calcext:value-type="string">
            <text:p>Pushups - Typewriter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5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>
          <table:table-cell table:style-name="ce137" office:value-type="string" calcext:value-type="string">
            <text:p>Pushups - Walkout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5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>
          <table:table-cell table:style-name="ce137" office:value-type="string" calcext:value-type="string">
            <text:p>Pushups - Wide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5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>
          <table:table-cell table:style-name="ce137" office:value-type="string" calcext:value-type="string">
            <text:p>Pushups w/ Foot Tap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5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>
          <table:table-cell table:style-name="ce137" office:value-type="string" calcext:value-type="string">
            <text:p>Pushups w/ Torso Rotation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5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>
          <table:table-cell table:style-name="ce137" office:value-type="string" calcext:value-type="string">
            <text:p>Reach Up Toe Taps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5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>
          <table:table-cell table:style-name="ce137" office:value-type="string" calcext:value-type="string">
            <text:p>Rolls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5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>
          <table:table-cell table:style-name="ce137" office:value-type="string" calcext:value-type="string">
            <text:p>Rowing Machine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39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5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>
          <table:table-cell table:style-name="ce137" office:value-type="string" calcext:value-type="string">
            <text:p>Rows - Bent Over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5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>
          <table:table-cell table:style-name="ce137" office:value-type="string" calcext:value-type="string">
            <text:p>Rows - High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5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>
          <table:table-cell table:style-name="ce137" office:value-type="string" calcext:value-type="string">
            <text:p>Rows - Low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5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>
          <table:table-cell table:style-name="ce137" office:value-type="string" calcext:value-type="string">
            <text:p>Rows - Middle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5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>
          <table:table-cell table:style-name="ce137" office:value-type="string" calcext:value-type="string">
            <text:p>Rows - Renegade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5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>
          <table:table-cell table:style-name="ce137" office:value-type="string" calcext:value-type="string">
            <text:p>Running Knee Taps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39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5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>
          <table:table-cell table:style-name="ce137" office:value-type="string" calcext:value-type="string">
            <text:p>Russian Twists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5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>
          <table:table-cell table:style-name="ce137" office:value-type="string" calcext:value-type="string">
            <text:p>Scaption Raise (Perpendicular <text:s/>to Floor 30 Degree Front Raise)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5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>
          <table:table-cell table:style-name="ce137" office:value-type="string" calcext:value-type="string">
            <text:p>Scissor Toe Tap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5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>
          <table:table-cell table:style-name="ce137" office:value-type="string" calcext:value-type="string">
            <text:p>Seated Scissor Kicks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5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>
          <table:table-cell table:style-name="ce137" office:value-type="string" calcext:value-type="string">
            <text:p>Shadow Box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39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5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>
          <table:table-cell table:style-name="ce137" office:value-type="string" calcext:value-type="string">
            <text:p>Shake Weight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5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>
          <table:table-cell table:style-name="ce137" office:value-type="string" calcext:value-type="string">
            <text:p>Shrimps - Side to Side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5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>
          <table:table-cell table:style-name="ce137" office:value-type="string" calcext:value-type="string">
            <text:p>Shrugs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5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>
          <table:table-cell table:style-name="ce137" office:value-type="string" calcext:value-type="string">
            <text:p>Side Bend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5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>
          <table:table-cell table:style-name="ce137" office:value-type="string" calcext:value-type="string">
            <text:p>Situps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5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>
          <table:table-cell table:style-name="ce137" office:value-type="string" calcext:value-type="string">
            <text:p>Skaters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39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5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>
          <table:table-cell table:style-name="ce137" office:value-type="string" calcext:value-type="string">
            <text:p>Skull Crusher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5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>
          <table:table-cell table:style-name="ce137" office:value-type="string" calcext:value-type="string">
            <text:p>Sledgehammer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5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>
          <table:table-cell table:style-name="ce137" office:value-type="string" calcext:value-type="string">
            <text:p>Spear Throws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5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>
          <table:table-cell table:style-name="ce137" office:value-type="string" calcext:value-type="string">
            <text:p>Spear Thrusts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5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>
          <table:table-cell table:style-name="ce137" office:value-type="string" calcext:value-type="string">
            <text:p>Squats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5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>
          <table:table-cell table:style-name="ce137" office:value-type="string" calcext:value-type="string">
            <text:p>Squats - Cossack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5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>
          <table:table-cell table:style-name="ce137" office:value-type="string" calcext:value-type="string">
            <text:p>Squats - Goblet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5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>
          <table:table-cell table:style-name="ce137" office:value-type="string" calcext:value-type="string">
            <text:p>Squats - Pistol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5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>
          <table:table-cell table:style-name="ce137" office:value-type="string" calcext:value-type="string">
            <text:p>Squats - Plie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5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>
          <table:table-cell table:style-name="ce137" office:value-type="string" calcext:value-type="string">
            <text:p>Squats - Shrimp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5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>
          <table:table-cell table:style-name="ce137" office:value-type="string" calcext:value-type="string">
            <text:p>Squats - Side Walk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5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>
          <table:table-cell table:style-name="ce137" office:value-type="string" calcext:value-type="string">
            <text:p>Squats - Single Leg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5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>
          <table:table-cell table:style-name="ce137" office:value-type="string" calcext:value-type="string">
            <text:p>Squats - Surrenders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5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>
          <table:table-cell table:style-name="ce137" office:value-type="string" calcext:value-type="string">
            <text:p>Squats - Wide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5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>
          <table:table-cell table:style-name="ce137" office:value-type="string" calcext:value-type="string">
            <text:p>Squats w/ Hip Abduction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5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>
          <table:table-cell table:style-name="ce137" office:value-type="string" calcext:value-type="string">
            <text:p>Squats w/ Overhead Press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5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>
          <table:table-cell table:style-name="ce137" office:value-type="string" calcext:value-type="string">
            <text:p>Squats w/ Overhead Toss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5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>
          <table:table-cell table:style-name="ce137" office:value-type="string" calcext:value-type="string">
            <text:p>Squats w/ Punches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5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>
          <table:table-cell table:style-name="ce137" office:value-type="string" calcext:value-type="string">
            <text:p>Squats w/ Throw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39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5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>
          <table:table-cell table:style-name="ce137" office:value-type="string" calcext:value-type="string">
            <text:p>Star Jumpers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39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5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>
          <table:table-cell table:style-name="ce137" office:value-type="string" calcext:value-type="string">
            <text:p>Step-ups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39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5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>
          <table:table-cell table:style-name="ce137" office:value-type="string" calcext:value-type="string">
            <text:p>Supermans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5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>
          <table:table-cell table:style-name="ce137" office:value-type="string" calcext:value-type="string">
            <text:p>Supermans - Alternating Arm Leg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5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>
          <table:table-cell table:style-name="ce137" office:value-type="string" calcext:value-type="string">
            <text:p>Swimmers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5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>
          <table:table-cell table:style-name="ce137" office:value-type="string" calcext:value-type="string">
            <text:p>Tricep Extension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5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>
          <table:table-cell table:style-name="ce137" office:value-type="string" calcext:value-type="string">
            <text:p>Tricep Kickbacks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5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>
          <table:table-cell table:style-name="ce137" office:value-type="string" calcext:value-type="string">
            <text:p>Turkish Get Up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5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>
          <table:table-cell table:style-name="ce137" office:value-type="string" calcext:value-type="string">
            <text:p>V-Up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5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>
          <table:table-cell table:style-name="ce137" office:value-type="string" calcext:value-type="string">
            <text:p>V-Up - Tuck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5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>
          <table:table-cell table:style-name="ce137" office:value-type="string" calcext:value-type="string">
            <text:p>Wall Sit w/ Rotation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5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>
          <table:table-cell table:style-name="ce137" office:value-type="string" calcext:value-type="string">
            <text:p>Wall Sits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5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>
          <table:table-cell table:style-name="ce137" office:value-type="string" calcext:value-type="string">
            <text:p>Windmill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5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>
          <table:table-cell table:style-name="ce137" office:value-type="string" calcext:value-type="string">
            <text:p>Wood Chop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5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>
          <table:table-cell table:style-name="ce137" office:value-type="string" calcext:value-type="string">
            <text:p>Wrist Curl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5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>
          <table:table-cell table:style-name="ce140" office:value-type="string" calcext:value-type="string">
            <text:p>Wrist Curl - Reverse</text:p>
          </table:table-cell>
          <table:table-cell table:style-name="ce139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39" table:formula="of:=TRUE()" office:value-type="float" office:value="1" calcext:value-type="float">
            <text:p>1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2" table:formula="of:=FALSE()" office:value-type="float" office:value="0" calcext:value-type="float">
            <text:p>0</text:p>
          </table:table-cell>
          <table:table-cell table:style-name="ce145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 table:number-rows-repeated="9">
          <table:table-cell table:style-name="ce141" table:number-columns-repeated="8"/>
          <table:table-cell table:style-name="ce142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>
          <table:table-cell table:style-name="ce142" table:number-columns-repeated="9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 table:number-rows-repeated="3">
          <table:table-cell table:style-name="ce139"/>
          <table:table-cell table:style-name="ce142" table:number-columns-repeated="8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>
          <table:table-cell table:style-name="ce139"/>
          <table:table-cell table:style-name="ce142" table:number-columns-repeated="8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 table:number-rows-repeated="6">
          <table:table-cell table:style-name="ce139"/>
          <table:table-cell table:style-name="ce142" table:number-columns-repeated="8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>
          <table:table-cell table:style-name="ce139"/>
          <table:table-cell table:style-name="ce142" table:number-columns-repeated="8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>
          <table:table-cell table:style-name="ce139"/>
          <table:table-cell table:style-name="ce142" table:number-columns-repeated="8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>
          <table:table-cell table:style-name="ce139"/>
          <table:table-cell table:style-name="ce142" table:number-columns-repeated="8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>
          <table:table-cell table:style-name="ce139"/>
          <table:table-cell table:style-name="ce142" table:number-columns-repeated="8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 table:number-rows-repeated="2">
          <table:table-cell table:style-name="ce139"/>
          <table:table-cell table:style-name="ce142" table:number-columns-repeated="8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 table:number-rows-repeated="2">
          <table:table-cell table:style-name="ce139"/>
          <table:table-cell table:style-name="ce142" table:number-columns-repeated="8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 table:number-rows-repeated="2">
          <table:table-cell table:style-name="ce139"/>
          <table:table-cell table:style-name="ce142" table:number-columns-repeated="8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>
          <table:table-cell table:style-name="ce139"/>
          <table:table-cell table:style-name="ce142" table:number-columns-repeated="8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 table:number-rows-repeated="2">
          <table:table-cell table:style-name="ce139"/>
          <table:table-cell table:style-name="ce142" table:number-columns-repeated="8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>
          <table:table-cell table:style-name="ce139"/>
          <table:table-cell table:style-name="ce142" table:number-columns-repeated="8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 table:number-rows-repeated="3">
          <table:table-cell table:style-name="ce139"/>
          <table:table-cell table:style-name="ce142" table:number-columns-repeated="8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>
          <table:table-cell table:style-name="ce139"/>
          <table:table-cell table:style-name="ce142" table:number-columns-repeated="8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 table:number-rows-repeated="3">
          <table:table-cell table:style-name="ce139"/>
          <table:table-cell table:style-name="ce142" table:number-columns-repeated="8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>
          <table:table-cell table:style-name="ce139"/>
          <table:table-cell table:style-name="ce142" table:number-columns-repeated="8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>
          <table:table-cell table:style-name="ce139"/>
          <table:table-cell table:style-name="ce142" table:number-columns-repeated="8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>
          <table:table-cell table:style-name="ce139"/>
          <table:table-cell table:style-name="ce142" table:number-columns-repeated="8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 table:number-rows-repeated="14">
          <table:table-cell table:style-name="ce139"/>
          <table:table-cell table:style-name="ce142" table:number-columns-repeated="8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>
          <table:table-cell table:style-name="ce139"/>
          <table:table-cell table:style-name="ce142" table:number-columns-repeated="8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>
          <table:table-cell table:style-name="ce139"/>
          <table:table-cell table:style-name="ce142" table:number-columns-repeated="8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>
          <table:table-cell table:style-name="ce139"/>
          <table:table-cell table:style-name="ce142" table:number-columns-repeated="8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 table:number-rows-repeated="2">
          <table:table-cell table:style-name="ce139"/>
          <table:table-cell table:style-name="ce142" table:number-columns-repeated="8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 table:number-rows-repeated="2">
          <table:table-cell table:style-name="ce139"/>
          <table:table-cell table:style-name="ce142" table:number-columns-repeated="8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>
          <table:table-cell table:style-name="ce139"/>
          <table:table-cell table:style-name="ce142" table:number-columns-repeated="8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>
          <table:table-cell table:style-name="ce139"/>
          <table:table-cell table:style-name="ce142" table:number-columns-repeated="8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>
          <table:table-cell table:style-name="ce139"/>
          <table:table-cell table:style-name="ce142" table:number-columns-repeated="8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>
          <table:table-cell table:style-name="ce139"/>
          <table:table-cell table:style-name="ce142" table:number-columns-repeated="8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>
          <table:table-cell table:style-name="ce139"/>
          <table:table-cell table:style-name="ce142" table:number-columns-repeated="8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 table:number-rows-repeated="3">
          <table:table-cell table:style-name="ce139"/>
          <table:table-cell table:style-name="ce142" table:number-columns-repeated="8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 table:number-rows-repeated="2">
          <table:table-cell table:style-name="ce139"/>
          <table:table-cell table:style-name="ce142" table:number-columns-repeated="8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 table:number-rows-repeated="2">
          <table:table-cell table:style-name="ce139"/>
          <table:table-cell table:style-name="ce142" table:number-columns-repeated="8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 table:number-rows-repeated="2">
          <table:table-cell table:style-name="ce139"/>
          <table:table-cell table:style-name="ce142" table:number-columns-repeated="8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 table:number-rows-repeated="6">
          <table:table-cell table:style-name="ce139"/>
          <table:table-cell table:style-name="ce142" table:number-columns-repeated="8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 table:number-rows-repeated="2">
          <table:table-cell table:style-name="ce139"/>
          <table:table-cell table:style-name="ce142" table:number-columns-repeated="8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 table:number-rows-repeated="2">
          <table:table-cell table:style-name="ce139"/>
          <table:table-cell table:style-name="ce142" table:number-columns-repeated="8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 table:number-rows-repeated="2">
          <table:table-cell table:style-name="ce139"/>
          <table:table-cell table:style-name="ce142" table:number-columns-repeated="8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 table:number-rows-repeated="2">
          <table:table-cell table:style-name="ce139"/>
          <table:table-cell table:style-name="ce142" table:number-columns-repeated="8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 table:number-rows-repeated="2">
          <table:table-cell table:style-name="ce139"/>
          <table:table-cell table:style-name="ce142" table:number-columns-repeated="8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>
          <table:table-cell table:style-name="ce139"/>
          <table:table-cell table:style-name="ce142" table:number-columns-repeated="8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>
          <table:table-cell table:style-name="ce139"/>
          <table:table-cell table:style-name="ce142" table:number-columns-repeated="8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 table:number-rows-repeated="27">
          <table:table-cell table:style-name="ce139"/>
          <table:table-cell table:style-name="ce142" table:number-columns-repeated="8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>
          <table:table-cell table:style-name="ce139"/>
          <table:table-cell table:style-name="ce142" table:number-columns-repeated="8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>
          <table:table-cell table:style-name="ce139"/>
          <table:table-cell table:style-name="ce142" table:number-columns-repeated="8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>
          <table:table-cell table:style-name="ce139"/>
          <table:table-cell table:style-name="ce142" table:number-columns-repeated="8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 table:number-rows-repeated="2">
          <table:table-cell table:style-name="ce139"/>
          <table:table-cell table:style-name="ce142" table:number-columns-repeated="8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>
          <table:table-cell table:style-name="ce139"/>
          <table:table-cell table:style-name="ce142" table:number-columns-repeated="8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 table:number-rows-repeated="3">
          <table:table-cell table:style-name="ce139"/>
          <table:table-cell table:style-name="ce142" table:number-columns-repeated="8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 table:number-rows-repeated="561">
          <table:table-cell table:style-name="ce142" table:number-columns-repeated="9"/>
          <table:table-cell table:style-name="ce141" table:number-columns-repeated="8"/>
          <table:table-cell table:style-name="ce142" table:number-columns-repeated="16"/>
          <table:table-cell table:number-columns-repeated="991"/>
        </table:table-row>
        <table:table-row table:style-name="ro1" table:number-rows-repeated="9">
          <table:table-cell table:style-name="ce142" table:number-columns-repeated="33"/>
          <table:table-cell table:number-columns-repeated="991"/>
        </table:table-row>
        <table:table-row table:style-name="ro2" table:number-rows-repeated="104761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Table_1" table:target-range-address="Steps.A1:Steps.B1507"/>
        <table:database-range table:name="Table_2" table:target-range-address="Steps.C5:Steps.F22" table:contains-header="false"/>
        <table:database-range table:name="Table_3" table:target-range-address="Cardio.A1:Cardio.E1000"/>
        <table:database-range table:name="Table_4" table:target-range-address="Cardio.G5:Cardio.J6"/>
        <table:database-range table:name="Table_5" table:target-range-address="Exercise.D5:Exercise.J22" table:contains-header="false"/>
        <table:database-range table:name="Table_6" table:target-range-address="Exercise.A1:Exercise.C1507"/>
        <table:database-range table:name="Table_7" table:target-range-address="'Exercise List'.I1:'Exercise List'.Q44" table:contains-header="false"/>
        <table:database-range table:name="Table_8" table:target-range-address="'Exercise List'.A1:'Exercise List'.H253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Verdana" svg:font-family="Verdan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transparent"/>
      <style:text-properties fo:color="#38761d"/>
    </style:style>
    <style:style style:name="ConditionalStyle_5f_2" style:display-name="ConditionalStyle_2" style:family="table-cell" style:parent-style-name="Default">
      <style:table-cell-properties fo:background-color="#6aa84f"/>
      <style:text-properties fo:color="#6aa84f"/>
    </style:style>
    <style:style style:name="ConditionalStyle_5f_3" style:display-name="ConditionalStyle_3" style:family="table-cell" style:parent-style-name="Default">
      <style:table-cell-properties fo:background-color="#00ffff"/>
    </style:style>
    <style:style style:name="ConditionalStyle_5f_4" style:display-name="ConditionalStyle_4" style:family="table-cell" style:parent-style-name="Default">
      <style:table-cell-properties fo:background-color="#ff9900"/>
    </style:style>
    <style:style style:name="ConditionalStyle_5f_11" style:display-name="ConditionalStyle_11" style:family="table-cell" style:parent-style-name="Default">
      <style:table-cell-properties fo:background-color="#0000ff"/>
      <style:text-properties fo:color="#ffff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Warmup" style:display-name="PageStyle_Warmu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eps" style:display-name="PageStyle_Step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rdio" style:display-name="PageStyle_Cardi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ercise" style:display-name="PageStyle_Exercis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ercise_20_List" style:display-name="PageStyle_Exercise Lis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" meta:cell-count="6639" meta:object-count="0"/>
    <meta:generator>LibreOfficeDev/6.0.5.2$Linux_X86_64 LibreOffice_project/</meta:generator>
  </office:meta>
</office:document-meta>
</file>